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0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2.02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INTESTAZIONE">
      <style:table-cell-properties style:cell-protect="protected formula-hidden" style:print-content="false"/>
    </style:style>
    <style:style style:name="ce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cell-protect="protected formula-hidden" style:print-content="false"/>
    </style:style>
    <style:style style:name="ce6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8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9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10" style:family="table-cell" style:parent-style-name="GIRONE_5f_A">
      <style:table-cell-properties style:cell-protect="protected formula-hidden" style:print-content="false" fo:border="0.06pt solid #000000"/>
    </style:style>
    <style:style style:name="ce11" style:family="table-cell" style:parent-style-name="GIRONE_5f_B">
      <style:table-cell-properties style:cell-protect="protected formula-hidden" style:print-content="false" fo:border="0.06pt solid #000000"/>
    </style:style>
    <style:style style:name="ce12" style:family="table-cell" style:parent-style-name="GIRONE_5f_C">
      <style:table-cell-properties style:cell-protect="protected formula-hidden" style:print-content="false" fo:border="0.06pt solid #000000"/>
    </style:style>
    <style:style style:name="ce13" style:family="table-cell" style:parent-style-name="GIRONE_5f_D">
      <style:table-cell-properties style:cell-protect="protected formula-hidden" style:print-content="false" fo:border="0.06pt solid #000000"/>
    </style:style>
    <style:style style:name="ce14" style:family="table-cell" style:parent-style-name="GIRONE_5f_E">
      <style:table-cell-properties style:cell-protect="protected formula-hidden" style:print-content="false" fo:border="0.06pt solid #000000"/>
    </style:style>
    <style:style style:name="ce15" style:family="table-cell" style:parent-style-name="GIRONE_5f_F">
      <style:table-cell-properties style:cell-protect="protected formula-hidden" style:print-content="false" fo:border="0.06pt solid #000000"/>
    </style:style>
    <style:style style:name="ce16" style:family="table-cell" style:parent-style-name="GIRONE_5f_G">
      <style:table-cell-properties style:cell-protect="protected formula-hidden" style:print-content="false" fo:border="0.06pt solid #000000"/>
    </style:style>
    <style:style style:name="ce17" style:family="table-cell" style:parent-style-name="GIRONE_5f_H">
      <style:table-cell-properties style:cell-protect="protected formula-hidden" style:print-content="false" fo:border="0.06pt solid #000000"/>
    </style:style>
    <style:style style:name="ce18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19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32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33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3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3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3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3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42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44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4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48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49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50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51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52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58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59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0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61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62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3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68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69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70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7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73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7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79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8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8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84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85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86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87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88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89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3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6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101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6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09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10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11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112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3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14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5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16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7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9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2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2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3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3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3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35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36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138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13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40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1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2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44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60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6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6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7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6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70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71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7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76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77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78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2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83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187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OUTPUT_CALENDARIO_E_CLASSIFICHE_GIRONI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OUTPUT_CALENDARIO_E_CLASSIFICHE_GIRONI.B5"/>
    </style:style>
    <style:style style:name="ce192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OUTPUT_CALENDARIO_E_CLASSIFICHE_GIRONI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OUTPUT_CALENDARIO_E_CLASSIFICHE_GIRONI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OUTPUT_CALENDARIO_E_CLASSIFICHE_GIRONI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OUTPUT_CALENDARIO_E_CLASSIFICHE_GIRONI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OUTPUT_CALENDARIO_E_CLASSIFICHE_GIRONI.J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8" style:base-cell-address="OUTPUT_CALENDARIO_E_CLASSIFICHE_GIRONI.J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6" style:base-cell-address="OUTPUT_CALENDARIO_E_CLASSIFICHE_GIRONI.J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OUTPUT_CALENDARIO_E_CLASSIFICHE_GIRONI.J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OUTPUT_CALENDARIO_E_CLASSIFICHE_GIRONI.J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1" style:base-cell-address="OUTPUT_CALENDARIO_E_CLASSIFICHE_GIRONI.J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9" style:base-cell-address="OUTPUT_CALENDARIO_E_CLASSIFICHE_GIRONI.J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OUTPUT_CALENDARIO_E_CLASSIFICHE_GIRONI.J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OUTPUT_CALENDARIO_E_CLASSIFICHE_GIRONI.J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4" style:base-cell-address="OUTPUT_CALENDARIO_E_CLASSIFICHE_GIRONI.J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2" style:base-cell-address="OUTPUT_CALENDARIO_E_CLASSIFICHE_GIRONI.J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OUTPUT_CALENDARIO_E_CLASSIFICHE_GIRONI.J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OUTPUT_CALENDARIO_E_CLASSIFICHE_GIRONI.J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7" style:base-cell-address="OUTPUT_CALENDARIO_E_CLASSIFICHE_GIRONI.J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5" style:base-cell-address="OUTPUT_CALENDARIO_E_CLASSIFICHE_GIRONI.J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OUTPUT_CALENDARIO_E_CLASSIFICHE_GIRONI.J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OUTPUT_CALENDARIO_E_CLASSIFICHE_GIRONI.J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OUTPUT_CALENDARIO_E_CLASSIFICHE_GIRONI.J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OUTPUT_CALENDARIO_E_CLASSIFICHE_GIRONI.J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34" style:base-cell-address="OUTPUT_CALENDARIO_E_CLASSIFICHE_GIRONI.J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OUTPUT_CALENDARIO_E_CLASSIFICHE_GIRONI.J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OUTPUT_CALENDARIO_E_CLASSIFICHE_GIRONI.J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0" style:base-cell-address="OUTPUT_CALENDARIO_E_CLASSIFICHE_GIRONI.J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9" style:base-cell-address="OUTPUT_CALENDARIO_E_CLASSIFICHE_GIRONI.J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OUTPUT_CALENDARIO_E_CLASSIFICHE_GIRONI.J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OUTPUT_CALENDARIO_E_CLASSIFICHE_GIRONI.J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1" style:base-cell-address="OUTPUT_CALENDARIO_E_CLASSIFICHE_GIRONI.J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4" style:base-cell-address="OUTPUT_CALENDARIO_E_CLASSIFICHE_GIRONI.J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" style:base-cell-address="OUTPUT_CALENDARIO_E_CLASSIFICHE_GIRONI.J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OUTPUT_CALENDARIO_E_CLASSIFICHE_GIRONI.J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OUTPUT_CALENDARIO_E_CLASSIFICHE_GIRONI.K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27" style:base-cell-address="OUTPUT_CALENDARIO_E_CLASSIFICHE_GIRONI.K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8" style:base-cell-address="OUTPUT_CALENDARIO_E_CLASSIFICHE_GIRONI.K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9" style:base-cell-address="OUTPUT_CALENDARIO_E_CLASSIFICHE_GIRONI.K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OUTPUT_CALENDARIO_E_CLASSIFICHE_GIRONI.K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6" style:base-cell-address="OUTPUT_CALENDARIO_E_CLASSIFICHE_GIRONI.K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7" style:base-cell-address="OUTPUT_CALENDARIO_E_CLASSIFICHE_GIRONI.K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8" style:base-cell-address="OUTPUT_CALENDARIO_E_CLASSIFICHE_GIRONI.K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OUTPUT_CALENDARIO_E_CLASSIFICHE_GIRONI.K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5" style:base-cell-address="OUTPUT_CALENDARIO_E_CLASSIFICHE_GIRONI.K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6" style:base-cell-address="OUTPUT_CALENDARIO_E_CLASSIFICHE_GIRONI.K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7" style:base-cell-address="OUTPUT_CALENDARIO_E_CLASSIFICHE_GIRONI.K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OUTPUT_CALENDARIO_E_CLASSIFICHE_GIRONI.K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4" style:base-cell-address="OUTPUT_CALENDARIO_E_CLASSIFICHE_GIRONI.K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5" style:base-cell-address="OUTPUT_CALENDARIO_E_CLASSIFICHE_GIRONI.K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6" style:base-cell-address="OUTPUT_CALENDARIO_E_CLASSIFICHE_GIRONI.K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OUTPUT_CALENDARIO_E_CLASSIFICHE_GIRONI.J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5" style:base-cell-address="OUTPUT_CALENDARIO_E_CLASSIFICHE_GIRONI.K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4" style:base-cell-address="OUTPUT_CALENDARIO_E_CLASSIFICHE_GIRONI.K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5" style:base-cell-address="OUTPUT_CALENDARIO_E_CLASSIFICHE_GIRONI.K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OUTPUT_CALENDARIO_E_CLASSIFICHE_GIRONI.K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OUTPUT_CALENDARIO_E_CLASSIFICHE_GIRONI.K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1" style:base-cell-address="OUTPUT_CALENDARIO_E_CLASSIFICHE_GIRONI.K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2" style:base-cell-address="OUTPUT_CALENDARIO_E_CLASSIFICHE_GIRONI.K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0" style:base-cell-address="OUTPUT_CALENDARIO_E_CLASSIFICHE_GIRONI.K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" style:base-cell-address="OUTPUT_CALENDARIO_E_CLASSIFICHE_GIRONI.K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" style:base-cell-address="OUTPUT_CALENDARIO_E_CLASSIFICHE_GIRONI.K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OUTPUT_CALENDARIO_E_CLASSIFICHE_GIRONI.L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4" style:base-cell-address="OUTPUT_CALENDARIO_E_CLASSIFICHE_GIRONI.L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3" style:base-cell-address="OUTPUT_CALENDARIO_E_CLASSIFICHE_GIRONI.L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OUTPUT_CALENDARIO_E_CLASSIFICHE_GIRONI.L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3" style:base-cell-address="OUTPUT_CALENDARIO_E_CLASSIFICHE_GIRONI.L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2" style:base-cell-address="OUTPUT_CALENDARIO_E_CLASSIFICHE_GIRONI.L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OUTPUT_CALENDARIO_E_CLASSIFICHE_GIRONI.L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2" style:base-cell-address="OUTPUT_CALENDARIO_E_CLASSIFICHE_GIRONI.L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1" style:base-cell-address="OUTPUT_CALENDARIO_E_CLASSIFICHE_GIRONI.L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OUTPUT_CALENDARIO_E_CLASSIFICHE_GIRONI.L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1" style:base-cell-address="OUTPUT_CALENDARIO_E_CLASSIFICHE_GIRONI.L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0" style:base-cell-address="OUTPUT_CALENDARIO_E_CLASSIFICHE_GIRONI.L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OUTPUT_CALENDARIO_E_CLASSIFICHE_GIRONI.J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OUTPUT_CALENDARIO_E_CLASSIFICHE_GIRONI.L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3" style:base-cell-address="OUTPUT_CALENDARIO_E_CLASSIFICHE_GIRONI.L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2" style:base-cell-address="OUTPUT_CALENDARIO_E_CLASSIFICHE_GIRONI.L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OUTPUT_CALENDARIO_E_CLASSIFICHE_GIRONI.L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OUTPUT_CALENDARIO_E_CLASSIFICHE_GIRONI.L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OUTPUT_CALENDARIO_E_CLASSIFICHE_GIRONI.L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OUTPUT_CALENDARIO_E_CLASSIFICHE_GIRONI.L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OUTPUT_CALENDARIO_E_CLASSIFICHE_GIRONI.L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OUTPUT_CALENDARIO_E_CLASSIFICHE_GIRONI.M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OUTPUT_CALENDARIO_E_CLASSIFICHE_GIRONI.M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OUTPUT_CALENDARIO_E_CLASSIFICHE_GIRONI.M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OUTPUT_CALENDARIO_E_CLASSIFICHE_GIRONI.M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OUTPUT_CALENDARIO_E_CLASSIFICHE_GIRONI.M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OUTPUT_CALENDARIO_E_CLASSIFICHE_GIRONI.M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OUTPUT_CALENDARIO_E_CLASSIFICHE_GIRONI.M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OUTPUT_CALENDARIO_E_CLASSIFICHE_GIRONI.M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OUTPUT_CALENDARIO_E_CLASSIFICHE_GIRONI.M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OUTPUT_CALENDARIO_E_CLASSIFICHE_GIRONI.M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OUTPUT_CALENDARIO_E_CLASSIFICHE_GIRONI.N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OUTPUT_CALENDARIO_E_CLASSIFICHE_GIRONI.N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OUTPUT_CALENDARIO_E_CLASSIFICHE_GIRONI.N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OUTPUT_CALENDARIO_E_CLASSIFICHE_GIRONI.N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OUTPUT_CALENDARIO_E_CLASSIFICHE_GIRONI.N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OUTPUT_CALENDARIO_E_CLASSIFICHE_GIRONI.N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OUTPUT_CALENDARIO_E_CLASSIFICHE_GIRONI.N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OUTPUT_CALENDARIO_E_CLASSIFICHE_GIRONI.N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OUTPUT_CALENDARIO_E_CLASSIFICHE_GIRONI.N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OUTPUT_CALENDARIO_E_CLASSIFICHE_GIRONI.N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OUTPUT_CALENDARIO_E_CLASSIFICHE_GIRONI.J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OUTPUT_CALENDARIO_E_CLASSIFICHE_GIRONI.K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OUTPUT_CALENDARIO_E_CLASSIFICHE_GIRONI.L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OUTPUT_CALENDARIO_E_CLASSIFICHE_GIRONI.N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OUTPUT_CALENDARIO_E_CLASSIFICHE_GIRONI.N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OUTPUT_CALENDARIO_E_CLASSIFICHE_GIRONI.K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OUTPUT_CALENDARIO_E_CLASSIFICHE_GIRONI.L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OUTPUT_CALENDARIO_E_CLASSIFICHE_GIRONI.N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OUTPUT_CALENDARIO_E_CLASSIFICHE_GIRONI.N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OUTPUT_CALENDARIO_E_CLASSIFICHE_GIRONI.K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OUTPUT_CALENDARIO_E_CLASSIFICHE_GIRONI.L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OUTPUT_CALENDARIO_E_CLASSIFICHE_GIRONI.N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OUTPUT_CALENDARIO_E_CLASSIFICHE_GIRONI.N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OUTPUT_CALENDARIO_E_CLASSIFICHE_GIRONI.J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OUTPUT_CALENDARIO_E_CLASSIFICHE_GIRONI.K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OUTPUT_CALENDARIO_E_CLASSIFICHE_GIRONI.L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OUTPUT_CALENDARIO_E_CLASSIFICHE_GIRONI.N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OUTPUT_CALENDARIO_E_CLASSIFICHE_GIRONI.N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OUTPUT_CALENDARIO_E_CLASSIFICHE_GIRONI.J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OUTPUT_CALENDARIO_E_CLASSIFICHE_GIRONI.J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OUTPUT_CALENDARIO_E_CLASSIFICHE_GIRONI.L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OUTPUT_CALENDARIO_E_CLASSIFICHE_GIRONI.N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OUTPUT_CALENDARIO_E_CLASSIFICHE_GIRONI.N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OUTPUT_CALENDARIO_E_CLASSIFICHE_GIRONI.K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OUTPUT_CALENDARIO_E_CLASSIFICHE_GIRONI.K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OUTPUT_CALENDARIO_E_CLASSIFICHE_GIRONI.L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OUTPUT_CALENDARIO_E_CLASSIFICHE_GIRONI.L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OUTPUT_CALENDARIO_E_CLASSIFICHE_GIRONI.L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OUTPUT_CALENDARIO_E_CLASSIFICHE_GIRONI.L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OUTPUT_CALENDARIO_E_CLASSIFICHE_GIRONI.L42"/>
    </style:style>
    <style:style style:name="ce679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3" style:family="table-cell" style:parent-style-name="Default">
      <style:table-cell-properties style:cell-protect="protected formula-hidden" style:print-content="true"/>
    </style:style>
    <style:style style:name="ce6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OUTPUT_TABELLONE_PRINCIPALE.B10"/>
    </style:style>
    <style:style style:name="ce71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OUTPUT_TABELLONE_PRINCIPALE.B11"/>
    </style:style>
    <style:style style:name="ce70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OUTPUT_TABELLONE_PRINCIPALE.B14"/>
      <style:map style:condition="is-true-formula(IF([.$AU15]=#REF!;1;0))" style:apply-style-name="ConditionalStyle_5f_212" style:base-cell-address="OUTPUT_TABELLONE_PRINCIPALE.B14"/>
    </style:style>
    <style:style style:name="ce7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OUTPUT_TABELLONE_PRINCIPALE.B15"/>
      <style:map style:condition="is-true-formula(IF([.$AU14]=#REF!;1;0))" style:apply-style-name="ConditionalStyle_5f_218" style:base-cell-address="OUTPUT_TABELLONE_PRINCIPALE.B15"/>
    </style:style>
    <style:style style:name="ce7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OUTPUT_TABELLONE_PRINCIPALE.B19"/>
      <style:map style:condition="is-true-formula(IF([.$AU18]=#REF!;1;0))" style:apply-style-name="ConditionalStyle_5f_210" style:base-cell-address="OUTPUT_TABELLONE_PRINCIPALE.B19"/>
    </style:style>
    <style:style style:name="ce72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OUTPUT_TABELLONE_PRINCIPALE.B23"/>
      <style:map style:condition="is-true-formula(IF([.$AU22]=#REF!;1;0))" style:apply-style-name="ConditionalStyle_5f_197" style:base-cell-address="OUTPUT_TABELLONE_PRINCIPALE.B23"/>
    </style:style>
    <style:style style:name="ce72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OUTPUT_TABELLONE_PRINCIPALE.B27"/>
      <style:map style:condition="is-true-formula(IF([.$AU26]=#REF!;1;0))" style:apply-style-name="ConditionalStyle_5f_214" style:base-cell-address="OUTPUT_TABELLONE_PRINCIPALE.B27"/>
    </style:style>
    <style:style style:name="ce71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OUTPUT_TABELLONE_PRINCIPALE.B35"/>
      <style:map style:condition="is-true-formula(IF([.$AU34]=#REF!;1;0))" style:apply-style-name="ConditionalStyle_5f_216" style:base-cell-address="OUTPUT_TABELLONE_PRINCIPALE.B35"/>
    </style:style>
    <style:style style:name="ce73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OUTPUT_TABELLONE_PRINCIPALE.B37"/>
      <style:map style:condition="is-true-formula(IF([#REF!]=#REF!;1;0))" style:apply-style-name="ConditionalStyle_5f_195" style:base-cell-address="OUTPUT_TABELLONE_PRINCIPALE.B37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OUTPUT_TABELLONE_PRINCIPALE.C10"/>
    </style:style>
    <style:style style:name="ce74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OUTPUT_TABELLONE_PRINCIPALE.C11"/>
    </style:style>
    <style:style style:name="ce73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OUTPUT_TABELLONE_PRINCIPALE.C11"/>
    </style:style>
    <style:style style:name="ce74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OUTPUT_TABELLONE_PRINCIPALE.C11"/>
    </style:style>
    <style:style style:name="ce75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OUTPUT_TABELLONE_PRINCIPALE.C10"/>
    </style:style>
    <style:style style:name="ce75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5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OUTPUT_TABELLONE_PRINCIPALE.G12"/>
    </style:style>
    <style:style style:name="ce7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OUTPUT_TABELLONE_PRINCIPALE.G13"/>
    </style:style>
    <style:style style:name="ce79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OUTPUT_TABELLONE_PRINCIPALE.G21"/>
    </style:style>
    <style:style style:name="ce8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OUTPUT_TABELLONE_PRINCIPALE.G29"/>
    </style:style>
    <style:style style:name="ce80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OUTPUT_TABELLONE_PRINCIPALE.G37"/>
    </style:style>
    <style:style style:name="ce80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OUTPUT_TABELLONE_PRINCIPALE.H12"/>
    </style:style>
    <style:style style:name="ce80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OUTPUT_TABELLONE_PRINCIPALE.H13"/>
    </style:style>
    <style:style style:name="ce7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OUTPUT_TABELLONE_PRINCIPALE.H20"/>
    </style:style>
    <style:style style:name="ce80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OUTPUT_TABELLONE_PRINCIPALE.H21"/>
    </style:style>
    <style:style style:name="ce8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OUTPUT_TABELLONE_PRINCIPALE.H28"/>
    </style:style>
    <style:style style:name="ce81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OUTPUT_TABELLONE_PRINCIPALE.H29"/>
    </style:style>
    <style:style style:name="ce81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OUTPUT_TABELLONE_PRINCIPALE.H36"/>
    </style:style>
    <style:style style:name="ce81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OUTPUT_TABELLONE_PRINCIPALE.H37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OUTPUT_TABELLONE_PRINCIPALE.L17"/>
    </style:style>
    <style:style style:name="ce81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OUTPUT_TABELLONE_PRINCIPALE.L33"/>
    </style:style>
    <style:style style:name="ce82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OUTPUT_TABELLONE_PRINCIPALE.M16"/>
    </style:style>
    <style:style style:name="ce82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OUTPUT_TABELLONE_PRINCIPALE.M17"/>
    </style:style>
    <style:style style:name="ce82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OUTPUT_TABELLONE_PRINCIPALE.M32"/>
    </style:style>
    <style:style style:name="ce82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OUTPUT_TABELLONE_PRINCIPALE.M33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OUTPUT_TABELLONE_PRINCIPALE.Q24"/>
    </style:style>
    <style:style style:name="ce83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OUTPUT_TABELLONE_PRINCIPALE.R23"/>
    </style:style>
    <style:style style:name="ce83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OUTPUT_TABELLONE_PRINCIPALE.R24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OUTPUT_TABELLONE_PRINCIPALE.S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10" table:default-cell-style-name="ce5"/>
        <table:table-column table:style-name="co3" table:default-cell-style-name="ce5"/>
        <table:table-column table:style-name="co11" table:default-cell-style-name="ce5"/>
        <table:table-column table:style-name="co8" table:number-columns-repeated="2" table:default-cell-style-name="ce5"/>
        <table:table-column table:style-name="co12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66"/>
        <table:table-column table:style-name="co10" table:default-cell-style-name="ce5"/>
        <table:table-column table:style-name="co3" table:default-cell-style-name="ce5"/>
        <table:table-column table:style-name="co17" table:default-cell-style-name="ce5"/>
        <table:table-column table:style-name="co8" table:number-columns-repeated="2" table:default-cell-style-name="ce5"/>
        <table:table-column table:style-name="co12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66"/>
        <table:table-column table:style-name="co10" table:default-cell-style-name="ce5"/>
        <table:table-column table:style-name="co3" table:number-columns-repeated="988" table:default-cell-style-name="ce5"/>
        <table:table-row table:style-name="ro1">
          <table:table-cell table:style-name="ce1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1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ce1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5"/>
          <table:covered-table-cell/>
          <table:table-cell/>
          <table:table-cell table:style-name="ce1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5"/>
          <table:covered-table-cell/>
          <table:table-cell table:number-columns-repeated="98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1" office:value-type="string" calcext:value-type="string">
            <text:p>Valor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8" office:value-type="string" calcext:value-type="string">
            <text:p>Codice</text:p>
          </table:table-cell>
          <table:table-cell table:style-name="ce30" office:value-type="string" calcext:value-type="string">
            <text:p>Nome</text:p>
          </table:table-cell>
          <table:table-cell table:style-name="ce30" office:value-type="string" calcext:value-type="string">
            <text:p>Note</text:p>
          </table:table-cell>
          <table:table-cell table:style-name="ce34" office:value-type="string" calcext:value-type="string">
            <text:p>Girone</text:p>
          </table:table-cell>
          <table:table-cell table:style-name="ce38" office:value-type="string" calcext:value-type="string">
            <text:p>ID Nel Giron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1" office:value-type="string" calcext:value-type="string">
            <text:p>Nome</text:p>
          </table:table-cell>
          <table:table-cell/>
          <table:table-cell table:style-name="ce2" office:value-type="string" calcext:value-type="string">
            <text:p>N.</text:p>
            <text:p>Gara</text:p>
          </table:table-cell>
          <table:table-cell table:style-name="ce34" office:value-type="string" calcext:value-type="string">
            <text:p>Fase</text:p>
          </table:table-cell>
          <table:table-cell table:style-name="ce34" office:value-type="string" calcext:value-type="string">
            <text:p>Girone</text:p>
          </table:table-cell>
          <table:table-cell table:style-name="ce34" office:value-type="string" calcext:value-type="string">
            <text:p>Squadra</text:p>
            <text:p/>
            <text:p>A</text:p>
          </table:table-cell>
          <table:table-cell table:style-name="ce34" office:value-type="string" calcext:value-type="string">
            <text:p>Squadra</text:p>
            <text:p/>
            <text:p>B</text:p>
          </table:table-cell>
          <table:table-cell table:style-name="ce52" office:value-type="string" calcext:value-type="string">
            <text:p>Risultato</text:p>
            <text:p>Squadra</text:p>
            <text:p>A</text:p>
          </table:table-cell>
          <table:table-cell table:style-name="ce52" office:value-type="string" calcext:value-type="string">
            <text:p>Risultato</text:p>
            <text:p>Squadra</text:p>
            <text:p>B</text:p>
          </table:table-cell>
          <table:table-cell table:style-name="ce56" office:value-type="string" calcext:value-type="string">
            <text:p>Data</text:p>
          </table:table-cell>
          <table:table-cell table:style-name="ce56" office:value-type="string" calcext:value-type="string">
            <text:p>Ora</text:p>
          </table:table-cell>
          <table:table-cell table:style-name="ce34" office:value-type="string" calcext:value-type="string">
            <text:p>ID</text:p>
            <text:p>Campo</text:p>
          </table:table-cell>
          <table:table-cell table:style-name="ce21" office:value-type="string" calcext:value-type="string">
            <text:p>Nome Campo</text:p>
          </table:table-cell>
          <table:table-cell/>
          <table:table-cell table:style-name="ce2" office:value-type="string" calcext:value-type="string">
            <text:p>N.</text:p>
            <text:p>Gara</text:p>
          </table:table-cell>
          <table:table-cell table:style-name="ce34" office:value-type="string" calcext:value-type="string">
            <text:p>Fase</text:p>
          </table:table-cell>
          <table:table-cell table:style-name="ce34" office:value-type="string" calcext:value-type="string">
            <text:p>Turno</text:p>
          </table:table-cell>
          <table:table-cell table:style-name="ce34" office:value-type="string" calcext:value-type="string">
            <text:p>Squadra</text:p>
            <text:p/>
            <text:p>A</text:p>
          </table:table-cell>
          <table:table-cell table:style-name="ce34" office:value-type="string" calcext:value-type="string">
            <text:p>Squadra</text:p>
            <text:p/>
            <text:p>B</text:p>
          </table:table-cell>
          <table:table-cell table:style-name="ce52" office:value-type="string" calcext:value-type="string">
            <text:p>Risultato</text:p>
            <text:p>Squadra</text:p>
            <text:p>A</text:p>
          </table:table-cell>
          <table:table-cell table:style-name="ce52" office:value-type="string" calcext:value-type="string">
            <text:p>Risultato</text:p>
            <text:p>Squadra</text:p>
            <text:p>B</text:p>
          </table:table-cell>
          <table:table-cell table:style-name="ce56" office:value-type="string" calcext:value-type="string">
            <text:p>Data</text:p>
          </table:table-cell>
          <table:table-cell table:style-name="ce56" office:value-type="string" calcext:value-type="string">
            <text:p>Ora</text:p>
          </table:table-cell>
          <table:table-cell table:style-name="ce34" office:value-type="string" calcext:value-type="string">
            <text:p>ID</text:p>
            <text:p>Campo</text:p>
          </table:table-cell>
          <table:table-cell table:style-name="ce21" office:value-type="string" calcext:value-type="string">
            <text:p>Nome Campo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NOME_TORNEO</text:p>
          </table:table-cell>
          <table:table-cell table:style-name="ce22" office:value-type="string" calcext:value-type="string">
            <text:p>Torneo dell’Estat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9" table:formula="of:=[.H3]&amp;[.I3]" office:value-type="string" office:string-value="A1" calcext:value-type="string">
            <text:p>A1</text:p>
          </table:table-cell>
          <table:table-cell table:style-name="ce31" office:value-type="string" calcext:value-type="string">
            <text:p>Leoni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2" office:value-type="string" calcext:value-type="string">
            <text:p>Cristo Re 1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7" table:formula="of:=VLOOKUP([.N3];B_PARTITE_GIRONI;2;0)" office:value-type="string" office:string-value="Girone" calcext:value-type="string">
            <text:p>Girone</text:p>
          </table:table-cell>
          <table:table-cell table:style-name="ce47" table:formula="of:=VLOOKUP([.N3];B_PARTITE_GIRONI;3;0)" office:value-type="string" office:string-value="A" calcext:value-type="string">
            <text:p>A</text:p>
          </table:table-cell>
          <table:table-cell table:style-name="ce48" table:formula="of:=VLOOKUP([.N3];B_PARTITE_GIRONI;6;0)" office:value-type="string" office:string-value="Leoni" calcext:value-type="string">
            <text:p>Leoni</text:p>
          </table:table-cell>
          <table:table-cell table:style-name="ce51" table:formula="of:=VLOOKUP([.N3];B_PARTITE_GIRONI;7;0)" office:value-type="string" office:string-value="Pantere" calcext:value-type="string">
            <text:p>Pantere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49" calcext:value-type="float">
            <text:p>49</text:p>
          </table:table-cell>
          <table:table-cell table:style-name="ce57" office:value-type="date" office:date-value="2021-06-07" calcext:value-type="date">
            <text:p>lun 07/06/2021</text:p>
          </table:table-cell>
          <table:table-cell table:style-name="ce60" office:value-type="time" office:time-value="PT16H00M00S" calcext:value-type="time">
            <text:p>16:00</text:p>
          </table:table-cell>
          <table:table-cell table:style-name="ce63" office:value-type="float" office:value="1" calcext:value-type="float">
            <text:p>1</text:p>
          </table:table-cell>
          <table:table-cell table:style-name="ce67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45" office:value-type="float" office:value="49" calcext:value-type="float">
            <text:p>49</text:p>
          </table:table-cell>
          <table:table-cell table:style-name="ce47" table:formula="of:=VLOOKUP([.Z3];B_PARTITE_2A_FASE_PER_NUMERO;2;0)" office:value-type="string" office:string-value="2aFase" calcext:value-type="string">
            <text:p>2aFase</text:p>
          </table:table-cell>
          <table:table-cell table:style-name="ce70" table:formula="of:=VLOOKUP([.Z3];B_PARTITE_2A_FASE_PER_NUMERO;3;0)" office:value-type="string" office:string-value="1-16" calcext:value-type="string">
            <text:p>1-16</text:p>
          </table:table-cell>
          <table:table-cell table:style-name="ce48" table:formula="of:=VLOOKUP([.Z3];B_PARTITE_2A_FASE_PER_NUMERO;6;0)" office:value-type="string" office:string-value="Leoni" calcext:value-type="string">
            <text:p>Leoni</text:p>
          </table:table-cell>
          <table:table-cell table:style-name="ce51" table:formula="of:=VLOOKUP([.Z3];B_PARTITE_2A_FASE_PER_NUMERO;7;0)" office:value-type="string" office:string-value="Elefanti" calcext:value-type="string">
            <text:p>Elefanti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46" calcext:value-type="float">
            <text:p>46</text:p>
          </table:table-cell>
          <table:table-cell table:style-name="ce57" office:value-type="date" office:date-value="2021-06-10" calcext:value-type="date">
            <text:p>gio 10/06/2021</text:p>
          </table:table-cell>
          <table:table-cell table:style-name="ce60" office:value-type="time" office:time-value="PT09H00M00S" calcext:value-type="time">
            <text:p>09:00</text:p>
          </table:table-cell>
          <table:table-cell table:style-name="ce63" office:value-type="float" office:value="1" calcext:value-type="float">
            <text:p>1</text:p>
          </table:table-cell>
          <table:table-cell table:style-name="ce67" table:formula="of:=VLOOKUP([.AI3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>
            <text:p>STAGIONE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29" table:formula="of:=[.H4]&amp;[.I4]" office:value-type="string" office:string-value="A2" calcext:value-type="string">
            <text:p>A2</text:p>
          </table:table-cell>
          <table:table-cell table:style-name="ce32" office:value-type="string" calcext:value-type="string">
            <text:p>Pantere</text:p>
          </table:table-cell>
          <table:table-cell table:style-name="ce32"/>
          <table:table-cell table:style-name="ce36" office:value-type="string" calcext:value-type="string">
            <text:p>A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43" office:value-type="string" calcext:value-type="string">
            <text:p>Cristo Re 2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 table:style-name="ce36" table:formula="of:=VLOOKUP([.N4];B_PARTITE_GIRONI;2;0)" office:value-type="string" office:string-value="Girone" calcext:value-type="string">
            <text:p>Girone</text:p>
          </table:table-cell>
          <table:table-cell table:style-name="ce47" table:formula="of:=VLOOKUP([.N4];B_PARTITE_GIRONI;3;0)" office:value-type="string" office:string-value="A" calcext:value-type="string">
            <text:p>A</text:p>
          </table:table-cell>
          <table:table-cell table:style-name="ce49" table:formula="of:=VLOOKUP([.N4];B_PARTITE_GIRONI;6;0)" office:value-type="string" office:string-value="Tigri" calcext:value-type="string">
            <text:p>Tigri</text:p>
          </table:table-cell>
          <table:table-cell table:style-name="ce49" table:formula="of:=VLOOKUP([.N4];B_PARTITE_GIRONI;7;0)" office:value-type="string" office:string-value="Ghepardi" calcext:value-type="string">
            <text:p>Ghepardi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51" calcext:value-type="float">
            <text:p>51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4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50" calcext:value-type="float">
            <text:p>50</text:p>
          </table:table-cell>
          <table:table-cell table:style-name="ce36" table:formula="of:=VLOOKUP([.Z4];B_PARTITE_2A_FASE_PER_NUMERO;2;0)" office:value-type="string" office:string-value="2aFase" calcext:value-type="string">
            <text:p>2aFase</text:p>
          </table:table-cell>
          <table:table-cell table:style-name="ce71" table:formula="of:=VLOOKUP([.Z4];B_PARTITE_2A_FASE_PER_NUMERO;3;0)" office:value-type="string" office:string-value="1-16" calcext:value-type="string">
            <text:p>1-16</text:p>
          </table:table-cell>
          <table:table-cell table:style-name="ce49" table:formula="of:=VLOOKUP([.Z4];B_PARTITE_2A_FASE_PER_NUMERO;6;0)" office:value-type="string" office:string-value="Pantere" calcext:value-type="string">
            <text:p>Pantere</text:p>
          </table:table-cell>
          <table:table-cell table:style-name="ce49" table:formula="of:=VLOOKUP([.Z4];B_PARTITE_2A_FASE_PER_NUMERO;7;0)" office:value-type="string" office:string-value="Giraffe" calcext:value-type="string">
            <text:p>Giraffe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4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3" calcext:value-type="float">
            <text:p>3</text:p>
          </table:table-cell>
          <table:table-cell table:style-name="ce29" table:formula="of:=[.H5]&amp;[.I5]" office:value-type="string" office:string-value="A3" calcext:value-type="string">
            <text:p>A3</text:p>
          </table:table-cell>
          <table:table-cell table:style-name="ce32" office:value-type="string" calcext:value-type="string">
            <text:p>Tigri</text:p>
          </table:table-cell>
          <table:table-cell table:style-name="ce32"/>
          <table:table-cell table:style-name="ce36" office:value-type="string" calcext:value-type="string">
            <text:p>A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43" office:value-type="string" calcext:value-type="string">
            <text:p>Basket Giovane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style-name="ce36" table:formula="of:=VLOOKUP([.N5];B_PARTITE_GIRONI;2;0)" office:value-type="string" office:string-value="Girone" calcext:value-type="string">
            <text:p>Girone</text:p>
          </table:table-cell>
          <table:table-cell table:style-name="ce47" table:formula="of:=VLOOKUP([.N5];B_PARTITE_GIRONI;3;0)" office:value-type="string" office:string-value="B" calcext:value-type="string">
            <text:p>B</text:p>
          </table:table-cell>
          <table:table-cell table:style-name="ce49" table:formula="of:=VLOOKUP([.N5];B_PARTITE_GIRONI;6;0)" office:value-type="string" office:string-value="Giaguari" calcext:value-type="string">
            <text:p>Giaguari</text:p>
          </table:table-cell>
          <table:table-cell table:style-name="ce49" table:formula="of:=VLOOKUP([.N5];B_PARTITE_GIRONI;7;0)" office:value-type="string" office:string-value="Puma" calcext:value-type="string">
            <text:p>Puma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51" calcext:value-type="float">
            <text:p>51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5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51" calcext:value-type="float">
            <text:p>51</text:p>
          </table:table-cell>
          <table:table-cell table:style-name="ce36" table:formula="of:=VLOOKUP([.Z5];B_PARTITE_2A_FASE_PER_NUMERO;2;0)" office:value-type="string" office:string-value="2aFase" calcext:value-type="string">
            <text:p>2aFase</text:p>
          </table:table-cell>
          <table:table-cell table:style-name="ce71" table:formula="of:=VLOOKUP([.Z5];B_PARTITE_2A_FASE_PER_NUMERO;3;0)" office:value-type="string" office:string-value="17-32" calcext:value-type="string">
            <text:p>17-32</text:p>
          </table:table-cell>
          <table:table-cell table:style-name="ce49" table:formula="of:=VLOOKUP([.Z5];B_PARTITE_2A_FASE_PER_NUMERO;6;0)" office:value-type="string" office:string-value="Tigri" calcext:value-type="string">
            <text:p>Tigri</text:p>
          </table:table-cell>
          <table:table-cell table:style-name="ce49" table:formula="of:=VLOOKUP([.Z5];B_PARTITE_2A_FASE_PER_NUMERO;7;0)" office:value-type="string" office:string-value="Iguane" calcext:value-type="string">
            <text:p>Iguane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38" calcext:value-type="float">
            <text:p>38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5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style-name="ce6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26" office:value-type="float" office:value="4" calcext:value-type="float">
            <text:p>4</text:p>
          </table:table-cell>
          <table:table-cell table:style-name="ce29" table:formula="of:=[.H6]&amp;[.I6]" office:value-type="string" office:string-value="A4" calcext:value-type="string">
            <text:p>A4</text:p>
          </table:table-cell>
          <table:table-cell table:style-name="ce32" office:value-type="string" calcext:value-type="string">
            <text:p>Ghepardi</text:p>
          </table:table-cell>
          <table:table-cell table:style-name="ce32"/>
          <table:table-cell table:style-name="ce36" office:value-type="string" calcext:value-type="string">
            <text:p>A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43" office:value-type="string" calcext:value-type="string">
            <text:p>Nuova Scuola</text:p>
          </table:table-cell>
          <table:table-cell/>
          <table:table-cell table:style-name="ce46" office:value-type="float" office:value="4" calcext:value-type="float">
            <text:p>4</text:p>
          </table:table-cell>
          <table:table-cell table:style-name="ce36" table:formula="of:=VLOOKUP([.N6];B_PARTITE_GIRONI;2;0)" office:value-type="string" office:string-value="Girone" calcext:value-type="string">
            <text:p>Girone</text:p>
          </table:table-cell>
          <table:table-cell table:style-name="ce47" table:formula="of:=VLOOKUP([.N6];B_PARTITE_GIRONI;3;0)" office:value-type="string" office:string-value="B" calcext:value-type="string">
            <text:p>B</text:p>
          </table:table-cell>
          <table:table-cell table:style-name="ce49" table:formula="of:=VLOOKUP([.N6];B_PARTITE_GIRONI;6;0)" office:value-type="string" office:string-value="Linci" calcext:value-type="string">
            <text:p>Linci</text:p>
          </table:table-cell>
          <table:table-cell table:style-name="ce49" table:formula="of:=VLOOKUP([.N6];B_PARTITE_GIRONI;7;0)" office:value-type="string" office:string-value="Serval" calcext:value-type="string">
            <text:p>Serval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86" calcext:value-type="float">
            <text:p>86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6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52" calcext:value-type="float">
            <text:p>52</text:p>
          </table:table-cell>
          <table:table-cell table:style-name="ce36" table:formula="of:=VLOOKUP([.Z6];B_PARTITE_2A_FASE_PER_NUMERO;2;0)" office:value-type="string" office:string-value="2aFase" calcext:value-type="string">
            <text:p>2aFase</text:p>
          </table:table-cell>
          <table:table-cell table:style-name="ce71" table:formula="of:=VLOOKUP([.Z6];B_PARTITE_2A_FASE_PER_NUMERO;3;0)" office:value-type="string" office:string-value="17-32" calcext:value-type="string">
            <text:p>17-32</text:p>
          </table:table-cell>
          <table:table-cell table:style-name="ce49" table:formula="of:=VLOOKUP([.Z6];B_PARTITE_2A_FASE_PER_NUMERO;6;0)" office:value-type="string" office:string-value="Ippopotami" calcext:value-type="string">
            <text:p>Ippopotami</text:p>
          </table:table-cell>
          <table:table-cell table:style-name="ce49" table:formula="of:=VLOOKUP([.Z6];B_PARTITE_2A_FASE_PER_NUMERO;7;0)" office:value-type="string" office:string-value="Ghepardi" calcext:value-type="string">
            <text:p>Ghepardi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6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style-name="Default"/>
          <table:table-cell table:number-columns-repeated="2"/>
          <table:table-cell table:style-name="ce26" office:value-type="float" office:value="5" calcext:value-type="float">
            <text:p>5</text:p>
          </table:table-cell>
          <table:table-cell table:style-name="ce29" table:formula="of:=[.H7]&amp;[.I7]" office:value-type="string" office:string-value="B1" calcext:value-type="string">
            <text:p>B1</text:p>
          </table:table-cell>
          <table:table-cell table:style-name="ce32" office:value-type="string" calcext:value-type="string">
            <text:p>Giaguari</text:p>
          </table:table-cell>
          <table:table-cell table:style-name="ce32"/>
          <table:table-cell table:style-name="ce36"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43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46" office:value-type="float" office:value="5" calcext:value-type="float">
            <text:p>5</text:p>
          </table:table-cell>
          <table:table-cell table:style-name="ce36" table:formula="of:=VLOOKUP([.N7];B_PARTITE_GIRONI;2;0)" office:value-type="string" office:string-value="Girone" calcext:value-type="string">
            <text:p>Girone</text:p>
          </table:table-cell>
          <table:table-cell table:style-name="ce47" table:formula="of:=VLOOKUP([.N7];B_PARTITE_GIRONI;3;0)" office:value-type="string" office:string-value="C" calcext:value-type="string">
            <text:p>C</text:p>
          </table:table-cell>
          <table:table-cell table:style-name="ce49" table:formula="of:=VLOOKUP([.N7];B_PARTITE_GIRONI;6;0)" office:value-type="string" office:string-value="Elefanti" calcext:value-type="string">
            <text:p>Elefanti</text:p>
          </table:table-cell>
          <table:table-cell table:style-name="ce49" table:formula="of:=VLOOKUP([.N7];B_PARTITE_GIRONI;7;0)" office:value-type="string" office:string-value="Giraffe" calcext:value-type="string">
            <text:p>Giraffe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48" calcext:value-type="float">
            <text:p>48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7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53" calcext:value-type="float">
            <text:p>53</text:p>
          </table:table-cell>
          <table:table-cell table:style-name="ce36" table:formula="of:=VLOOKUP([.Z7];B_PARTITE_2A_FASE_PER_NUMERO;2;0)" office:value-type="string" office:string-value="2aFase" calcext:value-type="string">
            <text:p>2aFase</text:p>
          </table:table-cell>
          <table:table-cell table:style-name="ce71" table:formula="of:=VLOOKUP([.Z7];B_PARTITE_2A_FASE_PER_NUMERO;3;0)" office:value-type="string" office:string-value="1-16" calcext:value-type="string">
            <text:p>1-16</text:p>
          </table:table-cell>
          <table:table-cell table:style-name="ce49" table:formula="of:=VLOOKUP([.Z7];B_PARTITE_2A_FASE_PER_NUMERO;6;0)" office:value-type="string" office:string-value="Giaguari" calcext:value-type="string">
            <text:p>Giaguari</text:p>
          </table:table-cell>
          <table:table-cell table:style-name="ce49" table:formula="of:=VLOOKUP([.Z7];B_PARTITE_2A_FASE_PER_NUMERO;7;0)" office:value-type="string" office:string-value="Aquile" calcext:value-type="string">
            <text:p>Aquile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7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26" office:value-type="float" office:value="6" calcext:value-type="float">
            <text:p>6</text:p>
          </table:table-cell>
          <table:table-cell table:style-name="ce29" table:formula="of:=[.H8]&amp;[.I8]" office:value-type="string" office:string-value="B2" calcext:value-type="string">
            <text:p>B2</text:p>
          </table:table-cell>
          <table:table-cell table:style-name="ce32" office:value-type="string" calcext:value-type="string">
            <text:p>Puma</text:p>
          </table:table-cell>
          <table:table-cell table:style-name="ce32"/>
          <table:table-cell table:style-name="ce36" office:value-type="string" calcext:value-type="string">
            <text:p>B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43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46" office:value-type="float" office:value="6" calcext:value-type="float">
            <text:p>6</text:p>
          </table:table-cell>
          <table:table-cell table:style-name="ce36" table:formula="of:=VLOOKUP([.N8];B_PARTITE_GIRONI;2;0)" office:value-type="string" office:string-value="Girone" calcext:value-type="string">
            <text:p>Girone</text:p>
          </table:table-cell>
          <table:table-cell table:style-name="ce47" table:formula="of:=VLOOKUP([.N8];B_PARTITE_GIRONI;3;0)" office:value-type="string" office:string-value="C" calcext:value-type="string">
            <text:p>C</text:p>
          </table:table-cell>
          <table:table-cell table:style-name="ce49" table:formula="of:=VLOOKUP([.N8];B_PARTITE_GIRONI;6;0)" office:value-type="string" office:string-value="Ippopotami" calcext:value-type="string">
            <text:p>Ippopotami</text:p>
          </table:table-cell>
          <table:table-cell table:style-name="ce49" table:formula="of:=VLOOKUP([.N8];B_PARTITE_GIRONI;7;0)" office:value-type="string" office:string-value="Iguane" calcext:value-type="string">
            <text:p>Iguane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44" calcext:value-type="float">
            <text:p>44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8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54" calcext:value-type="float">
            <text:p>54</text:p>
          </table:table-cell>
          <table:table-cell table:style-name="ce36" table:formula="of:=VLOOKUP([.Z8];B_PARTITE_2A_FASE_PER_NUMERO;2;0)" office:value-type="string" office:string-value="2aFase" calcext:value-type="string">
            <text:p>2aFase</text:p>
          </table:table-cell>
          <table:table-cell table:style-name="ce71" table:formula="of:=VLOOKUP([.Z8];B_PARTITE_2A_FASE_PER_NUMERO;3;0)" office:value-type="string" office:string-value="1-16" calcext:value-type="string">
            <text:p>1-16</text:p>
          </table:table-cell>
          <table:table-cell table:style-name="ce49" table:formula="of:=VLOOKUP([.Z8];B_PARTITE_2A_FASE_PER_NUMERO;6;0)" office:value-type="string" office:string-value="Coccodrilli" calcext:value-type="string">
            <text:p>Coccodrilli</text:p>
          </table:table-cell>
          <table:table-cell table:style-name="ce49" table:formula="of:=VLOOKUP([.Z8];B_PARTITE_2A_FASE_PER_NUMERO;7;0)" office:value-type="string" office:string-value="Puma" calcext:value-type="string">
            <text:p>Puma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8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7" calcext:value-type="float">
            <text:p>7</text:p>
          </table:table-cell>
          <table:table-cell table:style-name="ce29" table:formula="of:=[.H9]&amp;[.I9]" office:value-type="string" office:string-value="B3" calcext:value-type="string">
            <text:p>B3</text:p>
          </table:table-cell>
          <table:table-cell table:style-name="ce32" office:value-type="string" calcext:value-type="string">
            <text:p>Linci</text:p>
          </table:table-cell>
          <table:table-cell table:style-name="ce32"/>
          <table:table-cell table:style-name="ce36" office:value-type="string" calcext:value-type="string">
            <text:p>B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43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36" table:formula="of:=VLOOKUP([.N9];B_PARTITE_GIRONI;2;0)" office:value-type="string" office:string-value="Girone" calcext:value-type="string">
            <text:p>Girone</text:p>
          </table:table-cell>
          <table:table-cell table:style-name="ce47" table:formula="of:=VLOOKUP([.N9];B_PARTITE_GIRONI;3;0)" office:value-type="string" office:string-value="D" calcext:value-type="string">
            <text:p>D</text:p>
          </table:table-cell>
          <table:table-cell table:style-name="ce49" table:formula="of:=VLOOKUP([.N9];B_PARTITE_GIRONI;6;0)" office:value-type="string" office:string-value="Coccodrilli" calcext:value-type="string">
            <text:p>Coccodrilli</text:p>
          </table:table-cell>
          <table:table-cell table:style-name="ce49" table:formula="of:=VLOOKUP([.N9];B_PARTITE_GIRONI;7;0)" office:value-type="string" office:string-value="Pitoni" calcext:value-type="string">
            <text:p>Pitoni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25" calcext:value-type="float">
            <text:p>25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9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55" calcext:value-type="float">
            <text:p>55</text:p>
          </table:table-cell>
          <table:table-cell table:style-name="ce36" table:formula="of:=VLOOKUP([.Z9];B_PARTITE_2A_FASE_PER_NUMERO;2;0)" office:value-type="string" office:string-value="2aFase" calcext:value-type="string">
            <text:p>2aFase</text:p>
          </table:table-cell>
          <table:table-cell table:style-name="ce71" table:formula="of:=VLOOKUP([.Z9];B_PARTITE_2A_FASE_PER_NUMERO;3;0)" office:value-type="string" office:string-value="17-32" calcext:value-type="string">
            <text:p>17-32</text:p>
          </table:table-cell>
          <table:table-cell table:style-name="ce49" table:formula="of:=VLOOKUP([.Z9];B_PARTITE_2A_FASE_PER_NUMERO;6;0)" office:value-type="string" office:string-value="Linci" calcext:value-type="string">
            <text:p>Linci</text:p>
          </table:table-cell>
          <table:table-cell table:style-name="ce49" table:formula="of:=VLOOKUP([.Z9];B_PARTITE_2A_FASE_PER_NUMERO;7;0)" office:value-type="string" office:string-value="Falchi" calcext:value-type="string">
            <text:p>Falchi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41" calcext:value-type="float">
            <text:p>41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9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8" calcext:value-type="float">
            <text:p>8</text:p>
          </table:table-cell>
          <table:table-cell table:style-name="ce29" table:formula="of:=[.H10]&amp;[.I10]" office:value-type="string" office:string-value="B4" calcext:value-type="string">
            <text:p>B4</text:p>
          </table:table-cell>
          <table:table-cell table:style-name="ce32" office:value-type="string" calcext:value-type="string">
            <text:p>Serval</text:p>
          </table:table-cell>
          <table:table-cell table:style-name="ce32"/>
          <table:table-cell table:style-name="ce36" office:value-type="string" calcext:value-type="string">
            <text:p>B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43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36" table:formula="of:=VLOOKUP([.N10];B_PARTITE_GIRONI;2;0)" office:value-type="string" office:string-value="Girone" calcext:value-type="string">
            <text:p>Girone</text:p>
          </table:table-cell>
          <table:table-cell table:style-name="ce47" table:formula="of:=VLOOKUP([.N10];B_PARTITE_GIRONI;3;0)" office:value-type="string" office:string-value="D" calcext:value-type="string">
            <text:p>D</text:p>
          </table:table-cell>
          <table:table-cell table:style-name="ce49" table:formula="of:=VLOOKUP([.N10];B_PARTITE_GIRONI;6;0)" office:value-type="string" office:string-value="Aquile" calcext:value-type="string">
            <text:p>Aquile</text:p>
          </table:table-cell>
          <table:table-cell table:style-name="ce49" table:formula="of:=VLOOKUP([.N10];B_PARTITE_GIRONI;7;0)" office:value-type="string" office:string-value="Falchi" calcext:value-type="string">
            <text:p>Falchi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52" calcext:value-type="float">
            <text:p>52</text:p>
          </table:table-cell>
          <table:table-cell table:style-name="ce58" office:value-type="date" office:date-value="2021-06-07" calcext:value-type="date">
            <text:p>lun 07/06/2021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56" calcext:value-type="float">
            <text:p>56</text:p>
          </table:table-cell>
          <table:table-cell table:style-name="ce36" table:formula="of:=VLOOKUP([.Z10];B_PARTITE_2A_FASE_PER_NUMERO;2;0)" office:value-type="string" office:string-value="2aFase" calcext:value-type="string">
            <text:p>2aFase</text:p>
          </table:table-cell>
          <table:table-cell table:style-name="ce71" table:formula="of:=VLOOKUP([.Z10];B_PARTITE_2A_FASE_PER_NUMERO;3;0)" office:value-type="string" office:string-value="17-32" calcext:value-type="string">
            <text:p>17-32</text:p>
          </table:table-cell>
          <table:table-cell table:style-name="ce49" table:formula="of:=VLOOKUP([.Z10];B_PARTITE_2A_FASE_PER_NUMERO;6;0)" office:value-type="string" office:string-value="Pitoni" calcext:value-type="string">
            <text:p>Pitoni</text:p>
          </table:table-cell>
          <table:table-cell table:style-name="ce49" table:formula="of:=VLOOKUP([.Z10];B_PARTITE_2A_FASE_PER_NUMERO;7;0)" office:value-type="string" office:string-value="Serval" calcext:value-type="string">
            <text:p>Serval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0" calcext:value-type="float">
            <text:p>30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10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9" calcext:value-type="float">
            <text:p>9</text:p>
          </table:table-cell>
          <table:table-cell table:style-name="ce29" table:formula="of:=[.H11]&amp;[.I11]" office:value-type="string" office:string-value="C1" calcext:value-type="string">
            <text:p>C1</text:p>
          </table:table-cell>
          <table:table-cell table:style-name="ce32" office:value-type="string" calcext:value-type="string">
            <text:p>Elefanti</text:p>
          </table:table-cell>
          <table:table-cell table:style-name="ce32"/>
          <table:table-cell table:style-name="ce36" office:value-type="string" calcext:value-type="string">
            <text:p>C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43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36" table:formula="of:=VLOOKUP([.N11];B_PARTITE_GIRONI;2;0)" office:value-type="string" office:string-value="Girone" calcext:value-type="string">
            <text:p>Girone</text:p>
          </table:table-cell>
          <table:table-cell table:style-name="ce47" table:formula="of:=VLOOKUP([.N11];B_PARTITE_GIRONI;3;0)" office:value-type="string" office:string-value="A" calcext:value-type="string">
            <text:p>A</text:p>
          </table:table-cell>
          <table:table-cell table:style-name="ce49" table:formula="of:=VLOOKUP([.N11];B_PARTITE_GIRONI;6;0)" office:value-type="string" office:string-value="Leoni" calcext:value-type="string">
            <text:p>Leoni</text:p>
          </table:table-cell>
          <table:table-cell table:style-name="ce49" table:formula="of:=VLOOKUP([.N11];B_PARTITE_GIRONI;7;0)" office:value-type="string" office:string-value="Tigri" calcext:value-type="string">
            <text:p>Tigri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22" calcext:value-type="float">
            <text:p>22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57" calcext:value-type="float">
            <text:p>57</text:p>
          </table:table-cell>
          <table:table-cell table:style-name="ce36" table:formula="of:=VLOOKUP([.Z11];B_PARTITE_2A_FASE_PER_NUMERO;2;0)" office:value-type="string" office:string-value="2aFase" calcext:value-type="string">
            <text:p>2aFase</text:p>
          </table:table-cell>
          <table:table-cell table:style-name="ce71" table:formula="of:=VLOOKUP([.Z11];B_PARTITE_2A_FASE_PER_NUMERO;3;0)" office:value-type="string" office:string-value="1-16" calcext:value-type="string">
            <text:p>1-16</text:p>
          </table:table-cell>
          <table:table-cell table:style-name="ce49" table:formula="of:=VLOOKUP([.Z11];B_PARTITE_2A_FASE_PER_NUMERO;6;0)" office:value-type="string" office:string-value="Bisonti" calcext:value-type="string">
            <text:p>Bisonti</text:p>
          </table:table-cell>
          <table:table-cell table:style-name="ce49" table:formula="of:=VLOOKUP([.Z11];B_PARTITE_2A_FASE_PER_NUMERO;7;0)" office:value-type="string" office:string-value="Gorilla" calcext:value-type="string">
            <text:p>Gorilla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39" calcext:value-type="float">
            <text:p>39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11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style-name="ce8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26" office:value-type="float" office:value="10" calcext:value-type="float">
            <text:p>10</text:p>
          </table:table-cell>
          <table:table-cell table:style-name="ce29" table:formula="of:=[.H12]&amp;[.I12]" office:value-type="string" office:string-value="C2" calcext:value-type="string">
            <text:p>C2</text:p>
          </table:table-cell>
          <table:table-cell table:style-name="ce32" office:value-type="string" calcext:value-type="string">
            <text:p>Giraffe</text:p>
          </table:table-cell>
          <table:table-cell table:style-name="ce32"/>
          <table:table-cell table:style-name="ce36" office:value-type="string" calcext:value-type="string">
            <text:p>C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43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36" table:formula="of:=VLOOKUP([.N12];B_PARTITE_GIRONI;2;0)" office:value-type="string" office:string-value="Girone" calcext:value-type="string">
            <text:p>Girone</text:p>
          </table:table-cell>
          <table:table-cell table:style-name="ce47" table:formula="of:=VLOOKUP([.N12];B_PARTITE_GIRONI;3;0)" office:value-type="string" office:string-value="B" calcext:value-type="string">
            <text:p>B</text:p>
          </table:table-cell>
          <table:table-cell table:style-name="ce49" table:formula="of:=VLOOKUP([.N12];B_PARTITE_GIRONI;6;0)" office:value-type="string" office:string-value="Giaguari" calcext:value-type="string">
            <text:p>Giaguari</text:p>
          </table:table-cell>
          <table:table-cell table:style-name="ce49" table:formula="of:=VLOOKUP([.N12];B_PARTITE_GIRONI;7;0)" office:value-type="string" office:string-value="Linci" calcext:value-type="string">
            <text:p>Linci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58" calcext:value-type="float">
            <text:p>58</text:p>
          </table:table-cell>
          <table:table-cell table:style-name="ce36" table:formula="of:=VLOOKUP([.Z12];B_PARTITE_2A_FASE_PER_NUMERO;2;0)" office:value-type="string" office:string-value="2aFase" calcext:value-type="string">
            <text:p>2aFase</text:p>
          </table:table-cell>
          <table:table-cell table:style-name="ce71" table:formula="of:=VLOOKUP([.Z12];B_PARTITE_2A_FASE_PER_NUMERO;3;0)" office:value-type="string" office:string-value="1-16" calcext:value-type="string">
            <text:p>1-16</text:p>
          </table:table-cell>
          <table:table-cell table:style-name="ce49" table:formula="of:=VLOOKUP([.Z12];B_PARTITE_2A_FASE_PER_NUMERO;6;0)" office:value-type="string" office:string-value="Istrici" calcext:value-type="string">
            <text:p>Istrici</text:p>
          </table:table-cell>
          <table:table-cell table:style-name="ce49" table:formula="of:=VLOOKUP([.Z12];B_PARTITE_2A_FASE_PER_NUMERO;7;0)" office:value-type="string" office:string-value="Bufali" calcext:value-type="string">
            <text:p>Bufali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12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11" calcext:value-type="float">
            <text:p>11</text:p>
          </table:table-cell>
          <table:table-cell table:style-name="ce29" table:formula="of:=[.H13]&amp;[.I13]" office:value-type="string" office:string-value="C3" calcext:value-type="string">
            <text:p>C3</text:p>
          </table:table-cell>
          <table:table-cell table:style-name="ce32" office:value-type="string" calcext:value-type="string">
            <text:p>Ippopotami</text:p>
          </table:table-cell>
          <table:table-cell table:style-name="ce32"/>
          <table:table-cell table:style-name="ce36" office:value-type="string" calcext:value-type="string">
            <text:p>C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43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36" table:formula="of:=VLOOKUP([.N13];B_PARTITE_GIRONI;2;0)" office:value-type="string" office:string-value="Girone" calcext:value-type="string">
            <text:p>Girone</text:p>
          </table:table-cell>
          <table:table-cell table:style-name="ce47" table:formula="of:=VLOOKUP([.N13];B_PARTITE_GIRONI;3;0)" office:value-type="string" office:string-value="C" calcext:value-type="string">
            <text:p>C</text:p>
          </table:table-cell>
          <table:table-cell table:style-name="ce49" table:formula="of:=VLOOKUP([.N13];B_PARTITE_GIRONI;6;0)" office:value-type="string" office:string-value="Elefanti" calcext:value-type="string">
            <text:p>Elefanti</text:p>
          </table:table-cell>
          <table:table-cell table:style-name="ce49" table:formula="of:=VLOOKUP([.N13];B_PARTITE_GIRONI;7;0)" office:value-type="string" office:string-value="Ippopotami" calcext:value-type="string">
            <text:p>Ippopotami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95" calcext:value-type="float">
            <text:p>95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59" calcext:value-type="float">
            <text:p>59</text:p>
          </table:table-cell>
          <table:table-cell table:style-name="ce36" table:formula="of:=VLOOKUP([.Z13];B_PARTITE_2A_FASE_PER_NUMERO;2;0)" office:value-type="string" office:string-value="2aFase" calcext:value-type="string">
            <text:p>2aFase</text:p>
          </table:table-cell>
          <table:table-cell table:style-name="ce71" table:formula="of:=VLOOKUP([.Z13];B_PARTITE_2A_FASE_PER_NUMERO;3;0)" office:value-type="string" office:string-value="17-32" calcext:value-type="string">
            <text:p>17-32</text:p>
          </table:table-cell>
          <table:table-cell table:style-name="ce49" table:formula="of:=VLOOKUP([.Z13];B_PARTITE_2A_FASE_PER_NUMERO;6;0)" office:value-type="string" office:string-value="Cervi" calcext:value-type="string">
            <text:p>Cervi</text:p>
          </table:table-cell>
          <table:table-cell table:style-name="ce49" table:formula="of:=VLOOKUP([.Z13];B_PARTITE_2A_FASE_PER_NUMERO;7;0)" office:value-type="string" office:string-value="Muli" calcext:value-type="string">
            <text:p>Muli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13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12" calcext:value-type="float">
            <text:p>12</text:p>
          </table:table-cell>
          <table:table-cell table:style-name="ce29" table:formula="of:=[.H14]&amp;[.I14]" office:value-type="string" office:string-value="C4" calcext:value-type="string">
            <text:p>C4</text:p>
          </table:table-cell>
          <table:table-cell table:style-name="ce32" office:value-type="string" calcext:value-type="string">
            <text:p>Iguane</text:p>
          </table:table-cell>
          <table:table-cell table:style-name="ce32"/>
          <table:table-cell table:style-name="ce36" office:value-type="string" calcext:value-type="string">
            <text:p>C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43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46" office:value-type="float" office:value="12" calcext:value-type="float">
            <text:p>12</text:p>
          </table:table-cell>
          <table:table-cell table:style-name="ce36" table:formula="of:=VLOOKUP([.N14];B_PARTITE_GIRONI;2;0)" office:value-type="string" office:string-value="Girone" calcext:value-type="string">
            <text:p>Girone</text:p>
          </table:table-cell>
          <table:table-cell table:style-name="ce47" table:formula="of:=VLOOKUP([.N14];B_PARTITE_GIRONI;3;0)" office:value-type="string" office:string-value="D" calcext:value-type="string">
            <text:p>D</text:p>
          </table:table-cell>
          <table:table-cell table:style-name="ce49" table:formula="of:=VLOOKUP([.N14];B_PARTITE_GIRONI;6;0)" office:value-type="string" office:string-value="Coccodrilli" calcext:value-type="string">
            <text:p>Coccodrilli</text:p>
          </table:table-cell>
          <table:table-cell table:style-name="ce49" table:formula="of:=VLOOKUP([.N14];B_PARTITE_GIRONI;7;0)" office:value-type="string" office:string-value="Aquile" calcext:value-type="string">
            <text:p>Aquile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9" calcext:value-type="float">
            <text:p>39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60" calcext:value-type="float">
            <text:p>60</text:p>
          </table:table-cell>
          <table:table-cell table:style-name="ce36" table:formula="of:=VLOOKUP([.Z14];B_PARTITE_2A_FASE_PER_NUMERO;2;0)" office:value-type="string" office:string-value="2aFase" calcext:value-type="string">
            <text:p>2aFase</text:p>
          </table:table-cell>
          <table:table-cell table:style-name="ce71" table:formula="of:=VLOOKUP([.Z14];B_PARTITE_2A_FASE_PER_NUMERO;3;0)" office:value-type="string" office:string-value="17-32" calcext:value-type="string">
            <text:p>17-32</text:p>
          </table:table-cell>
          <table:table-cell table:style-name="ce49" table:formula="of:=VLOOKUP([.Z14];B_PARTITE_2A_FASE_PER_NUMERO;6;0)" office:value-type="string" office:string-value="Orche" calcext:value-type="string">
            <text:p>Orche</text:p>
          </table:table-cell>
          <table:table-cell table:style-name="ce49" table:formula="of:=VLOOKUP([.Z14];B_PARTITE_2A_FASE_PER_NUMERO;7;0)" office:value-type="string" office:string-value="Cinghiali" calcext:value-type="string">
            <text:p>Cinghial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14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13" calcext:value-type="float">
            <text:p>13</text:p>
          </table:table-cell>
          <table:table-cell table:style-name="ce29" table:formula="of:=[.H15]&amp;[.I15]" office:value-type="string" office:string-value="D1" calcext:value-type="string">
            <text:p>D1</text:p>
          </table:table-cell>
          <table:table-cell table:style-name="ce32" office:value-type="string" calcext:value-type="string">
            <text:p>Coccodrilli</text:p>
          </table:table-cell>
          <table:table-cell table:style-name="ce32"/>
          <table:table-cell table:style-name="ce36" office:value-type="string" calcext:value-type="string">
            <text:p>D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43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46" office:value-type="float" office:value="13" calcext:value-type="float">
            <text:p>13</text:p>
          </table:table-cell>
          <table:table-cell table:style-name="ce36" table:formula="of:=VLOOKUP([.N15];B_PARTITE_GIRONI;2;0)" office:value-type="string" office:string-value="Girone" calcext:value-type="string">
            <text:p>Girone</text:p>
          </table:table-cell>
          <table:table-cell table:style-name="ce47" table:formula="of:=VLOOKUP([.N15];B_PARTITE_GIRONI;3;0)" office:value-type="string" office:string-value="A" calcext:value-type="string">
            <text:p>A</text:p>
          </table:table-cell>
          <table:table-cell table:style-name="ce49" table:formula="of:=VLOOKUP([.N15];B_PARTITE_GIRONI;6;0)" office:value-type="string" office:string-value="Pantere" calcext:value-type="string">
            <text:p>Pantere</text:p>
          </table:table-cell>
          <table:table-cell table:style-name="ce49" table:formula="of:=VLOOKUP([.N15];B_PARTITE_GIRONI;7;0)" office:value-type="string" office:string-value="Ghepardi" calcext:value-type="string">
            <text:p>Ghepardi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21" calcext:value-type="float">
            <text:p>21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61" calcext:value-type="float">
            <text:p>61</text:p>
          </table:table-cell>
          <table:table-cell table:style-name="ce36" table:formula="of:=VLOOKUP([.Z15];B_PARTITE_2A_FASE_PER_NUMERO;2;0)" office:value-type="string" office:string-value="2aFase" calcext:value-type="string">
            <text:p>2aFase</text:p>
          </table:table-cell>
          <table:table-cell table:style-name="ce71" table:formula="of:=VLOOKUP([.Z15];B_PARTITE_2A_FASE_PER_NUMERO;3;0)" office:value-type="string" office:string-value="1-16" calcext:value-type="string">
            <text:p>1-16</text:p>
          </table:table-cell>
          <table:table-cell table:style-name="ce49" table:formula="of:=VLOOKUP([.Z15];B_PARTITE_2A_FASE_PER_NUMERO;6;0)" office:value-type="string" office:string-value="Balene" calcext:value-type="string">
            <text:p>Balene</text:p>
          </table:table-cell>
          <table:table-cell table:style-name="ce49" table:formula="of:=VLOOKUP([.Z15];B_PARTITE_2A_FASE_PER_NUMERO;7;0)" office:value-type="string" office:string-value="Tonni" calcext:value-type="string">
            <text:p>Tonni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15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14" calcext:value-type="float">
            <text:p>14</text:p>
          </table:table-cell>
          <table:table-cell table:style-name="ce29" table:formula="of:=[.H16]&amp;[.I16]" office:value-type="string" office:string-value="D2" calcext:value-type="string">
            <text:p>D2</text:p>
          </table:table-cell>
          <table:table-cell table:style-name="ce32" office:value-type="string" calcext:value-type="string">
            <text:p>Pitoni</text:p>
          </table:table-cell>
          <table:table-cell table:style-name="ce32"/>
          <table:table-cell table:style-name="ce36" office:value-type="string" calcext:value-type="string">
            <text:p>D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43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46" office:value-type="float" office:value="14" calcext:value-type="float">
            <text:p>14</text:p>
          </table:table-cell>
          <table:table-cell table:style-name="ce36" table:formula="of:=VLOOKUP([.N16];B_PARTITE_GIRONI;2;0)" office:value-type="string" office:string-value="Girone" calcext:value-type="string">
            <text:p>Girone</text:p>
          </table:table-cell>
          <table:table-cell table:style-name="ce47" table:formula="of:=VLOOKUP([.N16];B_PARTITE_GIRONI;3;0)" office:value-type="string" office:string-value="B" calcext:value-type="string">
            <text:p>B</text:p>
          </table:table-cell>
          <table:table-cell table:style-name="ce49" table:formula="of:=VLOOKUP([.N16];B_PARTITE_GIRONI;6;0)" office:value-type="string" office:string-value="Puma" calcext:value-type="string">
            <text:p>Puma</text:p>
          </table:table-cell>
          <table:table-cell table:style-name="ce49" table:formula="of:=VLOOKUP([.N16];B_PARTITE_GIRONI;7;0)" office:value-type="string" office:string-value="Serval" calcext:value-type="string">
            <text:p>Serval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62" calcext:value-type="float">
            <text:p>62</text:p>
          </table:table-cell>
          <table:table-cell table:style-name="ce36" table:formula="of:=VLOOKUP([.Z16];B_PARTITE_2A_FASE_PER_NUMERO;2;0)" office:value-type="string" office:string-value="2aFase" calcext:value-type="string">
            <text:p>2aFase</text:p>
          </table:table-cell>
          <table:table-cell table:style-name="ce71" table:formula="of:=VLOOKUP([.Z16];B_PARTITE_2A_FASE_PER_NUMERO;3;0)" office:value-type="string" office:string-value="1-16" calcext:value-type="string">
            <text:p>1-16</text:p>
          </table:table-cell>
          <table:table-cell table:style-name="ce49" table:formula="of:=VLOOKUP([.Z16];B_PARTITE_2A_FASE_PER_NUMERO;6;0)" office:value-type="string" office:string-value="Piranha" calcext:value-type="string">
            <text:p>Piranha</text:p>
          </table:table-cell>
          <table:table-cell table:style-name="ce49" table:formula="of:=VLOOKUP([.Z16];B_PARTITE_2A_FASE_PER_NUMERO;7;0)" office:value-type="string" office:string-value="Gabbiani" calcext:value-type="string">
            <text:p>Gabbiani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30" calcext:value-type="float">
            <text:p>30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16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style-name="ce9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26" office:value-type="float" office:value="15" calcext:value-type="float">
            <text:p>15</text:p>
          </table:table-cell>
          <table:table-cell table:style-name="ce29" table:formula="of:=[.H17]&amp;[.I17]" office:value-type="string" office:string-value="D3" calcext:value-type="string">
            <text:p>D3</text:p>
          </table:table-cell>
          <table:table-cell table:style-name="ce32" office:value-type="string" calcext:value-type="string">
            <text:p>Aquile</text:p>
          </table:table-cell>
          <table:table-cell table:style-name="ce32"/>
          <table:table-cell table:style-name="ce36" office:value-type="string" calcext:value-type="string">
            <text:p>D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43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46" office:value-type="float" office:value="15" calcext:value-type="float">
            <text:p>15</text:p>
          </table:table-cell>
          <table:table-cell table:style-name="ce36" table:formula="of:=VLOOKUP([.N17];B_PARTITE_GIRONI;2;0)" office:value-type="string" office:string-value="Girone" calcext:value-type="string">
            <text:p>Girone</text:p>
          </table:table-cell>
          <table:table-cell table:style-name="ce47" table:formula="of:=VLOOKUP([.N17];B_PARTITE_GIRONI;3;0)" office:value-type="string" office:string-value="C" calcext:value-type="string">
            <text:p>C</text:p>
          </table:table-cell>
          <table:table-cell table:style-name="ce49" table:formula="of:=VLOOKUP([.N17];B_PARTITE_GIRONI;6;0)" office:value-type="string" office:string-value="Giraffe" calcext:value-type="string">
            <text:p>Giraffe</text:p>
          </table:table-cell>
          <table:table-cell table:style-name="ce49" table:formula="of:=VLOOKUP([.N17];B_PARTITE_GIRONI;7;0)" office:value-type="string" office:string-value="Iguane" calcext:value-type="string">
            <text:p>Iguane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63" calcext:value-type="float">
            <text:p>63</text:p>
          </table:table-cell>
          <table:table-cell table:style-name="ce36" table:formula="of:=VLOOKUP([.Z17];B_PARTITE_2A_FASE_PER_NUMERO;2;0)" office:value-type="string" office:string-value="2aFase" calcext:value-type="string">
            <text:p>2aFase</text:p>
          </table:table-cell>
          <table:table-cell table:style-name="ce71" table:formula="of:=VLOOKUP([.Z17];B_PARTITE_2A_FASE_PER_NUMERO;3;0)" office:value-type="string" office:string-value="17-32" calcext:value-type="string">
            <text:p>17-32</text:p>
          </table:table-cell>
          <table:table-cell table:style-name="ce49" table:formula="of:=VLOOKUP([.Z17];B_PARTITE_2A_FASE_PER_NUMERO;6;0)" office:value-type="string" office:string-value="Delfini" calcext:value-type="string">
            <text:p>Delfini</text:p>
          </table:table-cell>
          <table:table-cell table:style-name="ce49" table:formula="of:=VLOOKUP([.Z17];B_PARTITE_2A_FASE_PER_NUMERO;7;0)" office:value-type="string" office:string-value="Scorpioni" calcext:value-type="string">
            <text:p>Scorpioni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9" calcext:value-type="float">
            <text:p>39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17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16" calcext:value-type="float">
            <text:p>16</text:p>
          </table:table-cell>
          <table:table-cell table:style-name="ce29" table:formula="of:=[.H18]&amp;[.I18]" office:value-type="string" office:string-value="D4" calcext:value-type="string">
            <text:p>D4</text:p>
          </table:table-cell>
          <table:table-cell table:style-name="ce32" office:value-type="string" calcext:value-type="string">
            <text:p>Falchi</text:p>
          </table:table-cell>
          <table:table-cell table:style-name="ce32"/>
          <table:table-cell table:style-name="ce36" office:value-type="string" calcext:value-type="string">
            <text:p>D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43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46" office:value-type="float" office:value="16" calcext:value-type="float">
            <text:p>16</text:p>
          </table:table-cell>
          <table:table-cell table:style-name="ce36" table:formula="of:=VLOOKUP([.N18];B_PARTITE_GIRONI;2;0)" office:value-type="string" office:string-value="Girone" calcext:value-type="string">
            <text:p>Girone</text:p>
          </table:table-cell>
          <table:table-cell table:style-name="ce47" table:formula="of:=VLOOKUP([.N18];B_PARTITE_GIRONI;3;0)" office:value-type="string" office:string-value="D" calcext:value-type="string">
            <text:p>D</text:p>
          </table:table-cell>
          <table:table-cell table:style-name="ce49" table:formula="of:=VLOOKUP([.N18];B_PARTITE_GIRONI;6;0)" office:value-type="string" office:string-value="Pitoni" calcext:value-type="string">
            <text:p>Pitoni</text:p>
          </table:table-cell>
          <table:table-cell table:style-name="ce49" table:formula="of:=VLOOKUP([.N18];B_PARTITE_GIRONI;7;0)" office:value-type="string" office:string-value="Falchi" calcext:value-type="string">
            <text:p>Falchi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57" calcext:value-type="float">
            <text:p>57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64" calcext:value-type="float">
            <text:p>64</text:p>
          </table:table-cell>
          <table:table-cell table:style-name="ce36" table:formula="of:=VLOOKUP([.Z18];B_PARTITE_2A_FASE_PER_NUMERO;2;0)" office:value-type="string" office:string-value="2aFase" calcext:value-type="string">
            <text:p>2aFase</text:p>
          </table:table-cell>
          <table:table-cell table:style-name="ce71" table:formula="of:=VLOOKUP([.Z18];B_PARTITE_2A_FASE_PER_NUMERO;3;0)" office:value-type="string" office:string-value="17-32" calcext:value-type="string">
            <text:p>17-32</text:p>
          </table:table-cell>
          <table:table-cell table:style-name="ce49" table:formula="of:=VLOOKUP([.Z18];B_PARTITE_2A_FASE_PER_NUMERO;6;0)" office:value-type="string" office:string-value="Zebre" calcext:value-type="string">
            <text:p>Zebre</text:p>
          </table:table-cell>
          <table:table-cell table:style-name="ce49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31" calcext:value-type="float">
            <text:p>31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18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17" calcext:value-type="float">
            <text:p>17</text:p>
          </table:table-cell>
          <table:table-cell table:style-name="ce29" table:formula="of:=[.H19]&amp;[.I19]" office:value-type="string" office:string-value="E1" calcext:value-type="string">
            <text:p>E1</text:p>
          </table:table-cell>
          <table:table-cell table:style-name="ce32" office:value-type="string" calcext:value-type="string">
            <text:p>Bisonti</text:p>
          </table:table-cell>
          <table:table-cell table:style-name="ce32"/>
          <table:table-cell table:style-name="ce36" office:value-type="string" calcext:value-type="string">
            <text:p>E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43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46" office:value-type="float" office:value="17" calcext:value-type="float">
            <text:p>17</text:p>
          </table:table-cell>
          <table:table-cell table:style-name="ce36" table:formula="of:=VLOOKUP([.N19];B_PARTITE_GIRONI;2;0)" office:value-type="string" office:string-value="Girone" calcext:value-type="string">
            <text:p>Girone</text:p>
          </table:table-cell>
          <table:table-cell table:style-name="ce47" table:formula="of:=VLOOKUP([.N19];B_PARTITE_GIRONI;3;0)" office:value-type="string" office:string-value="E" calcext:value-type="string">
            <text:p>E</text:p>
          </table:table-cell>
          <table:table-cell table:style-name="ce49" table:formula="of:=VLOOKUP([.N19];B_PARTITE_GIRONI;6;0)" office:value-type="string" office:string-value="Bisonti" calcext:value-type="string">
            <text:p>Bisonti</text:p>
          </table:table-cell>
          <table:table-cell table:style-name="ce49" table:formula="of:=VLOOKUP([.N19];B_PARTITE_GIRONI;7;0)" office:value-type="string" office:string-value="Bufali" calcext:value-type="string">
            <text:p>Bufal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65" calcext:value-type="float">
            <text:p>65</text:p>
          </table:table-cell>
          <table:table-cell table:style-name="ce36" table:formula="of:=VLOOKUP([.Z19];B_PARTITE_2A_FASE_PER_NUMERO;2;0)" office:value-type="string" office:string-value="2aFase" calcext:value-type="string">
            <text:p>2aFase</text:p>
          </table:table-cell>
          <table:table-cell table:style-name="ce71" table:formula="of:=VLOOKUP([.Z19];B_PARTITE_2A_FASE_PER_NUMERO;3;0)" office:value-type="string" office:string-value="25-32" calcext:value-type="string">
            <text:p>25-32</text:p>
          </table:table-cell>
          <table:table-cell table:style-name="ce49" table:formula="of:=VLOOKUP([.Z19];B_PARTITE_2A_FASE_PER_NUMERO;6;0)" office:value-type="string" office:string-value="Iguane" calcext:value-type="string">
            <text:p>Iguane</text:p>
          </table:table-cell>
          <table:table-cell table:style-name="ce49" table:formula="of:=VLOOKUP([.Z19];B_PARTITE_2A_FASE_PER_NUMERO;7;0)" office:value-type="string" office:string-value="Falchi" calcext:value-type="string">
            <text:p>Falchi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35" calcext:value-type="float">
            <text:p>35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19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18" calcext:value-type="float">
            <text:p>18</text:p>
          </table:table-cell>
          <table:table-cell table:style-name="ce29" table:formula="of:=[.H20]&amp;[.I20]" office:value-type="string" office:string-value="E2" calcext:value-type="string">
            <text:p>E2</text:p>
          </table:table-cell>
          <table:table-cell table:style-name="ce32" office:value-type="string" calcext:value-type="string">
            <text:p>Bufali</text:p>
          </table:table-cell>
          <table:table-cell table:style-name="ce32"/>
          <table:table-cell table:style-name="ce36" office:value-type="string" calcext:value-type="string">
            <text:p>E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43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46" office:value-type="float" office:value="18" calcext:value-type="float">
            <text:p>18</text:p>
          </table:table-cell>
          <table:table-cell table:style-name="ce36" table:formula="of:=VLOOKUP([.N20];B_PARTITE_GIRONI;2;0)" office:value-type="string" office:string-value="Girone" calcext:value-type="string">
            <text:p>Girone</text:p>
          </table:table-cell>
          <table:table-cell table:style-name="ce47" table:formula="of:=VLOOKUP([.N20];B_PARTITE_GIRONI;3;0)" office:value-type="string" office:string-value="F" calcext:value-type="string">
            <text:p>F</text:p>
          </table:table-cell>
          <table:table-cell table:style-name="ce49" table:formula="of:=VLOOKUP([.N20];B_PARTITE_GIRONI;6;0)" office:value-type="string" office:string-value="Balene" calcext:value-type="string">
            <text:p>Balene</text:p>
          </table:table-cell>
          <table:table-cell table:style-name="ce49" table:formula="of:=VLOOKUP([.N20];B_PARTITE_GIRONI;7;0)" office:value-type="string" office:string-value="Gabbiani" calcext:value-type="string">
            <text:p>Gabbian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66" calcext:value-type="float">
            <text:p>66</text:p>
          </table:table-cell>
          <table:table-cell table:style-name="ce36" table:formula="of:=VLOOKUP([.Z20];B_PARTITE_2A_FASE_PER_NUMERO;2;0)" office:value-type="string" office:string-value="2aFase" calcext:value-type="string">
            <text:p>2aFase</text:p>
          </table:table-cell>
          <table:table-cell table:style-name="ce71" table:formula="of:=VLOOKUP([.Z20];B_PARTITE_2A_FASE_PER_NUMERO;3;0)" office:value-type="string" office:string-value="25-32" calcext:value-type="string">
            <text:p>25-32</text:p>
          </table:table-cell>
          <table:table-cell table:style-name="ce49" table:formula="of:=VLOOKUP([.Z20];B_PARTITE_2A_FASE_PER_NUMERO;6;0)" office:value-type="string" office:string-value="Ghepardi" calcext:value-type="string">
            <text:p>Ghepardi</text:p>
          </table:table-cell>
          <table:table-cell table:style-name="ce49" table:formula="of:=VLOOKUP([.Z20];B_PARTITE_2A_FASE_PER_NUMERO;7;0)" office:value-type="string" office:string-value="Serval" calcext:value-type="string">
            <text:p>Serval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20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style-name="ce9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26" office:value-type="float" office:value="19" calcext:value-type="float">
            <text:p>19</text:p>
          </table:table-cell>
          <table:table-cell table:style-name="ce29" table:formula="of:=[.H21]&amp;[.I21]" office:value-type="string" office:string-value="E3" calcext:value-type="string">
            <text:p>E3</text:p>
          </table:table-cell>
          <table:table-cell table:style-name="ce32" office:value-type="string" calcext:value-type="string">
            <text:p>Cervi</text:p>
          </table:table-cell>
          <table:table-cell table:style-name="ce32"/>
          <table:table-cell table:style-name="ce36" office:value-type="string" calcext:value-type="string">
            <text:p>E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43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46" office:value-type="float" office:value="19" calcext:value-type="float">
            <text:p>19</text:p>
          </table:table-cell>
          <table:table-cell table:style-name="ce36" table:formula="of:=VLOOKUP([.N21];B_PARTITE_GIRONI;2;0)" office:value-type="string" office:string-value="Girone" calcext:value-type="string">
            <text:p>Girone</text:p>
          </table:table-cell>
          <table:table-cell table:style-name="ce47" table:formula="of:=VLOOKUP([.N21];B_PARTITE_GIRONI;3;0)" office:value-type="string" office:string-value="G" calcext:value-type="string">
            <text:p>G</text:p>
          </table:table-cell>
          <table:table-cell table:style-name="ce49" table:formula="of:=VLOOKUP([.N21];B_PARTITE_GIRONI;6;0)" office:value-type="string" office:string-value="Istrici" calcext:value-type="string">
            <text:p>Istrici</text:p>
          </table:table-cell>
          <table:table-cell table:style-name="ce49" table:formula="of:=VLOOKUP([.N21];B_PARTITE_GIRONI;7;0)" office:value-type="string" office:string-value="Gorilla" calcext:value-type="string">
            <text:p>Gorilla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67" calcext:value-type="float">
            <text:p>67</text:p>
          </table:table-cell>
          <table:table-cell table:style-name="ce36" table:formula="of:=VLOOKUP([.Z21];B_PARTITE_2A_FASE_PER_NUMERO;2;0)" office:value-type="string" office:string-value="2aFase" calcext:value-type="string">
            <text:p>2aFase</text:p>
          </table:table-cell>
          <table:table-cell table:style-name="ce71" table:formula="of:=VLOOKUP([.Z21];B_PARTITE_2A_FASE_PER_NUMERO;3;0)" office:value-type="string" office:string-value="25-32" calcext:value-type="string">
            <text:p>25-32</text:p>
          </table:table-cell>
          <table:table-cell table:style-name="ce49" table:formula="of:=VLOOKUP([.Z21];B_PARTITE_2A_FASE_PER_NUMERO;6;0)" office:value-type="string" office:string-value="Muli" calcext:value-type="string">
            <text:p>Muli</text:p>
          </table:table-cell>
          <table:table-cell table:style-name="ce49" table:formula="of:=VLOOKUP([.Z21];B_PARTITE_2A_FASE_PER_NUMERO;7;0)" office:value-type="string" office:string-value="Scorpioni" calcext:value-type="string">
            <text:p>Scorpioni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43" calcext:value-type="float">
            <text:p>43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21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20" calcext:value-type="float">
            <text:p>20</text:p>
          </table:table-cell>
          <table:table-cell table:style-name="ce29" table:formula="of:=[.H22]&amp;[.I22]" office:value-type="string" office:string-value="E4" calcext:value-type="string">
            <text:p>E4</text:p>
          </table:table-cell>
          <table:table-cell table:style-name="ce32" office:value-type="string" calcext:value-type="string">
            <text:p>Cinghiali</text:p>
          </table:table-cell>
          <table:table-cell table:style-name="ce32"/>
          <table:table-cell table:style-name="ce36" office:value-type="string" calcext:value-type="string">
            <text:p>E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43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46" office:value-type="float" office:value="20" calcext:value-type="float">
            <text:p>20</text:p>
          </table:table-cell>
          <table:table-cell table:style-name="ce36" table:formula="of:=VLOOKUP([.N22];B_PARTITE_GIRONI;2;0)" office:value-type="string" office:string-value="Girone" calcext:value-type="string">
            <text:p>Girone</text:p>
          </table:table-cell>
          <table:table-cell table:style-name="ce47" table:formula="of:=VLOOKUP([.N22];B_PARTITE_GIRONI;3;0)" office:value-type="string" office:string-value="H" calcext:value-type="string">
            <text:p>H</text:p>
          </table:table-cell>
          <table:table-cell table:style-name="ce49" table:formula="of:=VLOOKUP([.N22];B_PARTITE_GIRONI;6;0)" office:value-type="string" office:string-value="Piranha" calcext:value-type="string">
            <text:p>Piranha</text:p>
          </table:table-cell>
          <table:table-cell table:style-name="ce49" table:formula="of:=VLOOKUP([.N22];B_PARTITE_GIRONI;7;0)" office:value-type="string" office:string-value="Scorpioni" calcext:value-type="string">
            <text:p>Scorpioni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83" calcext:value-type="float">
            <text:p>8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68" calcext:value-type="float">
            <text:p>68</text:p>
          </table:table-cell>
          <table:table-cell table:style-name="ce36" table:formula="of:=VLOOKUP([.Z22];B_PARTITE_2A_FASE_PER_NUMERO;2;0)" office:value-type="string" office:string-value="2aFase" calcext:value-type="string">
            <text:p>2aFase</text:p>
          </table:table-cell>
          <table:table-cell table:style-name="ce71" table:formula="of:=VLOOKUP([.Z22];B_PARTITE_2A_FASE_PER_NUMERO;3;0)" office:value-type="string" office:string-value="25-32" calcext:value-type="string">
            <text:p>25-32</text:p>
          </table:table-cell>
          <table:table-cell table:style-name="ce49" table:formula="of:=VLOOKUP([.Z22];B_PARTITE_2A_FASE_PER_NUMERO;6;0)" office:value-type="string" office:string-value="Cinghiali" calcext:value-type="string">
            <text:p>Cinghiali</text:p>
          </table:table-cell>
          <table:table-cell table:style-name="ce49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0" calcext:value-type="date">
            <text:p>gio 10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22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/>
          <table:table-cell table:style-name="ce26" office:value-type="float" office:value="21" calcext:value-type="float">
            <text:p>21</text:p>
          </table:table-cell>
          <table:table-cell table:style-name="ce29" table:formula="of:=[.H23]&amp;[.I23]" office:value-type="string" office:string-value="F1" calcext:value-type="string">
            <text:p>F1</text:p>
          </table:table-cell>
          <table:table-cell table:style-name="ce32" office:value-type="string" calcext:value-type="string">
            <text:p>Balene</text:p>
          </table:table-cell>
          <table:table-cell table:style-name="ce32"/>
          <table:table-cell table:style-name="ce36" office:value-type="string" calcext:value-type="string">
            <text:p>F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43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46" office:value-type="float" office:value="21" calcext:value-type="float">
            <text:p>21</text:p>
          </table:table-cell>
          <table:table-cell table:style-name="ce36" table:formula="of:=VLOOKUP([.N23];B_PARTITE_GIRONI;2;0)" office:value-type="string" office:string-value="Girone" calcext:value-type="string">
            <text:p>Girone</text:p>
          </table:table-cell>
          <table:table-cell table:style-name="ce47" table:formula="of:=VLOOKUP([.N23];B_PARTITE_GIRONI;3;0)" office:value-type="string" office:string-value="E" calcext:value-type="string">
            <text:p>E</text:p>
          </table:table-cell>
          <table:table-cell table:style-name="ce49" table:formula="of:=VLOOKUP([.N23];B_PARTITE_GIRONI;6;0)" office:value-type="string" office:string-value="Cervi" calcext:value-type="string">
            <text:p>Cervi</text:p>
          </table:table-cell>
          <table:table-cell table:style-name="ce49" table:formula="of:=VLOOKUP([.N23];B_PARTITE_GIRONI;7;0)" office:value-type="string" office:string-value="Cinghiali" calcext:value-type="string">
            <text:p>Cinghial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69" calcext:value-type="float">
            <text:p>69</text:p>
          </table:table-cell>
          <table:table-cell table:style-name="ce36" table:formula="of:=VLOOKUP([.Z23];B_PARTITE_2A_FASE_PER_NUMERO;2;0)" office:value-type="string" office:string-value="2aFase" calcext:value-type="string">
            <text:p>2aFase</text:p>
          </table:table-cell>
          <table:table-cell table:style-name="ce71" table:formula="of:=VLOOKUP([.Z23];B_PARTITE_2A_FASE_PER_NUMERO;3;0)" office:value-type="string" office:string-value="1-8" calcext:value-type="string">
            <text:p>1-8</text:p>
          </table:table-cell>
          <table:table-cell table:style-name="ce49" table:formula="of:=VLOOKUP([.Z23];B_PARTITE_2A_FASE_PER_NUMERO;6;0)" office:value-type="string" office:string-value="Leoni" calcext:value-type="string">
            <text:p>Leoni</text:p>
          </table:table-cell>
          <table:table-cell table:style-name="ce49" table:formula="of:=VLOOKUP([.Z23];B_PARTITE_2A_FASE_PER_NUMERO;7;0)" office:value-type="string" office:string-value="Giaguari" calcext:value-type="string">
            <text:p>Giaguari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46" calcext:value-type="float">
            <text:p>4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23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22" calcext:value-type="float">
            <text:p>22</text:p>
          </table:table-cell>
          <table:table-cell table:style-name="ce29" table:formula="of:=[.H24]&amp;[.I24]" office:value-type="string" office:string-value="F2" calcext:value-type="string">
            <text:p>F2</text:p>
          </table:table-cell>
          <table:table-cell table:style-name="ce32" office:value-type="string" calcext:value-type="string">
            <text:p>Gabbiani</text:p>
          </table:table-cell>
          <table:table-cell table:style-name="ce32"/>
          <table:table-cell table:style-name="ce36" office:value-type="string" calcext:value-type="string">
            <text:p>F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43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46" office:value-type="float" office:value="22" calcext:value-type="float">
            <text:p>22</text:p>
          </table:table-cell>
          <table:table-cell table:style-name="ce36" table:formula="of:=VLOOKUP([.N24];B_PARTITE_GIRONI;2;0)" office:value-type="string" office:string-value="Girone" calcext:value-type="string">
            <text:p>Girone</text:p>
          </table:table-cell>
          <table:table-cell table:style-name="ce47" table:formula="of:=VLOOKUP([.N24];B_PARTITE_GIRONI;3;0)" office:value-type="string" office:string-value="F" calcext:value-type="string">
            <text:p>F</text:p>
          </table:table-cell>
          <table:table-cell table:style-name="ce49" table:formula="of:=VLOOKUP([.N24];B_PARTITE_GIRONI;6;0)" office:value-type="string" office:string-value="Delfini" calcext:value-type="string">
            <text:p>Delfini</text:p>
          </table:table-cell>
          <table:table-cell table:style-name="ce49" table:formula="of:=VLOOKUP([.N24];B_PARTITE_GIRONI;7;0)" office:value-type="string" office:string-value="Fenicotteri" calcext:value-type="string">
            <text:p>Fenicotter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70" calcext:value-type="float">
            <text:p>70</text:p>
          </table:table-cell>
          <table:table-cell table:style-name="ce36" table:formula="of:=VLOOKUP([.Z24];B_PARTITE_2A_FASE_PER_NUMERO;2;0)" office:value-type="string" office:string-value="2aFase" calcext:value-type="string">
            <text:p>2aFase</text:p>
          </table:table-cell>
          <table:table-cell table:style-name="ce71" table:formula="of:=VLOOKUP([.Z24];B_PARTITE_2A_FASE_PER_NUMERO;3;0)" office:value-type="string" office:string-value="1-8" calcext:value-type="string">
            <text:p>1-8</text:p>
          </table:table-cell>
          <table:table-cell table:style-name="ce49" table:formula="of:=VLOOKUP([.Z24];B_PARTITE_2A_FASE_PER_NUMERO;6;0)" office:value-type="string" office:string-value="Bisonti" calcext:value-type="string">
            <text:p>Bisonti</text:p>
          </table:table-cell>
          <table:table-cell table:style-name="ce49" table:formula="of:=VLOOKUP([.Z24];B_PARTITE_2A_FASE_PER_NUMERO;7;0)" office:value-type="string" office:string-value="Balene" calcext:value-type="string">
            <text:p>Balene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31" calcext:value-type="float">
            <text:p>31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24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23" calcext:value-type="float">
            <text:p>23</text:p>
          </table:table-cell>
          <table:table-cell table:style-name="ce29" table:formula="of:=[.H25]&amp;[.I25]" office:value-type="string" office:string-value="F3" calcext:value-type="string">
            <text:p>F3</text:p>
          </table:table-cell>
          <table:table-cell table:style-name="ce32" office:value-type="string" calcext:value-type="string">
            <text:p>Delfini</text:p>
          </table:table-cell>
          <table:table-cell table:style-name="ce32"/>
          <table:table-cell table:style-name="ce36" office:value-type="string" calcext:value-type="string">
            <text:p>F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23" calcext:value-type="float">
            <text:p>23</text:p>
          </table:table-cell>
          <table:table-cell table:style-name="ce43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46" office:value-type="float" office:value="23" calcext:value-type="float">
            <text:p>23</text:p>
          </table:table-cell>
          <table:table-cell table:style-name="ce36" table:formula="of:=VLOOKUP([.N25];B_PARTITE_GIRONI;2;0)" office:value-type="string" office:string-value="Girone" calcext:value-type="string">
            <text:p>Girone</text:p>
          </table:table-cell>
          <table:table-cell table:style-name="ce47" table:formula="of:=VLOOKUP([.N25];B_PARTITE_GIRONI;3;0)" office:value-type="string" office:string-value="G" calcext:value-type="string">
            <text:p>G</text:p>
          </table:table-cell>
          <table:table-cell table:style-name="ce49" table:formula="of:=VLOOKUP([.N25];B_PARTITE_GIRONI;6;0)" office:value-type="string" office:string-value="Muli" calcext:value-type="string">
            <text:p>Muli</text:p>
          </table:table-cell>
          <table:table-cell table:style-name="ce49" table:formula="of:=VLOOKUP([.N25];B_PARTITE_GIRONI;7;0)" office:value-type="string" office:string-value="Orche" calcext:value-type="string">
            <text:p>Orche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0" calcext:value-type="float">
            <text:p>20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71" calcext:value-type="float">
            <text:p>71</text:p>
          </table:table-cell>
          <table:table-cell table:style-name="ce36" table:formula="of:=VLOOKUP([.Z25];B_PARTITE_2A_FASE_PER_NUMERO;2;0)" office:value-type="string" office:string-value="2aFase" calcext:value-type="string">
            <text:p>2aFase</text:p>
          </table:table-cell>
          <table:table-cell table:style-name="ce71" table:formula="of:=VLOOKUP([.Z25];B_PARTITE_2A_FASE_PER_NUMERO;3;0)" office:value-type="string" office:string-value="17-24" calcext:value-type="string">
            <text:p>17-24</text:p>
          </table:table-cell>
          <table:table-cell table:style-name="ce49" table:formula="of:=VLOOKUP([.Z25];B_PARTITE_2A_FASE_PER_NUMERO;6;0)" office:value-type="string" office:string-value="Tigri" calcext:value-type="string">
            <text:p>Tigri</text:p>
          </table:table-cell>
          <table:table-cell table:style-name="ce49" table:formula="of:=VLOOKUP([.Z25];B_PARTITE_2A_FASE_PER_NUMERO;7;0)" office:value-type="string" office:string-value="Linci" calcext:value-type="string">
            <text:p>Linci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25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24" calcext:value-type="float">
            <text:p>24</text:p>
          </table:table-cell>
          <table:table-cell table:style-name="ce29" table:formula="of:=[.H26]&amp;[.I26]" office:value-type="string" office:string-value="F4" calcext:value-type="string">
            <text:p>F4</text:p>
          </table:table-cell>
          <table:table-cell table:style-name="ce32" office:value-type="string" calcext:value-type="string">
            <text:p>Fenicotteri</text:p>
          </table:table-cell>
          <table:table-cell table:style-name="ce32"/>
          <table:table-cell table:style-name="ce36" office:value-type="string" calcext:value-type="string">
            <text:p>F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43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46" office:value-type="float" office:value="24" calcext:value-type="float">
            <text:p>24</text:p>
          </table:table-cell>
          <table:table-cell table:style-name="ce36" table:formula="of:=VLOOKUP([.N26];B_PARTITE_GIRONI;2;0)" office:value-type="string" office:string-value="Girone" calcext:value-type="string">
            <text:p>Girone</text:p>
          </table:table-cell>
          <table:table-cell table:style-name="ce47" table:formula="of:=VLOOKUP([.N26];B_PARTITE_GIRONI;3;0)" office:value-type="string" office:string-value="H" calcext:value-type="string">
            <text:p>H</text:p>
          </table:table-cell>
          <table:table-cell table:style-name="ce49" table:formula="of:=VLOOKUP([.N26];B_PARTITE_GIRONI;6;0)" office:value-type="string" office:string-value="Tonni" calcext:value-type="string">
            <text:p>Tonni</text:p>
          </table:table-cell>
          <table:table-cell table:style-name="ce49" table:formula="of:=VLOOKUP([.N26];B_PARTITE_GIRONI;7;0)" office:value-type="string" office:string-value="Zebre" calcext:value-type="string">
            <text:p>Zebre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72" calcext:value-type="float">
            <text:p>72</text:p>
          </table:table-cell>
          <table:table-cell table:style-name="ce36" table:formula="of:=VLOOKUP([.Z26];B_PARTITE_2A_FASE_PER_NUMERO;2;0)" office:value-type="string" office:string-value="2aFase" calcext:value-type="string">
            <text:p>2aFase</text:p>
          </table:table-cell>
          <table:table-cell table:style-name="ce71" table:formula="of:=VLOOKUP([.Z26];B_PARTITE_2A_FASE_PER_NUMERO;3;0)" office:value-type="string" office:string-value="17-24" calcext:value-type="string">
            <text:p>17-24</text:p>
          </table:table-cell>
          <table:table-cell table:style-name="ce49" table:formula="of:=VLOOKUP([.Z26];B_PARTITE_2A_FASE_PER_NUMERO;6;0)" office:value-type="string" office:string-value="Cervi" calcext:value-type="string">
            <text:p>Cervi</text:p>
          </table:table-cell>
          <table:table-cell table:style-name="ce49" table:formula="of:=VLOOKUP([.Z26];B_PARTITE_2A_FASE_PER_NUMERO;7;0)" office:value-type="string" office:string-value="Delfini" calcext:value-type="string">
            <text:p>Delfini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6" calcext:value-type="float">
            <text:p>4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26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25" calcext:value-type="float">
            <text:p>25</text:p>
          </table:table-cell>
          <table:table-cell table:style-name="ce29" table:formula="of:=[.H27]&amp;[.I27]" office:value-type="string" office:string-value="G1" calcext:value-type="string">
            <text:p>G1</text:p>
          </table:table-cell>
          <table:table-cell table:style-name="ce32" office:value-type="string" calcext:value-type="string">
            <text:p>Istrici</text:p>
          </table:table-cell>
          <table:table-cell table:style-name="ce32"/>
          <table:table-cell table:style-name="ce36" office:value-type="string" calcext:value-type="string">
            <text:p>G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43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46" office:value-type="float" office:value="25" calcext:value-type="float">
            <text:p>25</text:p>
          </table:table-cell>
          <table:table-cell table:style-name="ce36" table:formula="of:=VLOOKUP([.N27];B_PARTITE_GIRONI;2;0)" office:value-type="string" office:string-value="Girone" calcext:value-type="string">
            <text:p>Girone</text:p>
          </table:table-cell>
          <table:table-cell table:style-name="ce47" table:formula="of:=VLOOKUP([.N27];B_PARTITE_GIRONI;3;0)" office:value-type="string" office:string-value="A" calcext:value-type="string">
            <text:p>A</text:p>
          </table:table-cell>
          <table:table-cell table:style-name="ce49" table:formula="of:=VLOOKUP([.N27];B_PARTITE_GIRONI;6;0)" office:value-type="string" office:string-value="Leoni" calcext:value-type="string">
            <text:p>Leoni</text:p>
          </table:table-cell>
          <table:table-cell table:style-name="ce49" table:formula="of:=VLOOKUP([.N27];B_PARTITE_GIRONI;7;0)" office:value-type="string" office:string-value="Ghepardi" calcext:value-type="string">
            <text:p>Ghepardi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25" calcext:value-type="float">
            <text:p>25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73" calcext:value-type="float">
            <text:p>73</text:p>
          </table:table-cell>
          <table:table-cell table:style-name="ce36" table:formula="of:=VLOOKUP([.Z27];B_PARTITE_2A_FASE_PER_NUMERO;2;0)" office:value-type="string" office:string-value="2aFase" calcext:value-type="string">
            <text:p>2aFase</text:p>
          </table:table-cell>
          <table:table-cell table:style-name="ce71" table:formula="of:=VLOOKUP([.Z27];B_PARTITE_2A_FASE_PER_NUMERO;3;0)" office:value-type="string" office:string-value="1-8" calcext:value-type="string">
            <text:p>1-8</text:p>
          </table:table-cell>
          <table:table-cell table:style-name="ce49" table:formula="of:=VLOOKUP([.Z27];B_PARTITE_2A_FASE_PER_NUMERO;6;0)" office:value-type="string" office:string-value="Pantere" calcext:value-type="string">
            <text:p>Pantere</text:p>
          </table:table-cell>
          <table:table-cell table:style-name="ce49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27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26" calcext:value-type="float">
            <text:p>26</text:p>
          </table:table-cell>
          <table:table-cell table:style-name="ce29" table:formula="of:=[.H28]&amp;[.I28]" office:value-type="string" office:string-value="G2" calcext:value-type="string">
            <text:p>G2</text:p>
          </table:table-cell>
          <table:table-cell table:style-name="ce32" office:value-type="string" calcext:value-type="string">
            <text:p>Gorilla</text:p>
          </table:table-cell>
          <table:table-cell table:style-name="ce32"/>
          <table:table-cell table:style-name="ce36" office:value-type="string" calcext:value-type="string">
            <text:p>G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43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46" office:value-type="float" office:value="26" calcext:value-type="float">
            <text:p>26</text:p>
          </table:table-cell>
          <table:table-cell table:style-name="ce36" table:formula="of:=VLOOKUP([.N28];B_PARTITE_GIRONI;2;0)" office:value-type="string" office:string-value="Girone" calcext:value-type="string">
            <text:p>Girone</text:p>
          </table:table-cell>
          <table:table-cell table:style-name="ce47" table:formula="of:=VLOOKUP([.N28];B_PARTITE_GIRONI;3;0)" office:value-type="string" office:string-value="B" calcext:value-type="string">
            <text:p>B</text:p>
          </table:table-cell>
          <table:table-cell table:style-name="ce49" table:formula="of:=VLOOKUP([.N28];B_PARTITE_GIRONI;6;0)" office:value-type="string" office:string-value="Giaguari" calcext:value-type="string">
            <text:p>Giaguari</text:p>
          </table:table-cell>
          <table:table-cell table:style-name="ce49" table:formula="of:=VLOOKUP([.N28];B_PARTITE_GIRONI;7;0)" office:value-type="string" office:string-value="Serval" calcext:value-type="string">
            <text:p>Serval</text:p>
          </table:table-cell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94" calcext:value-type="float">
            <text:p>94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74" calcext:value-type="float">
            <text:p>74</text:p>
          </table:table-cell>
          <table:table-cell table:style-name="ce36" table:formula="of:=VLOOKUP([.Z28];B_PARTITE_2A_FASE_PER_NUMERO;2;0)" office:value-type="string" office:string-value="2aFase" calcext:value-type="string">
            <text:p>2aFase</text:p>
          </table:table-cell>
          <table:table-cell table:style-name="ce71" table:formula="of:=VLOOKUP([.Z28];B_PARTITE_2A_FASE_PER_NUMERO;3;0)" office:value-type="string" office:string-value="1-8" calcext:value-type="string">
            <text:p>1-8</text:p>
          </table:table-cell>
          <table:table-cell table:style-name="ce49" table:formula="of:=VLOOKUP([.Z28];B_PARTITE_2A_FASE_PER_NUMERO;6;0)" office:value-type="string" office:string-value="Istrici" calcext:value-type="string">
            <text:p>Istrici</text:p>
          </table:table-cell>
          <table:table-cell table:style-name="ce49" table:formula="of:=VLOOKUP([.Z28];B_PARTITE_2A_FASE_PER_NUMERO;7;0)" office:value-type="string" office:string-value="Piranha" calcext:value-type="string">
            <text:p>Piranha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28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27" calcext:value-type="float">
            <text:p>27</text:p>
          </table:table-cell>
          <table:table-cell table:style-name="ce29" table:formula="of:=[.H29]&amp;[.I29]" office:value-type="string" office:string-value="G3" calcext:value-type="string">
            <text:p>G3</text:p>
          </table:table-cell>
          <table:table-cell table:style-name="ce32" office:value-type="string" calcext:value-type="string">
            <text:p>Muli</text:p>
          </table:table-cell>
          <table:table-cell table:style-name="ce32"/>
          <table:table-cell table:style-name="ce36" office:value-type="string" calcext:value-type="string">
            <text:p>G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43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46" office:value-type="float" office:value="27" calcext:value-type="float">
            <text:p>27</text:p>
          </table:table-cell>
          <table:table-cell table:style-name="ce36" table:formula="of:=VLOOKUP([.N29];B_PARTITE_GIRONI;2;0)" office:value-type="string" office:string-value="Girone" calcext:value-type="string">
            <text:p>Girone</text:p>
          </table:table-cell>
          <table:table-cell table:style-name="ce47" table:formula="of:=VLOOKUP([.N29];B_PARTITE_GIRONI;3;0)" office:value-type="string" office:string-value="C" calcext:value-type="string">
            <text:p>C</text:p>
          </table:table-cell>
          <table:table-cell table:style-name="ce49" table:formula="of:=VLOOKUP([.N29];B_PARTITE_GIRONI;6;0)" office:value-type="string" office:string-value="Elefanti" calcext:value-type="string">
            <text:p>Elefanti</text:p>
          </table:table-cell>
          <table:table-cell table:style-name="ce49" table:formula="of:=VLOOKUP([.N29];B_PARTITE_GIRONI;7;0)" office:value-type="string" office:string-value="Iguane" calcext:value-type="string">
            <text:p>Iguane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75" calcext:value-type="float">
            <text:p>75</text:p>
          </table:table-cell>
          <table:table-cell table:style-name="ce36" table:formula="of:=VLOOKUP([.Z29];B_PARTITE_2A_FASE_PER_NUMERO;2;0)" office:value-type="string" office:string-value="2aFase" calcext:value-type="string">
            <text:p>2aFase</text:p>
          </table:table-cell>
          <table:table-cell table:style-name="ce71" table:formula="of:=VLOOKUP([.Z29];B_PARTITE_2A_FASE_PER_NUMERO;3;0)" office:value-type="string" office:string-value="17-24" calcext:value-type="string">
            <text:p>17-24</text:p>
          </table:table-cell>
          <table:table-cell table:style-name="ce49" table:formula="of:=VLOOKUP([.Z29];B_PARTITE_2A_FASE_PER_NUMERO;6;0)" office:value-type="string" office:string-value="Ippopotami" calcext:value-type="string">
            <text:p>Ippopotami</text:p>
          </table:table-cell>
          <table:table-cell table:style-name="ce49" table:formula="of:=VLOOKUP([.Z29];B_PARTITE_2A_FASE_PER_NUMERO;7;0)" office:value-type="string" office:string-value="Pitoni" calcext:value-type="string">
            <text:p>Pitoni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29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28" calcext:value-type="float">
            <text:p>28</text:p>
          </table:table-cell>
          <table:table-cell table:style-name="ce29" table:formula="of:=[.H30]&amp;[.I30]" office:value-type="string" office:string-value="G4" calcext:value-type="string">
            <text:p>G4</text:p>
          </table:table-cell>
          <table:table-cell table:style-name="ce32" office:value-type="string" calcext:value-type="string">
            <text:p>Orche</text:p>
          </table:table-cell>
          <table:table-cell table:style-name="ce32"/>
          <table:table-cell table:style-name="ce36" office:value-type="string" calcext:value-type="string">
            <text:p>G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26" office:value-type="float" office:value="28" calcext:value-type="float">
            <text:p>28</text:p>
          </table:table-cell>
          <table:table-cell table:style-name="ce43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46" office:value-type="float" office:value="28" calcext:value-type="float">
            <text:p>28</text:p>
          </table:table-cell>
          <table:table-cell table:style-name="ce36" table:formula="of:=VLOOKUP([.N30];B_PARTITE_GIRONI;2;0)" office:value-type="string" office:string-value="Girone" calcext:value-type="string">
            <text:p>Girone</text:p>
          </table:table-cell>
          <table:table-cell table:style-name="ce47" table:formula="of:=VLOOKUP([.N30];B_PARTITE_GIRONI;3;0)" office:value-type="string" office:string-value="D" calcext:value-type="string">
            <text:p>D</text:p>
          </table:table-cell>
          <table:table-cell table:style-name="ce49" table:formula="of:=VLOOKUP([.N30];B_PARTITE_GIRONI;6;0)" office:value-type="string" office:string-value="Coccodrilli" calcext:value-type="string">
            <text:p>Coccodrilli</text:p>
          </table:table-cell>
          <table:table-cell table:style-name="ce49" table:formula="of:=VLOOKUP([.N30];B_PARTITE_GIRONI;7;0)" office:value-type="string" office:string-value="Falchi" calcext:value-type="string">
            <text:p>Falchi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44" calcext:value-type="float">
            <text:p>44</text:p>
          </table:table-cell>
          <table:table-cell table:style-name="ce58" office:value-type="date" office:date-value="2021-06-08" calcext:value-type="date">
            <text:p>mar 08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76" calcext:value-type="float">
            <text:p>76</text:p>
          </table:table-cell>
          <table:table-cell table:style-name="ce36" table:formula="of:=VLOOKUP([.Z30];B_PARTITE_2A_FASE_PER_NUMERO;2;0)" office:value-type="string" office:string-value="2aFase" calcext:value-type="string">
            <text:p>2aFase</text:p>
          </table:table-cell>
          <table:table-cell table:style-name="ce71" table:formula="of:=VLOOKUP([.Z30];B_PARTITE_2A_FASE_PER_NUMERO;3;0)" office:value-type="string" office:string-value="17-24" calcext:value-type="string">
            <text:p>17-24</text:p>
          </table:table-cell>
          <table:table-cell table:style-name="ce49" table:formula="of:=VLOOKUP([.Z30];B_PARTITE_2A_FASE_PER_NUMERO;6;0)" office:value-type="string" office:string-value="Orche" calcext:value-type="string">
            <text:p>Orche</text:p>
          </table:table-cell>
          <table:table-cell table:style-name="ce49" table:formula="of:=VLOOKUP([.Z30];B_PARTITE_2A_FASE_PER_NUMERO;7;0)" office:value-type="string" office:string-value="Zebre" calcext:value-type="string">
            <text:p>Zebre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32" calcext:value-type="float">
            <text:p>32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30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29" calcext:value-type="float">
            <text:p>29</text:p>
          </table:table-cell>
          <table:table-cell table:style-name="ce29" table:formula="of:=[.H31]&amp;[.I31]" office:value-type="string" office:string-value="H1" calcext:value-type="string">
            <text:p>H1</text:p>
          </table:table-cell>
          <table:table-cell table:style-name="ce32" office:value-type="string" calcext:value-type="string">
            <text:p>Piranha</text:p>
          </table:table-cell>
          <table:table-cell table:style-name="ce32"/>
          <table:table-cell table:style-name="ce36" office:value-type="string" calcext:value-type="string">
            <text:p>H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43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46" office:value-type="float" office:value="29" calcext:value-type="float">
            <text:p>29</text:p>
          </table:table-cell>
          <table:table-cell table:style-name="ce36" table:formula="of:=VLOOKUP([.N31];B_PARTITE_GIRONI;2;0)" office:value-type="string" office:string-value="Girone" calcext:value-type="string">
            <text:p>Girone</text:p>
          </table:table-cell>
          <table:table-cell table:style-name="ce47" table:formula="of:=VLOOKUP([.N31];B_PARTITE_GIRONI;3;0)" office:value-type="string" office:string-value="E" calcext:value-type="string">
            <text:p>E</text:p>
          </table:table-cell>
          <table:table-cell table:style-name="ce49" table:formula="of:=VLOOKUP([.N31];B_PARTITE_GIRONI;6;0)" office:value-type="string" office:string-value="Bisonti" calcext:value-type="string">
            <text:p>Bisonti</text:p>
          </table:table-cell>
          <table:table-cell table:style-name="ce49" table:formula="of:=VLOOKUP([.N31];B_PARTITE_GIRONI;7;0)" office:value-type="string" office:string-value="Cervi" calcext:value-type="string">
            <text:p>Cervi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77" calcext:value-type="float">
            <text:p>77</text:p>
          </table:table-cell>
          <table:table-cell table:style-name="ce36" table:formula="of:=VLOOKUP([.Z31];B_PARTITE_2A_FASE_PER_NUMERO;2;0)" office:value-type="string" office:string-value="2aFase" calcext:value-type="string">
            <text:p>2aFase</text:p>
          </table:table-cell>
          <table:table-cell table:style-name="ce71" table:formula="of:=VLOOKUP([.Z31];B_PARTITE_2A_FASE_PER_NUMERO;3;0)" office:value-type="string" office:string-value="9-16" calcext:value-type="string">
            <text:p>9-16</text:p>
          </table:table-cell>
          <table:table-cell table:style-name="ce49" table:formula="of:=VLOOKUP([.Z31];B_PARTITE_2A_FASE_PER_NUMERO;6;0)" office:value-type="string" office:string-value="Elefanti" calcext:value-type="string">
            <text:p>Elefanti</text:p>
          </table:table-cell>
          <table:table-cell table:style-name="ce49" table:formula="of:=VLOOKUP([.Z31];B_PARTITE_2A_FASE_PER_NUMERO;7;0)" office:value-type="string" office:string-value="Aquile" calcext:value-type="string">
            <text:p>Aquile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31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30" calcext:value-type="float">
            <text:p>30</text:p>
          </table:table-cell>
          <table:table-cell table:style-name="ce29" table:formula="of:=[.H32]&amp;[.I32]" office:value-type="string" office:string-value="H2" calcext:value-type="string">
            <text:p>H2</text:p>
          </table:table-cell>
          <table:table-cell table:style-name="ce32" office:value-type="string" calcext:value-type="string">
            <text:p>Scorpioni</text:p>
          </table:table-cell>
          <table:table-cell table:style-name="ce32"/>
          <table:table-cell table:style-name="ce36" office:value-type="string" calcext:value-type="string">
            <text:p>H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43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46" office:value-type="float" office:value="30" calcext:value-type="float">
            <text:p>30</text:p>
          </table:table-cell>
          <table:table-cell table:style-name="ce36" table:formula="of:=VLOOKUP([.N32];B_PARTITE_GIRONI;2;0)" office:value-type="string" office:string-value="Girone" calcext:value-type="string">
            <text:p>Girone</text:p>
          </table:table-cell>
          <table:table-cell table:style-name="ce47" table:formula="of:=VLOOKUP([.N32];B_PARTITE_GIRONI;3;0)" office:value-type="string" office:string-value="F" calcext:value-type="string">
            <text:p>F</text:p>
          </table:table-cell>
          <table:table-cell table:style-name="ce49" table:formula="of:=VLOOKUP([.N32];B_PARTITE_GIRONI;6;0)" office:value-type="string" office:string-value="Balene" calcext:value-type="string">
            <text:p>Balene</text:p>
          </table:table-cell>
          <table:table-cell table:style-name="ce49" table:formula="of:=VLOOKUP([.N32];B_PARTITE_GIRONI;7;0)" office:value-type="string" office:string-value="Delfini" calcext:value-type="string">
            <text:p>Delfini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78" calcext:value-type="float">
            <text:p>78</text:p>
          </table:table-cell>
          <table:table-cell table:style-name="ce36" table:formula="of:=VLOOKUP([.Z32];B_PARTITE_2A_FASE_PER_NUMERO;2;0)" office:value-type="string" office:string-value="2aFase" calcext:value-type="string">
            <text:p>2aFase</text:p>
          </table:table-cell>
          <table:table-cell table:style-name="ce71" table:formula="of:=VLOOKUP([.Z32];B_PARTITE_2A_FASE_PER_NUMERO;3;0)" office:value-type="string" office:string-value="9-16" calcext:value-type="string">
            <text:p>9-16</text:p>
          </table:table-cell>
          <table:table-cell table:style-name="ce49" table:formula="of:=VLOOKUP([.Z32];B_PARTITE_2A_FASE_PER_NUMERO;6;0)" office:value-type="string" office:string-value="Gorilla" calcext:value-type="string">
            <text:p>Gorilla</text:p>
          </table:table-cell>
          <table:table-cell table:style-name="ce49" table:formula="of:=VLOOKUP([.Z32];B_PARTITE_2A_FASE_PER_NUMERO;7;0)" office:value-type="string" office:string-value="Tonni" calcext:value-type="string">
            <text:p>Tonni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40" calcext:value-type="float">
            <text:p>40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32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6" office:value-type="float" office:value="31" calcext:value-type="float">
            <text:p>31</text:p>
          </table:table-cell>
          <table:table-cell table:style-name="ce29" table:formula="of:=[.H33]&amp;[.I33]" office:value-type="string" office:string-value="H3" calcext:value-type="string">
            <text:p>H3</text:p>
          </table:table-cell>
          <table:table-cell table:style-name="ce32" office:value-type="string" calcext:value-type="string">
            <text:p>Tonni</text:p>
          </table:table-cell>
          <table:table-cell table:style-name="ce32"/>
          <table:table-cell table:style-name="ce36" office:value-type="string" calcext:value-type="string">
            <text:p>H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43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46" office:value-type="float" office:value="31" calcext:value-type="float">
            <text:p>31</text:p>
          </table:table-cell>
          <table:table-cell table:style-name="ce36" table:formula="of:=VLOOKUP([.N33];B_PARTITE_GIRONI;2;0)" office:value-type="string" office:string-value="Girone" calcext:value-type="string">
            <text:p>Girone</text:p>
          </table:table-cell>
          <table:table-cell table:style-name="ce47" table:formula="of:=VLOOKUP([.N33];B_PARTITE_GIRONI;3;0)" office:value-type="string" office:string-value="G" calcext:value-type="string">
            <text:p>G</text:p>
          </table:table-cell>
          <table:table-cell table:style-name="ce49" table:formula="of:=VLOOKUP([.N33];B_PARTITE_GIRONI;6;0)" office:value-type="string" office:string-value="Istrici" calcext:value-type="string">
            <text:p>Istrici</text:p>
          </table:table-cell>
          <table:table-cell table:style-name="ce49" table:formula="of:=VLOOKUP([.N33];B_PARTITE_GIRONI;7;0)" office:value-type="string" office:string-value="Muli" calcext:value-type="string">
            <text:p>Mul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79" calcext:value-type="float">
            <text:p>79</text:p>
          </table:table-cell>
          <table:table-cell table:style-name="ce36" table:formula="of:=VLOOKUP([.Z33];B_PARTITE_2A_FASE_PER_NUMERO;2;0)" office:value-type="string" office:string-value="2aFase" calcext:value-type="string">
            <text:p>2aFase</text:p>
          </table:table-cell>
          <table:table-cell table:style-name="ce71" table:formula="of:=VLOOKUP([.Z33];B_PARTITE_2A_FASE_PER_NUMERO;3;0)" office:value-type="string" office:string-value="9-16" calcext:value-type="string">
            <text:p>9-16</text:p>
          </table:table-cell>
          <table:table-cell table:style-name="ce49" table:formula="of:=VLOOKUP([.Z33];B_PARTITE_2A_FASE_PER_NUMERO;6;0)" office:value-type="string" office:string-value="Giraffe" calcext:value-type="string">
            <text:p>Giraffe</text:p>
          </table:table-cell>
          <table:table-cell table:style-name="ce49" table:formula="of:=VLOOKUP([.Z33];B_PARTITE_2A_FASE_PER_NUMERO;7;0)" office:value-type="string" office:string-value="Puma" calcext:value-type="string">
            <text:p>Puma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33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7" office:value-type="float" office:value="32" calcext:value-type="float">
            <text:p>32</text:p>
          </table:table-cell>
          <table:table-cell table:style-name="ce29" table:formula="of:=[.H34]&amp;[.I34]" office:value-type="string" office:string-value="H4" calcext:value-type="string">
            <text:p>H4</text:p>
          </table:table-cell>
          <table:table-cell table:style-name="ce33" office:value-type="string" calcext:value-type="string">
            <text:p>Zebre</text:p>
          </table:table-cell>
          <table:table-cell table:style-name="ce33"/>
          <table:table-cell table:style-name="ce37" office:value-type="string" calcext:value-type="string">
            <text:p>H</text:p>
          </table:table-cell>
          <table:table-cell table:style-name="ce41" office:value-type="float" office:value="4" calcext:value-type="float">
            <text:p>4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ce44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46" office:value-type="float" office:value="32" calcext:value-type="float">
            <text:p>32</text:p>
          </table:table-cell>
          <table:table-cell table:style-name="ce36" table:formula="of:=VLOOKUP([.N34];B_PARTITE_GIRONI;2;0)" office:value-type="string" office:string-value="Girone" calcext:value-type="string">
            <text:p>Girone</text:p>
          </table:table-cell>
          <table:table-cell table:style-name="ce47" table:formula="of:=VLOOKUP([.N34];B_PARTITE_GIRONI;3;0)" office:value-type="string" office:string-value="H" calcext:value-type="string">
            <text:p>H</text:p>
          </table:table-cell>
          <table:table-cell table:style-name="ce49" table:formula="of:=VLOOKUP([.N34];B_PARTITE_GIRONI;6;0)" office:value-type="string" office:string-value="Piranha" calcext:value-type="string">
            <text:p>Piranha</text:p>
          </table:table-cell>
          <table:table-cell table:style-name="ce49" table:formula="of:=VLOOKUP([.N34];B_PARTITE_GIRONI;7;0)" office:value-type="string" office:string-value="Tonni" calcext:value-type="string">
            <text:p>Tonni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78" calcext:value-type="float">
            <text:p>78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80" calcext:value-type="float">
            <text:p>80</text:p>
          </table:table-cell>
          <table:table-cell table:style-name="ce36" table:formula="of:=VLOOKUP([.Z34];B_PARTITE_2A_FASE_PER_NUMERO;2;0)" office:value-type="string" office:string-value="2aFase" calcext:value-type="string">
            <text:p>2aFase</text:p>
          </table:table-cell>
          <table:table-cell table:style-name="ce71" table:formula="of:=VLOOKUP([.Z34];B_PARTITE_2A_FASE_PER_NUMERO;3;0)" office:value-type="string" office:string-value="9-16" calcext:value-type="string">
            <text:p>9-16</text:p>
          </table:table-cell>
          <table:table-cell table:style-name="ce49" table:formula="of:=VLOOKUP([.Z34];B_PARTITE_2A_FASE_PER_NUMERO;6;0)" office:value-type="string" office:string-value="Bufali" calcext:value-type="string">
            <text:p>Bufali</text:p>
          </table:table-cell>
          <table:table-cell table:style-name="ce49" table:formula="of:=VLOOKUP([.Z34];B_PARTITE_2A_FASE_PER_NUMERO;7;0)" office:value-type="string" office:string-value="Gabbiani" calcext:value-type="string">
            <text:p>Gabbiani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34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10"/>
          <table:table-cell table:style-name="ce42"/>
          <table:table-cell table:number-columns-repeated="2"/>
          <table:table-cell table:style-name="ce46" office:value-type="float" office:value="33" calcext:value-type="float">
            <text:p>33</text:p>
          </table:table-cell>
          <table:table-cell table:style-name="ce36" table:formula="of:=VLOOKUP([.N35];B_PARTITE_GIRONI;2;0)" office:value-type="string" office:string-value="Girone" calcext:value-type="string">
            <text:p>Girone</text:p>
          </table:table-cell>
          <table:table-cell table:style-name="ce47" table:formula="of:=VLOOKUP([.N35];B_PARTITE_GIRONI;3;0)" office:value-type="string" office:string-value="E" calcext:value-type="string">
            <text:p>E</text:p>
          </table:table-cell>
          <table:table-cell table:style-name="ce49" table:formula="of:=VLOOKUP([.N35];B_PARTITE_GIRONI;6;0)" office:value-type="string" office:string-value="Bufali" calcext:value-type="string">
            <text:p>Bufali</text:p>
          </table:table-cell>
          <table:table-cell table:style-name="ce49" table:formula="of:=VLOOKUP([.N35];B_PARTITE_GIRONI;7;0)" office:value-type="string" office:string-value="Cinghiali" calcext:value-type="string">
            <text:p>Cinghiali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81" calcext:value-type="float">
            <text:p>81</text:p>
          </table:table-cell>
          <table:table-cell table:style-name="ce36" table:formula="of:=VLOOKUP([.Z35];B_PARTITE_2A_FASE_PER_NUMERO;2;0)" office:value-type="string" office:string-value="2aFase" calcext:value-type="string">
            <text:p>2aFase</text:p>
          </table:table-cell>
          <table:table-cell table:style-name="ce71" table:formula="of:=VLOOKUP([.Z35];B_PARTITE_2A_FASE_PER_NUMERO;3;0)" office:value-type="string" office:string-value="25-28" calcext:value-type="string">
            <text:p>25-28</text:p>
          </table:table-cell>
          <table:table-cell table:style-name="ce49" table:formula="of:=VLOOKUP([.Z35];B_PARTITE_2A_FASE_PER_NUMERO;6;0)" office:value-type="string" office:string-value="Iguane" calcext:value-type="string">
            <text:p>Iguane</text:p>
          </table:table-cell>
          <table:table-cell table:style-name="ce49" table:formula="of:=VLOOKUP([.Z35];B_PARTITE_2A_FASE_PER_NUMERO;7;0)" office:value-type="string" office:string-value="Muli" calcext:value-type="string">
            <text:p>Muli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41" calcext:value-type="float">
            <text:p>41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35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46" office:value-type="float" office:value="34" calcext:value-type="float">
            <text:p>34</text:p>
          </table:table-cell>
          <table:table-cell table:style-name="ce36" table:formula="of:=VLOOKUP([.N36];B_PARTITE_GIRONI;2;0)" office:value-type="string" office:string-value="Girone" calcext:value-type="string">
            <text:p>Girone</text:p>
          </table:table-cell>
          <table:table-cell table:style-name="ce47" table:formula="of:=VLOOKUP([.N36];B_PARTITE_GIRONI;3;0)" office:value-type="string" office:string-value="F" calcext:value-type="string">
            <text:p>F</text:p>
          </table:table-cell>
          <table:table-cell table:style-name="ce49" table:formula="of:=VLOOKUP([.N36];B_PARTITE_GIRONI;6;0)" office:value-type="string" office:string-value="Gabbiani" calcext:value-type="string">
            <text:p>Gabbiani</text:p>
          </table:table-cell>
          <table:table-cell table:style-name="ce49" table:formula="of:=VLOOKUP([.N36];B_PARTITE_GIRONI;7;0)" office:value-type="string" office:string-value="Fenicotteri" calcext:value-type="string">
            <text:p>Fenicotteri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82" calcext:value-type="float">
            <text:p>82</text:p>
          </table:table-cell>
          <table:table-cell table:style-name="ce36" table:formula="of:=VLOOKUP([.Z36];B_PARTITE_2A_FASE_PER_NUMERO;2;0)" office:value-type="string" office:string-value="2aFase" calcext:value-type="string">
            <text:p>2aFase</text:p>
          </table:table-cell>
          <table:table-cell table:style-name="ce71" table:formula="of:=VLOOKUP([.Z36];B_PARTITE_2A_FASE_PER_NUMERO;3;0)" office:value-type="string" office:string-value="25-28" calcext:value-type="string">
            <text:p>25-28</text:p>
          </table:table-cell>
          <table:table-cell table:style-name="ce49" table:formula="of:=VLOOKUP([.Z36];B_PARTITE_2A_FASE_PER_NUMERO;6;0)" office:value-type="string" office:string-value="Delfini" calcext:value-type="string">
            <text:p>Delfini</text:p>
          </table:table-cell>
          <table:table-cell table:style-name="ce49" table:formula="of:=VLOOKUP([.Z36];B_PARTITE_2A_FASE_PER_NUMERO;7;0)" office:value-type="string" office:string-value="Ghepardi" calcext:value-type="string">
            <text:p>Ghepardi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37" calcext:value-type="float">
            <text:p>37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36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46" office:value-type="float" office:value="35" calcext:value-type="float">
            <text:p>35</text:p>
          </table:table-cell>
          <table:table-cell table:style-name="ce36" table:formula="of:=VLOOKUP([.N37];B_PARTITE_GIRONI;2;0)" office:value-type="string" office:string-value="Girone" calcext:value-type="string">
            <text:p>Girone</text:p>
          </table:table-cell>
          <table:table-cell table:style-name="ce47" table:formula="of:=VLOOKUP([.N37];B_PARTITE_GIRONI;3;0)" office:value-type="string" office:string-value="G" calcext:value-type="string">
            <text:p>G</text:p>
          </table:table-cell>
          <table:table-cell table:style-name="ce49" table:formula="of:=VLOOKUP([.N37];B_PARTITE_GIRONI;6;0)" office:value-type="string" office:string-value="Gorilla" calcext:value-type="string">
            <text:p>Gorilla</text:p>
          </table:table-cell>
          <table:table-cell table:style-name="ce49" table:formula="of:=VLOOKUP([.N37];B_PARTITE_GIRONI;7;0)" office:value-type="string" office:string-value="Orche" calcext:value-type="string">
            <text:p>Orche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83" calcext:value-type="float">
            <text:p>83</text:p>
          </table:table-cell>
          <table:table-cell table:style-name="ce36" table:formula="of:=VLOOKUP([.Z37];B_PARTITE_2A_FASE_PER_NUMERO;2;0)" office:value-type="string" office:string-value="2aFase" calcext:value-type="string">
            <text:p>2aFase</text:p>
          </table:table-cell>
          <table:table-cell table:style-name="ce71" table:formula="of:=VLOOKUP([.Z37];B_PARTITE_2A_FASE_PER_NUMERO;3;0)" office:value-type="string" office:string-value="29-32" calcext:value-type="string">
            <text:p>29-32</text:p>
          </table:table-cell>
          <table:table-cell table:style-name="ce49" table:formula="of:=VLOOKUP([.Z37];B_PARTITE_2A_FASE_PER_NUMERO;6;0)" office:value-type="string" office:string-value="Falchi" calcext:value-type="string">
            <text:p>Falchi</text:p>
          </table:table-cell>
          <table:table-cell table:style-name="ce49" table:formula="of:=VLOOKUP([.Z37];B_PARTITE_2A_FASE_PER_NUMERO;7;0)" office:value-type="string" office:string-value="Scorpioni" calcext:value-type="string">
            <text:p>Scorpion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0" calcext:value-type="float">
            <text:p>40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37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46" office:value-type="float" office:value="36" calcext:value-type="float">
            <text:p>36</text:p>
          </table:table-cell>
          <table:table-cell table:style-name="ce36" table:formula="of:=VLOOKUP([.N38];B_PARTITE_GIRONI;2;0)" office:value-type="string" office:string-value="Girone" calcext:value-type="string">
            <text:p>Girone</text:p>
          </table:table-cell>
          <table:table-cell table:style-name="ce47" table:formula="of:=VLOOKUP([.N38];B_PARTITE_GIRONI;3;0)" office:value-type="string" office:string-value="H" calcext:value-type="string">
            <text:p>H</text:p>
          </table:table-cell>
          <table:table-cell table:style-name="ce49" table:formula="of:=VLOOKUP([.N38];B_PARTITE_GIRONI;6;0)" office:value-type="string" office:string-value="Scorpioni" calcext:value-type="string">
            <text:p>Scorpioni</text:p>
          </table:table-cell>
          <table:table-cell table:style-name="ce49" table:formula="of:=VLOOKUP([.N38];B_PARTITE_GIRONI;7;0)" office:value-type="string" office:string-value="Zebre" calcext:value-type="string">
            <text:p>Zebre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9" calcext:value-type="float">
            <text:p>79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84" calcext:value-type="float">
            <text:p>84</text:p>
          </table:table-cell>
          <table:table-cell table:style-name="ce36" table:formula="of:=VLOOKUP([.Z38];B_PARTITE_2A_FASE_PER_NUMERO;2;0)" office:value-type="string" office:string-value="2aFase" calcext:value-type="string">
            <text:p>2aFase</text:p>
          </table:table-cell>
          <table:table-cell table:style-name="ce71" table:formula="of:=VLOOKUP([.Z38];B_PARTITE_2A_FASE_PER_NUMERO;3;0)" office:value-type="string" office:string-value="29-32" calcext:value-type="string">
            <text:p>29-32</text:p>
          </table:table-cell>
          <table:table-cell table:style-name="ce49" table:formula="of:=VLOOKUP([.Z38];B_PARTITE_2A_FASE_PER_NUMERO;6;0)" office:value-type="string" office:string-value="Scorpioni" calcext:value-type="string">
            <text:p>Scorpioni</text:p>
          </table:table-cell>
          <table:table-cell table:style-name="ce49" table:formula="of:=VLOOKUP([.Z38];B_PARTITE_2A_FASE_PER_NUMERO;7;0)" office:value-type="string" office:string-value="Serval" calcext:value-type="string">
            <text:p>Serval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38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46" office:value-type="float" office:value="37" calcext:value-type="float">
            <text:p>37</text:p>
          </table:table-cell>
          <table:table-cell table:style-name="ce36" table:formula="of:=VLOOKUP([.N39];B_PARTITE_GIRONI;2;0)" office:value-type="string" office:string-value="Girone" calcext:value-type="string">
            <text:p>Girone</text:p>
          </table:table-cell>
          <table:table-cell table:style-name="ce47" table:formula="of:=VLOOKUP([.N39];B_PARTITE_GIRONI;3;0)" office:value-type="string" office:string-value="A" calcext:value-type="string">
            <text:p>A</text:p>
          </table:table-cell>
          <table:table-cell table:style-name="ce49" table:formula="of:=VLOOKUP([.N39];B_PARTITE_GIRONI;6;0)" office:value-type="string" office:string-value="Pantere" calcext:value-type="string">
            <text:p>Pantere</text:p>
          </table:table-cell>
          <table:table-cell table:style-name="ce49" table:formula="of:=VLOOKUP([.N39];B_PARTITE_GIRONI;7;0)" office:value-type="string" office:string-value="Tigri" calcext:value-type="string">
            <text:p>Tigri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30" calcext:value-type="float">
            <text:p>3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85" calcext:value-type="float">
            <text:p>85</text:p>
          </table:table-cell>
          <table:table-cell table:style-name="ce36" table:formula="of:=VLOOKUP([.Z39];B_PARTITE_2A_FASE_PER_NUMERO;2;0)" office:value-type="string" office:string-value="2aFase" calcext:value-type="string">
            <text:p>2aFase</text:p>
          </table:table-cell>
          <table:table-cell table:style-name="ce71" table:formula="of:=VLOOKUP([.Z39];B_PARTITE_2A_FASE_PER_NUMERO;3;0)" office:value-type="string" office:string-value="5-8" calcext:value-type="string">
            <text:p>5-8</text:p>
          </table:table-cell>
          <table:table-cell table:style-name="ce49" table:formula="of:=VLOOKUP([.Z39];B_PARTITE_2A_FASE_PER_NUMERO;6;0)" office:value-type="string" office:string-value="Giaguari" calcext:value-type="string">
            <text:p>Giaguari</text:p>
          </table:table-cell>
          <table:table-cell table:style-name="ce49" table:formula="of:=VLOOKUP([.Z39];B_PARTITE_2A_FASE_PER_NUMERO;7;0)" office:value-type="string" office:string-value="Balene" calcext:value-type="string">
            <text:p>Balene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39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46" office:value-type="float" office:value="38" calcext:value-type="float">
            <text:p>38</text:p>
          </table:table-cell>
          <table:table-cell table:style-name="ce36" table:formula="of:=VLOOKUP([.N40];B_PARTITE_GIRONI;2;0)" office:value-type="string" office:string-value="Girone" calcext:value-type="string">
            <text:p>Girone</text:p>
          </table:table-cell>
          <table:table-cell table:style-name="ce47" table:formula="of:=VLOOKUP([.N40];B_PARTITE_GIRONI;3;0)" office:value-type="string" office:string-value="B" calcext:value-type="string">
            <text:p>B</text:p>
          </table:table-cell>
          <table:table-cell table:style-name="ce49" table:formula="of:=VLOOKUP([.N40];B_PARTITE_GIRONI;6;0)" office:value-type="string" office:string-value="Puma" calcext:value-type="string">
            <text:p>Puma</text:p>
          </table:table-cell>
          <table:table-cell table:style-name="ce49" table:formula="of:=VLOOKUP([.N40];B_PARTITE_GIRONI;7;0)" office:value-type="string" office:string-value="Linci" calcext:value-type="string">
            <text:p>Linci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72" calcext:value-type="float">
            <text:p>72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86" calcext:value-type="float">
            <text:p>86</text:p>
          </table:table-cell>
          <table:table-cell table:style-name="ce36" table:formula="of:=VLOOKUP([.Z40];B_PARTITE_2A_FASE_PER_NUMERO;2;0)" office:value-type="string" office:string-value="2aFase" calcext:value-type="string">
            <text:p>2aFase</text:p>
          </table:table-cell>
          <table:table-cell table:style-name="ce71" table:formula="of:=VLOOKUP([.Z40];B_PARTITE_2A_FASE_PER_NUMERO;3;0)" office:value-type="string" office:string-value="5-8" calcext:value-type="string">
            <text:p>5-8</text:p>
          </table:table-cell>
          <table:table-cell table:style-name="ce49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49" table:formula="of:=VLOOKUP([.Z40];B_PARTITE_2A_FASE_PER_NUMERO;7;0)" office:value-type="string" office:string-value="Piranha" calcext:value-type="string">
            <text:p>Piranha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35" calcext:value-type="float">
            <text:p>35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40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style-name="ce10" office:value-type="string" calcext:value-type="string">
            <text:p>ROSSO</text:p>
          </table:table-cell>
          <table:table-cell table:style-name="ce24" office:value-type="string" calcext:value-type="string">
            <text:p>ff0000</text:p>
          </table:table-cell>
          <table:table-cell table:number-columns-repeated="11"/>
          <table:table-cell table:style-name="ce46" office:value-type="float" office:value="39" calcext:value-type="float">
            <text:p>39</text:p>
          </table:table-cell>
          <table:table-cell table:style-name="ce36" table:formula="of:=VLOOKUP([.N41];B_PARTITE_GIRONI;2;0)" office:value-type="string" office:string-value="Girone" calcext:value-type="string">
            <text:p>Girone</text:p>
          </table:table-cell>
          <table:table-cell table:style-name="ce47" table:formula="of:=VLOOKUP([.N41];B_PARTITE_GIRONI;3;0)" office:value-type="string" office:string-value="C" calcext:value-type="string">
            <text:p>C</text:p>
          </table:table-cell>
          <table:table-cell table:style-name="ce49" table:formula="of:=VLOOKUP([.N41];B_PARTITE_GIRONI;6;0)" office:value-type="string" office:string-value="Giraffe" calcext:value-type="string">
            <text:p>Giraffe</text:p>
          </table:table-cell>
          <table:table-cell table:style-name="ce49" table:formula="of:=VLOOKUP([.N41];B_PARTITE_GIRONI;7;0)" office:value-type="string" office:string-value="Ippopotami" calcext:value-type="string">
            <text:p>Ippopotami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87" calcext:value-type="float">
            <text:p>87</text:p>
          </table:table-cell>
          <table:table-cell table:style-name="ce36" table:formula="of:=VLOOKUP([.Z41];B_PARTITE_2A_FASE_PER_NUMERO;2;0)" office:value-type="string" office:string-value="2aFase" calcext:value-type="string">
            <text:p>2aFase</text:p>
          </table:table-cell>
          <table:table-cell table:style-name="ce71" table:formula="of:=VLOOKUP([.Z41];B_PARTITE_2A_FASE_PER_NUMERO;3;0)" office:value-type="string" office:string-value="1-4" calcext:value-type="string">
            <text:p>1-4</text:p>
          </table:table-cell>
          <table:table-cell table:style-name="ce49" table:formula="of:=VLOOKUP([.Z41];B_PARTITE_2A_FASE_PER_NUMERO;6;0)" office:value-type="string" office:string-value="Leoni" calcext:value-type="string">
            <text:p>Leoni</text:p>
          </table:table-cell>
          <table:table-cell table:style-name="ce49" table:formula="of:=VLOOKUP([.Z41];B_PARTITE_2A_FASE_PER_NUMERO;7;0)" office:value-type="string" office:string-value="Bisonti" calcext:value-type="string">
            <text:p>Bisonti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1" calcext:value-type="float">
            <text:p>31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20H30M00S" calcext:value-type="time">
            <text:p>20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41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style-name="ce11" office:value-type="string" calcext:value-type="string">
            <text:p>ARANCIONE</text:p>
          </table:table-cell>
          <table:table-cell table:style-name="ce24" office:value-type="string" calcext:value-type="string">
            <text:p>ffa500</text:p>
          </table:table-cell>
          <table:table-cell table:number-columns-repeated="11"/>
          <table:table-cell table:style-name="ce46" office:value-type="float" office:value="40" calcext:value-type="float">
            <text:p>40</text:p>
          </table:table-cell>
          <table:table-cell table:style-name="ce36" table:formula="of:=VLOOKUP([.N42];B_PARTITE_GIRONI;2;0)" office:value-type="string" office:string-value="Girone" calcext:value-type="string">
            <text:p>Girone</text:p>
          </table:table-cell>
          <table:table-cell table:style-name="ce47" table:formula="of:=VLOOKUP([.N42];B_PARTITE_GIRONI;3;0)" office:value-type="string" office:string-value="D" calcext:value-type="string">
            <text:p>D</text:p>
          </table:table-cell>
          <table:table-cell table:style-name="ce49" table:formula="of:=VLOOKUP([.N42];B_PARTITE_GIRONI;6;0)" office:value-type="string" office:string-value="Pitoni" calcext:value-type="string">
            <text:p>Pitoni</text:p>
          </table:table-cell>
          <table:table-cell table:style-name="ce49" table:formula="of:=VLOOKUP([.N42];B_PARTITE_GIRONI;7;0)" office:value-type="string" office:string-value="Aquile" calcext:value-type="string">
            <text:p>Aquile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5" calcext:value-type="float">
            <text:p>15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88" calcext:value-type="float">
            <text:p>88</text:p>
          </table:table-cell>
          <table:table-cell table:style-name="ce36" table:formula="of:=VLOOKUP([.Z42];B_PARTITE_2A_FASE_PER_NUMERO;2;0)" office:value-type="string" office:string-value="2aFase" calcext:value-type="string">
            <text:p>2aFase</text:p>
          </table:table-cell>
          <table:table-cell table:style-name="ce71" table:formula="of:=VLOOKUP([.Z42];B_PARTITE_2A_FASE_PER_NUMERO;3;0)" office:value-type="string" office:string-value="1-4" calcext:value-type="string">
            <text:p>1-4</text:p>
          </table:table-cell>
          <table:table-cell table:style-name="ce49" table:formula="of:=VLOOKUP([.Z42];B_PARTITE_2A_FASE_PER_NUMERO;6;0)" office:value-type="string" office:string-value="Pantere" calcext:value-type="string">
            <text:p>Pantere</text:p>
          </table:table-cell>
          <table:table-cell table:style-name="ce49" table:formula="of:=VLOOKUP([.Z42];B_PARTITE_2A_FASE_PER_NUMERO;7;0)" office:value-type="string" office:string-value="Istrici" calcext:value-type="string">
            <text:p>Istrici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11" calcext:value-type="date">
            <text:p>ven 11/06/2021</text:p>
          </table:table-cell>
          <table:table-cell table:style-name="ce61" office:value-type="time" office:time-value="PT22H00M00S" calcext:value-type="time">
            <text:p>22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42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style-name="ce12" office:value-type="string" calcext:value-type="string">
            <text:p>GIALLO</text:p>
          </table:table-cell>
          <table:table-cell table:style-name="ce24" office:value-type="string" calcext:value-type="string">
            <text:p>ffff00</text:p>
          </table:table-cell>
          <table:table-cell table:number-columns-repeated="11"/>
          <table:table-cell table:style-name="ce46" office:value-type="float" office:value="41" calcext:value-type="float">
            <text:p>41</text:p>
          </table:table-cell>
          <table:table-cell table:style-name="ce36" table:formula="of:=VLOOKUP([.N43];B_PARTITE_GIRONI;2;0)" office:value-type="string" office:string-value="Girone" calcext:value-type="string">
            <text:p>Girone</text:p>
          </table:table-cell>
          <table:table-cell table:style-name="ce47" table:formula="of:=VLOOKUP([.N43];B_PARTITE_GIRONI;3;0)" office:value-type="string" office:string-value="E" calcext:value-type="string">
            <text:p>E</text:p>
          </table:table-cell>
          <table:table-cell table:style-name="ce49" table:formula="of:=VLOOKUP([.N43];B_PARTITE_GIRONI;6;0)" office:value-type="string" office:string-value="Bisonti" calcext:value-type="string">
            <text:p>Bisonti</text:p>
          </table:table-cell>
          <table:table-cell table:style-name="ce49" table:formula="of:=VLOOKUP([.N43];B_PARTITE_GIRONI;7;0)" office:value-type="string" office:string-value="Cinghiali" calcext:value-type="string">
            <text:p>Cinghiali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89" calcext:value-type="float">
            <text:p>89</text:p>
          </table:table-cell>
          <table:table-cell table:style-name="ce36" table:formula="of:=VLOOKUP([.Z43];B_PARTITE_2A_FASE_PER_NUMERO;2;0)" office:value-type="string" office:string-value="2aFase" calcext:value-type="string">
            <text:p>2aFase</text:p>
          </table:table-cell>
          <table:table-cell table:style-name="ce71" table:formula="of:=VLOOKUP([.Z43];B_PARTITE_2A_FASE_PER_NUMERO;3;0)" office:value-type="string" office:string-value="9-12" calcext:value-type="string">
            <text:p>9-12</text:p>
          </table:table-cell>
          <table:table-cell table:style-name="ce49" table:formula="of:=VLOOKUP([.Z43];B_PARTITE_2A_FASE_PER_NUMERO;6;0)" office:value-type="string" office:string-value="Elefanti" calcext:value-type="string">
            <text:p>Elefanti</text:p>
          </table:table-cell>
          <table:table-cell table:style-name="ce49" table:formula="of:=VLOOKUP([.Z43];B_PARTITE_2A_FASE_PER_NUMERO;7;0)" office:value-type="string" office:string-value="Gorilla" calcext:value-type="string">
            <text:p>Gorilla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2" calcext:value-type="float">
            <text:p>32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43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style-name="ce13" office:value-type="string" calcext:value-type="string">
            <text:p>VERDE</text:p>
          </table:table-cell>
          <table:table-cell table:style-name="ce24" office:value-type="string" calcext:value-type="string">
            <text:p>000800</text:p>
          </table:table-cell>
          <table:table-cell table:number-columns-repeated="11"/>
          <table:table-cell table:style-name="ce46" office:value-type="float" office:value="42" calcext:value-type="float">
            <text:p>42</text:p>
          </table:table-cell>
          <table:table-cell table:style-name="ce36" table:formula="of:=VLOOKUP([.N44];B_PARTITE_GIRONI;2;0)" office:value-type="string" office:string-value="Girone" calcext:value-type="string">
            <text:p>Girone</text:p>
          </table:table-cell>
          <table:table-cell table:style-name="ce47" table:formula="of:=VLOOKUP([.N44];B_PARTITE_GIRONI;3;0)" office:value-type="string" office:string-value="F" calcext:value-type="string">
            <text:p>F</text:p>
          </table:table-cell>
          <table:table-cell table:style-name="ce49" table:formula="of:=VLOOKUP([.N44];B_PARTITE_GIRONI;6;0)" office:value-type="string" office:string-value="Balene" calcext:value-type="string">
            <text:p>Balene</text:p>
          </table:table-cell>
          <table:table-cell table:style-name="ce49" table:formula="of:=VLOOKUP([.N44];B_PARTITE_GIRONI;7;0)" office:value-type="string" office:string-value="Fenicotteri" calcext:value-type="string">
            <text:p>Fenicotteri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5" calcext:value-type="float">
            <text:p>35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90" calcext:value-type="float">
            <text:p>90</text:p>
          </table:table-cell>
          <table:table-cell table:style-name="ce36" table:formula="of:=VLOOKUP([.Z44];B_PARTITE_2A_FASE_PER_NUMERO;2;0)" office:value-type="string" office:string-value="2aFase" calcext:value-type="string">
            <text:p>2aFase</text:p>
          </table:table-cell>
          <table:table-cell table:style-name="ce71" table:formula="of:=VLOOKUP([.Z44];B_PARTITE_2A_FASE_PER_NUMERO;3;0)" office:value-type="string" office:string-value="9-12" calcext:value-type="string">
            <text:p>9-12</text:p>
          </table:table-cell>
          <table:table-cell table:style-name="ce49" table:formula="of:=VLOOKUP([.Z44];B_PARTITE_2A_FASE_PER_NUMERO;6;0)" office:value-type="string" office:string-value="Giraffe" calcext:value-type="string">
            <text:p>Giraffe</text:p>
          </table:table-cell>
          <table:table-cell table:style-name="ce49" table:formula="of:=VLOOKUP([.Z44];B_PARTITE_2A_FASE_PER_NUMERO;7;0)" office:value-type="string" office:string-value="Bufali" calcext:value-type="string">
            <text:p>Bufal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0" calcext:value-type="float">
            <text:p>30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44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style-name="ce14" office:value-type="string" calcext:value-type="string">
            <text:p>BLU</text:p>
          </table:table-cell>
          <table:table-cell table:style-name="ce24" office:value-type="string" calcext:value-type="string">
            <text:p>0000ff</text:p>
          </table:table-cell>
          <table:table-cell table:number-columns-repeated="11"/>
          <table:table-cell table:style-name="ce46" office:value-type="float" office:value="43" calcext:value-type="float">
            <text:p>43</text:p>
          </table:table-cell>
          <table:table-cell table:style-name="ce36" table:formula="of:=VLOOKUP([.N45];B_PARTITE_GIRONI;2;0)" office:value-type="string" office:string-value="Girone" calcext:value-type="string">
            <text:p>Girone</text:p>
          </table:table-cell>
          <table:table-cell table:style-name="ce47" table:formula="of:=VLOOKUP([.N45];B_PARTITE_GIRONI;3;0)" office:value-type="string" office:string-value="G" calcext:value-type="string">
            <text:p>G</text:p>
          </table:table-cell>
          <table:table-cell table:style-name="ce49" table:formula="of:=VLOOKUP([.N45];B_PARTITE_GIRONI;6;0)" office:value-type="string" office:string-value="Istrici" calcext:value-type="string">
            <text:p>Istrici</text:p>
          </table:table-cell>
          <table:table-cell table:style-name="ce49" table:formula="of:=VLOOKUP([.N45];B_PARTITE_GIRONI;7;0)" office:value-type="string" office:string-value="Orche" calcext:value-type="string">
            <text:p>Orche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91" calcext:value-type="float">
            <text:p>91</text:p>
          </table:table-cell>
          <table:table-cell table:style-name="ce36" table:formula="of:=VLOOKUP([.Z45];B_PARTITE_2A_FASE_PER_NUMERO;2;0)" office:value-type="string" office:string-value="2aFase" calcext:value-type="string">
            <text:p>2aFase</text:p>
          </table:table-cell>
          <table:table-cell table:style-name="ce71" table:formula="of:=VLOOKUP([.Z45];B_PARTITE_2A_FASE_PER_NUMERO;3;0)" office:value-type="string" office:string-value="13-16" calcext:value-type="string">
            <text:p>13-16</text:p>
          </table:table-cell>
          <table:table-cell table:style-name="ce49" table:formula="of:=VLOOKUP([.Z45];B_PARTITE_2A_FASE_PER_NUMERO;6;0)" office:value-type="string" office:string-value="Aquile" calcext:value-type="string">
            <text:p>Aquile</text:p>
          </table:table-cell>
          <table:table-cell table:style-name="ce49" table:formula="of:=VLOOKUP([.Z45];B_PARTITE_2A_FASE_PER_NUMERO;7;0)" office:value-type="string" office:string-value="Tonni" calcext:value-type="string">
            <text:p>Tonni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36" calcext:value-type="float">
            <text:p>36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45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style-name="ce15" office:value-type="string" calcext:value-type="string">
            <text:p>INDACO</text:p>
          </table:table-cell>
          <table:table-cell table:style-name="ce24" office:value-type="string" calcext:value-type="string">
            <text:p>4b0082</text:p>
          </table:table-cell>
          <table:table-cell table:number-columns-repeated="11"/>
          <table:table-cell table:style-name="ce46" office:value-type="float" office:value="44" calcext:value-type="float">
            <text:p>44</text:p>
          </table:table-cell>
          <table:table-cell table:style-name="ce36" table:formula="of:=VLOOKUP([.N46];B_PARTITE_GIRONI;2;0)" office:value-type="string" office:string-value="Girone" calcext:value-type="string">
            <text:p>Girone</text:p>
          </table:table-cell>
          <table:table-cell table:style-name="ce47" table:formula="of:=VLOOKUP([.N46];B_PARTITE_GIRONI;3;0)" office:value-type="string" office:string-value="H" calcext:value-type="string">
            <text:p>H</text:p>
          </table:table-cell>
          <table:table-cell table:style-name="ce49" table:formula="of:=VLOOKUP([.N46];B_PARTITE_GIRONI;6;0)" office:value-type="string" office:string-value="Tonni" calcext:value-type="string">
            <text:p>Tonni</text:p>
          </table:table-cell>
          <table:table-cell table:style-name="ce49" table:formula="of:=VLOOKUP([.N46];B_PARTITE_GIRONI;7;0)" office:value-type="string" office:string-value="Scorpioni" calcext:value-type="string">
            <text:p>Scorpioni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3" calcext:value-type="float">
            <text:p>1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92" calcext:value-type="float">
            <text:p>92</text:p>
          </table:table-cell>
          <table:table-cell table:style-name="ce36" table:formula="of:=VLOOKUP([.Z46];B_PARTITE_2A_FASE_PER_NUMERO;2;0)" office:value-type="string" office:string-value="2aFase" calcext:value-type="string">
            <text:p>2aFase</text:p>
          </table:table-cell>
          <table:table-cell table:style-name="ce71" table:formula="of:=VLOOKUP([.Z46];B_PARTITE_2A_FASE_PER_NUMERO;3;0)" office:value-type="string" office:string-value="13-16" calcext:value-type="string">
            <text:p>13-16</text:p>
          </table:table-cell>
          <table:table-cell table:style-name="ce49" table:formula="of:=VLOOKUP([.Z46];B_PARTITE_2A_FASE_PER_NUMERO;6;0)" office:value-type="string" office:string-value="Puma" calcext:value-type="string">
            <text:p>Puma</text:p>
          </table:table-cell>
          <table:table-cell table:style-name="ce49" table:formula="of:=VLOOKUP([.Z46];B_PARTITE_2A_FASE_PER_NUMERO;7;0)" office:value-type="string" office:string-value="Gabbiani" calcext:value-type="string">
            <text:p>Gabbiani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46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VIOLETTO</text:p>
          </table:table-cell>
          <table:table-cell table:style-name="ce24" office:value-type="string" calcext:value-type="string">
            <text:p>ee82ee</text:p>
          </table:table-cell>
          <table:table-cell table:number-columns-repeated="11"/>
          <table:table-cell table:style-name="ce46" office:value-type="float" office:value="45" calcext:value-type="float">
            <text:p>45</text:p>
          </table:table-cell>
          <table:table-cell table:style-name="ce36" table:formula="of:=VLOOKUP([.N47];B_PARTITE_GIRONI;2;0)" office:value-type="string" office:string-value="Girone" calcext:value-type="string">
            <text:p>Girone</text:p>
          </table:table-cell>
          <table:table-cell table:style-name="ce47" table:formula="of:=VLOOKUP([.N47];B_PARTITE_GIRONI;3;0)" office:value-type="string" office:string-value="E" calcext:value-type="string">
            <text:p>E</text:p>
          </table:table-cell>
          <table:table-cell table:style-name="ce49" table:formula="of:=VLOOKUP([.N47];B_PARTITE_GIRONI;6;0)" office:value-type="string" office:string-value="Bufali" calcext:value-type="string">
            <text:p>Bufali</text:p>
          </table:table-cell>
          <table:table-cell table:style-name="ce49" table:formula="of:=VLOOKUP([.N47];B_PARTITE_GIRONI;7;0)" office:value-type="string" office:string-value="Cervi" calcext:value-type="string">
            <text:p>Cerv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46" office:value-type="float" office:value="93" calcext:value-type="float">
            <text:p>93</text:p>
          </table:table-cell>
          <table:table-cell table:style-name="ce36" table:formula="of:=VLOOKUP([.Z47];B_PARTITE_2A_FASE_PER_NUMERO;2;0)" office:value-type="string" office:string-value="2aFase" calcext:value-type="string">
            <text:p>2aFase</text:p>
          </table:table-cell>
          <table:table-cell table:style-name="ce71" table:formula="of:=VLOOKUP([.Z47];B_PARTITE_2A_FASE_PER_NUMERO;3;0)" office:value-type="string" office:string-value="17-20" calcext:value-type="string">
            <text:p>17-20</text:p>
          </table:table-cell>
          <table:table-cell table:style-name="ce49" table:formula="of:=VLOOKUP([.Z47];B_PARTITE_2A_FASE_PER_NUMERO;6;0)" office:value-type="string" office:string-value="Tigri" calcext:value-type="string">
            <text:p>Tigri</text:p>
          </table:table-cell>
          <table:table-cell table:style-name="ce49" table:formula="of:=VLOOKUP([.Z47];B_PARTITE_2A_FASE_PER_NUMERO;7;0)" office:value-type="string" office:string-value="Cervi" calcext:value-type="string">
            <text:p>Cervi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47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style-name="ce17" office:value-type="string" calcext:value-type="string">
            <text:p>NERO</text:p>
          </table:table-cell>
          <table:table-cell table:style-name="ce24" office:value-type="string" calcext:value-type="string">
            <text:p>000000</text:p>
          </table:table-cell>
          <table:table-cell table:number-columns-repeated="11"/>
          <table:table-cell table:style-name="ce46" office:value-type="float" office:value="46" calcext:value-type="float">
            <text:p>46</text:p>
          </table:table-cell>
          <table:table-cell table:style-name="ce36" table:formula="of:=VLOOKUP([.N48];B_PARTITE_GIRONI;2;0)" office:value-type="string" office:string-value="Girone" calcext:value-type="string">
            <text:p>Girone</text:p>
          </table:table-cell>
          <table:table-cell table:style-name="ce47" table:formula="of:=VLOOKUP([.N48];B_PARTITE_GIRONI;3;0)" office:value-type="string" office:string-value="F" calcext:value-type="string">
            <text:p>F</text:p>
          </table:table-cell>
          <table:table-cell table:style-name="ce49" table:formula="of:=VLOOKUP([.N48];B_PARTITE_GIRONI;6;0)" office:value-type="string" office:string-value="Gabbiani" calcext:value-type="string">
            <text:p>Gabbiani</text:p>
          </table:table-cell>
          <table:table-cell table:style-name="ce49" table:formula="of:=VLOOKUP([.N48];B_PARTITE_GIRONI;7;0)" office:value-type="string" office:string-value="Delfini" calcext:value-type="string">
            <text:p>Delfini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3" calcext:value-type="float">
            <text:p>33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46" office:value-type="float" office:value="94" calcext:value-type="float">
            <text:p>94</text:p>
          </table:table-cell>
          <table:table-cell table:style-name="ce36" table:formula="of:=VLOOKUP([.Z48];B_PARTITE_2A_FASE_PER_NUMERO;2;0)" office:value-type="string" office:string-value="2aFase" calcext:value-type="string">
            <text:p>2aFase</text:p>
          </table:table-cell>
          <table:table-cell table:style-name="ce71" table:formula="of:=VLOOKUP([.Z48];B_PARTITE_2A_FASE_PER_NUMERO;3;0)" office:value-type="string" office:string-value="17-20" calcext:value-type="string">
            <text:p>17-20</text:p>
          </table:table-cell>
          <table:table-cell table:style-name="ce49" table:formula="of:=VLOOKUP([.Z48];B_PARTITE_2A_FASE_PER_NUMERO;6;0)" office:value-type="string" office:string-value="Ippopotami" calcext:value-type="string">
            <text:p>Ippopotami</text:p>
          </table:table-cell>
          <table:table-cell table:style-name="ce49" table:formula="of:=VLOOKUP([.Z48];B_PARTITE_2A_FASE_PER_NUMERO;7;0)" office:value-type="string" office:string-value="Orche" calcext:value-type="string">
            <text:p>Orche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48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style-name="ce18" office:value-type="string" calcext:value-type="string">
            <text:p>BLU_SCURO</text:p>
          </table:table-cell>
          <table:table-cell table:style-name="ce24" office:value-type="string" calcext:value-type="string">
            <text:p>1f4e79</text:p>
          </table:table-cell>
          <table:table-cell table:number-columns-repeated="11"/>
          <table:table-cell table:style-name="ce46" office:value-type="float" office:value="47" calcext:value-type="float">
            <text:p>47</text:p>
          </table:table-cell>
          <table:table-cell table:style-name="ce36" table:formula="of:=VLOOKUP([.N49];B_PARTITE_GIRONI;2;0)" office:value-type="string" office:string-value="Girone" calcext:value-type="string">
            <text:p>Girone</text:p>
          </table:table-cell>
          <table:table-cell table:style-name="ce47" table:formula="of:=VLOOKUP([.N49];B_PARTITE_GIRONI;3;0)" office:value-type="string" office:string-value="G" calcext:value-type="string">
            <text:p>G</text:p>
          </table:table-cell>
          <table:table-cell table:style-name="ce49" table:formula="of:=VLOOKUP([.N49];B_PARTITE_GIRONI;6;0)" office:value-type="string" office:string-value="Gorilla" calcext:value-type="string">
            <text:p>Gorilla</text:p>
          </table:table-cell>
          <table:table-cell table:style-name="ce49" table:formula="of:=VLOOKUP([.N49];B_PARTITE_GIRONI;7;0)" office:value-type="string" office:string-value="Muli" calcext:value-type="string">
            <text:p>Mul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date" office:date-value="2021-06-09" calcext:value-type="date">
            <text:p>mer 09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46" office:value-type="float" office:value="95" calcext:value-type="float">
            <text:p>95</text:p>
          </table:table-cell>
          <table:table-cell table:style-name="ce36" table:formula="of:=VLOOKUP([.Z49];B_PARTITE_2A_FASE_PER_NUMERO;2;0)" office:value-type="string" office:string-value="2aFase" calcext:value-type="string">
            <text:p>2aFase</text:p>
          </table:table-cell>
          <table:table-cell table:style-name="ce71" table:formula="of:=VLOOKUP([.Z49];B_PARTITE_2A_FASE_PER_NUMERO;3;0)" office:value-type="string" office:string-value="21-24" calcext:value-type="string">
            <text:p>21-24</text:p>
          </table:table-cell>
          <table:table-cell table:style-name="ce49" table:formula="of:=VLOOKUP([.Z49];B_PARTITE_2A_FASE_PER_NUMERO;6;0)" office:value-type="string" office:string-value="Linci" calcext:value-type="string">
            <text:p>Linci</text:p>
          </table:table-cell>
          <table:table-cell table:style-name="ce49" table:formula="of:=VLOOKUP([.Z49];B_PARTITE_2A_FASE_PER_NUMERO;7;0)" office:value-type="string" office:string-value="Delfini" calcext:value-type="string">
            <text:p>Delfini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49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style-name="ce19" office:value-type="string" calcext:value-type="string">
            <text:p>VERDE_MEDIO</text:p>
          </table:table-cell>
          <table:table-cell table:style-name="ce24" office:value-type="string" calcext:value-type="string">
            <text:p>a9d18e</text:p>
          </table:table-cell>
          <table:table-cell table:number-columns-repeated="11"/>
          <table:table-cell table:style-name="ce4" office:value-type="float" office:value="48" calcext:value-type="float">
            <text:p>48</text:p>
          </table:table-cell>
          <table:table-cell table:style-name="ce37" table:formula="of:=VLOOKUP([.N50];B_PARTITE_GIRONI;2;0)" office:value-type="string" office:string-value="Girone" calcext:value-type="string">
            <text:p>Girone</text:p>
          </table:table-cell>
          <table:table-cell table:style-name="ce47" table:formula="of:=VLOOKUP([.N50];B_PARTITE_GIRONI;3;0)" office:value-type="string" office:string-value="H" calcext:value-type="string">
            <text:p>H</text:p>
          </table:table-cell>
          <table:table-cell table:style-name="ce50" table:formula="of:=VLOOKUP([.N50];B_PARTITE_GIRONI;6;0)" office:value-type="string" office:string-value="Zebre" calcext:value-type="string">
            <text:p>Zebre</text:p>
          </table:table-cell>
          <table:table-cell table:style-name="ce50" table:formula="of:=VLOOKUP([.N50];B_PARTITE_GIRONI;7;0)" office:value-type="string" office:string-value="Piranha" calcext:value-type="string">
            <text:p>Piranha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48" calcext:value-type="float">
            <text:p>48</text:p>
          </table:table-cell>
          <table:table-cell table:style-name="ce59" office:value-type="date" office:date-value="2021-06-09" calcext:value-type="date">
            <text:p>mer 09/06/2021</text:p>
          </table:table-cell>
          <table:table-cell table:style-name="ce62" office:value-type="time" office:time-value="PT18H30M00S" calcext:value-type="time">
            <text:p>18:30</text:p>
          </table:table-cell>
          <table:table-cell table:style-name="ce65" office:value-type="float" office:value="4" calcext:value-type="float">
            <text:p>4</text:p>
          </table:table-cell>
          <table:table-cell table:style-name="ce69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46" office:value-type="float" office:value="96" calcext:value-type="float">
            <text:p>96</text:p>
          </table:table-cell>
          <table:table-cell table:style-name="ce36" table:formula="of:=VLOOKUP([.Z50];B_PARTITE_2A_FASE_PER_NUMERO;2;0)" office:value-type="string" office:string-value="2aFase" calcext:value-type="string">
            <text:p>2aFase</text:p>
          </table:table-cell>
          <table:table-cell table:style-name="ce71" table:formula="of:=VLOOKUP([.Z50];B_PARTITE_2A_FASE_PER_NUMERO;3;0)" office:value-type="string" office:string-value="21-24" calcext:value-type="string">
            <text:p>21-24</text:p>
          </table:table-cell>
          <table:table-cell table:style-name="ce49" table:formula="of:=VLOOKUP([.Z50];B_PARTITE_2A_FASE_PER_NUMERO;6;0)" office:value-type="string" office:string-value="Pitoni" calcext:value-type="string">
            <text:p>Pitoni</text:p>
          </table:table-cell>
          <table:table-cell table:style-name="ce49" table:formula="of:=VLOOKUP([.Z50];B_PARTITE_2A_FASE_PER_NUMERO;7;0)" office:value-type="string" office:string-value="Zebre" calcext:value-type="string">
            <text:p>Zebre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34" calcext:value-type="float">
            <text:p>34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1H00M00S" calcext:value-type="time">
            <text:p>1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50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style-name="ce20" office:value-type="string" calcext:value-type="string">
            <text:p>VERDE_CHIARO</text:p>
          </table:table-cell>
          <table:table-cell table:style-name="ce24" office:value-type="string" calcext:value-type="string">
            <text:p>c5e0b4</text:p>
          </table:table-cell>
          <table:table-cell table:number-columns-repeated="23"/>
          <table:table-cell table:style-name="ce46" office:value-type="float" office:value="97" calcext:value-type="float">
            <text:p>97</text:p>
          </table:table-cell>
          <table:table-cell table:style-name="ce36" table:formula="of:=VLOOKUP([.Z51];B_PARTITE_2A_FASE_PER_NUMERO;2;0)" office:value-type="string" office:string-value="2aFase" calcext:value-type="string">
            <text:p>2aFase</text:p>
          </table:table-cell>
          <table:table-cell table:style-name="ce71" table:formula="of:=VLOOKUP([.Z51];B_PARTITE_2A_FASE_PER_NUMERO;3;0)" office:value-type="string" office:string-value="31-32" calcext:value-type="string">
            <text:p>31-32</text:p>
          </table:table-cell>
          <table:table-cell table:style-name="ce49" table:formula="of:=VLOOKUP([.Z51];B_PARTITE_2A_FASE_PER_NUMERO;6;0)" office:value-type="string" office:string-value="Scorpioni" calcext:value-type="string">
            <text:p>Scorpioni</text:p>
          </table:table-cell>
          <table:table-cell table:style-name="ce49" table:formula="of:=VLOOKUP([.Z51];B_PARTITE_2A_FASE_PER_NUMERO;7;0)" office:value-type="string" office:string-value="Serval" calcext:value-type="string">
            <text:p>Serval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32" calcext:value-type="float">
            <text:p>32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51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98" calcext:value-type="float">
            <text:p>98</text:p>
          </table:table-cell>
          <table:table-cell table:style-name="ce36" table:formula="of:=VLOOKUP([.Z52];B_PARTITE_2A_FASE_PER_NUMERO;2;0)" office:value-type="string" office:string-value="2aFase" calcext:value-type="string">
            <text:p>2aFase</text:p>
          </table:table-cell>
          <table:table-cell table:style-name="ce71" table:formula="of:=VLOOKUP([.Z52];B_PARTITE_2A_FASE_PER_NUMERO;3;0)" office:value-type="string" office:string-value="29-30" calcext:value-type="string">
            <text:p>29-30</text:p>
          </table:table-cell>
          <table:table-cell table:style-name="ce49" table:formula="of:=VLOOKUP([.Z52];B_PARTITE_2A_FASE_PER_NUMERO;6;0)" office:value-type="string" office:string-value="Falchi" calcext:value-type="string">
            <text:p>Falchi</text:p>
          </table:table-cell>
          <table:table-cell table:style-name="ce49" table:formula="of:=VLOOKUP([.Z52];B_PARTITE_2A_FASE_PER_NUMERO;7;0)" office:value-type="string" office:string-value="Scorpioni" calcext:value-type="string">
            <text:p>Scorpioni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38" calcext:value-type="float">
            <text:p>38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52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99" calcext:value-type="float">
            <text:p>99</text:p>
          </table:table-cell>
          <table:table-cell table:style-name="ce36" table:formula="of:=VLOOKUP([.Z53];B_PARTITE_2A_FASE_PER_NUMERO;2;0)" office:value-type="string" office:string-value="2aFase" calcext:value-type="string">
            <text:p>2aFase</text:p>
          </table:table-cell>
          <table:table-cell table:style-name="ce71" table:formula="of:=VLOOKUP([.Z53];B_PARTITE_2A_FASE_PER_NUMERO;3;0)" office:value-type="string" office:string-value="27-28" calcext:value-type="string">
            <text:p>27-28</text:p>
          </table:table-cell>
          <table:table-cell table:style-name="ce49" table:formula="of:=VLOOKUP([.Z53];B_PARTITE_2A_FASE_PER_NUMERO;6;0)" office:value-type="string" office:string-value="Muli" calcext:value-type="string">
            <text:p>Muli</text:p>
          </table:table-cell>
          <table:table-cell table:style-name="ce49" table:formula="of:=VLOOKUP([.Z53];B_PARTITE_2A_FASE_PER_NUMERO;7;0)" office:value-type="string" office:string-value="Ghepardi" calcext:value-type="string">
            <text:p>Ghepardi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53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0" calcext:value-type="float">
            <text:p>100</text:p>
          </table:table-cell>
          <table:table-cell table:style-name="ce36" table:formula="of:=VLOOKUP([.Z54];B_PARTITE_2A_FASE_PER_NUMERO;2;0)" office:value-type="string" office:string-value="2aFase" calcext:value-type="string">
            <text:p>2aFase</text:p>
          </table:table-cell>
          <table:table-cell table:style-name="ce71" table:formula="of:=VLOOKUP([.Z54];B_PARTITE_2A_FASE_PER_NUMERO;3;0)" office:value-type="string" office:string-value="25-26" calcext:value-type="string">
            <text:p>25-26</text:p>
          </table:table-cell>
          <table:table-cell table:style-name="ce49" table:formula="of:=VLOOKUP([.Z54];B_PARTITE_2A_FASE_PER_NUMERO;6;0)" office:value-type="string" office:string-value="Iguane" calcext:value-type="string">
            <text:p>Iguane</text:p>
          </table:table-cell>
          <table:table-cell table:style-name="ce49" table:formula="of:=VLOOKUP([.Z54];B_PARTITE_2A_FASE_PER_NUMERO;7;0)" office:value-type="string" office:string-value="Delfini" calcext:value-type="string">
            <text:p>Delfini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31" calcext:value-type="float">
            <text:p>31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5H30M00S" calcext:value-type="time">
            <text:p>15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54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1" calcext:value-type="float">
            <text:p>101</text:p>
          </table:table-cell>
          <table:table-cell table:style-name="ce36" table:formula="of:=VLOOKUP([.Z55];B_PARTITE_2A_FASE_PER_NUMERO;2;0)" office:value-type="string" office:string-value="2aFase" calcext:value-type="string">
            <text:p>2aFase</text:p>
          </table:table-cell>
          <table:table-cell table:style-name="ce71" table:formula="of:=VLOOKUP([.Z55];B_PARTITE_2A_FASE_PER_NUMERO;3;0)" office:value-type="string" office:string-value="23-24" calcext:value-type="string">
            <text:p>23-24</text:p>
          </table:table-cell>
          <table:table-cell table:style-name="ce49" table:formula="of:=VLOOKUP([.Z55];B_PARTITE_2A_FASE_PER_NUMERO;6;0)" office:value-type="string" office:string-value="Delfini" calcext:value-type="string">
            <text:p>Delfini</text:p>
          </table:table-cell>
          <table:table-cell table:style-name="ce49" table:formula="of:=VLOOKUP([.Z55];B_PARTITE_2A_FASE_PER_NUMERO;7;0)" office:value-type="string" office:string-value="Zebre" calcext:value-type="string">
            <text:p>Zebre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38" calcext:value-type="float">
            <text:p>38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55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2" calcext:value-type="float">
            <text:p>102</text:p>
          </table:table-cell>
          <table:table-cell table:style-name="ce36" table:formula="of:=VLOOKUP([.Z56];B_PARTITE_2A_FASE_PER_NUMERO;2;0)" office:value-type="string" office:string-value="2aFase" calcext:value-type="string">
            <text:p>2aFase</text:p>
          </table:table-cell>
          <table:table-cell table:style-name="ce71" table:formula="of:=VLOOKUP([.Z56];B_PARTITE_2A_FASE_PER_NUMERO;3;0)" office:value-type="string" office:string-value="21-22" calcext:value-type="string">
            <text:p>21-22</text:p>
          </table:table-cell>
          <table:table-cell table:style-name="ce49" table:formula="of:=VLOOKUP([.Z56];B_PARTITE_2A_FASE_PER_NUMERO;6;0)" office:value-type="string" office:string-value="Linci" calcext:value-type="string">
            <text:p>Linci</text:p>
          </table:table-cell>
          <table:table-cell table:style-name="ce49" table:formula="of:=VLOOKUP([.Z56];B_PARTITE_2A_FASE_PER_NUMERO;7;0)" office:value-type="string" office:string-value="Pitoni" calcext:value-type="string">
            <text:p>Piton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39" calcext:value-type="float">
            <text:p>39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56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3" calcext:value-type="float">
            <text:p>103</text:p>
          </table:table-cell>
          <table:table-cell table:style-name="ce36" table:formula="of:=VLOOKUP([.Z57];B_PARTITE_2A_FASE_PER_NUMERO;2;0)" office:value-type="string" office:string-value="2aFase" calcext:value-type="string">
            <text:p>2aFase</text:p>
          </table:table-cell>
          <table:table-cell table:style-name="ce71" table:formula="of:=VLOOKUP([.Z57];B_PARTITE_2A_FASE_PER_NUMERO;3;0)" office:value-type="string" office:string-value="19-20" calcext:value-type="string">
            <text:p>19-20</text:p>
          </table:table-cell>
          <table:table-cell table:style-name="ce49" table:formula="of:=VLOOKUP([.Z57];B_PARTITE_2A_FASE_PER_NUMERO;6;0)" office:value-type="string" office:string-value="Cervi" calcext:value-type="string">
            <text:p>Cervi</text:p>
          </table:table-cell>
          <table:table-cell table:style-name="ce49" table:formula="of:=VLOOKUP([.Z57];B_PARTITE_2A_FASE_PER_NUMERO;7;0)" office:value-type="string" office:string-value="Orche" calcext:value-type="string">
            <text:p>Orche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37" calcext:value-type="float">
            <text:p>37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57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4" calcext:value-type="float">
            <text:p>104</text:p>
          </table:table-cell>
          <table:table-cell table:style-name="ce36" table:formula="of:=VLOOKUP([.Z58];B_PARTITE_2A_FASE_PER_NUMERO;2;0)" office:value-type="string" office:string-value="2aFase" calcext:value-type="string">
            <text:p>2aFase</text:p>
          </table:table-cell>
          <table:table-cell table:style-name="ce71" table:formula="of:=VLOOKUP([.Z58];B_PARTITE_2A_FASE_PER_NUMERO;3;0)" office:value-type="string" office:string-value="17-18" calcext:value-type="string">
            <text:p>17-18</text:p>
          </table:table-cell>
          <table:table-cell table:style-name="ce49" table:formula="of:=VLOOKUP([.Z58];B_PARTITE_2A_FASE_PER_NUMERO;6;0)" office:value-type="string" office:string-value="Tigri" calcext:value-type="string">
            <text:p>Tigri</text:p>
          </table:table-cell>
          <table:table-cell table:style-name="ce49" table:formula="of:=VLOOKUP([.Z58];B_PARTITE_2A_FASE_PER_NUMERO;7;0)" office:value-type="string" office:string-value="Ippopotami" calcext:value-type="string">
            <text:p>Ippopotami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6" calcext:value-type="float">
            <text:p>46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7H00M00S" calcext:value-type="time">
            <text:p>17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58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5" calcext:value-type="float">
            <text:p>105</text:p>
          </table:table-cell>
          <table:table-cell table:style-name="ce36" table:formula="of:=VLOOKUP([.Z59];B_PARTITE_2A_FASE_PER_NUMERO;2;0)" office:value-type="string" office:string-value="2aFase" calcext:value-type="string">
            <text:p>2aFase</text:p>
          </table:table-cell>
          <table:table-cell table:style-name="ce71" table:formula="of:=VLOOKUP([.Z59];B_PARTITE_2A_FASE_PER_NUMERO;3;0)" office:value-type="string" office:string-value="15-16" calcext:value-type="string">
            <text:p>15-16</text:p>
          </table:table-cell>
          <table:table-cell table:style-name="ce49" table:formula="of:=VLOOKUP([.Z59];B_PARTITE_2A_FASE_PER_NUMERO;6;0)" office:value-type="string" office:string-value="Tonni" calcext:value-type="string">
            <text:p>Tonni</text:p>
          </table:table-cell>
          <table:table-cell table:style-name="ce49" table:formula="of:=VLOOKUP([.Z59];B_PARTITE_2A_FASE_PER_NUMERO;7;0)" office:value-type="string" office:string-value="Gabbiani" calcext:value-type="string">
            <text:p>Gabbiani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42" calcext:value-type="float">
            <text:p>42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VLOOKUP([.AI59];A_3_INPUT_CAMPI;2;0)" office:value-type="string" office:string-value="Cristo Re 1" calcext:value-type="string">
            <text:p>Cristo Re 1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6" calcext:value-type="float">
            <text:p>106</text:p>
          </table:table-cell>
          <table:table-cell table:style-name="ce36" table:formula="of:=VLOOKUP([.Z60];B_PARTITE_2A_FASE_PER_NUMERO;2;0)" office:value-type="string" office:string-value="2aFase" calcext:value-type="string">
            <text:p>2aFase</text:p>
          </table:table-cell>
          <table:table-cell table:style-name="ce71" table:formula="of:=VLOOKUP([.Z60];B_PARTITE_2A_FASE_PER_NUMERO;3;0)" office:value-type="string" office:string-value="13-14" calcext:value-type="string">
            <text:p>13-14</text:p>
          </table:table-cell>
          <table:table-cell table:style-name="ce49" table:formula="of:=VLOOKUP([.Z60];B_PARTITE_2A_FASE_PER_NUMERO;6;0)" office:value-type="string" office:string-value="Aquile" calcext:value-type="string">
            <text:p>Aquile</text:p>
          </table:table-cell>
          <table:table-cell table:style-name="ce49" table:formula="of:=VLOOKUP([.Z60];B_PARTITE_2A_FASE_PER_NUMERO;7;0)" office:value-type="string" office:string-value="Puma" calcext:value-type="string">
            <text:p>Puma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VLOOKUP([.AI60];A_3_INPUT_CAMPI;2;0)" office:value-type="string" office:string-value="Cristo Re 2" calcext:value-type="string">
            <text:p>Cristo Re 2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7" calcext:value-type="float">
            <text:p>107</text:p>
          </table:table-cell>
          <table:table-cell table:style-name="ce36" table:formula="of:=VLOOKUP([.Z61];B_PARTITE_2A_FASE_PER_NUMERO;2;0)" office:value-type="string" office:string-value="2aFase" calcext:value-type="string">
            <text:p>2aFase</text:p>
          </table:table-cell>
          <table:table-cell table:style-name="ce71" table:formula="of:=VLOOKUP([.Z61];B_PARTITE_2A_FASE_PER_NUMERO;3;0)" office:value-type="string" office:string-value="11-12" calcext:value-type="string">
            <text:p>11-12</text:p>
          </table:table-cell>
          <table:table-cell table:style-name="ce49" table:formula="of:=VLOOKUP([.Z61];B_PARTITE_2A_FASE_PER_NUMERO;6;0)" office:value-type="string" office:string-value="Gorilla" calcext:value-type="string">
            <text:p>Gorilla</text:p>
          </table:table-cell>
          <table:table-cell table:style-name="ce49" table:formula="of:=VLOOKUP([.Z61];B_PARTITE_2A_FASE_PER_NUMERO;7;0)" office:value-type="string" office:string-value="Bufali" calcext:value-type="string">
            <text:p>Bufali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7" calcext:value-type="float">
            <text:p>47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61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8" calcext:value-type="float">
            <text:p>108</text:p>
          </table:table-cell>
          <table:table-cell table:style-name="ce36" table:formula="of:=VLOOKUP([.Z62];B_PARTITE_2A_FASE_PER_NUMERO;2;0)" office:value-type="string" office:string-value="2aFase" calcext:value-type="string">
            <text:p>2aFase</text:p>
          </table:table-cell>
          <table:table-cell table:style-name="ce71" table:formula="of:=VLOOKUP([.Z62];B_PARTITE_2A_FASE_PER_NUMERO;3;0)" office:value-type="string" office:string-value="09-10" calcext:value-type="string">
            <text:p>09-10</text:p>
          </table:table-cell>
          <table:table-cell table:style-name="ce49" table:formula="of:=VLOOKUP([.Z62];B_PARTITE_2A_FASE_PER_NUMERO;6;0)" office:value-type="string" office:string-value="Elefanti" calcext:value-type="string">
            <text:p>Elefanti</text:p>
          </table:table-cell>
          <table:table-cell table:style-name="ce49" table:formula="of:=VLOOKUP([.Z62];B_PARTITE_2A_FASE_PER_NUMERO;7;0)" office:value-type="string" office:string-value="Giraffe" calcext:value-type="string">
            <text:p>Giraffe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40" calcext:value-type="float">
            <text:p>40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18H30M00S" calcext:value-type="time">
            <text:p>18:3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62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09" calcext:value-type="float">
            <text:p>109</text:p>
          </table:table-cell>
          <table:table-cell table:style-name="ce36" table:formula="of:=VLOOKUP([.Z63];B_PARTITE_2A_FASE_PER_NUMERO;2;0)" office:value-type="string" office:string-value="2aFase" calcext:value-type="string">
            <text:p>2aFase</text:p>
          </table:table-cell>
          <table:table-cell table:style-name="ce71" table:formula="of:=VLOOKUP([.Z63];B_PARTITE_2A_FASE_PER_NUMERO;3;0)" office:value-type="string" office:string-value="5-6" calcext:value-type="string">
            <text:p>5-6</text:p>
          </table:table-cell>
          <table:table-cell table:style-name="ce49" table:formula="of:=VLOOKUP([.Z63];B_PARTITE_2A_FASE_PER_NUMERO;6;0)" office:value-type="string" office:string-value="Giaguari" calcext:value-type="string">
            <text:p>Giaguari</text:p>
          </table:table-cell>
          <table:table-cell table:style-name="ce49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48" calcext:value-type="float">
            <text:p>48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21H00M00S" calcext:value-type="time">
            <text:p>21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63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10" calcext:value-type="float">
            <text:p>110</text:p>
          </table:table-cell>
          <table:table-cell table:style-name="ce36" table:formula="of:=VLOOKUP([.Z64];B_PARTITE_2A_FASE_PER_NUMERO;2;0)" office:value-type="string" office:string-value="2aFase" calcext:value-type="string">
            <text:p>2aFase</text:p>
          </table:table-cell>
          <table:table-cell table:style-name="ce71" table:formula="of:=VLOOKUP([.Z64];B_PARTITE_2A_FASE_PER_NUMERO;3;0)" office:value-type="string" office:string-value="7-8" calcext:value-type="string">
            <text:p>7-8</text:p>
          </table:table-cell>
          <table:table-cell table:style-name="ce49" table:formula="of:=VLOOKUP([.Z64];B_PARTITE_2A_FASE_PER_NUMERO;6;0)" office:value-type="string" office:string-value="Balene" calcext:value-type="string">
            <text:p>Balene</text:p>
          </table:table-cell>
          <table:table-cell table:style-name="ce49" table:formula="of:=VLOOKUP([.Z64];B_PARTITE_2A_FASE_PER_NUMERO;7;0)" office:value-type="string" office:string-value="Piranha" calcext:value-type="string">
            <text:p>Piranha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9" calcext:value-type="float">
            <text:p>49</text:p>
          </table:table-cell>
          <table:table-cell table:style-name="ce58" office:value-type="date" office:date-value="2021-06-12" calcext:value-type="date">
            <text:p>sab 12/06/2021</text:p>
          </table:table-cell>
          <table:table-cell table:style-name="ce61" office:value-type="time" office:time-value="PT21H00M00S" calcext:value-type="time">
            <text:p>21:00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formula="of:=VLOOKUP([.AI64];A_3_INPUT_CAMPI;2;0)" office:value-type="string" office:string-value="Nuova Scuola" calcext:value-type="string">
            <text:p>Nuova Scuola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6" office:value-type="float" office:value="111" calcext:value-type="float">
            <text:p>111</text:p>
          </table:table-cell>
          <table:table-cell table:style-name="ce36" table:formula="of:=VLOOKUP([.Z65];B_PARTITE_2A_FASE_PER_NUMERO;2;0)" office:value-type="string" office:string-value="2aFase" calcext:value-type="string">
            <text:p>2aFase</text:p>
          </table:table-cell>
          <table:table-cell table:style-name="ce71" table:formula="of:=VLOOKUP([.Z65];B_PARTITE_2A_FASE_PER_NUMERO;3;0)" office:value-type="string" office:string-value="3-4" calcext:value-type="string">
            <text:p>3-4</text:p>
          </table:table-cell>
          <table:table-cell table:style-name="ce49" table:formula="of:=VLOOKUP([.Z65];B_PARTITE_2A_FASE_PER_NUMERO;6;0)" office:value-type="string" office:string-value="Bisonti" calcext:value-type="string">
            <text:p>Bisonti</text:p>
          </table:table-cell>
          <table:table-cell table:style-name="ce49" table:formula="of:=VLOOKUP([.Z65];B_PARTITE_2A_FASE_PER_NUMERO;7;0)" office:value-type="string" office:string-value="Istrici" calcext:value-type="string">
            <text:p>Istrici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45" calcext:value-type="float">
            <text:p>45</text:p>
          </table:table-cell>
          <table:table-cell table:style-name="ce58" office:value-type="date" office:date-value="2021-06-13" calcext:value-type="date">
            <text:p>dom 13/06/2021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formula="of:=VLOOKUP([.AI65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ce4" office:value-type="float" office:value="112" calcext:value-type="float">
            <text:p>112</text:p>
          </table:table-cell>
          <table:table-cell table:style-name="ce37" table:formula="of:=VLOOKUP([.Z66];B_PARTITE_2A_FASE_PER_NUMERO;2;0)" office:value-type="string" office:string-value="2aFase" calcext:value-type="string">
            <text:p>2aFase</text:p>
          </table:table-cell>
          <table:table-cell table:style-name="ce72" table:formula="of:=VLOOKUP([.Z66];B_PARTITE_2A_FASE_PER_NUMERO;3;0)" office:value-type="string" office:string-value="1-2" calcext:value-type="string">
            <text:p>1-2</text:p>
          </table:table-cell>
          <table:table-cell table:style-name="ce50" table:formula="of:=VLOOKUP([.Z66];B_PARTITE_2A_FASE_PER_NUMERO;6;0)" office:value-type="string" office:string-value="Leoni" calcext:value-type="string">
            <text:p>Leoni</text:p>
          </table:table-cell>
          <table:table-cell table:style-name="ce50" table:formula="of:=VLOOKUP([.Z66];B_PARTITE_2A_FASE_PER_NUMERO;7;0)" office:value-type="string" office:string-value="Pantere" calcext:value-type="string">
            <text:p>Pantere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42" calcext:value-type="float">
            <text:p>42</text:p>
          </table:table-cell>
          <table:table-cell table:style-name="ce59" office:value-type="date" office:date-value="2021-06-13" calcext:value-type="date">
            <text:p>dom 13/06/2021</text:p>
          </table:table-cell>
          <table:table-cell table:style-name="ce62" office:value-type="time" office:time-value="PT10H30M00S" calcext:value-type="time">
            <text:p>10:30</text:p>
          </table:table-cell>
          <table:table-cell table:style-name="ce65" office:value-type="float" office:value="3" calcext:value-type="float">
            <text:p>3</text:p>
          </table:table-cell>
          <table:table-cell table:style-name="ce69" table:formula="of:=VLOOKUP([.AI66];A_3_INPUT_CAMPI;2;0)" office:value-type="string" office:string-value="Basket Giovane" calcext:value-type="string">
            <text:p>Basket Giovane</text:p>
          </table:table-cell>
          <table:table-cell table:number-columns-repeated="98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8" table:default-cell-style-name="ce5"/>
        <table:table-column table:style-name="co19" table:default-cell-style-name="ce79"/>
        <table:table-column table:style-name="co20" table:default-cell-style-name="ce79"/>
        <table:table-column table:style-name="co21" table:number-columns-repeated="2" table:default-cell-style-name="ce5"/>
        <table:table-column table:style-name="co22" table:number-columns-repeated="2" table:default-cell-style-name="ce5"/>
        <table:table-column table:style-name="co23" table:number-columns-repeated="2" table:default-cell-style-name="ce5"/>
        <table:table-column table:style-name="co24" table:number-columns-repeated="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" table:default-cell-style-name="ce5"/>
        <table:table-column table:style-name="co31" table:default-cell-style-name="ce5"/>
        <table:table-column table:style-name="co20" table:default-cell-style-name="ce5"/>
        <table:table-column table:style-name="co32" table:default-cell-style-name="ce5"/>
        <table:table-column table:style-name="co24" table:default-cell-style-name="ce5"/>
        <table:table-column table:style-name="co33" table:default-cell-style-name="ce5"/>
        <table:table-column table:style-name="co34" table:default-cell-style-name="ce5"/>
        <table:table-column table:style-name="co26" table:default-cell-style-name="ce5"/>
        <table:table-column table:style-name="co27" table:default-cell-style-name="ce5"/>
        <table:table-column table:style-name="co35" table:default-cell-style-name="ce5"/>
        <table:table-column table:style-name="co36" table:default-cell-style-name="ce5"/>
        <table:table-column table:style-name="co26" table:default-cell-style-name="ce5"/>
        <table:table-column table:style-name="co36" table:default-cell-style-name="ce5"/>
        <table:table-column table:style-name="co37" table:number-columns-repeated="3" table:default-cell-style-name="ce5"/>
        <table:table-column table:style-name="co21" table:default-cell-style-name="ce5"/>
        <table:table-column table:style-name="co37" table:number-columns-repeated="3" table:default-cell-style-name="ce5"/>
        <table:table-column table:style-name="co38" table:default-cell-style-name="ce5"/>
        <table:table-column table:style-name="co39" table:default-cell-style-name="ce5"/>
        <table:table-column table:style-name="co3" table:default-cell-style-name="ce5"/>
        <table:table-column table:style-name="co40" table:default-cell-style-name="ce5"/>
        <table:table-column table:style-name="co18" table:default-cell-style-name="ce5"/>
        <table:table-column table:style-name="co40" table:default-cell-style-name="ce79"/>
        <table:table-column table:style-name="co20" table:default-cell-style-name="ce79"/>
        <table:table-column table:style-name="co21" table:number-columns-repeated="2" table:default-cell-style-name="ce5"/>
        <table:table-column table:style-name="co22" table:number-columns-repeated="2" table:default-cell-style-name="ce5"/>
        <table:table-column table:style-name="co23" table:number-columns-repeated="2" table:default-cell-style-name="ce5"/>
        <table:table-column table:style-name="co24" table:number-columns-repeated="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" table:number-columns-repeated="954" table:default-cell-style-name="ce5"/>
        <table:table-row table:style-name="ro1">
          <table:table-cell table:style-name="ce73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75"/>
          <table:covered-table-cell table:number-columns-repeated="2" table:style-name="ce34"/>
          <table:covered-table-cell table:number-columns-repeated="2" table:style-name="ce30"/>
          <table:covered-table-cell table:number-columns-repeated="2" table:style-name="ce34"/>
          <table:covered-table-cell table:number-columns-repeated="2" table:style-name="ce30"/>
          <table:covered-table-cell table:number-columns-repeated="11" table:style-name="ce34"/>
          <table:covered-table-cell table:style-name="ce38"/>
          <table:table-cell/>
          <table:table-cell table:style-name="ce1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42"/>
          <table:covered-table-cell/>
          <table:covered-table-cell table:style-name="ce42"/>
          <table:covered-table-cell table:number-columns-repeated="3"/>
          <table:covered-table-cell table:style-name="ce42"/>
          <table:covered-table-cell table:number-columns-repeated="3"/>
          <table:covered-table-cell table:style-name="ce42"/>
          <table:covered-table-cell/>
          <table:table-cell/>
          <table:table-cell table:style-name="ce162" office:value-type="string" calcext:value-type="string" table:number-columns-spanned="24" table:number-rows-spanned="1">
            <text:p>PARTITE_2A_FASE</text:p>
          </table:table-cell>
          <table:covered-table-cell table:style-name="ce73"/>
          <table:covered-table-cell table:number-columns-repeated="2" table:style-name="ce75"/>
          <table:covered-table-cell table:number-columns-repeated="2" table:style-name="ce34"/>
          <table:covered-table-cell table:number-columns-repeated="2" table:style-name="ce30"/>
          <table:covered-table-cell table:number-columns-repeated="2" table:style-name="ce34"/>
          <table:covered-table-cell table:number-columns-repeated="2" table:style-name="ce30"/>
          <table:covered-table-cell table:number-columns-repeated="11" table:style-name="ce34"/>
          <table:covered-table-cell table:style-name="ce38"/>
          <table:table-cell table:number-columns-repeated="954"/>
        </table:table-row>
        <table:table-row table:style-name="ro3">
          <table:table-cell table:style-name="ce2" office:value-type="string" calcext:value-type="string">
            <text:p>N.</text:p>
            <text:p>Gara</text:p>
          </table:table-cell>
          <table:table-cell table:style-name="ce75" office:value-type="string" calcext:value-type="string">
            <text:p>Fase</text:p>
          </table:table-cell>
          <table:table-cell table:style-name="ce75" office:value-type="string" calcext:value-type="string">
            <text:p>Girone</text:p>
          </table:table-cell>
          <table:table-cell table:style-name="ce34" office:value-type="string" calcext:value-type="string">
            <text:p>Codice</text:p>
            <text:p>Sq.</text:p>
            <text:p>A</text:p>
          </table:table-cell>
          <table:table-cell table:style-name="ce34" office:value-type="string" calcext:value-type="string">
            <text:p>Codice</text:p>
            <text:p>Sq.</text:p>
            <text:p>B</text:p>
          </table:table-cell>
          <table:table-cell table:style-name="ce30" office:value-type="string" calcext:value-type="string">
            <text:p>Squadra A</text:p>
          </table:table-cell>
          <table:table-cell table:style-name="ce30" office:value-type="string" calcext:value-type="string">
            <text:p>Squadra B</text:p>
          </table:table-cell>
          <table:table-cell table:style-name="ce34" office:value-type="string" calcext:value-type="string">
            <text:p>Risultato</text:p>
            <text:p>Squadra</text:p>
            <text:p>A</text:p>
          </table:table-cell>
          <table:table-cell table:style-name="ce34" office:value-type="string" calcext:value-type="string">
            <text:p>Risultato</text:p>
            <text:p>Squadra</text:p>
            <text:p>B</text:p>
          </table:table-cell>
          <table:table-cell table:style-name="ce30" office:value-type="string" calcext:value-type="string">
            <text:p>Squadra</text:p>
            <text:p>Vincente</text:p>
          </table:table-cell>
          <table:table-cell table:style-name="ce30" office:value-type="string" calcext:value-type="string">
            <text:p>Squadra</text:p>
            <text:p>Perdente</text:p>
          </table:table-cell>
          <table:table-cell table:style-name="ce34" office:value-type="string" calcext:value-type="string">
            <text:p>Vinta</text:p>
            <text:p/>
            <text:p>A</text:p>
          </table:table-cell>
          <table:table-cell table:style-name="ce34" office:value-type="string" calcext:value-type="string">
            <text:p>Persa</text:p>
            <text:p/>
            <text:p>A</text:p>
          </table:table-cell>
          <table:table-cell table:style-name="ce34" office:value-type="string" calcext:value-type="string">
            <text:p>Forfait</text:p>
            <text:p/>
            <text:p>A</text:p>
          </table:table-cell>
          <table:table-cell table:style-name="ce34" office:value-type="string" calcext:value-type="string">
            <text:p>P. Fatti</text:p>
            <text:p/>
            <text:p>A</text:p>
          </table:table-cell>
          <table:table-cell table:style-name="ce34" office:value-type="string" calcext:value-type="string">
            <text:p>P. Subiti</text:p>
            <text:p/>
            <text:p>A</text:p>
          </table:table-cell>
          <table:table-cell table:style-name="ce34" office:value-type="string" calcext:value-type="string">
            <text:p>Differenza</text:p>
            <text:p>Canestri</text:p>
            <text:p>A</text:p>
          </table:table-cell>
          <table:table-cell table:style-name="ce34" office:value-type="string" calcext:value-type="string">
            <text:p>Vinta</text:p>
            <text:p/>
            <text:p>B</text:p>
          </table:table-cell>
          <table:table-cell table:style-name="ce34" office:value-type="string" calcext:value-type="string">
            <text:p>Persa</text:p>
            <text:p/>
            <text:p>B</text:p>
          </table:table-cell>
          <table:table-cell table:style-name="ce34" office:value-type="string" calcext:value-type="string">
            <text:p>Forfait</text:p>
            <text:p/>
            <text:p>B</text:p>
          </table:table-cell>
          <table:table-cell table:style-name="ce34" office:value-type="string" calcext:value-type="string">
            <text:p>P. Fatti</text:p>
            <text:p/>
            <text:p>B</text:p>
          </table:table-cell>
          <table:table-cell table:style-name="ce34" office:value-type="string" calcext:value-type="string">
            <text:p>P. Subiti</text:p>
            <text:p/>
            <text:p>B</text:p>
          </table:table-cell>
          <table:table-cell table:style-name="ce38" office:value-type="string" calcext:value-type="string">
            <text:p>Differenza</text:p>
            <text:p>Canestri</text:p>
            <text:p>B</text:p>
          </table:table-cell>
          <table:table-cell/>
          <table:table-cell table:style-name="ce97" office:value-type="string" calcext:value-type="string">
            <text:p>Posiz.</text:p>
          </table:table-cell>
          <table:table-cell table:style-name="ce34" office:value-type="string" calcext:value-type="string">
            <text:p>Girone</text:p>
          </table:table-cell>
          <table:table-cell table:style-name="ce34" office:value-type="string" calcext:value-type="string">
            <text:p>Codice</text:p>
            <text:p>Squadra</text:p>
          </table:table-cell>
          <table:table-cell table:style-name="ce110" office:value-type="string" calcext:value-type="string">
            <text:p>Squadra</text:p>
          </table:table-cell>
          <table:table-cell table:style-name="ce30" office:value-type="string" calcext:value-type="string">
            <text:p>Giocate</text:p>
          </table:table-cell>
          <table:table-cell table:style-name="ce34" office:value-type="string" calcext:value-type="string">
            <text:p>Vinte</text:p>
          </table:table-cell>
          <table:table-cell table:style-name="ce34" office:value-type="string" calcext:value-type="string">
            <text:p>Perse</text:p>
          </table:table-cell>
          <table:table-cell table:style-name="ce34" office:value-type="string" calcext:value-type="string">
            <text:p>Forfait</text:p>
          </table:table-cell>
          <table:table-cell table:style-name="ce116" office:value-type="string" calcext:value-type="string">
            <text:p>Punti</text:p>
            <text:p>Class.</text:p>
          </table:table-cell>
          <table:table-cell table:style-name="ce122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34" office:value-type="string" calcext:value-type="string">
            <text:p>Punti</text:p>
            <text:p>Gara</text:p>
            <text:p>Subiti</text:p>
            <text:p>Tot.</text:p>
          </table:table-cell>
          <table:table-cell table:style-name="ce122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34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34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34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122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34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34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34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36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137" office:value-type="string" calcext:value-type="string">
            <text:p>Coefficiente</text:p>
          </table:table-cell>
          <table:table-cell/>
          <table:table-cell table:style-name="ce163" office:value-type="string" calcext:value-type="string">
            <text:p>Cod.</text:p>
            <text:p>Gara</text:p>
          </table:table-cell>
          <table:table-cell table:style-name="ce2" office:value-type="string" calcext:value-type="string">
            <text:p>N.</text:p>
            <text:p>Gara</text:p>
          </table:table-cell>
          <table:table-cell table:style-name="ce75" office:value-type="string" calcext:value-type="string">
            <text:p>Fase</text:p>
          </table:table-cell>
          <table:table-cell table:style-name="ce75" office:value-type="string" calcext:value-type="string">
            <text:p>Turno</text:p>
          </table:table-cell>
          <table:table-cell table:style-name="ce34" office:value-type="string" calcext:value-type="string">
            <text:p>Codice</text:p>
            <text:p>Sq.</text:p>
            <text:p>A</text:p>
          </table:table-cell>
          <table:table-cell table:style-name="ce34" office:value-type="string" calcext:value-type="string">
            <text:p>Codice</text:p>
            <text:p>Sq.</text:p>
            <text:p>B</text:p>
          </table:table-cell>
          <table:table-cell table:style-name="ce30" office:value-type="string" calcext:value-type="string">
            <text:p>Squadra A</text:p>
          </table:table-cell>
          <table:table-cell table:style-name="ce30" office:value-type="string" calcext:value-type="string">
            <text:p>Squadra B</text:p>
          </table:table-cell>
          <table:table-cell table:style-name="ce34" office:value-type="string" calcext:value-type="string">
            <text:p>Risultato</text:p>
            <text:p>Squadra</text:p>
            <text:p>A</text:p>
          </table:table-cell>
          <table:table-cell table:style-name="ce34" office:value-type="string" calcext:value-type="string">
            <text:p>Risultato</text:p>
            <text:p>Squadra</text:p>
            <text:p>B</text:p>
          </table:table-cell>
          <table:table-cell table:style-name="ce30" office:value-type="string" calcext:value-type="string">
            <text:p>Squadra</text:p>
            <text:p>Vincente</text:p>
          </table:table-cell>
          <table:table-cell table:style-name="ce30" office:value-type="string" calcext:value-type="string">
            <text:p>Squadra</text:p>
            <text:p>Perdente</text:p>
          </table:table-cell>
          <table:table-cell table:style-name="ce34" office:value-type="string" calcext:value-type="string">
            <text:p>Vinta</text:p>
            <text:p/>
            <text:p>A</text:p>
          </table:table-cell>
          <table:table-cell table:style-name="ce34" office:value-type="string" calcext:value-type="string">
            <text:p>Persa</text:p>
            <text:p/>
            <text:p>A</text:p>
          </table:table-cell>
          <table:table-cell table:style-name="ce34" office:value-type="string" calcext:value-type="string">
            <text:p>Forfait</text:p>
            <text:p/>
            <text:p>A</text:p>
          </table:table-cell>
          <table:table-cell table:style-name="ce34" office:value-type="string" calcext:value-type="string">
            <text:p>P. Fatti</text:p>
            <text:p/>
            <text:p>A</text:p>
          </table:table-cell>
          <table:table-cell table:style-name="ce34" office:value-type="string" calcext:value-type="string">
            <text:p>P. Subiti</text:p>
            <text:p/>
            <text:p>A</text:p>
          </table:table-cell>
          <table:table-cell table:style-name="ce34" office:value-type="string" calcext:value-type="string">
            <text:p>Differenza</text:p>
            <text:p>Canestri</text:p>
            <text:p>A</text:p>
          </table:table-cell>
          <table:table-cell table:style-name="ce34" office:value-type="string" calcext:value-type="string">
            <text:p>Vinta</text:p>
            <text:p/>
            <text:p>B</text:p>
          </table:table-cell>
          <table:table-cell table:style-name="ce34" office:value-type="string" calcext:value-type="string">
            <text:p>Persa</text:p>
            <text:p/>
            <text:p>B</text:p>
          </table:table-cell>
          <table:table-cell table:style-name="ce34" office:value-type="string" calcext:value-type="string">
            <text:p>Forfait</text:p>
            <text:p/>
            <text:p>B</text:p>
          </table:table-cell>
          <table:table-cell table:style-name="ce34" office:value-type="string" calcext:value-type="string">
            <text:p>P. Fatti</text:p>
            <text:p/>
            <text:p>B</text:p>
          </table:table-cell>
          <table:table-cell table:style-name="ce34" office:value-type="string" calcext:value-type="string">
            <text:p>P. Subiti</text:p>
            <text:p/>
            <text:p>B</text:p>
          </table:table-cell>
          <table:table-cell table:style-name="ce38" office:value-type="string" calcext:value-type="string">
            <text:p>Differenza</text:p>
            <text:p>Canestri</text:p>
            <text:p>B</text:p>
          </table:table-cell>
          <table:table-cell table:number-columns-repeated="954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6" office:value-type="string" calcext:value-type="string">
            <text:p>Girone</text:p>
          </table:table-cell>
          <table:table-cell table:style-name="ce80" office:value-type="string" calcext:value-type="string">
            <text:p>A</text:p>
          </table:table-cell>
          <table:table-cell table:style-name="ce83" office:value-type="string" calcext:value-type="string">
            <text:p>A1</text:p>
          </table:table-cell>
          <table:table-cell table:style-name="ce83" office:value-type="string" calcext:value-type="string">
            <text:p>A2</text:p>
          </table:table-cell>
          <table:table-cell table:style-name="ce84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84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83" table:formula="of:=VLOOKUP([.A3];A_4_INPUT_DATE_E_RISULTATI_GIRONI;6;0)" office:value-type="float" office:value="72" calcext:value-type="float">
            <text:p>72</text:p>
          </table:table-cell>
          <table:table-cell table:style-name="ce83" table:formula="of:=VLOOKUP([.A3];A_4_INPUT_DATE_E_RISULTATI_GIRONI;7;0)" office:value-type="float" office:value="49" calcext:value-type="float">
            <text:p>49</text:p>
          </table:table-cell>
          <table:table-cell table:style-name="ce87" table:formula="of:=IF([.H3]&gt;[.I3];[.F3];[.G3])" office:value-type="string" office:string-value="Leoni" calcext:value-type="string">
            <text:p>Leoni</text:p>
          </table:table-cell>
          <table:table-cell table:style-name="ce84" table:formula="of:=IF([.H3]&lt;[.I3];[.F3];[.G3])" office:value-type="string" office:string-value="Pantere" calcext:value-type="string">
            <text:p>Pantere</text:p>
          </table:table-cell>
          <table:table-cell table:style-name="ce83" table:formula="of:=1*([.H3]&gt;[.I3])" office:value-type="float" office:value="1" calcext:value-type="float">
            <text:p>1</text:p>
          </table:table-cell>
          <table:table-cell table:style-name="ce70" table:formula="of:=1*([.H3]&lt;[.I3])*NOT(AND([.H3]=0;[.I3]=20))" office:value-type="float" office:value="0" calcext:value-type="float">
            <text:p>0</text:p>
          </table:table-cell>
          <table:table-cell table:style-name="ce70" table:formula="of:=1*AND([.H3]=0;[.I3]=20)" office:value-type="float" office:value="0" calcext:value-type="float">
            <text:p>0</text:p>
          </table:table-cell>
          <table:table-cell table:style-name="ce83" table:formula="of:=[.H3]" office:value-type="float" office:value="72" calcext:value-type="float">
            <text:p>72</text:p>
          </table:table-cell>
          <table:table-cell table:style-name="ce83" table:formula="of:=[.I3]" office:value-type="float" office:value="49" calcext:value-type="float">
            <text:p>49</text:p>
          </table:table-cell>
          <table:table-cell table:style-name="ce90" table:formula="of:=[.O3]-[.P3]" office:value-type="float" office:value="23" calcext:value-type="float">
            <text:p>+23</text:p>
          </table:table-cell>
          <table:table-cell table:style-name="ce83" table:formula="of:=1*([.I3]&gt;[.H3])" office:value-type="float" office:value="0" calcext:value-type="float">
            <text:p>0</text:p>
          </table:table-cell>
          <table:table-cell table:style-name="ce70" table:formula="of:=1*([.I3]&lt;[.H3])*NOT(AND([.H3]=20;[.I3]=0))" office:value-type="float" office:value="1" calcext:value-type="float">
            <text:p>1</text:p>
          </table:table-cell>
          <table:table-cell table:style-name="ce70" table:formula="of:=1*AND([.H3]=20;[.I3]=0)" office:value-type="float" office:value="0" calcext:value-type="float">
            <text:p>0</text:p>
          </table:table-cell>
          <table:table-cell table:style-name="ce83" table:formula="of:=[.I3]" office:value-type="float" office:value="49" calcext:value-type="float">
            <text:p>49</text:p>
          </table:table-cell>
          <table:table-cell table:style-name="ce83" table:formula="of:=[.H3]" office:value-type="float" office:value="72" calcext:value-type="float">
            <text:p>72</text:p>
          </table:table-cell>
          <table:table-cell table:style-name="ce93" table:formula="of:=[.U3]-[.V3]" office:value-type="float" office:value="-23" calcext:value-type="float">
            <text:p>-23</text:p>
          </table:table-cell>
          <table:table-cell/>
          <table:table-cell table:style-name="ce98" table:formula="of:=COUNTIF(B_COEFF_GIRONE_A;&quot;&gt;=&quot;&amp;[.AS3])&amp;[.Z3]" office:value-type="string" office:string-value="1A" calcext:value-type="string">
            <text:p>1A</text:p>
          </table:table-cell>
          <table:table-cell table:style-name="ce103" office:value-type="string" calcext:value-type="string">
            <text:p>A</text:p>
          </table:table-cell>
          <table:table-cell table:style-name="ce83" office:value-type="string" calcext:value-type="string">
            <text:p>A1</text:p>
          </table:table-cell>
          <table:table-cell table:style-name="ce111" table:formula="of:=VLOOKUP([.AA3];A_SQUADRE_PER_CODICE;2)" office:value-type="string" office:string-value="Leoni" calcext:value-type="string">
            <text:p>Leoni</text:p>
          </table:table-cell>
          <table:table-cell table:style-name="ce83" table:formula="of:=[.AD3]+[.AE3]+[.AF3]" office:value-type="float" office:value="3" calcext:value-type="float">
            <text:p>3</text:p>
          </table:table-cell>
          <table:table-cell table:style-name="ce83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83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83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17" table:formula="of:=2*[.AD3]+1*[.AE3]+0*[.AF3]" office:value-type="float" office:value="6" calcext:value-type="float">
            <text:p>6</text:p>
          </table:table-cell>
          <table:table-cell table:style-name="ce123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83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128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70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70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83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123" table:formula="of:=[.AK3]+[.AL3]+[.AM3]" office:value-type="float" office:value="0" calcext:value-type="float">
            <text:p>0</text:p>
          </table:table-cell>
          <table:table-cell table:style-name="ce90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90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90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128" table:formula="of:=[.AO3]+[.AP3]+[.AQ3]" office:value-type="float" office:value="0" calcext:value-type="float">
            <text:p>+0</text:p>
          </table:table-cell>
          <table:table-cell table:style-name="ce138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64" office:value-type="string" calcext:value-type="string">
            <text:p>1-16/8</text:p>
          </table:table-cell>
          <table:table-cell table:style-name="ce168" office:value-type="float" office:value="49" calcext:value-type="float">
            <text:p>49</text:p>
          </table:table-cell>
          <table:table-cell table:style-name="ce172" office:value-type="string" calcext:value-type="string">
            <text:p>2aFase</text:p>
          </table:table-cell>
          <table:table-cell table:style-name="ce176" office:value-type="string" calcext:value-type="string">
            <text:p>1-16</text:p>
          </table:table-cell>
          <table:table-cell table:style-name="ce179" office:value-type="string" calcext:value-type="string">
            <text:p>1A</text:p>
          </table:table-cell>
          <table:table-cell table:style-name="ce179" office:value-type="string" calcext:value-type="string">
            <text:p>2C</text:p>
          </table:table-cell>
          <table:table-cell table:style-name="ce87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84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83" table:formula="of:=VLOOKUP([.AV3];A_5_INPUT_DATE_E_RISULTATI_2A_FASE;6;0)" office:value-type="float" office:value="67" calcext:value-type="float">
            <text:p>67</text:p>
          </table:table-cell>
          <table:table-cell table:style-name="ce83" table:formula="of:=VLOOKUP([.AV3];A_5_INPUT_DATE_E_RISULTATI_2A_FASE;7;0)" office:value-type="float" office:value="46" calcext:value-type="float">
            <text:p>46</text:p>
          </table:table-cell>
          <table:table-cell table:style-name="ce87" table:formula="of:=IF([.BC3]&gt;[.BD3];[.BA3];[.BB3])" office:value-type="string" office:string-value="Leoni" calcext:value-type="string">
            <text:p>Leoni</text:p>
          </table:table-cell>
          <table:table-cell table:style-name="ce84" table:formula="of:=IF([.BC3]&lt;[.BD3];[.BA3];[.BB3])" office:value-type="string" office:string-value="Elefanti" calcext:value-type="string">
            <text:p>Elefanti</text:p>
          </table:table-cell>
          <table:table-cell table:style-name="ce83" table:formula="of:=1*([.BC3]&gt;[.BD3])" office:value-type="float" office:value="1" calcext:value-type="float">
            <text:p>1</text:p>
          </table:table-cell>
          <table:table-cell table:style-name="ce70" table:formula="of:=1*([.BC3]&lt;[.BD3])*NOT(AND([.BC3]=0;[.BD3]=20))" office:value-type="float" office:value="0" calcext:value-type="float">
            <text:p>0</text:p>
          </table:table-cell>
          <table:table-cell table:style-name="ce70" table:formula="of:=1*AND([.BC3]=0;[.BD3]=20)" office:value-type="float" office:value="0" calcext:value-type="float">
            <text:p>0</text:p>
          </table:table-cell>
          <table:table-cell table:style-name="ce83" table:formula="of:=[.BC3]" office:value-type="float" office:value="67" calcext:value-type="float">
            <text:p>67</text:p>
          </table:table-cell>
          <table:table-cell table:style-name="ce83" table:formula="of:=[.BD3]" office:value-type="float" office:value="46" calcext:value-type="float">
            <text:p>46</text:p>
          </table:table-cell>
          <table:table-cell table:style-name="ce90" table:formula="of:=[.BJ3]-[.BK3]" office:value-type="float" office:value="21" calcext:value-type="float">
            <text:p>+21</text:p>
          </table:table-cell>
          <table:table-cell table:style-name="ce83" table:formula="of:=1*([.BD3]&gt;[.BC3])" office:value-type="float" office:value="0" calcext:value-type="float">
            <text:p>0</text:p>
          </table:table-cell>
          <table:table-cell table:style-name="ce70" table:formula="of:=1*([.BD3]&lt;[.BC3])*NOT(AND([.BC3]=20;[.BD3]=0))" office:value-type="float" office:value="1" calcext:value-type="float">
            <text:p>1</text:p>
          </table:table-cell>
          <table:table-cell table:style-name="ce70" table:formula="of:=1*AND([.BC3]=20;[.BD3]=0)" office:value-type="float" office:value="0" calcext:value-type="float">
            <text:p>0</text:p>
          </table:table-cell>
          <table:table-cell table:style-name="ce83" table:formula="of:=[.BD3]" office:value-type="float" office:value="46" calcext:value-type="float">
            <text:p>46</text:p>
          </table:table-cell>
          <table:table-cell table:style-name="ce83" table:formula="of:=[.BC3]" office:value-type="float" office:value="67" calcext:value-type="float">
            <text:p>67</text:p>
          </table:table-cell>
          <table:table-cell table:style-name="ce93" table:formula="of:=[.BP3]-[.BQ3]" office:value-type="float" office:value="-21" calcext:value-type="float">
            <text:p>-21</text:p>
          </table:table-cell>
          <table:table-cell table:number-columns-repeated="954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1</text:p>
          </table:table-cell>
          <table:table-cell table:style-name="ce71" office:value-type="string" calcext:value-type="string">
            <text:p>A3</text:p>
          </table:table-cell>
          <table:table-cell table:style-name="ce85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85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71" table:formula="of:=VLOOKUP([.A4];A_4_INPUT_DATE_E_RISULTATI_GIRONI;6;0)" office:value-type="float" office:value="90" calcext:value-type="float">
            <text:p>90</text:p>
          </table:table-cell>
          <table:table-cell table:style-name="ce71" table:formula="of:=VLOOKUP([.A4];A_4_INPUT_DATE_E_RISULTATI_GIRONI;7;0)" office:value-type="float" office:value="22" calcext:value-type="float">
            <text:p>22</text:p>
          </table:table-cell>
          <table:table-cell table:style-name="ce85" table:formula="of:=IF([.H4]&gt;[.I4];[.F4];[.G4])" office:value-type="string" office:string-value="Leoni" calcext:value-type="string">
            <text:p>Leoni</text:p>
          </table:table-cell>
          <table:table-cell table:style-name="ce85" table:formula="of:=IF([.H4]&lt;[.I4];[.F4];[.G4])" office:value-type="string" office:string-value="Tigri" calcext:value-type="string">
            <text:p>Tigri</text:p>
          </table:table-cell>
          <table:table-cell table:style-name="ce71" table:formula="of:=1*([.H4]&gt;[.I4])" office:value-type="float" office:value="1" calcext:value-type="float">
            <text:p>1</text:p>
          </table:table-cell>
          <table:table-cell table:style-name="ce88" table:formula="of:=1*([.H4]&lt;[.I4])*NOT(AND([.H4]=0;[.I4]=20))" office:value-type="float" office:value="0" calcext:value-type="float">
            <text:p>0</text:p>
          </table:table-cell>
          <table:table-cell table:style-name="ce88" table:formula="of:=1*AND([.H4]=0;[.I4]=20)" office:value-type="float" office:value="0" calcext:value-type="float">
            <text:p>0</text:p>
          </table:table-cell>
          <table:table-cell table:style-name="ce71" table:formula="of:=[.H4]" office:value-type="float" office:value="90" calcext:value-type="float">
            <text:p>90</text:p>
          </table:table-cell>
          <table:table-cell table:style-name="ce71" table:formula="of:=[.I4]" office:value-type="float" office:value="22" calcext:value-type="float">
            <text:p>22</text:p>
          </table:table-cell>
          <table:table-cell table:style-name="ce91" table:formula="of:=[.O4]-[.P4]" office:value-type="float" office:value="68" calcext:value-type="float">
            <text:p>+68</text:p>
          </table:table-cell>
          <table:table-cell table:style-name="ce71" table:formula="of:=1*([.I4]&gt;[.H4])" office:value-type="float" office:value="0" calcext:value-type="float">
            <text:p>0</text:p>
          </table:table-cell>
          <table:table-cell table:style-name="ce71" table:formula="of:=1*([.I4]&lt;[.H4])*NOT(AND([.H4]=20;[.I4]=0))" office:value-type="float" office:value="1" calcext:value-type="float">
            <text:p>1</text:p>
          </table:table-cell>
          <table:table-cell table:style-name="ce71" table:formula="of:=1*AND([.H4]=20;[.I4]=0)" office:value-type="float" office:value="0" calcext:value-type="float">
            <text:p>0</text:p>
          </table:table-cell>
          <table:table-cell table:style-name="ce71" table:formula="of:=[.I4]" office:value-type="float" office:value="22" calcext:value-type="float">
            <text:p>22</text:p>
          </table:table-cell>
          <table:table-cell table:style-name="ce71" table:formula="of:=[.H4]" office:value-type="float" office:value="90" calcext:value-type="float">
            <text:p>90</text:p>
          </table:table-cell>
          <table:table-cell table:style-name="ce94" table:formula="of:=[.U4]-[.V4]" office:value-type="float" office:value="-68" calcext:value-type="float">
            <text:p>-68</text:p>
          </table:table-cell>
          <table:table-cell/>
          <table:table-cell table:style-name="ce99" table:formula="of:=COUNTIF(B_COEFF_GIRONE_A;&quot;&gt;=&quot;&amp;[.AS4])&amp;[.Z4]" office:value-type="string" office:string-value="2A" calcext:value-type="string">
            <text:p>2A</text:p>
          </table:table-cell>
          <table:table-cell table:style-name="ce104" office:value-type="string" calcext:value-type="string">
            <text:p>A</text:p>
          </table:table-cell>
          <table:table-cell table:style-name="ce71" office:value-type="string" calcext:value-type="string">
            <text:p>A2</text:p>
          </table:table-cell>
          <table:table-cell table:style-name="ce112" table:formula="of:=VLOOKUP([.AA4];A_SQUADRE_PER_CODICE;2)" office:value-type="string" office:string-value="Pantere" calcext:value-type="string">
            <text:p>Pantere</text:p>
          </table:table-cell>
          <table:table-cell table:style-name="ce71" table:formula="of:=[.AD4]+[.AE4]+[.AF4]" office:value-type="float" office:value="3" calcext:value-type="float">
            <text:p>3</text:p>
          </table:table-cell>
          <table:table-cell table:style-name="ce71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71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71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18" table:formula="of:=2*[.AD4]+1*[.AE4]+0*[.AF4]" office:value-type="float" office:value="5" calcext:value-type="float">
            <text:p>5</text:p>
          </table:table-cell>
          <table:table-cell table:style-name="ce124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71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129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71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71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71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124" table:formula="of:=[.AK4]+[.AL4]+[.AM4]" office:value-type="float" office:value="0" calcext:value-type="float">
            <text:p>0</text:p>
          </table:table-cell>
          <table:table-cell table:style-name="ce91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91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91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129" table:formula="of:=[.AO4]+[.AP4]+[.AQ4]" office:value-type="float" office:value="0" calcext:value-type="float">
            <text:p>+0</text:p>
          </table:table-cell>
          <table:table-cell table:style-name="ce139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66" office:value-type="string" calcext:value-type="string">
            <text:p>1-16/4</text:p>
          </table:table-cell>
          <table:table-cell table:style-name="ce170" office:value-type="float" office:value="50" calcext:value-type="float">
            <text:p>5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2A</text:p>
          </table:table-cell>
          <table:table-cell table:style-name="ce180" office:value-type="string" calcext:value-type="string">
            <text:p>1C</text:p>
          </table:table-cell>
          <table:table-cell table:style-name="ce85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85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71" table:formula="of:=VLOOKUP([.AV4];A_5_INPUT_DATE_E_RISULTATI_2A_FASE;6;0)" office:value-type="float" office:value="55" calcext:value-type="float">
            <text:p>55</text:p>
          </table:table-cell>
          <table:table-cell table:style-name="ce71" table:formula="of:=VLOOKUP([.AV4];A_5_INPUT_DATE_E_RISULTATI_2A_FASE;7;0)" office:value-type="float" office:value="36" calcext:value-type="float">
            <text:p>36</text:p>
          </table:table-cell>
          <table:table-cell table:style-name="ce85" table:formula="of:=IF([.BC4]&gt;[.BD4];[.BA4];[.BB4])" office:value-type="string" office:string-value="Pantere" calcext:value-type="string">
            <text:p>Pantere</text:p>
          </table:table-cell>
          <table:table-cell table:style-name="ce85" table:formula="of:=IF([.BC4]&lt;[.BD4];[.BA4];[.BB4])" office:value-type="string" office:string-value="Giraffe" calcext:value-type="string">
            <text:p>Giraffe</text:p>
          </table:table-cell>
          <table:table-cell table:style-name="ce71" table:formula="of:=1*([.BC4]&gt;[.BD4])" office:value-type="float" office:value="1" calcext:value-type="float">
            <text:p>1</text:p>
          </table:table-cell>
          <table:table-cell table:style-name="ce88" table:formula="of:=1*([.BC4]&lt;[.BD4])*NOT(AND([.BC4]=0;[.BD4]=20))" office:value-type="float" office:value="0" calcext:value-type="float">
            <text:p>0</text:p>
          </table:table-cell>
          <table:table-cell table:style-name="ce88" table:formula="of:=1*AND([.BC4]=0;[.BD4]=20)" office:value-type="float" office:value="0" calcext:value-type="float">
            <text:p>0</text:p>
          </table:table-cell>
          <table:table-cell table:style-name="ce71" table:formula="of:=[.BC4]" office:value-type="float" office:value="55" calcext:value-type="float">
            <text:p>55</text:p>
          </table:table-cell>
          <table:table-cell table:style-name="ce71" table:formula="of:=[.BD4]" office:value-type="float" office:value="36" calcext:value-type="float">
            <text:p>36</text:p>
          </table:table-cell>
          <table:table-cell table:style-name="ce91" table:formula="of:=[.BJ4]-[.BK4]" office:value-type="float" office:value="19" calcext:value-type="float">
            <text:p>+19</text:p>
          </table:table-cell>
          <table:table-cell table:style-name="ce71" table:formula="of:=1*([.BD4]&gt;[.BC4])" office:value-type="float" office:value="0" calcext:value-type="float">
            <text:p>0</text:p>
          </table:table-cell>
          <table:table-cell table:style-name="ce71" table:formula="of:=1*([.BD4]&lt;[.BC4])*NOT(AND([.BC4]=20;[.BD4]=0))" office:value-type="float" office:value="1" calcext:value-type="float">
            <text:p>1</text:p>
          </table:table-cell>
          <table:table-cell table:style-name="ce71" table:formula="of:=1*AND([.BC4]=20;[.BD4]=0)" office:value-type="float" office:value="0" calcext:value-type="float">
            <text:p>0</text:p>
          </table:table-cell>
          <table:table-cell table:style-name="ce71" table:formula="of:=[.BD4]" office:value-type="float" office:value="36" calcext:value-type="float">
            <text:p>36</text:p>
          </table:table-cell>
          <table:table-cell table:style-name="ce71" table:formula="of:=[.BC4]" office:value-type="float" office:value="55" calcext:value-type="float">
            <text:p>55</text:p>
          </table:table-cell>
          <table:table-cell table:style-name="ce94" table:formula="of:=[.BP4]-[.BQ4]" office:value-type="float" office:value="-19" calcext:value-type="float">
            <text:p>-19</text:p>
          </table:table-cell>
          <table:table-cell table:number-columns-repeated="954"/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1</text:p>
          </table:table-cell>
          <table:table-cell table:style-name="ce71" office:value-type="string" calcext:value-type="string">
            <text:p>A4</text:p>
          </table:table-cell>
          <table:table-cell table:style-name="ce85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85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71" table:formula="of:=VLOOKUP([.A5];A_4_INPUT_DATE_E_RISULTATI_GIRONI;6;0)" office:value-type="float" office:value="82" calcext:value-type="float">
            <text:p>82</text:p>
          </table:table-cell>
          <table:table-cell table:style-name="ce71" table:formula="of:=VLOOKUP([.A5];A_4_INPUT_DATE_E_RISULTATI_GIRONI;7;0)" office:value-type="float" office:value="25" calcext:value-type="float">
            <text:p>25</text:p>
          </table:table-cell>
          <table:table-cell table:style-name="ce85" table:formula="of:=IF([.H5]&gt;[.I5];[.F5];[.G5])" office:value-type="string" office:string-value="Leoni" calcext:value-type="string">
            <text:p>Leoni</text:p>
          </table:table-cell>
          <table:table-cell table:style-name="ce85" table:formula="of:=IF([.H5]&lt;[.I5];[.F5];[.G5])" office:value-type="string" office:string-value="Ghepardi" calcext:value-type="string">
            <text:p>Ghepardi</text:p>
          </table:table-cell>
          <table:table-cell table:style-name="ce71" table:formula="of:=1*([.H5]&gt;[.I5])" office:value-type="float" office:value="1" calcext:value-type="float">
            <text:p>1</text:p>
          </table:table-cell>
          <table:table-cell table:style-name="ce88" table:formula="of:=1*([.H5]&lt;[.I5])*NOT(AND([.H5]=0;[.I5]=20))" office:value-type="float" office:value="0" calcext:value-type="float">
            <text:p>0</text:p>
          </table:table-cell>
          <table:table-cell table:style-name="ce88" table:formula="of:=1*AND([.H5]=0;[.I5]=20)" office:value-type="float" office:value="0" calcext:value-type="float">
            <text:p>0</text:p>
          </table:table-cell>
          <table:table-cell table:style-name="ce71" table:formula="of:=[.H5]" office:value-type="float" office:value="82" calcext:value-type="float">
            <text:p>82</text:p>
          </table:table-cell>
          <table:table-cell table:style-name="ce71" table:formula="of:=[.I5]" office:value-type="float" office:value="25" calcext:value-type="float">
            <text:p>25</text:p>
          </table:table-cell>
          <table:table-cell table:style-name="ce91" table:formula="of:=[.O5]-[.P5]" office:value-type="float" office:value="57" calcext:value-type="float">
            <text:p>+57</text:p>
          </table:table-cell>
          <table:table-cell table:style-name="ce71" table:formula="of:=1*([.I5]&gt;[.H5])" office:value-type="float" office:value="0" calcext:value-type="float">
            <text:p>0</text:p>
          </table:table-cell>
          <table:table-cell table:style-name="ce71" table:formula="of:=1*([.I5]&lt;[.H5])*NOT(AND([.H5]=20;[.I5]=0))" office:value-type="float" office:value="1" calcext:value-type="float">
            <text:p>1</text:p>
          </table:table-cell>
          <table:table-cell table:style-name="ce71" table:formula="of:=1*AND([.H5]=20;[.I5]=0)" office:value-type="float" office:value="0" calcext:value-type="float">
            <text:p>0</text:p>
          </table:table-cell>
          <table:table-cell table:style-name="ce71" table:formula="of:=[.I5]" office:value-type="float" office:value="25" calcext:value-type="float">
            <text:p>25</text:p>
          </table:table-cell>
          <table:table-cell table:style-name="ce71" table:formula="of:=[.H5]" office:value-type="float" office:value="82" calcext:value-type="float">
            <text:p>82</text:p>
          </table:table-cell>
          <table:table-cell table:style-name="ce94" table:formula="of:=[.U5]-[.V5]" office:value-type="float" office:value="-57" calcext:value-type="float">
            <text:p>-57</text:p>
          </table:table-cell>
          <table:table-cell/>
          <table:table-cell table:style-name="ce99" table:formula="of:=COUNTIF(B_COEFF_GIRONE_A;&quot;&gt;=&quot;&amp;[.AS5])&amp;[.Z5]" office:value-type="string" office:string-value="3A" calcext:value-type="string">
            <text:p>3A</text:p>
          </table:table-cell>
          <table:table-cell table:style-name="ce104" office:value-type="string" calcext:value-type="string">
            <text:p>A</text:p>
          </table:table-cell>
          <table:table-cell table:style-name="ce71" office:value-type="string" calcext:value-type="string">
            <text:p>A3</text:p>
          </table:table-cell>
          <table:table-cell table:style-name="ce112" table:formula="of:=VLOOKUP([.AA5];A_SQUADRE_PER_CODICE;2)" office:value-type="string" office:string-value="Tigri" calcext:value-type="string">
            <text:p>Tigri</text:p>
          </table:table-cell>
          <table:table-cell table:style-name="ce71" table:formula="of:=[.AD5]+[.AE5]+[.AF5]" office:value-type="float" office:value="3" calcext:value-type="float">
            <text:p>3</text:p>
          </table:table-cell>
          <table:table-cell table:style-name="ce71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71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71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18" table:formula="of:=2*[.AD5]+1*[.AE5]+0*[.AF5]" office:value-type="float" office:value="4" calcext:value-type="float">
            <text:p>4</text:p>
          </table:table-cell>
          <table:table-cell table:style-name="ce124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71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129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71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71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71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124" table:formula="of:=[.AK5]+[.AL5]+[.AM5]" office:value-type="float" office:value="0" calcext:value-type="float">
            <text:p>0</text:p>
          </table:table-cell>
          <table:table-cell table:style-name="ce91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91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91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129" table:formula="of:=[.AO5]+[.AP5]+[.AQ5]" office:value-type="float" office:value="0" calcext:value-type="float">
            <text:p>+0</text:p>
          </table:table-cell>
          <table:table-cell table:style-name="ce139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66" office:value-type="string" calcext:value-type="string">
            <text:p>17-32/8</text:p>
          </table:table-cell>
          <table:table-cell table:style-name="ce170" office:value-type="float" office:value="51" calcext:value-type="float">
            <text:p>5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A</text:p>
          </table:table-cell>
          <table:table-cell table:style-name="ce180" office:value-type="string" calcext:value-type="string">
            <text:p>4C</text:p>
          </table:table-cell>
          <table:table-cell table:style-name="ce85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85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71" table:formula="of:=VLOOKUP([.AV5];A_5_INPUT_DATE_E_RISULTATI_2A_FASE;6;0)" office:value-type="float" office:value="56" calcext:value-type="float">
            <text:p>56</text:p>
          </table:table-cell>
          <table:table-cell table:style-name="ce71" table:formula="of:=VLOOKUP([.AV5];A_5_INPUT_DATE_E_RISULTATI_2A_FASE;7;0)" office:value-type="float" office:value="38" calcext:value-type="float">
            <text:p>38</text:p>
          </table:table-cell>
          <table:table-cell table:style-name="ce85" table:formula="of:=IF([.BC5]&gt;[.BD5];[.BA5];[.BB5])" office:value-type="string" office:string-value="Tigri" calcext:value-type="string">
            <text:p>Tigri</text:p>
          </table:table-cell>
          <table:table-cell table:style-name="ce85" table:formula="of:=IF([.BC5]&lt;[.BD5];[.BA5];[.BB5])" office:value-type="string" office:string-value="Iguane" calcext:value-type="string">
            <text:p>Iguane</text:p>
          </table:table-cell>
          <table:table-cell table:style-name="ce71" table:formula="of:=1*([.BC5]&gt;[.BD5])" office:value-type="float" office:value="1" calcext:value-type="float">
            <text:p>1</text:p>
          </table:table-cell>
          <table:table-cell table:style-name="ce88" table:formula="of:=1*([.BC5]&lt;[.BD5])*NOT(AND([.BC5]=0;[.BD5]=20))" office:value-type="float" office:value="0" calcext:value-type="float">
            <text:p>0</text:p>
          </table:table-cell>
          <table:table-cell table:style-name="ce88" table:formula="of:=1*AND([.BC5]=0;[.BD5]=20)" office:value-type="float" office:value="0" calcext:value-type="float">
            <text:p>0</text:p>
          </table:table-cell>
          <table:table-cell table:style-name="ce71" table:formula="of:=[.BC5]" office:value-type="float" office:value="56" calcext:value-type="float">
            <text:p>56</text:p>
          </table:table-cell>
          <table:table-cell table:style-name="ce71" table:formula="of:=[.BD5]" office:value-type="float" office:value="38" calcext:value-type="float">
            <text:p>38</text:p>
          </table:table-cell>
          <table:table-cell table:style-name="ce91" table:formula="of:=[.BJ5]-[.BK5]" office:value-type="float" office:value="18" calcext:value-type="float">
            <text:p>+18</text:p>
          </table:table-cell>
          <table:table-cell table:style-name="ce71" table:formula="of:=1*([.BD5]&gt;[.BC5])" office:value-type="float" office:value="0" calcext:value-type="float">
            <text:p>0</text:p>
          </table:table-cell>
          <table:table-cell table:style-name="ce71" table:formula="of:=1*([.BD5]&lt;[.BC5])*NOT(AND([.BC5]=20;[.BD5]=0))" office:value-type="float" office:value="1" calcext:value-type="float">
            <text:p>1</text:p>
          </table:table-cell>
          <table:table-cell table:style-name="ce71" table:formula="of:=1*AND([.BC5]=20;[.BD5]=0)" office:value-type="float" office:value="0" calcext:value-type="float">
            <text:p>0</text:p>
          </table:table-cell>
          <table:table-cell table:style-name="ce71" table:formula="of:=[.BD5]" office:value-type="float" office:value="38" calcext:value-type="float">
            <text:p>38</text:p>
          </table:table-cell>
          <table:table-cell table:style-name="ce71" table:formula="of:=[.BC5]" office:value-type="float" office:value="56" calcext:value-type="float">
            <text:p>56</text:p>
          </table:table-cell>
          <table:table-cell table:style-name="ce94" table:formula="of:=[.BP5]-[.BQ5]" office:value-type="float" office:value="-18" calcext:value-type="float">
            <text:p>-18</text:p>
          </table:table-cell>
          <table:table-cell table:number-columns-repeated="954"/>
        </table:table-row>
        <table:table-row table:style-name="ro1">
          <table:table-cell table:style-name="ce26" office:value-type="float" office:value="37" calcext:value-type="float">
            <text:p>3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2</text:p>
          </table:table-cell>
          <table:table-cell table:style-name="ce71" office:value-type="string" calcext:value-type="string">
            <text:p>A3</text:p>
          </table:table-cell>
          <table:table-cell table:style-name="ce85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85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71" table:formula="of:=VLOOKUP([.A6];A_4_INPUT_DATE_E_RISULTATI_GIRONI;6;0)" office:value-type="float" office:value="93" calcext:value-type="float">
            <text:p>93</text:p>
          </table:table-cell>
          <table:table-cell table:style-name="ce71" table:formula="of:=VLOOKUP([.A6];A_4_INPUT_DATE_E_RISULTATI_GIRONI;7;0)" office:value-type="float" office:value="30" calcext:value-type="float">
            <text:p>30</text:p>
          </table:table-cell>
          <table:table-cell table:style-name="ce85" table:formula="of:=IF([.H6]&gt;[.I6];[.F6];[.G6])" office:value-type="string" office:string-value="Pantere" calcext:value-type="string">
            <text:p>Pantere</text:p>
          </table:table-cell>
          <table:table-cell table:style-name="ce85" table:formula="of:=IF([.H6]&lt;[.I6];[.F6];[.G6])" office:value-type="string" office:string-value="Tigri" calcext:value-type="string">
            <text:p>Tigri</text:p>
          </table:table-cell>
          <table:table-cell table:style-name="ce71" table:formula="of:=1*([.H6]&gt;[.I6])" office:value-type="float" office:value="1" calcext:value-type="float">
            <text:p>1</text:p>
          </table:table-cell>
          <table:table-cell table:style-name="ce88" table:formula="of:=1*([.H6]&lt;[.I6])*NOT(AND([.H6]=0;[.I6]=20))" office:value-type="float" office:value="0" calcext:value-type="float">
            <text:p>0</text:p>
          </table:table-cell>
          <table:table-cell table:style-name="ce88" table:formula="of:=1*AND([.H6]=0;[.I6]=20)" office:value-type="float" office:value="0" calcext:value-type="float">
            <text:p>0</text:p>
          </table:table-cell>
          <table:table-cell table:style-name="ce71" table:formula="of:=[.H6]" office:value-type="float" office:value="93" calcext:value-type="float">
            <text:p>93</text:p>
          </table:table-cell>
          <table:table-cell table:style-name="ce71" table:formula="of:=[.I6]" office:value-type="float" office:value="30" calcext:value-type="float">
            <text:p>30</text:p>
          </table:table-cell>
          <table:table-cell table:style-name="ce91" table:formula="of:=[.O6]-[.P6]" office:value-type="float" office:value="63" calcext:value-type="float">
            <text:p>+63</text:p>
          </table:table-cell>
          <table:table-cell table:style-name="ce71" table:formula="of:=1*([.I6]&gt;[.H6])" office:value-type="float" office:value="0" calcext:value-type="float">
            <text:p>0</text:p>
          </table:table-cell>
          <table:table-cell table:style-name="ce71" table:formula="of:=1*([.I6]&lt;[.H6])*NOT(AND([.H6]=20;[.I6]=0))" office:value-type="float" office:value="1" calcext:value-type="float">
            <text:p>1</text:p>
          </table:table-cell>
          <table:table-cell table:style-name="ce71" table:formula="of:=1*AND([.H6]=20;[.I6]=0)" office:value-type="float" office:value="0" calcext:value-type="float">
            <text:p>0</text:p>
          </table:table-cell>
          <table:table-cell table:style-name="ce71" table:formula="of:=[.I6]" office:value-type="float" office:value="30" calcext:value-type="float">
            <text:p>30</text:p>
          </table:table-cell>
          <table:table-cell table:style-name="ce71" table:formula="of:=[.H6]" office:value-type="float" office:value="93" calcext:value-type="float">
            <text:p>93</text:p>
          </table:table-cell>
          <table:table-cell table:style-name="ce94" table:formula="of:=[.U6]-[.V6]" office:value-type="float" office:value="-63" calcext:value-type="float">
            <text:p>-63</text:p>
          </table:table-cell>
          <table:table-cell/>
          <table:table-cell table:style-name="ce99" table:formula="of:=COUNTIF(B_COEFF_GIRONE_A;&quot;&gt;=&quot;&amp;[.AS6])&amp;[.Z6]" office:value-type="string" office:string-value="4A" calcext:value-type="string">
            <text:p>4A</text:p>
          </table:table-cell>
          <table:table-cell table:style-name="ce104" office:value-type="string" calcext:value-type="string">
            <text:p>A</text:p>
          </table:table-cell>
          <table:table-cell table:style-name="ce71" office:value-type="string" calcext:value-type="string">
            <text:p>A4</text:p>
          </table:table-cell>
          <table:table-cell table:style-name="ce112" table:formula="of:=VLOOKUP([.AA6];A_SQUADRE_PER_CODICE;2)" office:value-type="string" office:string-value="Ghepardi" calcext:value-type="string">
            <text:p>Ghepardi</text:p>
          </table:table-cell>
          <table:table-cell table:style-name="ce71" table:formula="of:=[.AD6]+[.AE6]+[.AF6]" office:value-type="float" office:value="3" calcext:value-type="float">
            <text:p>3</text:p>
          </table:table-cell>
          <table:table-cell table:style-name="ce71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71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71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18" table:formula="of:=2*[.AD6]+1*[.AE6]+0*[.AF6]" office:value-type="float" office:value="3" calcext:value-type="float">
            <text:p>3</text:p>
          </table:table-cell>
          <table:table-cell table:style-name="ce124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71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129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71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71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71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124" table:formula="of:=[.AK6]+[.AL6]+[.AM6]" office:value-type="float" office:value="0" calcext:value-type="float">
            <text:p>0</text:p>
          </table:table-cell>
          <table:table-cell table:style-name="ce91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91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91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129" table:formula="of:=[.AO6]+[.AP6]+[.AQ6]" office:value-type="float" office:value="0" calcext:value-type="float">
            <text:p>+0</text:p>
          </table:table-cell>
          <table:table-cell table:style-name="ce139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66" office:value-type="string" calcext:value-type="string">
            <text:p>17-32/7</text:p>
          </table:table-cell>
          <table:table-cell table:style-name="ce170" office:value-type="float" office:value="52" calcext:value-type="float">
            <text:p>5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C</text:p>
          </table:table-cell>
          <table:table-cell table:style-name="ce180" office:value-type="string" calcext:value-type="string">
            <text:p>4A</text:p>
          </table:table-cell>
          <table:table-cell table:style-name="ce85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85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71" table:formula="of:=VLOOKUP([.AV6];A_5_INPUT_DATE_E_RISULTATI_2A_FASE;6;0)" office:value-type="float" office:value="56" calcext:value-type="float">
            <text:p>56</text:p>
          </table:table-cell>
          <table:table-cell table:style-name="ce71" table:formula="of:=VLOOKUP([.AV6];A_5_INPUT_DATE_E_RISULTATI_2A_FASE;7;0)" office:value-type="float" office:value="43" calcext:value-type="float">
            <text:p>43</text:p>
          </table:table-cell>
          <table:table-cell table:style-name="ce85" table:formula="of:=IF([.BC6]&gt;[.BD6];[.BA6];[.BB6])" office:value-type="string" office:string-value="Ippopotami" calcext:value-type="string">
            <text:p>Ippopotami</text:p>
          </table:table-cell>
          <table:table-cell table:style-name="ce85" table:formula="of:=IF([.BC6]&lt;[.BD6];[.BA6];[.BB6])" office:value-type="string" office:string-value="Ghepardi" calcext:value-type="string">
            <text:p>Ghepardi</text:p>
          </table:table-cell>
          <table:table-cell table:style-name="ce71" table:formula="of:=1*([.BC6]&gt;[.BD6])" office:value-type="float" office:value="1" calcext:value-type="float">
            <text:p>1</text:p>
          </table:table-cell>
          <table:table-cell table:style-name="ce88" table:formula="of:=1*([.BC6]&lt;[.BD6])*NOT(AND([.BC6]=0;[.BD6]=20))" office:value-type="float" office:value="0" calcext:value-type="float">
            <text:p>0</text:p>
          </table:table-cell>
          <table:table-cell table:style-name="ce88" table:formula="of:=1*AND([.BC6]=0;[.BD6]=20)" office:value-type="float" office:value="0" calcext:value-type="float">
            <text:p>0</text:p>
          </table:table-cell>
          <table:table-cell table:style-name="ce71" table:formula="of:=[.BC6]" office:value-type="float" office:value="56" calcext:value-type="float">
            <text:p>56</text:p>
          </table:table-cell>
          <table:table-cell table:style-name="ce71" table:formula="of:=[.BD6]" office:value-type="float" office:value="43" calcext:value-type="float">
            <text:p>43</text:p>
          </table:table-cell>
          <table:table-cell table:style-name="ce91" table:formula="of:=[.BJ6]-[.BK6]" office:value-type="float" office:value="13" calcext:value-type="float">
            <text:p>+13</text:p>
          </table:table-cell>
          <table:table-cell table:style-name="ce71" table:formula="of:=1*([.BD6]&gt;[.BC6])" office:value-type="float" office:value="0" calcext:value-type="float">
            <text:p>0</text:p>
          </table:table-cell>
          <table:table-cell table:style-name="ce71" table:formula="of:=1*([.BD6]&lt;[.BC6])*NOT(AND([.BC6]=20;[.BD6]=0))" office:value-type="float" office:value="1" calcext:value-type="float">
            <text:p>1</text:p>
          </table:table-cell>
          <table:table-cell table:style-name="ce71" table:formula="of:=1*AND([.BC6]=20;[.BD6]=0)" office:value-type="float" office:value="0" calcext:value-type="float">
            <text:p>0</text:p>
          </table:table-cell>
          <table:table-cell table:style-name="ce71" table:formula="of:=[.BD6]" office:value-type="float" office:value="43" calcext:value-type="float">
            <text:p>43</text:p>
          </table:table-cell>
          <table:table-cell table:style-name="ce71" table:formula="of:=[.BC6]" office:value-type="float" office:value="56" calcext:value-type="float">
            <text:p>56</text:p>
          </table:table-cell>
          <table:table-cell table:style-name="ce94" table:formula="of:=[.BP6]-[.BQ6]" office:value-type="float" office:value="-13" calcext:value-type="float">
            <text:p>-13</text:p>
          </table:table-cell>
          <table:table-cell table:number-columns-repeated="954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2</text:p>
          </table:table-cell>
          <table:table-cell table:style-name="ce71" office:value-type="string" calcext:value-type="string">
            <text:p>A4</text:p>
          </table:table-cell>
          <table:table-cell table:style-name="ce85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85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71" table:formula="of:=VLOOKUP([.A7];A_4_INPUT_DATE_E_RISULTATI_GIRONI;6;0)" office:value-type="float" office:value="57" calcext:value-type="float">
            <text:p>57</text:p>
          </table:table-cell>
          <table:table-cell table:style-name="ce71" table:formula="of:=VLOOKUP([.A7];A_4_INPUT_DATE_E_RISULTATI_GIRONI;7;0)" office:value-type="float" office:value="21" calcext:value-type="float">
            <text:p>21</text:p>
          </table:table-cell>
          <table:table-cell table:style-name="ce85" table:formula="of:=IF([.H7]&gt;[.I7];[.F7];[.G7])" office:value-type="string" office:string-value="Pantere" calcext:value-type="string">
            <text:p>Pantere</text:p>
          </table:table-cell>
          <table:table-cell table:style-name="ce85" table:formula="of:=IF([.H7]&lt;[.I7];[.F7];[.G7])" office:value-type="string" office:string-value="Ghepardi" calcext:value-type="string">
            <text:p>Ghepardi</text:p>
          </table:table-cell>
          <table:table-cell table:style-name="ce71" table:formula="of:=1*([.H7]&gt;[.I7])" office:value-type="float" office:value="1" calcext:value-type="float">
            <text:p>1</text:p>
          </table:table-cell>
          <table:table-cell table:style-name="ce88" table:formula="of:=1*([.H7]&lt;[.I7])*NOT(AND([.H7]=0;[.I7]=20))" office:value-type="float" office:value="0" calcext:value-type="float">
            <text:p>0</text:p>
          </table:table-cell>
          <table:table-cell table:style-name="ce88" table:formula="of:=1*AND([.H7]=0;[.I7]=20)" office:value-type="float" office:value="0" calcext:value-type="float">
            <text:p>0</text:p>
          </table:table-cell>
          <table:table-cell table:style-name="ce71" table:formula="of:=[.H7]" office:value-type="float" office:value="57" calcext:value-type="float">
            <text:p>57</text:p>
          </table:table-cell>
          <table:table-cell table:style-name="ce71" table:formula="of:=[.I7]" office:value-type="float" office:value="21" calcext:value-type="float">
            <text:p>21</text:p>
          </table:table-cell>
          <table:table-cell table:style-name="ce91" table:formula="of:=[.O7]-[.P7]" office:value-type="float" office:value="36" calcext:value-type="float">
            <text:p>+36</text:p>
          </table:table-cell>
          <table:table-cell table:style-name="ce71" table:formula="of:=1*([.I7]&gt;[.H7])" office:value-type="float" office:value="0" calcext:value-type="float">
            <text:p>0</text:p>
          </table:table-cell>
          <table:table-cell table:style-name="ce71" table:formula="of:=1*([.I7]&lt;[.H7])*NOT(AND([.H7]=20;[.I7]=0))" office:value-type="float" office:value="1" calcext:value-type="float">
            <text:p>1</text:p>
          </table:table-cell>
          <table:table-cell table:style-name="ce71" table:formula="of:=1*AND([.H7]=20;[.I7]=0)" office:value-type="float" office:value="0" calcext:value-type="float">
            <text:p>0</text:p>
          </table:table-cell>
          <table:table-cell table:style-name="ce71" table:formula="of:=[.I7]" office:value-type="float" office:value="21" calcext:value-type="float">
            <text:p>21</text:p>
          </table:table-cell>
          <table:table-cell table:style-name="ce71" table:formula="of:=[.H7]" office:value-type="float" office:value="57" calcext:value-type="float">
            <text:p>57</text:p>
          </table:table-cell>
          <table:table-cell table:style-name="ce94" table:formula="of:=[.U7]-[.V7]" office:value-type="float" office:value="-36" calcext:value-type="float">
            <text:p>-36</text:p>
          </table:table-cell>
          <table:table-cell/>
          <table:table-cell table:style-name="ce100" table:formula="of:=COUNTIF(B_COEFF_GIRONE_B;&quot;&gt;=&quot;&amp;[.AS7])&amp;[.Z7]" office:value-type="string" office:string-value="1B" calcext:value-type="string">
            <text:p>1B</text:p>
          </table:table-cell>
          <table:table-cell table:style-name="ce105" office:value-type="string" calcext:value-type="string">
            <text:p>B</text:p>
          </table:table-cell>
          <table:table-cell table:style-name="ce108" office:value-type="string" calcext:value-type="string">
            <text:p>B1</text:p>
          </table:table-cell>
          <table:table-cell table:style-name="ce113" table:formula="of:=VLOOKUP([.AA7];A_SQUADRE_PER_CODICE;2)" office:value-type="string" office:string-value="Giaguari" calcext:value-type="string">
            <text:p>Giaguari</text:p>
          </table:table-cell>
          <table:table-cell table:style-name="ce108" table:formula="of:=[.AD7]+[.AE7]+[.AF7]" office:value-type="float" office:value="3" calcext:value-type="float">
            <text:p>3</text:p>
          </table:table-cell>
          <table:table-cell table:style-name="ce108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8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8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19" table:formula="of:=2*[.AD7]+1*[.AE7]+0*[.AF7]" office:value-type="float" office:value="5" calcext:value-type="float">
            <text:p>5</text:p>
          </table:table-cell>
          <table:table-cell table:style-name="ce125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108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30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108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13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8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25" table:formula="of:=[.AK7]+[.AL7]+[.AM7]" office:value-type="float" office:value="100" calcext:value-type="float">
            <text:p>100</text:p>
          </table:table-cell>
          <table:table-cell table:style-name="ce134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134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34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30" table:formula="of:=[.AO7]+[.AP7]+[.AQ7]" office:value-type="float" office:value="49" calcext:value-type="float">
            <text:p>+49</text:p>
          </table:table-cell>
          <table:table-cell table:style-name="ce140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66" office:value-type="string" calcext:value-type="string">
            <text:p>1-16/7</text:p>
          </table:table-cell>
          <table:table-cell table:style-name="ce170" office:value-type="float" office:value="53" calcext:value-type="float">
            <text:p>5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B</text:p>
          </table:table-cell>
          <table:table-cell table:style-name="ce180" office:value-type="string" calcext:value-type="string">
            <text:p>2D</text:p>
          </table:table-cell>
          <table:table-cell table:style-name="ce85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85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71" table:formula="of:=VLOOKUP([.AV7];A_5_INPUT_DATE_E_RISULTATI_2A_FASE;6;0)" office:value-type="float" office:value="52" calcext:value-type="float">
            <text:p>52</text:p>
          </table:table-cell>
          <table:table-cell table:style-name="ce71" table:formula="of:=VLOOKUP([.AV7];A_5_INPUT_DATE_E_RISULTATI_2A_FASE;7;0)" office:value-type="float" office:value="43" calcext:value-type="float">
            <text:p>43</text:p>
          </table:table-cell>
          <table:table-cell table:style-name="ce85" table:formula="of:=IF([.BC7]&gt;[.BD7];[.BA7];[.BB7])" office:value-type="string" office:string-value="Giaguari" calcext:value-type="string">
            <text:p>Giaguari</text:p>
          </table:table-cell>
          <table:table-cell table:style-name="ce85" table:formula="of:=IF([.BC7]&lt;[.BD7];[.BA7];[.BB7])" office:value-type="string" office:string-value="Aquile" calcext:value-type="string">
            <text:p>Aquile</text:p>
          </table:table-cell>
          <table:table-cell table:style-name="ce71" table:formula="of:=1*([.BC7]&gt;[.BD7])" office:value-type="float" office:value="1" calcext:value-type="float">
            <text:p>1</text:p>
          </table:table-cell>
          <table:table-cell table:style-name="ce88" table:formula="of:=1*([.BC7]&lt;[.BD7])*NOT(AND([.BC7]=0;[.BD7]=20))" office:value-type="float" office:value="0" calcext:value-type="float">
            <text:p>0</text:p>
          </table:table-cell>
          <table:table-cell table:style-name="ce88" table:formula="of:=1*AND([.BC7]=0;[.BD7]=20)" office:value-type="float" office:value="0" calcext:value-type="float">
            <text:p>0</text:p>
          </table:table-cell>
          <table:table-cell table:style-name="ce71" table:formula="of:=[.BC7]" office:value-type="float" office:value="52" calcext:value-type="float">
            <text:p>52</text:p>
          </table:table-cell>
          <table:table-cell table:style-name="ce71" table:formula="of:=[.BD7]" office:value-type="float" office:value="43" calcext:value-type="float">
            <text:p>43</text:p>
          </table:table-cell>
          <table:table-cell table:style-name="ce91" table:formula="of:=[.BJ7]-[.BK7]" office:value-type="float" office:value="9" calcext:value-type="float">
            <text:p>+9</text:p>
          </table:table-cell>
          <table:table-cell table:style-name="ce71" table:formula="of:=1*([.BD7]&gt;[.BC7])" office:value-type="float" office:value="0" calcext:value-type="float">
            <text:p>0</text:p>
          </table:table-cell>
          <table:table-cell table:style-name="ce71" table:formula="of:=1*([.BD7]&lt;[.BC7])*NOT(AND([.BC7]=20;[.BD7]=0))" office:value-type="float" office:value="1" calcext:value-type="float">
            <text:p>1</text:p>
          </table:table-cell>
          <table:table-cell table:style-name="ce71" table:formula="of:=1*AND([.BC7]=20;[.BD7]=0)" office:value-type="float" office:value="0" calcext:value-type="float">
            <text:p>0</text:p>
          </table:table-cell>
          <table:table-cell table:style-name="ce71" table:formula="of:=[.BD7]" office:value-type="float" office:value="43" calcext:value-type="float">
            <text:p>43</text:p>
          </table:table-cell>
          <table:table-cell table:style-name="ce71" table:formula="of:=[.BC7]" office:value-type="float" office:value="52" calcext:value-type="float">
            <text:p>52</text:p>
          </table:table-cell>
          <table:table-cell table:style-name="ce94" table:formula="of:=[.BP7]-[.BQ7]" office:value-type="float" office:value="-9" calcext:value-type="float">
            <text:p>-9</text:p>
          </table:table-cell>
          <table:table-cell table:number-columns-repeated="95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A</text:p>
          </table:table-cell>
          <table:table-cell table:style-name="ce71" office:value-type="string" calcext:value-type="string">
            <text:p>A3</text:p>
          </table:table-cell>
          <table:table-cell table:style-name="ce71" office:value-type="string" calcext:value-type="string">
            <text:p>A4</text:p>
          </table:table-cell>
          <table:table-cell table:style-name="ce85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85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71" table:formula="of:=VLOOKUP([.A8];A_4_INPUT_DATE_E_RISULTATI_GIRONI;6;0)" office:value-type="float" office:value="67" calcext:value-type="float">
            <text:p>67</text:p>
          </table:table-cell>
          <table:table-cell table:style-name="ce71" table:formula="of:=VLOOKUP([.A8];A_4_INPUT_DATE_E_RISULTATI_GIRONI;7;0)" office:value-type="float" office:value="51" calcext:value-type="float">
            <text:p>51</text:p>
          </table:table-cell>
          <table:table-cell table:style-name="ce85" table:formula="of:=IF([.H8]&gt;[.I8];[.F8];[.G8])" office:value-type="string" office:string-value="Tigri" calcext:value-type="string">
            <text:p>Tigri</text:p>
          </table:table-cell>
          <table:table-cell table:style-name="ce85" table:formula="of:=IF([.H8]&lt;[.I8];[.F8];[.G8])" office:value-type="string" office:string-value="Ghepardi" calcext:value-type="string">
            <text:p>Ghepardi</text:p>
          </table:table-cell>
          <table:table-cell table:style-name="ce71" table:formula="of:=1*([.H8]&gt;[.I8])" office:value-type="float" office:value="1" calcext:value-type="float">
            <text:p>1</text:p>
          </table:table-cell>
          <table:table-cell table:style-name="ce88" table:formula="of:=1*([.H8]&lt;[.I8])*NOT(AND([.H8]=0;[.I8]=20))" office:value-type="float" office:value="0" calcext:value-type="float">
            <text:p>0</text:p>
          </table:table-cell>
          <table:table-cell table:style-name="ce88" table:formula="of:=1*AND([.H8]=0;[.I8]=20)" office:value-type="float" office:value="0" calcext:value-type="float">
            <text:p>0</text:p>
          </table:table-cell>
          <table:table-cell table:style-name="ce71" table:formula="of:=[.H8]" office:value-type="float" office:value="67" calcext:value-type="float">
            <text:p>67</text:p>
          </table:table-cell>
          <table:table-cell table:style-name="ce71" table:formula="of:=[.I8]" office:value-type="float" office:value="51" calcext:value-type="float">
            <text:p>51</text:p>
          </table:table-cell>
          <table:table-cell table:style-name="ce91" table:formula="of:=[.O8]-[.P8]" office:value-type="float" office:value="16" calcext:value-type="float">
            <text:p>+16</text:p>
          </table:table-cell>
          <table:table-cell table:style-name="ce71" table:formula="of:=1*([.I8]&gt;[.H8])" office:value-type="float" office:value="0" calcext:value-type="float">
            <text:p>0</text:p>
          </table:table-cell>
          <table:table-cell table:style-name="ce71" table:formula="of:=1*([.I8]&lt;[.H8])*NOT(AND([.H8]=20;[.I8]=0))" office:value-type="float" office:value="1" calcext:value-type="float">
            <text:p>1</text:p>
          </table:table-cell>
          <table:table-cell table:style-name="ce71" table:formula="of:=1*AND([.H8]=20;[.I8]=0)" office:value-type="float" office:value="0" calcext:value-type="float">
            <text:p>0</text:p>
          </table:table-cell>
          <table:table-cell table:style-name="ce71" table:formula="of:=[.I8]" office:value-type="float" office:value="51" calcext:value-type="float">
            <text:p>51</text:p>
          </table:table-cell>
          <table:table-cell table:style-name="ce71" table:formula="of:=[.H8]" office:value-type="float" office:value="67" calcext:value-type="float">
            <text:p>67</text:p>
          </table:table-cell>
          <table:table-cell table:style-name="ce94" table:formula="of:=[.U8]-[.V8]" office:value-type="float" office:value="-16" calcext:value-type="float">
            <text:p>-16</text:p>
          </table:table-cell>
          <table:table-cell/>
          <table:table-cell table:style-name="ce99" table:formula="of:=COUNTIF(B_COEFF_GIRONE_B;&quot;&gt;=&quot;&amp;[.AS8])&amp;[.Z8]" office:value-type="string" office:string-value="2B" calcext:value-type="string">
            <text:p>2B</text:p>
          </table:table-cell>
          <table:table-cell table:style-name="ce104" office:value-type="string" calcext:value-type="string">
            <text:p>B</text:p>
          </table:table-cell>
          <table:table-cell table:style-name="ce71" office:value-type="string" calcext:value-type="string">
            <text:p>B2</text:p>
          </table:table-cell>
          <table:table-cell table:style-name="ce112" table:formula="of:=VLOOKUP([.AA8];A_SQUADRE_PER_CODICE;2)" office:value-type="string" office:string-value="Puma" calcext:value-type="string">
            <text:p>Puma</text:p>
          </table:table-cell>
          <table:table-cell table:style-name="ce71" table:formula="of:=[.AD8]+[.AE8]+[.AF8]" office:value-type="float" office:value="3" calcext:value-type="float">
            <text:p>3</text:p>
          </table:table-cell>
          <table:table-cell table:style-name="ce71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71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71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18" table:formula="of:=2*[.AD8]+1*[.AE8]+0*[.AF8]" office:value-type="float" office:value="5" calcext:value-type="float">
            <text:p>5</text:p>
          </table:table-cell>
          <table:table-cell table:style-name="ce124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71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129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71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71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71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124" table:formula="of:=[.AK8]+[.AL8]+[.AM8]" office:value-type="float" office:value="51" calcext:value-type="float">
            <text:p>51</text:p>
          </table:table-cell>
          <table:table-cell table:style-name="ce91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91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91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129" table:formula="of:=[.AO8]+[.AP8]+[.AQ8]" office:value-type="float" office:value="-49" calcext:value-type="float">
            <text:p>-49</text:p>
          </table:table-cell>
          <table:table-cell table:style-name="ce141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66" office:value-type="string" calcext:value-type="string">
            <text:p>1-16/3</text:p>
          </table:table-cell>
          <table:table-cell table:style-name="ce170" office:value-type="float" office:value="54" calcext:value-type="float">
            <text:p>5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D</text:p>
          </table:table-cell>
          <table:table-cell table:style-name="ce180" office:value-type="string" calcext:value-type="string">
            <text:p>2B</text:p>
          </table:table-cell>
          <table:table-cell table:style-name="ce85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85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71" table:formula="of:=VLOOKUP([.AV8];A_5_INPUT_DATE_E_RISULTATI_2A_FASE;6;0)" office:value-type="float" office:value="67" calcext:value-type="float">
            <text:p>67</text:p>
          </table:table-cell>
          <table:table-cell table:style-name="ce71" table:formula="of:=VLOOKUP([.AV8];A_5_INPUT_DATE_E_RISULTATI_2A_FASE;7;0)" office:value-type="float" office:value="34" calcext:value-type="float">
            <text:p>34</text:p>
          </table:table-cell>
          <table:table-cell table:style-name="ce85" table:formula="of:=IF([.BC8]&gt;[.BD8];[.BA8];[.BB8])" office:value-type="string" office:string-value="Coccodrilli" calcext:value-type="string">
            <text:p>Coccodrilli</text:p>
          </table:table-cell>
          <table:table-cell table:style-name="ce85" table:formula="of:=IF([.BC8]&lt;[.BD8];[.BA8];[.BB8])" office:value-type="string" office:string-value="Puma" calcext:value-type="string">
            <text:p>Puma</text:p>
          </table:table-cell>
          <table:table-cell table:style-name="ce71" table:formula="of:=1*([.BC8]&gt;[.BD8])" office:value-type="float" office:value="1" calcext:value-type="float">
            <text:p>1</text:p>
          </table:table-cell>
          <table:table-cell table:style-name="ce88" table:formula="of:=1*([.BC8]&lt;[.BD8])*NOT(AND([.BC8]=0;[.BD8]=20))" office:value-type="float" office:value="0" calcext:value-type="float">
            <text:p>0</text:p>
          </table:table-cell>
          <table:table-cell table:style-name="ce88" table:formula="of:=1*AND([.BC8]=0;[.BD8]=20)" office:value-type="float" office:value="0" calcext:value-type="float">
            <text:p>0</text:p>
          </table:table-cell>
          <table:table-cell table:style-name="ce71" table:formula="of:=[.BC8]" office:value-type="float" office:value="67" calcext:value-type="float">
            <text:p>67</text:p>
          </table:table-cell>
          <table:table-cell table:style-name="ce71" table:formula="of:=[.BD8]" office:value-type="float" office:value="34" calcext:value-type="float">
            <text:p>34</text:p>
          </table:table-cell>
          <table:table-cell table:style-name="ce91" table:formula="of:=[.BJ8]-[.BK8]" office:value-type="float" office:value="33" calcext:value-type="float">
            <text:p>+33</text:p>
          </table:table-cell>
          <table:table-cell table:style-name="ce71" table:formula="of:=1*([.BD8]&gt;[.BC8])" office:value-type="float" office:value="0" calcext:value-type="float">
            <text:p>0</text:p>
          </table:table-cell>
          <table:table-cell table:style-name="ce71" table:formula="of:=1*([.BD8]&lt;[.BC8])*NOT(AND([.BC8]=20;[.BD8]=0))" office:value-type="float" office:value="1" calcext:value-type="float">
            <text:p>1</text:p>
          </table:table-cell>
          <table:table-cell table:style-name="ce71" table:formula="of:=1*AND([.BC8]=20;[.BD8]=0)" office:value-type="float" office:value="0" calcext:value-type="float">
            <text:p>0</text:p>
          </table:table-cell>
          <table:table-cell table:style-name="ce71" table:formula="of:=[.BD8]" office:value-type="float" office:value="34" calcext:value-type="float">
            <text:p>34</text:p>
          </table:table-cell>
          <table:table-cell table:style-name="ce71" table:formula="of:=[.BC8]" office:value-type="float" office:value="67" calcext:value-type="float">
            <text:p>67</text:p>
          </table:table-cell>
          <table:table-cell table:style-name="ce94" table:formula="of:=[.BP8]-[.BQ8]" office:value-type="float" office:value="-33" calcext:value-type="float">
            <text:p>-33</text:p>
          </table:table-cell>
          <table:table-cell table:number-columns-repeated="95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1</text:p>
          </table:table-cell>
          <table:table-cell table:style-name="ce71" office:value-type="string" calcext:value-type="string">
            <text:p>B2</text:p>
          </table:table-cell>
          <table:table-cell table:style-name="ce85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85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71" table:formula="of:=VLOOKUP([.A9];A_4_INPUT_DATE_E_RISULTATI_GIRONI;6;0)" office:value-type="float" office:value="100" calcext:value-type="float">
            <text:p>100</text:p>
          </table:table-cell>
          <table:table-cell table:style-name="ce71" table:formula="of:=VLOOKUP([.A9];A_4_INPUT_DATE_E_RISULTATI_GIRONI;7;0)" office:value-type="float" office:value="51" calcext:value-type="float">
            <text:p>51</text:p>
          </table:table-cell>
          <table:table-cell table:style-name="ce85" table:formula="of:=IF([.H9]&gt;[.I9];[.F9];[.G9])" office:value-type="string" office:string-value="Giaguari" calcext:value-type="string">
            <text:p>Giaguari</text:p>
          </table:table-cell>
          <table:table-cell table:style-name="ce85" table:formula="of:=IF([.H9]&lt;[.I9];[.F9];[.G9])" office:value-type="string" office:string-value="Puma" calcext:value-type="string">
            <text:p>Puma</text:p>
          </table:table-cell>
          <table:table-cell table:style-name="ce71" table:formula="of:=1*([.H9]&gt;[.I9])" office:value-type="float" office:value="1" calcext:value-type="float">
            <text:p>1</text:p>
          </table:table-cell>
          <table:table-cell table:style-name="ce88" table:formula="of:=1*([.H9]&lt;[.I9])*NOT(AND([.H9]=0;[.I9]=20))" office:value-type="float" office:value="0" calcext:value-type="float">
            <text:p>0</text:p>
          </table:table-cell>
          <table:table-cell table:style-name="ce88" table:formula="of:=1*AND([.H9]=0;[.I9]=20)" office:value-type="float" office:value="0" calcext:value-type="float">
            <text:p>0</text:p>
          </table:table-cell>
          <table:table-cell table:style-name="ce71" table:formula="of:=[.H9]" office:value-type="float" office:value="100" calcext:value-type="float">
            <text:p>100</text:p>
          </table:table-cell>
          <table:table-cell table:style-name="ce71" table:formula="of:=[.I9]" office:value-type="float" office:value="51" calcext:value-type="float">
            <text:p>51</text:p>
          </table:table-cell>
          <table:table-cell table:style-name="ce91" table:formula="of:=[.O9]-[.P9]" office:value-type="float" office:value="49" calcext:value-type="float">
            <text:p>+49</text:p>
          </table:table-cell>
          <table:table-cell table:style-name="ce71" table:formula="of:=1*([.I9]&gt;[.H9])" office:value-type="float" office:value="0" calcext:value-type="float">
            <text:p>0</text:p>
          </table:table-cell>
          <table:table-cell table:style-name="ce71" table:formula="of:=1*([.I9]&lt;[.H9])*NOT(AND([.H9]=20;[.I9]=0))" office:value-type="float" office:value="1" calcext:value-type="float">
            <text:p>1</text:p>
          </table:table-cell>
          <table:table-cell table:style-name="ce71" table:formula="of:=1*AND([.H9]=20;[.I9]=0)" office:value-type="float" office:value="0" calcext:value-type="float">
            <text:p>0</text:p>
          </table:table-cell>
          <table:table-cell table:style-name="ce71" table:formula="of:=[.I9]" office:value-type="float" office:value="51" calcext:value-type="float">
            <text:p>51</text:p>
          </table:table-cell>
          <table:table-cell table:style-name="ce71" table:formula="of:=[.H9]" office:value-type="float" office:value="100" calcext:value-type="float">
            <text:p>100</text:p>
          </table:table-cell>
          <table:table-cell table:style-name="ce94" table:formula="of:=[.U9]-[.V9]" office:value-type="float" office:value="-49" calcext:value-type="float">
            <text:p>-49</text:p>
          </table:table-cell>
          <table:table-cell/>
          <table:table-cell table:style-name="ce99" table:formula="of:=COUNTIF(B_COEFF_GIRONE_B;&quot;&gt;=&quot;&amp;[.AS9])&amp;[.Z9]" office:value-type="string" office:string-value="3B" calcext:value-type="string">
            <text:p>3B</text:p>
          </table:table-cell>
          <table:table-cell table:style-name="ce104" office:value-type="string" calcext:value-type="string">
            <text:p>B</text:p>
          </table:table-cell>
          <table:table-cell table:style-name="ce71" office:value-type="string" calcext:value-type="string">
            <text:p>B3</text:p>
          </table:table-cell>
          <table:table-cell table:style-name="ce112" table:formula="of:=VLOOKUP([.AA9];A_SQUADRE_PER_CODICE;2)" office:value-type="string" office:string-value="Linci" calcext:value-type="string">
            <text:p>Linci</text:p>
          </table:table-cell>
          <table:table-cell table:style-name="ce71" table:formula="of:=[.AD9]+[.AE9]+[.AF9]" office:value-type="float" office:value="3" calcext:value-type="float">
            <text:p>3</text:p>
          </table:table-cell>
          <table:table-cell table:style-name="ce71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71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71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18" table:formula="of:=2*[.AD9]+1*[.AE9]+0*[.AF9]" office:value-type="float" office:value="4" calcext:value-type="float">
            <text:p>4</text:p>
          </table:table-cell>
          <table:table-cell table:style-name="ce124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71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129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71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71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71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124" table:formula="of:=[.AK9]+[.AL9]+[.AM9]" office:value-type="float" office:value="96" calcext:value-type="float">
            <text:p>96</text:p>
          </table:table-cell>
          <table:table-cell table:style-name="ce91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91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91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129" table:formula="of:=[.AO9]+[.AP9]+[.AQ9]" office:value-type="float" office:value="10" calcext:value-type="float">
            <text:p>+10</text:p>
          </table:table-cell>
          <table:table-cell table:style-name="ce141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66" office:value-type="string" calcext:value-type="string">
            <text:p>17-32/6</text:p>
          </table:table-cell>
          <table:table-cell table:style-name="ce170" office:value-type="float" office:value="55" calcext:value-type="float">
            <text:p>5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B</text:p>
          </table:table-cell>
          <table:table-cell table:style-name="ce180" office:value-type="string" calcext:value-type="string">
            <text:p>4D</text:p>
          </table:table-cell>
          <table:table-cell table:style-name="ce85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85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71" table:formula="of:=VLOOKUP([.AV9];A_5_INPUT_DATE_E_RISULTATI_2A_FASE;6;0)" office:value-type="float" office:value="59" calcext:value-type="float">
            <text:p>59</text:p>
          </table:table-cell>
          <table:table-cell table:style-name="ce71" table:formula="of:=VLOOKUP([.AV9];A_5_INPUT_DATE_E_RISULTATI_2A_FASE;7;0)" office:value-type="float" office:value="41" calcext:value-type="float">
            <text:p>41</text:p>
          </table:table-cell>
          <table:table-cell table:style-name="ce85" table:formula="of:=IF([.BC9]&gt;[.BD9];[.BA9];[.BB9])" office:value-type="string" office:string-value="Linci" calcext:value-type="string">
            <text:p>Linci</text:p>
          </table:table-cell>
          <table:table-cell table:style-name="ce85" table:formula="of:=IF([.BC9]&lt;[.BD9];[.BA9];[.BB9])" office:value-type="string" office:string-value="Falchi" calcext:value-type="string">
            <text:p>Falchi</text:p>
          </table:table-cell>
          <table:table-cell table:style-name="ce71" table:formula="of:=1*([.BC9]&gt;[.BD9])" office:value-type="float" office:value="1" calcext:value-type="float">
            <text:p>1</text:p>
          </table:table-cell>
          <table:table-cell table:style-name="ce88" table:formula="of:=1*([.BC9]&lt;[.BD9])*NOT(AND([.BC9]=0;[.BD9]=20))" office:value-type="float" office:value="0" calcext:value-type="float">
            <text:p>0</text:p>
          </table:table-cell>
          <table:table-cell table:style-name="ce88" table:formula="of:=1*AND([.BC9]=0;[.BD9]=20)" office:value-type="float" office:value="0" calcext:value-type="float">
            <text:p>0</text:p>
          </table:table-cell>
          <table:table-cell table:style-name="ce71" table:formula="of:=[.BC9]" office:value-type="float" office:value="59" calcext:value-type="float">
            <text:p>59</text:p>
          </table:table-cell>
          <table:table-cell table:style-name="ce71" table:formula="of:=[.BD9]" office:value-type="float" office:value="41" calcext:value-type="float">
            <text:p>41</text:p>
          </table:table-cell>
          <table:table-cell table:style-name="ce91" table:formula="of:=[.BJ9]-[.BK9]" office:value-type="float" office:value="18" calcext:value-type="float">
            <text:p>+18</text:p>
          </table:table-cell>
          <table:table-cell table:style-name="ce71" table:formula="of:=1*([.BD9]&gt;[.BC9])" office:value-type="float" office:value="0" calcext:value-type="float">
            <text:p>0</text:p>
          </table:table-cell>
          <table:table-cell table:style-name="ce71" table:formula="of:=1*([.BD9]&lt;[.BC9])*NOT(AND([.BC9]=20;[.BD9]=0))" office:value-type="float" office:value="1" calcext:value-type="float">
            <text:p>1</text:p>
          </table:table-cell>
          <table:table-cell table:style-name="ce71" table:formula="of:=1*AND([.BC9]=20;[.BD9]=0)" office:value-type="float" office:value="0" calcext:value-type="float">
            <text:p>0</text:p>
          </table:table-cell>
          <table:table-cell table:style-name="ce71" table:formula="of:=[.BD9]" office:value-type="float" office:value="41" calcext:value-type="float">
            <text:p>41</text:p>
          </table:table-cell>
          <table:table-cell table:style-name="ce71" table:formula="of:=[.BC9]" office:value-type="float" office:value="59" calcext:value-type="float">
            <text:p>59</text:p>
          </table:table-cell>
          <table:table-cell table:style-name="ce94" table:formula="of:=[.BP9]-[.BQ9]" office:value-type="float" office:value="-18" calcext:value-type="float">
            <text:p>-18</text:p>
          </table:table-cell>
          <table:table-cell table:number-columns-repeated="954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1</text:p>
          </table:table-cell>
          <table:table-cell table:style-name="ce71" office:value-type="string" calcext:value-type="string">
            <text:p>B3</text:p>
          </table:table-cell>
          <table:table-cell table:style-name="ce85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85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71" table:formula="of:=VLOOKUP([.A10];A_4_INPUT_DATE_E_RISULTATI_GIRONI;6;0)" office:value-type="float" office:value="56" calcext:value-type="float">
            <text:p>56</text:p>
          </table:table-cell>
          <table:table-cell table:style-name="ce71" table:formula="of:=VLOOKUP([.A10];A_4_INPUT_DATE_E_RISULTATI_GIRONI;7;0)" office:value-type="float" office:value="47" calcext:value-type="float">
            <text:p>47</text:p>
          </table:table-cell>
          <table:table-cell table:style-name="ce85" table:formula="of:=IF([.H10]&gt;[.I10];[.F10];[.G10])" office:value-type="string" office:string-value="Giaguari" calcext:value-type="string">
            <text:p>Giaguari</text:p>
          </table:table-cell>
          <table:table-cell table:style-name="ce85" table:formula="of:=IF([.H10]&lt;[.I10];[.F10];[.G10])" office:value-type="string" office:string-value="Linci" calcext:value-type="string">
            <text:p>Linci</text:p>
          </table:table-cell>
          <table:table-cell table:style-name="ce71" table:formula="of:=1*([.H10]&gt;[.I10])" office:value-type="float" office:value="1" calcext:value-type="float">
            <text:p>1</text:p>
          </table:table-cell>
          <table:table-cell table:style-name="ce88" table:formula="of:=1*([.H10]&lt;[.I10])*NOT(AND([.H10]=0;[.I10]=20))" office:value-type="float" office:value="0" calcext:value-type="float">
            <text:p>0</text:p>
          </table:table-cell>
          <table:table-cell table:style-name="ce88" table:formula="of:=1*AND([.H10]=0;[.I10]=20)" office:value-type="float" office:value="0" calcext:value-type="float">
            <text:p>0</text:p>
          </table:table-cell>
          <table:table-cell table:style-name="ce71" table:formula="of:=[.H10]" office:value-type="float" office:value="56" calcext:value-type="float">
            <text:p>56</text:p>
          </table:table-cell>
          <table:table-cell table:style-name="ce71" table:formula="of:=[.I10]" office:value-type="float" office:value="47" calcext:value-type="float">
            <text:p>47</text:p>
          </table:table-cell>
          <table:table-cell table:style-name="ce91" table:formula="of:=[.O10]-[.P10]" office:value-type="float" office:value="9" calcext:value-type="float">
            <text:p>+9</text:p>
          </table:table-cell>
          <table:table-cell table:style-name="ce71" table:formula="of:=1*([.I10]&gt;[.H10])" office:value-type="float" office:value="0" calcext:value-type="float">
            <text:p>0</text:p>
          </table:table-cell>
          <table:table-cell table:style-name="ce71" table:formula="of:=1*([.I10]&lt;[.H10])*NOT(AND([.H10]=20;[.I10]=0))" office:value-type="float" office:value="1" calcext:value-type="float">
            <text:p>1</text:p>
          </table:table-cell>
          <table:table-cell table:style-name="ce71" table:formula="of:=1*AND([.H10]=20;[.I10]=0)" office:value-type="float" office:value="0" calcext:value-type="float">
            <text:p>0</text:p>
          </table:table-cell>
          <table:table-cell table:style-name="ce71" table:formula="of:=[.I10]" office:value-type="float" office:value="47" calcext:value-type="float">
            <text:p>47</text:p>
          </table:table-cell>
          <table:table-cell table:style-name="ce71" table:formula="of:=[.H10]" office:value-type="float" office:value="56" calcext:value-type="float">
            <text:p>56</text:p>
          </table:table-cell>
          <table:table-cell table:style-name="ce94" table:formula="of:=[.U10]-[.V10]" office:value-type="float" office:value="-9" calcext:value-type="float">
            <text:p>-9</text:p>
          </table:table-cell>
          <table:table-cell/>
          <table:table-cell table:style-name="ce101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106" office:value-type="string" calcext:value-type="string">
            <text:p>B</text:p>
          </table:table-cell>
          <table:table-cell table:style-name="ce109" office:value-type="string" calcext:value-type="string">
            <text:p>B4</text:p>
          </table:table-cell>
          <table:table-cell table:style-name="ce114" table:formula="of:=VLOOKUP([.AA10];A_SQUADRE_PER_CODICE;2)" office:value-type="string" office:string-value="Serval" calcext:value-type="string">
            <text:p>Serval</text:p>
          </table:table-cell>
          <table:table-cell table:style-name="ce109" table:formula="of:=[.AD10]+[.AE10]+[.AF10]" office:value-type="float" office:value="3" calcext:value-type="float">
            <text:p>3</text:p>
          </table:table-cell>
          <table:table-cell table:style-name="ce109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9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9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20" table:formula="of:=2*[.AD10]+1*[.AE10]+0*[.AF10]" office:value-type="float" office:value="4" calcext:value-type="float">
            <text:p>4</text:p>
          </table:table-cell>
          <table:table-cell table:style-name="ce126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109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131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109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9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9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126" table:formula="of:=[.AK10]+[.AL10]+[.AM10]" office:value-type="float" office:value="86" calcext:value-type="float">
            <text:p>86</text:p>
          </table:table-cell>
          <table:table-cell table:style-name="ce135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35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35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131" table:formula="of:=[.AO10]+[.AP10]+[.AQ10]" office:value-type="float" office:value="-10" calcext:value-type="float">
            <text:p>-10</text:p>
          </table:table-cell>
          <table:table-cell table:style-name="ce142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66" office:value-type="string" calcext:value-type="string">
            <text:p>17-32/5</text:p>
          </table:table-cell>
          <table:table-cell table:style-name="ce170" office:value-type="float" office:value="56" calcext:value-type="float">
            <text:p>5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D</text:p>
          </table:table-cell>
          <table:table-cell table:style-name="ce180" office:value-type="string" calcext:value-type="string">
            <text:p>4B</text:p>
          </table:table-cell>
          <table:table-cell table:style-name="ce85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85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71" table:formula="of:=VLOOKUP([.AV10];A_5_INPUT_DATE_E_RISULTATI_2A_FASE;6;0)" office:value-type="float" office:value="52" calcext:value-type="float">
            <text:p>52</text:p>
          </table:table-cell>
          <table:table-cell table:style-name="ce71" table:formula="of:=VLOOKUP([.AV10];A_5_INPUT_DATE_E_RISULTATI_2A_FASE;7;0)" office:value-type="float" office:value="30" calcext:value-type="float">
            <text:p>30</text:p>
          </table:table-cell>
          <table:table-cell table:style-name="ce85" table:formula="of:=IF([.BC10]&gt;[.BD10];[.BA10];[.BB10])" office:value-type="string" office:string-value="Pitoni" calcext:value-type="string">
            <text:p>Pitoni</text:p>
          </table:table-cell>
          <table:table-cell table:style-name="ce85" table:formula="of:=IF([.BC10]&lt;[.BD10];[.BA10];[.BB10])" office:value-type="string" office:string-value="Serval" calcext:value-type="string">
            <text:p>Serval</text:p>
          </table:table-cell>
          <table:table-cell table:style-name="ce71" table:formula="of:=1*([.BC10]&gt;[.BD10])" office:value-type="float" office:value="1" calcext:value-type="float">
            <text:p>1</text:p>
          </table:table-cell>
          <table:table-cell table:style-name="ce88" table:formula="of:=1*([.BC10]&lt;[.BD10])*NOT(AND([.BC10]=0;[.BD10]=20))" office:value-type="float" office:value="0" calcext:value-type="float">
            <text:p>0</text:p>
          </table:table-cell>
          <table:table-cell table:style-name="ce88" table:formula="of:=1*AND([.BC10]=0;[.BD10]=20)" office:value-type="float" office:value="0" calcext:value-type="float">
            <text:p>0</text:p>
          </table:table-cell>
          <table:table-cell table:style-name="ce71" table:formula="of:=[.BC10]" office:value-type="float" office:value="52" calcext:value-type="float">
            <text:p>52</text:p>
          </table:table-cell>
          <table:table-cell table:style-name="ce71" table:formula="of:=[.BD10]" office:value-type="float" office:value="30" calcext:value-type="float">
            <text:p>30</text:p>
          </table:table-cell>
          <table:table-cell table:style-name="ce91" table:formula="of:=[.BJ10]-[.BK10]" office:value-type="float" office:value="22" calcext:value-type="float">
            <text:p>+22</text:p>
          </table:table-cell>
          <table:table-cell table:style-name="ce71" table:formula="of:=1*([.BD10]&gt;[.BC10])" office:value-type="float" office:value="0" calcext:value-type="float">
            <text:p>0</text:p>
          </table:table-cell>
          <table:table-cell table:style-name="ce71" table:formula="of:=1*([.BD10]&lt;[.BC10])*NOT(AND([.BC10]=20;[.BD10]=0))" office:value-type="float" office:value="1" calcext:value-type="float">
            <text:p>1</text:p>
          </table:table-cell>
          <table:table-cell table:style-name="ce71" table:formula="of:=1*AND([.BC10]=20;[.BD10]=0)" office:value-type="float" office:value="0" calcext:value-type="float">
            <text:p>0</text:p>
          </table:table-cell>
          <table:table-cell table:style-name="ce71" table:formula="of:=[.BD10]" office:value-type="float" office:value="30" calcext:value-type="float">
            <text:p>30</text:p>
          </table:table-cell>
          <table:table-cell table:style-name="ce71" table:formula="of:=[.BC10]" office:value-type="float" office:value="52" calcext:value-type="float">
            <text:p>52</text:p>
          </table:table-cell>
          <table:table-cell table:style-name="ce94" table:formula="of:=[.BP10]-[.BQ10]" office:value-type="float" office:value="-22" calcext:value-type="float">
            <text:p>-22</text:p>
          </table:table-cell>
          <table:table-cell table:number-columns-repeated="954"/>
        </table:table-row>
        <table:table-row table:style-name="ro1">
          <table:table-cell table:style-name="ce26" office:value-type="float" office:value="26" calcext:value-type="float">
            <text:p>2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1</text:p>
          </table:table-cell>
          <table:table-cell table:style-name="ce71" office:value-type="string" calcext:value-type="string">
            <text:p>B4</text:p>
          </table:table-cell>
          <table:table-cell table:style-name="ce85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85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71" table:formula="of:=VLOOKUP([.A11];A_4_INPUT_DATE_E_RISULTATI_GIRONI;6;0)" office:value-type="float" office:value="76" calcext:value-type="float">
            <text:p>76</text:p>
          </table:table-cell>
          <table:table-cell table:style-name="ce71" table:formula="of:=VLOOKUP([.A11];A_4_INPUT_DATE_E_RISULTATI_GIRONI;7;0)" office:value-type="float" office:value="94" calcext:value-type="float">
            <text:p>94</text:p>
          </table:table-cell>
          <table:table-cell table:style-name="ce85" table:formula="of:=IF([.H11]&gt;[.I11];[.F11];[.G11])" office:value-type="string" office:string-value="Serval" calcext:value-type="string">
            <text:p>Serval</text:p>
          </table:table-cell>
          <table:table-cell table:style-name="ce85" table:formula="of:=IF([.H11]&lt;[.I11];[.F11];[.G11])" office:value-type="string" office:string-value="Giaguari" calcext:value-type="string">
            <text:p>Giaguari</text:p>
          </table:table-cell>
          <table:table-cell table:style-name="ce71" table:formula="of:=1*([.H11]&gt;[.I11])" office:value-type="float" office:value="0" calcext:value-type="float">
            <text:p>0</text:p>
          </table:table-cell>
          <table:table-cell table:style-name="ce88" table:formula="of:=1*([.H11]&lt;[.I11])*NOT(AND([.H11]=0;[.I11]=20))" office:value-type="float" office:value="1" calcext:value-type="float">
            <text:p>1</text:p>
          </table:table-cell>
          <table:table-cell table:style-name="ce88" table:formula="of:=1*AND([.H11]=0;[.I11]=20)" office:value-type="float" office:value="0" calcext:value-type="float">
            <text:p>0</text:p>
          </table:table-cell>
          <table:table-cell table:style-name="ce71" table:formula="of:=[.H11]" office:value-type="float" office:value="76" calcext:value-type="float">
            <text:p>76</text:p>
          </table:table-cell>
          <table:table-cell table:style-name="ce71" table:formula="of:=[.I11]" office:value-type="float" office:value="94" calcext:value-type="float">
            <text:p>94</text:p>
          </table:table-cell>
          <table:table-cell table:style-name="ce91" table:formula="of:=[.O11]-[.P11]" office:value-type="float" office:value="-18" calcext:value-type="float">
            <text:p>-18</text:p>
          </table:table-cell>
          <table:table-cell table:style-name="ce71" table:formula="of:=1*([.I11]&gt;[.H11])" office:value-type="float" office:value="1" calcext:value-type="float">
            <text:p>1</text:p>
          </table:table-cell>
          <table:table-cell table:style-name="ce71" table:formula="of:=1*([.I11]&lt;[.H11])*NOT(AND([.H11]=20;[.I11]=0))" office:value-type="float" office:value="0" calcext:value-type="float">
            <text:p>0</text:p>
          </table:table-cell>
          <table:table-cell table:style-name="ce71" table:formula="of:=1*AND([.H11]=20;[.I11]=0)" office:value-type="float" office:value="0" calcext:value-type="float">
            <text:p>0</text:p>
          </table:table-cell>
          <table:table-cell table:style-name="ce71" table:formula="of:=[.I11]" office:value-type="float" office:value="94" calcext:value-type="float">
            <text:p>94</text:p>
          </table:table-cell>
          <table:table-cell table:style-name="ce71" table:formula="of:=[.H11]" office:value-type="float" office:value="76" calcext:value-type="float">
            <text:p>76</text:p>
          </table:table-cell>
          <table:table-cell table:style-name="ce94" table:formula="of:=[.U11]-[.V11]" office:value-type="float" office:value="18" calcext:value-type="float">
            <text:p>+18</text:p>
          </table:table-cell>
          <table:table-cell/>
          <table:table-cell table:style-name="ce99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104" office:value-type="string" calcext:value-type="string">
            <text:p>C</text:p>
          </table:table-cell>
          <table:table-cell table:style-name="ce71" office:value-type="string" calcext:value-type="string">
            <text:p>C1</text:p>
          </table:table-cell>
          <table:table-cell table:style-name="ce112" table:formula="of:=VLOOKUP([.AA11];A_SQUADRE_PER_CODICE;2)" office:value-type="string" office:string-value="Elefanti" calcext:value-type="string">
            <text:p>Elefanti</text:p>
          </table:table-cell>
          <table:table-cell table:style-name="ce71" table:formula="of:=[.AD11]+[.AE11]+[.AF11]" office:value-type="float" office:value="3" calcext:value-type="float">
            <text:p>3</text:p>
          </table:table-cell>
          <table:table-cell table:style-name="ce71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71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71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18" table:formula="of:=2*[.AD11]+1*[.AE11]+0*[.AF11]" office:value-type="float" office:value="5" calcext:value-type="float">
            <text:p>5</text:p>
          </table:table-cell>
          <table:table-cell table:style-name="ce124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71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129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71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88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71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124" table:formula="of:=[.AK11]+[.AL11]+[.AM11]" office:value-type="float" office:value="145" calcext:value-type="float">
            <text:p>145</text:p>
          </table:table-cell>
          <table:table-cell table:style-name="ce91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91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91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129" table:formula="of:=[.AO11]+[.AP11]+[.AQ11]" office:value-type="float" office:value="2" calcext:value-type="float">
            <text:p>+2</text:p>
          </table:table-cell>
          <table:table-cell table:style-name="ce139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66" office:value-type="string" calcext:value-type="string">
            <text:p>1-16/6</text:p>
          </table:table-cell>
          <table:table-cell table:style-name="ce170" office:value-type="float" office:value="57" calcext:value-type="float">
            <text:p>5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E</text:p>
          </table:table-cell>
          <table:table-cell table:style-name="ce182" office:value-type="string" calcext:value-type="string">
            <text:p>2G</text:p>
          </table:table-cell>
          <table:table-cell table:style-name="ce85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85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71" table:formula="of:=VLOOKUP([.AV11];A_5_INPUT_DATE_E_RISULTATI_2A_FASE;6;0)" office:value-type="float" office:value="58" calcext:value-type="float">
            <text:p>58</text:p>
          </table:table-cell>
          <table:table-cell table:style-name="ce71" table:formula="of:=VLOOKUP([.AV11];A_5_INPUT_DATE_E_RISULTATI_2A_FASE;7;0)" office:value-type="float" office:value="39" calcext:value-type="float">
            <text:p>39</text:p>
          </table:table-cell>
          <table:table-cell table:style-name="ce85" table:formula="of:=IF([.BC11]&gt;[.BD11];[.BA11];[.BB11])" office:value-type="string" office:string-value="Bisonti" calcext:value-type="string">
            <text:p>Bisonti</text:p>
          </table:table-cell>
          <table:table-cell table:style-name="ce85" table:formula="of:=IF([.BC11]&lt;[.BD11];[.BA11];[.BB11])" office:value-type="string" office:string-value="Gorilla" calcext:value-type="string">
            <text:p>Gorilla</text:p>
          </table:table-cell>
          <table:table-cell table:style-name="ce71" table:formula="of:=1*([.BC11]&gt;[.BD11])" office:value-type="float" office:value="1" calcext:value-type="float">
            <text:p>1</text:p>
          </table:table-cell>
          <table:table-cell table:style-name="ce88" table:formula="of:=1*([.BC11]&lt;[.BD11])*NOT(AND([.BC11]=0;[.BD11]=20))" office:value-type="float" office:value="0" calcext:value-type="float">
            <text:p>0</text:p>
          </table:table-cell>
          <table:table-cell table:style-name="ce88" table:formula="of:=1*AND([.BC11]=0;[.BD11]=20)" office:value-type="float" office:value="0" calcext:value-type="float">
            <text:p>0</text:p>
          </table:table-cell>
          <table:table-cell table:style-name="ce71" table:formula="of:=[.BC11]" office:value-type="float" office:value="58" calcext:value-type="float">
            <text:p>58</text:p>
          </table:table-cell>
          <table:table-cell table:style-name="ce71" table:formula="of:=[.BD11]" office:value-type="float" office:value="39" calcext:value-type="float">
            <text:p>39</text:p>
          </table:table-cell>
          <table:table-cell table:style-name="ce91" table:formula="of:=[.BJ11]-[.BK11]" office:value-type="float" office:value="19" calcext:value-type="float">
            <text:p>+19</text:p>
          </table:table-cell>
          <table:table-cell table:style-name="ce71" table:formula="of:=1*([.BD11]&gt;[.BC11])" office:value-type="float" office:value="0" calcext:value-type="float">
            <text:p>0</text:p>
          </table:table-cell>
          <table:table-cell table:style-name="ce71" table:formula="of:=1*([.BD11]&lt;[.BC11])*NOT(AND([.BC11]=20;[.BD11]=0))" office:value-type="float" office:value="1" calcext:value-type="float">
            <text:p>1</text:p>
          </table:table-cell>
          <table:table-cell table:style-name="ce71" table:formula="of:=1*AND([.BC11]=20;[.BD11]=0)" office:value-type="float" office:value="0" calcext:value-type="float">
            <text:p>0</text:p>
          </table:table-cell>
          <table:table-cell table:style-name="ce71" table:formula="of:=[.BD11]" office:value-type="float" office:value="39" calcext:value-type="float">
            <text:p>39</text:p>
          </table:table-cell>
          <table:table-cell table:style-name="ce71" table:formula="of:=[.BC11]" office:value-type="float" office:value="58" calcext:value-type="float">
            <text:p>58</text:p>
          </table:table-cell>
          <table:table-cell table:style-name="ce94" table:formula="of:=[.BP11]-[.BQ11]" office:value-type="float" office:value="-19" calcext:value-type="float">
            <text:p>-19</text:p>
          </table:table-cell>
          <table:table-cell table:number-columns-repeated="954"/>
        </table:table-row>
        <table:table-row table:style-name="ro1">
          <table:table-cell table:style-name="ce26" office:value-type="float" office:value="38" calcext:value-type="float">
            <text:p>38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B3</text:p>
          </table:table-cell>
          <table:table-cell table:style-name="ce85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85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71" table:formula="of:=VLOOKUP([.A12];A_4_INPUT_DATE_E_RISULTATI_GIRONI;6;0)" office:value-type="float" office:value="97" calcext:value-type="float">
            <text:p>97</text:p>
          </table:table-cell>
          <table:table-cell table:style-name="ce71" table:formula="of:=VLOOKUP([.A12];A_4_INPUT_DATE_E_RISULTATI_GIRONI;7;0)" office:value-type="float" office:value="72" calcext:value-type="float">
            <text:p>72</text:p>
          </table:table-cell>
          <table:table-cell table:style-name="ce85" table:formula="of:=IF([.H12]&gt;[.I12];[.F12];[.G12])" office:value-type="string" office:string-value="Puma" calcext:value-type="string">
            <text:p>Puma</text:p>
          </table:table-cell>
          <table:table-cell table:style-name="ce85" table:formula="of:=IF([.H12]&lt;[.I12];[.F12];[.G12])" office:value-type="string" office:string-value="Linci" calcext:value-type="string">
            <text:p>Linci</text:p>
          </table:table-cell>
          <table:table-cell table:style-name="ce71" table:formula="of:=1*([.H12]&gt;[.I12])" office:value-type="float" office:value="1" calcext:value-type="float">
            <text:p>1</text:p>
          </table:table-cell>
          <table:table-cell table:style-name="ce88" table:formula="of:=1*([.H12]&lt;[.I12])*NOT(AND([.H12]=0;[.I12]=20))" office:value-type="float" office:value="0" calcext:value-type="float">
            <text:p>0</text:p>
          </table:table-cell>
          <table:table-cell table:style-name="ce88" table:formula="of:=1*AND([.H12]=0;[.I12]=20)" office:value-type="float" office:value="0" calcext:value-type="float">
            <text:p>0</text:p>
          </table:table-cell>
          <table:table-cell table:style-name="ce71" table:formula="of:=[.H12]" office:value-type="float" office:value="97" calcext:value-type="float">
            <text:p>97</text:p>
          </table:table-cell>
          <table:table-cell table:style-name="ce71" table:formula="of:=[.I12]" office:value-type="float" office:value="72" calcext:value-type="float">
            <text:p>72</text:p>
          </table:table-cell>
          <table:table-cell table:style-name="ce91" table:formula="of:=[.O12]-[.P12]" office:value-type="float" office:value="25" calcext:value-type="float">
            <text:p>+25</text:p>
          </table:table-cell>
          <table:table-cell table:style-name="ce71" table:formula="of:=1*([.I12]&gt;[.H12])" office:value-type="float" office:value="0" calcext:value-type="float">
            <text:p>0</text:p>
          </table:table-cell>
          <table:table-cell table:style-name="ce71" table:formula="of:=1*([.I12]&lt;[.H12])*NOT(AND([.H12]=20;[.I12]=0))" office:value-type="float" office:value="1" calcext:value-type="float">
            <text:p>1</text:p>
          </table:table-cell>
          <table:table-cell table:style-name="ce71" table:formula="of:=1*AND([.H12]=20;[.I12]=0)" office:value-type="float" office:value="0" calcext:value-type="float">
            <text:p>0</text:p>
          </table:table-cell>
          <table:table-cell table:style-name="ce71" table:formula="of:=[.I12]" office:value-type="float" office:value="72" calcext:value-type="float">
            <text:p>72</text:p>
          </table:table-cell>
          <table:table-cell table:style-name="ce71" table:formula="of:=[.H12]" office:value-type="float" office:value="97" calcext:value-type="float">
            <text:p>97</text:p>
          </table:table-cell>
          <table:table-cell table:style-name="ce94" table:formula="of:=[.U12]-[.V12]" office:value-type="float" office:value="-25" calcext:value-type="float">
            <text:p>-25</text:p>
          </table:table-cell>
          <table:table-cell/>
          <table:table-cell table:style-name="ce99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104" office:value-type="string" calcext:value-type="string">
            <text:p>C</text:p>
          </table:table-cell>
          <table:table-cell table:style-name="ce71" office:value-type="string" calcext:value-type="string">
            <text:p>C2</text:p>
          </table:table-cell>
          <table:table-cell table:style-name="ce112" table:formula="of:=VLOOKUP([.AA12];A_SQUADRE_PER_CODICE;2)" office:value-type="string" office:string-value="Giraffe" calcext:value-type="string">
            <text:p>Giraffe</text:p>
          </table:table-cell>
          <table:table-cell table:style-name="ce71" table:formula="of:=[.AD12]+[.AE12]+[.AF12]" office:value-type="float" office:value="3" calcext:value-type="float">
            <text:p>3</text:p>
          </table:table-cell>
          <table:table-cell table:style-name="ce71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71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71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18" table:formula="of:=2*[.AD12]+1*[.AE12]+0*[.AF12]" office:value-type="float" office:value="5" calcext:value-type="float">
            <text:p>5</text:p>
          </table:table-cell>
          <table:table-cell table:style-name="ce124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71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129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71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71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71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124" table:formula="of:=[.AK12]+[.AL12]+[.AM12]" office:value-type="float" office:value="146" calcext:value-type="float">
            <text:p>146</text:p>
          </table:table-cell>
          <table:table-cell table:style-name="ce91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91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91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129" table:formula="of:=[.AO12]+[.AP12]+[.AQ12]" office:value-type="float" office:value="18" calcext:value-type="float">
            <text:p>+18</text:p>
          </table:table-cell>
          <table:table-cell table:style-name="ce139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66" office:value-type="string" calcext:value-type="string">
            <text:p>1-16/2</text:p>
          </table:table-cell>
          <table:table-cell table:style-name="ce170" office:value-type="float" office:value="58" calcext:value-type="float">
            <text:p>5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G</text:p>
          </table:table-cell>
          <table:table-cell table:style-name="ce180" office:value-type="string" calcext:value-type="string">
            <text:p>2E</text:p>
          </table:table-cell>
          <table:table-cell table:style-name="ce85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85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71" table:formula="of:=VLOOKUP([.AV12];A_5_INPUT_DATE_E_RISULTATI_2A_FASE;6;0)" office:value-type="float" office:value="64" calcext:value-type="float">
            <text:p>64</text:p>
          </table:table-cell>
          <table:table-cell table:style-name="ce71" table:formula="of:=VLOOKUP([.AV12];A_5_INPUT_DATE_E_RISULTATI_2A_FASE;7;0)" office:value-type="float" office:value="43" calcext:value-type="float">
            <text:p>43</text:p>
          </table:table-cell>
          <table:table-cell table:style-name="ce85" table:formula="of:=IF([.BC12]&gt;[.BD12];[.BA12];[.BB12])" office:value-type="string" office:string-value="Istrici" calcext:value-type="string">
            <text:p>Istrici</text:p>
          </table:table-cell>
          <table:table-cell table:style-name="ce85" table:formula="of:=IF([.BC12]&lt;[.BD12];[.BA12];[.BB12])" office:value-type="string" office:string-value="Bufali" calcext:value-type="string">
            <text:p>Bufali</text:p>
          </table:table-cell>
          <table:table-cell table:style-name="ce71" table:formula="of:=1*([.BC12]&gt;[.BD12])" office:value-type="float" office:value="1" calcext:value-type="float">
            <text:p>1</text:p>
          </table:table-cell>
          <table:table-cell table:style-name="ce88" table:formula="of:=1*([.BC12]&lt;[.BD12])*NOT(AND([.BC12]=0;[.BD12]=20))" office:value-type="float" office:value="0" calcext:value-type="float">
            <text:p>0</text:p>
          </table:table-cell>
          <table:table-cell table:style-name="ce88" table:formula="of:=1*AND([.BC12]=0;[.BD12]=20)" office:value-type="float" office:value="0" calcext:value-type="float">
            <text:p>0</text:p>
          </table:table-cell>
          <table:table-cell table:style-name="ce71" table:formula="of:=[.BC12]" office:value-type="float" office:value="64" calcext:value-type="float">
            <text:p>64</text:p>
          </table:table-cell>
          <table:table-cell table:style-name="ce71" table:formula="of:=[.BD12]" office:value-type="float" office:value="43" calcext:value-type="float">
            <text:p>43</text:p>
          </table:table-cell>
          <table:table-cell table:style-name="ce91" table:formula="of:=[.BJ12]-[.BK12]" office:value-type="float" office:value="21" calcext:value-type="float">
            <text:p>+21</text:p>
          </table:table-cell>
          <table:table-cell table:style-name="ce71" table:formula="of:=1*([.BD12]&gt;[.BC12])" office:value-type="float" office:value="0" calcext:value-type="float">
            <text:p>0</text:p>
          </table:table-cell>
          <table:table-cell table:style-name="ce71" table:formula="of:=1*([.BD12]&lt;[.BC12])*NOT(AND([.BC12]=20;[.BD12]=0))" office:value-type="float" office:value="1" calcext:value-type="float">
            <text:p>1</text:p>
          </table:table-cell>
          <table:table-cell table:style-name="ce71" table:formula="of:=1*AND([.BC12]=20;[.BD12]=0)" office:value-type="float" office:value="0" calcext:value-type="float">
            <text:p>0</text:p>
          </table:table-cell>
          <table:table-cell table:style-name="ce71" table:formula="of:=[.BD12]" office:value-type="float" office:value="43" calcext:value-type="float">
            <text:p>43</text:p>
          </table:table-cell>
          <table:table-cell table:style-name="ce71" table:formula="of:=[.BC12]" office:value-type="float" office:value="64" calcext:value-type="float">
            <text:p>64</text:p>
          </table:table-cell>
          <table:table-cell table:style-name="ce94" table:formula="of:=[.BP12]-[.BQ12]" office:value-type="float" office:value="-21" calcext:value-type="float">
            <text:p>-21</text:p>
          </table:table-cell>
          <table:table-cell table:number-columns-repeated="954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B4</text:p>
          </table:table-cell>
          <table:table-cell table:style-name="ce85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85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71" table:formula="of:=VLOOKUP([.A13];A_4_INPUT_DATE_E_RISULTATI_GIRONI;6;0)" office:value-type="float" office:value="68" calcext:value-type="float">
            <text:p>68</text:p>
          </table:table-cell>
          <table:table-cell table:style-name="ce71" table:formula="of:=VLOOKUP([.A13];A_4_INPUT_DATE_E_RISULTATI_GIRONI;7;0)" office:value-type="float" office:value="45" calcext:value-type="float">
            <text:p>45</text:p>
          </table:table-cell>
          <table:table-cell table:style-name="ce85" table:formula="of:=IF([.H13]&gt;[.I13];[.F13];[.G13])" office:value-type="string" office:string-value="Puma" calcext:value-type="string">
            <text:p>Puma</text:p>
          </table:table-cell>
          <table:table-cell table:style-name="ce85" table:formula="of:=IF([.H13]&lt;[.I13];[.F13];[.G13])" office:value-type="string" office:string-value="Serval" calcext:value-type="string">
            <text:p>Serval</text:p>
          </table:table-cell>
          <table:table-cell table:style-name="ce71" table:formula="of:=1*([.H13]&gt;[.I13])" office:value-type="float" office:value="1" calcext:value-type="float">
            <text:p>1</text:p>
          </table:table-cell>
          <table:table-cell table:style-name="ce88" table:formula="of:=1*([.H13]&lt;[.I13])*NOT(AND([.H13]=0;[.I13]=20))" office:value-type="float" office:value="0" calcext:value-type="float">
            <text:p>0</text:p>
          </table:table-cell>
          <table:table-cell table:style-name="ce88" table:formula="of:=1*AND([.H13]=0;[.I13]=20)" office:value-type="float" office:value="0" calcext:value-type="float">
            <text:p>0</text:p>
          </table:table-cell>
          <table:table-cell table:style-name="ce71" table:formula="of:=[.H13]" office:value-type="float" office:value="68" calcext:value-type="float">
            <text:p>68</text:p>
          </table:table-cell>
          <table:table-cell table:style-name="ce71" table:formula="of:=[.I13]" office:value-type="float" office:value="45" calcext:value-type="float">
            <text:p>45</text:p>
          </table:table-cell>
          <table:table-cell table:style-name="ce91" table:formula="of:=[.O13]-[.P13]" office:value-type="float" office:value="23" calcext:value-type="float">
            <text:p>+23</text:p>
          </table:table-cell>
          <table:table-cell table:style-name="ce71" table:formula="of:=1*([.I13]&gt;[.H13])" office:value-type="float" office:value="0" calcext:value-type="float">
            <text:p>0</text:p>
          </table:table-cell>
          <table:table-cell table:style-name="ce71" table:formula="of:=1*([.I13]&lt;[.H13])*NOT(AND([.H13]=20;[.I13]=0))" office:value-type="float" office:value="1" calcext:value-type="float">
            <text:p>1</text:p>
          </table:table-cell>
          <table:table-cell table:style-name="ce71" table:formula="of:=1*AND([.H13]=20;[.I13]=0)" office:value-type="float" office:value="0" calcext:value-type="float">
            <text:p>0</text:p>
          </table:table-cell>
          <table:table-cell table:style-name="ce71" table:formula="of:=[.I13]" office:value-type="float" office:value="45" calcext:value-type="float">
            <text:p>45</text:p>
          </table:table-cell>
          <table:table-cell table:style-name="ce71" table:formula="of:=[.H13]" office:value-type="float" office:value="68" calcext:value-type="float">
            <text:p>68</text:p>
          </table:table-cell>
          <table:table-cell table:style-name="ce94" table:formula="of:=[.U13]-[.V13]" office:value-type="float" office:value="-23" calcext:value-type="float">
            <text:p>-23</text:p>
          </table:table-cell>
          <table:table-cell/>
          <table:table-cell table:style-name="ce99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04" office:value-type="string" calcext:value-type="string">
            <text:p>C</text:p>
          </table:table-cell>
          <table:table-cell table:style-name="ce71" office:value-type="string" calcext:value-type="string">
            <text:p>C3</text:p>
          </table:table-cell>
          <table:table-cell table:style-name="ce112" table:formula="of:=VLOOKUP([.AA13];A_SQUADRE_PER_CODICE;2)" office:value-type="string" office:string-value="Ippopotami" calcext:value-type="string">
            <text:p>Ippopotami</text:p>
          </table:table-cell>
          <table:table-cell table:style-name="ce71" table:formula="of:=[.AD13]+[.AE13]+[.AF13]" office:value-type="float" office:value="3" calcext:value-type="float">
            <text:p>3</text:p>
          </table:table-cell>
          <table:table-cell table:style-name="ce71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71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71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18" table:formula="of:=2*[.AD13]+1*[.AE13]+0*[.AF13]" office:value-type="float" office:value="5" calcext:value-type="float">
            <text:p>5</text:p>
          </table:table-cell>
          <table:table-cell table:style-name="ce124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71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129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71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71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71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124" table:formula="of:=[.AK13]+[.AL13]+[.AM13]" office:value-type="float" office:value="144" calcext:value-type="float">
            <text:p>144</text:p>
          </table:table-cell>
          <table:table-cell table:style-name="ce91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91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91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129" table:formula="of:=[.AO13]+[.AP13]+[.AQ13]" office:value-type="float" office:value="-20" calcext:value-type="float">
            <text:p>-20</text:p>
          </table:table-cell>
          <table:table-cell table:style-name="ce139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66" office:value-type="string" calcext:value-type="string">
            <text:p>17-32/4</text:p>
          </table:table-cell>
          <table:table-cell table:style-name="ce170" office:value-type="float" office:value="59" calcext:value-type="float">
            <text:p>5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E</text:p>
          </table:table-cell>
          <table:table-cell table:style-name="ce180" office:value-type="string" calcext:value-type="string">
            <text:p>4G</text:p>
          </table:table-cell>
          <table:table-cell table:style-name="ce85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85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71" table:formula="of:=VLOOKUP([.AV13];A_5_INPUT_DATE_E_RISULTATI_2A_FASE;6;0)" office:value-type="float" office:value="50" calcext:value-type="float">
            <text:p>50</text:p>
          </table:table-cell>
          <table:table-cell table:style-name="ce71" table:formula="of:=VLOOKUP([.AV13];A_5_INPUT_DATE_E_RISULTATI_2A_FASE;7;0)" office:value-type="float" office:value="43" calcext:value-type="float">
            <text:p>43</text:p>
          </table:table-cell>
          <table:table-cell table:style-name="ce85" table:formula="of:=IF([.BC13]&gt;[.BD13];[.BA13];[.BB13])" office:value-type="string" office:string-value="Cervi" calcext:value-type="string">
            <text:p>Cervi</text:p>
          </table:table-cell>
          <table:table-cell table:style-name="ce85" table:formula="of:=IF([.BC13]&lt;[.BD13];[.BA13];[.BB13])" office:value-type="string" office:string-value="Muli" calcext:value-type="string">
            <text:p>Muli</text:p>
          </table:table-cell>
          <table:table-cell table:style-name="ce71" table:formula="of:=1*([.BC13]&gt;[.BD13])" office:value-type="float" office:value="1" calcext:value-type="float">
            <text:p>1</text:p>
          </table:table-cell>
          <table:table-cell table:style-name="ce88" table:formula="of:=1*([.BC13]&lt;[.BD13])*NOT(AND([.BC13]=0;[.BD13]=20))" office:value-type="float" office:value="0" calcext:value-type="float">
            <text:p>0</text:p>
          </table:table-cell>
          <table:table-cell table:style-name="ce88" table:formula="of:=1*AND([.BC13]=0;[.BD13]=20)" office:value-type="float" office:value="0" calcext:value-type="float">
            <text:p>0</text:p>
          </table:table-cell>
          <table:table-cell table:style-name="ce71" table:formula="of:=[.BC13]" office:value-type="float" office:value="50" calcext:value-type="float">
            <text:p>50</text:p>
          </table:table-cell>
          <table:table-cell table:style-name="ce71" table:formula="of:=[.BD13]" office:value-type="float" office:value="43" calcext:value-type="float">
            <text:p>43</text:p>
          </table:table-cell>
          <table:table-cell table:style-name="ce91" table:formula="of:=[.BJ13]-[.BK13]" office:value-type="float" office:value="7" calcext:value-type="float">
            <text:p>+7</text:p>
          </table:table-cell>
          <table:table-cell table:style-name="ce71" table:formula="of:=1*([.BD13]&gt;[.BC13])" office:value-type="float" office:value="0" calcext:value-type="float">
            <text:p>0</text:p>
          </table:table-cell>
          <table:table-cell table:style-name="ce71" table:formula="of:=1*([.BD13]&lt;[.BC13])*NOT(AND([.BC13]=20;[.BD13]=0))" office:value-type="float" office:value="1" calcext:value-type="float">
            <text:p>1</text:p>
          </table:table-cell>
          <table:table-cell table:style-name="ce71" table:formula="of:=1*AND([.BC13]=20;[.BD13]=0)" office:value-type="float" office:value="0" calcext:value-type="float">
            <text:p>0</text:p>
          </table:table-cell>
          <table:table-cell table:style-name="ce71" table:formula="of:=[.BD13]" office:value-type="float" office:value="43" calcext:value-type="float">
            <text:p>43</text:p>
          </table:table-cell>
          <table:table-cell table:style-name="ce71" table:formula="of:=[.BC13]" office:value-type="float" office:value="50" calcext:value-type="float">
            <text:p>50</text:p>
          </table:table-cell>
          <table:table-cell table:style-name="ce94" table:formula="of:=[.BP13]-[.BQ13]" office:value-type="float" office:value="-7" calcext:value-type="float">
            <text:p>-7</text:p>
          </table:table-cell>
          <table:table-cell table:number-columns-repeated="95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B</text:p>
          </table:table-cell>
          <table:table-cell table:style-name="ce71" office:value-type="string" calcext:value-type="string">
            <text:p>B3</text:p>
          </table:table-cell>
          <table:table-cell table:style-name="ce71" office:value-type="string" calcext:value-type="string">
            <text:p>B4</text:p>
          </table:table-cell>
          <table:table-cell table:style-name="ce85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85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71" table:formula="of:=VLOOKUP([.A14];A_4_INPUT_DATE_E_RISULTATI_GIRONI;6;0)" office:value-type="float" office:value="96" calcext:value-type="float">
            <text:p>96</text:p>
          </table:table-cell>
          <table:table-cell table:style-name="ce71" table:formula="of:=VLOOKUP([.A14];A_4_INPUT_DATE_E_RISULTATI_GIRONI;7;0)" office:value-type="float" office:value="86" calcext:value-type="float">
            <text:p>86</text:p>
          </table:table-cell>
          <table:table-cell table:style-name="ce85" table:formula="of:=IF([.H14]&gt;[.I14];[.F14];[.G14])" office:value-type="string" office:string-value="Linci" calcext:value-type="string">
            <text:p>Linci</text:p>
          </table:table-cell>
          <table:table-cell table:style-name="ce85" table:formula="of:=IF([.H14]&lt;[.I14];[.F14];[.G14])" office:value-type="string" office:string-value="Serval" calcext:value-type="string">
            <text:p>Serval</text:p>
          </table:table-cell>
          <table:table-cell table:style-name="ce71" table:formula="of:=1*([.H14]&gt;[.I14])" office:value-type="float" office:value="1" calcext:value-type="float">
            <text:p>1</text:p>
          </table:table-cell>
          <table:table-cell table:style-name="ce88" table:formula="of:=1*([.H14]&lt;[.I14])*NOT(AND([.H14]=0;[.I14]=20))" office:value-type="float" office:value="0" calcext:value-type="float">
            <text:p>0</text:p>
          </table:table-cell>
          <table:table-cell table:style-name="ce88" table:formula="of:=1*AND([.H14]=0;[.I14]=20)" office:value-type="float" office:value="0" calcext:value-type="float">
            <text:p>0</text:p>
          </table:table-cell>
          <table:table-cell table:style-name="ce71" table:formula="of:=[.H14]" office:value-type="float" office:value="96" calcext:value-type="float">
            <text:p>96</text:p>
          </table:table-cell>
          <table:table-cell table:style-name="ce71" table:formula="of:=[.I14]" office:value-type="float" office:value="86" calcext:value-type="float">
            <text:p>86</text:p>
          </table:table-cell>
          <table:table-cell table:style-name="ce91" table:formula="of:=[.O14]-[.P14]" office:value-type="float" office:value="10" calcext:value-type="float">
            <text:p>+10</text:p>
          </table:table-cell>
          <table:table-cell table:style-name="ce71" table:formula="of:=1*([.I14]&gt;[.H14])" office:value-type="float" office:value="0" calcext:value-type="float">
            <text:p>0</text:p>
          </table:table-cell>
          <table:table-cell table:style-name="ce71" table:formula="of:=1*([.I14]&lt;[.H14])*NOT(AND([.H14]=20;[.I14]=0))" office:value-type="float" office:value="1" calcext:value-type="float">
            <text:p>1</text:p>
          </table:table-cell>
          <table:table-cell table:style-name="ce71" table:formula="of:=1*AND([.H14]=20;[.I14]=0)" office:value-type="float" office:value="0" calcext:value-type="float">
            <text:p>0</text:p>
          </table:table-cell>
          <table:table-cell table:style-name="ce71" table:formula="of:=[.I14]" office:value-type="float" office:value="86" calcext:value-type="float">
            <text:p>86</text:p>
          </table:table-cell>
          <table:table-cell table:style-name="ce71" table:formula="of:=[.H14]" office:value-type="float" office:value="96" calcext:value-type="float">
            <text:p>96</text:p>
          </table:table-cell>
          <table:table-cell table:style-name="ce94" table:formula="of:=[.U14]-[.V14]" office:value-type="float" office:value="-10" calcext:value-type="float">
            <text:p>-10</text:p>
          </table:table-cell>
          <table:table-cell/>
          <table:table-cell table:style-name="ce99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04" office:value-type="string" calcext:value-type="string">
            <text:p>C</text:p>
          </table:table-cell>
          <table:table-cell table:style-name="ce71" office:value-type="string" calcext:value-type="string">
            <text:p>C4</text:p>
          </table:table-cell>
          <table:table-cell table:style-name="ce112" table:formula="of:=VLOOKUP([.AA14];A_SQUADRE_PER_CODICE;2)" office:value-type="string" office:string-value="Iguane" calcext:value-type="string">
            <text:p>Iguane</text:p>
          </table:table-cell>
          <table:table-cell table:style-name="ce71" table:formula="of:=[.AD14]+[.AE14]+[.AF14]" office:value-type="float" office:value="3" calcext:value-type="float">
            <text:p>3</text:p>
          </table:table-cell>
          <table:table-cell table:style-name="ce71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71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71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18" table:formula="of:=2*[.AD14]+1*[.AE14]+0*[.AF14]" office:value-type="float" office:value="3" calcext:value-type="float">
            <text:p>3</text:p>
          </table:table-cell>
          <table:table-cell table:style-name="ce124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71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129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71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71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71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124" table:formula="of:=[.AK14]+[.AL14]+[.AM14]" office:value-type="float" office:value="0" calcext:value-type="float">
            <text:p>0</text:p>
          </table:table-cell>
          <table:table-cell table:style-name="ce91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91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91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129" table:formula="of:=[.AO14]+[.AP14]+[.AQ14]" office:value-type="float" office:value="0" calcext:value-type="float">
            <text:p>+0</text:p>
          </table:table-cell>
          <table:table-cell table:style-name="ce139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66" office:value-type="string" calcext:value-type="string">
            <text:p>17-32/3</text:p>
          </table:table-cell>
          <table:table-cell table:style-name="ce170" office:value-type="float" office:value="60" calcext:value-type="float">
            <text:p>6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G</text:p>
          </table:table-cell>
          <table:table-cell table:style-name="ce180" office:value-type="string" calcext:value-type="string">
            <text:p>4E</text:p>
          </table:table-cell>
          <table:table-cell table:style-name="ce85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85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71" table:formula="of:=VLOOKUP([.AV14];A_5_INPUT_DATE_E_RISULTATI_2A_FASE;6;0)" office:value-type="float" office:value="52" calcext:value-type="float">
            <text:p>52</text:p>
          </table:table-cell>
          <table:table-cell table:style-name="ce71" table:formula="of:=VLOOKUP([.AV14];A_5_INPUT_DATE_E_RISULTATI_2A_FASE;7;0)" office:value-type="float" office:value="42" calcext:value-type="float">
            <text:p>42</text:p>
          </table:table-cell>
          <table:table-cell table:style-name="ce85" table:formula="of:=IF([.BC14]&gt;[.BD14];[.BA14];[.BB14])" office:value-type="string" office:string-value="Orche" calcext:value-type="string">
            <text:p>Orche</text:p>
          </table:table-cell>
          <table:table-cell table:style-name="ce85" table:formula="of:=IF([.BC14]&lt;[.BD14];[.BA14];[.BB14])" office:value-type="string" office:string-value="Cinghiali" calcext:value-type="string">
            <text:p>Cinghiali</text:p>
          </table:table-cell>
          <table:table-cell table:style-name="ce71" table:formula="of:=1*([.BC14]&gt;[.BD14])" office:value-type="float" office:value="1" calcext:value-type="float">
            <text:p>1</text:p>
          </table:table-cell>
          <table:table-cell table:style-name="ce88" table:formula="of:=1*([.BC14]&lt;[.BD14])*NOT(AND([.BC14]=0;[.BD14]=20))" office:value-type="float" office:value="0" calcext:value-type="float">
            <text:p>0</text:p>
          </table:table-cell>
          <table:table-cell table:style-name="ce88" table:formula="of:=1*AND([.BC14]=0;[.BD14]=20)" office:value-type="float" office:value="0" calcext:value-type="float">
            <text:p>0</text:p>
          </table:table-cell>
          <table:table-cell table:style-name="ce71" table:formula="of:=[.BC14]" office:value-type="float" office:value="52" calcext:value-type="float">
            <text:p>52</text:p>
          </table:table-cell>
          <table:table-cell table:style-name="ce71" table:formula="of:=[.BD14]" office:value-type="float" office:value="42" calcext:value-type="float">
            <text:p>42</text:p>
          </table:table-cell>
          <table:table-cell table:style-name="ce91" table:formula="of:=[.BJ14]-[.BK14]" office:value-type="float" office:value="10" calcext:value-type="float">
            <text:p>+10</text:p>
          </table:table-cell>
          <table:table-cell table:style-name="ce71" table:formula="of:=1*([.BD14]&gt;[.BC14])" office:value-type="float" office:value="0" calcext:value-type="float">
            <text:p>0</text:p>
          </table:table-cell>
          <table:table-cell table:style-name="ce71" table:formula="of:=1*([.BD14]&lt;[.BC14])*NOT(AND([.BC14]=20;[.BD14]=0))" office:value-type="float" office:value="1" calcext:value-type="float">
            <text:p>1</text:p>
          </table:table-cell>
          <table:table-cell table:style-name="ce71" table:formula="of:=1*AND([.BC14]=20;[.BD14]=0)" office:value-type="float" office:value="0" calcext:value-type="float">
            <text:p>0</text:p>
          </table:table-cell>
          <table:table-cell table:style-name="ce71" table:formula="of:=[.BD14]" office:value-type="float" office:value="42" calcext:value-type="float">
            <text:p>42</text:p>
          </table:table-cell>
          <table:table-cell table:style-name="ce71" table:formula="of:=[.BC14]" office:value-type="float" office:value="52" calcext:value-type="float">
            <text:p>52</text:p>
          </table:table-cell>
          <table:table-cell table:style-name="ce94" table:formula="of:=[.BP14]-[.BQ14]" office:value-type="float" office:value="-10" calcext:value-type="float">
            <text:p>-10</text:p>
          </table:table-cell>
          <table:table-cell table:number-columns-repeated="954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2</text:p>
          </table:table-cell>
          <table:table-cell table:style-name="ce85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85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71" table:formula="of:=VLOOKUP([.A15];A_4_INPUT_DATE_E_RISULTATI_GIRONI;6;0)" office:value-type="float" office:value="79" calcext:value-type="float">
            <text:p>79</text:p>
          </table:table-cell>
          <table:table-cell table:style-name="ce71" table:formula="of:=VLOOKUP([.A15];A_4_INPUT_DATE_E_RISULTATI_GIRONI;7;0)" office:value-type="float" office:value="48" calcext:value-type="float">
            <text:p>48</text:p>
          </table:table-cell>
          <table:table-cell table:style-name="ce85" table:formula="of:=IF([.H15]&gt;[.I15];[.F15];[.G15])" office:value-type="string" office:string-value="Elefanti" calcext:value-type="string">
            <text:p>Elefanti</text:p>
          </table:table-cell>
          <table:table-cell table:style-name="ce85" table:formula="of:=IF([.H15]&lt;[.I15];[.F15];[.G15])" office:value-type="string" office:string-value="Giraffe" calcext:value-type="string">
            <text:p>Giraffe</text:p>
          </table:table-cell>
          <table:table-cell table:style-name="ce71" table:formula="of:=1*([.H15]&gt;[.I15])" office:value-type="float" office:value="1" calcext:value-type="float">
            <text:p>1</text:p>
          </table:table-cell>
          <table:table-cell table:style-name="ce88" table:formula="of:=1*([.H15]&lt;[.I15])*NOT(AND([.H15]=0;[.I15]=20))" office:value-type="float" office:value="0" calcext:value-type="float">
            <text:p>0</text:p>
          </table:table-cell>
          <table:table-cell table:style-name="ce88" table:formula="of:=1*AND([.H15]=0;[.I15]=20)" office:value-type="float" office:value="0" calcext:value-type="float">
            <text:p>0</text:p>
          </table:table-cell>
          <table:table-cell table:style-name="ce71" table:formula="of:=[.H15]" office:value-type="float" office:value="79" calcext:value-type="float">
            <text:p>79</text:p>
          </table:table-cell>
          <table:table-cell table:style-name="ce71" table:formula="of:=[.I15]" office:value-type="float" office:value="48" calcext:value-type="float">
            <text:p>48</text:p>
          </table:table-cell>
          <table:table-cell table:style-name="ce91" table:formula="of:=[.O15]-[.P15]" office:value-type="float" office:value="31" calcext:value-type="float">
            <text:p>+31</text:p>
          </table:table-cell>
          <table:table-cell table:style-name="ce71" table:formula="of:=1*([.I15]&gt;[.H15])" office:value-type="float" office:value="0" calcext:value-type="float">
            <text:p>0</text:p>
          </table:table-cell>
          <table:table-cell table:style-name="ce71" table:formula="of:=1*([.I15]&lt;[.H15])*NOT(AND([.H15]=20;[.I15]=0))" office:value-type="float" office:value="1" calcext:value-type="float">
            <text:p>1</text:p>
          </table:table-cell>
          <table:table-cell table:style-name="ce71" table:formula="of:=1*AND([.H15]=20;[.I15]=0)" office:value-type="float" office:value="0" calcext:value-type="float">
            <text:p>0</text:p>
          </table:table-cell>
          <table:table-cell table:style-name="ce71" table:formula="of:=[.I15]" office:value-type="float" office:value="48" calcext:value-type="float">
            <text:p>48</text:p>
          </table:table-cell>
          <table:table-cell table:style-name="ce71" table:formula="of:=[.H15]" office:value-type="float" office:value="79" calcext:value-type="float">
            <text:p>79</text:p>
          </table:table-cell>
          <table:table-cell table:style-name="ce94" table:formula="of:=[.U15]-[.V15]" office:value-type="float" office:value="-31" calcext:value-type="float">
            <text:p>-31</text:p>
          </table:table-cell>
          <table:table-cell/>
          <table:table-cell table:style-name="ce100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105" office:value-type="string" calcext:value-type="string">
            <text:p>D</text:p>
          </table:table-cell>
          <table:table-cell table:style-name="ce108" office:value-type="string" calcext:value-type="string">
            <text:p>D1</text:p>
          </table:table-cell>
          <table:table-cell table:style-name="ce113" table:formula="of:=VLOOKUP([.AA15];A_SQUADRE_PER_CODICE;2)" office:value-type="string" office:string-value="Coccodrilli" calcext:value-type="string">
            <text:p>Coccodrilli</text:p>
          </table:table-cell>
          <table:table-cell table:style-name="ce108" table:formula="of:=[.AD15]+[.AE15]+[.AF15]" office:value-type="float" office:value="3" calcext:value-type="float">
            <text:p>3</text:p>
          </table:table-cell>
          <table:table-cell table:style-name="ce108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8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8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19" table:formula="of:=2*[.AD15]+1*[.AE15]+0*[.AF15]" office:value-type="float" office:value="5" calcext:value-type="float">
            <text:p>5</text:p>
          </table:table-cell>
          <table:table-cell table:style-name="ce125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8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130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108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3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8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25" table:formula="of:=[.AK15]+[.AL15]+[.AM15]" office:value-type="float" office:value="125" calcext:value-type="float">
            <text:p>125</text:p>
          </table:table-cell>
          <table:table-cell table:style-name="ce134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134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34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30" table:formula="of:=[.AO15]+[.AP15]+[.AQ15]" office:value-type="float" office:value="61" calcext:value-type="float">
            <text:p>+61</text:p>
          </table:table-cell>
          <table:table-cell table:style-name="ce143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66" office:value-type="string" calcext:value-type="string">
            <text:p>1-16/5</text:p>
          </table:table-cell>
          <table:table-cell table:style-name="ce170" office:value-type="float" office:value="61" calcext:value-type="float">
            <text:p>6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F</text:p>
          </table:table-cell>
          <table:table-cell table:style-name="ce180" office:value-type="string" calcext:value-type="string">
            <text:p>2H</text:p>
          </table:table-cell>
          <table:table-cell table:style-name="ce85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85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71" table:formula="of:=VLOOKUP([.AV15];A_5_INPUT_DATE_E_RISULTATI_2A_FASE;6;0)" office:value-type="float" office:value="51" calcext:value-type="float">
            <text:p>51</text:p>
          </table:table-cell>
          <table:table-cell table:style-name="ce71" table:formula="of:=VLOOKUP([.AV15];A_5_INPUT_DATE_E_RISULTATI_2A_FASE;7;0)" office:value-type="float" office:value="47" calcext:value-type="float">
            <text:p>47</text:p>
          </table:table-cell>
          <table:table-cell table:style-name="ce85" table:formula="of:=IF([.BC15]&gt;[.BD15];[.BA15];[.BB15])" office:value-type="string" office:string-value="Balene" calcext:value-type="string">
            <text:p>Balene</text:p>
          </table:table-cell>
          <table:table-cell table:style-name="ce85" table:formula="of:=IF([.BC15]&lt;[.BD15];[.BA15];[.BB15])" office:value-type="string" office:string-value="Tonni" calcext:value-type="string">
            <text:p>Tonni</text:p>
          </table:table-cell>
          <table:table-cell table:style-name="ce71" table:formula="of:=1*([.BC15]&gt;[.BD15])" office:value-type="float" office:value="1" calcext:value-type="float">
            <text:p>1</text:p>
          </table:table-cell>
          <table:table-cell table:style-name="ce88" table:formula="of:=1*([.BC15]&lt;[.BD15])*NOT(AND([.BC15]=0;[.BD15]=20))" office:value-type="float" office:value="0" calcext:value-type="float">
            <text:p>0</text:p>
          </table:table-cell>
          <table:table-cell table:style-name="ce88" table:formula="of:=1*AND([.BC15]=0;[.BD15]=20)" office:value-type="float" office:value="0" calcext:value-type="float">
            <text:p>0</text:p>
          </table:table-cell>
          <table:table-cell table:style-name="ce71" table:formula="of:=[.BC15]" office:value-type="float" office:value="51" calcext:value-type="float">
            <text:p>51</text:p>
          </table:table-cell>
          <table:table-cell table:style-name="ce71" table:formula="of:=[.BD15]" office:value-type="float" office:value="47" calcext:value-type="float">
            <text:p>47</text:p>
          </table:table-cell>
          <table:table-cell table:style-name="ce91" table:formula="of:=[.BJ15]-[.BK15]" office:value-type="float" office:value="4" calcext:value-type="float">
            <text:p>+4</text:p>
          </table:table-cell>
          <table:table-cell table:style-name="ce71" table:formula="of:=1*([.BD15]&gt;[.BC15])" office:value-type="float" office:value="0" calcext:value-type="float">
            <text:p>0</text:p>
          </table:table-cell>
          <table:table-cell table:style-name="ce71" table:formula="of:=1*([.BD15]&lt;[.BC15])*NOT(AND([.BC15]=20;[.BD15]=0))" office:value-type="float" office:value="1" calcext:value-type="float">
            <text:p>1</text:p>
          </table:table-cell>
          <table:table-cell table:style-name="ce71" table:formula="of:=1*AND([.BC15]=20;[.BD15]=0)" office:value-type="float" office:value="0" calcext:value-type="float">
            <text:p>0</text:p>
          </table:table-cell>
          <table:table-cell table:style-name="ce71" table:formula="of:=[.BD15]" office:value-type="float" office:value="47" calcext:value-type="float">
            <text:p>47</text:p>
          </table:table-cell>
          <table:table-cell table:style-name="ce71" table:formula="of:=[.BC15]" office:value-type="float" office:value="51" calcext:value-type="float">
            <text:p>51</text:p>
          </table:table-cell>
          <table:table-cell table:style-name="ce94" table:formula="of:=[.BP15]-[.BQ15]" office:value-type="float" office:value="-4" calcext:value-type="float">
            <text:p>-4</text:p>
          </table:table-cell>
          <table:table-cell table:number-columns-repeated="954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3</text:p>
          </table:table-cell>
          <table:table-cell table:style-name="ce85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85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71" table:formula="of:=VLOOKUP([.A16];A_4_INPUT_DATE_E_RISULTATI_GIRONI;6;0)" office:value-type="float" office:value="66" calcext:value-type="float">
            <text:p>66</text:p>
          </table:table-cell>
          <table:table-cell table:style-name="ce71" table:formula="of:=VLOOKUP([.A16];A_4_INPUT_DATE_E_RISULTATI_GIRONI;7;0)" office:value-type="float" office:value="95" calcext:value-type="float">
            <text:p>95</text:p>
          </table:table-cell>
          <table:table-cell table:style-name="ce85" table:formula="of:=IF([.H16]&gt;[.I16];[.F16];[.G16])" office:value-type="string" office:string-value="Ippopotami" calcext:value-type="string">
            <text:p>Ippopotami</text:p>
          </table:table-cell>
          <table:table-cell table:style-name="ce85" table:formula="of:=IF([.H16]&lt;[.I16];[.F16];[.G16])" office:value-type="string" office:string-value="Elefanti" calcext:value-type="string">
            <text:p>Elefanti</text:p>
          </table:table-cell>
          <table:table-cell table:style-name="ce71" table:formula="of:=1*([.H16]&gt;[.I16])" office:value-type="float" office:value="0" calcext:value-type="float">
            <text:p>0</text:p>
          </table:table-cell>
          <table:table-cell table:style-name="ce88" table:formula="of:=1*([.H16]&lt;[.I16])*NOT(AND([.H16]=0;[.I16]=20))" office:value-type="float" office:value="1" calcext:value-type="float">
            <text:p>1</text:p>
          </table:table-cell>
          <table:table-cell table:style-name="ce88" table:formula="of:=1*AND([.H16]=0;[.I16]=20)" office:value-type="float" office:value="0" calcext:value-type="float">
            <text:p>0</text:p>
          </table:table-cell>
          <table:table-cell table:style-name="ce71" table:formula="of:=[.H16]" office:value-type="float" office:value="66" calcext:value-type="float">
            <text:p>66</text:p>
          </table:table-cell>
          <table:table-cell table:style-name="ce71" table:formula="of:=[.I16]" office:value-type="float" office:value="95" calcext:value-type="float">
            <text:p>95</text:p>
          </table:table-cell>
          <table:table-cell table:style-name="ce91" table:formula="of:=[.O16]-[.P16]" office:value-type="float" office:value="-29" calcext:value-type="float">
            <text:p>-29</text:p>
          </table:table-cell>
          <table:table-cell table:style-name="ce71" table:formula="of:=1*([.I16]&gt;[.H16])" office:value-type="float" office:value="1" calcext:value-type="float">
            <text:p>1</text:p>
          </table:table-cell>
          <table:table-cell table:style-name="ce71" table:formula="of:=1*([.I16]&lt;[.H16])*NOT(AND([.H16]=20;[.I16]=0))" office:value-type="float" office:value="0" calcext:value-type="float">
            <text:p>0</text:p>
          </table:table-cell>
          <table:table-cell table:style-name="ce71" table:formula="of:=1*AND([.H16]=20;[.I16]=0)" office:value-type="float" office:value="0" calcext:value-type="float">
            <text:p>0</text:p>
          </table:table-cell>
          <table:table-cell table:style-name="ce71" table:formula="of:=[.I16]" office:value-type="float" office:value="95" calcext:value-type="float">
            <text:p>95</text:p>
          </table:table-cell>
          <table:table-cell table:style-name="ce71" table:formula="of:=[.H16]" office:value-type="float" office:value="66" calcext:value-type="float">
            <text:p>66</text:p>
          </table:table-cell>
          <table:table-cell table:style-name="ce94" table:formula="of:=[.U16]-[.V16]" office:value-type="float" office:value="29" calcext:value-type="float">
            <text:p>+29</text:p>
          </table:table-cell>
          <table:table-cell/>
          <table:table-cell table:style-name="ce99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104" office:value-type="string" calcext:value-type="string">
            <text:p>D</text:p>
          </table:table-cell>
          <table:table-cell table:style-name="ce71" office:value-type="string" calcext:value-type="string">
            <text:p>D2</text:p>
          </table:table-cell>
          <table:table-cell table:style-name="ce112" table:formula="of:=VLOOKUP([.AA16];A_SQUADRE_PER_CODICE;2)" office:value-type="string" office:string-value="Pitoni" calcext:value-type="string">
            <text:p>Pitoni</text:p>
          </table:table-cell>
          <table:table-cell table:style-name="ce71" table:formula="of:=[.AD16]+[.AE16]+[.AF16]" office:value-type="float" office:value="3" calcext:value-type="float">
            <text:p>3</text:p>
          </table:table-cell>
          <table:table-cell table:style-name="ce71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71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71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18" table:formula="of:=2*[.AD16]+1*[.AE16]+0*[.AF16]" office:value-type="float" office:value="5" calcext:value-type="float">
            <text:p>5</text:p>
          </table:table-cell>
          <table:table-cell table:style-name="ce124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71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129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71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71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71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124" table:formula="of:=[.AK16]+[.AL16]+[.AM16]" office:value-type="float" office:value="50" calcext:value-type="float">
            <text:p>50</text:p>
          </table:table-cell>
          <table:table-cell table:style-name="ce91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91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91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129" table:formula="of:=[.AO16]+[.AP16]+[.AQ16]" office:value-type="float" office:value="-61" calcext:value-type="float">
            <text:p>-61</text:p>
          </table:table-cell>
          <table:table-cell table:style-name="ce139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66" office:value-type="string" calcext:value-type="string">
            <text:p>1-16/1</text:p>
          </table:table-cell>
          <table:table-cell table:style-name="ce170" office:value-type="float" office:value="62" calcext:value-type="float">
            <text:p>6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16</text:p>
          </table:table-cell>
          <table:table-cell table:style-name="ce180" office:value-type="string" calcext:value-type="string">
            <text:p>1H</text:p>
          </table:table-cell>
          <table:table-cell table:style-name="ce180" office:value-type="string" calcext:value-type="string">
            <text:p>2F</text:p>
          </table:table-cell>
          <table:table-cell table:style-name="ce85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85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71" table:formula="of:=VLOOKUP([.AV16];A_5_INPUT_DATE_E_RISULTATI_2A_FASE;6;0)" office:value-type="float" office:value="60" calcext:value-type="float">
            <text:p>60</text:p>
          </table:table-cell>
          <table:table-cell table:style-name="ce71" table:formula="of:=VLOOKUP([.AV16];A_5_INPUT_DATE_E_RISULTATI_2A_FASE;7;0)" office:value-type="float" office:value="30" calcext:value-type="float">
            <text:p>30</text:p>
          </table:table-cell>
          <table:table-cell table:style-name="ce85" table:formula="of:=IF([.BC16]&gt;[.BD16];[.BA16];[.BB16])" office:value-type="string" office:string-value="Piranha" calcext:value-type="string">
            <text:p>Piranha</text:p>
          </table:table-cell>
          <table:table-cell table:style-name="ce85" table:formula="of:=IF([.BC16]&lt;[.BD16];[.BA16];[.BB16])" office:value-type="string" office:string-value="Gabbiani" calcext:value-type="string">
            <text:p>Gabbiani</text:p>
          </table:table-cell>
          <table:table-cell table:style-name="ce71" table:formula="of:=1*([.BC16]&gt;[.BD16])" office:value-type="float" office:value="1" calcext:value-type="float">
            <text:p>1</text:p>
          </table:table-cell>
          <table:table-cell table:style-name="ce88" table:formula="of:=1*([.BC16]&lt;[.BD16])*NOT(AND([.BC16]=0;[.BD16]=20))" office:value-type="float" office:value="0" calcext:value-type="float">
            <text:p>0</text:p>
          </table:table-cell>
          <table:table-cell table:style-name="ce88" table:formula="of:=1*AND([.BC16]=0;[.BD16]=20)" office:value-type="float" office:value="0" calcext:value-type="float">
            <text:p>0</text:p>
          </table:table-cell>
          <table:table-cell table:style-name="ce71" table:formula="of:=[.BC16]" office:value-type="float" office:value="60" calcext:value-type="float">
            <text:p>60</text:p>
          </table:table-cell>
          <table:table-cell table:style-name="ce71" table:formula="of:=[.BD16]" office:value-type="float" office:value="30" calcext:value-type="float">
            <text:p>30</text:p>
          </table:table-cell>
          <table:table-cell table:style-name="ce91" table:formula="of:=[.BJ16]-[.BK16]" office:value-type="float" office:value="30" calcext:value-type="float">
            <text:p>+30</text:p>
          </table:table-cell>
          <table:table-cell table:style-name="ce71" table:formula="of:=1*([.BD16]&gt;[.BC16])" office:value-type="float" office:value="0" calcext:value-type="float">
            <text:p>0</text:p>
          </table:table-cell>
          <table:table-cell table:style-name="ce71" table:formula="of:=1*([.BD16]&lt;[.BC16])*NOT(AND([.BC16]=20;[.BD16]=0))" office:value-type="float" office:value="1" calcext:value-type="float">
            <text:p>1</text:p>
          </table:table-cell>
          <table:table-cell table:style-name="ce71" table:formula="of:=1*AND([.BC16]=20;[.BD16]=0)" office:value-type="float" office:value="0" calcext:value-type="float">
            <text:p>0</text:p>
          </table:table-cell>
          <table:table-cell table:style-name="ce71" table:formula="of:=[.BD16]" office:value-type="float" office:value="30" calcext:value-type="float">
            <text:p>30</text:p>
          </table:table-cell>
          <table:table-cell table:style-name="ce71" table:formula="of:=[.BC16]" office:value-type="float" office:value="60" calcext:value-type="float">
            <text:p>60</text:p>
          </table:table-cell>
          <table:table-cell table:style-name="ce94" table:formula="of:=[.BP16]-[.BQ16]" office:value-type="float" office:value="-30" calcext:value-type="float">
            <text:p>-30</text:p>
          </table:table-cell>
          <table:table-cell table:number-columns-repeated="954"/>
        </table:table-row>
        <table:table-row table:style-name="ro1">
          <table:table-cell table:style-name="ce26" office:value-type="float" office:value="27" calcext:value-type="float">
            <text:p>2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4</text:p>
          </table:table-cell>
          <table:table-cell table:style-name="ce85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85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71" table:formula="of:=VLOOKUP([.A17];A_4_INPUT_DATE_E_RISULTATI_GIRONI;6;0)" office:value-type="float" office:value="57" calcext:value-type="float">
            <text:p>57</text:p>
          </table:table-cell>
          <table:table-cell table:style-name="ce71" table:formula="of:=VLOOKUP([.A17];A_4_INPUT_DATE_E_RISULTATI_GIRONI;7;0)" office:value-type="float" office:value="42" calcext:value-type="float">
            <text:p>42</text:p>
          </table:table-cell>
          <table:table-cell table:style-name="ce85" table:formula="of:=IF([.H17]&gt;[.I17];[.F17];[.G17])" office:value-type="string" office:string-value="Elefanti" calcext:value-type="string">
            <text:p>Elefanti</text:p>
          </table:table-cell>
          <table:table-cell table:style-name="ce85" table:formula="of:=IF([.H17]&lt;[.I17];[.F17];[.G17])" office:value-type="string" office:string-value="Iguane" calcext:value-type="string">
            <text:p>Iguane</text:p>
          </table:table-cell>
          <table:table-cell table:style-name="ce71" table:formula="of:=1*([.H17]&gt;[.I17])" office:value-type="float" office:value="1" calcext:value-type="float">
            <text:p>1</text:p>
          </table:table-cell>
          <table:table-cell table:style-name="ce88" table:formula="of:=1*([.H17]&lt;[.I17])*NOT(AND([.H17]=0;[.I17]=20))" office:value-type="float" office:value="0" calcext:value-type="float">
            <text:p>0</text:p>
          </table:table-cell>
          <table:table-cell table:style-name="ce88" table:formula="of:=1*AND([.H17]=0;[.I17]=20)" office:value-type="float" office:value="0" calcext:value-type="float">
            <text:p>0</text:p>
          </table:table-cell>
          <table:table-cell table:style-name="ce71" table:formula="of:=[.H17]" office:value-type="float" office:value="57" calcext:value-type="float">
            <text:p>57</text:p>
          </table:table-cell>
          <table:table-cell table:style-name="ce71" table:formula="of:=[.I17]" office:value-type="float" office:value="42" calcext:value-type="float">
            <text:p>42</text:p>
          </table:table-cell>
          <table:table-cell table:style-name="ce91" table:formula="of:=[.O17]-[.P17]" office:value-type="float" office:value="15" calcext:value-type="float">
            <text:p>+15</text:p>
          </table:table-cell>
          <table:table-cell table:style-name="ce71" table:formula="of:=1*([.I17]&gt;[.H17])" office:value-type="float" office:value="0" calcext:value-type="float">
            <text:p>0</text:p>
          </table:table-cell>
          <table:table-cell table:style-name="ce71" table:formula="of:=1*([.I17]&lt;[.H17])*NOT(AND([.H17]=20;[.I17]=0))" office:value-type="float" office:value="1" calcext:value-type="float">
            <text:p>1</text:p>
          </table:table-cell>
          <table:table-cell table:style-name="ce71" table:formula="of:=1*AND([.H17]=20;[.I17]=0)" office:value-type="float" office:value="0" calcext:value-type="float">
            <text:p>0</text:p>
          </table:table-cell>
          <table:table-cell table:style-name="ce71" table:formula="of:=[.I17]" office:value-type="float" office:value="42" calcext:value-type="float">
            <text:p>42</text:p>
          </table:table-cell>
          <table:table-cell table:style-name="ce71" table:formula="of:=[.H17]" office:value-type="float" office:value="57" calcext:value-type="float">
            <text:p>57</text:p>
          </table:table-cell>
          <table:table-cell table:style-name="ce94" table:formula="of:=[.U17]-[.V17]" office:value-type="float" office:value="-15" calcext:value-type="float">
            <text:p>-15</text:p>
          </table:table-cell>
          <table:table-cell/>
          <table:table-cell table:style-name="ce99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104" office:value-type="string" calcext:value-type="string">
            <text:p>D</text:p>
          </table:table-cell>
          <table:table-cell table:style-name="ce71" office:value-type="string" calcext:value-type="string">
            <text:p>D3</text:p>
          </table:table-cell>
          <table:table-cell table:style-name="ce112" table:formula="of:=VLOOKUP([.AA17];A_SQUADRE_PER_CODICE;2)" office:value-type="string" office:string-value="Aquile" calcext:value-type="string">
            <text:p>Aquile</text:p>
          </table:table-cell>
          <table:table-cell table:style-name="ce71" table:formula="of:=[.AD17]+[.AE17]+[.AF17]" office:value-type="float" office:value="3" calcext:value-type="float">
            <text:p>3</text:p>
          </table:table-cell>
          <table:table-cell table:style-name="ce71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71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71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18" table:formula="of:=2*[.AD17]+1*[.AE17]+0*[.AF17]" office:value-type="float" office:value="5" calcext:value-type="float">
            <text:p>5</text:p>
          </table:table-cell>
          <table:table-cell table:style-name="ce124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71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129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71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71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71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124" table:formula="of:=[.AK17]+[.AL17]+[.AM17]" office:value-type="float" office:value="54" calcext:value-type="float">
            <text:p>54</text:p>
          </table:table-cell>
          <table:table-cell table:style-name="ce91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91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91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129" table:formula="of:=[.AO17]+[.AP17]+[.AQ17]" office:value-type="float" office:value="0" calcext:value-type="float">
            <text:p>+0</text:p>
          </table:table-cell>
          <table:table-cell table:style-name="ce139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66" office:value-type="string" calcext:value-type="string">
            <text:p>17-32/2</text:p>
          </table:table-cell>
          <table:table-cell table:style-name="ce170" office:value-type="float" office:value="63" calcext:value-type="float">
            <text:p>6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F</text:p>
          </table:table-cell>
          <table:table-cell table:style-name="ce180" office:value-type="string" calcext:value-type="string">
            <text:p>4H</text:p>
          </table:table-cell>
          <table:table-cell table:style-name="ce85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85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71" table:formula="of:=VLOOKUP([.AV17];A_5_INPUT_DATE_E_RISULTATI_2A_FASE;6;0)" office:value-type="float" office:value="66" calcext:value-type="float">
            <text:p>66</text:p>
          </table:table-cell>
          <table:table-cell table:style-name="ce71" table:formula="of:=VLOOKUP([.AV17];A_5_INPUT_DATE_E_RISULTATI_2A_FASE;7;0)" office:value-type="float" office:value="39" calcext:value-type="float">
            <text:p>39</text:p>
          </table:table-cell>
          <table:table-cell table:style-name="ce85" table:formula="of:=IF([.BC17]&gt;[.BD17];[.BA17];[.BB17])" office:value-type="string" office:string-value="Delfini" calcext:value-type="string">
            <text:p>Delfini</text:p>
          </table:table-cell>
          <table:table-cell table:style-name="ce85" table:formula="of:=IF([.BC17]&lt;[.BD17];[.BA17];[.BB17])" office:value-type="string" office:string-value="Scorpioni" calcext:value-type="string">
            <text:p>Scorpioni</text:p>
          </table:table-cell>
          <table:table-cell table:style-name="ce71" table:formula="of:=1*([.BC17]&gt;[.BD17])" office:value-type="float" office:value="1" calcext:value-type="float">
            <text:p>1</text:p>
          </table:table-cell>
          <table:table-cell table:style-name="ce88" table:formula="of:=1*([.BC17]&lt;[.BD17])*NOT(AND([.BC17]=0;[.BD17]=20))" office:value-type="float" office:value="0" calcext:value-type="float">
            <text:p>0</text:p>
          </table:table-cell>
          <table:table-cell table:style-name="ce88" table:formula="of:=1*AND([.BC17]=0;[.BD17]=20)" office:value-type="float" office:value="0" calcext:value-type="float">
            <text:p>0</text:p>
          </table:table-cell>
          <table:table-cell table:style-name="ce71" table:formula="of:=[.BC17]" office:value-type="float" office:value="66" calcext:value-type="float">
            <text:p>66</text:p>
          </table:table-cell>
          <table:table-cell table:style-name="ce71" table:formula="of:=[.BD17]" office:value-type="float" office:value="39" calcext:value-type="float">
            <text:p>39</text:p>
          </table:table-cell>
          <table:table-cell table:style-name="ce91" table:formula="of:=[.BJ17]-[.BK17]" office:value-type="float" office:value="27" calcext:value-type="float">
            <text:p>+27</text:p>
          </table:table-cell>
          <table:table-cell table:style-name="ce71" table:formula="of:=1*([.BD17]&gt;[.BC17])" office:value-type="float" office:value="0" calcext:value-type="float">
            <text:p>0</text:p>
          </table:table-cell>
          <table:table-cell table:style-name="ce71" table:formula="of:=1*([.BD17]&lt;[.BC17])*NOT(AND([.BC17]=20;[.BD17]=0))" office:value-type="float" office:value="1" calcext:value-type="float">
            <text:p>1</text:p>
          </table:table-cell>
          <table:table-cell table:style-name="ce71" table:formula="of:=1*AND([.BC17]=20;[.BD17]=0)" office:value-type="float" office:value="0" calcext:value-type="float">
            <text:p>0</text:p>
          </table:table-cell>
          <table:table-cell table:style-name="ce71" table:formula="of:=[.BD17]" office:value-type="float" office:value="39" calcext:value-type="float">
            <text:p>39</text:p>
          </table:table-cell>
          <table:table-cell table:style-name="ce71" table:formula="of:=[.BC17]" office:value-type="float" office:value="66" calcext:value-type="float">
            <text:p>66</text:p>
          </table:table-cell>
          <table:table-cell table:style-name="ce94" table:formula="of:=[.BP17]-[.BQ17]" office:value-type="float" office:value="-27" calcext:value-type="float">
            <text:p>-27</text:p>
          </table:table-cell>
          <table:table-cell table:number-columns-repeated="954"/>
        </table:table-row>
        <table:table-row table:style-name="ro1">
          <table:table-cell table:style-name="ce26" office:value-type="float" office:value="39" calcext:value-type="float">
            <text:p>39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3</text:p>
          </table:table-cell>
          <table:table-cell table:style-name="ce85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85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71" table:formula="of:=VLOOKUP([.A18];A_4_INPUT_DATE_E_RISULTATI_GIRONI;6;0)" office:value-type="float" office:value="98" calcext:value-type="float">
            <text:p>98</text:p>
          </table:table-cell>
          <table:table-cell table:style-name="ce71" table:formula="of:=VLOOKUP([.A18];A_4_INPUT_DATE_E_RISULTATI_GIRONI;7;0)" office:value-type="float" office:value="49" calcext:value-type="float">
            <text:p>49</text:p>
          </table:table-cell>
          <table:table-cell table:style-name="ce85" table:formula="of:=IF([.H18]&gt;[.I18];[.F18];[.G18])" office:value-type="string" office:string-value="Giraffe" calcext:value-type="string">
            <text:p>Giraffe</text:p>
          </table:table-cell>
          <table:table-cell table:style-name="ce85" table:formula="of:=IF([.H18]&lt;[.I18];[.F18];[.G18])" office:value-type="string" office:string-value="Ippopotami" calcext:value-type="string">
            <text:p>Ippopotami</text:p>
          </table:table-cell>
          <table:table-cell table:style-name="ce71" table:formula="of:=1*([.H18]&gt;[.I18])" office:value-type="float" office:value="1" calcext:value-type="float">
            <text:p>1</text:p>
          </table:table-cell>
          <table:table-cell table:style-name="ce88" table:formula="of:=1*([.H18]&lt;[.I18])*NOT(AND([.H18]=0;[.I18]=20))" office:value-type="float" office:value="0" calcext:value-type="float">
            <text:p>0</text:p>
          </table:table-cell>
          <table:table-cell table:style-name="ce88" table:formula="of:=1*AND([.H18]=0;[.I18]=20)" office:value-type="float" office:value="0" calcext:value-type="float">
            <text:p>0</text:p>
          </table:table-cell>
          <table:table-cell table:style-name="ce71" table:formula="of:=[.H18]" office:value-type="float" office:value="98" calcext:value-type="float">
            <text:p>98</text:p>
          </table:table-cell>
          <table:table-cell table:style-name="ce71" table:formula="of:=[.I18]" office:value-type="float" office:value="49" calcext:value-type="float">
            <text:p>49</text:p>
          </table:table-cell>
          <table:table-cell table:style-name="ce91" table:formula="of:=[.O18]-[.P18]" office:value-type="float" office:value="49" calcext:value-type="float">
            <text:p>+49</text:p>
          </table:table-cell>
          <table:table-cell table:style-name="ce71" table:formula="of:=1*([.I18]&gt;[.H18])" office:value-type="float" office:value="0" calcext:value-type="float">
            <text:p>0</text:p>
          </table:table-cell>
          <table:table-cell table:style-name="ce71" table:formula="of:=1*([.I18]&lt;[.H18])*NOT(AND([.H18]=20;[.I18]=0))" office:value-type="float" office:value="1" calcext:value-type="float">
            <text:p>1</text:p>
          </table:table-cell>
          <table:table-cell table:style-name="ce71" table:formula="of:=1*AND([.H18]=20;[.I18]=0)" office:value-type="float" office:value="0" calcext:value-type="float">
            <text:p>0</text:p>
          </table:table-cell>
          <table:table-cell table:style-name="ce71" table:formula="of:=[.I18]" office:value-type="float" office:value="49" calcext:value-type="float">
            <text:p>49</text:p>
          </table:table-cell>
          <table:table-cell table:style-name="ce71" table:formula="of:=[.H18]" office:value-type="float" office:value="98" calcext:value-type="float">
            <text:p>98</text:p>
          </table:table-cell>
          <table:table-cell table:style-name="ce94" table:formula="of:=[.U18]-[.V18]" office:value-type="float" office:value="-49" calcext:value-type="float">
            <text:p>-49</text:p>
          </table:table-cell>
          <table:table-cell/>
          <table:table-cell table:style-name="ce101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106" office:value-type="string" calcext:value-type="string">
            <text:p>D</text:p>
          </table:table-cell>
          <table:table-cell table:style-name="ce109" office:value-type="string" calcext:value-type="string">
            <text:p>D4</text:p>
          </table:table-cell>
          <table:table-cell table:style-name="ce114" table:formula="of:=VLOOKUP([.AA18];A_SQUADRE_PER_CODICE;2)" office:value-type="string" office:string-value="Falchi" calcext:value-type="string">
            <text:p>Falchi</text:p>
          </table:table-cell>
          <table:table-cell table:style-name="ce109" table:formula="of:=[.AD18]+[.AE18]+[.AF18]" office:value-type="float" office:value="3" calcext:value-type="float">
            <text:p>3</text:p>
          </table:table-cell>
          <table:table-cell table:style-name="ce109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9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9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20" table:formula="of:=2*[.AD18]+1*[.AE18]+0*[.AF18]" office:value-type="float" office:value="3" calcext:value-type="float">
            <text:p>3</text:p>
          </table:table-cell>
          <table:table-cell table:style-name="ce126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9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31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9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9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9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26" table:formula="of:=[.AK18]+[.AL18]+[.AM18]" office:value-type="float" office:value="0" calcext:value-type="float">
            <text:p>0</text:p>
          </table:table-cell>
          <table:table-cell table:style-name="ce135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35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35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31" table:formula="of:=[.AO18]+[.AP18]+[.AQ18]" office:value-type="float" office:value="0" calcext:value-type="float">
            <text:p>+0</text:p>
          </table:table-cell>
          <table:table-cell table:style-name="ce144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66" office:value-type="string" calcext:value-type="string">
            <text:p>17-32/1</text:p>
          </table:table-cell>
          <table:table-cell table:style-name="ce170" office:value-type="float" office:value="64" calcext:value-type="float">
            <text:p>6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32</text:p>
          </table:table-cell>
          <table:table-cell table:style-name="ce180" office:value-type="string" calcext:value-type="string">
            <text:p>3H</text:p>
          </table:table-cell>
          <table:table-cell table:style-name="ce180" office:value-type="string" calcext:value-type="string">
            <text:p>4F</text:p>
          </table:table-cell>
          <table:table-cell table:style-name="ce85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85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71" table:formula="of:=VLOOKUP([.AV18];A_5_INPUT_DATE_E_RISULTATI_2A_FASE;6;0)" office:value-type="float" office:value="62" calcext:value-type="float">
            <text:p>62</text:p>
          </table:table-cell>
          <table:table-cell table:style-name="ce71" table:formula="of:=VLOOKUP([.AV18];A_5_INPUT_DATE_E_RISULTATI_2A_FASE;7;0)" office:value-type="float" office:value="31" calcext:value-type="float">
            <text:p>31</text:p>
          </table:table-cell>
          <table:table-cell table:style-name="ce85" table:formula="of:=IF([.BC18]&gt;[.BD18];[.BA18];[.BB18])" office:value-type="string" office:string-value="Zebre" calcext:value-type="string">
            <text:p>Zebre</text:p>
          </table:table-cell>
          <table:table-cell table:style-name="ce85" table:formula="of:=IF([.BC18]&lt;[.BD18];[.BA18];[.BB18])" office:value-type="string" office:string-value="Fenicotteri" calcext:value-type="string">
            <text:p>Fenicotteri</text:p>
          </table:table-cell>
          <table:table-cell table:style-name="ce71" table:formula="of:=1*([.BC18]&gt;[.BD18])" office:value-type="float" office:value="1" calcext:value-type="float">
            <text:p>1</text:p>
          </table:table-cell>
          <table:table-cell table:style-name="ce88" table:formula="of:=1*([.BC18]&lt;[.BD18])*NOT(AND([.BC18]=0;[.BD18]=20))" office:value-type="float" office:value="0" calcext:value-type="float">
            <text:p>0</text:p>
          </table:table-cell>
          <table:table-cell table:style-name="ce88" table:formula="of:=1*AND([.BC18]=0;[.BD18]=20)" office:value-type="float" office:value="0" calcext:value-type="float">
            <text:p>0</text:p>
          </table:table-cell>
          <table:table-cell table:style-name="ce71" table:formula="of:=[.BC18]" office:value-type="float" office:value="62" calcext:value-type="float">
            <text:p>62</text:p>
          </table:table-cell>
          <table:table-cell table:style-name="ce71" table:formula="of:=[.BD18]" office:value-type="float" office:value="31" calcext:value-type="float">
            <text:p>31</text:p>
          </table:table-cell>
          <table:table-cell table:style-name="ce91" table:formula="of:=[.BJ18]-[.BK18]" office:value-type="float" office:value="31" calcext:value-type="float">
            <text:p>+31</text:p>
          </table:table-cell>
          <table:table-cell table:style-name="ce71" table:formula="of:=1*([.BD18]&gt;[.BC18])" office:value-type="float" office:value="0" calcext:value-type="float">
            <text:p>0</text:p>
          </table:table-cell>
          <table:table-cell table:style-name="ce71" table:formula="of:=1*([.BD18]&lt;[.BC18])*NOT(AND([.BC18]=20;[.BD18]=0))" office:value-type="float" office:value="1" calcext:value-type="float">
            <text:p>1</text:p>
          </table:table-cell>
          <table:table-cell table:style-name="ce71" table:formula="of:=1*AND([.BC18]=20;[.BD18]=0)" office:value-type="float" office:value="0" calcext:value-type="float">
            <text:p>0</text:p>
          </table:table-cell>
          <table:table-cell table:style-name="ce71" table:formula="of:=[.BD18]" office:value-type="float" office:value="31" calcext:value-type="float">
            <text:p>31</text:p>
          </table:table-cell>
          <table:table-cell table:style-name="ce71" table:formula="of:=[.BC18]" office:value-type="float" office:value="62" calcext:value-type="float">
            <text:p>62</text:p>
          </table:table-cell>
          <table:table-cell table:style-name="ce94" table:formula="of:=[.BP18]-[.BQ18]" office:value-type="float" office:value="-31" calcext:value-type="float">
            <text:p>-31</text:p>
          </table:table-cell>
          <table:table-cell table:number-columns-repeated="954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4</text:p>
          </table:table-cell>
          <table:table-cell table:style-name="ce85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85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71" table:formula="of:=VLOOKUP([.A19];A_4_INPUT_DATE_E_RISULTATI_GIRONI;6;0)" office:value-type="float" office:value="60" calcext:value-type="float">
            <text:p>60</text:p>
          </table:table-cell>
          <table:table-cell table:style-name="ce71" table:formula="of:=VLOOKUP([.A19];A_4_INPUT_DATE_E_RISULTATI_GIRONI;7;0)" office:value-type="float" office:value="34" calcext:value-type="float">
            <text:p>34</text:p>
          </table:table-cell>
          <table:table-cell table:style-name="ce85" table:formula="of:=IF([.H19]&gt;[.I19];[.F19];[.G19])" office:value-type="string" office:string-value="Giraffe" calcext:value-type="string">
            <text:p>Giraffe</text:p>
          </table:table-cell>
          <table:table-cell table:style-name="ce85" table:formula="of:=IF([.H19]&lt;[.I19];[.F19];[.G19])" office:value-type="string" office:string-value="Iguane" calcext:value-type="string">
            <text:p>Iguane</text:p>
          </table:table-cell>
          <table:table-cell table:style-name="ce71" table:formula="of:=1*([.H19]&gt;[.I19])" office:value-type="float" office:value="1" calcext:value-type="float">
            <text:p>1</text:p>
          </table:table-cell>
          <table:table-cell table:style-name="ce88" table:formula="of:=1*([.H19]&lt;[.I19])*NOT(AND([.H19]=0;[.I19]=20))" office:value-type="float" office:value="0" calcext:value-type="float">
            <text:p>0</text:p>
          </table:table-cell>
          <table:table-cell table:style-name="ce88" table:formula="of:=1*AND([.H19]=0;[.I19]=20)" office:value-type="float" office:value="0" calcext:value-type="float">
            <text:p>0</text:p>
          </table:table-cell>
          <table:table-cell table:style-name="ce71" table:formula="of:=[.H19]" office:value-type="float" office:value="60" calcext:value-type="float">
            <text:p>60</text:p>
          </table:table-cell>
          <table:table-cell table:style-name="ce71" table:formula="of:=[.I19]" office:value-type="float" office:value="34" calcext:value-type="float">
            <text:p>34</text:p>
          </table:table-cell>
          <table:table-cell table:style-name="ce91" table:formula="of:=[.O19]-[.P19]" office:value-type="float" office:value="26" calcext:value-type="float">
            <text:p>+26</text:p>
          </table:table-cell>
          <table:table-cell table:style-name="ce71" table:formula="of:=1*([.I19]&gt;[.H19])" office:value-type="float" office:value="0" calcext:value-type="float">
            <text:p>0</text:p>
          </table:table-cell>
          <table:table-cell table:style-name="ce71" table:formula="of:=1*([.I19]&lt;[.H19])*NOT(AND([.H19]=20;[.I19]=0))" office:value-type="float" office:value="1" calcext:value-type="float">
            <text:p>1</text:p>
          </table:table-cell>
          <table:table-cell table:style-name="ce71" table:formula="of:=1*AND([.H19]=20;[.I19]=0)" office:value-type="float" office:value="0" calcext:value-type="float">
            <text:p>0</text:p>
          </table:table-cell>
          <table:table-cell table:style-name="ce71" table:formula="of:=[.I19]" office:value-type="float" office:value="34" calcext:value-type="float">
            <text:p>34</text:p>
          </table:table-cell>
          <table:table-cell table:style-name="ce71" table:formula="of:=[.H19]" office:value-type="float" office:value="60" calcext:value-type="float">
            <text:p>60</text:p>
          </table:table-cell>
          <table:table-cell table:style-name="ce94" table:formula="of:=[.U19]-[.V19]" office:value-type="float" office:value="-26" calcext:value-type="float">
            <text:p>-26</text:p>
          </table:table-cell>
          <table:table-cell/>
          <table:table-cell table:style-name="ce99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04" office:value-type="string" calcext:value-type="string">
            <text:p>E</text:p>
          </table:table-cell>
          <table:table-cell table:style-name="ce71" office:value-type="string" calcext:value-type="string">
            <text:p>E1</text:p>
          </table:table-cell>
          <table:table-cell table:style-name="ce112" table:formula="of:=VLOOKUP([.AA19];A_SQUADRE_PER_CODICE;2)" office:value-type="string" office:string-value="Bisonti" calcext:value-type="string">
            <text:p>Bisonti</text:p>
          </table:table-cell>
          <table:table-cell table:style-name="ce71" table:formula="of:=[.AD19]+[.AE19]+[.AF19]" office:value-type="float" office:value="3" calcext:value-type="float">
            <text:p>3</text:p>
          </table:table-cell>
          <table:table-cell table:style-name="ce71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71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71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18" table:formula="of:=2*[.AD19]+1*[.AE19]+0*[.AF19]" office:value-type="float" office:value="5" calcext:value-type="float">
            <text:p>5</text:p>
          </table:table-cell>
          <table:table-cell table:style-name="ce124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71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129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71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88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71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124" table:formula="of:=[.AK19]+[.AL19]+[.AM19]" office:value-type="float" office:value="67" calcext:value-type="float">
            <text:p>67</text:p>
          </table:table-cell>
          <table:table-cell table:style-name="ce91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91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91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129" table:formula="of:=[.AO19]+[.AP19]+[.AQ19]" office:value-type="float" office:value="0" calcext:value-type="float">
            <text:p>+0</text:p>
          </table:table-cell>
          <table:table-cell table:style-name="ce139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66" office:value-type="string" calcext:value-type="string">
            <text:p>25-32/4</text:p>
          </table:table-cell>
          <table:table-cell table:style-name="ce170" office:value-type="float" office:value="65" calcext:value-type="float">
            <text:p>6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32</text:p>
          </table:table-cell>
          <table:table-cell table:style-name="ce180" office:value-type="string" calcext:value-type="string">
            <text:p>P51</text:p>
          </table:table-cell>
          <table:table-cell table:style-name="ce180" office:value-type="string" calcext:value-type="string">
            <text:p>P55</text:p>
          </table:table-cell>
          <table:table-cell table:style-name="ce183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85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71" table:formula="of:=VLOOKUP([.AV19];A_5_INPUT_DATE_E_RISULTATI_2A_FASE;6;0)" office:value-type="float" office:value="63" calcext:value-type="float">
            <text:p>63</text:p>
          </table:table-cell>
          <table:table-cell table:style-name="ce71" table:formula="of:=VLOOKUP([.AV19];A_5_INPUT_DATE_E_RISULTATI_2A_FASE;7;0)" office:value-type="float" office:value="35" calcext:value-type="float">
            <text:p>35</text:p>
          </table:table-cell>
          <table:table-cell table:style-name="ce85" table:formula="of:=IF([.BC19]&gt;[.BD19];[.BA19];[.BB19])" office:value-type="string" office:string-value="Iguane" calcext:value-type="string">
            <text:p>Iguane</text:p>
          </table:table-cell>
          <table:table-cell table:style-name="ce85" table:formula="of:=IF([.BC19]&lt;[.BD19];[.BA19];[.BB19])" office:value-type="string" office:string-value="Falchi" calcext:value-type="string">
            <text:p>Falchi</text:p>
          </table:table-cell>
          <table:table-cell table:style-name="ce71" table:formula="of:=1*([.BC19]&gt;[.BD19])" office:value-type="float" office:value="1" calcext:value-type="float">
            <text:p>1</text:p>
          </table:table-cell>
          <table:table-cell table:style-name="ce88" table:formula="of:=1*([.BC19]&lt;[.BD19])*NOT(AND([.BC19]=0;[.BD19]=20))" office:value-type="float" office:value="0" calcext:value-type="float">
            <text:p>0</text:p>
          </table:table-cell>
          <table:table-cell table:style-name="ce88" table:formula="of:=1*AND([.BC19]=0;[.BD19]=20)" office:value-type="float" office:value="0" calcext:value-type="float">
            <text:p>0</text:p>
          </table:table-cell>
          <table:table-cell table:style-name="ce71" table:formula="of:=[.BC19]" office:value-type="float" office:value="63" calcext:value-type="float">
            <text:p>63</text:p>
          </table:table-cell>
          <table:table-cell table:style-name="ce71" table:formula="of:=[.BD19]" office:value-type="float" office:value="35" calcext:value-type="float">
            <text:p>35</text:p>
          </table:table-cell>
          <table:table-cell table:style-name="ce91" table:formula="of:=[.BJ19]-[.BK19]" office:value-type="float" office:value="28" calcext:value-type="float">
            <text:p>+28</text:p>
          </table:table-cell>
          <table:table-cell table:style-name="ce71" table:formula="of:=1*([.BD19]&gt;[.BC19])" office:value-type="float" office:value="0" calcext:value-type="float">
            <text:p>0</text:p>
          </table:table-cell>
          <table:table-cell table:style-name="ce71" table:formula="of:=1*([.BD19]&lt;[.BC19])*NOT(AND([.BC19]=20;[.BD19]=0))" office:value-type="float" office:value="1" calcext:value-type="float">
            <text:p>1</text:p>
          </table:table-cell>
          <table:table-cell table:style-name="ce71" table:formula="of:=1*AND([.BC19]=20;[.BD19]=0)" office:value-type="float" office:value="0" calcext:value-type="float">
            <text:p>0</text:p>
          </table:table-cell>
          <table:table-cell table:style-name="ce71" table:formula="of:=[.BD19]" office:value-type="float" office:value="35" calcext:value-type="float">
            <text:p>35</text:p>
          </table:table-cell>
          <table:table-cell table:style-name="ce71" table:formula="of:=[.BC19]" office:value-type="float" office:value="63" calcext:value-type="float">
            <text:p>63</text:p>
          </table:table-cell>
          <table:table-cell table:style-name="ce94" table:formula="of:=[.BP19]-[.BQ19]" office:value-type="float" office:value="-28" calcext:value-type="float">
            <text:p>-28</text:p>
          </table:table-cell>
          <table:table-cell table:number-columns-repeated="954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C</text:p>
          </table:table-cell>
          <table:table-cell table:style-name="ce71" office:value-type="string" calcext:value-type="string">
            <text:p>C3</text:p>
          </table:table-cell>
          <table:table-cell table:style-name="ce71" office:value-type="string" calcext:value-type="string">
            <text:p>C4</text:p>
          </table:table-cell>
          <table:table-cell table:style-name="ce85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85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71" table:formula="of:=VLOOKUP([.A20];A_4_INPUT_DATE_E_RISULTATI_GIRONI;6;0)" office:value-type="float" office:value="62" calcext:value-type="float">
            <text:p>62</text:p>
          </table:table-cell>
          <table:table-cell table:style-name="ce71" table:formula="of:=VLOOKUP([.A20];A_4_INPUT_DATE_E_RISULTATI_GIRONI;7;0)" office:value-type="float" office:value="44" calcext:value-type="float">
            <text:p>44</text:p>
          </table:table-cell>
          <table:table-cell table:style-name="ce85" table:formula="of:=IF([.H20]&gt;[.I20];[.F20];[.G20])" office:value-type="string" office:string-value="Ippopotami" calcext:value-type="string">
            <text:p>Ippopotami</text:p>
          </table:table-cell>
          <table:table-cell table:style-name="ce85" table:formula="of:=IF([.H20]&lt;[.I20];[.F20];[.G20])" office:value-type="string" office:string-value="Iguane" calcext:value-type="string">
            <text:p>Iguane</text:p>
          </table:table-cell>
          <table:table-cell table:style-name="ce71" table:formula="of:=1*([.H20]&gt;[.I20])" office:value-type="float" office:value="1" calcext:value-type="float">
            <text:p>1</text:p>
          </table:table-cell>
          <table:table-cell table:style-name="ce88" table:formula="of:=1*([.H20]&lt;[.I20])*NOT(AND([.H20]=0;[.I20]=20))" office:value-type="float" office:value="0" calcext:value-type="float">
            <text:p>0</text:p>
          </table:table-cell>
          <table:table-cell table:style-name="ce88" table:formula="of:=1*AND([.H20]=0;[.I20]=20)" office:value-type="float" office:value="0" calcext:value-type="float">
            <text:p>0</text:p>
          </table:table-cell>
          <table:table-cell table:style-name="ce71" table:formula="of:=[.H20]" office:value-type="float" office:value="62" calcext:value-type="float">
            <text:p>62</text:p>
          </table:table-cell>
          <table:table-cell table:style-name="ce71" table:formula="of:=[.I20]" office:value-type="float" office:value="44" calcext:value-type="float">
            <text:p>44</text:p>
          </table:table-cell>
          <table:table-cell table:style-name="ce91" table:formula="of:=[.O20]-[.P20]" office:value-type="float" office:value="18" calcext:value-type="float">
            <text:p>+18</text:p>
          </table:table-cell>
          <table:table-cell table:style-name="ce71" table:formula="of:=1*([.I20]&gt;[.H20])" office:value-type="float" office:value="0" calcext:value-type="float">
            <text:p>0</text:p>
          </table:table-cell>
          <table:table-cell table:style-name="ce71" table:formula="of:=1*([.I20]&lt;[.H20])*NOT(AND([.H20]=20;[.I20]=0))" office:value-type="float" office:value="1" calcext:value-type="float">
            <text:p>1</text:p>
          </table:table-cell>
          <table:table-cell table:style-name="ce71" table:formula="of:=1*AND([.H20]=20;[.I20]=0)" office:value-type="float" office:value="0" calcext:value-type="float">
            <text:p>0</text:p>
          </table:table-cell>
          <table:table-cell table:style-name="ce71" table:formula="of:=[.I20]" office:value-type="float" office:value="44" calcext:value-type="float">
            <text:p>44</text:p>
          </table:table-cell>
          <table:table-cell table:style-name="ce71" table:formula="of:=[.H20]" office:value-type="float" office:value="62" calcext:value-type="float">
            <text:p>62</text:p>
          </table:table-cell>
          <table:table-cell table:style-name="ce94" table:formula="of:=[.U20]-[.V20]" office:value-type="float" office:value="-18" calcext:value-type="float">
            <text:p>-18</text:p>
          </table:table-cell>
          <table:table-cell/>
          <table:table-cell table:style-name="ce99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04" office:value-type="string" calcext:value-type="string">
            <text:p>E</text:p>
          </table:table-cell>
          <table:table-cell table:style-name="ce71" office:value-type="string" calcext:value-type="string">
            <text:p>E2</text:p>
          </table:table-cell>
          <table:table-cell table:style-name="ce112" table:formula="of:=VLOOKUP([.AA20];A_SQUADRE_PER_CODICE;2)" office:value-type="string" office:string-value="Bufali" calcext:value-type="string">
            <text:p>Bufali</text:p>
          </table:table-cell>
          <table:table-cell table:style-name="ce71" table:formula="of:=[.AD20]+[.AE20]+[.AF20]" office:value-type="float" office:value="3" calcext:value-type="float">
            <text:p>3</text:p>
          </table:table-cell>
          <table:table-cell table:style-name="ce71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71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71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118" table:formula="of:=2*[.AD20]+1*[.AE20]+0*[.AF20]" office:value-type="float" office:value="5" calcext:value-type="float">
            <text:p>5</text:p>
          </table:table-cell>
          <table:table-cell table:style-name="ce124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71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129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71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71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71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124" table:formula="of:=[.AK20]+[.AL20]+[.AM20]" office:value-type="float" office:value="67" calcext:value-type="float">
            <text:p>67</text:p>
          </table:table-cell>
          <table:table-cell table:style-name="ce91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91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91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129" table:formula="of:=[.AO20]+[.AP20]+[.AQ20]" office:value-type="float" office:value="0" calcext:value-type="float">
            <text:p>+0</text:p>
          </table:table-cell>
          <table:table-cell table:style-name="ce139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66" office:value-type="string" calcext:value-type="string">
            <text:p>25-32/3</text:p>
          </table:table-cell>
          <table:table-cell table:style-name="ce170" office:value-type="float" office:value="66" calcext:value-type="float">
            <text:p>6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32</text:p>
          </table:table-cell>
          <table:table-cell table:style-name="ce180" office:value-type="string" calcext:value-type="string">
            <text:p>P52</text:p>
          </table:table-cell>
          <table:table-cell table:style-name="ce180" office:value-type="string" calcext:value-type="string">
            <text:p>P56</text:p>
          </table:table-cell>
          <table:table-cell table:style-name="ce85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85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71" table:formula="of:=VLOOKUP([.AV20];A_5_INPUT_DATE_E_RISULTATI_2A_FASE;6;0)" office:value-type="float" office:value="60" calcext:value-type="float">
            <text:p>60</text:p>
          </table:table-cell>
          <table:table-cell table:style-name="ce71" table:formula="of:=VLOOKUP([.AV20];A_5_INPUT_DATE_E_RISULTATI_2A_FASE;7;0)" office:value-type="float" office:value="45" calcext:value-type="float">
            <text:p>45</text:p>
          </table:table-cell>
          <table:table-cell table:style-name="ce85" table:formula="of:=IF([.BC20]&gt;[.BD20];[.BA20];[.BB20])" office:value-type="string" office:string-value="Ghepardi" calcext:value-type="string">
            <text:p>Ghepardi</text:p>
          </table:table-cell>
          <table:table-cell table:style-name="ce85" table:formula="of:=IF([.BC20]&lt;[.BD20];[.BA20];[.BB20])" office:value-type="string" office:string-value="Serval" calcext:value-type="string">
            <text:p>Serval</text:p>
          </table:table-cell>
          <table:table-cell table:style-name="ce71" table:formula="of:=1*([.BC20]&gt;[.BD20])" office:value-type="float" office:value="1" calcext:value-type="float">
            <text:p>1</text:p>
          </table:table-cell>
          <table:table-cell table:style-name="ce88" table:formula="of:=1*([.BC20]&lt;[.BD20])*NOT(AND([.BC20]=0;[.BD20]=20))" office:value-type="float" office:value="0" calcext:value-type="float">
            <text:p>0</text:p>
          </table:table-cell>
          <table:table-cell table:style-name="ce88" table:formula="of:=1*AND([.BC20]=0;[.BD20]=20)" office:value-type="float" office:value="0" calcext:value-type="float">
            <text:p>0</text:p>
          </table:table-cell>
          <table:table-cell table:style-name="ce71" table:formula="of:=[.BC20]" office:value-type="float" office:value="60" calcext:value-type="float">
            <text:p>60</text:p>
          </table:table-cell>
          <table:table-cell table:style-name="ce71" table:formula="of:=[.BD20]" office:value-type="float" office:value="45" calcext:value-type="float">
            <text:p>45</text:p>
          </table:table-cell>
          <table:table-cell table:style-name="ce91" table:formula="of:=[.BJ20]-[.BK20]" office:value-type="float" office:value="15" calcext:value-type="float">
            <text:p>+15</text:p>
          </table:table-cell>
          <table:table-cell table:style-name="ce71" table:formula="of:=1*([.BD20]&gt;[.BC20])" office:value-type="float" office:value="0" calcext:value-type="float">
            <text:p>0</text:p>
          </table:table-cell>
          <table:table-cell table:style-name="ce71" table:formula="of:=1*([.BD20]&lt;[.BC20])*NOT(AND([.BC20]=20;[.BD20]=0))" office:value-type="float" office:value="1" calcext:value-type="float">
            <text:p>1</text:p>
          </table:table-cell>
          <table:table-cell table:style-name="ce71" table:formula="of:=1*AND([.BC20]=20;[.BD20]=0)" office:value-type="float" office:value="0" calcext:value-type="float">
            <text:p>0</text:p>
          </table:table-cell>
          <table:table-cell table:style-name="ce71" table:formula="of:=[.BD20]" office:value-type="float" office:value="45" calcext:value-type="float">
            <text:p>45</text:p>
          </table:table-cell>
          <table:table-cell table:style-name="ce71" table:formula="of:=[.BC20]" office:value-type="float" office:value="60" calcext:value-type="float">
            <text:p>60</text:p>
          </table:table-cell>
          <table:table-cell table:style-name="ce94" table:formula="of:=[.BP20]-[.BQ20]" office:value-type="float" office:value="-15" calcext:value-type="float">
            <text:p>-15</text:p>
          </table:table-cell>
          <table:table-cell table:number-columns-repeated="954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string" calcext:value-type="string">
            <text:p>D2</text:p>
          </table:table-cell>
          <table:table-cell table:style-name="ce85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85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71" table:formula="of:=VLOOKUP([.A21];A_4_INPUT_DATE_E_RISULTATI_GIRONI;6;0)" office:value-type="float" office:value="96" calcext:value-type="float">
            <text:p>96</text:p>
          </table:table-cell>
          <table:table-cell table:style-name="ce71" table:formula="of:=VLOOKUP([.A21];A_4_INPUT_DATE_E_RISULTATI_GIRONI;7;0)" office:value-type="float" office:value="25" calcext:value-type="float">
            <text:p>25</text:p>
          </table:table-cell>
          <table:table-cell table:style-name="ce85" table:formula="of:=IF([.H21]&gt;[.I21];[.F21];[.G21])" office:value-type="string" office:string-value="Coccodrilli" calcext:value-type="string">
            <text:p>Coccodrilli</text:p>
          </table:table-cell>
          <table:table-cell table:style-name="ce85" table:formula="of:=IF([.H21]&lt;[.I21];[.F21];[.G21])" office:value-type="string" office:string-value="Pitoni" calcext:value-type="string">
            <text:p>Pitoni</text:p>
          </table:table-cell>
          <table:table-cell table:style-name="ce71" table:formula="of:=1*([.H21]&gt;[.I21])" office:value-type="float" office:value="1" calcext:value-type="float">
            <text:p>1</text:p>
          </table:table-cell>
          <table:table-cell table:style-name="ce88" table:formula="of:=1*([.H21]&lt;[.I21])*NOT(AND([.H21]=0;[.I21]=20))" office:value-type="float" office:value="0" calcext:value-type="float">
            <text:p>0</text:p>
          </table:table-cell>
          <table:table-cell table:style-name="ce88" table:formula="of:=1*AND([.H21]=0;[.I21]=20)" office:value-type="float" office:value="0" calcext:value-type="float">
            <text:p>0</text:p>
          </table:table-cell>
          <table:table-cell table:style-name="ce71" table:formula="of:=[.H21]" office:value-type="float" office:value="96" calcext:value-type="float">
            <text:p>96</text:p>
          </table:table-cell>
          <table:table-cell table:style-name="ce71" table:formula="of:=[.I21]" office:value-type="float" office:value="25" calcext:value-type="float">
            <text:p>25</text:p>
          </table:table-cell>
          <table:table-cell table:style-name="ce91" table:formula="of:=[.O21]-[.P21]" office:value-type="float" office:value="71" calcext:value-type="float">
            <text:p>+71</text:p>
          </table:table-cell>
          <table:table-cell table:style-name="ce71" table:formula="of:=1*([.I21]&gt;[.H21])" office:value-type="float" office:value="0" calcext:value-type="float">
            <text:p>0</text:p>
          </table:table-cell>
          <table:table-cell table:style-name="ce71" table:formula="of:=1*([.I21]&lt;[.H21])*NOT(AND([.H21]=20;[.I21]=0))" office:value-type="float" office:value="1" calcext:value-type="float">
            <text:p>1</text:p>
          </table:table-cell>
          <table:table-cell table:style-name="ce71" table:formula="of:=1*AND([.H21]=20;[.I21]=0)" office:value-type="float" office:value="0" calcext:value-type="float">
            <text:p>0</text:p>
          </table:table-cell>
          <table:table-cell table:style-name="ce71" table:formula="of:=[.I21]" office:value-type="float" office:value="25" calcext:value-type="float">
            <text:p>25</text:p>
          </table:table-cell>
          <table:table-cell table:style-name="ce71" table:formula="of:=[.H21]" office:value-type="float" office:value="96" calcext:value-type="float">
            <text:p>96</text:p>
          </table:table-cell>
          <table:table-cell table:style-name="ce94" table:formula="of:=[.U21]-[.V21]" office:value-type="float" office:value="-71" calcext:value-type="float">
            <text:p>-71</text:p>
          </table:table-cell>
          <table:table-cell/>
          <table:table-cell table:style-name="ce99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04" office:value-type="string" calcext:value-type="string">
            <text:p>E</text:p>
          </table:table-cell>
          <table:table-cell table:style-name="ce71" office:value-type="string" calcext:value-type="string">
            <text:p>E3</text:p>
          </table:table-cell>
          <table:table-cell table:style-name="ce112" table:formula="of:=VLOOKUP([.AA21];A_SQUADRE_PER_CODICE;2)" office:value-type="string" office:string-value="Cervi" calcext:value-type="string">
            <text:p>Cervi</text:p>
          </table:table-cell>
          <table:table-cell table:style-name="ce71" table:formula="of:=[.AD21]+[.AE21]+[.AF21]" office:value-type="float" office:value="3" calcext:value-type="float">
            <text:p>3</text:p>
          </table:table-cell>
          <table:table-cell table:style-name="ce71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71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71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118" table:formula="of:=2*[.AD21]+1*[.AE21]+0*[.AF21]" office:value-type="float" office:value="5" calcext:value-type="float">
            <text:p>5</text:p>
          </table:table-cell>
          <table:table-cell table:style-name="ce124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71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129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71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71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71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124" table:formula="of:=[.AK21]+[.AL21]+[.AM21]" office:value-type="float" office:value="67" calcext:value-type="float">
            <text:p>67</text:p>
          </table:table-cell>
          <table:table-cell table:style-name="ce91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91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91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129" table:formula="of:=[.AO21]+[.AP21]+[.AQ21]" office:value-type="float" office:value="0" calcext:value-type="float">
            <text:p>+0</text:p>
          </table:table-cell>
          <table:table-cell table:style-name="ce139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66" office:value-type="string" calcext:value-type="string">
            <text:p>25-32/2</text:p>
          </table:table-cell>
          <table:table-cell table:style-name="ce170" office:value-type="float" office:value="67" calcext:value-type="float">
            <text:p>6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32</text:p>
          </table:table-cell>
          <table:table-cell table:style-name="ce180" office:value-type="string" calcext:value-type="string">
            <text:p>P59</text:p>
          </table:table-cell>
          <table:table-cell table:style-name="ce180" office:value-type="string" calcext:value-type="string">
            <text:p>P63</text:p>
          </table:table-cell>
          <table:table-cell table:style-name="ce85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85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71" table:formula="of:=VLOOKUP([.AV21];A_5_INPUT_DATE_E_RISULTATI_2A_FASE;6;0)" office:value-type="float" office:value="54" calcext:value-type="float">
            <text:p>54</text:p>
          </table:table-cell>
          <table:table-cell table:style-name="ce71" table:formula="of:=VLOOKUP([.AV21];A_5_INPUT_DATE_E_RISULTATI_2A_FASE;7;0)" office:value-type="float" office:value="43" calcext:value-type="float">
            <text:p>43</text:p>
          </table:table-cell>
          <table:table-cell table:style-name="ce85" table:formula="of:=IF([.BC21]&gt;[.BD21];[.BA21];[.BB21])" office:value-type="string" office:string-value="Muli" calcext:value-type="string">
            <text:p>Muli</text:p>
          </table:table-cell>
          <table:table-cell table:style-name="ce85" table:formula="of:=IF([.BC21]&lt;[.BD21];[.BA21];[.BB21])" office:value-type="string" office:string-value="Scorpioni" calcext:value-type="string">
            <text:p>Scorpioni</text:p>
          </table:table-cell>
          <table:table-cell table:style-name="ce71" table:formula="of:=1*([.BC21]&gt;[.BD21])" office:value-type="float" office:value="1" calcext:value-type="float">
            <text:p>1</text:p>
          </table:table-cell>
          <table:table-cell table:style-name="ce88" table:formula="of:=1*([.BC21]&lt;[.BD21])*NOT(AND([.BC21]=0;[.BD21]=20))" office:value-type="float" office:value="0" calcext:value-type="float">
            <text:p>0</text:p>
          </table:table-cell>
          <table:table-cell table:style-name="ce88" table:formula="of:=1*AND([.BC21]=0;[.BD21]=20)" office:value-type="float" office:value="0" calcext:value-type="float">
            <text:p>0</text:p>
          </table:table-cell>
          <table:table-cell table:style-name="ce71" table:formula="of:=[.BC21]" office:value-type="float" office:value="54" calcext:value-type="float">
            <text:p>54</text:p>
          </table:table-cell>
          <table:table-cell table:style-name="ce71" table:formula="of:=[.BD21]" office:value-type="float" office:value="43" calcext:value-type="float">
            <text:p>43</text:p>
          </table:table-cell>
          <table:table-cell table:style-name="ce91" table:formula="of:=[.BJ21]-[.BK21]" office:value-type="float" office:value="11" calcext:value-type="float">
            <text:p>+11</text:p>
          </table:table-cell>
          <table:table-cell table:style-name="ce71" table:formula="of:=1*([.BD21]&gt;[.BC21])" office:value-type="float" office:value="0" calcext:value-type="float">
            <text:p>0</text:p>
          </table:table-cell>
          <table:table-cell table:style-name="ce71" table:formula="of:=1*([.BD21]&lt;[.BC21])*NOT(AND([.BC21]=20;[.BD21]=0))" office:value-type="float" office:value="1" calcext:value-type="float">
            <text:p>1</text:p>
          </table:table-cell>
          <table:table-cell table:style-name="ce71" table:formula="of:=1*AND([.BC21]=20;[.BD21]=0)" office:value-type="float" office:value="0" calcext:value-type="float">
            <text:p>0</text:p>
          </table:table-cell>
          <table:table-cell table:style-name="ce71" table:formula="of:=[.BD21]" office:value-type="float" office:value="43" calcext:value-type="float">
            <text:p>43</text:p>
          </table:table-cell>
          <table:table-cell table:style-name="ce71" table:formula="of:=[.BC21]" office:value-type="float" office:value="54" calcext:value-type="float">
            <text:p>54</text:p>
          </table:table-cell>
          <table:table-cell table:style-name="ce94" table:formula="of:=[.BP21]-[.BQ21]" office:value-type="float" office:value="-11" calcext:value-type="float">
            <text:p>-11</text:p>
          </table:table-cell>
          <table:table-cell table:number-columns-repeated="954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string" calcext:value-type="string">
            <text:p>D3</text:p>
          </table:table-cell>
          <table:table-cell table:style-name="ce85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85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71" table:formula="of:=VLOOKUP([.A22];A_4_INPUT_DATE_E_RISULTATI_GIRONI;6;0)" office:value-type="float" office:value="29" calcext:value-type="float">
            <text:p>29</text:p>
          </table:table-cell>
          <table:table-cell table:style-name="ce71" table:formula="of:=VLOOKUP([.A22];A_4_INPUT_DATE_E_RISULTATI_GIRONI;7;0)" office:value-type="float" office:value="39" calcext:value-type="float">
            <text:p>39</text:p>
          </table:table-cell>
          <table:table-cell table:style-name="ce85" table:formula="of:=IF([.H22]&gt;[.I22];[.F22];[.G22])" office:value-type="string" office:string-value="Aquile" calcext:value-type="string">
            <text:p>Aquile</text:p>
          </table:table-cell>
          <table:table-cell table:style-name="ce85" table:formula="of:=IF([.H22]&lt;[.I22];[.F22];[.G22])" office:value-type="string" office:string-value="Coccodrilli" calcext:value-type="string">
            <text:p>Coccodrilli</text:p>
          </table:table-cell>
          <table:table-cell table:style-name="ce71" table:formula="of:=1*([.H22]&gt;[.I22])" office:value-type="float" office:value="0" calcext:value-type="float">
            <text:p>0</text:p>
          </table:table-cell>
          <table:table-cell table:style-name="ce88" table:formula="of:=1*([.H22]&lt;[.I22])*NOT(AND([.H22]=0;[.I22]=20))" office:value-type="float" office:value="1" calcext:value-type="float">
            <text:p>1</text:p>
          </table:table-cell>
          <table:table-cell table:style-name="ce88" table:formula="of:=1*AND([.H22]=0;[.I22]=20)" office:value-type="float" office:value="0" calcext:value-type="float">
            <text:p>0</text:p>
          </table:table-cell>
          <table:table-cell table:style-name="ce71" table:formula="of:=[.H22]" office:value-type="float" office:value="29" calcext:value-type="float">
            <text:p>29</text:p>
          </table:table-cell>
          <table:table-cell table:style-name="ce71" table:formula="of:=[.I22]" office:value-type="float" office:value="39" calcext:value-type="float">
            <text:p>39</text:p>
          </table:table-cell>
          <table:table-cell table:style-name="ce91" table:formula="of:=[.O22]-[.P22]" office:value-type="float" office:value="-10" calcext:value-type="float">
            <text:p>-10</text:p>
          </table:table-cell>
          <table:table-cell table:style-name="ce71" table:formula="of:=1*([.I22]&gt;[.H22])" office:value-type="float" office:value="1" calcext:value-type="float">
            <text:p>1</text:p>
          </table:table-cell>
          <table:table-cell table:style-name="ce71" table:formula="of:=1*([.I22]&lt;[.H22])*NOT(AND([.H22]=20;[.I22]=0))" office:value-type="float" office:value="0" calcext:value-type="float">
            <text:p>0</text:p>
          </table:table-cell>
          <table:table-cell table:style-name="ce71" table:formula="of:=1*AND([.H22]=20;[.I22]=0)" office:value-type="float" office:value="0" calcext:value-type="float">
            <text:p>0</text:p>
          </table:table-cell>
          <table:table-cell table:style-name="ce71" table:formula="of:=[.I22]" office:value-type="float" office:value="39" calcext:value-type="float">
            <text:p>39</text:p>
          </table:table-cell>
          <table:table-cell table:style-name="ce71" table:formula="of:=[.H22]" office:value-type="float" office:value="29" calcext:value-type="float">
            <text:p>29</text:p>
          </table:table-cell>
          <table:table-cell table:style-name="ce94" table:formula="of:=[.U22]-[.V22]" office:value-type="float" office:value="10" calcext:value-type="float">
            <text:p>+10</text:p>
          </table:table-cell>
          <table:table-cell/>
          <table:table-cell table:style-name="ce99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04" office:value-type="string" calcext:value-type="string">
            <text:p>E</text:p>
          </table:table-cell>
          <table:table-cell table:style-name="ce71" office:value-type="string" calcext:value-type="string">
            <text:p>E4</text:p>
          </table:table-cell>
          <table:table-cell table:style-name="ce112" table:formula="of:=VLOOKUP([.AA22];A_SQUADRE_PER_CODICE;2)" office:value-type="string" office:string-value="Cinghiali" calcext:value-type="string">
            <text:p>Cinghiali</text:p>
          </table:table-cell>
          <table:table-cell table:style-name="ce71" table:formula="of:=[.AD22]+[.AE22]+[.AF22]" office:value-type="float" office:value="3" calcext:value-type="float">
            <text:p>3</text:p>
          </table:table-cell>
          <table:table-cell table:style-name="ce71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71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71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18" table:formula="of:=2*[.AD22]+1*[.AE22]+0*[.AF22]" office:value-type="float" office:value="3" calcext:value-type="float">
            <text:p>3</text:p>
          </table:table-cell>
          <table:table-cell table:style-name="ce124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71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129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71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71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71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124" table:formula="of:=[.AK22]+[.AL22]+[.AM22]" office:value-type="float" office:value="0" calcext:value-type="float">
            <text:p>0</text:p>
          </table:table-cell>
          <table:table-cell table:style-name="ce91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91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91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129" table:formula="of:=[.AO22]+[.AP22]+[.AQ22]" office:value-type="float" office:value="0" calcext:value-type="float">
            <text:p>+0</text:p>
          </table:table-cell>
          <table:table-cell table:style-name="ce139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66" office:value-type="string" calcext:value-type="string">
            <text:p>25-32/1</text:p>
          </table:table-cell>
          <table:table-cell table:style-name="ce170" office:value-type="float" office:value="68" calcext:value-type="float">
            <text:p>6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32</text:p>
          </table:table-cell>
          <table:table-cell table:style-name="ce180" office:value-type="string" calcext:value-type="string">
            <text:p>P60</text:p>
          </table:table-cell>
          <table:table-cell table:style-name="ce180" office:value-type="string" calcext:value-type="string">
            <text:p>P64</text:p>
          </table:table-cell>
          <table:table-cell table:style-name="ce85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85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71" table:formula="of:=VLOOKUP([.AV22];A_5_INPUT_DATE_E_RISULTATI_2A_FASE;6;0)" office:value-type="float" office:value="52" calcext:value-type="float">
            <text:p>52</text:p>
          </table:table-cell>
          <table:table-cell table:style-name="ce71" table:formula="of:=VLOOKUP([.AV22];A_5_INPUT_DATE_E_RISULTATI_2A_FASE;7;0)" office:value-type="float" office:value="49" calcext:value-type="float">
            <text:p>49</text:p>
          </table:table-cell>
          <table:table-cell table:style-name="ce85" table:formula="of:=IF([.BC22]&gt;[.BD22];[.BA22];[.BB22])" office:value-type="string" office:string-value="Cinghiali" calcext:value-type="string">
            <text:p>Cinghiali</text:p>
          </table:table-cell>
          <table:table-cell table:style-name="ce85" table:formula="of:=IF([.BC22]&lt;[.BD22];[.BA22];[.BB22])" office:value-type="string" office:string-value="Fenicotteri" calcext:value-type="string">
            <text:p>Fenicotteri</text:p>
          </table:table-cell>
          <table:table-cell table:style-name="ce71" table:formula="of:=1*([.BC22]&gt;[.BD22])" office:value-type="float" office:value="1" calcext:value-type="float">
            <text:p>1</text:p>
          </table:table-cell>
          <table:table-cell table:style-name="ce88" table:formula="of:=1*([.BC22]&lt;[.BD22])*NOT(AND([.BC22]=0;[.BD22]=20))" office:value-type="float" office:value="0" calcext:value-type="float">
            <text:p>0</text:p>
          </table:table-cell>
          <table:table-cell table:style-name="ce88" table:formula="of:=1*AND([.BC22]=0;[.BD22]=20)" office:value-type="float" office:value="0" calcext:value-type="float">
            <text:p>0</text:p>
          </table:table-cell>
          <table:table-cell table:style-name="ce71" table:formula="of:=[.BC22]" office:value-type="float" office:value="52" calcext:value-type="float">
            <text:p>52</text:p>
          </table:table-cell>
          <table:table-cell table:style-name="ce71" table:formula="of:=[.BD22]" office:value-type="float" office:value="49" calcext:value-type="float">
            <text:p>49</text:p>
          </table:table-cell>
          <table:table-cell table:style-name="ce91" table:formula="of:=[.BJ22]-[.BK22]" office:value-type="float" office:value="3" calcext:value-type="float">
            <text:p>+3</text:p>
          </table:table-cell>
          <table:table-cell table:style-name="ce71" table:formula="of:=1*([.BD22]&gt;[.BC22])" office:value-type="float" office:value="0" calcext:value-type="float">
            <text:p>0</text:p>
          </table:table-cell>
          <table:table-cell table:style-name="ce71" table:formula="of:=1*([.BD22]&lt;[.BC22])*NOT(AND([.BC22]=20;[.BD22]=0))" office:value-type="float" office:value="1" calcext:value-type="float">
            <text:p>1</text:p>
          </table:table-cell>
          <table:table-cell table:style-name="ce71" table:formula="of:=1*AND([.BC22]=20;[.BD22]=0)" office:value-type="float" office:value="0" calcext:value-type="float">
            <text:p>0</text:p>
          </table:table-cell>
          <table:table-cell table:style-name="ce71" table:formula="of:=[.BD22]" office:value-type="float" office:value="49" calcext:value-type="float">
            <text:p>49</text:p>
          </table:table-cell>
          <table:table-cell table:style-name="ce71" table:formula="of:=[.BC22]" office:value-type="float" office:value="52" calcext:value-type="float">
            <text:p>52</text:p>
          </table:table-cell>
          <table:table-cell table:style-name="ce94" table:formula="of:=[.BP22]-[.BQ22]" office:value-type="float" office:value="-3" calcext:value-type="float">
            <text:p>-3</text:p>
          </table:table-cell>
          <table:table-cell table:number-columns-repeated="954"/>
        </table:table-row>
        <table:table-row table:style-name="ro1">
          <table:table-cell table:style-name="ce26" office:value-type="float" office:value="28" calcext:value-type="float">
            <text:p>28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string" calcext:value-type="string">
            <text:p>D4</text:p>
          </table:table-cell>
          <table:table-cell table:style-name="ce85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85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71" table:formula="of:=VLOOKUP([.A23];A_4_INPUT_DATE_E_RISULTATI_GIRONI;6;0)" office:value-type="float" office:value="54" calcext:value-type="float">
            <text:p>54</text:p>
          </table:table-cell>
          <table:table-cell table:style-name="ce71" table:formula="of:=VLOOKUP([.A23];A_4_INPUT_DATE_E_RISULTATI_GIRONI;7;0)" office:value-type="float" office:value="44" calcext:value-type="float">
            <text:p>44</text:p>
          </table:table-cell>
          <table:table-cell table:style-name="ce85" table:formula="of:=IF([.H23]&gt;[.I23];[.F23];[.G23])" office:value-type="string" office:string-value="Coccodrilli" calcext:value-type="string">
            <text:p>Coccodrilli</text:p>
          </table:table-cell>
          <table:table-cell table:style-name="ce85" table:formula="of:=IF([.H23]&lt;[.I23];[.F23];[.G23])" office:value-type="string" office:string-value="Falchi" calcext:value-type="string">
            <text:p>Falchi</text:p>
          </table:table-cell>
          <table:table-cell table:style-name="ce71" table:formula="of:=1*([.H23]&gt;[.I23])" office:value-type="float" office:value="1" calcext:value-type="float">
            <text:p>1</text:p>
          </table:table-cell>
          <table:table-cell table:style-name="ce88" table:formula="of:=1*([.H23]&lt;[.I23])*NOT(AND([.H23]=0;[.I23]=20))" office:value-type="float" office:value="0" calcext:value-type="float">
            <text:p>0</text:p>
          </table:table-cell>
          <table:table-cell table:style-name="ce88" table:formula="of:=1*AND([.H23]=0;[.I23]=20)" office:value-type="float" office:value="0" calcext:value-type="float">
            <text:p>0</text:p>
          </table:table-cell>
          <table:table-cell table:style-name="ce71" table:formula="of:=[.H23]" office:value-type="float" office:value="54" calcext:value-type="float">
            <text:p>54</text:p>
          </table:table-cell>
          <table:table-cell table:style-name="ce71" table:formula="of:=[.I23]" office:value-type="float" office:value="44" calcext:value-type="float">
            <text:p>44</text:p>
          </table:table-cell>
          <table:table-cell table:style-name="ce91" table:formula="of:=[.O23]-[.P23]" office:value-type="float" office:value="10" calcext:value-type="float">
            <text:p>+10</text:p>
          </table:table-cell>
          <table:table-cell table:style-name="ce71" table:formula="of:=1*([.I23]&gt;[.H23])" office:value-type="float" office:value="0" calcext:value-type="float">
            <text:p>0</text:p>
          </table:table-cell>
          <table:table-cell table:style-name="ce71" table:formula="of:=1*([.I23]&lt;[.H23])*NOT(AND([.H23]=20;[.I23]=0))" office:value-type="float" office:value="1" calcext:value-type="float">
            <text:p>1</text:p>
          </table:table-cell>
          <table:table-cell table:style-name="ce71" table:formula="of:=1*AND([.H23]=20;[.I23]=0)" office:value-type="float" office:value="0" calcext:value-type="float">
            <text:p>0</text:p>
          </table:table-cell>
          <table:table-cell table:style-name="ce71" table:formula="of:=[.I23]" office:value-type="float" office:value="44" calcext:value-type="float">
            <text:p>44</text:p>
          </table:table-cell>
          <table:table-cell table:style-name="ce71" table:formula="of:=[.H23]" office:value-type="float" office:value="54" calcext:value-type="float">
            <text:p>54</text:p>
          </table:table-cell>
          <table:table-cell table:style-name="ce94" table:formula="of:=[.U23]-[.V23]" office:value-type="float" office:value="-10" calcext:value-type="float">
            <text:p>-10</text:p>
          </table:table-cell>
          <table:table-cell/>
          <table:table-cell table:style-name="ce100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105" office:value-type="string" calcext:value-type="string">
            <text:p>F</text:p>
          </table:table-cell>
          <table:table-cell table:style-name="ce108" office:value-type="string" calcext:value-type="string">
            <text:p>F1</text:p>
          </table:table-cell>
          <table:table-cell table:style-name="ce113" table:formula="of:=VLOOKUP([.AA23];A_SQUADRE_PER_CODICE;2)" office:value-type="string" office:string-value="Balene" calcext:value-type="string">
            <text:p>Balene</text:p>
          </table:table-cell>
          <table:table-cell table:style-name="ce108" table:formula="of:=[.AD23]+[.AE23]+[.AF23]" office:value-type="float" office:value="3" calcext:value-type="float">
            <text:p>3</text:p>
          </table:table-cell>
          <table:table-cell table:style-name="ce108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108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108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19" table:formula="of:=2*[.AD23]+1*[.AE23]+0*[.AF23]" office:value-type="float" office:value="5" calcext:value-type="float">
            <text:p>5</text:p>
          </table:table-cell>
          <table:table-cell table:style-name="ce125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108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130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108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133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108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25" table:formula="of:=[.AK23]+[.AL23]+[.AM23]" office:value-type="float" office:value="67" calcext:value-type="float">
            <text:p>67</text:p>
          </table:table-cell>
          <table:table-cell table:style-name="ce134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134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134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30" table:formula="of:=[.AO23]+[.AP23]+[.AQ23]" office:value-type="float" office:value="0" calcext:value-type="float">
            <text:p>+0</text:p>
          </table:table-cell>
          <table:table-cell table:style-name="ce143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66" office:value-type="string" calcext:value-type="string">
            <text:p>1-8/4</text:p>
          </table:table-cell>
          <table:table-cell table:style-name="ce170" office:value-type="float" office:value="69" calcext:value-type="float">
            <text:p>6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8</text:p>
          </table:table-cell>
          <table:table-cell table:style-name="ce180" office:value-type="string" calcext:value-type="string">
            <text:p>V49</text:p>
          </table:table-cell>
          <table:table-cell table:style-name="ce180" office:value-type="string" calcext:value-type="string">
            <text:p>V53</text:p>
          </table:table-cell>
          <table:table-cell table:style-name="ce85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85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71" table:formula="of:=VLOOKUP([.AV23];A_5_INPUT_DATE_E_RISULTATI_2A_FASE;6;0)" office:value-type="float" office:value="58" calcext:value-type="float">
            <text:p>58</text:p>
          </table:table-cell>
          <table:table-cell table:style-name="ce71" table:formula="of:=VLOOKUP([.AV23];A_5_INPUT_DATE_E_RISULTATI_2A_FASE;7;0)" office:value-type="float" office:value="46" calcext:value-type="float">
            <text:p>46</text:p>
          </table:table-cell>
          <table:table-cell table:style-name="ce85" table:formula="of:=IF([.BC23]&gt;[.BD23];[.BA23];[.BB23])" office:value-type="string" office:string-value="Leoni" calcext:value-type="string">
            <text:p>Leoni</text:p>
          </table:table-cell>
          <table:table-cell table:style-name="ce85" table:formula="of:=IF([.BC23]&lt;[.BD23];[.BA23];[.BB23])" office:value-type="string" office:string-value="Giaguari" calcext:value-type="string">
            <text:p>Giaguari</text:p>
          </table:table-cell>
          <table:table-cell table:style-name="ce71" table:formula="of:=1*([.BC23]&gt;[.BD23])" office:value-type="float" office:value="1" calcext:value-type="float">
            <text:p>1</text:p>
          </table:table-cell>
          <table:table-cell table:style-name="ce88" table:formula="of:=1*([.BC23]&lt;[.BD23])*NOT(AND([.BC23]=0;[.BD23]=20))" office:value-type="float" office:value="0" calcext:value-type="float">
            <text:p>0</text:p>
          </table:table-cell>
          <table:table-cell table:style-name="ce88" table:formula="of:=1*AND([.BC23]=0;[.BD23]=20)" office:value-type="float" office:value="0" calcext:value-type="float">
            <text:p>0</text:p>
          </table:table-cell>
          <table:table-cell table:style-name="ce71" table:formula="of:=[.BC23]" office:value-type="float" office:value="58" calcext:value-type="float">
            <text:p>58</text:p>
          </table:table-cell>
          <table:table-cell table:style-name="ce71" table:formula="of:=[.BD23]" office:value-type="float" office:value="46" calcext:value-type="float">
            <text:p>46</text:p>
          </table:table-cell>
          <table:table-cell table:style-name="ce91" table:formula="of:=[.BJ23]-[.BK23]" office:value-type="float" office:value="12" calcext:value-type="float">
            <text:p>+12</text:p>
          </table:table-cell>
          <table:table-cell table:style-name="ce71" table:formula="of:=1*([.BD23]&gt;[.BC23])" office:value-type="float" office:value="0" calcext:value-type="float">
            <text:p>0</text:p>
          </table:table-cell>
          <table:table-cell table:style-name="ce71" table:formula="of:=1*([.BD23]&lt;[.BC23])*NOT(AND([.BC23]=20;[.BD23]=0))" office:value-type="float" office:value="1" calcext:value-type="float">
            <text:p>1</text:p>
          </table:table-cell>
          <table:table-cell table:style-name="ce71" table:formula="of:=1*AND([.BC23]=20;[.BD23]=0)" office:value-type="float" office:value="0" calcext:value-type="float">
            <text:p>0</text:p>
          </table:table-cell>
          <table:table-cell table:style-name="ce71" table:formula="of:=[.BD23]" office:value-type="float" office:value="46" calcext:value-type="float">
            <text:p>46</text:p>
          </table:table-cell>
          <table:table-cell table:style-name="ce71" table:formula="of:=[.BC23]" office:value-type="float" office:value="58" calcext:value-type="float">
            <text:p>58</text:p>
          </table:table-cell>
          <table:table-cell table:style-name="ce94" table:formula="of:=[.BP23]-[.BQ23]" office:value-type="float" office:value="-12" calcext:value-type="float">
            <text:p>-12</text:p>
          </table:table-cell>
          <table:table-cell table:number-columns-repeated="954"/>
        </table:table-row>
        <table:table-row table:style-name="ro1">
          <table:table-cell table:style-name="ce26" office:value-type="float" office:value="40" calcext:value-type="float">
            <text:p>40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2</text:p>
          </table:table-cell>
          <table:table-cell table:style-name="ce71" office:value-type="string" calcext:value-type="string">
            <text:p>D3</text:p>
          </table:table-cell>
          <table:table-cell table:style-name="ce85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85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71" table:formula="of:=VLOOKUP([.A24];A_4_INPUT_DATE_E_RISULTATI_GIRONI;6;0)" office:value-type="float" office:value="25" calcext:value-type="float">
            <text:p>25</text:p>
          </table:table-cell>
          <table:table-cell table:style-name="ce71" table:formula="of:=VLOOKUP([.A24];A_4_INPUT_DATE_E_RISULTATI_GIRONI;7;0)" office:value-type="float" office:value="15" calcext:value-type="float">
            <text:p>15</text:p>
          </table:table-cell>
          <table:table-cell table:style-name="ce85" table:formula="of:=IF([.H24]&gt;[.I24];[.F24];[.G24])" office:value-type="string" office:string-value="Pitoni" calcext:value-type="string">
            <text:p>Pitoni</text:p>
          </table:table-cell>
          <table:table-cell table:style-name="ce85" table:formula="of:=IF([.H24]&lt;[.I24];[.F24];[.G24])" office:value-type="string" office:string-value="Aquile" calcext:value-type="string">
            <text:p>Aquile</text:p>
          </table:table-cell>
          <table:table-cell table:style-name="ce71" table:formula="of:=1*([.H24]&gt;[.I24])" office:value-type="float" office:value="1" calcext:value-type="float">
            <text:p>1</text:p>
          </table:table-cell>
          <table:table-cell table:style-name="ce88" table:formula="of:=1*([.H24]&lt;[.I24])*NOT(AND([.H24]=0;[.I24]=20))" office:value-type="float" office:value="0" calcext:value-type="float">
            <text:p>0</text:p>
          </table:table-cell>
          <table:table-cell table:style-name="ce88" table:formula="of:=1*AND([.H24]=0;[.I24]=20)" office:value-type="float" office:value="0" calcext:value-type="float">
            <text:p>0</text:p>
          </table:table-cell>
          <table:table-cell table:style-name="ce71" table:formula="of:=[.H24]" office:value-type="float" office:value="25" calcext:value-type="float">
            <text:p>25</text:p>
          </table:table-cell>
          <table:table-cell table:style-name="ce71" table:formula="of:=[.I24]" office:value-type="float" office:value="15" calcext:value-type="float">
            <text:p>15</text:p>
          </table:table-cell>
          <table:table-cell table:style-name="ce91" table:formula="of:=[.O24]-[.P24]" office:value-type="float" office:value="10" calcext:value-type="float">
            <text:p>+10</text:p>
          </table:table-cell>
          <table:table-cell table:style-name="ce71" table:formula="of:=1*([.I24]&gt;[.H24])" office:value-type="float" office:value="0" calcext:value-type="float">
            <text:p>0</text:p>
          </table:table-cell>
          <table:table-cell table:style-name="ce71" table:formula="of:=1*([.I24]&lt;[.H24])*NOT(AND([.H24]=20;[.I24]=0))" office:value-type="float" office:value="1" calcext:value-type="float">
            <text:p>1</text:p>
          </table:table-cell>
          <table:table-cell table:style-name="ce71" table:formula="of:=1*AND([.H24]=20;[.I24]=0)" office:value-type="float" office:value="0" calcext:value-type="float">
            <text:p>0</text:p>
          </table:table-cell>
          <table:table-cell table:style-name="ce71" table:formula="of:=[.I24]" office:value-type="float" office:value="15" calcext:value-type="float">
            <text:p>15</text:p>
          </table:table-cell>
          <table:table-cell table:style-name="ce71" table:formula="of:=[.H24]" office:value-type="float" office:value="25" calcext:value-type="float">
            <text:p>25</text:p>
          </table:table-cell>
          <table:table-cell table:style-name="ce94" table:formula="of:=[.U24]-[.V24]" office:value-type="float" office:value="-10" calcext:value-type="float">
            <text:p>-10</text:p>
          </table:table-cell>
          <table:table-cell/>
          <table:table-cell table:style-name="ce99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04" office:value-type="string" calcext:value-type="string">
            <text:p>F</text:p>
          </table:table-cell>
          <table:table-cell table:style-name="ce71" office:value-type="string" calcext:value-type="string">
            <text:p>F2</text:p>
          </table:table-cell>
          <table:table-cell table:style-name="ce112" table:formula="of:=VLOOKUP([.AA24];A_SQUADRE_PER_CODICE;2)" office:value-type="string" office:string-value="Gabbiani" calcext:value-type="string">
            <text:p>Gabbiani</text:p>
          </table:table-cell>
          <table:table-cell table:style-name="ce71" table:formula="of:=[.AD24]+[.AE24]+[.AF24]" office:value-type="float" office:value="3" calcext:value-type="float">
            <text:p>3</text:p>
          </table:table-cell>
          <table:table-cell table:style-name="ce71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71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71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18" table:formula="of:=2*[.AD24]+1*[.AE24]+0*[.AF24]" office:value-type="float" office:value="5" calcext:value-type="float">
            <text:p>5</text:p>
          </table:table-cell>
          <table:table-cell table:style-name="ce124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71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129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71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71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71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124" table:formula="of:=[.AK24]+[.AL24]+[.AM24]" office:value-type="float" office:value="67" calcext:value-type="float">
            <text:p>67</text:p>
          </table:table-cell>
          <table:table-cell table:style-name="ce91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91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91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129" table:formula="of:=[.AO24]+[.AP24]+[.AQ24]" office:value-type="float" office:value="0" calcext:value-type="float">
            <text:p>+0</text:p>
          </table:table-cell>
          <table:table-cell table:style-name="ce139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66" office:value-type="string" calcext:value-type="string">
            <text:p>1-8/3</text:p>
          </table:table-cell>
          <table:table-cell table:style-name="ce170" office:value-type="float" office:value="70" calcext:value-type="float">
            <text:p>7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8</text:p>
          </table:table-cell>
          <table:table-cell table:style-name="ce180" office:value-type="string" calcext:value-type="string">
            <text:p>V57</text:p>
          </table:table-cell>
          <table:table-cell table:style-name="ce180" office:value-type="string" calcext:value-type="string">
            <text:p>V61</text:p>
          </table:table-cell>
          <table:table-cell table:style-name="ce85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85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71" table:formula="of:=VLOOKUP([.AV24];A_5_INPUT_DATE_E_RISULTATI_2A_FASE;6;0)" office:value-type="float" office:value="60" calcext:value-type="float">
            <text:p>60</text:p>
          </table:table-cell>
          <table:table-cell table:style-name="ce71" table:formula="of:=VLOOKUP([.AV24];A_5_INPUT_DATE_E_RISULTATI_2A_FASE;7;0)" office:value-type="float" office:value="31" calcext:value-type="float">
            <text:p>31</text:p>
          </table:table-cell>
          <table:table-cell table:style-name="ce85" table:formula="of:=IF([.BC24]&gt;[.BD24];[.BA24];[.BB24])" office:value-type="string" office:string-value="Bisonti" calcext:value-type="string">
            <text:p>Bisonti</text:p>
          </table:table-cell>
          <table:table-cell table:style-name="ce85" table:formula="of:=IF([.BC24]&lt;[.BD24];[.BA24];[.BB24])" office:value-type="string" office:string-value="Balene" calcext:value-type="string">
            <text:p>Balene</text:p>
          </table:table-cell>
          <table:table-cell table:style-name="ce71" table:formula="of:=1*([.BC24]&gt;[.BD24])" office:value-type="float" office:value="1" calcext:value-type="float">
            <text:p>1</text:p>
          </table:table-cell>
          <table:table-cell table:style-name="ce88" table:formula="of:=1*([.BC24]&lt;[.BD24])*NOT(AND([.BC24]=0;[.BD24]=20))" office:value-type="float" office:value="0" calcext:value-type="float">
            <text:p>0</text:p>
          </table:table-cell>
          <table:table-cell table:style-name="ce88" table:formula="of:=1*AND([.BC24]=0;[.BD24]=20)" office:value-type="float" office:value="0" calcext:value-type="float">
            <text:p>0</text:p>
          </table:table-cell>
          <table:table-cell table:style-name="ce71" table:formula="of:=[.BC24]" office:value-type="float" office:value="60" calcext:value-type="float">
            <text:p>60</text:p>
          </table:table-cell>
          <table:table-cell table:style-name="ce71" table:formula="of:=[.BD24]" office:value-type="float" office:value="31" calcext:value-type="float">
            <text:p>31</text:p>
          </table:table-cell>
          <table:table-cell table:style-name="ce91" table:formula="of:=[.BJ24]-[.BK24]" office:value-type="float" office:value="29" calcext:value-type="float">
            <text:p>+29</text:p>
          </table:table-cell>
          <table:table-cell table:style-name="ce71" table:formula="of:=1*([.BD24]&gt;[.BC24])" office:value-type="float" office:value="0" calcext:value-type="float">
            <text:p>0</text:p>
          </table:table-cell>
          <table:table-cell table:style-name="ce71" table:formula="of:=1*([.BD24]&lt;[.BC24])*NOT(AND([.BC24]=20;[.BD24]=0))" office:value-type="float" office:value="1" calcext:value-type="float">
            <text:p>1</text:p>
          </table:table-cell>
          <table:table-cell table:style-name="ce71" table:formula="of:=1*AND([.BC24]=20;[.BD24]=0)" office:value-type="float" office:value="0" calcext:value-type="float">
            <text:p>0</text:p>
          </table:table-cell>
          <table:table-cell table:style-name="ce71" table:formula="of:=[.BD24]" office:value-type="float" office:value="31" calcext:value-type="float">
            <text:p>31</text:p>
          </table:table-cell>
          <table:table-cell table:style-name="ce71" table:formula="of:=[.BC24]" office:value-type="float" office:value="60" calcext:value-type="float">
            <text:p>60</text:p>
          </table:table-cell>
          <table:table-cell table:style-name="ce94" table:formula="of:=[.BP24]-[.BQ24]" office:value-type="float" office:value="-29" calcext:value-type="float">
            <text:p>-29</text:p>
          </table:table-cell>
          <table:table-cell table:number-columns-repeated="954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2</text:p>
          </table:table-cell>
          <table:table-cell table:style-name="ce71" office:value-type="string" calcext:value-type="string">
            <text:p>D4</text:p>
          </table:table-cell>
          <table:table-cell table:style-name="ce85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85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71" table:formula="of:=VLOOKUP([.A25];A_4_INPUT_DATE_E_RISULTATI_GIRONI;6;0)" office:value-type="float" office:value="83" calcext:value-type="float">
            <text:p>83</text:p>
          </table:table-cell>
          <table:table-cell table:style-name="ce71" table:formula="of:=VLOOKUP([.A25];A_4_INPUT_DATE_E_RISULTATI_GIRONI;7;0)" office:value-type="float" office:value="57" calcext:value-type="float">
            <text:p>57</text:p>
          </table:table-cell>
          <table:table-cell table:style-name="ce85" table:formula="of:=IF([.H25]&gt;[.I25];[.F25];[.G25])" office:value-type="string" office:string-value="Pitoni" calcext:value-type="string">
            <text:p>Pitoni</text:p>
          </table:table-cell>
          <table:table-cell table:style-name="ce85" table:formula="of:=IF([.H25]&lt;[.I25];[.F25];[.G25])" office:value-type="string" office:string-value="Falchi" calcext:value-type="string">
            <text:p>Falchi</text:p>
          </table:table-cell>
          <table:table-cell table:style-name="ce71" table:formula="of:=1*([.H25]&gt;[.I25])" office:value-type="float" office:value="1" calcext:value-type="float">
            <text:p>1</text:p>
          </table:table-cell>
          <table:table-cell table:style-name="ce88" table:formula="of:=1*([.H25]&lt;[.I25])*NOT(AND([.H25]=0;[.I25]=20))" office:value-type="float" office:value="0" calcext:value-type="float">
            <text:p>0</text:p>
          </table:table-cell>
          <table:table-cell table:style-name="ce88" table:formula="of:=1*AND([.H25]=0;[.I25]=20)" office:value-type="float" office:value="0" calcext:value-type="float">
            <text:p>0</text:p>
          </table:table-cell>
          <table:table-cell table:style-name="ce71" table:formula="of:=[.H25]" office:value-type="float" office:value="83" calcext:value-type="float">
            <text:p>83</text:p>
          </table:table-cell>
          <table:table-cell table:style-name="ce71" table:formula="of:=[.I25]" office:value-type="float" office:value="57" calcext:value-type="float">
            <text:p>57</text:p>
          </table:table-cell>
          <table:table-cell table:style-name="ce91" table:formula="of:=[.O25]-[.P25]" office:value-type="float" office:value="26" calcext:value-type="float">
            <text:p>+26</text:p>
          </table:table-cell>
          <table:table-cell table:style-name="ce71" table:formula="of:=1*([.I25]&gt;[.H25])" office:value-type="float" office:value="0" calcext:value-type="float">
            <text:p>0</text:p>
          </table:table-cell>
          <table:table-cell table:style-name="ce71" table:formula="of:=1*([.I25]&lt;[.H25])*NOT(AND([.H25]=20;[.I25]=0))" office:value-type="float" office:value="1" calcext:value-type="float">
            <text:p>1</text:p>
          </table:table-cell>
          <table:table-cell table:style-name="ce71" table:formula="of:=1*AND([.H25]=20;[.I25]=0)" office:value-type="float" office:value="0" calcext:value-type="float">
            <text:p>0</text:p>
          </table:table-cell>
          <table:table-cell table:style-name="ce71" table:formula="of:=[.I25]" office:value-type="float" office:value="57" calcext:value-type="float">
            <text:p>57</text:p>
          </table:table-cell>
          <table:table-cell table:style-name="ce71" table:formula="of:=[.H25]" office:value-type="float" office:value="83" calcext:value-type="float">
            <text:p>83</text:p>
          </table:table-cell>
          <table:table-cell table:style-name="ce94" table:formula="of:=[.U25]-[.V25]" office:value-type="float" office:value="-26" calcext:value-type="float">
            <text:p>-26</text:p>
          </table:table-cell>
          <table:table-cell/>
          <table:table-cell table:style-name="ce99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04" office:value-type="string" calcext:value-type="string">
            <text:p>F</text:p>
          </table:table-cell>
          <table:table-cell table:style-name="ce71" office:value-type="string" calcext:value-type="string">
            <text:p>F3</text:p>
          </table:table-cell>
          <table:table-cell table:style-name="ce112" table:formula="of:=VLOOKUP([.AA25];A_SQUADRE_PER_CODICE;2)" office:value-type="string" office:string-value="Delfini" calcext:value-type="string">
            <text:p>Delfini</text:p>
          </table:table-cell>
          <table:table-cell table:style-name="ce71" table:formula="of:=[.AD25]+[.AE25]+[.AF25]" office:value-type="float" office:value="3" calcext:value-type="float">
            <text:p>3</text:p>
          </table:table-cell>
          <table:table-cell table:style-name="ce71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71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71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18" table:formula="of:=2*[.AD25]+1*[.AE25]+0*[.AF25]" office:value-type="float" office:value="5" calcext:value-type="float">
            <text:p>5</text:p>
          </table:table-cell>
          <table:table-cell table:style-name="ce124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71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129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71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71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71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124" table:formula="of:=[.AK25]+[.AL25]+[.AM25]" office:value-type="float" office:value="67" calcext:value-type="float">
            <text:p>67</text:p>
          </table:table-cell>
          <table:table-cell table:style-name="ce91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91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91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129" table:formula="of:=[.AO25]+[.AP25]+[.AQ25]" office:value-type="float" office:value="0" calcext:value-type="float">
            <text:p>+0</text:p>
          </table:table-cell>
          <table:table-cell table:style-name="ce139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66" office:value-type="string" calcext:value-type="string">
            <text:p>17-24/4</text:p>
          </table:table-cell>
          <table:table-cell table:style-name="ce170" office:value-type="float" office:value="71" calcext:value-type="float">
            <text:p>7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4</text:p>
          </table:table-cell>
          <table:table-cell table:style-name="ce180" office:value-type="string" calcext:value-type="string">
            <text:p>V51</text:p>
          </table:table-cell>
          <table:table-cell table:style-name="ce180" office:value-type="string" calcext:value-type="string">
            <text:p>V55</text:p>
          </table:table-cell>
          <table:table-cell table:style-name="ce85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85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71" table:formula="of:=VLOOKUP([.AV25];A_5_INPUT_DATE_E_RISULTATI_2A_FASE;6;0)" office:value-type="float" office:value="63" calcext:value-type="float">
            <text:p>63</text:p>
          </table:table-cell>
          <table:table-cell table:style-name="ce71" table:formula="of:=VLOOKUP([.AV25];A_5_INPUT_DATE_E_RISULTATI_2A_FASE;7;0)" office:value-type="float" office:value="42" calcext:value-type="float">
            <text:p>42</text:p>
          </table:table-cell>
          <table:table-cell table:style-name="ce85" table:formula="of:=IF([.BC25]&gt;[.BD25];[.BA25];[.BB25])" office:value-type="string" office:string-value="Tigri" calcext:value-type="string">
            <text:p>Tigri</text:p>
          </table:table-cell>
          <table:table-cell table:style-name="ce85" table:formula="of:=IF([.BC25]&lt;[.BD25];[.BA25];[.BB25])" office:value-type="string" office:string-value="Linci" calcext:value-type="string">
            <text:p>Linci</text:p>
          </table:table-cell>
          <table:table-cell table:style-name="ce71" table:formula="of:=1*([.BC25]&gt;[.BD25])" office:value-type="float" office:value="1" calcext:value-type="float">
            <text:p>1</text:p>
          </table:table-cell>
          <table:table-cell table:style-name="ce88" table:formula="of:=1*([.BC25]&lt;[.BD25])*NOT(AND([.BC25]=0;[.BD25]=20))" office:value-type="float" office:value="0" calcext:value-type="float">
            <text:p>0</text:p>
          </table:table-cell>
          <table:table-cell table:style-name="ce88" table:formula="of:=1*AND([.BC25]=0;[.BD25]=20)" office:value-type="float" office:value="0" calcext:value-type="float">
            <text:p>0</text:p>
          </table:table-cell>
          <table:table-cell table:style-name="ce71" table:formula="of:=[.BC25]" office:value-type="float" office:value="63" calcext:value-type="float">
            <text:p>63</text:p>
          </table:table-cell>
          <table:table-cell table:style-name="ce71" table:formula="of:=[.BD25]" office:value-type="float" office:value="42" calcext:value-type="float">
            <text:p>42</text:p>
          </table:table-cell>
          <table:table-cell table:style-name="ce91" table:formula="of:=[.BJ25]-[.BK25]" office:value-type="float" office:value="21" calcext:value-type="float">
            <text:p>+21</text:p>
          </table:table-cell>
          <table:table-cell table:style-name="ce71" table:formula="of:=1*([.BD25]&gt;[.BC25])" office:value-type="float" office:value="0" calcext:value-type="float">
            <text:p>0</text:p>
          </table:table-cell>
          <table:table-cell table:style-name="ce71" table:formula="of:=1*([.BD25]&lt;[.BC25])*NOT(AND([.BC25]=20;[.BD25]=0))" office:value-type="float" office:value="1" calcext:value-type="float">
            <text:p>1</text:p>
          </table:table-cell>
          <table:table-cell table:style-name="ce71" table:formula="of:=1*AND([.BC25]=20;[.BD25]=0)" office:value-type="float" office:value="0" calcext:value-type="float">
            <text:p>0</text:p>
          </table:table-cell>
          <table:table-cell table:style-name="ce71" table:formula="of:=[.BD25]" office:value-type="float" office:value="42" calcext:value-type="float">
            <text:p>42</text:p>
          </table:table-cell>
          <table:table-cell table:style-name="ce71" table:formula="of:=[.BC25]" office:value-type="float" office:value="63" calcext:value-type="float">
            <text:p>63</text:p>
          </table:table-cell>
          <table:table-cell table:style-name="ce94" table:formula="of:=[.BP25]-[.BQ25]" office:value-type="float" office:value="-21" calcext:value-type="float">
            <text:p>-21</text:p>
          </table:table-cell>
          <table:table-cell table:number-columns-repeated="954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D</text:p>
          </table:table-cell>
          <table:table-cell table:style-name="ce71" office:value-type="string" calcext:value-type="string">
            <text:p>D3</text:p>
          </table:table-cell>
          <table:table-cell table:style-name="ce71" office:value-type="string" calcext:value-type="string">
            <text:p>D4</text:p>
          </table:table-cell>
          <table:table-cell table:style-name="ce85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85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71" table:formula="of:=VLOOKUP([.A26];A_4_INPUT_DATE_E_RISULTATI_GIRONI;6;0)" office:value-type="float" office:value="72" calcext:value-type="float">
            <text:p>72</text:p>
          </table:table-cell>
          <table:table-cell table:style-name="ce71" table:formula="of:=VLOOKUP([.A26];A_4_INPUT_DATE_E_RISULTATI_GIRONI;7;0)" office:value-type="float" office:value="52" calcext:value-type="float">
            <text:p>52</text:p>
          </table:table-cell>
          <table:table-cell table:style-name="ce85" table:formula="of:=IF([.H26]&gt;[.I26];[.F26];[.G26])" office:value-type="string" office:string-value="Aquile" calcext:value-type="string">
            <text:p>Aquile</text:p>
          </table:table-cell>
          <table:table-cell table:style-name="ce85" table:formula="of:=IF([.H26]&lt;[.I26];[.F26];[.G26])" office:value-type="string" office:string-value="Falchi" calcext:value-type="string">
            <text:p>Falchi</text:p>
          </table:table-cell>
          <table:table-cell table:style-name="ce71" table:formula="of:=1*([.H26]&gt;[.I26])" office:value-type="float" office:value="1" calcext:value-type="float">
            <text:p>1</text:p>
          </table:table-cell>
          <table:table-cell table:style-name="ce88" table:formula="of:=1*([.H26]&lt;[.I26])*NOT(AND([.H26]=0;[.I26]=20))" office:value-type="float" office:value="0" calcext:value-type="float">
            <text:p>0</text:p>
          </table:table-cell>
          <table:table-cell table:style-name="ce88" table:formula="of:=1*AND([.H26]=0;[.I26]=20)" office:value-type="float" office:value="0" calcext:value-type="float">
            <text:p>0</text:p>
          </table:table-cell>
          <table:table-cell table:style-name="ce71" table:formula="of:=[.H26]" office:value-type="float" office:value="72" calcext:value-type="float">
            <text:p>72</text:p>
          </table:table-cell>
          <table:table-cell table:style-name="ce71" table:formula="of:=[.I26]" office:value-type="float" office:value="52" calcext:value-type="float">
            <text:p>52</text:p>
          </table:table-cell>
          <table:table-cell table:style-name="ce91" table:formula="of:=[.O26]-[.P26]" office:value-type="float" office:value="20" calcext:value-type="float">
            <text:p>+20</text:p>
          </table:table-cell>
          <table:table-cell table:style-name="ce71" table:formula="of:=1*([.I26]&gt;[.H26])" office:value-type="float" office:value="0" calcext:value-type="float">
            <text:p>0</text:p>
          </table:table-cell>
          <table:table-cell table:style-name="ce71" table:formula="of:=1*([.I26]&lt;[.H26])*NOT(AND([.H26]=20;[.I26]=0))" office:value-type="float" office:value="1" calcext:value-type="float">
            <text:p>1</text:p>
          </table:table-cell>
          <table:table-cell table:style-name="ce71" table:formula="of:=1*AND([.H26]=20;[.I26]=0)" office:value-type="float" office:value="0" calcext:value-type="float">
            <text:p>0</text:p>
          </table:table-cell>
          <table:table-cell table:style-name="ce71" table:formula="of:=[.I26]" office:value-type="float" office:value="52" calcext:value-type="float">
            <text:p>52</text:p>
          </table:table-cell>
          <table:table-cell table:style-name="ce71" table:formula="of:=[.H26]" office:value-type="float" office:value="72" calcext:value-type="float">
            <text:p>72</text:p>
          </table:table-cell>
          <table:table-cell table:style-name="ce94" table:formula="of:=[.U26]-[.V26]" office:value-type="float" office:value="-20" calcext:value-type="float">
            <text:p>-20</text:p>
          </table:table-cell>
          <table:table-cell/>
          <table:table-cell table:style-name="ce101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106" office:value-type="string" calcext:value-type="string">
            <text:p>F</text:p>
          </table:table-cell>
          <table:table-cell table:style-name="ce109" office:value-type="string" calcext:value-type="string">
            <text:p>F4</text:p>
          </table:table-cell>
          <table:table-cell table:style-name="ce114" table:formula="of:=VLOOKUP([.AA26];A_SQUADRE_PER_CODICE;2)" office:value-type="string" office:string-value="Fenicotteri" calcext:value-type="string">
            <text:p>Fenicotteri</text:p>
          </table:table-cell>
          <table:table-cell table:style-name="ce109" table:formula="of:=[.AD26]+[.AE26]+[.AF26]" office:value-type="float" office:value="3" calcext:value-type="float">
            <text:p>3</text:p>
          </table:table-cell>
          <table:table-cell table:style-name="ce109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9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9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20" table:formula="of:=2*[.AD26]+1*[.AE26]+0*[.AF26]" office:value-type="float" office:value="3" calcext:value-type="float">
            <text:p>3</text:p>
          </table:table-cell>
          <table:table-cell table:style-name="ce126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109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131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109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9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9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26" table:formula="of:=[.AK26]+[.AL26]+[.AM26]" office:value-type="float" office:value="0" calcext:value-type="float">
            <text:p>0</text:p>
          </table:table-cell>
          <table:table-cell table:style-name="ce135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35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35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31" table:formula="of:=[.AO26]+[.AP26]+[.AQ26]" office:value-type="float" office:value="0" calcext:value-type="float">
            <text:p>+0</text:p>
          </table:table-cell>
          <table:table-cell table:style-name="ce144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66" office:value-type="string" calcext:value-type="string">
            <text:p>17-24/3</text:p>
          </table:table-cell>
          <table:table-cell table:style-name="ce170" office:value-type="float" office:value="72" calcext:value-type="float">
            <text:p>7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4</text:p>
          </table:table-cell>
          <table:table-cell table:style-name="ce180" office:value-type="string" calcext:value-type="string">
            <text:p>V59</text:p>
          </table:table-cell>
          <table:table-cell table:style-name="ce180" office:value-type="string" calcext:value-type="string">
            <text:p>V63</text:p>
          </table:table-cell>
          <table:table-cell table:style-name="ce85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85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71" table:formula="of:=VLOOKUP([.AV26];A_5_INPUT_DATE_E_RISULTATI_2A_FASE;6;0)" office:value-type="float" office:value="68" calcext:value-type="float">
            <text:p>68</text:p>
          </table:table-cell>
          <table:table-cell table:style-name="ce71" table:formula="of:=VLOOKUP([.AV26];A_5_INPUT_DATE_E_RISULTATI_2A_FASE;7;0)" office:value-type="float" office:value="46" calcext:value-type="float">
            <text:p>46</text:p>
          </table:table-cell>
          <table:table-cell table:style-name="ce85" table:formula="of:=IF([.BC26]&gt;[.BD26];[.BA26];[.BB26])" office:value-type="string" office:string-value="Cervi" calcext:value-type="string">
            <text:p>Cervi</text:p>
          </table:table-cell>
          <table:table-cell table:style-name="ce85" table:formula="of:=IF([.BC26]&lt;[.BD26];[.BA26];[.BB26])" office:value-type="string" office:string-value="Delfini" calcext:value-type="string">
            <text:p>Delfini</text:p>
          </table:table-cell>
          <table:table-cell table:style-name="ce71" table:formula="of:=1*([.BC26]&gt;[.BD26])" office:value-type="float" office:value="1" calcext:value-type="float">
            <text:p>1</text:p>
          </table:table-cell>
          <table:table-cell table:style-name="ce88" table:formula="of:=1*([.BC26]&lt;[.BD26])*NOT(AND([.BC26]=0;[.BD26]=20))" office:value-type="float" office:value="0" calcext:value-type="float">
            <text:p>0</text:p>
          </table:table-cell>
          <table:table-cell table:style-name="ce88" table:formula="of:=1*AND([.BC26]=0;[.BD26]=20)" office:value-type="float" office:value="0" calcext:value-type="float">
            <text:p>0</text:p>
          </table:table-cell>
          <table:table-cell table:style-name="ce71" table:formula="of:=[.BC26]" office:value-type="float" office:value="68" calcext:value-type="float">
            <text:p>68</text:p>
          </table:table-cell>
          <table:table-cell table:style-name="ce71" table:formula="of:=[.BD26]" office:value-type="float" office:value="46" calcext:value-type="float">
            <text:p>46</text:p>
          </table:table-cell>
          <table:table-cell table:style-name="ce91" table:formula="of:=[.BJ26]-[.BK26]" office:value-type="float" office:value="22" calcext:value-type="float">
            <text:p>+22</text:p>
          </table:table-cell>
          <table:table-cell table:style-name="ce71" table:formula="of:=1*([.BD26]&gt;[.BC26])" office:value-type="float" office:value="0" calcext:value-type="float">
            <text:p>0</text:p>
          </table:table-cell>
          <table:table-cell table:style-name="ce71" table:formula="of:=1*([.BD26]&lt;[.BC26])*NOT(AND([.BC26]=20;[.BD26]=0))" office:value-type="float" office:value="1" calcext:value-type="float">
            <text:p>1</text:p>
          </table:table-cell>
          <table:table-cell table:style-name="ce71" table:formula="of:=1*AND([.BC26]=20;[.BD26]=0)" office:value-type="float" office:value="0" calcext:value-type="float">
            <text:p>0</text:p>
          </table:table-cell>
          <table:table-cell table:style-name="ce71" table:formula="of:=[.BD26]" office:value-type="float" office:value="46" calcext:value-type="float">
            <text:p>46</text:p>
          </table:table-cell>
          <table:table-cell table:style-name="ce71" table:formula="of:=[.BC26]" office:value-type="float" office:value="68" calcext:value-type="float">
            <text:p>68</text:p>
          </table:table-cell>
          <table:table-cell table:style-name="ce94" table:formula="of:=[.BP26]-[.BQ26]" office:value-type="float" office:value="-22" calcext:value-type="float">
            <text:p>-22</text:p>
          </table:table-cell>
          <table:table-cell table:number-columns-repeated="954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1</text:p>
          </table:table-cell>
          <table:table-cell table:style-name="ce71" office:value-type="string" calcext:value-type="string">
            <text:p>E2</text:p>
          </table:table-cell>
          <table:table-cell table:style-name="ce85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85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71" table:formula="of:=VLOOKUP([.A27];A_4_INPUT_DATE_E_RISULTATI_GIRONI;6;0)" office:value-type="float" office:value="34" calcext:value-type="float">
            <text:p>34</text:p>
          </table:table-cell>
          <table:table-cell table:style-name="ce71" table:formula="of:=VLOOKUP([.A27];A_4_INPUT_DATE_E_RISULTATI_GIRONI;7;0)" office:value-type="float" office:value="33" calcext:value-type="float">
            <text:p>33</text:p>
          </table:table-cell>
          <table:table-cell table:style-name="ce85" table:formula="of:=IF([.H27]&gt;[.I27];[.F27];[.G27])" office:value-type="string" office:string-value="Bisonti" calcext:value-type="string">
            <text:p>Bisonti</text:p>
          </table:table-cell>
          <table:table-cell table:style-name="ce85" table:formula="of:=IF([.H27]&lt;[.I27];[.F27];[.G27])" office:value-type="string" office:string-value="Bufali" calcext:value-type="string">
            <text:p>Bufali</text:p>
          </table:table-cell>
          <table:table-cell table:style-name="ce71" table:formula="of:=1*([.H27]&gt;[.I27])" office:value-type="float" office:value="1" calcext:value-type="float">
            <text:p>1</text:p>
          </table:table-cell>
          <table:table-cell table:style-name="ce88" table:formula="of:=1*([.H27]&lt;[.I27])*NOT(AND([.H27]=0;[.I27]=20))" office:value-type="float" office:value="0" calcext:value-type="float">
            <text:p>0</text:p>
          </table:table-cell>
          <table:table-cell table:style-name="ce88" table:formula="of:=1*AND([.H27]=0;[.I27]=20)" office:value-type="float" office:value="0" calcext:value-type="float">
            <text:p>0</text:p>
          </table:table-cell>
          <table:table-cell table:style-name="ce71" table:formula="of:=[.H27]" office:value-type="float" office:value="34" calcext:value-type="float">
            <text:p>34</text:p>
          </table:table-cell>
          <table:table-cell table:style-name="ce71" table:formula="of:=[.I27]" office:value-type="float" office:value="33" calcext:value-type="float">
            <text:p>33</text:p>
          </table:table-cell>
          <table:table-cell table:style-name="ce91" table:formula="of:=[.O27]-[.P27]" office:value-type="float" office:value="1" calcext:value-type="float">
            <text:p>+1</text:p>
          </table:table-cell>
          <table:table-cell table:style-name="ce71" table:formula="of:=1*([.I27]&gt;[.H27])" office:value-type="float" office:value="0" calcext:value-type="float">
            <text:p>0</text:p>
          </table:table-cell>
          <table:table-cell table:style-name="ce71" table:formula="of:=1*([.I27]&lt;[.H27])*NOT(AND([.H27]=20;[.I27]=0))" office:value-type="float" office:value="1" calcext:value-type="float">
            <text:p>1</text:p>
          </table:table-cell>
          <table:table-cell table:style-name="ce71" table:formula="of:=1*AND([.H27]=20;[.I27]=0)" office:value-type="float" office:value="0" calcext:value-type="float">
            <text:p>0</text:p>
          </table:table-cell>
          <table:table-cell table:style-name="ce71" table:formula="of:=[.I27]" office:value-type="float" office:value="33" calcext:value-type="float">
            <text:p>33</text:p>
          </table:table-cell>
          <table:table-cell table:style-name="ce71" table:formula="of:=[.H27]" office:value-type="float" office:value="34" calcext:value-type="float">
            <text:p>34</text:p>
          </table:table-cell>
          <table:table-cell table:style-name="ce94" table:formula="of:=[.U27]-[.V27]" office:value-type="float" office:value="-1" calcext:value-type="float">
            <text:p>-1</text:p>
          </table:table-cell>
          <table:table-cell/>
          <table:table-cell table:style-name="ce99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04" office:value-type="string" calcext:value-type="string">
            <text:p>G</text:p>
          </table:table-cell>
          <table:table-cell table:style-name="ce71" office:value-type="string" calcext:value-type="string">
            <text:p>G1</text:p>
          </table:table-cell>
          <table:table-cell table:style-name="ce112" table:formula="of:=VLOOKUP([.AA27];A_SQUADRE_PER_CODICE;2)" office:value-type="string" office:string-value="Istrici" calcext:value-type="string">
            <text:p>Istrici</text:p>
          </table:table-cell>
          <table:table-cell table:style-name="ce71" table:formula="of:=[.AD27]+[.AE27]+[.AF27]" office:value-type="float" office:value="3" calcext:value-type="float">
            <text:p>3</text:p>
          </table:table-cell>
          <table:table-cell table:style-name="ce71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71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71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18" table:formula="of:=2*[.AD27]+1*[.AE27]+0*[.AF27]" office:value-type="float" office:value="6" calcext:value-type="float">
            <text:p>6</text:p>
          </table:table-cell>
          <table:table-cell table:style-name="ce124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71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129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71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88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71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124" table:formula="of:=[.AK27]+[.AL27]+[.AM27]" office:value-type="float" office:value="0" calcext:value-type="float">
            <text:p>0</text:p>
          </table:table-cell>
          <table:table-cell table:style-name="ce91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91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91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129" table:formula="of:=[.AO27]+[.AP27]+[.AQ27]" office:value-type="float" office:value="0" calcext:value-type="float">
            <text:p>+0</text:p>
          </table:table-cell>
          <table:table-cell table:style-name="ce139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66" office:value-type="string" calcext:value-type="string">
            <text:p>1-8/2</text:p>
          </table:table-cell>
          <table:table-cell table:style-name="ce170" office:value-type="float" office:value="73" calcext:value-type="float">
            <text:p>7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8</text:p>
          </table:table-cell>
          <table:table-cell table:style-name="ce180" office:value-type="string" calcext:value-type="string">
            <text:p>V50</text:p>
          </table:table-cell>
          <table:table-cell table:style-name="ce180" office:value-type="string" calcext:value-type="string">
            <text:p>V54</text:p>
          </table:table-cell>
          <table:table-cell table:style-name="ce85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85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71" table:formula="of:=VLOOKUP([.AV27];A_5_INPUT_DATE_E_RISULTATI_2A_FASE;6;0)" office:value-type="float" office:value="56" calcext:value-type="float">
            <text:p>56</text:p>
          </table:table-cell>
          <table:table-cell table:style-name="ce71" table:formula="of:=VLOOKUP([.AV27];A_5_INPUT_DATE_E_RISULTATI_2A_FASE;7;0)" office:value-type="float" office:value="34" calcext:value-type="float">
            <text:p>34</text:p>
          </table:table-cell>
          <table:table-cell table:style-name="ce85" table:formula="of:=IF([.BC27]&gt;[.BD27];[.BA27];[.BB27])" office:value-type="string" office:string-value="Pantere" calcext:value-type="string">
            <text:p>Pantere</text:p>
          </table:table-cell>
          <table:table-cell table:style-name="ce85" table:formula="of:=IF([.BC27]&lt;[.BD27];[.BA27];[.BB27])" office:value-type="string" office:string-value="Coccodrilli" calcext:value-type="string">
            <text:p>Coccodrilli</text:p>
          </table:table-cell>
          <table:table-cell table:style-name="ce71" table:formula="of:=1*([.BC27]&gt;[.BD27])" office:value-type="float" office:value="1" calcext:value-type="float">
            <text:p>1</text:p>
          </table:table-cell>
          <table:table-cell table:style-name="ce88" table:formula="of:=1*([.BC27]&lt;[.BD27])*NOT(AND([.BC27]=0;[.BD27]=20))" office:value-type="float" office:value="0" calcext:value-type="float">
            <text:p>0</text:p>
          </table:table-cell>
          <table:table-cell table:style-name="ce88" table:formula="of:=1*AND([.BC27]=0;[.BD27]=20)" office:value-type="float" office:value="0" calcext:value-type="float">
            <text:p>0</text:p>
          </table:table-cell>
          <table:table-cell table:style-name="ce71" table:formula="of:=[.BC27]" office:value-type="float" office:value="56" calcext:value-type="float">
            <text:p>56</text:p>
          </table:table-cell>
          <table:table-cell table:style-name="ce71" table:formula="of:=[.BD27]" office:value-type="float" office:value="34" calcext:value-type="float">
            <text:p>34</text:p>
          </table:table-cell>
          <table:table-cell table:style-name="ce91" table:formula="of:=[.BJ27]-[.BK27]" office:value-type="float" office:value="22" calcext:value-type="float">
            <text:p>+22</text:p>
          </table:table-cell>
          <table:table-cell table:style-name="ce71" table:formula="of:=1*([.BD27]&gt;[.BC27])" office:value-type="float" office:value="0" calcext:value-type="float">
            <text:p>0</text:p>
          </table:table-cell>
          <table:table-cell table:style-name="ce71" table:formula="of:=1*([.BD27]&lt;[.BC27])*NOT(AND([.BC27]=20;[.BD27]=0))" office:value-type="float" office:value="1" calcext:value-type="float">
            <text:p>1</text:p>
          </table:table-cell>
          <table:table-cell table:style-name="ce71" table:formula="of:=1*AND([.BC27]=20;[.BD27]=0)" office:value-type="float" office:value="0" calcext:value-type="float">
            <text:p>0</text:p>
          </table:table-cell>
          <table:table-cell table:style-name="ce71" table:formula="of:=[.BD27]" office:value-type="float" office:value="34" calcext:value-type="float">
            <text:p>34</text:p>
          </table:table-cell>
          <table:table-cell table:style-name="ce71" table:formula="of:=[.BC27]" office:value-type="float" office:value="56" calcext:value-type="float">
            <text:p>56</text:p>
          </table:table-cell>
          <table:table-cell table:style-name="ce94" table:formula="of:=[.BP27]-[.BQ27]" office:value-type="float" office:value="-22" calcext:value-type="float">
            <text:p>-22</text:p>
          </table:table-cell>
          <table:table-cell table:number-columns-repeated="954"/>
        </table:table-row>
        <table:table-row table:style-name="ro1">
          <table:table-cell table:style-name="ce26" office:value-type="float" office:value="29" calcext:value-type="float">
            <text:p>29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1</text:p>
          </table:table-cell>
          <table:table-cell table:style-name="ce71" office:value-type="string" calcext:value-type="string">
            <text:p>E3</text:p>
          </table:table-cell>
          <table:table-cell table:style-name="ce85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85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71" table:formula="of:=VLOOKUP([.A28];A_4_INPUT_DATE_E_RISULTATI_GIRONI;6;0)" office:value-type="float" office:value="33" calcext:value-type="float">
            <text:p>33</text:p>
          </table:table-cell>
          <table:table-cell table:style-name="ce71" table:formula="of:=VLOOKUP([.A28];A_4_INPUT_DATE_E_RISULTATI_GIRONI;7;0)" office:value-type="float" office:value="34" calcext:value-type="float">
            <text:p>34</text:p>
          </table:table-cell>
          <table:table-cell table:style-name="ce85" table:formula="of:=IF([.H28]&gt;[.I28];[.F28];[.G28])" office:value-type="string" office:string-value="Cervi" calcext:value-type="string">
            <text:p>Cervi</text:p>
          </table:table-cell>
          <table:table-cell table:style-name="ce85" table:formula="of:=IF([.H28]&lt;[.I28];[.F28];[.G28])" office:value-type="string" office:string-value="Bisonti" calcext:value-type="string">
            <text:p>Bisonti</text:p>
          </table:table-cell>
          <table:table-cell table:style-name="ce71" table:formula="of:=1*([.H28]&gt;[.I28])" office:value-type="float" office:value="0" calcext:value-type="float">
            <text:p>0</text:p>
          </table:table-cell>
          <table:table-cell table:style-name="ce88" table:formula="of:=1*([.H28]&lt;[.I28])*NOT(AND([.H28]=0;[.I28]=20))" office:value-type="float" office:value="1" calcext:value-type="float">
            <text:p>1</text:p>
          </table:table-cell>
          <table:table-cell table:style-name="ce88" table:formula="of:=1*AND([.H28]=0;[.I28]=20)" office:value-type="float" office:value="0" calcext:value-type="float">
            <text:p>0</text:p>
          </table:table-cell>
          <table:table-cell table:style-name="ce71" table:formula="of:=[.H28]" office:value-type="float" office:value="33" calcext:value-type="float">
            <text:p>33</text:p>
          </table:table-cell>
          <table:table-cell table:style-name="ce71" table:formula="of:=[.I28]" office:value-type="float" office:value="34" calcext:value-type="float">
            <text:p>34</text:p>
          </table:table-cell>
          <table:table-cell table:style-name="ce91" table:formula="of:=[.O28]-[.P28]" office:value-type="float" office:value="-1" calcext:value-type="float">
            <text:p>-1</text:p>
          </table:table-cell>
          <table:table-cell table:style-name="ce71" table:formula="of:=1*([.I28]&gt;[.H28])" office:value-type="float" office:value="1" calcext:value-type="float">
            <text:p>1</text:p>
          </table:table-cell>
          <table:table-cell table:style-name="ce71" table:formula="of:=1*([.I28]&lt;[.H28])*NOT(AND([.H28]=20;[.I28]=0))" office:value-type="float" office:value="0" calcext:value-type="float">
            <text:p>0</text:p>
          </table:table-cell>
          <table:table-cell table:style-name="ce71" table:formula="of:=1*AND([.H28]=20;[.I28]=0)" office:value-type="float" office:value="0" calcext:value-type="float">
            <text:p>0</text:p>
          </table:table-cell>
          <table:table-cell table:style-name="ce71" table:formula="of:=[.I28]" office:value-type="float" office:value="34" calcext:value-type="float">
            <text:p>34</text:p>
          </table:table-cell>
          <table:table-cell table:style-name="ce71" table:formula="of:=[.H28]" office:value-type="float" office:value="33" calcext:value-type="float">
            <text:p>33</text:p>
          </table:table-cell>
          <table:table-cell table:style-name="ce94" table:formula="of:=[.U28]-[.V28]" office:value-type="float" office:value="1" calcext:value-type="float">
            <text:p>+1</text:p>
          </table:table-cell>
          <table:table-cell/>
          <table:table-cell table:style-name="ce99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04" office:value-type="string" calcext:value-type="string">
            <text:p>G</text:p>
          </table:table-cell>
          <table:table-cell table:style-name="ce71" office:value-type="string" calcext:value-type="string">
            <text:p>G2</text:p>
          </table:table-cell>
          <table:table-cell table:style-name="ce112" table:formula="of:=VLOOKUP([.AA28];A_SQUADRE_PER_CODICE;2)" office:value-type="string" office:string-value="Gorilla" calcext:value-type="string">
            <text:p>Gorilla</text:p>
          </table:table-cell>
          <table:table-cell table:style-name="ce71" table:formula="of:=[.AD28]+[.AE28]+[.AF28]" office:value-type="float" office:value="3" calcext:value-type="float">
            <text:p>3</text:p>
          </table:table-cell>
          <table:table-cell table:style-name="ce71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71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71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118" table:formula="of:=2*[.AD28]+1*[.AE28]+0*[.AF28]" office:value-type="float" office:value="4" calcext:value-type="float">
            <text:p>4</text:p>
          </table:table-cell>
          <table:table-cell table:style-name="ce124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71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129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71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71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71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124" table:formula="of:=[.AK28]+[.AL28]+[.AM28]" office:value-type="float" office:value="0" calcext:value-type="float">
            <text:p>0</text:p>
          </table:table-cell>
          <table:table-cell table:style-name="ce91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91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91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129" table:formula="of:=[.AO28]+[.AP28]+[.AQ28]" office:value-type="float" office:value="0" calcext:value-type="float">
            <text:p>+0</text:p>
          </table:table-cell>
          <table:table-cell table:style-name="ce139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66" office:value-type="string" calcext:value-type="string">
            <text:p>1-8/1</text:p>
          </table:table-cell>
          <table:table-cell table:style-name="ce170" office:value-type="float" office:value="74" calcext:value-type="float">
            <text:p>7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8</text:p>
          </table:table-cell>
          <table:table-cell table:style-name="ce180" office:value-type="string" calcext:value-type="string">
            <text:p>V58</text:p>
          </table:table-cell>
          <table:table-cell table:style-name="ce180" office:value-type="string" calcext:value-type="string">
            <text:p>V62</text:p>
          </table:table-cell>
          <table:table-cell table:style-name="ce85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85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71" table:formula="of:=VLOOKUP([.AV28];A_5_INPUT_DATE_E_RISULTATI_2A_FASE;6;0)" office:value-type="float" office:value="52" calcext:value-type="float">
            <text:p>52</text:p>
          </table:table-cell>
          <table:table-cell table:style-name="ce71" table:formula="of:=VLOOKUP([.AV28];A_5_INPUT_DATE_E_RISULTATI_2A_FASE;7;0)" office:value-type="float" office:value="36" calcext:value-type="float">
            <text:p>36</text:p>
          </table:table-cell>
          <table:table-cell table:style-name="ce85" table:formula="of:=IF([.BC28]&gt;[.BD28];[.BA28];[.BB28])" office:value-type="string" office:string-value="Istrici" calcext:value-type="string">
            <text:p>Istrici</text:p>
          </table:table-cell>
          <table:table-cell table:style-name="ce85" table:formula="of:=IF([.BC28]&lt;[.BD28];[.BA28];[.BB28])" office:value-type="string" office:string-value="Piranha" calcext:value-type="string">
            <text:p>Piranha</text:p>
          </table:table-cell>
          <table:table-cell table:style-name="ce71" table:formula="of:=1*([.BC28]&gt;[.BD28])" office:value-type="float" office:value="1" calcext:value-type="float">
            <text:p>1</text:p>
          </table:table-cell>
          <table:table-cell table:style-name="ce88" table:formula="of:=1*([.BC28]&lt;[.BD28])*NOT(AND([.BC28]=0;[.BD28]=20))" office:value-type="float" office:value="0" calcext:value-type="float">
            <text:p>0</text:p>
          </table:table-cell>
          <table:table-cell table:style-name="ce88" table:formula="of:=1*AND([.BC28]=0;[.BD28]=20)" office:value-type="float" office:value="0" calcext:value-type="float">
            <text:p>0</text:p>
          </table:table-cell>
          <table:table-cell table:style-name="ce71" table:formula="of:=[.BC28]" office:value-type="float" office:value="52" calcext:value-type="float">
            <text:p>52</text:p>
          </table:table-cell>
          <table:table-cell table:style-name="ce71" table:formula="of:=[.BD28]" office:value-type="float" office:value="36" calcext:value-type="float">
            <text:p>36</text:p>
          </table:table-cell>
          <table:table-cell table:style-name="ce91" table:formula="of:=[.BJ28]-[.BK28]" office:value-type="float" office:value="16" calcext:value-type="float">
            <text:p>+16</text:p>
          </table:table-cell>
          <table:table-cell table:style-name="ce71" table:formula="of:=1*([.BD28]&gt;[.BC28])" office:value-type="float" office:value="0" calcext:value-type="float">
            <text:p>0</text:p>
          </table:table-cell>
          <table:table-cell table:style-name="ce71" table:formula="of:=1*([.BD28]&lt;[.BC28])*NOT(AND([.BC28]=20;[.BD28]=0))" office:value-type="float" office:value="1" calcext:value-type="float">
            <text:p>1</text:p>
          </table:table-cell>
          <table:table-cell table:style-name="ce71" table:formula="of:=1*AND([.BC28]=20;[.BD28]=0)" office:value-type="float" office:value="0" calcext:value-type="float">
            <text:p>0</text:p>
          </table:table-cell>
          <table:table-cell table:style-name="ce71" table:formula="of:=[.BD28]" office:value-type="float" office:value="36" calcext:value-type="float">
            <text:p>36</text:p>
          </table:table-cell>
          <table:table-cell table:style-name="ce71" table:formula="of:=[.BC28]" office:value-type="float" office:value="52" calcext:value-type="float">
            <text:p>52</text:p>
          </table:table-cell>
          <table:table-cell table:style-name="ce94" table:formula="of:=[.BP28]-[.BQ28]" office:value-type="float" office:value="-16" calcext:value-type="float">
            <text:p>-16</text:p>
          </table:table-cell>
          <table:table-cell table:number-columns-repeated="954"/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1</text:p>
          </table:table-cell>
          <table:table-cell table:style-name="ce71" office:value-type="string" calcext:value-type="string">
            <text:p>E4</text:p>
          </table:table-cell>
          <table:table-cell table:style-name="ce85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85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71" table:formula="of:=VLOOKUP([.A29];A_4_INPUT_DATE_E_RISULTATI_GIRONI;6;0)" office:value-type="float" office:value="36" calcext:value-type="float">
            <text:p>36</text:p>
          </table:table-cell>
          <table:table-cell table:style-name="ce71" table:formula="of:=VLOOKUP([.A29];A_4_INPUT_DATE_E_RISULTATI_GIRONI;7;0)" office:value-type="float" office:value="33" calcext:value-type="float">
            <text:p>33</text:p>
          </table:table-cell>
          <table:table-cell table:style-name="ce85" table:formula="of:=IF([.H29]&gt;[.I29];[.F29];[.G29])" office:value-type="string" office:string-value="Bisonti" calcext:value-type="string">
            <text:p>Bisonti</text:p>
          </table:table-cell>
          <table:table-cell table:style-name="ce85" table:formula="of:=IF([.H29]&lt;[.I29];[.F29];[.G29])" office:value-type="string" office:string-value="Cinghiali" calcext:value-type="string">
            <text:p>Cinghiali</text:p>
          </table:table-cell>
          <table:table-cell table:style-name="ce71" table:formula="of:=1*([.H29]&gt;[.I29])" office:value-type="float" office:value="1" calcext:value-type="float">
            <text:p>1</text:p>
          </table:table-cell>
          <table:table-cell table:style-name="ce88" table:formula="of:=1*([.H29]&lt;[.I29])*NOT(AND([.H29]=0;[.I29]=20))" office:value-type="float" office:value="0" calcext:value-type="float">
            <text:p>0</text:p>
          </table:table-cell>
          <table:table-cell table:style-name="ce88" table:formula="of:=1*AND([.H29]=0;[.I29]=20)" office:value-type="float" office:value="0" calcext:value-type="float">
            <text:p>0</text:p>
          </table:table-cell>
          <table:table-cell table:style-name="ce71" table:formula="of:=[.H29]" office:value-type="float" office:value="36" calcext:value-type="float">
            <text:p>36</text:p>
          </table:table-cell>
          <table:table-cell table:style-name="ce71" table:formula="of:=[.I29]" office:value-type="float" office:value="33" calcext:value-type="float">
            <text:p>33</text:p>
          </table:table-cell>
          <table:table-cell table:style-name="ce91" table:formula="of:=[.O29]-[.P29]" office:value-type="float" office:value="3" calcext:value-type="float">
            <text:p>+3</text:p>
          </table:table-cell>
          <table:table-cell table:style-name="ce71" table:formula="of:=1*([.I29]&gt;[.H29])" office:value-type="float" office:value="0" calcext:value-type="float">
            <text:p>0</text:p>
          </table:table-cell>
          <table:table-cell table:style-name="ce71" table:formula="of:=1*([.I29]&lt;[.H29])*NOT(AND([.H29]=20;[.I29]=0))" office:value-type="float" office:value="1" calcext:value-type="float">
            <text:p>1</text:p>
          </table:table-cell>
          <table:table-cell table:style-name="ce71" table:formula="of:=1*AND([.H29]=20;[.I29]=0)" office:value-type="float" office:value="0" calcext:value-type="float">
            <text:p>0</text:p>
          </table:table-cell>
          <table:table-cell table:style-name="ce71" table:formula="of:=[.I29]" office:value-type="float" office:value="33" calcext:value-type="float">
            <text:p>33</text:p>
          </table:table-cell>
          <table:table-cell table:style-name="ce71" table:formula="of:=[.H29]" office:value-type="float" office:value="36" calcext:value-type="float">
            <text:p>36</text:p>
          </table:table-cell>
          <table:table-cell table:style-name="ce94" table:formula="of:=[.U29]-[.V29]" office:value-type="float" office:value="-3" calcext:value-type="float">
            <text:p>-3</text:p>
          </table:table-cell>
          <table:table-cell/>
          <table:table-cell table:style-name="ce99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04" office:value-type="string" calcext:value-type="string">
            <text:p>G</text:p>
          </table:table-cell>
          <table:table-cell table:style-name="ce71" office:value-type="string" calcext:value-type="string">
            <text:p>G3</text:p>
          </table:table-cell>
          <table:table-cell table:style-name="ce112" table:formula="of:=VLOOKUP([.AA29];A_SQUADRE_PER_CODICE;2)" office:value-type="string" office:string-value="Muli" calcext:value-type="string">
            <text:p>Muli</text:p>
          </table:table-cell>
          <table:table-cell table:style-name="ce71" table:formula="of:=[.AD29]+[.AE29]+[.AF29]" office:value-type="float" office:value="3" calcext:value-type="float">
            <text:p>3</text:p>
          </table:table-cell>
          <table:table-cell table:style-name="ce71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71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71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118" table:formula="of:=2*[.AD29]+1*[.AE29]+0*[.AF29]" office:value-type="float" office:value="0" calcext:value-type="float">
            <text:p>0</text:p>
          </table:table-cell>
          <table:table-cell table:style-name="ce124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71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129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71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71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71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124" table:formula="of:=[.AK29]+[.AL29]+[.AM29]" office:value-type="float" office:value="0" calcext:value-type="float">
            <text:p>0</text:p>
          </table:table-cell>
          <table:table-cell table:style-name="ce91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91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91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129" table:formula="of:=[.AO29]+[.AP29]+[.AQ29]" office:value-type="float" office:value="0" calcext:value-type="float">
            <text:p>+0</text:p>
          </table:table-cell>
          <table:table-cell table:style-name="ce139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66" office:value-type="string" calcext:value-type="string">
            <text:p>17-24/2</text:p>
          </table:table-cell>
          <table:table-cell table:style-name="ce170" office:value-type="float" office:value="75" calcext:value-type="float">
            <text:p>7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4</text:p>
          </table:table-cell>
          <table:table-cell table:style-name="ce180" office:value-type="string" calcext:value-type="string">
            <text:p>V52</text:p>
          </table:table-cell>
          <table:table-cell table:style-name="ce180" office:value-type="string" calcext:value-type="string">
            <text:p>V56</text:p>
          </table:table-cell>
          <table:table-cell table:style-name="ce85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85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71" table:formula="of:=VLOOKUP([.AV29];A_5_INPUT_DATE_E_RISULTATI_2A_FASE;6;0)" office:value-type="float" office:value="68" calcext:value-type="float">
            <text:p>68</text:p>
          </table:table-cell>
          <table:table-cell table:style-name="ce71" table:formula="of:=VLOOKUP([.AV29];A_5_INPUT_DATE_E_RISULTATI_2A_FASE;7;0)" office:value-type="float" office:value="45" calcext:value-type="float">
            <text:p>45</text:p>
          </table:table-cell>
          <table:table-cell table:style-name="ce85" table:formula="of:=IF([.BC29]&gt;[.BD29];[.BA29];[.BB29])" office:value-type="string" office:string-value="Ippopotami" calcext:value-type="string">
            <text:p>Ippopotami</text:p>
          </table:table-cell>
          <table:table-cell table:style-name="ce85" table:formula="of:=IF([.BC29]&lt;[.BD29];[.BA29];[.BB29])" office:value-type="string" office:string-value="Pitoni" calcext:value-type="string">
            <text:p>Pitoni</text:p>
          </table:table-cell>
          <table:table-cell table:style-name="ce71" table:formula="of:=1*([.BC29]&gt;[.BD29])" office:value-type="float" office:value="1" calcext:value-type="float">
            <text:p>1</text:p>
          </table:table-cell>
          <table:table-cell table:style-name="ce88" table:formula="of:=1*([.BC29]&lt;[.BD29])*NOT(AND([.BC29]=0;[.BD29]=20))" office:value-type="float" office:value="0" calcext:value-type="float">
            <text:p>0</text:p>
          </table:table-cell>
          <table:table-cell table:style-name="ce88" table:formula="of:=1*AND([.BC29]=0;[.BD29]=20)" office:value-type="float" office:value="0" calcext:value-type="float">
            <text:p>0</text:p>
          </table:table-cell>
          <table:table-cell table:style-name="ce71" table:formula="of:=[.BC29]" office:value-type="float" office:value="68" calcext:value-type="float">
            <text:p>68</text:p>
          </table:table-cell>
          <table:table-cell table:style-name="ce71" table:formula="of:=[.BD29]" office:value-type="float" office:value="45" calcext:value-type="float">
            <text:p>45</text:p>
          </table:table-cell>
          <table:table-cell table:style-name="ce91" table:formula="of:=[.BJ29]-[.BK29]" office:value-type="float" office:value="23" calcext:value-type="float">
            <text:p>+23</text:p>
          </table:table-cell>
          <table:table-cell table:style-name="ce71" table:formula="of:=1*([.BD29]&gt;[.BC29])" office:value-type="float" office:value="0" calcext:value-type="float">
            <text:p>0</text:p>
          </table:table-cell>
          <table:table-cell table:style-name="ce71" table:formula="of:=1*([.BD29]&lt;[.BC29])*NOT(AND([.BC29]=20;[.BD29]=0))" office:value-type="float" office:value="1" calcext:value-type="float">
            <text:p>1</text:p>
          </table:table-cell>
          <table:table-cell table:style-name="ce71" table:formula="of:=1*AND([.BC29]=20;[.BD29]=0)" office:value-type="float" office:value="0" calcext:value-type="float">
            <text:p>0</text:p>
          </table:table-cell>
          <table:table-cell table:style-name="ce71" table:formula="of:=[.BD29]" office:value-type="float" office:value="45" calcext:value-type="float">
            <text:p>45</text:p>
          </table:table-cell>
          <table:table-cell table:style-name="ce71" table:formula="of:=[.BC29]" office:value-type="float" office:value="68" calcext:value-type="float">
            <text:p>68</text:p>
          </table:table-cell>
          <table:table-cell table:style-name="ce94" table:formula="of:=[.BP29]-[.BQ29]" office:value-type="float" office:value="-23" calcext:value-type="float">
            <text:p>-23</text:p>
          </table:table-cell>
          <table:table-cell table:number-columns-repeated="954"/>
        </table:table-row>
        <table:table-row table:style-name="ro1">
          <table:table-cell table:style-name="ce26" office:value-type="float" office:value="45" calcext:value-type="float">
            <text:p>4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2</text:p>
          </table:table-cell>
          <table:table-cell table:style-name="ce71" office:value-type="string" calcext:value-type="string">
            <text:p>E3</text:p>
          </table:table-cell>
          <table:table-cell table:style-name="ce85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85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71" table:formula="of:=VLOOKUP([.A30];A_4_INPUT_DATE_E_RISULTATI_GIRONI;6;0)" office:value-type="float" office:value="34" calcext:value-type="float">
            <text:p>34</text:p>
          </table:table-cell>
          <table:table-cell table:style-name="ce71" table:formula="of:=VLOOKUP([.A30];A_4_INPUT_DATE_E_RISULTATI_GIRONI;7;0)" office:value-type="float" office:value="33" calcext:value-type="float">
            <text:p>33</text:p>
          </table:table-cell>
          <table:table-cell table:style-name="ce85" table:formula="of:=IF([.H30]&gt;[.I30];[.F30];[.G30])" office:value-type="string" office:string-value="Bufali" calcext:value-type="string">
            <text:p>Bufali</text:p>
          </table:table-cell>
          <table:table-cell table:style-name="ce85" table:formula="of:=IF([.H30]&lt;[.I30];[.F30];[.G30])" office:value-type="string" office:string-value="Cervi" calcext:value-type="string">
            <text:p>Cervi</text:p>
          </table:table-cell>
          <table:table-cell table:style-name="ce71" table:formula="of:=1*([.H30]&gt;[.I30])" office:value-type="float" office:value="1" calcext:value-type="float">
            <text:p>1</text:p>
          </table:table-cell>
          <table:table-cell table:style-name="ce88" table:formula="of:=1*([.H30]&lt;[.I30])*NOT(AND([.H30]=0;[.I30]=20))" office:value-type="float" office:value="0" calcext:value-type="float">
            <text:p>0</text:p>
          </table:table-cell>
          <table:table-cell table:style-name="ce88" table:formula="of:=1*AND([.H30]=0;[.I30]=20)" office:value-type="float" office:value="0" calcext:value-type="float">
            <text:p>0</text:p>
          </table:table-cell>
          <table:table-cell table:style-name="ce71" table:formula="of:=[.H30]" office:value-type="float" office:value="34" calcext:value-type="float">
            <text:p>34</text:p>
          </table:table-cell>
          <table:table-cell table:style-name="ce71" table:formula="of:=[.I30]" office:value-type="float" office:value="33" calcext:value-type="float">
            <text:p>33</text:p>
          </table:table-cell>
          <table:table-cell table:style-name="ce91" table:formula="of:=[.O30]-[.P30]" office:value-type="float" office:value="1" calcext:value-type="float">
            <text:p>+1</text:p>
          </table:table-cell>
          <table:table-cell table:style-name="ce71" table:formula="of:=1*([.I30]&gt;[.H30])" office:value-type="float" office:value="0" calcext:value-type="float">
            <text:p>0</text:p>
          </table:table-cell>
          <table:table-cell table:style-name="ce71" table:formula="of:=1*([.I30]&lt;[.H30])*NOT(AND([.H30]=20;[.I30]=0))" office:value-type="float" office:value="1" calcext:value-type="float">
            <text:p>1</text:p>
          </table:table-cell>
          <table:table-cell table:style-name="ce71" table:formula="of:=1*AND([.H30]=20;[.I30]=0)" office:value-type="float" office:value="0" calcext:value-type="float">
            <text:p>0</text:p>
          </table:table-cell>
          <table:table-cell table:style-name="ce71" table:formula="of:=[.I30]" office:value-type="float" office:value="33" calcext:value-type="float">
            <text:p>33</text:p>
          </table:table-cell>
          <table:table-cell table:style-name="ce71" table:formula="of:=[.H30]" office:value-type="float" office:value="34" calcext:value-type="float">
            <text:p>34</text:p>
          </table:table-cell>
          <table:table-cell table:style-name="ce94" table:formula="of:=[.U30]-[.V30]" office:value-type="float" office:value="-1" calcext:value-type="float">
            <text:p>-1</text:p>
          </table:table-cell>
          <table:table-cell/>
          <table:table-cell table:style-name="ce99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04" office:value-type="string" calcext:value-type="string">
            <text:p>G</text:p>
          </table:table-cell>
          <table:table-cell table:style-name="ce71" office:value-type="string" calcext:value-type="string">
            <text:p>G4</text:p>
          </table:table-cell>
          <table:table-cell table:style-name="ce112" table:formula="of:=VLOOKUP([.AA30];A_SQUADRE_PER_CODICE;2)" office:value-type="string" office:string-value="Orche" calcext:value-type="string">
            <text:p>Orche</text:p>
          </table:table-cell>
          <table:table-cell table:style-name="ce71" table:formula="of:=[.AD30]+[.AE30]+[.AF30]" office:value-type="float" office:value="3" calcext:value-type="float">
            <text:p>3</text:p>
          </table:table-cell>
          <table:table-cell table:style-name="ce71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71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71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118" table:formula="of:=2*[.AD30]+1*[.AE30]+0*[.AF30]" office:value-type="float" office:value="2" calcext:value-type="float">
            <text:p>2</text:p>
          </table:table-cell>
          <table:table-cell table:style-name="ce124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71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129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71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71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71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124" table:formula="of:=[.AK30]+[.AL30]+[.AM30]" office:value-type="float" office:value="0" calcext:value-type="float">
            <text:p>0</text:p>
          </table:table-cell>
          <table:table-cell table:style-name="ce91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91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91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129" table:formula="of:=[.AO30]+[.AP30]+[.AQ30]" office:value-type="float" office:value="0" calcext:value-type="float">
            <text:p>+0</text:p>
          </table:table-cell>
          <table:table-cell table:style-name="ce139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66" office:value-type="string" calcext:value-type="string">
            <text:p>17-24/1</text:p>
          </table:table-cell>
          <table:table-cell table:style-name="ce170" office:value-type="float" office:value="76" calcext:value-type="float">
            <text:p>7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4</text:p>
          </table:table-cell>
          <table:table-cell table:style-name="ce180" office:value-type="string" calcext:value-type="string">
            <text:p>V60</text:p>
          </table:table-cell>
          <table:table-cell table:style-name="ce180" office:value-type="string" calcext:value-type="string">
            <text:p>V64</text:p>
          </table:table-cell>
          <table:table-cell table:style-name="ce85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85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71" table:formula="of:=VLOOKUP([.AV30];A_5_INPUT_DATE_E_RISULTATI_2A_FASE;6;0)" office:value-type="float" office:value="64" calcext:value-type="float">
            <text:p>64</text:p>
          </table:table-cell>
          <table:table-cell table:style-name="ce71" table:formula="of:=VLOOKUP([.AV30];A_5_INPUT_DATE_E_RISULTATI_2A_FASE;7;0)" office:value-type="float" office:value="32" calcext:value-type="float">
            <text:p>32</text:p>
          </table:table-cell>
          <table:table-cell table:style-name="ce85" table:formula="of:=IF([.BC30]&gt;[.BD30];[.BA30];[.BB30])" office:value-type="string" office:string-value="Orche" calcext:value-type="string">
            <text:p>Orche</text:p>
          </table:table-cell>
          <table:table-cell table:style-name="ce85" table:formula="of:=IF([.BC30]&lt;[.BD30];[.BA30];[.BB30])" office:value-type="string" office:string-value="Zebre" calcext:value-type="string">
            <text:p>Zebre</text:p>
          </table:table-cell>
          <table:table-cell table:style-name="ce71" table:formula="of:=1*([.BC30]&gt;[.BD30])" office:value-type="float" office:value="1" calcext:value-type="float">
            <text:p>1</text:p>
          </table:table-cell>
          <table:table-cell table:style-name="ce88" table:formula="of:=1*([.BC30]&lt;[.BD30])*NOT(AND([.BC30]=0;[.BD30]=20))" office:value-type="float" office:value="0" calcext:value-type="float">
            <text:p>0</text:p>
          </table:table-cell>
          <table:table-cell table:style-name="ce88" table:formula="of:=1*AND([.BC30]=0;[.BD30]=20)" office:value-type="float" office:value="0" calcext:value-type="float">
            <text:p>0</text:p>
          </table:table-cell>
          <table:table-cell table:style-name="ce71" table:formula="of:=[.BC30]" office:value-type="float" office:value="64" calcext:value-type="float">
            <text:p>64</text:p>
          </table:table-cell>
          <table:table-cell table:style-name="ce71" table:formula="of:=[.BD30]" office:value-type="float" office:value="32" calcext:value-type="float">
            <text:p>32</text:p>
          </table:table-cell>
          <table:table-cell table:style-name="ce91" table:formula="of:=[.BJ30]-[.BK30]" office:value-type="float" office:value="32" calcext:value-type="float">
            <text:p>+32</text:p>
          </table:table-cell>
          <table:table-cell table:style-name="ce71" table:formula="of:=1*([.BD30]&gt;[.BC30])" office:value-type="float" office:value="0" calcext:value-type="float">
            <text:p>0</text:p>
          </table:table-cell>
          <table:table-cell table:style-name="ce71" table:formula="of:=1*([.BD30]&lt;[.BC30])*NOT(AND([.BC30]=20;[.BD30]=0))" office:value-type="float" office:value="1" calcext:value-type="float">
            <text:p>1</text:p>
          </table:table-cell>
          <table:table-cell table:style-name="ce71" table:formula="of:=1*AND([.BC30]=20;[.BD30]=0)" office:value-type="float" office:value="0" calcext:value-type="float">
            <text:p>0</text:p>
          </table:table-cell>
          <table:table-cell table:style-name="ce71" table:formula="of:=[.BD30]" office:value-type="float" office:value="32" calcext:value-type="float">
            <text:p>32</text:p>
          </table:table-cell>
          <table:table-cell table:style-name="ce71" table:formula="of:=[.BC30]" office:value-type="float" office:value="64" calcext:value-type="float">
            <text:p>64</text:p>
          </table:table-cell>
          <table:table-cell table:style-name="ce94" table:formula="of:=[.BP30]-[.BQ30]" office:value-type="float" office:value="-32" calcext:value-type="float">
            <text:p>-32</text:p>
          </table:table-cell>
          <table:table-cell table:number-columns-repeated="954"/>
        </table:table-row>
        <table:table-row table:style-name="ro1">
          <table:table-cell table:style-name="ce26" office:value-type="float" office:value="33" calcext:value-type="float">
            <text:p>3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2</text:p>
          </table:table-cell>
          <table:table-cell table:style-name="ce71" office:value-type="string" calcext:value-type="string">
            <text:p>E4</text:p>
          </table:table-cell>
          <table:table-cell table:style-name="ce85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85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71" table:formula="of:=VLOOKUP([.A31];A_4_INPUT_DATE_E_RISULTATI_GIRONI;6;0)" office:value-type="float" office:value="35" calcext:value-type="float">
            <text:p>35</text:p>
          </table:table-cell>
          <table:table-cell table:style-name="ce71" table:formula="of:=VLOOKUP([.A31];A_4_INPUT_DATE_E_RISULTATI_GIRONI;7;0)" office:value-type="float" office:value="33" calcext:value-type="float">
            <text:p>33</text:p>
          </table:table-cell>
          <table:table-cell table:style-name="ce85" table:formula="of:=IF([.H31]&gt;[.I31];[.F31];[.G31])" office:value-type="string" office:string-value="Bufali" calcext:value-type="string">
            <text:p>Bufali</text:p>
          </table:table-cell>
          <table:table-cell table:style-name="ce85" table:formula="of:=IF([.H31]&lt;[.I31];[.F31];[.G31])" office:value-type="string" office:string-value="Cinghiali" calcext:value-type="string">
            <text:p>Cinghiali</text:p>
          </table:table-cell>
          <table:table-cell table:style-name="ce71" table:formula="of:=1*([.H31]&gt;[.I31])" office:value-type="float" office:value="1" calcext:value-type="float">
            <text:p>1</text:p>
          </table:table-cell>
          <table:table-cell table:style-name="ce88" table:formula="of:=1*([.H31]&lt;[.I31])*NOT(AND([.H31]=0;[.I31]=20))" office:value-type="float" office:value="0" calcext:value-type="float">
            <text:p>0</text:p>
          </table:table-cell>
          <table:table-cell table:style-name="ce88" table:formula="of:=1*AND([.H31]=0;[.I31]=20)" office:value-type="float" office:value="0" calcext:value-type="float">
            <text:p>0</text:p>
          </table:table-cell>
          <table:table-cell table:style-name="ce71" table:formula="of:=[.H31]" office:value-type="float" office:value="35" calcext:value-type="float">
            <text:p>35</text:p>
          </table:table-cell>
          <table:table-cell table:style-name="ce71" table:formula="of:=[.I31]" office:value-type="float" office:value="33" calcext:value-type="float">
            <text:p>33</text:p>
          </table:table-cell>
          <table:table-cell table:style-name="ce91" table:formula="of:=[.O31]-[.P31]" office:value-type="float" office:value="2" calcext:value-type="float">
            <text:p>+2</text:p>
          </table:table-cell>
          <table:table-cell table:style-name="ce71" table:formula="of:=1*([.I31]&gt;[.H31])" office:value-type="float" office:value="0" calcext:value-type="float">
            <text:p>0</text:p>
          </table:table-cell>
          <table:table-cell table:style-name="ce71" table:formula="of:=1*([.I31]&lt;[.H31])*NOT(AND([.H31]=20;[.I31]=0))" office:value-type="float" office:value="1" calcext:value-type="float">
            <text:p>1</text:p>
          </table:table-cell>
          <table:table-cell table:style-name="ce71" table:formula="of:=1*AND([.H31]=20;[.I31]=0)" office:value-type="float" office:value="0" calcext:value-type="float">
            <text:p>0</text:p>
          </table:table-cell>
          <table:table-cell table:style-name="ce71" table:formula="of:=[.I31]" office:value-type="float" office:value="33" calcext:value-type="float">
            <text:p>33</text:p>
          </table:table-cell>
          <table:table-cell table:style-name="ce71" table:formula="of:=[.H31]" office:value-type="float" office:value="35" calcext:value-type="float">
            <text:p>35</text:p>
          </table:table-cell>
          <table:table-cell table:style-name="ce94" table:formula="of:=[.U31]-[.V31]" office:value-type="float" office:value="-2" calcext:value-type="float">
            <text:p>-2</text:p>
          </table:table-cell>
          <table:table-cell/>
          <table:table-cell table:style-name="ce100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105" office:value-type="string" calcext:value-type="string">
            <text:p>H</text:p>
          </table:table-cell>
          <table:table-cell table:style-name="ce108" office:value-type="string" calcext:value-type="string">
            <text:p>H1</text:p>
          </table:table-cell>
          <table:table-cell table:style-name="ce113" table:formula="of:=VLOOKUP([.AA31];A_SQUADRE_PER_CODICE;2)" office:value-type="string" office:string-value="Piranha" calcext:value-type="string">
            <text:p>Piranha</text:p>
          </table:table-cell>
          <table:table-cell table:style-name="ce108" table:formula="of:=[.AD31]+[.AE31]+[.AF31]" office:value-type="float" office:value="3" calcext:value-type="float">
            <text:p>3</text:p>
          </table:table-cell>
          <table:table-cell table:style-name="ce108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108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108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19" table:formula="of:=2*[.AD31]+1*[.AE31]+0*[.AF31]" office:value-type="float" office:value="5" calcext:value-type="float">
            <text:p>5</text:p>
          </table:table-cell>
          <table:table-cell table:style-name="ce125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108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130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108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133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108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25" table:formula="of:=[.AK31]+[.AL31]+[.AM31]" office:value-type="float" office:value="97" calcext:value-type="float">
            <text:p>97</text:p>
          </table:table-cell>
          <table:table-cell table:style-name="ce134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134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134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30" table:formula="of:=[.AO31]+[.AP31]+[.AQ31]" office:value-type="float" office:value="19" calcext:value-type="float">
            <text:p>+19</text:p>
          </table:table-cell>
          <table:table-cell table:style-name="ce143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66" office:value-type="string" calcext:value-type="string">
            <text:p>9-16/4</text:p>
          </table:table-cell>
          <table:table-cell table:style-name="ce170" office:value-type="float" office:value="77" calcext:value-type="float">
            <text:p>7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6</text:p>
          </table:table-cell>
          <table:table-cell table:style-name="ce180" office:value-type="string" calcext:value-type="string">
            <text:p>P49</text:p>
          </table:table-cell>
          <table:table-cell table:style-name="ce180" office:value-type="string" calcext:value-type="string">
            <text:p>P53</text:p>
          </table:table-cell>
          <table:table-cell table:style-name="ce85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85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71" table:formula="of:=VLOOKUP([.AV31];A_5_INPUT_DATE_E_RISULTATI_2A_FASE;6;0)" office:value-type="float" office:value="56" calcext:value-type="float">
            <text:p>56</text:p>
          </table:table-cell>
          <table:table-cell table:style-name="ce71" table:formula="of:=VLOOKUP([.AV31];A_5_INPUT_DATE_E_RISULTATI_2A_FASE;7;0)" office:value-type="float" office:value="36" calcext:value-type="float">
            <text:p>36</text:p>
          </table:table-cell>
          <table:table-cell table:style-name="ce85" table:formula="of:=IF([.BC31]&gt;[.BD31];[.BA31];[.BB31])" office:value-type="string" office:string-value="Elefanti" calcext:value-type="string">
            <text:p>Elefanti</text:p>
          </table:table-cell>
          <table:table-cell table:style-name="ce85" table:formula="of:=IF([.BC31]&lt;[.BD31];[.BA31];[.BB31])" office:value-type="string" office:string-value="Aquile" calcext:value-type="string">
            <text:p>Aquile</text:p>
          </table:table-cell>
          <table:table-cell table:style-name="ce71" table:formula="of:=1*([.BC31]&gt;[.BD31])" office:value-type="float" office:value="1" calcext:value-type="float">
            <text:p>1</text:p>
          </table:table-cell>
          <table:table-cell table:style-name="ce88" table:formula="of:=1*([.BC31]&lt;[.BD31])*NOT(AND([.BC31]=0;[.BD31]=20))" office:value-type="float" office:value="0" calcext:value-type="float">
            <text:p>0</text:p>
          </table:table-cell>
          <table:table-cell table:style-name="ce88" table:formula="of:=1*AND([.BC31]=0;[.BD31]=20)" office:value-type="float" office:value="0" calcext:value-type="float">
            <text:p>0</text:p>
          </table:table-cell>
          <table:table-cell table:style-name="ce71" table:formula="of:=[.BC31]" office:value-type="float" office:value="56" calcext:value-type="float">
            <text:p>56</text:p>
          </table:table-cell>
          <table:table-cell table:style-name="ce71" table:formula="of:=[.BD31]" office:value-type="float" office:value="36" calcext:value-type="float">
            <text:p>36</text:p>
          </table:table-cell>
          <table:table-cell table:style-name="ce91" table:formula="of:=[.BJ31]-[.BK31]" office:value-type="float" office:value="20" calcext:value-type="float">
            <text:p>+20</text:p>
          </table:table-cell>
          <table:table-cell table:style-name="ce71" table:formula="of:=1*([.BD31]&gt;[.BC31])" office:value-type="float" office:value="0" calcext:value-type="float">
            <text:p>0</text:p>
          </table:table-cell>
          <table:table-cell table:style-name="ce71" table:formula="of:=1*([.BD31]&lt;[.BC31])*NOT(AND([.BC31]=20;[.BD31]=0))" office:value-type="float" office:value="1" calcext:value-type="float">
            <text:p>1</text:p>
          </table:table-cell>
          <table:table-cell table:style-name="ce71" table:formula="of:=1*AND([.BC31]=20;[.BD31]=0)" office:value-type="float" office:value="0" calcext:value-type="float">
            <text:p>0</text:p>
          </table:table-cell>
          <table:table-cell table:style-name="ce71" table:formula="of:=[.BD31]" office:value-type="float" office:value="36" calcext:value-type="float">
            <text:p>36</text:p>
          </table:table-cell>
          <table:table-cell table:style-name="ce71" table:formula="of:=[.BC31]" office:value-type="float" office:value="56" calcext:value-type="float">
            <text:p>56</text:p>
          </table:table-cell>
          <table:table-cell table:style-name="ce94" table:formula="of:=[.BP31]-[.BQ31]" office:value-type="float" office:value="-20" calcext:value-type="float">
            <text:p>-20</text:p>
          </table:table-cell>
          <table:table-cell table:number-columns-repeated="954"/>
        </table:table-row>
        <table:table-row table:style-name="ro1">
          <table:table-cell table:style-name="ce26" office:value-type="float" office:value="21" calcext:value-type="float">
            <text:p>21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E</text:p>
          </table:table-cell>
          <table:table-cell table:style-name="ce71" office:value-type="string" calcext:value-type="string">
            <text:p>E3</text:p>
          </table:table-cell>
          <table:table-cell table:style-name="ce71" office:value-type="string" calcext:value-type="string">
            <text:p>E4</text:p>
          </table:table-cell>
          <table:table-cell table:style-name="ce85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85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71" table:formula="of:=VLOOKUP([.A32];A_4_INPUT_DATE_E_RISULTATI_GIRONI;6;0)" office:value-type="float" office:value="34" calcext:value-type="float">
            <text:p>34</text:p>
          </table:table-cell>
          <table:table-cell table:style-name="ce71" table:formula="of:=VLOOKUP([.A32];A_4_INPUT_DATE_E_RISULTATI_GIRONI;7;0)" office:value-type="float" office:value="33" calcext:value-type="float">
            <text:p>33</text:p>
          </table:table-cell>
          <table:table-cell table:style-name="ce85" table:formula="of:=IF([.H32]&gt;[.I32];[.F32];[.G32])" office:value-type="string" office:string-value="Cervi" calcext:value-type="string">
            <text:p>Cervi</text:p>
          </table:table-cell>
          <table:table-cell table:style-name="ce85" table:formula="of:=IF([.H32]&lt;[.I32];[.F32];[.G32])" office:value-type="string" office:string-value="Cinghiali" calcext:value-type="string">
            <text:p>Cinghiali</text:p>
          </table:table-cell>
          <table:table-cell table:style-name="ce71" table:formula="of:=1*([.H32]&gt;[.I32])" office:value-type="float" office:value="1" calcext:value-type="float">
            <text:p>1</text:p>
          </table:table-cell>
          <table:table-cell table:style-name="ce88" table:formula="of:=1*([.H32]&lt;[.I32])*NOT(AND([.H32]=0;[.I32]=20))" office:value-type="float" office:value="0" calcext:value-type="float">
            <text:p>0</text:p>
          </table:table-cell>
          <table:table-cell table:style-name="ce88" table:formula="of:=1*AND([.H32]=0;[.I32]=20)" office:value-type="float" office:value="0" calcext:value-type="float">
            <text:p>0</text:p>
          </table:table-cell>
          <table:table-cell table:style-name="ce71" table:formula="of:=[.H32]" office:value-type="float" office:value="34" calcext:value-type="float">
            <text:p>34</text:p>
          </table:table-cell>
          <table:table-cell table:style-name="ce71" table:formula="of:=[.I32]" office:value-type="float" office:value="33" calcext:value-type="float">
            <text:p>33</text:p>
          </table:table-cell>
          <table:table-cell table:style-name="ce91" table:formula="of:=[.O32]-[.P32]" office:value-type="float" office:value="1" calcext:value-type="float">
            <text:p>+1</text:p>
          </table:table-cell>
          <table:table-cell table:style-name="ce71" table:formula="of:=1*([.I32]&gt;[.H32])" office:value-type="float" office:value="0" calcext:value-type="float">
            <text:p>0</text:p>
          </table:table-cell>
          <table:table-cell table:style-name="ce71" table:formula="of:=1*([.I32]&lt;[.H32])*NOT(AND([.H32]=20;[.I32]=0))" office:value-type="float" office:value="1" calcext:value-type="float">
            <text:p>1</text:p>
          </table:table-cell>
          <table:table-cell table:style-name="ce71" table:formula="of:=1*AND([.H32]=20;[.I32]=0)" office:value-type="float" office:value="0" calcext:value-type="float">
            <text:p>0</text:p>
          </table:table-cell>
          <table:table-cell table:style-name="ce71" table:formula="of:=[.I32]" office:value-type="float" office:value="33" calcext:value-type="float">
            <text:p>33</text:p>
          </table:table-cell>
          <table:table-cell table:style-name="ce71" table:formula="of:=[.H32]" office:value-type="float" office:value="34" calcext:value-type="float">
            <text:p>34</text:p>
          </table:table-cell>
          <table:table-cell table:style-name="ce94" table:formula="of:=[.U32]-[.V32]" office:value-type="float" office:value="-1" calcext:value-type="float">
            <text:p>-1</text:p>
          </table:table-cell>
          <table:table-cell/>
          <table:table-cell table:style-name="ce99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104" office:value-type="string" calcext:value-type="string">
            <text:p>H</text:p>
          </table:table-cell>
          <table:table-cell table:style-name="ce71" office:value-type="string" calcext:value-type="string">
            <text:p>H2</text:p>
          </table:table-cell>
          <table:table-cell table:style-name="ce112" table:formula="of:=VLOOKUP([.AA32];A_SQUADRE_PER_CODICE;2)" office:value-type="string" office:string-value="Scorpioni" calcext:value-type="string">
            <text:p>Scorpioni</text:p>
          </table:table-cell>
          <table:table-cell table:style-name="ce71" table:formula="of:=[.AD32]+[.AE32]+[.AF32]" office:value-type="float" office:value="3" calcext:value-type="float">
            <text:p>3</text:p>
          </table:table-cell>
          <table:table-cell table:style-name="ce71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71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71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18" table:formula="of:=2*[.AD32]+1*[.AE32]+0*[.AF32]" office:value-type="float" office:value="3" calcext:value-type="float">
            <text:p>3</text:p>
          </table:table-cell>
          <table:table-cell table:style-name="ce124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71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129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71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71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71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124" table:formula="of:=[.AK32]+[.AL32]+[.AM32]" office:value-type="float" office:value="0" calcext:value-type="float">
            <text:p>0</text:p>
          </table:table-cell>
          <table:table-cell table:style-name="ce91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91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91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129" table:formula="of:=[.AO32]+[.AP32]+[.AQ32]" office:value-type="float" office:value="0" calcext:value-type="float">
            <text:p>+0</text:p>
          </table:table-cell>
          <table:table-cell table:style-name="ce139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66" office:value-type="string" calcext:value-type="string">
            <text:p>9-16/3</text:p>
          </table:table-cell>
          <table:table-cell table:style-name="ce170" office:value-type="float" office:value="78" calcext:value-type="float">
            <text:p>7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6</text:p>
          </table:table-cell>
          <table:table-cell table:style-name="ce180" office:value-type="string" calcext:value-type="string">
            <text:p>P57</text:p>
          </table:table-cell>
          <table:table-cell table:style-name="ce180" office:value-type="string" calcext:value-type="string">
            <text:p>P61</text:p>
          </table:table-cell>
          <table:table-cell table:style-name="ce85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85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71" table:formula="of:=VLOOKUP([.AV32];A_5_INPUT_DATE_E_RISULTATI_2A_FASE;6;0)" office:value-type="float" office:value="64" calcext:value-type="float">
            <text:p>64</text:p>
          </table:table-cell>
          <table:table-cell table:style-name="ce71" table:formula="of:=VLOOKUP([.AV32];A_5_INPUT_DATE_E_RISULTATI_2A_FASE;7;0)" office:value-type="float" office:value="40" calcext:value-type="float">
            <text:p>40</text:p>
          </table:table-cell>
          <table:table-cell table:style-name="ce85" table:formula="of:=IF([.BC32]&gt;[.BD32];[.BA32];[.BB32])" office:value-type="string" office:string-value="Gorilla" calcext:value-type="string">
            <text:p>Gorilla</text:p>
          </table:table-cell>
          <table:table-cell table:style-name="ce85" table:formula="of:=IF([.BC32]&lt;[.BD32];[.BA32];[.BB32])" office:value-type="string" office:string-value="Tonni" calcext:value-type="string">
            <text:p>Tonni</text:p>
          </table:table-cell>
          <table:table-cell table:style-name="ce71" table:formula="of:=1*([.BC32]&gt;[.BD32])" office:value-type="float" office:value="1" calcext:value-type="float">
            <text:p>1</text:p>
          </table:table-cell>
          <table:table-cell table:style-name="ce88" table:formula="of:=1*([.BC32]&lt;[.BD32])*NOT(AND([.BC32]=0;[.BD32]=20))" office:value-type="float" office:value="0" calcext:value-type="float">
            <text:p>0</text:p>
          </table:table-cell>
          <table:table-cell table:style-name="ce88" table:formula="of:=1*AND([.BC32]=0;[.BD32]=20)" office:value-type="float" office:value="0" calcext:value-type="float">
            <text:p>0</text:p>
          </table:table-cell>
          <table:table-cell table:style-name="ce71" table:formula="of:=[.BC32]" office:value-type="float" office:value="64" calcext:value-type="float">
            <text:p>64</text:p>
          </table:table-cell>
          <table:table-cell table:style-name="ce71" table:formula="of:=[.BD32]" office:value-type="float" office:value="40" calcext:value-type="float">
            <text:p>40</text:p>
          </table:table-cell>
          <table:table-cell table:style-name="ce91" table:formula="of:=[.BJ32]-[.BK32]" office:value-type="float" office:value="24" calcext:value-type="float">
            <text:p>+24</text:p>
          </table:table-cell>
          <table:table-cell table:style-name="ce71" table:formula="of:=1*([.BD32]&gt;[.BC32])" office:value-type="float" office:value="0" calcext:value-type="float">
            <text:p>0</text:p>
          </table:table-cell>
          <table:table-cell table:style-name="ce71" table:formula="of:=1*([.BD32]&lt;[.BC32])*NOT(AND([.BC32]=20;[.BD32]=0))" office:value-type="float" office:value="1" calcext:value-type="float">
            <text:p>1</text:p>
          </table:table-cell>
          <table:table-cell table:style-name="ce71" table:formula="of:=1*AND([.BC32]=20;[.BD32]=0)" office:value-type="float" office:value="0" calcext:value-type="float">
            <text:p>0</text:p>
          </table:table-cell>
          <table:table-cell table:style-name="ce71" table:formula="of:=[.BD32]" office:value-type="float" office:value="40" calcext:value-type="float">
            <text:p>40</text:p>
          </table:table-cell>
          <table:table-cell table:style-name="ce71" table:formula="of:=[.BC32]" office:value-type="float" office:value="64" calcext:value-type="float">
            <text:p>64</text:p>
          </table:table-cell>
          <table:table-cell table:style-name="ce94" table:formula="of:=[.BP32]-[.BQ32]" office:value-type="float" office:value="-24" calcext:value-type="float">
            <text:p>-24</text:p>
          </table:table-cell>
          <table:table-cell table:number-columns-repeated="954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1</text:p>
          </table:table-cell>
          <table:table-cell table:style-name="ce71" office:value-type="string" calcext:value-type="string">
            <text:p>F2</text:p>
          </table:table-cell>
          <table:table-cell table:style-name="ce85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85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71" table:formula="of:=VLOOKUP([.A33];A_4_INPUT_DATE_E_RISULTATI_GIRONI;6;0)" office:value-type="float" office:value="34" calcext:value-type="float">
            <text:p>34</text:p>
          </table:table-cell>
          <table:table-cell table:style-name="ce71" table:formula="of:=VLOOKUP([.A33];A_4_INPUT_DATE_E_RISULTATI_GIRONI;7;0)" office:value-type="float" office:value="33" calcext:value-type="float">
            <text:p>33</text:p>
          </table:table-cell>
          <table:table-cell table:style-name="ce85" table:formula="of:=IF([.H33]&gt;[.I33];[.F33];[.G33])" office:value-type="string" office:string-value="Balene" calcext:value-type="string">
            <text:p>Balene</text:p>
          </table:table-cell>
          <table:table-cell table:style-name="ce85" table:formula="of:=IF([.H33]&lt;[.I33];[.F33];[.G33])" office:value-type="string" office:string-value="Gabbiani" calcext:value-type="string">
            <text:p>Gabbiani</text:p>
          </table:table-cell>
          <table:table-cell table:style-name="ce71" table:formula="of:=1*([.H33]&gt;[.I33])" office:value-type="float" office:value="1" calcext:value-type="float">
            <text:p>1</text:p>
          </table:table-cell>
          <table:table-cell table:style-name="ce88" table:formula="of:=1*([.H33]&lt;[.I33])*NOT(AND([.H33]=0;[.I33]=20))" office:value-type="float" office:value="0" calcext:value-type="float">
            <text:p>0</text:p>
          </table:table-cell>
          <table:table-cell table:style-name="ce88" table:formula="of:=1*AND([.H33]=0;[.I33]=20)" office:value-type="float" office:value="0" calcext:value-type="float">
            <text:p>0</text:p>
          </table:table-cell>
          <table:table-cell table:style-name="ce71" table:formula="of:=[.H33]" office:value-type="float" office:value="34" calcext:value-type="float">
            <text:p>34</text:p>
          </table:table-cell>
          <table:table-cell table:style-name="ce71" table:formula="of:=[.I33]" office:value-type="float" office:value="33" calcext:value-type="float">
            <text:p>33</text:p>
          </table:table-cell>
          <table:table-cell table:style-name="ce91" table:formula="of:=[.O33]-[.P33]" office:value-type="float" office:value="1" calcext:value-type="float">
            <text:p>+1</text:p>
          </table:table-cell>
          <table:table-cell table:style-name="ce71" table:formula="of:=1*([.I33]&gt;[.H33])" office:value-type="float" office:value="0" calcext:value-type="float">
            <text:p>0</text:p>
          </table:table-cell>
          <table:table-cell table:style-name="ce71" table:formula="of:=1*([.I33]&lt;[.H33])*NOT(AND([.H33]=20;[.I33]=0))" office:value-type="float" office:value="1" calcext:value-type="float">
            <text:p>1</text:p>
          </table:table-cell>
          <table:table-cell table:style-name="ce71" table:formula="of:=1*AND([.H33]=20;[.I33]=0)" office:value-type="float" office:value="0" calcext:value-type="float">
            <text:p>0</text:p>
          </table:table-cell>
          <table:table-cell table:style-name="ce71" table:formula="of:=[.I33]" office:value-type="float" office:value="33" calcext:value-type="float">
            <text:p>33</text:p>
          </table:table-cell>
          <table:table-cell table:style-name="ce71" table:formula="of:=[.H33]" office:value-type="float" office:value="34" calcext:value-type="float">
            <text:p>34</text:p>
          </table:table-cell>
          <table:table-cell table:style-name="ce94" table:formula="of:=[.U33]-[.V33]" office:value-type="float" office:value="-1" calcext:value-type="float">
            <text:p>-1</text:p>
          </table:table-cell>
          <table:table-cell/>
          <table:table-cell table:style-name="ce99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104" office:value-type="string" calcext:value-type="string">
            <text:p>H</text:p>
          </table:table-cell>
          <table:table-cell table:style-name="ce71" office:value-type="string" calcext:value-type="string">
            <text:p>H3</text:p>
          </table:table-cell>
          <table:table-cell table:style-name="ce112" table:formula="of:=VLOOKUP([.AA33];A_SQUADRE_PER_CODICE;2)" office:value-type="string" office:string-value="Tonni" calcext:value-type="string">
            <text:p>Tonni</text:p>
          </table:table-cell>
          <table:table-cell table:style-name="ce71" table:formula="of:=[.AD33]+[.AE33]+[.AF33]" office:value-type="float" office:value="3" calcext:value-type="float">
            <text:p>3</text:p>
          </table:table-cell>
          <table:table-cell table:style-name="ce71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71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71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18" table:formula="of:=2*[.AD33]+1*[.AE33]+0*[.AF33]" office:value-type="float" office:value="5" calcext:value-type="float">
            <text:p>5</text:p>
          </table:table-cell>
          <table:table-cell table:style-name="ce124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71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129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71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71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71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124" table:formula="of:=[.AK33]+[.AL33]+[.AM33]" office:value-type="float" office:value="78" calcext:value-type="float">
            <text:p>78</text:p>
          </table:table-cell>
          <table:table-cell table:style-name="ce91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91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91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129" table:formula="of:=[.AO33]+[.AP33]+[.AQ33]" office:value-type="float" office:value="-19" calcext:value-type="float">
            <text:p>-19</text:p>
          </table:table-cell>
          <table:table-cell table:style-name="ce139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66" office:value-type="string" calcext:value-type="string">
            <text:p>9-16/2</text:p>
          </table:table-cell>
          <table:table-cell table:style-name="ce170" office:value-type="float" office:value="79" calcext:value-type="float">
            <text:p>7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6</text:p>
          </table:table-cell>
          <table:table-cell table:style-name="ce180" office:value-type="string" calcext:value-type="string">
            <text:p>P50</text:p>
          </table:table-cell>
          <table:table-cell table:style-name="ce180" office:value-type="string" calcext:value-type="string">
            <text:p>P54</text:p>
          </table:table-cell>
          <table:table-cell table:style-name="ce85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85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71" table:formula="of:=VLOOKUP([.AV33];A_5_INPUT_DATE_E_RISULTATI_2A_FASE;6;0)" office:value-type="float" office:value="63" calcext:value-type="float">
            <text:p>63</text:p>
          </table:table-cell>
          <table:table-cell table:style-name="ce71" table:formula="of:=VLOOKUP([.AV33];A_5_INPUT_DATE_E_RISULTATI_2A_FASE;7;0)" office:value-type="float" office:value="42" calcext:value-type="float">
            <text:p>42</text:p>
          </table:table-cell>
          <table:table-cell table:style-name="ce85" table:formula="of:=IF([.BC33]&gt;[.BD33];[.BA33];[.BB33])" office:value-type="string" office:string-value="Giraffe" calcext:value-type="string">
            <text:p>Giraffe</text:p>
          </table:table-cell>
          <table:table-cell table:style-name="ce85" table:formula="of:=IF([.BC33]&lt;[.BD33];[.BA33];[.BB33])" office:value-type="string" office:string-value="Puma" calcext:value-type="string">
            <text:p>Puma</text:p>
          </table:table-cell>
          <table:table-cell table:style-name="ce71" table:formula="of:=1*([.BC33]&gt;[.BD33])" office:value-type="float" office:value="1" calcext:value-type="float">
            <text:p>1</text:p>
          </table:table-cell>
          <table:table-cell table:style-name="ce88" table:formula="of:=1*([.BC33]&lt;[.BD33])*NOT(AND([.BC33]=0;[.BD33]=20))" office:value-type="float" office:value="0" calcext:value-type="float">
            <text:p>0</text:p>
          </table:table-cell>
          <table:table-cell table:style-name="ce88" table:formula="of:=1*AND([.BC33]=0;[.BD33]=20)" office:value-type="float" office:value="0" calcext:value-type="float">
            <text:p>0</text:p>
          </table:table-cell>
          <table:table-cell table:style-name="ce71" table:formula="of:=[.BC33]" office:value-type="float" office:value="63" calcext:value-type="float">
            <text:p>63</text:p>
          </table:table-cell>
          <table:table-cell table:style-name="ce71" table:formula="of:=[.BD33]" office:value-type="float" office:value="42" calcext:value-type="float">
            <text:p>42</text:p>
          </table:table-cell>
          <table:table-cell table:style-name="ce91" table:formula="of:=[.BJ33]-[.BK33]" office:value-type="float" office:value="21" calcext:value-type="float">
            <text:p>+21</text:p>
          </table:table-cell>
          <table:table-cell table:style-name="ce71" table:formula="of:=1*([.BD33]&gt;[.BC33])" office:value-type="float" office:value="0" calcext:value-type="float">
            <text:p>0</text:p>
          </table:table-cell>
          <table:table-cell table:style-name="ce71" table:formula="of:=1*([.BD33]&lt;[.BC33])*NOT(AND([.BC33]=20;[.BD33]=0))" office:value-type="float" office:value="1" calcext:value-type="float">
            <text:p>1</text:p>
          </table:table-cell>
          <table:table-cell table:style-name="ce71" table:formula="of:=1*AND([.BC33]=20;[.BD33]=0)" office:value-type="float" office:value="0" calcext:value-type="float">
            <text:p>0</text:p>
          </table:table-cell>
          <table:table-cell table:style-name="ce71" table:formula="of:=[.BD33]" office:value-type="float" office:value="42" calcext:value-type="float">
            <text:p>42</text:p>
          </table:table-cell>
          <table:table-cell table:style-name="ce71" table:formula="of:=[.BC33]" office:value-type="float" office:value="63" calcext:value-type="float">
            <text:p>63</text:p>
          </table:table-cell>
          <table:table-cell table:style-name="ce94" table:formula="of:=[.BP33]-[.BQ33]" office:value-type="float" office:value="-21" calcext:value-type="float">
            <text:p>-21</text:p>
          </table:table-cell>
          <table:table-cell table:number-columns-repeated="954"/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1</text:p>
          </table:table-cell>
          <table:table-cell table:style-name="ce71" office:value-type="string" calcext:value-type="string">
            <text:p>F3</text:p>
          </table:table-cell>
          <table:table-cell table:style-name="ce85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85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71" table:formula="of:=VLOOKUP([.A34];A_4_INPUT_DATE_E_RISULTATI_GIRONI;6;0)" office:value-type="float" office:value="33" calcext:value-type="float">
            <text:p>33</text:p>
          </table:table-cell>
          <table:table-cell table:style-name="ce71" table:formula="of:=VLOOKUP([.A34];A_4_INPUT_DATE_E_RISULTATI_GIRONI;7;0)" office:value-type="float" office:value="34" calcext:value-type="float">
            <text:p>34</text:p>
          </table:table-cell>
          <table:table-cell table:style-name="ce85" table:formula="of:=IF([.H34]&gt;[.I34];[.F34];[.G34])" office:value-type="string" office:string-value="Delfini" calcext:value-type="string">
            <text:p>Delfini</text:p>
          </table:table-cell>
          <table:table-cell table:style-name="ce85" table:formula="of:=IF([.H34]&lt;[.I34];[.F34];[.G34])" office:value-type="string" office:string-value="Balene" calcext:value-type="string">
            <text:p>Balene</text:p>
          </table:table-cell>
          <table:table-cell table:style-name="ce71" table:formula="of:=1*([.H34]&gt;[.I34])" office:value-type="float" office:value="0" calcext:value-type="float">
            <text:p>0</text:p>
          </table:table-cell>
          <table:table-cell table:style-name="ce88" table:formula="of:=1*([.H34]&lt;[.I34])*NOT(AND([.H34]=0;[.I34]=20))" office:value-type="float" office:value="1" calcext:value-type="float">
            <text:p>1</text:p>
          </table:table-cell>
          <table:table-cell table:style-name="ce88" table:formula="of:=1*AND([.H34]=0;[.I34]=20)" office:value-type="float" office:value="0" calcext:value-type="float">
            <text:p>0</text:p>
          </table:table-cell>
          <table:table-cell table:style-name="ce71" table:formula="of:=[.H34]" office:value-type="float" office:value="33" calcext:value-type="float">
            <text:p>33</text:p>
          </table:table-cell>
          <table:table-cell table:style-name="ce71" table:formula="of:=[.I34]" office:value-type="float" office:value="34" calcext:value-type="float">
            <text:p>34</text:p>
          </table:table-cell>
          <table:table-cell table:style-name="ce91" table:formula="of:=[.O34]-[.P34]" office:value-type="float" office:value="-1" calcext:value-type="float">
            <text:p>-1</text:p>
          </table:table-cell>
          <table:table-cell table:style-name="ce71" table:formula="of:=1*([.I34]&gt;[.H34])" office:value-type="float" office:value="1" calcext:value-type="float">
            <text:p>1</text:p>
          </table:table-cell>
          <table:table-cell table:style-name="ce71" table:formula="of:=1*([.I34]&lt;[.H34])*NOT(AND([.H34]=20;[.I34]=0))" office:value-type="float" office:value="0" calcext:value-type="float">
            <text:p>0</text:p>
          </table:table-cell>
          <table:table-cell table:style-name="ce71" table:formula="of:=1*AND([.H34]=20;[.I34]=0)" office:value-type="float" office:value="0" calcext:value-type="float">
            <text:p>0</text:p>
          </table:table-cell>
          <table:table-cell table:style-name="ce71" table:formula="of:=[.I34]" office:value-type="float" office:value="34" calcext:value-type="float">
            <text:p>34</text:p>
          </table:table-cell>
          <table:table-cell table:style-name="ce71" table:formula="of:=[.H34]" office:value-type="float" office:value="33" calcext:value-type="float">
            <text:p>33</text:p>
          </table:table-cell>
          <table:table-cell table:style-name="ce94" table:formula="of:=[.U34]-[.V34]" office:value-type="float" office:value="1" calcext:value-type="float">
            <text:p>+1</text:p>
          </table:table-cell>
          <table:table-cell/>
          <table:table-cell table:style-name="ce102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07" office:value-type="string" calcext:value-type="string">
            <text:p>H</text:p>
          </table:table-cell>
          <table:table-cell table:style-name="ce72" office:value-type="string" calcext:value-type="string">
            <text:p>H4</text:p>
          </table:table-cell>
          <table:table-cell table:style-name="ce115" table:formula="of:=VLOOKUP([.AA34];A_SQUADRE_PER_CODICE;2)" office:value-type="string" office:string-value="Zebre" calcext:value-type="string">
            <text:p>Zebre</text:p>
          </table:table-cell>
          <table:table-cell table:style-name="ce72" table:formula="of:=[.AD34]+[.AE34]+[.AF34]" office:value-type="float" office:value="3" calcext:value-type="float">
            <text:p>3</text:p>
          </table:table-cell>
          <table:table-cell table:style-name="ce72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72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72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121" table:formula="of:=2*[.AD34]+1*[.AE34]+0*[.AF34]" office:value-type="float" office:value="4" calcext:value-type="float">
            <text:p>4</text:p>
          </table:table-cell>
          <table:table-cell table:style-name="ce127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72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132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72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72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72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127" table:formula="of:=[.AK34]+[.AL34]+[.AM34]" office:value-type="float" office:value="0" calcext:value-type="float">
            <text:p>0</text:p>
          </table:table-cell>
          <table:table-cell table:style-name="ce92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92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92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132" table:formula="of:=[.AO34]+[.AP34]+[.AQ34]" office:value-type="float" office:value="0" calcext:value-type="float">
            <text:p>+0</text:p>
          </table:table-cell>
          <table:table-cell table:style-name="ce160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66" office:value-type="string" calcext:value-type="string">
            <text:p>9-16/1</text:p>
          </table:table-cell>
          <table:table-cell table:style-name="ce170" office:value-type="float" office:value="80" calcext:value-type="float">
            <text:p>8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6</text:p>
          </table:table-cell>
          <table:table-cell table:style-name="ce180" office:value-type="string" calcext:value-type="string">
            <text:p>P58</text:p>
          </table:table-cell>
          <table:table-cell table:style-name="ce180" office:value-type="string" calcext:value-type="string">
            <text:p>P62</text:p>
          </table:table-cell>
          <table:table-cell table:style-name="ce85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85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71" table:formula="of:=VLOOKUP([.AV34];A_5_INPUT_DATE_E_RISULTATI_2A_FASE;6;0)" office:value-type="float" office:value="65" calcext:value-type="float">
            <text:p>65</text:p>
          </table:table-cell>
          <table:table-cell table:style-name="ce71" table:formula="of:=VLOOKUP([.AV34];A_5_INPUT_DATE_E_RISULTATI_2A_FASE;7;0)" office:value-type="float" office:value="49" calcext:value-type="float">
            <text:p>49</text:p>
          </table:table-cell>
          <table:table-cell table:style-name="ce85" table:formula="of:=IF([.BC34]&gt;[.BD34];[.BA34];[.BB34])" office:value-type="string" office:string-value="Bufali" calcext:value-type="string">
            <text:p>Bufali</text:p>
          </table:table-cell>
          <table:table-cell table:style-name="ce85" table:formula="of:=IF([.BC34]&lt;[.BD34];[.BA34];[.BB34])" office:value-type="string" office:string-value="Gabbiani" calcext:value-type="string">
            <text:p>Gabbiani</text:p>
          </table:table-cell>
          <table:table-cell table:style-name="ce71" table:formula="of:=1*([.BC34]&gt;[.BD34])" office:value-type="float" office:value="1" calcext:value-type="float">
            <text:p>1</text:p>
          </table:table-cell>
          <table:table-cell table:style-name="ce88" table:formula="of:=1*([.BC34]&lt;[.BD34])*NOT(AND([.BC34]=0;[.BD34]=20))" office:value-type="float" office:value="0" calcext:value-type="float">
            <text:p>0</text:p>
          </table:table-cell>
          <table:table-cell table:style-name="ce88" table:formula="of:=1*AND([.BC34]=0;[.BD34]=20)" office:value-type="float" office:value="0" calcext:value-type="float">
            <text:p>0</text:p>
          </table:table-cell>
          <table:table-cell table:style-name="ce71" table:formula="of:=[.BC34]" office:value-type="float" office:value="65" calcext:value-type="float">
            <text:p>65</text:p>
          </table:table-cell>
          <table:table-cell table:style-name="ce71" table:formula="of:=[.BD34]" office:value-type="float" office:value="49" calcext:value-type="float">
            <text:p>49</text:p>
          </table:table-cell>
          <table:table-cell table:style-name="ce91" table:formula="of:=[.BJ34]-[.BK34]" office:value-type="float" office:value="16" calcext:value-type="float">
            <text:p>+16</text:p>
          </table:table-cell>
          <table:table-cell table:style-name="ce71" table:formula="of:=1*([.BD34]&gt;[.BC34])" office:value-type="float" office:value="0" calcext:value-type="float">
            <text:p>0</text:p>
          </table:table-cell>
          <table:table-cell table:style-name="ce71" table:formula="of:=1*([.BD34]&lt;[.BC34])*NOT(AND([.BC34]=20;[.BD34]=0))" office:value-type="float" office:value="1" calcext:value-type="float">
            <text:p>1</text:p>
          </table:table-cell>
          <table:table-cell table:style-name="ce71" table:formula="of:=1*AND([.BC34]=20;[.BD34]=0)" office:value-type="float" office:value="0" calcext:value-type="float">
            <text:p>0</text:p>
          </table:table-cell>
          <table:table-cell table:style-name="ce71" table:formula="of:=[.BD34]" office:value-type="float" office:value="49" calcext:value-type="float">
            <text:p>49</text:p>
          </table:table-cell>
          <table:table-cell table:style-name="ce71" table:formula="of:=[.BC34]" office:value-type="float" office:value="65" calcext:value-type="float">
            <text:p>65</text:p>
          </table:table-cell>
          <table:table-cell table:style-name="ce94" table:formula="of:=[.BP34]-[.BQ34]" office:value-type="float" office:value="-16" calcext:value-type="float">
            <text:p>-16</text:p>
          </table:table-cell>
          <table:table-cell table:number-columns-repeated="954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1</text:p>
          </table:table-cell>
          <table:table-cell table:style-name="ce71" office:value-type="string" calcext:value-type="string">
            <text:p>F4</text:p>
          </table:table-cell>
          <table:table-cell table:style-name="ce85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85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71" table:formula="of:=VLOOKUP([.A35];A_4_INPUT_DATE_E_RISULTATI_GIRONI;6;0)" office:value-type="float" office:value="36" calcext:value-type="float">
            <text:p>36</text:p>
          </table:table-cell>
          <table:table-cell table:style-name="ce71" table:formula="of:=VLOOKUP([.A35];A_4_INPUT_DATE_E_RISULTATI_GIRONI;7;0)" office:value-type="float" office:value="35" calcext:value-type="float">
            <text:p>35</text:p>
          </table:table-cell>
          <table:table-cell table:style-name="ce85" table:formula="of:=IF([.H35]&gt;[.I35];[.F35];[.G35])" office:value-type="string" office:string-value="Balene" calcext:value-type="string">
            <text:p>Balene</text:p>
          </table:table-cell>
          <table:table-cell table:style-name="ce85" table:formula="of:=IF([.H35]&lt;[.I35];[.F35];[.G35])" office:value-type="string" office:string-value="Fenicotteri" calcext:value-type="string">
            <text:p>Fenicotteri</text:p>
          </table:table-cell>
          <table:table-cell table:style-name="ce71" table:formula="of:=1*([.H35]&gt;[.I35])" office:value-type="float" office:value="1" calcext:value-type="float">
            <text:p>1</text:p>
          </table:table-cell>
          <table:table-cell table:style-name="ce88" table:formula="of:=1*([.H35]&lt;[.I35])*NOT(AND([.H35]=0;[.I35]=20))" office:value-type="float" office:value="0" calcext:value-type="float">
            <text:p>0</text:p>
          </table:table-cell>
          <table:table-cell table:style-name="ce88" table:formula="of:=1*AND([.H35]=0;[.I35]=20)" office:value-type="float" office:value="0" calcext:value-type="float">
            <text:p>0</text:p>
          </table:table-cell>
          <table:table-cell table:style-name="ce71" table:formula="of:=[.H35]" office:value-type="float" office:value="36" calcext:value-type="float">
            <text:p>36</text:p>
          </table:table-cell>
          <table:table-cell table:style-name="ce71" table:formula="of:=[.I35]" office:value-type="float" office:value="35" calcext:value-type="float">
            <text:p>35</text:p>
          </table:table-cell>
          <table:table-cell table:style-name="ce91" table:formula="of:=[.O35]-[.P35]" office:value-type="float" office:value="1" calcext:value-type="float">
            <text:p>+1</text:p>
          </table:table-cell>
          <table:table-cell table:style-name="ce71" table:formula="of:=1*([.I35]&gt;[.H35])" office:value-type="float" office:value="0" calcext:value-type="float">
            <text:p>0</text:p>
          </table:table-cell>
          <table:table-cell table:style-name="ce71" table:formula="of:=1*([.I35]&lt;[.H35])*NOT(AND([.H35]=20;[.I35]=0))" office:value-type="float" office:value="1" calcext:value-type="float">
            <text:p>1</text:p>
          </table:table-cell>
          <table:table-cell table:style-name="ce71" table:formula="of:=1*AND([.H35]=20;[.I35]=0)" office:value-type="float" office:value="0" calcext:value-type="float">
            <text:p>0</text:p>
          </table:table-cell>
          <table:table-cell table:style-name="ce71" table:formula="of:=[.I35]" office:value-type="float" office:value="35" calcext:value-type="float">
            <text:p>35</text:p>
          </table:table-cell>
          <table:table-cell table:style-name="ce71" table:formula="of:=[.H35]" office:value-type="float" office:value="36" calcext:value-type="float">
            <text:p>36</text:p>
          </table:table-cell>
          <table:table-cell table:style-name="ce94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66" office:value-type="string" calcext:value-type="string">
            <text:p>25-28/2</text:p>
          </table:table-cell>
          <table:table-cell table:style-name="ce170" office:value-type="float" office:value="81" calcext:value-type="float">
            <text:p>8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28</text:p>
          </table:table-cell>
          <table:table-cell table:style-name="ce180" office:value-type="string" calcext:value-type="string">
            <text:p>V65</text:p>
          </table:table-cell>
          <table:table-cell table:style-name="ce180" office:value-type="string" calcext:value-type="string">
            <text:p>V67</text:p>
          </table:table-cell>
          <table:table-cell table:style-name="ce85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85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71" table:formula="of:=VLOOKUP([.AV35];A_5_INPUT_DATE_E_RISULTATI_2A_FASE;6;0)" office:value-type="float" office:value="55" calcext:value-type="float">
            <text:p>55</text:p>
          </table:table-cell>
          <table:table-cell table:style-name="ce71" table:formula="of:=VLOOKUP([.AV35];A_5_INPUT_DATE_E_RISULTATI_2A_FASE;7;0)" office:value-type="float" office:value="41" calcext:value-type="float">
            <text:p>41</text:p>
          </table:table-cell>
          <table:table-cell table:style-name="ce85" table:formula="of:=IF([.BC35]&gt;[.BD35];[.BA35];[.BB35])" office:value-type="string" office:string-value="Iguane" calcext:value-type="string">
            <text:p>Iguane</text:p>
          </table:table-cell>
          <table:table-cell table:style-name="ce85" table:formula="of:=IF([.BC35]&lt;[.BD35];[.BA35];[.BB35])" office:value-type="string" office:string-value="Muli" calcext:value-type="string">
            <text:p>Muli</text:p>
          </table:table-cell>
          <table:table-cell table:style-name="ce71" table:formula="of:=1*([.BC35]&gt;[.BD35])" office:value-type="float" office:value="1" calcext:value-type="float">
            <text:p>1</text:p>
          </table:table-cell>
          <table:table-cell table:style-name="ce88" table:formula="of:=1*([.BC35]&lt;[.BD35])*NOT(AND([.BC35]=0;[.BD35]=20))" office:value-type="float" office:value="0" calcext:value-type="float">
            <text:p>0</text:p>
          </table:table-cell>
          <table:table-cell table:style-name="ce88" table:formula="of:=1*AND([.BC35]=0;[.BD35]=20)" office:value-type="float" office:value="0" calcext:value-type="float">
            <text:p>0</text:p>
          </table:table-cell>
          <table:table-cell table:style-name="ce71" table:formula="of:=[.BC35]" office:value-type="float" office:value="55" calcext:value-type="float">
            <text:p>55</text:p>
          </table:table-cell>
          <table:table-cell table:style-name="ce71" table:formula="of:=[.BD35]" office:value-type="float" office:value="41" calcext:value-type="float">
            <text:p>41</text:p>
          </table:table-cell>
          <table:table-cell table:style-name="ce91" table:formula="of:=[.BJ35]-[.BK35]" office:value-type="float" office:value="14" calcext:value-type="float">
            <text:p>+14</text:p>
          </table:table-cell>
          <table:table-cell table:style-name="ce71" table:formula="of:=1*([.BD35]&gt;[.BC35])" office:value-type="float" office:value="0" calcext:value-type="float">
            <text:p>0</text:p>
          </table:table-cell>
          <table:table-cell table:style-name="ce71" table:formula="of:=1*([.BD35]&lt;[.BC35])*NOT(AND([.BC35]=20;[.BD35]=0))" office:value-type="float" office:value="1" calcext:value-type="float">
            <text:p>1</text:p>
          </table:table-cell>
          <table:table-cell table:style-name="ce71" table:formula="of:=1*AND([.BC35]=20;[.BD35]=0)" office:value-type="float" office:value="0" calcext:value-type="float">
            <text:p>0</text:p>
          </table:table-cell>
          <table:table-cell table:style-name="ce71" table:formula="of:=[.BD35]" office:value-type="float" office:value="41" calcext:value-type="float">
            <text:p>41</text:p>
          </table:table-cell>
          <table:table-cell table:style-name="ce71" table:formula="of:=[.BC35]" office:value-type="float" office:value="55" calcext:value-type="float">
            <text:p>55</text:p>
          </table:table-cell>
          <table:table-cell table:style-name="ce94" table:formula="of:=[.BP35]-[.BQ35]" office:value-type="float" office:value="-14" calcext:value-type="float">
            <text:p>-14</text:p>
          </table:table-cell>
          <table:table-cell table:number-columns-repeated="954"/>
        </table:table-row>
        <table:table-row table:style-name="ro1">
          <table:table-cell table:style-name="ce26" office:value-type="float" office:value="46" calcext:value-type="float">
            <text:p>4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2</text:p>
          </table:table-cell>
          <table:table-cell table:style-name="ce71" office:value-type="string" calcext:value-type="string">
            <text:p>F3</text:p>
          </table:table-cell>
          <table:table-cell table:style-name="ce85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85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71" table:formula="of:=VLOOKUP([.A36];A_4_INPUT_DATE_E_RISULTATI_GIRONI;6;0)" office:value-type="float" office:value="34" calcext:value-type="float">
            <text:p>34</text:p>
          </table:table-cell>
          <table:table-cell table:style-name="ce71" table:formula="of:=VLOOKUP([.A36];A_4_INPUT_DATE_E_RISULTATI_GIRONI;7;0)" office:value-type="float" office:value="33" calcext:value-type="float">
            <text:p>33</text:p>
          </table:table-cell>
          <table:table-cell table:style-name="ce85" table:formula="of:=IF([.H36]&gt;[.I36];[.F36];[.G36])" office:value-type="string" office:string-value="Gabbiani" calcext:value-type="string">
            <text:p>Gabbiani</text:p>
          </table:table-cell>
          <table:table-cell table:style-name="ce85" table:formula="of:=IF([.H36]&lt;[.I36];[.F36];[.G36])" office:value-type="string" office:string-value="Delfini" calcext:value-type="string">
            <text:p>Delfini</text:p>
          </table:table-cell>
          <table:table-cell table:style-name="ce71" table:formula="of:=1*([.H36]&gt;[.I36])" office:value-type="float" office:value="1" calcext:value-type="float">
            <text:p>1</text:p>
          </table:table-cell>
          <table:table-cell table:style-name="ce88" table:formula="of:=1*([.H36]&lt;[.I36])*NOT(AND([.H36]=0;[.I36]=20))" office:value-type="float" office:value="0" calcext:value-type="float">
            <text:p>0</text:p>
          </table:table-cell>
          <table:table-cell table:style-name="ce88" table:formula="of:=1*AND([.H36]=0;[.I36]=20)" office:value-type="float" office:value="0" calcext:value-type="float">
            <text:p>0</text:p>
          </table:table-cell>
          <table:table-cell table:style-name="ce71" table:formula="of:=[.H36]" office:value-type="float" office:value="34" calcext:value-type="float">
            <text:p>34</text:p>
          </table:table-cell>
          <table:table-cell table:style-name="ce71" table:formula="of:=[.I36]" office:value-type="float" office:value="33" calcext:value-type="float">
            <text:p>33</text:p>
          </table:table-cell>
          <table:table-cell table:style-name="ce91" table:formula="of:=[.O36]-[.P36]" office:value-type="float" office:value="1" calcext:value-type="float">
            <text:p>+1</text:p>
          </table:table-cell>
          <table:table-cell table:style-name="ce71" table:formula="of:=1*([.I36]&gt;[.H36])" office:value-type="float" office:value="0" calcext:value-type="float">
            <text:p>0</text:p>
          </table:table-cell>
          <table:table-cell table:style-name="ce71" table:formula="of:=1*([.I36]&lt;[.H36])*NOT(AND([.H36]=20;[.I36]=0))" office:value-type="float" office:value="1" calcext:value-type="float">
            <text:p>1</text:p>
          </table:table-cell>
          <table:table-cell table:style-name="ce71" table:formula="of:=1*AND([.H36]=20;[.I36]=0)" office:value-type="float" office:value="0" calcext:value-type="float">
            <text:p>0</text:p>
          </table:table-cell>
          <table:table-cell table:style-name="ce71" table:formula="of:=[.I36]" office:value-type="float" office:value="33" calcext:value-type="float">
            <text:p>33</text:p>
          </table:table-cell>
          <table:table-cell table:style-name="ce71" table:formula="of:=[.H36]" office:value-type="float" office:value="34" calcext:value-type="float">
            <text:p>34</text:p>
          </table:table-cell>
          <table:table-cell table:style-name="ce94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66" office:value-type="string" calcext:value-type="string">
            <text:p>25-28/1</text:p>
          </table:table-cell>
          <table:table-cell table:style-name="ce170" office:value-type="float" office:value="82" calcext:value-type="float">
            <text:p>8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28</text:p>
          </table:table-cell>
          <table:table-cell table:style-name="ce180" office:value-type="string" calcext:value-type="string">
            <text:p>V63</text:p>
          </table:table-cell>
          <table:table-cell table:style-name="ce180" office:value-type="string" calcext:value-type="string">
            <text:p>V66</text:p>
          </table:table-cell>
          <table:table-cell table:style-name="ce85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85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71" table:formula="of:=VLOOKUP([.AV36];A_5_INPUT_DATE_E_RISULTATI_2A_FASE;6;0)" office:value-type="float" office:value="63" calcext:value-type="float">
            <text:p>63</text:p>
          </table:table-cell>
          <table:table-cell table:style-name="ce71" table:formula="of:=VLOOKUP([.AV36];A_5_INPUT_DATE_E_RISULTATI_2A_FASE;7;0)" office:value-type="float" office:value="37" calcext:value-type="float">
            <text:p>37</text:p>
          </table:table-cell>
          <table:table-cell table:style-name="ce85" table:formula="of:=IF([.BC36]&gt;[.BD36];[.BA36];[.BB36])" office:value-type="string" office:string-value="Delfini" calcext:value-type="string">
            <text:p>Delfini</text:p>
          </table:table-cell>
          <table:table-cell table:style-name="ce85" table:formula="of:=IF([.BC36]&lt;[.BD36];[.BA36];[.BB36])" office:value-type="string" office:string-value="Ghepardi" calcext:value-type="string">
            <text:p>Ghepardi</text:p>
          </table:table-cell>
          <table:table-cell table:style-name="ce71" table:formula="of:=1*([.BC36]&gt;[.BD36])" office:value-type="float" office:value="1" calcext:value-type="float">
            <text:p>1</text:p>
          </table:table-cell>
          <table:table-cell table:style-name="ce88" table:formula="of:=1*([.BC36]&lt;[.BD36])*NOT(AND([.BC36]=0;[.BD36]=20))" office:value-type="float" office:value="0" calcext:value-type="float">
            <text:p>0</text:p>
          </table:table-cell>
          <table:table-cell table:style-name="ce88" table:formula="of:=1*AND([.BC36]=0;[.BD36]=20)" office:value-type="float" office:value="0" calcext:value-type="float">
            <text:p>0</text:p>
          </table:table-cell>
          <table:table-cell table:style-name="ce71" table:formula="of:=[.BC36]" office:value-type="float" office:value="63" calcext:value-type="float">
            <text:p>63</text:p>
          </table:table-cell>
          <table:table-cell table:style-name="ce71" table:formula="of:=[.BD36]" office:value-type="float" office:value="37" calcext:value-type="float">
            <text:p>37</text:p>
          </table:table-cell>
          <table:table-cell table:style-name="ce91" table:formula="of:=[.BJ36]-[.BK36]" office:value-type="float" office:value="26" calcext:value-type="float">
            <text:p>+26</text:p>
          </table:table-cell>
          <table:table-cell table:style-name="ce71" table:formula="of:=1*([.BD36]&gt;[.BC36])" office:value-type="float" office:value="0" calcext:value-type="float">
            <text:p>0</text:p>
          </table:table-cell>
          <table:table-cell table:style-name="ce71" table:formula="of:=1*([.BD36]&lt;[.BC36])*NOT(AND([.BC36]=20;[.BD36]=0))" office:value-type="float" office:value="1" calcext:value-type="float">
            <text:p>1</text:p>
          </table:table-cell>
          <table:table-cell table:style-name="ce71" table:formula="of:=1*AND([.BC36]=20;[.BD36]=0)" office:value-type="float" office:value="0" calcext:value-type="float">
            <text:p>0</text:p>
          </table:table-cell>
          <table:table-cell table:style-name="ce71" table:formula="of:=[.BD36]" office:value-type="float" office:value="37" calcext:value-type="float">
            <text:p>37</text:p>
          </table:table-cell>
          <table:table-cell table:style-name="ce71" table:formula="of:=[.BC36]" office:value-type="float" office:value="63" calcext:value-type="float">
            <text:p>63</text:p>
          </table:table-cell>
          <table:table-cell table:style-name="ce94" table:formula="of:=[.BP36]-[.BQ36]" office:value-type="float" office:value="-26" calcext:value-type="float">
            <text:p>-26</text:p>
          </table:table-cell>
          <table:table-cell table:number-columns-repeated="954"/>
        </table:table-row>
        <table:table-row table:style-name="ro1">
          <table:table-cell table:style-name="ce26" office:value-type="float" office:value="34" calcext:value-type="float">
            <text:p>3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2</text:p>
          </table:table-cell>
          <table:table-cell table:style-name="ce71" office:value-type="string" calcext:value-type="string">
            <text:p>F4</text:p>
          </table:table-cell>
          <table:table-cell table:style-name="ce85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85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71" table:formula="of:=VLOOKUP([.A37];A_4_INPUT_DATE_E_RISULTATI_GIRONI;6;0)" office:value-type="float" office:value="35" calcext:value-type="float">
            <text:p>35</text:p>
          </table:table-cell>
          <table:table-cell table:style-name="ce71" table:formula="of:=VLOOKUP([.A37];A_4_INPUT_DATE_E_RISULTATI_GIRONI;7;0)" office:value-type="float" office:value="34" calcext:value-type="float">
            <text:p>34</text:p>
          </table:table-cell>
          <table:table-cell table:style-name="ce85" table:formula="of:=IF([.H37]&gt;[.I37];[.F37];[.G37])" office:value-type="string" office:string-value="Gabbiani" calcext:value-type="string">
            <text:p>Gabbiani</text:p>
          </table:table-cell>
          <table:table-cell table:style-name="ce85" table:formula="of:=IF([.H37]&lt;[.I37];[.F37];[.G37])" office:value-type="string" office:string-value="Fenicotteri" calcext:value-type="string">
            <text:p>Fenicotteri</text:p>
          </table:table-cell>
          <table:table-cell table:style-name="ce71" table:formula="of:=1*([.H37]&gt;[.I37])" office:value-type="float" office:value="1" calcext:value-type="float">
            <text:p>1</text:p>
          </table:table-cell>
          <table:table-cell table:style-name="ce88" table:formula="of:=1*([.H37]&lt;[.I37])*NOT(AND([.H37]=0;[.I37]=20))" office:value-type="float" office:value="0" calcext:value-type="float">
            <text:p>0</text:p>
          </table:table-cell>
          <table:table-cell table:style-name="ce88" table:formula="of:=1*AND([.H37]=0;[.I37]=20)" office:value-type="float" office:value="0" calcext:value-type="float">
            <text:p>0</text:p>
          </table:table-cell>
          <table:table-cell table:style-name="ce71" table:formula="of:=[.H37]" office:value-type="float" office:value="35" calcext:value-type="float">
            <text:p>35</text:p>
          </table:table-cell>
          <table:table-cell table:style-name="ce71" table:formula="of:=[.I37]" office:value-type="float" office:value="34" calcext:value-type="float">
            <text:p>34</text:p>
          </table:table-cell>
          <table:table-cell table:style-name="ce91" table:formula="of:=[.O37]-[.P37]" office:value-type="float" office:value="1" calcext:value-type="float">
            <text:p>+1</text:p>
          </table:table-cell>
          <table:table-cell table:style-name="ce71" table:formula="of:=1*([.I37]&gt;[.H37])" office:value-type="float" office:value="0" calcext:value-type="float">
            <text:p>0</text:p>
          </table:table-cell>
          <table:table-cell table:style-name="ce71" table:formula="of:=1*([.I37]&lt;[.H37])*NOT(AND([.H37]=20;[.I37]=0))" office:value-type="float" office:value="1" calcext:value-type="float">
            <text:p>1</text:p>
          </table:table-cell>
          <table:table-cell table:style-name="ce71" table:formula="of:=1*AND([.H37]=20;[.I37]=0)" office:value-type="float" office:value="0" calcext:value-type="float">
            <text:p>0</text:p>
          </table:table-cell>
          <table:table-cell table:style-name="ce71" table:formula="of:=[.I37]" office:value-type="float" office:value="34" calcext:value-type="float">
            <text:p>34</text:p>
          </table:table-cell>
          <table:table-cell table:style-name="ce71" table:formula="of:=[.H37]" office:value-type="float" office:value="35" calcext:value-type="float">
            <text:p>35</text:p>
          </table:table-cell>
          <table:table-cell table:style-name="ce94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66" office:value-type="string" calcext:value-type="string">
            <text:p>29-32/2</text:p>
          </table:table-cell>
          <table:table-cell table:style-name="ce170" office:value-type="float" office:value="83" calcext:value-type="float">
            <text:p>8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9-32</text:p>
          </table:table-cell>
          <table:table-cell table:style-name="ce180" office:value-type="string" calcext:value-type="string">
            <text:p>P65</text:p>
          </table:table-cell>
          <table:table-cell table:style-name="ce180" office:value-type="string" calcext:value-type="string">
            <text:p>P67</text:p>
          </table:table-cell>
          <table:table-cell table:style-name="ce85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85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71" table:formula="of:=VLOOKUP([.AV37];A_5_INPUT_DATE_E_RISULTATI_2A_FASE;6;0)" office:value-type="float" office:value="52" calcext:value-type="float">
            <text:p>52</text:p>
          </table:table-cell>
          <table:table-cell table:style-name="ce71" table:formula="of:=VLOOKUP([.AV37];A_5_INPUT_DATE_E_RISULTATI_2A_FASE;7;0)" office:value-type="float" office:value="40" calcext:value-type="float">
            <text:p>40</text:p>
          </table:table-cell>
          <table:table-cell table:style-name="ce85" table:formula="of:=IF([.BC37]&gt;[.BD37];[.BA37];[.BB37])" office:value-type="string" office:string-value="Falchi" calcext:value-type="string">
            <text:p>Falchi</text:p>
          </table:table-cell>
          <table:table-cell table:style-name="ce85" table:formula="of:=IF([.BC37]&lt;[.BD37];[.BA37];[.BB37])" office:value-type="string" office:string-value="Scorpioni" calcext:value-type="string">
            <text:p>Scorpioni</text:p>
          </table:table-cell>
          <table:table-cell table:style-name="ce71" table:formula="of:=1*([.BC37]&gt;[.BD37])" office:value-type="float" office:value="1" calcext:value-type="float">
            <text:p>1</text:p>
          </table:table-cell>
          <table:table-cell table:style-name="ce88" table:formula="of:=1*([.BC37]&lt;[.BD37])*NOT(AND([.BC37]=0;[.BD37]=20))" office:value-type="float" office:value="0" calcext:value-type="float">
            <text:p>0</text:p>
          </table:table-cell>
          <table:table-cell table:style-name="ce88" table:formula="of:=1*AND([.BC37]=0;[.BD37]=20)" office:value-type="float" office:value="0" calcext:value-type="float">
            <text:p>0</text:p>
          </table:table-cell>
          <table:table-cell table:style-name="ce71" table:formula="of:=[.BC37]" office:value-type="float" office:value="52" calcext:value-type="float">
            <text:p>52</text:p>
          </table:table-cell>
          <table:table-cell table:style-name="ce71" table:formula="of:=[.BD37]" office:value-type="float" office:value="40" calcext:value-type="float">
            <text:p>40</text:p>
          </table:table-cell>
          <table:table-cell table:style-name="ce91" table:formula="of:=[.BJ37]-[.BK37]" office:value-type="float" office:value="12" calcext:value-type="float">
            <text:p>+12</text:p>
          </table:table-cell>
          <table:table-cell table:style-name="ce71" table:formula="of:=1*([.BD37]&gt;[.BC37])" office:value-type="float" office:value="0" calcext:value-type="float">
            <text:p>0</text:p>
          </table:table-cell>
          <table:table-cell table:style-name="ce71" table:formula="of:=1*([.BD37]&lt;[.BC37])*NOT(AND([.BC37]=20;[.BD37]=0))" office:value-type="float" office:value="1" calcext:value-type="float">
            <text:p>1</text:p>
          </table:table-cell>
          <table:table-cell table:style-name="ce71" table:formula="of:=1*AND([.BC37]=20;[.BD37]=0)" office:value-type="float" office:value="0" calcext:value-type="float">
            <text:p>0</text:p>
          </table:table-cell>
          <table:table-cell table:style-name="ce71" table:formula="of:=[.BD37]" office:value-type="float" office:value="40" calcext:value-type="float">
            <text:p>40</text:p>
          </table:table-cell>
          <table:table-cell table:style-name="ce71" table:formula="of:=[.BC37]" office:value-type="float" office:value="52" calcext:value-type="float">
            <text:p>52</text:p>
          </table:table-cell>
          <table:table-cell table:style-name="ce94" table:formula="of:=[.BP37]-[.BQ37]" office:value-type="float" office:value="-12" calcext:value-type="float">
            <text:p>-12</text:p>
          </table:table-cell>
          <table:table-cell table:number-columns-repeated="954"/>
        </table:table-row>
        <table:table-row table:style-name="ro1">
          <table:table-cell table:style-name="ce26" office:value-type="float" office:value="22" calcext:value-type="float">
            <text:p>2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F</text:p>
          </table:table-cell>
          <table:table-cell table:style-name="ce71" office:value-type="string" calcext:value-type="string">
            <text:p>F3</text:p>
          </table:table-cell>
          <table:table-cell table:style-name="ce71" office:value-type="string" calcext:value-type="string">
            <text:p>F4</text:p>
          </table:table-cell>
          <table:table-cell table:style-name="ce85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85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71" table:formula="of:=VLOOKUP([.A38];A_4_INPUT_DATE_E_RISULTATI_GIRONI;6;0)" office:value-type="float" office:value="34" calcext:value-type="float">
            <text:p>34</text:p>
          </table:table-cell>
          <table:table-cell table:style-name="ce71" table:formula="of:=VLOOKUP([.A38];A_4_INPUT_DATE_E_RISULTATI_GIRONI;7;0)" office:value-type="float" office:value="33" calcext:value-type="float">
            <text:p>33</text:p>
          </table:table-cell>
          <table:table-cell table:style-name="ce85" table:formula="of:=IF([.H38]&gt;[.I38];[.F38];[.G38])" office:value-type="string" office:string-value="Delfini" calcext:value-type="string">
            <text:p>Delfini</text:p>
          </table:table-cell>
          <table:table-cell table:style-name="ce85" table:formula="of:=IF([.H38]&lt;[.I38];[.F38];[.G38])" office:value-type="string" office:string-value="Fenicotteri" calcext:value-type="string">
            <text:p>Fenicotteri</text:p>
          </table:table-cell>
          <table:table-cell table:style-name="ce71" table:formula="of:=1*([.H38]&gt;[.I38])" office:value-type="float" office:value="1" calcext:value-type="float">
            <text:p>1</text:p>
          </table:table-cell>
          <table:table-cell table:style-name="ce88" table:formula="of:=1*([.H38]&lt;[.I38])*NOT(AND([.H38]=0;[.I38]=20))" office:value-type="float" office:value="0" calcext:value-type="float">
            <text:p>0</text:p>
          </table:table-cell>
          <table:table-cell table:style-name="ce88" table:formula="of:=1*AND([.H38]=0;[.I38]=20)" office:value-type="float" office:value="0" calcext:value-type="float">
            <text:p>0</text:p>
          </table:table-cell>
          <table:table-cell table:style-name="ce71" table:formula="of:=[.H38]" office:value-type="float" office:value="34" calcext:value-type="float">
            <text:p>34</text:p>
          </table:table-cell>
          <table:table-cell table:style-name="ce71" table:formula="of:=[.I38]" office:value-type="float" office:value="33" calcext:value-type="float">
            <text:p>33</text:p>
          </table:table-cell>
          <table:table-cell table:style-name="ce91" table:formula="of:=[.O38]-[.P38]" office:value-type="float" office:value="1" calcext:value-type="float">
            <text:p>+1</text:p>
          </table:table-cell>
          <table:table-cell table:style-name="ce71" table:formula="of:=1*([.I38]&gt;[.H38])" office:value-type="float" office:value="0" calcext:value-type="float">
            <text:p>0</text:p>
          </table:table-cell>
          <table:table-cell table:style-name="ce71" table:formula="of:=1*([.I38]&lt;[.H38])*NOT(AND([.H38]=20;[.I38]=0))" office:value-type="float" office:value="1" calcext:value-type="float">
            <text:p>1</text:p>
          </table:table-cell>
          <table:table-cell table:style-name="ce71" table:formula="of:=1*AND([.H38]=20;[.I38]=0)" office:value-type="float" office:value="0" calcext:value-type="float">
            <text:p>0</text:p>
          </table:table-cell>
          <table:table-cell table:style-name="ce71" table:formula="of:=[.I38]" office:value-type="float" office:value="33" calcext:value-type="float">
            <text:p>33</text:p>
          </table:table-cell>
          <table:table-cell table:style-name="ce71" table:formula="of:=[.H38]" office:value-type="float" office:value="34" calcext:value-type="float">
            <text:p>34</text:p>
          </table:table-cell>
          <table:table-cell table:style-name="ce94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66" office:value-type="string" calcext:value-type="string">
            <text:p>29-32/1</text:p>
          </table:table-cell>
          <table:table-cell table:style-name="ce170" office:value-type="float" office:value="84" calcext:value-type="float">
            <text:p>8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9-32</text:p>
          </table:table-cell>
          <table:table-cell table:style-name="ce180" office:value-type="string" calcext:value-type="string">
            <text:p>P63</text:p>
          </table:table-cell>
          <table:table-cell table:style-name="ce180" office:value-type="string" calcext:value-type="string">
            <text:p>P66</text:p>
          </table:table-cell>
          <table:table-cell table:style-name="ce85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85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71" table:formula="of:=VLOOKUP([.AV38];A_5_INPUT_DATE_E_RISULTATI_2A_FASE;6;0)" office:value-type="float" office:value="52" calcext:value-type="float">
            <text:p>52</text:p>
          </table:table-cell>
          <table:table-cell table:style-name="ce71" table:formula="of:=VLOOKUP([.AV38];A_5_INPUT_DATE_E_RISULTATI_2A_FASE;7;0)" office:value-type="float" office:value="36" calcext:value-type="float">
            <text:p>36</text:p>
          </table:table-cell>
          <table:table-cell table:style-name="ce85" table:formula="of:=IF([.BC38]&gt;[.BD38];[.BA38];[.BB38])" office:value-type="string" office:string-value="Scorpioni" calcext:value-type="string">
            <text:p>Scorpioni</text:p>
          </table:table-cell>
          <table:table-cell table:style-name="ce85" table:formula="of:=IF([.BC38]&lt;[.BD38];[.BA38];[.BB38])" office:value-type="string" office:string-value="Serval" calcext:value-type="string">
            <text:p>Serval</text:p>
          </table:table-cell>
          <table:table-cell table:style-name="ce71" table:formula="of:=1*([.BC38]&gt;[.BD38])" office:value-type="float" office:value="1" calcext:value-type="float">
            <text:p>1</text:p>
          </table:table-cell>
          <table:table-cell table:style-name="ce88" table:formula="of:=1*([.BC38]&lt;[.BD38])*NOT(AND([.BC38]=0;[.BD38]=20))" office:value-type="float" office:value="0" calcext:value-type="float">
            <text:p>0</text:p>
          </table:table-cell>
          <table:table-cell table:style-name="ce88" table:formula="of:=1*AND([.BC38]=0;[.BD38]=20)" office:value-type="float" office:value="0" calcext:value-type="float">
            <text:p>0</text:p>
          </table:table-cell>
          <table:table-cell table:style-name="ce71" table:formula="of:=[.BC38]" office:value-type="float" office:value="52" calcext:value-type="float">
            <text:p>52</text:p>
          </table:table-cell>
          <table:table-cell table:style-name="ce71" table:formula="of:=[.BD38]" office:value-type="float" office:value="36" calcext:value-type="float">
            <text:p>36</text:p>
          </table:table-cell>
          <table:table-cell table:style-name="ce91" table:formula="of:=[.BJ38]-[.BK38]" office:value-type="float" office:value="16" calcext:value-type="float">
            <text:p>+16</text:p>
          </table:table-cell>
          <table:table-cell table:style-name="ce71" table:formula="of:=1*([.BD38]&gt;[.BC38])" office:value-type="float" office:value="0" calcext:value-type="float">
            <text:p>0</text:p>
          </table:table-cell>
          <table:table-cell table:style-name="ce71" table:formula="of:=1*([.BD38]&lt;[.BC38])*NOT(AND([.BC38]=20;[.BD38]=0))" office:value-type="float" office:value="1" calcext:value-type="float">
            <text:p>1</text:p>
          </table:table-cell>
          <table:table-cell table:style-name="ce71" table:formula="of:=1*AND([.BC38]=20;[.BD38]=0)" office:value-type="float" office:value="0" calcext:value-type="float">
            <text:p>0</text:p>
          </table:table-cell>
          <table:table-cell table:style-name="ce71" table:formula="of:=[.BD38]" office:value-type="float" office:value="36" calcext:value-type="float">
            <text:p>36</text:p>
          </table:table-cell>
          <table:table-cell table:style-name="ce71" table:formula="of:=[.BC38]" office:value-type="float" office:value="52" calcext:value-type="float">
            <text:p>52</text:p>
          </table:table-cell>
          <table:table-cell table:style-name="ce94" table:formula="of:=[.BP38]-[.BQ38]" office:value-type="float" office:value="-16" calcext:value-type="float">
            <text:p>-16</text:p>
          </table:table-cell>
          <table:table-cell table:number-columns-repeated="954"/>
        </table:table-row>
        <table:table-row table:style-name="ro1">
          <table:table-cell table:style-name="ce26" office:value-type="float" office:value="19" calcext:value-type="float">
            <text:p>19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1</text:p>
          </table:table-cell>
          <table:table-cell table:style-name="ce71" office:value-type="string" calcext:value-type="string">
            <text:p>G2</text:p>
          </table:table-cell>
          <table:table-cell table:style-name="ce85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85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71" table:formula="of:=VLOOKUP([.A39];A_4_INPUT_DATE_E_RISULTATI_GIRONI;6;0)" office:value-type="float" office:value="20" calcext:value-type="float">
            <text:p>20</text:p>
          </table:table-cell>
          <table:table-cell table:style-name="ce71" table:formula="of:=VLOOKUP([.A39];A_4_INPUT_DATE_E_RISULTATI_GIRONI;7;0)" office:value-type="float" office:value="0" calcext:value-type="float">
            <text:p>0</text:p>
          </table:table-cell>
          <table:table-cell table:style-name="ce85" table:formula="of:=IF([.H39]&gt;[.I39];[.F39];[.G39])" office:value-type="string" office:string-value="Istrici" calcext:value-type="string">
            <text:p>Istrici</text:p>
          </table:table-cell>
          <table:table-cell table:style-name="ce85" table:formula="of:=IF([.H39]&lt;[.I39];[.F39];[.G39])" office:value-type="string" office:string-value="Gorilla" calcext:value-type="string">
            <text:p>Gorilla</text:p>
          </table:table-cell>
          <table:table-cell table:style-name="ce71" table:formula="of:=1*([.H39]&gt;[.I39])" office:value-type="float" office:value="1" calcext:value-type="float">
            <text:p>1</text:p>
          </table:table-cell>
          <table:table-cell table:style-name="ce88" table:formula="of:=1*([.H39]&lt;[.I39])*NOT(AND([.H39]=0;[.I39]=20))" office:value-type="float" office:value="0" calcext:value-type="float">
            <text:p>0</text:p>
          </table:table-cell>
          <table:table-cell table:style-name="ce88" table:formula="of:=1*AND([.H39]=0;[.I39]=20)" office:value-type="float" office:value="0" calcext:value-type="float">
            <text:p>0</text:p>
          </table:table-cell>
          <table:table-cell table:style-name="ce71" table:formula="of:=[.H39]" office:value-type="float" office:value="20" calcext:value-type="float">
            <text:p>20</text:p>
          </table:table-cell>
          <table:table-cell table:style-name="ce71" table:formula="of:=[.I39]" office:value-type="float" office:value="0" calcext:value-type="float">
            <text:p>0</text:p>
          </table:table-cell>
          <table:table-cell table:style-name="ce91" table:formula="of:=[.O39]-[.P39]" office:value-type="float" office:value="20" calcext:value-type="float">
            <text:p>+20</text:p>
          </table:table-cell>
          <table:table-cell table:style-name="ce71" table:formula="of:=1*([.I39]&gt;[.H39])" office:value-type="float" office:value="0" calcext:value-type="float">
            <text:p>0</text:p>
          </table:table-cell>
          <table:table-cell table:style-name="ce71" table:formula="of:=1*([.I39]&lt;[.H39])*NOT(AND([.H39]=20;[.I39]=0))" office:value-type="float" office:value="0" calcext:value-type="float">
            <text:p>0</text:p>
          </table:table-cell>
          <table:table-cell table:style-name="ce71" table:formula="of:=1*AND([.H39]=20;[.I39]=0)" office:value-type="float" office:value="1" calcext:value-type="float">
            <text:p>1</text:p>
          </table:table-cell>
          <table:table-cell table:style-name="ce71" table:formula="of:=[.I39]" office:value-type="float" office:value="0" calcext:value-type="float">
            <text:p>0</text:p>
          </table:table-cell>
          <table:table-cell table:style-name="ce71" table:formula="of:=[.H39]" office:value-type="float" office:value="20" calcext:value-type="float">
            <text:p>20</text:p>
          </table:table-cell>
          <table:table-cell table:style-name="ce94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5-8/2</text:p>
          </table:table-cell>
          <table:table-cell table:style-name="ce170" office:value-type="float" office:value="85" calcext:value-type="float">
            <text:p>8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5-8</text:p>
          </table:table-cell>
          <table:table-cell table:style-name="ce180" office:value-type="string" calcext:value-type="string">
            <text:p>P69</text:p>
          </table:table-cell>
          <table:table-cell table:style-name="ce180" office:value-type="string" calcext:value-type="string">
            <text:p>P70</text:p>
          </table:table-cell>
          <table:table-cell table:style-name="ce85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85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71" table:formula="of:=VLOOKUP([.AV39];A_5_INPUT_DATE_E_RISULTATI_2A_FASE;6;0)" office:value-type="float" office:value="70" calcext:value-type="float">
            <text:p>70</text:p>
          </table:table-cell>
          <table:table-cell table:style-name="ce71" table:formula="of:=VLOOKUP([.AV39];A_5_INPUT_DATE_E_RISULTATI_2A_FASE;7;0)" office:value-type="float" office:value="42" calcext:value-type="float">
            <text:p>42</text:p>
          </table:table-cell>
          <table:table-cell table:style-name="ce85" table:formula="of:=IF([.BC39]&gt;[.BD39];[.BA39];[.BB39])" office:value-type="string" office:string-value="Giaguari" calcext:value-type="string">
            <text:p>Giaguari</text:p>
          </table:table-cell>
          <table:table-cell table:style-name="ce85" table:formula="of:=IF([.BC39]&lt;[.BD39];[.BA39];[.BB39])" office:value-type="string" office:string-value="Balene" calcext:value-type="string">
            <text:p>Balene</text:p>
          </table:table-cell>
          <table:table-cell table:style-name="ce71" table:formula="of:=1*([.BC39]&gt;[.BD39])" office:value-type="float" office:value="1" calcext:value-type="float">
            <text:p>1</text:p>
          </table:table-cell>
          <table:table-cell table:style-name="ce88" table:formula="of:=1*([.BC39]&lt;[.BD39])*NOT(AND([.BC39]=0;[.BD39]=20))" office:value-type="float" office:value="0" calcext:value-type="float">
            <text:p>0</text:p>
          </table:table-cell>
          <table:table-cell table:style-name="ce88" table:formula="of:=1*AND([.BC39]=0;[.BD39]=20)" office:value-type="float" office:value="0" calcext:value-type="float">
            <text:p>0</text:p>
          </table:table-cell>
          <table:table-cell table:style-name="ce71" table:formula="of:=[.BC39]" office:value-type="float" office:value="70" calcext:value-type="float">
            <text:p>70</text:p>
          </table:table-cell>
          <table:table-cell table:style-name="ce71" table:formula="of:=[.BD39]" office:value-type="float" office:value="42" calcext:value-type="float">
            <text:p>42</text:p>
          </table:table-cell>
          <table:table-cell table:style-name="ce91" table:formula="of:=[.BJ39]-[.BK39]" office:value-type="float" office:value="28" calcext:value-type="float">
            <text:p>+28</text:p>
          </table:table-cell>
          <table:table-cell table:style-name="ce71" table:formula="of:=1*([.BD39]&gt;[.BC39])" office:value-type="float" office:value="0" calcext:value-type="float">
            <text:p>0</text:p>
          </table:table-cell>
          <table:table-cell table:style-name="ce71" table:formula="of:=1*([.BD39]&lt;[.BC39])*NOT(AND([.BC39]=20;[.BD39]=0))" office:value-type="float" office:value="1" calcext:value-type="float">
            <text:p>1</text:p>
          </table:table-cell>
          <table:table-cell table:style-name="ce71" table:formula="of:=1*AND([.BC39]=20;[.BD39]=0)" office:value-type="float" office:value="0" calcext:value-type="float">
            <text:p>0</text:p>
          </table:table-cell>
          <table:table-cell table:style-name="ce71" table:formula="of:=[.BD39]" office:value-type="float" office:value="42" calcext:value-type="float">
            <text:p>42</text:p>
          </table:table-cell>
          <table:table-cell table:style-name="ce71" table:formula="of:=[.BC39]" office:value-type="float" office:value="70" calcext:value-type="float">
            <text:p>70</text:p>
          </table:table-cell>
          <table:table-cell table:style-name="ce94" table:formula="of:=[.BP39]-[.BQ39]" office:value-type="float" office:value="-28" calcext:value-type="float">
            <text:p>-28</text:p>
          </table:table-cell>
          <table:table-cell table:number-columns-repeated="954"/>
        </table:table-row>
        <table:table-row table:style-name="ro1">
          <table:table-cell table:style-name="ce26" office:value-type="float" office:value="31" calcext:value-type="float">
            <text:p>31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1</text:p>
          </table:table-cell>
          <table:table-cell table:style-name="ce71" office:value-type="string" calcext:value-type="string">
            <text:p>G3</text:p>
          </table:table-cell>
          <table:table-cell table:style-name="ce85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85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71" table:formula="of:=VLOOKUP([.A40];A_4_INPUT_DATE_E_RISULTATI_GIRONI;6;0)" office:value-type="float" office:value="20" calcext:value-type="float">
            <text:p>20</text:p>
          </table:table-cell>
          <table:table-cell table:style-name="ce71" table:formula="of:=VLOOKUP([.A40];A_4_INPUT_DATE_E_RISULTATI_GIRONI;7;0)" office:value-type="float" office:value="0" calcext:value-type="float">
            <text:p>0</text:p>
          </table:table-cell>
          <table:table-cell table:style-name="ce85" table:formula="of:=IF([.H40]&gt;[.I40];[.F40];[.G40])" office:value-type="string" office:string-value="Istrici" calcext:value-type="string">
            <text:p>Istrici</text:p>
          </table:table-cell>
          <table:table-cell table:style-name="ce85" table:formula="of:=IF([.H40]&lt;[.I40];[.F40];[.G40])" office:value-type="string" office:string-value="Muli" calcext:value-type="string">
            <text:p>Muli</text:p>
          </table:table-cell>
          <table:table-cell table:style-name="ce71" table:formula="of:=1*([.H40]&gt;[.I40])" office:value-type="float" office:value="1" calcext:value-type="float">
            <text:p>1</text:p>
          </table:table-cell>
          <table:table-cell table:style-name="ce88" table:formula="of:=1*([.H40]&lt;[.I40])*NOT(AND([.H40]=0;[.I40]=20))" office:value-type="float" office:value="0" calcext:value-type="float">
            <text:p>0</text:p>
          </table:table-cell>
          <table:table-cell table:style-name="ce88" table:formula="of:=1*AND([.H40]=0;[.I40]=20)" office:value-type="float" office:value="0" calcext:value-type="float">
            <text:p>0</text:p>
          </table:table-cell>
          <table:table-cell table:style-name="ce71" table:formula="of:=[.H40]" office:value-type="float" office:value="20" calcext:value-type="float">
            <text:p>20</text:p>
          </table:table-cell>
          <table:table-cell table:style-name="ce71" table:formula="of:=[.I40]" office:value-type="float" office:value="0" calcext:value-type="float">
            <text:p>0</text:p>
          </table:table-cell>
          <table:table-cell table:style-name="ce91" table:formula="of:=[.O40]-[.P40]" office:value-type="float" office:value="20" calcext:value-type="float">
            <text:p>+20</text:p>
          </table:table-cell>
          <table:table-cell table:style-name="ce71" table:formula="of:=1*([.I40]&gt;[.H40])" office:value-type="float" office:value="0" calcext:value-type="float">
            <text:p>0</text:p>
          </table:table-cell>
          <table:table-cell table:style-name="ce71" table:formula="of:=1*([.I40]&lt;[.H40])*NOT(AND([.H40]=20;[.I40]=0))" office:value-type="float" office:value="0" calcext:value-type="float">
            <text:p>0</text:p>
          </table:table-cell>
          <table:table-cell table:style-name="ce71" table:formula="of:=1*AND([.H40]=20;[.I40]=0)" office:value-type="float" office:value="1" calcext:value-type="float">
            <text:p>1</text:p>
          </table:table-cell>
          <table:table-cell table:style-name="ce71" table:formula="of:=[.I40]" office:value-type="float" office:value="0" calcext:value-type="float">
            <text:p>0</text:p>
          </table:table-cell>
          <table:table-cell table:style-name="ce71" table:formula="of:=[.H40]" office:value-type="float" office:value="20" calcext:value-type="float">
            <text:p>20</text:p>
          </table:table-cell>
          <table:table-cell table:style-name="ce94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5-8/1</text:p>
          </table:table-cell>
          <table:table-cell table:style-name="ce170" office:value-type="float" office:value="86" calcext:value-type="float">
            <text:p>8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5-8</text:p>
          </table:table-cell>
          <table:table-cell table:style-name="ce180" office:value-type="string" calcext:value-type="string">
            <text:p>P73</text:p>
          </table:table-cell>
          <table:table-cell table:style-name="ce180" office:value-type="string" calcext:value-type="string">
            <text:p>P74</text:p>
          </table:table-cell>
          <table:table-cell table:style-name="ce85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85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71" table:formula="of:=VLOOKUP([.AV40];A_5_INPUT_DATE_E_RISULTATI_2A_FASE;6;0)" office:value-type="float" office:value="55" calcext:value-type="float">
            <text:p>55</text:p>
          </table:table-cell>
          <table:table-cell table:style-name="ce71" table:formula="of:=VLOOKUP([.AV40];A_5_INPUT_DATE_E_RISULTATI_2A_FASE;7;0)" office:value-type="float" office:value="35" calcext:value-type="float">
            <text:p>35</text:p>
          </table:table-cell>
          <table:table-cell table:style-name="ce85" table:formula="of:=IF([.BC40]&gt;[.BD40];[.BA40];[.BB40])" office:value-type="string" office:string-value="Coccodrilli" calcext:value-type="string">
            <text:p>Coccodrilli</text:p>
          </table:table-cell>
          <table:table-cell table:style-name="ce85" table:formula="of:=IF([.BC40]&lt;[.BD40];[.BA40];[.BB40])" office:value-type="string" office:string-value="Piranha" calcext:value-type="string">
            <text:p>Piranha</text:p>
          </table:table-cell>
          <table:table-cell table:style-name="ce71" table:formula="of:=1*([.BC40]&gt;[.BD40])" office:value-type="float" office:value="1" calcext:value-type="float">
            <text:p>1</text:p>
          </table:table-cell>
          <table:table-cell table:style-name="ce88" table:formula="of:=1*([.BC40]&lt;[.BD40])*NOT(AND([.BC40]=0;[.BD40]=20))" office:value-type="float" office:value="0" calcext:value-type="float">
            <text:p>0</text:p>
          </table:table-cell>
          <table:table-cell table:style-name="ce88" table:formula="of:=1*AND([.BC40]=0;[.BD40]=20)" office:value-type="float" office:value="0" calcext:value-type="float">
            <text:p>0</text:p>
          </table:table-cell>
          <table:table-cell table:style-name="ce71" table:formula="of:=[.BC40]" office:value-type="float" office:value="55" calcext:value-type="float">
            <text:p>55</text:p>
          </table:table-cell>
          <table:table-cell table:style-name="ce71" table:formula="of:=[.BD40]" office:value-type="float" office:value="35" calcext:value-type="float">
            <text:p>35</text:p>
          </table:table-cell>
          <table:table-cell table:style-name="ce91" table:formula="of:=[.BJ40]-[.BK40]" office:value-type="float" office:value="20" calcext:value-type="float">
            <text:p>+20</text:p>
          </table:table-cell>
          <table:table-cell table:style-name="ce71" table:formula="of:=1*([.BD40]&gt;[.BC40])" office:value-type="float" office:value="0" calcext:value-type="float">
            <text:p>0</text:p>
          </table:table-cell>
          <table:table-cell table:style-name="ce71" table:formula="of:=1*([.BD40]&lt;[.BC40])*NOT(AND([.BC40]=20;[.BD40]=0))" office:value-type="float" office:value="1" calcext:value-type="float">
            <text:p>1</text:p>
          </table:table-cell>
          <table:table-cell table:style-name="ce71" table:formula="of:=1*AND([.BC40]=20;[.BD40]=0)" office:value-type="float" office:value="0" calcext:value-type="float">
            <text:p>0</text:p>
          </table:table-cell>
          <table:table-cell table:style-name="ce71" table:formula="of:=[.BD40]" office:value-type="float" office:value="35" calcext:value-type="float">
            <text:p>35</text:p>
          </table:table-cell>
          <table:table-cell table:style-name="ce71" table:formula="of:=[.BC40]" office:value-type="float" office:value="55" calcext:value-type="float">
            <text:p>55</text:p>
          </table:table-cell>
          <table:table-cell table:style-name="ce94" table:formula="of:=[.BP40]-[.BQ40]" office:value-type="float" office:value="-20" calcext:value-type="float">
            <text:p>-20</text:p>
          </table:table-cell>
          <table:table-cell table:number-columns-repeated="954"/>
        </table:table-row>
        <table:table-row table:style-name="ro1">
          <table:table-cell table:style-name="ce26" office:value-type="float" office:value="43" calcext:value-type="float">
            <text:p>4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1</text:p>
          </table:table-cell>
          <table:table-cell table:style-name="ce71" office:value-type="string" calcext:value-type="string">
            <text:p>G4</text:p>
          </table:table-cell>
          <table:table-cell table:style-name="ce85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85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71" table:formula="of:=VLOOKUP([.A41];A_4_INPUT_DATE_E_RISULTATI_GIRONI;6;0)" office:value-type="float" office:value="20" calcext:value-type="float">
            <text:p>20</text:p>
          </table:table-cell>
          <table:table-cell table:style-name="ce71" table:formula="of:=VLOOKUP([.A41];A_4_INPUT_DATE_E_RISULTATI_GIRONI;7;0)" office:value-type="float" office:value="0" calcext:value-type="float">
            <text:p>0</text:p>
          </table:table-cell>
          <table:table-cell table:style-name="ce85" table:formula="of:=IF([.H41]&gt;[.I41];[.F41];[.G41])" office:value-type="string" office:string-value="Istrici" calcext:value-type="string">
            <text:p>Istrici</text:p>
          </table:table-cell>
          <table:table-cell table:style-name="ce85" table:formula="of:=IF([.H41]&lt;[.I41];[.F41];[.G41])" office:value-type="string" office:string-value="Orche" calcext:value-type="string">
            <text:p>Orche</text:p>
          </table:table-cell>
          <table:table-cell table:style-name="ce71" table:formula="of:=1*([.H41]&gt;[.I41])" office:value-type="float" office:value="1" calcext:value-type="float">
            <text:p>1</text:p>
          </table:table-cell>
          <table:table-cell table:style-name="ce88" table:formula="of:=1*([.H41]&lt;[.I41])*NOT(AND([.H41]=0;[.I41]=20))" office:value-type="float" office:value="0" calcext:value-type="float">
            <text:p>0</text:p>
          </table:table-cell>
          <table:table-cell table:style-name="ce88" table:formula="of:=1*AND([.H41]=0;[.I41]=20)" office:value-type="float" office:value="0" calcext:value-type="float">
            <text:p>0</text:p>
          </table:table-cell>
          <table:table-cell table:style-name="ce71" table:formula="of:=[.H41]" office:value-type="float" office:value="20" calcext:value-type="float">
            <text:p>20</text:p>
          </table:table-cell>
          <table:table-cell table:style-name="ce71" table:formula="of:=[.I41]" office:value-type="float" office:value="0" calcext:value-type="float">
            <text:p>0</text:p>
          </table:table-cell>
          <table:table-cell table:style-name="ce91" table:formula="of:=[.O41]-[.P41]" office:value-type="float" office:value="20" calcext:value-type="float">
            <text:p>+20</text:p>
          </table:table-cell>
          <table:table-cell table:style-name="ce71" table:formula="of:=1*([.I41]&gt;[.H41])" office:value-type="float" office:value="0" calcext:value-type="float">
            <text:p>0</text:p>
          </table:table-cell>
          <table:table-cell table:style-name="ce71" table:formula="of:=1*([.I41]&lt;[.H41])*NOT(AND([.H41]=20;[.I41]=0))" office:value-type="float" office:value="0" calcext:value-type="float">
            <text:p>0</text:p>
          </table:table-cell>
          <table:table-cell table:style-name="ce71" table:formula="of:=1*AND([.H41]=20;[.I41]=0)" office:value-type="float" office:value="1" calcext:value-type="float">
            <text:p>1</text:p>
          </table:table-cell>
          <table:table-cell table:style-name="ce71" table:formula="of:=[.I41]" office:value-type="float" office:value="0" calcext:value-type="float">
            <text:p>0</text:p>
          </table:table-cell>
          <table:table-cell table:style-name="ce71" table:formula="of:=[.H41]" office:value-type="float" office:value="20" calcext:value-type="float">
            <text:p>20</text:p>
          </table:table-cell>
          <table:table-cell table:style-name="ce94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1-4/2</text:p>
          </table:table-cell>
          <table:table-cell table:style-name="ce170" office:value-type="float" office:value="87" calcext:value-type="float">
            <text:p>8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4</text:p>
          </table:table-cell>
          <table:table-cell table:style-name="ce180" office:value-type="string" calcext:value-type="string">
            <text:p>V69</text:p>
          </table:table-cell>
          <table:table-cell table:style-name="ce180" office:value-type="string" calcext:value-type="string">
            <text:p>V70</text:p>
          </table:table-cell>
          <table:table-cell table:style-name="ce85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85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71" table:formula="of:=VLOOKUP([.AV41];A_5_INPUT_DATE_E_RISULTATI_2A_FASE;6;0)" office:value-type="float" office:value="66" calcext:value-type="float">
            <text:p>66</text:p>
          </table:table-cell>
          <table:table-cell table:style-name="ce71" table:formula="of:=VLOOKUP([.AV41];A_5_INPUT_DATE_E_RISULTATI_2A_FASE;7;0)" office:value-type="float" office:value="31" calcext:value-type="float">
            <text:p>31</text:p>
          </table:table-cell>
          <table:table-cell table:style-name="ce85" table:formula="of:=IF([.BC41]&gt;[.BD41];[.BA41];[.BB41])" office:value-type="string" office:string-value="Leoni" calcext:value-type="string">
            <text:p>Leoni</text:p>
          </table:table-cell>
          <table:table-cell table:style-name="ce85" table:formula="of:=IF([.BC41]&lt;[.BD41];[.BA41];[.BB41])" office:value-type="string" office:string-value="Bisonti" calcext:value-type="string">
            <text:p>Bisonti</text:p>
          </table:table-cell>
          <table:table-cell table:style-name="ce71" table:formula="of:=1*([.BC41]&gt;[.BD41])" office:value-type="float" office:value="1" calcext:value-type="float">
            <text:p>1</text:p>
          </table:table-cell>
          <table:table-cell table:style-name="ce88" table:formula="of:=1*([.BC41]&lt;[.BD41])*NOT(AND([.BC41]=0;[.BD41]=20))" office:value-type="float" office:value="0" calcext:value-type="float">
            <text:p>0</text:p>
          </table:table-cell>
          <table:table-cell table:style-name="ce88" table:formula="of:=1*AND([.BC41]=0;[.BD41]=20)" office:value-type="float" office:value="0" calcext:value-type="float">
            <text:p>0</text:p>
          </table:table-cell>
          <table:table-cell table:style-name="ce71" table:formula="of:=[.BC41]" office:value-type="float" office:value="66" calcext:value-type="float">
            <text:p>66</text:p>
          </table:table-cell>
          <table:table-cell table:style-name="ce71" table:formula="of:=[.BD41]" office:value-type="float" office:value="31" calcext:value-type="float">
            <text:p>31</text:p>
          </table:table-cell>
          <table:table-cell table:style-name="ce91" table:formula="of:=[.BJ41]-[.BK41]" office:value-type="float" office:value="35" calcext:value-type="float">
            <text:p>+35</text:p>
          </table:table-cell>
          <table:table-cell table:style-name="ce71" table:formula="of:=1*([.BD41]&gt;[.BC41])" office:value-type="float" office:value="0" calcext:value-type="float">
            <text:p>0</text:p>
          </table:table-cell>
          <table:table-cell table:style-name="ce71" table:formula="of:=1*([.BD41]&lt;[.BC41])*NOT(AND([.BC41]=20;[.BD41]=0))" office:value-type="float" office:value="1" calcext:value-type="float">
            <text:p>1</text:p>
          </table:table-cell>
          <table:table-cell table:style-name="ce71" table:formula="of:=1*AND([.BC41]=20;[.BD41]=0)" office:value-type="float" office:value="0" calcext:value-type="float">
            <text:p>0</text:p>
          </table:table-cell>
          <table:table-cell table:style-name="ce71" table:formula="of:=[.BD41]" office:value-type="float" office:value="31" calcext:value-type="float">
            <text:p>31</text:p>
          </table:table-cell>
          <table:table-cell table:style-name="ce71" table:formula="of:=[.BC41]" office:value-type="float" office:value="66" calcext:value-type="float">
            <text:p>66</text:p>
          </table:table-cell>
          <table:table-cell table:style-name="ce94" table:formula="of:=[.BP41]-[.BQ41]" office:value-type="float" office:value="-35" calcext:value-type="float">
            <text:p>-35</text:p>
          </table:table-cell>
          <table:table-cell table:number-columns-repeated="954"/>
        </table:table-row>
        <table:table-row table:style-name="ro1">
          <table:table-cell table:style-name="ce26" office:value-type="float" office:value="47" calcext:value-type="float">
            <text:p>47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2</text:p>
          </table:table-cell>
          <table:table-cell table:style-name="ce71" office:value-type="string" calcext:value-type="string">
            <text:p>G3</text:p>
          </table:table-cell>
          <table:table-cell table:style-name="ce85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85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71" table:formula="of:=VLOOKUP([.A42];A_4_INPUT_DATE_E_RISULTATI_GIRONI;6;0)" office:value-type="float" office:value="20" calcext:value-type="float">
            <text:p>20</text:p>
          </table:table-cell>
          <table:table-cell table:style-name="ce71" table:formula="of:=VLOOKUP([.A42];A_4_INPUT_DATE_E_RISULTATI_GIRONI;7;0)" office:value-type="float" office:value="0" calcext:value-type="float">
            <text:p>0</text:p>
          </table:table-cell>
          <table:table-cell table:style-name="ce85" table:formula="of:=IF([.H42]&gt;[.I42];[.F42];[.G42])" office:value-type="string" office:string-value="Gorilla" calcext:value-type="string">
            <text:p>Gorilla</text:p>
          </table:table-cell>
          <table:table-cell table:style-name="ce85" table:formula="of:=IF([.H42]&lt;[.I42];[.F42];[.G42])" office:value-type="string" office:string-value="Muli" calcext:value-type="string">
            <text:p>Muli</text:p>
          </table:table-cell>
          <table:table-cell table:style-name="ce71" table:formula="of:=1*([.H42]&gt;[.I42])" office:value-type="float" office:value="1" calcext:value-type="float">
            <text:p>1</text:p>
          </table:table-cell>
          <table:table-cell table:style-name="ce88" table:formula="of:=1*([.H42]&lt;[.I42])*NOT(AND([.H42]=0;[.I42]=20))" office:value-type="float" office:value="0" calcext:value-type="float">
            <text:p>0</text:p>
          </table:table-cell>
          <table:table-cell table:style-name="ce88" table:formula="of:=1*AND([.H42]=0;[.I42]=20)" office:value-type="float" office:value="0" calcext:value-type="float">
            <text:p>0</text:p>
          </table:table-cell>
          <table:table-cell table:style-name="ce71" table:formula="of:=[.H42]" office:value-type="float" office:value="20" calcext:value-type="float">
            <text:p>20</text:p>
          </table:table-cell>
          <table:table-cell table:style-name="ce71" table:formula="of:=[.I42]" office:value-type="float" office:value="0" calcext:value-type="float">
            <text:p>0</text:p>
          </table:table-cell>
          <table:table-cell table:style-name="ce91" table:formula="of:=[.O42]-[.P42]" office:value-type="float" office:value="20" calcext:value-type="float">
            <text:p>+20</text:p>
          </table:table-cell>
          <table:table-cell table:style-name="ce71" table:formula="of:=1*([.I42]&gt;[.H42])" office:value-type="float" office:value="0" calcext:value-type="float">
            <text:p>0</text:p>
          </table:table-cell>
          <table:table-cell table:style-name="ce71" table:formula="of:=1*([.I42]&lt;[.H42])*NOT(AND([.H42]=20;[.I42]=0))" office:value-type="float" office:value="0" calcext:value-type="float">
            <text:p>0</text:p>
          </table:table-cell>
          <table:table-cell table:style-name="ce71" table:formula="of:=1*AND([.H42]=20;[.I42]=0)" office:value-type="float" office:value="1" calcext:value-type="float">
            <text:p>1</text:p>
          </table:table-cell>
          <table:table-cell table:style-name="ce71" table:formula="of:=[.I42]" office:value-type="float" office:value="0" calcext:value-type="float">
            <text:p>0</text:p>
          </table:table-cell>
          <table:table-cell table:style-name="ce71" table:formula="of:=[.H42]" office:value-type="float" office:value="20" calcext:value-type="float">
            <text:p>20</text:p>
          </table:table-cell>
          <table:table-cell table:style-name="ce94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1-4/1</text:p>
          </table:table-cell>
          <table:table-cell table:style-name="ce170" office:value-type="float" office:value="88" calcext:value-type="float">
            <text:p>8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-4</text:p>
          </table:table-cell>
          <table:table-cell table:style-name="ce180" office:value-type="string" calcext:value-type="string">
            <text:p>V73</text:p>
          </table:table-cell>
          <table:table-cell table:style-name="ce180" office:value-type="string" calcext:value-type="string">
            <text:p>V74</text:p>
          </table:table-cell>
          <table:table-cell table:style-name="ce85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85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71" table:formula="of:=VLOOKUP([.AV42];A_5_INPUT_DATE_E_RISULTATI_2A_FASE;6;0)" office:value-type="float" office:value="68" calcext:value-type="float">
            <text:p>68</text:p>
          </table:table-cell>
          <table:table-cell table:style-name="ce71" table:formula="of:=VLOOKUP([.AV42];A_5_INPUT_DATE_E_RISULTATI_2A_FASE;7;0)" office:value-type="float" office:value="47" calcext:value-type="float">
            <text:p>47</text:p>
          </table:table-cell>
          <table:table-cell table:style-name="ce85" table:formula="of:=IF([.BC42]&gt;[.BD42];[.BA42];[.BB42])" office:value-type="string" office:string-value="Pantere" calcext:value-type="string">
            <text:p>Pantere</text:p>
          </table:table-cell>
          <table:table-cell table:style-name="ce85" table:formula="of:=IF([.BC42]&lt;[.BD42];[.BA42];[.BB42])" office:value-type="string" office:string-value="Istrici" calcext:value-type="string">
            <text:p>Istrici</text:p>
          </table:table-cell>
          <table:table-cell table:style-name="ce71" table:formula="of:=1*([.BC42]&gt;[.BD42])" office:value-type="float" office:value="1" calcext:value-type="float">
            <text:p>1</text:p>
          </table:table-cell>
          <table:table-cell table:style-name="ce88" table:formula="of:=1*([.BC42]&lt;[.BD42])*NOT(AND([.BC42]=0;[.BD42]=20))" office:value-type="float" office:value="0" calcext:value-type="float">
            <text:p>0</text:p>
          </table:table-cell>
          <table:table-cell table:style-name="ce88" table:formula="of:=1*AND([.BC42]=0;[.BD42]=20)" office:value-type="float" office:value="0" calcext:value-type="float">
            <text:p>0</text:p>
          </table:table-cell>
          <table:table-cell table:style-name="ce71" table:formula="of:=[.BC42]" office:value-type="float" office:value="68" calcext:value-type="float">
            <text:p>68</text:p>
          </table:table-cell>
          <table:table-cell table:style-name="ce71" table:formula="of:=[.BD42]" office:value-type="float" office:value="47" calcext:value-type="float">
            <text:p>47</text:p>
          </table:table-cell>
          <table:table-cell table:style-name="ce91" table:formula="of:=[.BJ42]-[.BK42]" office:value-type="float" office:value="21" calcext:value-type="float">
            <text:p>+21</text:p>
          </table:table-cell>
          <table:table-cell table:style-name="ce71" table:formula="of:=1*([.BD42]&gt;[.BC42])" office:value-type="float" office:value="0" calcext:value-type="float">
            <text:p>0</text:p>
          </table:table-cell>
          <table:table-cell table:style-name="ce71" table:formula="of:=1*([.BD42]&lt;[.BC42])*NOT(AND([.BC42]=20;[.BD42]=0))" office:value-type="float" office:value="1" calcext:value-type="float">
            <text:p>1</text:p>
          </table:table-cell>
          <table:table-cell table:style-name="ce71" table:formula="of:=1*AND([.BC42]=20;[.BD42]=0)" office:value-type="float" office:value="0" calcext:value-type="float">
            <text:p>0</text:p>
          </table:table-cell>
          <table:table-cell table:style-name="ce71" table:formula="of:=[.BD42]" office:value-type="float" office:value="47" calcext:value-type="float">
            <text:p>47</text:p>
          </table:table-cell>
          <table:table-cell table:style-name="ce71" table:formula="of:=[.BC42]" office:value-type="float" office:value="68" calcext:value-type="float">
            <text:p>68</text:p>
          </table:table-cell>
          <table:table-cell table:style-name="ce94" table:formula="of:=[.BP42]-[.BQ42]" office:value-type="float" office:value="-21" calcext:value-type="float">
            <text:p>-21</text:p>
          </table:table-cell>
          <table:table-cell table:number-columns-repeated="954"/>
        </table:table-row>
        <table:table-row table:style-name="ro1">
          <table:table-cell table:style-name="ce26" office:value-type="float" office:value="35" calcext:value-type="float">
            <text:p>35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2</text:p>
          </table:table-cell>
          <table:table-cell table:style-name="ce71" office:value-type="string" calcext:value-type="string">
            <text:p>G4</text:p>
          </table:table-cell>
          <table:table-cell table:style-name="ce85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85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71" table:formula="of:=VLOOKUP([.A43];A_4_INPUT_DATE_E_RISULTATI_GIRONI;6;0)" office:value-type="float" office:value="20" calcext:value-type="float">
            <text:p>20</text:p>
          </table:table-cell>
          <table:table-cell table:style-name="ce71" table:formula="of:=VLOOKUP([.A43];A_4_INPUT_DATE_E_RISULTATI_GIRONI;7;0)" office:value-type="float" office:value="0" calcext:value-type="float">
            <text:p>0</text:p>
          </table:table-cell>
          <table:table-cell table:style-name="ce85" table:formula="of:=IF([.H43]&gt;[.I43];[.F43];[.G43])" office:value-type="string" office:string-value="Gorilla" calcext:value-type="string">
            <text:p>Gorilla</text:p>
          </table:table-cell>
          <table:table-cell table:style-name="ce85" table:formula="of:=IF([.H43]&lt;[.I43];[.F43];[.G43])" office:value-type="string" office:string-value="Orche" calcext:value-type="string">
            <text:p>Orche</text:p>
          </table:table-cell>
          <table:table-cell table:style-name="ce71" table:formula="of:=1*([.H43]&gt;[.I43])" office:value-type="float" office:value="1" calcext:value-type="float">
            <text:p>1</text:p>
          </table:table-cell>
          <table:table-cell table:style-name="ce88" table:formula="of:=1*([.H43]&lt;[.I43])*NOT(AND([.H43]=0;[.I43]=20))" office:value-type="float" office:value="0" calcext:value-type="float">
            <text:p>0</text:p>
          </table:table-cell>
          <table:table-cell table:style-name="ce88" table:formula="of:=1*AND([.H43]=0;[.I43]=20)" office:value-type="float" office:value="0" calcext:value-type="float">
            <text:p>0</text:p>
          </table:table-cell>
          <table:table-cell table:style-name="ce71" table:formula="of:=[.H43]" office:value-type="float" office:value="20" calcext:value-type="float">
            <text:p>20</text:p>
          </table:table-cell>
          <table:table-cell table:style-name="ce71" table:formula="of:=[.I43]" office:value-type="float" office:value="0" calcext:value-type="float">
            <text:p>0</text:p>
          </table:table-cell>
          <table:table-cell table:style-name="ce91" table:formula="of:=[.O43]-[.P43]" office:value-type="float" office:value="20" calcext:value-type="float">
            <text:p>+20</text:p>
          </table:table-cell>
          <table:table-cell table:style-name="ce71" table:formula="of:=1*([.I43]&gt;[.H43])" office:value-type="float" office:value="0" calcext:value-type="float">
            <text:p>0</text:p>
          </table:table-cell>
          <table:table-cell table:style-name="ce71" table:formula="of:=1*([.I43]&lt;[.H43])*NOT(AND([.H43]=20;[.I43]=0))" office:value-type="float" office:value="0" calcext:value-type="float">
            <text:p>0</text:p>
          </table:table-cell>
          <table:table-cell table:style-name="ce71" table:formula="of:=1*AND([.H43]=20;[.I43]=0)" office:value-type="float" office:value="1" calcext:value-type="float">
            <text:p>1</text:p>
          </table:table-cell>
          <table:table-cell table:style-name="ce71" table:formula="of:=[.I43]" office:value-type="float" office:value="0" calcext:value-type="float">
            <text:p>0</text:p>
          </table:table-cell>
          <table:table-cell table:style-name="ce71" table:formula="of:=[.H43]" office:value-type="float" office:value="20" calcext:value-type="float">
            <text:p>20</text:p>
          </table:table-cell>
          <table:table-cell table:style-name="ce94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9-12/2</text:p>
          </table:table-cell>
          <table:table-cell table:style-name="ce170" office:value-type="float" office:value="89" calcext:value-type="float">
            <text:p>8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2</text:p>
          </table:table-cell>
          <table:table-cell table:style-name="ce180" office:value-type="string" calcext:value-type="string">
            <text:p>V77</text:p>
          </table:table-cell>
          <table:table-cell table:style-name="ce180" office:value-type="string" calcext:value-type="string">
            <text:p>V78</text:p>
          </table:table-cell>
          <table:table-cell table:style-name="ce85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85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71" table:formula="of:=VLOOKUP([.AV43];A_5_INPUT_DATE_E_RISULTATI_2A_FASE;6;0)" office:value-type="float" office:value="66" calcext:value-type="float">
            <text:p>66</text:p>
          </table:table-cell>
          <table:table-cell table:style-name="ce71" table:formula="of:=VLOOKUP([.AV43];A_5_INPUT_DATE_E_RISULTATI_2A_FASE;7;0)" office:value-type="float" office:value="32" calcext:value-type="float">
            <text:p>32</text:p>
          </table:table-cell>
          <table:table-cell table:style-name="ce85" table:formula="of:=IF([.BC43]&gt;[.BD43];[.BA43];[.BB43])" office:value-type="string" office:string-value="Elefanti" calcext:value-type="string">
            <text:p>Elefanti</text:p>
          </table:table-cell>
          <table:table-cell table:style-name="ce85" table:formula="of:=IF([.BC43]&lt;[.BD43];[.BA43];[.BB43])" office:value-type="string" office:string-value="Gorilla" calcext:value-type="string">
            <text:p>Gorilla</text:p>
          </table:table-cell>
          <table:table-cell table:style-name="ce71" table:formula="of:=1*([.BC43]&gt;[.BD43])" office:value-type="float" office:value="1" calcext:value-type="float">
            <text:p>1</text:p>
          </table:table-cell>
          <table:table-cell table:style-name="ce88" table:formula="of:=1*([.BC43]&lt;[.BD43])*NOT(AND([.BC43]=0;[.BD43]=20))" office:value-type="float" office:value="0" calcext:value-type="float">
            <text:p>0</text:p>
          </table:table-cell>
          <table:table-cell table:style-name="ce88" table:formula="of:=1*AND([.BC43]=0;[.BD43]=20)" office:value-type="float" office:value="0" calcext:value-type="float">
            <text:p>0</text:p>
          </table:table-cell>
          <table:table-cell table:style-name="ce71" table:formula="of:=[.BC43]" office:value-type="float" office:value="66" calcext:value-type="float">
            <text:p>66</text:p>
          </table:table-cell>
          <table:table-cell table:style-name="ce71" table:formula="of:=[.BD43]" office:value-type="float" office:value="32" calcext:value-type="float">
            <text:p>32</text:p>
          </table:table-cell>
          <table:table-cell table:style-name="ce91" table:formula="of:=[.BJ43]-[.BK43]" office:value-type="float" office:value="34" calcext:value-type="float">
            <text:p>+34</text:p>
          </table:table-cell>
          <table:table-cell table:style-name="ce71" table:formula="of:=1*([.BD43]&gt;[.BC43])" office:value-type="float" office:value="0" calcext:value-type="float">
            <text:p>0</text:p>
          </table:table-cell>
          <table:table-cell table:style-name="ce71" table:formula="of:=1*([.BD43]&lt;[.BC43])*NOT(AND([.BC43]=20;[.BD43]=0))" office:value-type="float" office:value="1" calcext:value-type="float">
            <text:p>1</text:p>
          </table:table-cell>
          <table:table-cell table:style-name="ce71" table:formula="of:=1*AND([.BC43]=20;[.BD43]=0)" office:value-type="float" office:value="0" calcext:value-type="float">
            <text:p>0</text:p>
          </table:table-cell>
          <table:table-cell table:style-name="ce71" table:formula="of:=[.BD43]" office:value-type="float" office:value="32" calcext:value-type="float">
            <text:p>32</text:p>
          </table:table-cell>
          <table:table-cell table:style-name="ce71" table:formula="of:=[.BC43]" office:value-type="float" office:value="66" calcext:value-type="float">
            <text:p>66</text:p>
          </table:table-cell>
          <table:table-cell table:style-name="ce94" table:formula="of:=[.BP43]-[.BQ43]" office:value-type="float" office:value="-34" calcext:value-type="float">
            <text:p>-34</text:p>
          </table:table-cell>
          <table:table-cell table:number-columns-repeated="954"/>
        </table:table-row>
        <table:table-row table:style-name="ro1">
          <table:table-cell table:style-name="ce26" office:value-type="float" office:value="23" calcext:value-type="float">
            <text:p>23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G</text:p>
          </table:table-cell>
          <table:table-cell table:style-name="ce71" office:value-type="string" calcext:value-type="string">
            <text:p>G3</text:p>
          </table:table-cell>
          <table:table-cell table:style-name="ce71" office:value-type="string" calcext:value-type="string">
            <text:p>G4</text:p>
          </table:table-cell>
          <table:table-cell table:style-name="ce85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85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71" table:formula="of:=VLOOKUP([.A44];A_4_INPUT_DATE_E_RISULTATI_GIRONI;6;0)" office:value-type="float" office:value="0" calcext:value-type="float">
            <text:p>0</text:p>
          </table:table-cell>
          <table:table-cell table:style-name="ce71" table:formula="of:=VLOOKUP([.A44];A_4_INPUT_DATE_E_RISULTATI_GIRONI;7;0)" office:value-type="float" office:value="20" calcext:value-type="float">
            <text:p>20</text:p>
          </table:table-cell>
          <table:table-cell table:style-name="ce85" table:formula="of:=IF([.H44]&gt;[.I44];[.F44];[.G44])" office:value-type="string" office:string-value="Orche" calcext:value-type="string">
            <text:p>Orche</text:p>
          </table:table-cell>
          <table:table-cell table:style-name="ce85" table:formula="of:=IF([.H44]&lt;[.I44];[.F44];[.G44])" office:value-type="string" office:string-value="Muli" calcext:value-type="string">
            <text:p>Muli</text:p>
          </table:table-cell>
          <table:table-cell table:style-name="ce71" table:formula="of:=1*([.H44]&gt;[.I44])" office:value-type="float" office:value="0" calcext:value-type="float">
            <text:p>0</text:p>
          </table:table-cell>
          <table:table-cell table:style-name="ce88" table:formula="of:=1*([.H44]&lt;[.I44])*NOT(AND([.H44]=0;[.I44]=20))" office:value-type="float" office:value="0" calcext:value-type="float">
            <text:p>0</text:p>
          </table:table-cell>
          <table:table-cell table:style-name="ce88" table:formula="of:=1*AND([.H44]=0;[.I44]=20)" office:value-type="float" office:value="1" calcext:value-type="float">
            <text:p>1</text:p>
          </table:table-cell>
          <table:table-cell table:style-name="ce71" table:formula="of:=[.H44]" office:value-type="float" office:value="0" calcext:value-type="float">
            <text:p>0</text:p>
          </table:table-cell>
          <table:table-cell table:style-name="ce71" table:formula="of:=[.I44]" office:value-type="float" office:value="20" calcext:value-type="float">
            <text:p>20</text:p>
          </table:table-cell>
          <table:table-cell table:style-name="ce91" table:formula="of:=[.O44]-[.P44]" office:value-type="float" office:value="-20" calcext:value-type="float">
            <text:p>-20</text:p>
          </table:table-cell>
          <table:table-cell table:style-name="ce71" table:formula="of:=1*([.I44]&gt;[.H44])" office:value-type="float" office:value="1" calcext:value-type="float">
            <text:p>1</text:p>
          </table:table-cell>
          <table:table-cell table:style-name="ce71" table:formula="of:=1*([.I44]&lt;[.H44])*NOT(AND([.H44]=20;[.I44]=0))" office:value-type="float" office:value="0" calcext:value-type="float">
            <text:p>0</text:p>
          </table:table-cell>
          <table:table-cell table:style-name="ce71" table:formula="of:=1*AND([.H44]=20;[.I44]=0)" office:value-type="float" office:value="0" calcext:value-type="float">
            <text:p>0</text:p>
          </table:table-cell>
          <table:table-cell table:style-name="ce71" table:formula="of:=[.I44]" office:value-type="float" office:value="20" calcext:value-type="float">
            <text:p>20</text:p>
          </table:table-cell>
          <table:table-cell table:style-name="ce71" table:formula="of:=[.H44]" office:value-type="float" office:value="0" calcext:value-type="float">
            <text:p>0</text:p>
          </table:table-cell>
          <table:table-cell table:style-name="ce94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66" office:value-type="string" calcext:value-type="string">
            <text:p>9-12/1</text:p>
          </table:table-cell>
          <table:table-cell table:style-name="ce170" office:value-type="float" office:value="90" calcext:value-type="float">
            <text:p>9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9-12</text:p>
          </table:table-cell>
          <table:table-cell table:style-name="ce180" office:value-type="string" calcext:value-type="string">
            <text:p>V79</text:p>
          </table:table-cell>
          <table:table-cell table:style-name="ce180" office:value-type="string" calcext:value-type="string">
            <text:p>V80</text:p>
          </table:table-cell>
          <table:table-cell table:style-name="ce85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85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71" table:formula="of:=VLOOKUP([.AV44];A_5_INPUT_DATE_E_RISULTATI_2A_FASE;6;0)" office:value-type="float" office:value="52" calcext:value-type="float">
            <text:p>52</text:p>
          </table:table-cell>
          <table:table-cell table:style-name="ce71" table:formula="of:=VLOOKUP([.AV44];A_5_INPUT_DATE_E_RISULTATI_2A_FASE;7;0)" office:value-type="float" office:value="30" calcext:value-type="float">
            <text:p>30</text:p>
          </table:table-cell>
          <table:table-cell table:style-name="ce85" table:formula="of:=IF([.BC44]&gt;[.BD44];[.BA44];[.BB44])" office:value-type="string" office:string-value="Giraffe" calcext:value-type="string">
            <text:p>Giraffe</text:p>
          </table:table-cell>
          <table:table-cell table:style-name="ce85" table:formula="of:=IF([.BC44]&lt;[.BD44];[.BA44];[.BB44])" office:value-type="string" office:string-value="Bufali" calcext:value-type="string">
            <text:p>Bufali</text:p>
          </table:table-cell>
          <table:table-cell table:style-name="ce71" table:formula="of:=1*([.BC44]&gt;[.BD44])" office:value-type="float" office:value="1" calcext:value-type="float">
            <text:p>1</text:p>
          </table:table-cell>
          <table:table-cell table:style-name="ce88" table:formula="of:=1*([.BC44]&lt;[.BD44])*NOT(AND([.BC44]=0;[.BD44]=20))" office:value-type="float" office:value="0" calcext:value-type="float">
            <text:p>0</text:p>
          </table:table-cell>
          <table:table-cell table:style-name="ce88" table:formula="of:=1*AND([.BC44]=0;[.BD44]=20)" office:value-type="float" office:value="0" calcext:value-type="float">
            <text:p>0</text:p>
          </table:table-cell>
          <table:table-cell table:style-name="ce71" table:formula="of:=[.BC44]" office:value-type="float" office:value="52" calcext:value-type="float">
            <text:p>52</text:p>
          </table:table-cell>
          <table:table-cell table:style-name="ce71" table:formula="of:=[.BD44]" office:value-type="float" office:value="30" calcext:value-type="float">
            <text:p>30</text:p>
          </table:table-cell>
          <table:table-cell table:style-name="ce91" table:formula="of:=[.BJ44]-[.BK44]" office:value-type="float" office:value="22" calcext:value-type="float">
            <text:p>+22</text:p>
          </table:table-cell>
          <table:table-cell table:style-name="ce71" table:formula="of:=1*([.BD44]&gt;[.BC44])" office:value-type="float" office:value="0" calcext:value-type="float">
            <text:p>0</text:p>
          </table:table-cell>
          <table:table-cell table:style-name="ce71" table:formula="of:=1*([.BD44]&lt;[.BC44])*NOT(AND([.BC44]=20;[.BD44]=0))" office:value-type="float" office:value="1" calcext:value-type="float">
            <text:p>1</text:p>
          </table:table-cell>
          <table:table-cell table:style-name="ce71" table:formula="of:=1*AND([.BC44]=20;[.BD44]=0)" office:value-type="float" office:value="0" calcext:value-type="float">
            <text:p>0</text:p>
          </table:table-cell>
          <table:table-cell table:style-name="ce71" table:formula="of:=[.BD44]" office:value-type="float" office:value="30" calcext:value-type="float">
            <text:p>30</text:p>
          </table:table-cell>
          <table:table-cell table:style-name="ce71" table:formula="of:=[.BC44]" office:value-type="float" office:value="52" calcext:value-type="float">
            <text:p>52</text:p>
          </table:table-cell>
          <table:table-cell table:style-name="ce94" table:formula="of:=[.BP44]-[.BQ44]" office:value-type="float" office:value="-22" calcext:value-type="float">
            <text:p>-22</text:p>
          </table:table-cell>
          <table:table-cell table:number-columns-repeated="954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1</text:p>
          </table:table-cell>
          <table:table-cell table:style-name="ce71" office:value-type="string" calcext:value-type="string">
            <text:p>H2</text:p>
          </table:table-cell>
          <table:table-cell table:style-name="ce85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85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71" table:formula="of:=VLOOKUP([.A45];A_4_INPUT_DATE_E_RISULTATI_GIRONI;6;0)" office:value-type="float" office:value="100" calcext:value-type="float">
            <text:p>100</text:p>
          </table:table-cell>
          <table:table-cell table:style-name="ce71" table:formula="of:=VLOOKUP([.A45];A_4_INPUT_DATE_E_RISULTATI_GIRONI;7;0)" office:value-type="float" office:value="83" calcext:value-type="float">
            <text:p>83</text:p>
          </table:table-cell>
          <table:table-cell table:style-name="ce85" table:formula="of:=IF([.H45]&gt;[.I45];[.F45];[.G45])" office:value-type="string" office:string-value="Piranha" calcext:value-type="string">
            <text:p>Piranha</text:p>
          </table:table-cell>
          <table:table-cell table:style-name="ce85" table:formula="of:=IF([.H45]&lt;[.I45];[.F45];[.G45])" office:value-type="string" office:string-value="Scorpioni" calcext:value-type="string">
            <text:p>Scorpioni</text:p>
          </table:table-cell>
          <table:table-cell table:style-name="ce71" table:formula="of:=1*([.H45]&gt;[.I45])" office:value-type="float" office:value="1" calcext:value-type="float">
            <text:p>1</text:p>
          </table:table-cell>
          <table:table-cell table:style-name="ce88" table:formula="of:=1*([.H45]&lt;[.I45])*NOT(AND([.H45]=0;[.I45]=20))" office:value-type="float" office:value="0" calcext:value-type="float">
            <text:p>0</text:p>
          </table:table-cell>
          <table:table-cell table:style-name="ce88" table:formula="of:=1*AND([.H45]=0;[.I45]=20)" office:value-type="float" office:value="0" calcext:value-type="float">
            <text:p>0</text:p>
          </table:table-cell>
          <table:table-cell table:style-name="ce71" table:formula="of:=[.H45]" office:value-type="float" office:value="100" calcext:value-type="float">
            <text:p>100</text:p>
          </table:table-cell>
          <table:table-cell table:style-name="ce71" table:formula="of:=[.I45]" office:value-type="float" office:value="83" calcext:value-type="float">
            <text:p>83</text:p>
          </table:table-cell>
          <table:table-cell table:style-name="ce91" table:formula="of:=[.O45]-[.P45]" office:value-type="float" office:value="17" calcext:value-type="float">
            <text:p>+17</text:p>
          </table:table-cell>
          <table:table-cell table:style-name="ce71" table:formula="of:=1*([.I45]&gt;[.H45])" office:value-type="float" office:value="0" calcext:value-type="float">
            <text:p>0</text:p>
          </table:table-cell>
          <table:table-cell table:style-name="ce71" table:formula="of:=1*([.I45]&lt;[.H45])*NOT(AND([.H45]=20;[.I45]=0))" office:value-type="float" office:value="1" calcext:value-type="float">
            <text:p>1</text:p>
          </table:table-cell>
          <table:table-cell table:style-name="ce71" table:formula="of:=1*AND([.H45]=20;[.I45]=0)" office:value-type="float" office:value="0" calcext:value-type="float">
            <text:p>0</text:p>
          </table:table-cell>
          <table:table-cell table:style-name="ce71" table:formula="of:=[.I45]" office:value-type="float" office:value="83" calcext:value-type="float">
            <text:p>83</text:p>
          </table:table-cell>
          <table:table-cell table:style-name="ce71" table:formula="of:=[.H45]" office:value-type="float" office:value="100" calcext:value-type="float">
            <text:p>100</text:p>
          </table:table-cell>
          <table:table-cell table:style-name="ce94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66" office:value-type="string" calcext:value-type="string">
            <text:p>13-16/2</text:p>
          </table:table-cell>
          <table:table-cell table:style-name="ce170" office:value-type="float" office:value="91" calcext:value-type="float">
            <text:p>9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3-16</text:p>
          </table:table-cell>
          <table:table-cell table:style-name="ce180" office:value-type="string" calcext:value-type="string">
            <text:p>P77</text:p>
          </table:table-cell>
          <table:table-cell table:style-name="ce180" office:value-type="string" calcext:value-type="string">
            <text:p>P78</text:p>
          </table:table-cell>
          <table:table-cell table:style-name="ce85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85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71" table:formula="of:=VLOOKUP([.AV45];A_5_INPUT_DATE_E_RISULTATI_2A_FASE;6;0)" office:value-type="float" office:value="54" calcext:value-type="float">
            <text:p>54</text:p>
          </table:table-cell>
          <table:table-cell table:style-name="ce71" table:formula="of:=VLOOKUP([.AV45];A_5_INPUT_DATE_E_RISULTATI_2A_FASE;7;0)" office:value-type="float" office:value="36" calcext:value-type="float">
            <text:p>36</text:p>
          </table:table-cell>
          <table:table-cell table:style-name="ce85" table:formula="of:=IF([.BC45]&gt;[.BD45];[.BA45];[.BB45])" office:value-type="string" office:string-value="Aquile" calcext:value-type="string">
            <text:p>Aquile</text:p>
          </table:table-cell>
          <table:table-cell table:style-name="ce85" table:formula="of:=IF([.BC45]&lt;[.BD45];[.BA45];[.BB45])" office:value-type="string" office:string-value="Tonni" calcext:value-type="string">
            <text:p>Tonni</text:p>
          </table:table-cell>
          <table:table-cell table:style-name="ce71" table:formula="of:=1*([.BC45]&gt;[.BD45])" office:value-type="float" office:value="1" calcext:value-type="float">
            <text:p>1</text:p>
          </table:table-cell>
          <table:table-cell table:style-name="ce88" table:formula="of:=1*([.BC45]&lt;[.BD45])*NOT(AND([.BC45]=0;[.BD45]=20))" office:value-type="float" office:value="0" calcext:value-type="float">
            <text:p>0</text:p>
          </table:table-cell>
          <table:table-cell table:style-name="ce88" table:formula="of:=1*AND([.BC45]=0;[.BD45]=20)" office:value-type="float" office:value="0" calcext:value-type="float">
            <text:p>0</text:p>
          </table:table-cell>
          <table:table-cell table:style-name="ce71" table:formula="of:=[.BC45]" office:value-type="float" office:value="54" calcext:value-type="float">
            <text:p>54</text:p>
          </table:table-cell>
          <table:table-cell table:style-name="ce71" table:formula="of:=[.BD45]" office:value-type="float" office:value="36" calcext:value-type="float">
            <text:p>36</text:p>
          </table:table-cell>
          <table:table-cell table:style-name="ce91" table:formula="of:=[.BJ45]-[.BK45]" office:value-type="float" office:value="18" calcext:value-type="float">
            <text:p>+18</text:p>
          </table:table-cell>
          <table:table-cell table:style-name="ce71" table:formula="of:=1*([.BD45]&gt;[.BC45])" office:value-type="float" office:value="0" calcext:value-type="float">
            <text:p>0</text:p>
          </table:table-cell>
          <table:table-cell table:style-name="ce71" table:formula="of:=1*([.BD45]&lt;[.BC45])*NOT(AND([.BC45]=20;[.BD45]=0))" office:value-type="float" office:value="1" calcext:value-type="float">
            <text:p>1</text:p>
          </table:table-cell>
          <table:table-cell table:style-name="ce71" table:formula="of:=1*AND([.BC45]=20;[.BD45]=0)" office:value-type="float" office:value="0" calcext:value-type="float">
            <text:p>0</text:p>
          </table:table-cell>
          <table:table-cell table:style-name="ce71" table:formula="of:=[.BD45]" office:value-type="float" office:value="36" calcext:value-type="float">
            <text:p>36</text:p>
          </table:table-cell>
          <table:table-cell table:style-name="ce71" table:formula="of:=[.BC45]" office:value-type="float" office:value="54" calcext:value-type="float">
            <text:p>54</text:p>
          </table:table-cell>
          <table:table-cell table:style-name="ce94" table:formula="of:=[.BP45]-[.BQ45]" office:value-type="float" office:value="-18" calcext:value-type="float">
            <text:p>-18</text:p>
          </table:table-cell>
          <table:table-cell table:number-columns-repeated="954"/>
        </table:table-row>
        <table:table-row table:style-name="ro1">
          <table:table-cell table:style-name="ce26" office:value-type="float" office:value="32" calcext:value-type="float">
            <text:p>32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1</text:p>
          </table:table-cell>
          <table:table-cell table:style-name="ce71" office:value-type="string" calcext:value-type="string">
            <text:p>H3</text:p>
          </table:table-cell>
          <table:table-cell table:style-name="ce85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85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71" table:formula="of:=VLOOKUP([.A46];A_4_INPUT_DATE_E_RISULTATI_GIRONI;6;0)" office:value-type="float" office:value="97" calcext:value-type="float">
            <text:p>97</text:p>
          </table:table-cell>
          <table:table-cell table:style-name="ce71" table:formula="of:=VLOOKUP([.A46];A_4_INPUT_DATE_E_RISULTATI_GIRONI;7;0)" office:value-type="float" office:value="78" calcext:value-type="float">
            <text:p>78</text:p>
          </table:table-cell>
          <table:table-cell table:style-name="ce85" table:formula="of:=IF([.H46]&gt;[.I46];[.F46];[.G46])" office:value-type="string" office:string-value="Piranha" calcext:value-type="string">
            <text:p>Piranha</text:p>
          </table:table-cell>
          <table:table-cell table:style-name="ce85" table:formula="of:=IF([.H46]&lt;[.I46];[.F46];[.G46])" office:value-type="string" office:string-value="Tonni" calcext:value-type="string">
            <text:p>Tonni</text:p>
          </table:table-cell>
          <table:table-cell table:style-name="ce71" table:formula="of:=1*([.H46]&gt;[.I46])" office:value-type="float" office:value="1" calcext:value-type="float">
            <text:p>1</text:p>
          </table:table-cell>
          <table:table-cell table:style-name="ce88" table:formula="of:=1*([.H46]&lt;[.I46])*NOT(AND([.H46]=0;[.I46]=20))" office:value-type="float" office:value="0" calcext:value-type="float">
            <text:p>0</text:p>
          </table:table-cell>
          <table:table-cell table:style-name="ce88" table:formula="of:=1*AND([.H46]=0;[.I46]=20)" office:value-type="float" office:value="0" calcext:value-type="float">
            <text:p>0</text:p>
          </table:table-cell>
          <table:table-cell table:style-name="ce71" table:formula="of:=[.H46]" office:value-type="float" office:value="97" calcext:value-type="float">
            <text:p>97</text:p>
          </table:table-cell>
          <table:table-cell table:style-name="ce71" table:formula="of:=[.I46]" office:value-type="float" office:value="78" calcext:value-type="float">
            <text:p>78</text:p>
          </table:table-cell>
          <table:table-cell table:style-name="ce91" table:formula="of:=[.O46]-[.P46]" office:value-type="float" office:value="19" calcext:value-type="float">
            <text:p>+19</text:p>
          </table:table-cell>
          <table:table-cell table:style-name="ce71" table:formula="of:=1*([.I46]&gt;[.H46])" office:value-type="float" office:value="0" calcext:value-type="float">
            <text:p>0</text:p>
          </table:table-cell>
          <table:table-cell table:style-name="ce71" table:formula="of:=1*([.I46]&lt;[.H46])*NOT(AND([.H46]=20;[.I46]=0))" office:value-type="float" office:value="1" calcext:value-type="float">
            <text:p>1</text:p>
          </table:table-cell>
          <table:table-cell table:style-name="ce71" table:formula="of:=1*AND([.H46]=20;[.I46]=0)" office:value-type="float" office:value="0" calcext:value-type="float">
            <text:p>0</text:p>
          </table:table-cell>
          <table:table-cell table:style-name="ce71" table:formula="of:=[.I46]" office:value-type="float" office:value="78" calcext:value-type="float">
            <text:p>78</text:p>
          </table:table-cell>
          <table:table-cell table:style-name="ce71" table:formula="of:=[.H46]" office:value-type="float" office:value="97" calcext:value-type="float">
            <text:p>97</text:p>
          </table:table-cell>
          <table:table-cell table:style-name="ce94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66" office:value-type="string" calcext:value-type="string">
            <text:p>13-16/1</text:p>
          </table:table-cell>
          <table:table-cell table:style-name="ce170" office:value-type="float" office:value="92" calcext:value-type="float">
            <text:p>9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3-16</text:p>
          </table:table-cell>
          <table:table-cell table:style-name="ce180" office:value-type="string" calcext:value-type="string">
            <text:p>P79</text:p>
          </table:table-cell>
          <table:table-cell table:style-name="ce180" office:value-type="string" calcext:value-type="string">
            <text:p>P80</text:p>
          </table:table-cell>
          <table:table-cell table:style-name="ce85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85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71" table:formula="of:=VLOOKUP([.AV46];A_5_INPUT_DATE_E_RISULTATI_2A_FASE;6;0)" office:value-type="float" office:value="64" calcext:value-type="float">
            <text:p>64</text:p>
          </table:table-cell>
          <table:table-cell table:style-name="ce71" table:formula="of:=VLOOKUP([.AV46];A_5_INPUT_DATE_E_RISULTATI_2A_FASE;7;0)" office:value-type="float" office:value="33" calcext:value-type="float">
            <text:p>33</text:p>
          </table:table-cell>
          <table:table-cell table:style-name="ce85" table:formula="of:=IF([.BC46]&gt;[.BD46];[.BA46];[.BB46])" office:value-type="string" office:string-value="Puma" calcext:value-type="string">
            <text:p>Puma</text:p>
          </table:table-cell>
          <table:table-cell table:style-name="ce85" table:formula="of:=IF([.BC46]&lt;[.BD46];[.BA46];[.BB46])" office:value-type="string" office:string-value="Gabbiani" calcext:value-type="string">
            <text:p>Gabbiani</text:p>
          </table:table-cell>
          <table:table-cell table:style-name="ce71" table:formula="of:=1*([.BC46]&gt;[.BD46])" office:value-type="float" office:value="1" calcext:value-type="float">
            <text:p>1</text:p>
          </table:table-cell>
          <table:table-cell table:style-name="ce88" table:formula="of:=1*([.BC46]&lt;[.BD46])*NOT(AND([.BC46]=0;[.BD46]=20))" office:value-type="float" office:value="0" calcext:value-type="float">
            <text:p>0</text:p>
          </table:table-cell>
          <table:table-cell table:style-name="ce88" table:formula="of:=1*AND([.BC46]=0;[.BD46]=20)" office:value-type="float" office:value="0" calcext:value-type="float">
            <text:p>0</text:p>
          </table:table-cell>
          <table:table-cell table:style-name="ce71" table:formula="of:=[.BC46]" office:value-type="float" office:value="64" calcext:value-type="float">
            <text:p>64</text:p>
          </table:table-cell>
          <table:table-cell table:style-name="ce71" table:formula="of:=[.BD46]" office:value-type="float" office:value="33" calcext:value-type="float">
            <text:p>33</text:p>
          </table:table-cell>
          <table:table-cell table:style-name="ce91" table:formula="of:=[.BJ46]-[.BK46]" office:value-type="float" office:value="31" calcext:value-type="float">
            <text:p>+31</text:p>
          </table:table-cell>
          <table:table-cell table:style-name="ce71" table:formula="of:=1*([.BD46]&gt;[.BC46])" office:value-type="float" office:value="0" calcext:value-type="float">
            <text:p>0</text:p>
          </table:table-cell>
          <table:table-cell table:style-name="ce71" table:formula="of:=1*([.BD46]&lt;[.BC46])*NOT(AND([.BC46]=20;[.BD46]=0))" office:value-type="float" office:value="1" calcext:value-type="float">
            <text:p>1</text:p>
          </table:table-cell>
          <table:table-cell table:style-name="ce71" table:formula="of:=1*AND([.BC46]=20;[.BD46]=0)" office:value-type="float" office:value="0" calcext:value-type="float">
            <text:p>0</text:p>
          </table:table-cell>
          <table:table-cell table:style-name="ce71" table:formula="of:=[.BD46]" office:value-type="float" office:value="33" calcext:value-type="float">
            <text:p>33</text:p>
          </table:table-cell>
          <table:table-cell table:style-name="ce71" table:formula="of:=[.BC46]" office:value-type="float" office:value="64" calcext:value-type="float">
            <text:p>64</text:p>
          </table:table-cell>
          <table:table-cell table:style-name="ce94" table:formula="of:=[.BP46]-[.BQ46]" office:value-type="float" office:value="-31" calcext:value-type="float">
            <text:p>-31</text:p>
          </table:table-cell>
          <table:table-cell table:number-columns-repeated="954"/>
        </table:table-row>
        <table:table-row table:style-name="ro1">
          <table:table-cell table:style-name="ce26" office:value-type="float" office:value="36" calcext:value-type="float">
            <text:p>36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2</text:p>
          </table:table-cell>
          <table:table-cell table:style-name="ce71" office:value-type="string" calcext:value-type="string">
            <text:p>H4</text:p>
          </table:table-cell>
          <table:table-cell table:style-name="ce85" table:formula="of:=IF([.B47]=&quot;Girone&quot;;VLOOKUP([.D47];A_SQUADRE_PER_CODICE;2);&quot;ERRORE!&quot;)" office:value-type="string" office:string-value="Scorpioni" calcext:value-type="string">
            <text:p>Scorpioni</text:p>
          </table:table-cell>
          <table:table-cell table:style-name="ce85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71" table:formula="of:=VLOOKUP([.A47];A_4_INPUT_DATE_E_RISULTATI_GIRONI;6;0)" office:value-type="float" office:value="74" calcext:value-type="float">
            <text:p>74</text:p>
          </table:table-cell>
          <table:table-cell table:style-name="ce71" table:formula="of:=VLOOKUP([.A47];A_4_INPUT_DATE_E_RISULTATI_GIRONI;7;0)" office:value-type="float" office:value="79" calcext:value-type="float">
            <text:p>79</text:p>
          </table:table-cell>
          <table:table-cell table:style-name="ce85" table:formula="of:=IF([.H47]&gt;[.I47];[.F47];[.G47])" office:value-type="string" office:string-value="Zebre" calcext:value-type="string">
            <text:p>Zebre</text:p>
          </table:table-cell>
          <table:table-cell table:style-name="ce85" table:formula="of:=IF([.H47]&lt;[.I47];[.F47];[.G47])" office:value-type="string" office:string-value="Scorpioni" calcext:value-type="string">
            <text:p>Scorpioni</text:p>
          </table:table-cell>
          <table:table-cell table:style-name="ce71" table:formula="of:=1*([.H47]&gt;[.I47])" office:value-type="float" office:value="0" calcext:value-type="float">
            <text:p>0</text:p>
          </table:table-cell>
          <table:table-cell table:style-name="ce88" table:formula="of:=1*([.H47]&lt;[.I47])*NOT(AND([.H47]=0;[.I47]=20))" office:value-type="float" office:value="1" calcext:value-type="float">
            <text:p>1</text:p>
          </table:table-cell>
          <table:table-cell table:style-name="ce88" table:formula="of:=1*AND([.H47]=0;[.I47]=20)" office:value-type="float" office:value="0" calcext:value-type="float">
            <text:p>0</text:p>
          </table:table-cell>
          <table:table-cell table:style-name="ce71" table:formula="of:=[.H47]" office:value-type="float" office:value="74" calcext:value-type="float">
            <text:p>74</text:p>
          </table:table-cell>
          <table:table-cell table:style-name="ce71" table:formula="of:=[.I47]" office:value-type="float" office:value="79" calcext:value-type="float">
            <text:p>79</text:p>
          </table:table-cell>
          <table:table-cell table:style-name="ce91" table:formula="of:=[.O47]-[.P47]" office:value-type="float" office:value="-5" calcext:value-type="float">
            <text:p>-5</text:p>
          </table:table-cell>
          <table:table-cell table:style-name="ce71" table:formula="of:=1*([.I47]&gt;[.H47])" office:value-type="float" office:value="1" calcext:value-type="float">
            <text:p>1</text:p>
          </table:table-cell>
          <table:table-cell table:style-name="ce71" table:formula="of:=1*([.I47]&lt;[.H47])*NOT(AND([.H47]=20;[.I47]=0))" office:value-type="float" office:value="0" calcext:value-type="float">
            <text:p>0</text:p>
          </table:table-cell>
          <table:table-cell table:style-name="ce71" table:formula="of:=1*AND([.H47]=20;[.I47]=0)" office:value-type="float" office:value="0" calcext:value-type="float">
            <text:p>0</text:p>
          </table:table-cell>
          <table:table-cell table:style-name="ce71" table:formula="of:=[.I47]" office:value-type="float" office:value="79" calcext:value-type="float">
            <text:p>79</text:p>
          </table:table-cell>
          <table:table-cell table:style-name="ce71" table:formula="of:=[.H47]" office:value-type="float" office:value="74" calcext:value-type="float">
            <text:p>74</text:p>
          </table:table-cell>
          <table:table-cell table:style-name="ce94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66" office:value-type="string" calcext:value-type="string">
            <text:p>17-20/2</text:p>
          </table:table-cell>
          <table:table-cell table:style-name="ce170" office:value-type="float" office:value="93" calcext:value-type="float">
            <text:p>9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0</text:p>
          </table:table-cell>
          <table:table-cell table:style-name="ce180" office:value-type="string" calcext:value-type="string">
            <text:p>V71</text:p>
          </table:table-cell>
          <table:table-cell table:style-name="ce180" office:value-type="string" calcext:value-type="string">
            <text:p>V72</text:p>
          </table:table-cell>
          <table:table-cell table:style-name="ce85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85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71" table:formula="of:=VLOOKUP([.AV47];A_5_INPUT_DATE_E_RISULTATI_2A_FASE;6;0)" office:value-type="float" office:value="57" calcext:value-type="float">
            <text:p>57</text:p>
          </table:table-cell>
          <table:table-cell table:style-name="ce71" table:formula="of:=VLOOKUP([.AV47];A_5_INPUT_DATE_E_RISULTATI_2A_FASE;7;0)" office:value-type="float" office:value="49" calcext:value-type="float">
            <text:p>49</text:p>
          </table:table-cell>
          <table:table-cell table:style-name="ce85" table:formula="of:=IF([.BC47]&gt;[.BD47];[.BA47];[.BB47])" office:value-type="string" office:string-value="Tigri" calcext:value-type="string">
            <text:p>Tigri</text:p>
          </table:table-cell>
          <table:table-cell table:style-name="ce85" table:formula="of:=IF([.BC47]&lt;[.BD47];[.BA47];[.BB47])" office:value-type="string" office:string-value="Cervi" calcext:value-type="string">
            <text:p>Cervi</text:p>
          </table:table-cell>
          <table:table-cell table:style-name="ce71" table:formula="of:=1*([.BC47]&gt;[.BD47])" office:value-type="float" office:value="1" calcext:value-type="float">
            <text:p>1</text:p>
          </table:table-cell>
          <table:table-cell table:style-name="ce88" table:formula="of:=1*([.BC47]&lt;[.BD47])*NOT(AND([.BC47]=0;[.BD47]=20))" office:value-type="float" office:value="0" calcext:value-type="float">
            <text:p>0</text:p>
          </table:table-cell>
          <table:table-cell table:style-name="ce88" table:formula="of:=1*AND([.BC47]=0;[.BD47]=20)" office:value-type="float" office:value="0" calcext:value-type="float">
            <text:p>0</text:p>
          </table:table-cell>
          <table:table-cell table:style-name="ce71" table:formula="of:=[.BC47]" office:value-type="float" office:value="57" calcext:value-type="float">
            <text:p>57</text:p>
          </table:table-cell>
          <table:table-cell table:style-name="ce71" table:formula="of:=[.BD47]" office:value-type="float" office:value="49" calcext:value-type="float">
            <text:p>49</text:p>
          </table:table-cell>
          <table:table-cell table:style-name="ce91" table:formula="of:=[.BJ47]-[.BK47]" office:value-type="float" office:value="8" calcext:value-type="float">
            <text:p>+8</text:p>
          </table:table-cell>
          <table:table-cell table:style-name="ce71" table:formula="of:=1*([.BD47]&gt;[.BC47])" office:value-type="float" office:value="0" calcext:value-type="float">
            <text:p>0</text:p>
          </table:table-cell>
          <table:table-cell table:style-name="ce71" table:formula="of:=1*([.BD47]&lt;[.BC47])*NOT(AND([.BC47]=20;[.BD47]=0))" office:value-type="float" office:value="1" calcext:value-type="float">
            <text:p>1</text:p>
          </table:table-cell>
          <table:table-cell table:style-name="ce71" table:formula="of:=1*AND([.BC47]=20;[.BD47]=0)" office:value-type="float" office:value="0" calcext:value-type="float">
            <text:p>0</text:p>
          </table:table-cell>
          <table:table-cell table:style-name="ce71" table:formula="of:=[.BD47]" office:value-type="float" office:value="49" calcext:value-type="float">
            <text:p>49</text:p>
          </table:table-cell>
          <table:table-cell table:style-name="ce71" table:formula="of:=[.BC47]" office:value-type="float" office:value="57" calcext:value-type="float">
            <text:p>57</text:p>
          </table:table-cell>
          <table:table-cell table:style-name="ce94" table:formula="of:=[.BP47]-[.BQ47]" office:value-type="float" office:value="-8" calcext:value-type="float">
            <text:p>-8</text:p>
          </table:table-cell>
          <table:table-cell table:number-columns-repeated="954"/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3</text:p>
          </table:table-cell>
          <table:table-cell table:style-name="ce71" office:value-type="string" calcext:value-type="string">
            <text:p>H2</text:p>
          </table:table-cell>
          <table:table-cell table:style-name="ce85" table:formula="of:=IF([.B48]=&quot;Girone&quot;;VLOOKUP([.D48];A_SQUADRE_PER_CODICE;2);&quot;ERRORE!&quot;)" office:value-type="string" office:string-value="Tonni" calcext:value-type="string">
            <text:p>Tonni</text:p>
          </table:table-cell>
          <table:table-cell table:style-name="ce85" table:formula="of:=IF([.B48]=&quot;Girone&quot;;VLOOKUP([.E48];A_SQUADRE_PER_CODICE;2);&quot;ERRORE!&quot;)" office:value-type="string" office:string-value="Scorpioni" calcext:value-type="string">
            <text:p>Scorpioni</text:p>
          </table:table-cell>
          <table:table-cell table:style-name="ce71" table:formula="of:=VLOOKUP([.A48];A_4_INPUT_DATE_E_RISULTATI_GIRONI;6;0)" office:value-type="float" office:value="65" calcext:value-type="float">
            <text:p>65</text:p>
          </table:table-cell>
          <table:table-cell table:style-name="ce71" table:formula="of:=VLOOKUP([.A48];A_4_INPUT_DATE_E_RISULTATI_GIRONI;7;0)" office:value-type="float" office:value="13" calcext:value-type="float">
            <text:p>13</text:p>
          </table:table-cell>
          <table:table-cell table:style-name="ce85" table:formula="of:=IF([.H48]&gt;[.I48];[.F48];[.G48])" office:value-type="string" office:string-value="Tonni" calcext:value-type="string">
            <text:p>Tonni</text:p>
          </table:table-cell>
          <table:table-cell table:style-name="ce85" table:formula="of:=IF([.H48]&lt;[.I48];[.F48];[.G48])" office:value-type="string" office:string-value="Scorpioni" calcext:value-type="string">
            <text:p>Scorpioni</text:p>
          </table:table-cell>
          <table:table-cell table:style-name="ce71" table:formula="of:=1*([.H48]&gt;[.I48])" office:value-type="float" office:value="1" calcext:value-type="float">
            <text:p>1</text:p>
          </table:table-cell>
          <table:table-cell table:style-name="ce88" table:formula="of:=1*([.H48]&lt;[.I48])*NOT(AND([.H48]=0;[.I48]=20))" office:value-type="float" office:value="0" calcext:value-type="float">
            <text:p>0</text:p>
          </table:table-cell>
          <table:table-cell table:style-name="ce88" table:formula="of:=1*AND([.H48]=0;[.I48]=20)" office:value-type="float" office:value="0" calcext:value-type="float">
            <text:p>0</text:p>
          </table:table-cell>
          <table:table-cell table:style-name="ce71" table:formula="of:=[.H48]" office:value-type="float" office:value="65" calcext:value-type="float">
            <text:p>65</text:p>
          </table:table-cell>
          <table:table-cell table:style-name="ce71" table:formula="of:=[.I48]" office:value-type="float" office:value="13" calcext:value-type="float">
            <text:p>13</text:p>
          </table:table-cell>
          <table:table-cell table:style-name="ce91" table:formula="of:=[.O48]-[.P48]" office:value-type="float" office:value="52" calcext:value-type="float">
            <text:p>+52</text:p>
          </table:table-cell>
          <table:table-cell table:style-name="ce71" table:formula="of:=1*([.I48]&gt;[.H48])" office:value-type="float" office:value="0" calcext:value-type="float">
            <text:p>0</text:p>
          </table:table-cell>
          <table:table-cell table:style-name="ce71" table:formula="of:=1*([.I48]&lt;[.H48])*NOT(AND([.H48]=20;[.I48]=0))" office:value-type="float" office:value="1" calcext:value-type="float">
            <text:p>1</text:p>
          </table:table-cell>
          <table:table-cell table:style-name="ce71" table:formula="of:=1*AND([.H48]=20;[.I48]=0)" office:value-type="float" office:value="0" calcext:value-type="float">
            <text:p>0</text:p>
          </table:table-cell>
          <table:table-cell table:style-name="ce71" table:formula="of:=[.I48]" office:value-type="float" office:value="13" calcext:value-type="float">
            <text:p>13</text:p>
          </table:table-cell>
          <table:table-cell table:style-name="ce71" table:formula="of:=[.H48]" office:value-type="float" office:value="65" calcext:value-type="float">
            <text:p>65</text:p>
          </table:table-cell>
          <table:table-cell table:style-name="ce94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66" office:value-type="string" calcext:value-type="string">
            <text:p>17-20/1</text:p>
          </table:table-cell>
          <table:table-cell table:style-name="ce170" office:value-type="float" office:value="94" calcext:value-type="float">
            <text:p>9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20</text:p>
          </table:table-cell>
          <table:table-cell table:style-name="ce180" office:value-type="string" calcext:value-type="string">
            <text:p>V75</text:p>
          </table:table-cell>
          <table:table-cell table:style-name="ce180" office:value-type="string" calcext:value-type="string">
            <text:p>V76</text:p>
          </table:table-cell>
          <table:table-cell table:style-name="ce85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85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71" table:formula="of:=VLOOKUP([.AV48];A_5_INPUT_DATE_E_RISULTATI_2A_FASE;6;0)" office:value-type="float" office:value="56" calcext:value-type="float">
            <text:p>56</text:p>
          </table:table-cell>
          <table:table-cell table:style-name="ce71" table:formula="of:=VLOOKUP([.AV48];A_5_INPUT_DATE_E_RISULTATI_2A_FASE;7;0)" office:value-type="float" office:value="42" calcext:value-type="float">
            <text:p>42</text:p>
          </table:table-cell>
          <table:table-cell table:style-name="ce85" table:formula="of:=IF([.BC48]&gt;[.BD48];[.BA48];[.BB48])" office:value-type="string" office:string-value="Ippopotami" calcext:value-type="string">
            <text:p>Ippopotami</text:p>
          </table:table-cell>
          <table:table-cell table:style-name="ce85" table:formula="of:=IF([.BC48]&lt;[.BD48];[.BA48];[.BB48])" office:value-type="string" office:string-value="Orche" calcext:value-type="string">
            <text:p>Orche</text:p>
          </table:table-cell>
          <table:table-cell table:style-name="ce71" table:formula="of:=1*([.BC48]&gt;[.BD48])" office:value-type="float" office:value="1" calcext:value-type="float">
            <text:p>1</text:p>
          </table:table-cell>
          <table:table-cell table:style-name="ce88" table:formula="of:=1*([.BC48]&lt;[.BD48])*NOT(AND([.BC48]=0;[.BD48]=20))" office:value-type="float" office:value="0" calcext:value-type="float">
            <text:p>0</text:p>
          </table:table-cell>
          <table:table-cell table:style-name="ce88" table:formula="of:=1*AND([.BC48]=0;[.BD48]=20)" office:value-type="float" office:value="0" calcext:value-type="float">
            <text:p>0</text:p>
          </table:table-cell>
          <table:table-cell table:style-name="ce71" table:formula="of:=[.BC48]" office:value-type="float" office:value="56" calcext:value-type="float">
            <text:p>56</text:p>
          </table:table-cell>
          <table:table-cell table:style-name="ce71" table:formula="of:=[.BD48]" office:value-type="float" office:value="42" calcext:value-type="float">
            <text:p>42</text:p>
          </table:table-cell>
          <table:table-cell table:style-name="ce91" table:formula="of:=[.BJ48]-[.BK48]" office:value-type="float" office:value="14" calcext:value-type="float">
            <text:p>+14</text:p>
          </table:table-cell>
          <table:table-cell table:style-name="ce71" table:formula="of:=1*([.BD48]&gt;[.BC48])" office:value-type="float" office:value="0" calcext:value-type="float">
            <text:p>0</text:p>
          </table:table-cell>
          <table:table-cell table:style-name="ce71" table:formula="of:=1*([.BD48]&lt;[.BC48])*NOT(AND([.BC48]=20;[.BD48]=0))" office:value-type="float" office:value="1" calcext:value-type="float">
            <text:p>1</text:p>
          </table:table-cell>
          <table:table-cell table:style-name="ce71" table:formula="of:=1*AND([.BC48]=20;[.BD48]=0)" office:value-type="float" office:value="0" calcext:value-type="float">
            <text:p>0</text:p>
          </table:table-cell>
          <table:table-cell table:style-name="ce71" table:formula="of:=[.BD48]" office:value-type="float" office:value="42" calcext:value-type="float">
            <text:p>42</text:p>
          </table:table-cell>
          <table:table-cell table:style-name="ce71" table:formula="of:=[.BC48]" office:value-type="float" office:value="56" calcext:value-type="float">
            <text:p>56</text:p>
          </table:table-cell>
          <table:table-cell table:style-name="ce94" table:formula="of:=[.BP48]-[.BQ48]" office:value-type="float" office:value="-14" calcext:value-type="float">
            <text:p>-14</text:p>
          </table:table-cell>
          <table:table-cell table:number-columns-repeated="954"/>
        </table:table-row>
        <table:table-row table:style-name="ro1">
          <table:table-cell table:style-name="ce26" office:value-type="float" office:value="24" calcext:value-type="float">
            <text:p>24</text:p>
          </table:table-cell>
          <table:table-cell table:style-name="ce77" office:value-type="string" calcext:value-type="string">
            <text:p>Girone</text:p>
          </table:table-cell>
          <table:table-cell table:style-name="ce81" office:value-type="string" calcext:value-type="string">
            <text:p>H</text:p>
          </table:table-cell>
          <table:table-cell table:style-name="ce71" office:value-type="string" calcext:value-type="string">
            <text:p>H3</text:p>
          </table:table-cell>
          <table:table-cell table:style-name="ce71" office:value-type="string" calcext:value-type="string">
            <text:p>H4</text:p>
          </table:table-cell>
          <table:table-cell table:style-name="ce85" table:formula="of:=IF([.B49]=&quot;Girone&quot;;VLOOKUP([.D49];A_SQUADRE_PER_CODICE;2);&quot;ERRORE!&quot;)" office:value-type="string" office:string-value="Tonni" calcext:value-type="string">
            <text:p>Tonni</text:p>
          </table:table-cell>
          <table:table-cell table:style-name="ce85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71" table:formula="of:=VLOOKUP([.A49];A_4_INPUT_DATE_E_RISULTATI_GIRONI;6;0)" office:value-type="float" office:value="20" calcext:value-type="float">
            <text:p>20</text:p>
          </table:table-cell>
          <table:table-cell table:style-name="ce71" table:formula="of:=VLOOKUP([.A49];A_4_INPUT_DATE_E_RISULTATI_GIRONI;7;0)" office:value-type="float" office:value="0" calcext:value-type="float">
            <text:p>0</text:p>
          </table:table-cell>
          <table:table-cell table:style-name="ce85" table:formula="of:=IF([.H49]&gt;[.I49];[.F49];[.G49])" office:value-type="string" office:string-value="Tonni" calcext:value-type="string">
            <text:p>Tonni</text:p>
          </table:table-cell>
          <table:table-cell table:style-name="ce85" table:formula="of:=IF([.H49]&lt;[.I49];[.F49];[.G49])" office:value-type="string" office:string-value="Zebre" calcext:value-type="string">
            <text:p>Zebre</text:p>
          </table:table-cell>
          <table:table-cell table:style-name="ce71" table:formula="of:=1*([.H49]&gt;[.I49])" office:value-type="float" office:value="1" calcext:value-type="float">
            <text:p>1</text:p>
          </table:table-cell>
          <table:table-cell table:style-name="ce88" table:formula="of:=1*([.H49]&lt;[.I49])*NOT(AND([.H49]=0;[.I49]=20))" office:value-type="float" office:value="0" calcext:value-type="float">
            <text:p>0</text:p>
          </table:table-cell>
          <table:table-cell table:style-name="ce88" table:formula="of:=1*AND([.H49]=0;[.I49]=20)" office:value-type="float" office:value="0" calcext:value-type="float">
            <text:p>0</text:p>
          </table:table-cell>
          <table:table-cell table:style-name="ce71" table:formula="of:=[.H49]" office:value-type="float" office:value="20" calcext:value-type="float">
            <text:p>20</text:p>
          </table:table-cell>
          <table:table-cell table:style-name="ce71" table:formula="of:=[.I49]" office:value-type="float" office:value="0" calcext:value-type="float">
            <text:p>0</text:p>
          </table:table-cell>
          <table:table-cell table:style-name="ce91" table:formula="of:=[.O49]-[.P49]" office:value-type="float" office:value="20" calcext:value-type="float">
            <text:p>+20</text:p>
          </table:table-cell>
          <table:table-cell table:style-name="ce71" table:formula="of:=1*([.I49]&gt;[.H49])" office:value-type="float" office:value="0" calcext:value-type="float">
            <text:p>0</text:p>
          </table:table-cell>
          <table:table-cell table:style-name="ce71" table:formula="of:=1*([.I49]&lt;[.H49])*NOT(AND([.H49]=20;[.I49]=0))" office:value-type="float" office:value="0" calcext:value-type="float">
            <text:p>0</text:p>
          </table:table-cell>
          <table:table-cell table:style-name="ce71" table:formula="of:=1*AND([.H49]=20;[.I49]=0)" office:value-type="float" office:value="1" calcext:value-type="float">
            <text:p>1</text:p>
          </table:table-cell>
          <table:table-cell table:style-name="ce71" table:formula="of:=[.I49]" office:value-type="float" office:value="0" calcext:value-type="float">
            <text:p>0</text:p>
          </table:table-cell>
          <table:table-cell table:style-name="ce71" table:formula="of:=[.H49]" office:value-type="float" office:value="20" calcext:value-type="float">
            <text:p>20</text:p>
          </table:table-cell>
          <table:table-cell table:style-name="ce94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66" office:value-type="string" calcext:value-type="string">
            <text:p>21-24/2</text:p>
          </table:table-cell>
          <table:table-cell table:style-name="ce170" office:value-type="float" office:value="95" calcext:value-type="float">
            <text:p>9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1-24</text:p>
          </table:table-cell>
          <table:table-cell table:style-name="ce180" office:value-type="string" calcext:value-type="string">
            <text:p>P71</text:p>
          </table:table-cell>
          <table:table-cell table:style-name="ce180" office:value-type="string" calcext:value-type="string">
            <text:p>P72</text:p>
          </table:table-cell>
          <table:table-cell table:style-name="ce85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85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71" table:formula="of:=VLOOKUP([.AV49];A_5_INPUT_DATE_E_RISULTATI_2A_FASE;6;0)" office:value-type="float" office:value="53" calcext:value-type="float">
            <text:p>53</text:p>
          </table:table-cell>
          <table:table-cell table:style-name="ce71" table:formula="of:=VLOOKUP([.AV49];A_5_INPUT_DATE_E_RISULTATI_2A_FASE;7;0)" office:value-type="float" office:value="49" calcext:value-type="float">
            <text:p>49</text:p>
          </table:table-cell>
          <table:table-cell table:style-name="ce85" table:formula="of:=IF([.BC49]&gt;[.BD49];[.BA49];[.BB49])" office:value-type="string" office:string-value="Linci" calcext:value-type="string">
            <text:p>Linci</text:p>
          </table:table-cell>
          <table:table-cell table:style-name="ce85" table:formula="of:=IF([.BC49]&lt;[.BD49];[.BA49];[.BB49])" office:value-type="string" office:string-value="Delfini" calcext:value-type="string">
            <text:p>Delfini</text:p>
          </table:table-cell>
          <table:table-cell table:style-name="ce71" table:formula="of:=1*([.BC49]&gt;[.BD49])" office:value-type="float" office:value="1" calcext:value-type="float">
            <text:p>1</text:p>
          </table:table-cell>
          <table:table-cell table:style-name="ce88" table:formula="of:=1*([.BC49]&lt;[.BD49])*NOT(AND([.BC49]=0;[.BD49]=20))" office:value-type="float" office:value="0" calcext:value-type="float">
            <text:p>0</text:p>
          </table:table-cell>
          <table:table-cell table:style-name="ce88" table:formula="of:=1*AND([.BC49]=0;[.BD49]=20)" office:value-type="float" office:value="0" calcext:value-type="float">
            <text:p>0</text:p>
          </table:table-cell>
          <table:table-cell table:style-name="ce71" table:formula="of:=[.BC49]" office:value-type="float" office:value="53" calcext:value-type="float">
            <text:p>53</text:p>
          </table:table-cell>
          <table:table-cell table:style-name="ce71" table:formula="of:=[.BD49]" office:value-type="float" office:value="49" calcext:value-type="float">
            <text:p>49</text:p>
          </table:table-cell>
          <table:table-cell table:style-name="ce91" table:formula="of:=[.BJ49]-[.BK49]" office:value-type="float" office:value="4" calcext:value-type="float">
            <text:p>+4</text:p>
          </table:table-cell>
          <table:table-cell table:style-name="ce71" table:formula="of:=1*([.BD49]&gt;[.BC49])" office:value-type="float" office:value="0" calcext:value-type="float">
            <text:p>0</text:p>
          </table:table-cell>
          <table:table-cell table:style-name="ce71" table:formula="of:=1*([.BD49]&lt;[.BC49])*NOT(AND([.BC49]=20;[.BD49]=0))" office:value-type="float" office:value="1" calcext:value-type="float">
            <text:p>1</text:p>
          </table:table-cell>
          <table:table-cell table:style-name="ce71" table:formula="of:=1*AND([.BC49]=20;[.BD49]=0)" office:value-type="float" office:value="0" calcext:value-type="float">
            <text:p>0</text:p>
          </table:table-cell>
          <table:table-cell table:style-name="ce71" table:formula="of:=[.BD49]" office:value-type="float" office:value="49" calcext:value-type="float">
            <text:p>49</text:p>
          </table:table-cell>
          <table:table-cell table:style-name="ce71" table:formula="of:=[.BC49]" office:value-type="float" office:value="53" calcext:value-type="float">
            <text:p>53</text:p>
          </table:table-cell>
          <table:table-cell table:style-name="ce94" table:formula="of:=[.BP49]-[.BQ49]" office:value-type="float" office:value="-4" calcext:value-type="float">
            <text:p>-4</text:p>
          </table:table-cell>
          <table:table-cell table:number-columns-repeated="954"/>
        </table:table-row>
        <table:table-row table:style-name="ro1">
          <table:table-cell table:style-name="ce27" office:value-type="float" office:value="48" calcext:value-type="float">
            <text:p>48</text:p>
          </table:table-cell>
          <table:table-cell table:style-name="ce78" office:value-type="string" calcext:value-type="string">
            <text:p>Girone</text:p>
          </table:table-cell>
          <table:table-cell table:style-name="ce82" office:value-type="string" calcext:value-type="string">
            <text:p>H</text:p>
          </table:table-cell>
          <table:table-cell table:style-name="ce72" office:value-type="string" calcext:value-type="string">
            <text:p>H4</text:p>
          </table:table-cell>
          <table:table-cell table:style-name="ce72" office:value-type="string" calcext:value-type="string">
            <text:p>H1</text:p>
          </table:table-cell>
          <table:table-cell table:style-name="ce86" table:formula="of:=IF([.B50]=&quot;Girone&quot;;VLOOKUP([.D50];A_SQUADRE_PER_CODICE;2);&quot;ERRORE!&quot;)" office:value-type="string" office:string-value="Zebre" calcext:value-type="string">
            <text:p>Zebre</text:p>
          </table:table-cell>
          <table:table-cell table:style-name="ce86" table:formula="of:=IF([.B50]=&quot;Girone&quot;;VLOOKUP([.E50];A_SQUADRE_PER_CODICE;2);&quot;ERRORE!&quot;)" office:value-type="string" office:string-value="Piranha" calcext:value-type="string">
            <text:p>Piranha</text:p>
          </table:table-cell>
          <table:table-cell table:style-name="ce72" table:formula="of:=VLOOKUP([.A50];A_4_INPUT_DATE_E_RISULTATI_GIRONI;6;0)" office:value-type="float" office:value="54" calcext:value-type="float">
            <text:p>54</text:p>
          </table:table-cell>
          <table:table-cell table:style-name="ce72" table:formula="of:=VLOOKUP([.A50];A_4_INPUT_DATE_E_RISULTATI_GIRONI;7;0)" office:value-type="float" office:value="48" calcext:value-type="float">
            <text:p>48</text:p>
          </table:table-cell>
          <table:table-cell table:style-name="ce86" table:formula="of:=IF([.H50]&gt;[.I50];[.F50];[.G50])" office:value-type="string" office:string-value="Zebre" calcext:value-type="string">
            <text:p>Zebre</text:p>
          </table:table-cell>
          <table:table-cell table:style-name="ce86" table:formula="of:=IF([.H50]&lt;[.I50];[.F50];[.G50])" office:value-type="string" office:string-value="Piranha" calcext:value-type="string">
            <text:p>Piranha</text:p>
          </table:table-cell>
          <table:table-cell table:style-name="ce72" table:formula="of:=1*([.H50]&gt;[.I50])" office:value-type="float" office:value="1" calcext:value-type="float">
            <text:p>1</text:p>
          </table:table-cell>
          <table:table-cell table:style-name="ce89" table:formula="of:=1*([.H50]&lt;[.I50])*NOT(AND([.H50]=0;[.I50]=20))" office:value-type="float" office:value="0" calcext:value-type="float">
            <text:p>0</text:p>
          </table:table-cell>
          <table:table-cell table:style-name="ce89" table:formula="of:=1*AND([.H50]=0;[.I50]=20)" office:value-type="float" office:value="0" calcext:value-type="float">
            <text:p>0</text:p>
          </table:table-cell>
          <table:table-cell table:style-name="ce72" table:formula="of:=[.H50]" office:value-type="float" office:value="54" calcext:value-type="float">
            <text:p>54</text:p>
          </table:table-cell>
          <table:table-cell table:style-name="ce72" table:formula="of:=[.I50]" office:value-type="float" office:value="48" calcext:value-type="float">
            <text:p>48</text:p>
          </table:table-cell>
          <table:table-cell table:style-name="ce92" table:formula="of:=[.O50]-[.P50]" office:value-type="float" office:value="6" calcext:value-type="float">
            <text:p>+6</text:p>
          </table:table-cell>
          <table:table-cell table:style-name="ce72" table:formula="of:=1*([.I50]&gt;[.H50])" office:value-type="float" office:value="0" calcext:value-type="float">
            <text:p>0</text:p>
          </table:table-cell>
          <table:table-cell table:style-name="ce72" table:formula="of:=1*([.I50]&lt;[.H50])*NOT(AND([.H50]=20;[.I50]=0))" office:value-type="float" office:value="1" calcext:value-type="float">
            <text:p>1</text:p>
          </table:table-cell>
          <table:table-cell table:style-name="ce72" table:formula="of:=1*AND([.H50]=20;[.I50]=0)" office:value-type="float" office:value="0" calcext:value-type="float">
            <text:p>0</text:p>
          </table:table-cell>
          <table:table-cell table:style-name="ce72" table:formula="of:=[.I50]" office:value-type="float" office:value="48" calcext:value-type="float">
            <text:p>48</text:p>
          </table:table-cell>
          <table:table-cell table:style-name="ce72" table:formula="of:=[.H50]" office:value-type="float" office:value="54" calcext:value-type="float">
            <text:p>54</text:p>
          </table:table-cell>
          <table:table-cell table:style-name="ce96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66" office:value-type="string" calcext:value-type="string">
            <text:p>21-24/1</text:p>
          </table:table-cell>
          <table:table-cell table:style-name="ce170" office:value-type="float" office:value="96" calcext:value-type="float">
            <text:p>96</text:p>
          </table:table-cell>
          <table:table-cell table:style-name="ce175" office:value-type="string" calcext:value-type="string">
            <text:p>2aFase</text:p>
          </table:table-cell>
          <table:table-cell table:style-name="ce178" office:value-type="string" calcext:value-type="string">
            <text:p>21-24</text:p>
          </table:table-cell>
          <table:table-cell table:style-name="ce181" office:value-type="string" calcext:value-type="string">
            <text:p>P75</text:p>
          </table:table-cell>
          <table:table-cell table:style-name="ce181" office:value-type="string" calcext:value-type="string">
            <text:p>P76</text:p>
          </table:table-cell>
          <table:table-cell table:style-name="ce86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86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72" table:formula="of:=VLOOKUP([.AV50];A_5_INPUT_DATE_E_RISULTATI_2A_FASE;6;0)" office:value-type="float" office:value="63" calcext:value-type="float">
            <text:p>63</text:p>
          </table:table-cell>
          <table:table-cell table:style-name="ce72" table:formula="of:=VLOOKUP([.AV50];A_5_INPUT_DATE_E_RISULTATI_2A_FASE;7;0)" office:value-type="float" office:value="34" calcext:value-type="float">
            <text:p>34</text:p>
          </table:table-cell>
          <table:table-cell table:style-name="ce86" table:formula="of:=IF([.BC50]&gt;[.BD50];[.BA50];[.BB50])" office:value-type="string" office:string-value="Pitoni" calcext:value-type="string">
            <text:p>Pitoni</text:p>
          </table:table-cell>
          <table:table-cell table:style-name="ce86" table:formula="of:=IF([.BC50]&lt;[.BD50];[.BA50];[.BB50])" office:value-type="string" office:string-value="Zebre" calcext:value-type="string">
            <text:p>Zebre</text:p>
          </table:table-cell>
          <table:table-cell table:style-name="ce72" table:formula="of:=1*([.BC50]&gt;[.BD50])" office:value-type="float" office:value="1" calcext:value-type="float">
            <text:p>1</text:p>
          </table:table-cell>
          <table:table-cell table:style-name="ce89" table:formula="of:=1*([.BC50]&lt;[.BD50])*NOT(AND([.BC50]=0;[.BD50]=20))" office:value-type="float" office:value="0" calcext:value-type="float">
            <text:p>0</text:p>
          </table:table-cell>
          <table:table-cell table:style-name="ce89" table:formula="of:=1*AND([.BC50]=0;[.BD50]=20)" office:value-type="float" office:value="0" calcext:value-type="float">
            <text:p>0</text:p>
          </table:table-cell>
          <table:table-cell table:style-name="ce72" table:formula="of:=[.BC50]" office:value-type="float" office:value="63" calcext:value-type="float">
            <text:p>63</text:p>
          </table:table-cell>
          <table:table-cell table:style-name="ce72" table:formula="of:=[.BD50]" office:value-type="float" office:value="34" calcext:value-type="float">
            <text:p>34</text:p>
          </table:table-cell>
          <table:table-cell table:style-name="ce92" table:formula="of:=[.BJ50]-[.BK50]" office:value-type="float" office:value="29" calcext:value-type="float">
            <text:p>+29</text:p>
          </table:table-cell>
          <table:table-cell table:style-name="ce72" table:formula="of:=1*([.BD50]&gt;[.BC50])" office:value-type="float" office:value="0" calcext:value-type="float">
            <text:p>0</text:p>
          </table:table-cell>
          <table:table-cell table:style-name="ce72" table:formula="of:=1*([.BD50]&lt;[.BC50])*NOT(AND([.BC50]=20;[.BD50]=0))" office:value-type="float" office:value="1" calcext:value-type="float">
            <text:p>1</text:p>
          </table:table-cell>
          <table:table-cell table:style-name="ce72" table:formula="of:=1*AND([.BC50]=20;[.BD50]=0)" office:value-type="float" office:value="0" calcext:value-type="float">
            <text:p>0</text:p>
          </table:table-cell>
          <table:table-cell table:style-name="ce72" table:formula="of:=[.BD50]" office:value-type="float" office:value="34" calcext:value-type="float">
            <text:p>34</text:p>
          </table:table-cell>
          <table:table-cell table:style-name="ce72" table:formula="of:=[.BC50]" office:value-type="float" office:value="63" calcext:value-type="float">
            <text:p>63</text:p>
          </table:table-cell>
          <table:table-cell table:style-name="ce96" table:formula="of:=[.BP50]-[.BQ50]" office:value-type="float" office:value="-29" calcext:value-type="float">
            <text:p>-29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31-32/1</text:p>
          </table:table-cell>
          <table:table-cell table:style-name="ce170" office:value-type="float" office:value="97" calcext:value-type="float">
            <text:p>9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31-32</text:p>
          </table:table-cell>
          <table:table-cell table:style-name="ce180" office:value-type="string" calcext:value-type="string">
            <text:p>P83</text:p>
          </table:table-cell>
          <table:table-cell table:style-name="ce180" office:value-type="string" calcext:value-type="string">
            <text:p>P84</text:p>
          </table:table-cell>
          <table:table-cell table:style-name="ce85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85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71" table:formula="of:=VLOOKUP([.AV51];A_5_INPUT_DATE_E_RISULTATI_2A_FASE;6;0)" office:value-type="float" office:value="53" calcext:value-type="float">
            <text:p>53</text:p>
          </table:table-cell>
          <table:table-cell table:style-name="ce71" table:formula="of:=VLOOKUP([.AV51];A_5_INPUT_DATE_E_RISULTATI_2A_FASE;7;0)" office:value-type="float" office:value="32" calcext:value-type="float">
            <text:p>32</text:p>
          </table:table-cell>
          <table:table-cell table:style-name="ce85" table:formula="of:=IF([.BC51]&gt;[.BD51];[.BA51];[.BB51])" office:value-type="string" office:string-value="Scorpioni" calcext:value-type="string">
            <text:p>Scorpioni</text:p>
          </table:table-cell>
          <table:table-cell table:style-name="ce85" table:formula="of:=IF([.BC51]&lt;[.BD51];[.BA51];[.BB51])" office:value-type="string" office:string-value="Serval" calcext:value-type="string">
            <text:p>Serval</text:p>
          </table:table-cell>
          <table:table-cell table:style-name="ce71" table:formula="of:=1*([.BC51]&gt;[.BD51])" office:value-type="float" office:value="1" calcext:value-type="float">
            <text:p>1</text:p>
          </table:table-cell>
          <table:table-cell table:style-name="ce88" table:formula="of:=1*([.BC51]&lt;[.BD51])*NOT(AND([.BC51]=0;[.BD51]=20))" office:value-type="float" office:value="0" calcext:value-type="float">
            <text:p>0</text:p>
          </table:table-cell>
          <table:table-cell table:style-name="ce88" table:formula="of:=1*AND([.BC51]=0;[.BD51]=20)" office:value-type="float" office:value="0" calcext:value-type="float">
            <text:p>0</text:p>
          </table:table-cell>
          <table:table-cell table:style-name="ce71" table:formula="of:=[.BC51]" office:value-type="float" office:value="53" calcext:value-type="float">
            <text:p>53</text:p>
          </table:table-cell>
          <table:table-cell table:style-name="ce71" table:formula="of:=[.BD51]" office:value-type="float" office:value="32" calcext:value-type="float">
            <text:p>32</text:p>
          </table:table-cell>
          <table:table-cell table:style-name="ce91" table:formula="of:=[.BJ51]-[.BK51]" office:value-type="float" office:value="21" calcext:value-type="float">
            <text:p>+21</text:p>
          </table:table-cell>
          <table:table-cell table:style-name="ce71" table:formula="of:=1*([.BD51]&gt;[.BC51])" office:value-type="float" office:value="0" calcext:value-type="float">
            <text:p>0</text:p>
          </table:table-cell>
          <table:table-cell table:style-name="ce71" table:formula="of:=1*([.BD51]&lt;[.BC51])*NOT(AND([.BC51]=20;[.BD51]=0))" office:value-type="float" office:value="1" calcext:value-type="float">
            <text:p>1</text:p>
          </table:table-cell>
          <table:table-cell table:style-name="ce71" table:formula="of:=1*AND([.BC51]=20;[.BD51]=0)" office:value-type="float" office:value="0" calcext:value-type="float">
            <text:p>0</text:p>
          </table:table-cell>
          <table:table-cell table:style-name="ce71" table:formula="of:=[.BD51]" office:value-type="float" office:value="32" calcext:value-type="float">
            <text:p>32</text:p>
          </table:table-cell>
          <table:table-cell table:style-name="ce71" table:formula="of:=[.BC51]" office:value-type="float" office:value="53" calcext:value-type="float">
            <text:p>53</text:p>
          </table:table-cell>
          <table:table-cell table:style-name="ce94" table:formula="of:=[.BP51]-[.BQ51]" office:value-type="float" office:value="-21" calcext:value-type="float">
            <text:p>-21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29-30/1</text:p>
          </table:table-cell>
          <table:table-cell table:style-name="ce170" office:value-type="float" office:value="98" calcext:value-type="float">
            <text:p>9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9-30</text:p>
          </table:table-cell>
          <table:table-cell table:style-name="ce180" office:value-type="string" calcext:value-type="string">
            <text:p>V83</text:p>
          </table:table-cell>
          <table:table-cell table:style-name="ce180" office:value-type="string" calcext:value-type="string">
            <text:p>V84</text:p>
          </table:table-cell>
          <table:table-cell table:style-name="ce85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85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71" table:formula="of:=VLOOKUP([.AV52];A_5_INPUT_DATE_E_RISULTATI_2A_FASE;6;0)" office:value-type="float" office:value="50" calcext:value-type="float">
            <text:p>50</text:p>
          </table:table-cell>
          <table:table-cell table:style-name="ce71" table:formula="of:=VLOOKUP([.AV52];A_5_INPUT_DATE_E_RISULTATI_2A_FASE;7;0)" office:value-type="float" office:value="38" calcext:value-type="float">
            <text:p>38</text:p>
          </table:table-cell>
          <table:table-cell table:style-name="ce85" table:formula="of:=IF([.BC52]&gt;[.BD52];[.BA52];[.BB52])" office:value-type="string" office:string-value="Falchi" calcext:value-type="string">
            <text:p>Falchi</text:p>
          </table:table-cell>
          <table:table-cell table:style-name="ce85" table:formula="of:=IF([.BC52]&lt;[.BD52];[.BA52];[.BB52])" office:value-type="string" office:string-value="Scorpioni" calcext:value-type="string">
            <text:p>Scorpioni</text:p>
          </table:table-cell>
          <table:table-cell table:style-name="ce71" table:formula="of:=1*([.BC52]&gt;[.BD52])" office:value-type="float" office:value="1" calcext:value-type="float">
            <text:p>1</text:p>
          </table:table-cell>
          <table:table-cell table:style-name="ce88" table:formula="of:=1*([.BC52]&lt;[.BD52])*NOT(AND([.BC52]=0;[.BD52]=20))" office:value-type="float" office:value="0" calcext:value-type="float">
            <text:p>0</text:p>
          </table:table-cell>
          <table:table-cell table:style-name="ce88" table:formula="of:=1*AND([.BC52]=0;[.BD52]=20)" office:value-type="float" office:value="0" calcext:value-type="float">
            <text:p>0</text:p>
          </table:table-cell>
          <table:table-cell table:style-name="ce71" table:formula="of:=[.BC52]" office:value-type="float" office:value="50" calcext:value-type="float">
            <text:p>50</text:p>
          </table:table-cell>
          <table:table-cell table:style-name="ce71" table:formula="of:=[.BD52]" office:value-type="float" office:value="38" calcext:value-type="float">
            <text:p>38</text:p>
          </table:table-cell>
          <table:table-cell table:style-name="ce91" table:formula="of:=[.BJ52]-[.BK52]" office:value-type="float" office:value="12" calcext:value-type="float">
            <text:p>+12</text:p>
          </table:table-cell>
          <table:table-cell table:style-name="ce71" table:formula="of:=1*([.BD52]&gt;[.BC52])" office:value-type="float" office:value="0" calcext:value-type="float">
            <text:p>0</text:p>
          </table:table-cell>
          <table:table-cell table:style-name="ce71" table:formula="of:=1*([.BD52]&lt;[.BC52])*NOT(AND([.BC52]=20;[.BD52]=0))" office:value-type="float" office:value="1" calcext:value-type="float">
            <text:p>1</text:p>
          </table:table-cell>
          <table:table-cell table:style-name="ce71" table:formula="of:=1*AND([.BC52]=20;[.BD52]=0)" office:value-type="float" office:value="0" calcext:value-type="float">
            <text:p>0</text:p>
          </table:table-cell>
          <table:table-cell table:style-name="ce71" table:formula="of:=[.BD52]" office:value-type="float" office:value="38" calcext:value-type="float">
            <text:p>38</text:p>
          </table:table-cell>
          <table:table-cell table:style-name="ce71" table:formula="of:=[.BC52]" office:value-type="float" office:value="50" calcext:value-type="float">
            <text:p>50</text:p>
          </table:table-cell>
          <table:table-cell table:style-name="ce94" table:formula="of:=[.BP52]-[.BQ52]" office:value-type="float" office:value="-12" calcext:value-type="float">
            <text:p>-12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27-28/1</text:p>
          </table:table-cell>
          <table:table-cell table:style-name="ce170" office:value-type="float" office:value="99" calcext:value-type="float">
            <text:p>9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7-28</text:p>
          </table:table-cell>
          <table:table-cell table:style-name="ce180" office:value-type="string" calcext:value-type="string">
            <text:p>P81</text:p>
          </table:table-cell>
          <table:table-cell table:style-name="ce180" office:value-type="string" calcext:value-type="string">
            <text:p>P82</text:p>
          </table:table-cell>
          <table:table-cell table:style-name="ce85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85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71" table:formula="of:=VLOOKUP([.AV53];A_5_INPUT_DATE_E_RISULTATI_2A_FASE;6;0)" office:value-type="float" office:value="62" calcext:value-type="float">
            <text:p>62</text:p>
          </table:table-cell>
          <table:table-cell table:style-name="ce71" table:formula="of:=VLOOKUP([.AV53];A_5_INPUT_DATE_E_RISULTATI_2A_FASE;7;0)" office:value-type="float" office:value="47" calcext:value-type="float">
            <text:p>47</text:p>
          </table:table-cell>
          <table:table-cell table:style-name="ce85" table:formula="of:=IF([.BC53]&gt;[.BD53];[.BA53];[.BB53])" office:value-type="string" office:string-value="Muli" calcext:value-type="string">
            <text:p>Muli</text:p>
          </table:table-cell>
          <table:table-cell table:style-name="ce85" table:formula="of:=IF([.BC53]&lt;[.BD53];[.BA53];[.BB53])" office:value-type="string" office:string-value="Ghepardi" calcext:value-type="string">
            <text:p>Ghepardi</text:p>
          </table:table-cell>
          <table:table-cell table:style-name="ce71" table:formula="of:=1*([.BC53]&gt;[.BD53])" office:value-type="float" office:value="1" calcext:value-type="float">
            <text:p>1</text:p>
          </table:table-cell>
          <table:table-cell table:style-name="ce88" table:formula="of:=1*([.BC53]&lt;[.BD53])*NOT(AND([.BC53]=0;[.BD53]=20))" office:value-type="float" office:value="0" calcext:value-type="float">
            <text:p>0</text:p>
          </table:table-cell>
          <table:table-cell table:style-name="ce88" table:formula="of:=1*AND([.BC53]=0;[.BD53]=20)" office:value-type="float" office:value="0" calcext:value-type="float">
            <text:p>0</text:p>
          </table:table-cell>
          <table:table-cell table:style-name="ce71" table:formula="of:=[.BC53]" office:value-type="float" office:value="62" calcext:value-type="float">
            <text:p>62</text:p>
          </table:table-cell>
          <table:table-cell table:style-name="ce71" table:formula="of:=[.BD53]" office:value-type="float" office:value="47" calcext:value-type="float">
            <text:p>47</text:p>
          </table:table-cell>
          <table:table-cell table:style-name="ce91" table:formula="of:=[.BJ53]-[.BK53]" office:value-type="float" office:value="15" calcext:value-type="float">
            <text:p>+15</text:p>
          </table:table-cell>
          <table:table-cell table:style-name="ce71" table:formula="of:=1*([.BD53]&gt;[.BC53])" office:value-type="float" office:value="0" calcext:value-type="float">
            <text:p>0</text:p>
          </table:table-cell>
          <table:table-cell table:style-name="ce71" table:formula="of:=1*([.BD53]&lt;[.BC53])*NOT(AND([.BC53]=20;[.BD53]=0))" office:value-type="float" office:value="1" calcext:value-type="float">
            <text:p>1</text:p>
          </table:table-cell>
          <table:table-cell table:style-name="ce71" table:formula="of:=1*AND([.BC53]=20;[.BD53]=0)" office:value-type="float" office:value="0" calcext:value-type="float">
            <text:p>0</text:p>
          </table:table-cell>
          <table:table-cell table:style-name="ce71" table:formula="of:=[.BD53]" office:value-type="float" office:value="47" calcext:value-type="float">
            <text:p>47</text:p>
          </table:table-cell>
          <table:table-cell table:style-name="ce71" table:formula="of:=[.BC53]" office:value-type="float" office:value="62" calcext:value-type="float">
            <text:p>62</text:p>
          </table:table-cell>
          <table:table-cell table:style-name="ce94" table:formula="of:=[.BP53]-[.BQ53]" office:value-type="float" office:value="-15" calcext:value-type="float">
            <text:p>-15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25-26/1</text:p>
          </table:table-cell>
          <table:table-cell table:style-name="ce170" office:value-type="float" office:value="100" calcext:value-type="float">
            <text:p>10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5-26</text:p>
          </table:table-cell>
          <table:table-cell table:style-name="ce180" office:value-type="string" calcext:value-type="string">
            <text:p>V81</text:p>
          </table:table-cell>
          <table:table-cell table:style-name="ce180" office:value-type="string" calcext:value-type="string">
            <text:p>V82</text:p>
          </table:table-cell>
          <table:table-cell table:style-name="ce85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85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71" table:formula="of:=VLOOKUP([.AV54];A_5_INPUT_DATE_E_RISULTATI_2A_FASE;6;0)" office:value-type="float" office:value="69" calcext:value-type="float">
            <text:p>69</text:p>
          </table:table-cell>
          <table:table-cell table:style-name="ce71" table:formula="of:=VLOOKUP([.AV54];A_5_INPUT_DATE_E_RISULTATI_2A_FASE;7;0)" office:value-type="float" office:value="31" calcext:value-type="float">
            <text:p>31</text:p>
          </table:table-cell>
          <table:table-cell table:style-name="ce85" table:formula="of:=IF([.BC54]&gt;[.BD54];[.BA54];[.BB54])" office:value-type="string" office:string-value="Iguane" calcext:value-type="string">
            <text:p>Iguane</text:p>
          </table:table-cell>
          <table:table-cell table:style-name="ce85" table:formula="of:=IF([.BC54]&lt;[.BD54];[.BA54];[.BB54])" office:value-type="string" office:string-value="Delfini" calcext:value-type="string">
            <text:p>Delfini</text:p>
          </table:table-cell>
          <table:table-cell table:style-name="ce71" table:formula="of:=1*([.BC54]&gt;[.BD54])" office:value-type="float" office:value="1" calcext:value-type="float">
            <text:p>1</text:p>
          </table:table-cell>
          <table:table-cell table:style-name="ce88" table:formula="of:=1*([.BC54]&lt;[.BD54])*NOT(AND([.BC54]=0;[.BD54]=20))" office:value-type="float" office:value="0" calcext:value-type="float">
            <text:p>0</text:p>
          </table:table-cell>
          <table:table-cell table:style-name="ce88" table:formula="of:=1*AND([.BC54]=0;[.BD54]=20)" office:value-type="float" office:value="0" calcext:value-type="float">
            <text:p>0</text:p>
          </table:table-cell>
          <table:table-cell table:style-name="ce71" table:formula="of:=[.BC54]" office:value-type="float" office:value="69" calcext:value-type="float">
            <text:p>69</text:p>
          </table:table-cell>
          <table:table-cell table:style-name="ce71" table:formula="of:=[.BD54]" office:value-type="float" office:value="31" calcext:value-type="float">
            <text:p>31</text:p>
          </table:table-cell>
          <table:table-cell table:style-name="ce91" table:formula="of:=[.BJ54]-[.BK54]" office:value-type="float" office:value="38" calcext:value-type="float">
            <text:p>+38</text:p>
          </table:table-cell>
          <table:table-cell table:style-name="ce71" table:formula="of:=1*([.BD54]&gt;[.BC54])" office:value-type="float" office:value="0" calcext:value-type="float">
            <text:p>0</text:p>
          </table:table-cell>
          <table:table-cell table:style-name="ce71" table:formula="of:=1*([.BD54]&lt;[.BC54])*NOT(AND([.BC54]=20;[.BD54]=0))" office:value-type="float" office:value="1" calcext:value-type="float">
            <text:p>1</text:p>
          </table:table-cell>
          <table:table-cell table:style-name="ce71" table:formula="of:=1*AND([.BC54]=20;[.BD54]=0)" office:value-type="float" office:value="0" calcext:value-type="float">
            <text:p>0</text:p>
          </table:table-cell>
          <table:table-cell table:style-name="ce71" table:formula="of:=[.BD54]" office:value-type="float" office:value="31" calcext:value-type="float">
            <text:p>31</text:p>
          </table:table-cell>
          <table:table-cell table:style-name="ce71" table:formula="of:=[.BC54]" office:value-type="float" office:value="69" calcext:value-type="float">
            <text:p>69</text:p>
          </table:table-cell>
          <table:table-cell table:style-name="ce94" table:formula="of:=[.BP54]-[.BQ54]" office:value-type="float" office:value="-38" calcext:value-type="float">
            <text:p>-38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23-24/1</text:p>
          </table:table-cell>
          <table:table-cell table:style-name="ce170" office:value-type="float" office:value="101" calcext:value-type="float">
            <text:p>10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3-24</text:p>
          </table:table-cell>
          <table:table-cell table:style-name="ce180" office:value-type="string" calcext:value-type="string">
            <text:p>P95</text:p>
          </table:table-cell>
          <table:table-cell table:style-name="ce180" office:value-type="string" calcext:value-type="string">
            <text:p>P96</text:p>
          </table:table-cell>
          <table:table-cell table:style-name="ce85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85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71" table:formula="of:=VLOOKUP([.AV55];A_5_INPUT_DATE_E_RISULTATI_2A_FASE;6;0)" office:value-type="float" office:value="62" calcext:value-type="float">
            <text:p>62</text:p>
          </table:table-cell>
          <table:table-cell table:style-name="ce71" table:formula="of:=VLOOKUP([.AV55];A_5_INPUT_DATE_E_RISULTATI_2A_FASE;7;0)" office:value-type="float" office:value="38" calcext:value-type="float">
            <text:p>38</text:p>
          </table:table-cell>
          <table:table-cell table:style-name="ce85" table:formula="of:=IF([.BC55]&gt;[.BD55];[.BA55];[.BB55])" office:value-type="string" office:string-value="Delfini" calcext:value-type="string">
            <text:p>Delfini</text:p>
          </table:table-cell>
          <table:table-cell table:style-name="ce85" table:formula="of:=IF([.BC55]&lt;[.BD55];[.BA55];[.BB55])" office:value-type="string" office:string-value="Zebre" calcext:value-type="string">
            <text:p>Zebre</text:p>
          </table:table-cell>
          <table:table-cell table:style-name="ce71" table:formula="of:=1*([.BC55]&gt;[.BD55])" office:value-type="float" office:value="1" calcext:value-type="float">
            <text:p>1</text:p>
          </table:table-cell>
          <table:table-cell table:style-name="ce88" table:formula="of:=1*([.BC55]&lt;[.BD55])*NOT(AND([.BC55]=0;[.BD55]=20))" office:value-type="float" office:value="0" calcext:value-type="float">
            <text:p>0</text:p>
          </table:table-cell>
          <table:table-cell table:style-name="ce88" table:formula="of:=1*AND([.BC55]=0;[.BD55]=20)" office:value-type="float" office:value="0" calcext:value-type="float">
            <text:p>0</text:p>
          </table:table-cell>
          <table:table-cell table:style-name="ce71" table:formula="of:=[.BC55]" office:value-type="float" office:value="62" calcext:value-type="float">
            <text:p>62</text:p>
          </table:table-cell>
          <table:table-cell table:style-name="ce71" table:formula="of:=[.BD55]" office:value-type="float" office:value="38" calcext:value-type="float">
            <text:p>38</text:p>
          </table:table-cell>
          <table:table-cell table:style-name="ce91" table:formula="of:=[.BJ55]-[.BK55]" office:value-type="float" office:value="24" calcext:value-type="float">
            <text:p>+24</text:p>
          </table:table-cell>
          <table:table-cell table:style-name="ce71" table:formula="of:=1*([.BD55]&gt;[.BC55])" office:value-type="float" office:value="0" calcext:value-type="float">
            <text:p>0</text:p>
          </table:table-cell>
          <table:table-cell table:style-name="ce71" table:formula="of:=1*([.BD55]&lt;[.BC55])*NOT(AND([.BC55]=20;[.BD55]=0))" office:value-type="float" office:value="1" calcext:value-type="float">
            <text:p>1</text:p>
          </table:table-cell>
          <table:table-cell table:style-name="ce71" table:formula="of:=1*AND([.BC55]=20;[.BD55]=0)" office:value-type="float" office:value="0" calcext:value-type="float">
            <text:p>0</text:p>
          </table:table-cell>
          <table:table-cell table:style-name="ce71" table:formula="of:=[.BD55]" office:value-type="float" office:value="38" calcext:value-type="float">
            <text:p>38</text:p>
          </table:table-cell>
          <table:table-cell table:style-name="ce71" table:formula="of:=[.BC55]" office:value-type="float" office:value="62" calcext:value-type="float">
            <text:p>62</text:p>
          </table:table-cell>
          <table:table-cell table:style-name="ce94" table:formula="of:=[.BP55]-[.BQ55]" office:value-type="float" office:value="-24" calcext:value-type="float">
            <text:p>-24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21-22/1</text:p>
          </table:table-cell>
          <table:table-cell table:style-name="ce170" office:value-type="float" office:value="102" calcext:value-type="float">
            <text:p>102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21-22</text:p>
          </table:table-cell>
          <table:table-cell table:style-name="ce180" office:value-type="string" calcext:value-type="string">
            <text:p>V95</text:p>
          </table:table-cell>
          <table:table-cell table:style-name="ce180" office:value-type="string" calcext:value-type="string">
            <text:p>V96</text:p>
          </table:table-cell>
          <table:table-cell table:style-name="ce85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85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71" table:formula="of:=VLOOKUP([.AV56];A_5_INPUT_DATE_E_RISULTATI_2A_FASE;6;0)" office:value-type="float" office:value="52" calcext:value-type="float">
            <text:p>52</text:p>
          </table:table-cell>
          <table:table-cell table:style-name="ce71" table:formula="of:=VLOOKUP([.AV56];A_5_INPUT_DATE_E_RISULTATI_2A_FASE;7;0)" office:value-type="float" office:value="39" calcext:value-type="float">
            <text:p>39</text:p>
          </table:table-cell>
          <table:table-cell table:style-name="ce85" table:formula="of:=IF([.BC56]&gt;[.BD56];[.BA56];[.BB56])" office:value-type="string" office:string-value="Linci" calcext:value-type="string">
            <text:p>Linci</text:p>
          </table:table-cell>
          <table:table-cell table:style-name="ce85" table:formula="of:=IF([.BC56]&lt;[.BD56];[.BA56];[.BB56])" office:value-type="string" office:string-value="Pitoni" calcext:value-type="string">
            <text:p>Pitoni</text:p>
          </table:table-cell>
          <table:table-cell table:style-name="ce71" table:formula="of:=1*([.BC56]&gt;[.BD56])" office:value-type="float" office:value="1" calcext:value-type="float">
            <text:p>1</text:p>
          </table:table-cell>
          <table:table-cell table:style-name="ce88" table:formula="of:=1*([.BC56]&lt;[.BD56])*NOT(AND([.BC56]=0;[.BD56]=20))" office:value-type="float" office:value="0" calcext:value-type="float">
            <text:p>0</text:p>
          </table:table-cell>
          <table:table-cell table:style-name="ce88" table:formula="of:=1*AND([.BC56]=0;[.BD56]=20)" office:value-type="float" office:value="0" calcext:value-type="float">
            <text:p>0</text:p>
          </table:table-cell>
          <table:table-cell table:style-name="ce71" table:formula="of:=[.BC56]" office:value-type="float" office:value="52" calcext:value-type="float">
            <text:p>52</text:p>
          </table:table-cell>
          <table:table-cell table:style-name="ce71" table:formula="of:=[.BD56]" office:value-type="float" office:value="39" calcext:value-type="float">
            <text:p>39</text:p>
          </table:table-cell>
          <table:table-cell table:style-name="ce91" table:formula="of:=[.BJ56]-[.BK56]" office:value-type="float" office:value="13" calcext:value-type="float">
            <text:p>+13</text:p>
          </table:table-cell>
          <table:table-cell table:style-name="ce71" table:formula="of:=1*([.BD56]&gt;[.BC56])" office:value-type="float" office:value="0" calcext:value-type="float">
            <text:p>0</text:p>
          </table:table-cell>
          <table:table-cell table:style-name="ce71" table:formula="of:=1*([.BD56]&lt;[.BC56])*NOT(AND([.BC56]=20;[.BD56]=0))" office:value-type="float" office:value="1" calcext:value-type="float">
            <text:p>1</text:p>
          </table:table-cell>
          <table:table-cell table:style-name="ce71" table:formula="of:=1*AND([.BC56]=20;[.BD56]=0)" office:value-type="float" office:value="0" calcext:value-type="float">
            <text:p>0</text:p>
          </table:table-cell>
          <table:table-cell table:style-name="ce71" table:formula="of:=[.BD56]" office:value-type="float" office:value="39" calcext:value-type="float">
            <text:p>39</text:p>
          </table:table-cell>
          <table:table-cell table:style-name="ce71" table:formula="of:=[.BC56]" office:value-type="float" office:value="52" calcext:value-type="float">
            <text:p>52</text:p>
          </table:table-cell>
          <table:table-cell table:style-name="ce94" table:formula="of:=[.BP56]-[.BQ56]" office:value-type="float" office:value="-13" calcext:value-type="float">
            <text:p>-13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19-20/1</text:p>
          </table:table-cell>
          <table:table-cell table:style-name="ce170" office:value-type="float" office:value="103" calcext:value-type="float">
            <text:p>103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9-20</text:p>
          </table:table-cell>
          <table:table-cell table:style-name="ce180" office:value-type="string" calcext:value-type="string">
            <text:p>P93</text:p>
          </table:table-cell>
          <table:table-cell table:style-name="ce180" office:value-type="string" calcext:value-type="string">
            <text:p>P94</text:p>
          </table:table-cell>
          <table:table-cell table:style-name="ce85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85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71" table:formula="of:=VLOOKUP([.AV57];A_5_INPUT_DATE_E_RISULTATI_2A_FASE;6;0)" office:value-type="float" office:value="68" calcext:value-type="float">
            <text:p>68</text:p>
          </table:table-cell>
          <table:table-cell table:style-name="ce71" table:formula="of:=VLOOKUP([.AV57];A_5_INPUT_DATE_E_RISULTATI_2A_FASE;7;0)" office:value-type="float" office:value="37" calcext:value-type="float">
            <text:p>37</text:p>
          </table:table-cell>
          <table:table-cell table:style-name="ce85" table:formula="of:=IF([.BC57]&gt;[.BD57];[.BA57];[.BB57])" office:value-type="string" office:string-value="Cervi" calcext:value-type="string">
            <text:p>Cervi</text:p>
          </table:table-cell>
          <table:table-cell table:style-name="ce85" table:formula="of:=IF([.BC57]&lt;[.BD57];[.BA57];[.BB57])" office:value-type="string" office:string-value="Orche" calcext:value-type="string">
            <text:p>Orche</text:p>
          </table:table-cell>
          <table:table-cell table:style-name="ce71" table:formula="of:=1*([.BC57]&gt;[.BD57])" office:value-type="float" office:value="1" calcext:value-type="float">
            <text:p>1</text:p>
          </table:table-cell>
          <table:table-cell table:style-name="ce88" table:formula="of:=1*([.BC57]&lt;[.BD57])*NOT(AND([.BC57]=0;[.BD57]=20))" office:value-type="float" office:value="0" calcext:value-type="float">
            <text:p>0</text:p>
          </table:table-cell>
          <table:table-cell table:style-name="ce88" table:formula="of:=1*AND([.BC57]=0;[.BD57]=20)" office:value-type="float" office:value="0" calcext:value-type="float">
            <text:p>0</text:p>
          </table:table-cell>
          <table:table-cell table:style-name="ce71" table:formula="of:=[.BC57]" office:value-type="float" office:value="68" calcext:value-type="float">
            <text:p>68</text:p>
          </table:table-cell>
          <table:table-cell table:style-name="ce71" table:formula="of:=[.BD57]" office:value-type="float" office:value="37" calcext:value-type="float">
            <text:p>37</text:p>
          </table:table-cell>
          <table:table-cell table:style-name="ce91" table:formula="of:=[.BJ57]-[.BK57]" office:value-type="float" office:value="31" calcext:value-type="float">
            <text:p>+31</text:p>
          </table:table-cell>
          <table:table-cell table:style-name="ce71" table:formula="of:=1*([.BD57]&gt;[.BC57])" office:value-type="float" office:value="0" calcext:value-type="float">
            <text:p>0</text:p>
          </table:table-cell>
          <table:table-cell table:style-name="ce71" table:formula="of:=1*([.BD57]&lt;[.BC57])*NOT(AND([.BC57]=20;[.BD57]=0))" office:value-type="float" office:value="1" calcext:value-type="float">
            <text:p>1</text:p>
          </table:table-cell>
          <table:table-cell table:style-name="ce71" table:formula="of:=1*AND([.BC57]=20;[.BD57]=0)" office:value-type="float" office:value="0" calcext:value-type="float">
            <text:p>0</text:p>
          </table:table-cell>
          <table:table-cell table:style-name="ce71" table:formula="of:=[.BD57]" office:value-type="float" office:value="37" calcext:value-type="float">
            <text:p>37</text:p>
          </table:table-cell>
          <table:table-cell table:style-name="ce71" table:formula="of:=[.BC57]" office:value-type="float" office:value="68" calcext:value-type="float">
            <text:p>68</text:p>
          </table:table-cell>
          <table:table-cell table:style-name="ce94" table:formula="of:=[.BP57]-[.BQ57]" office:value-type="float" office:value="-31" calcext:value-type="float">
            <text:p>-31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17-18/1</text:p>
          </table:table-cell>
          <table:table-cell table:style-name="ce170" office:value-type="float" office:value="104" calcext:value-type="float">
            <text:p>104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7-18</text:p>
          </table:table-cell>
          <table:table-cell table:style-name="ce180" office:value-type="string" calcext:value-type="string">
            <text:p>V93</text:p>
          </table:table-cell>
          <table:table-cell table:style-name="ce180" office:value-type="string" calcext:value-type="string">
            <text:p>V94</text:p>
          </table:table-cell>
          <table:table-cell table:style-name="ce85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85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71" table:formula="of:=VLOOKUP([.AV58];A_5_INPUT_DATE_E_RISULTATI_2A_FASE;6;0)" office:value-type="float" office:value="52" calcext:value-type="float">
            <text:p>52</text:p>
          </table:table-cell>
          <table:table-cell table:style-name="ce71" table:formula="of:=VLOOKUP([.AV58];A_5_INPUT_DATE_E_RISULTATI_2A_FASE;7;0)" office:value-type="float" office:value="46" calcext:value-type="float">
            <text:p>46</text:p>
          </table:table-cell>
          <table:table-cell table:style-name="ce85" table:formula="of:=IF([.BC58]&gt;[.BD58];[.BA58];[.BB58])" office:value-type="string" office:string-value="Tigri" calcext:value-type="string">
            <text:p>Tigri</text:p>
          </table:table-cell>
          <table:table-cell table:style-name="ce85" table:formula="of:=IF([.BC58]&lt;[.BD58];[.BA58];[.BB58])" office:value-type="string" office:string-value="Ippopotami" calcext:value-type="string">
            <text:p>Ippopotami</text:p>
          </table:table-cell>
          <table:table-cell table:style-name="ce71" table:formula="of:=1*([.BC58]&gt;[.BD58])" office:value-type="float" office:value="1" calcext:value-type="float">
            <text:p>1</text:p>
          </table:table-cell>
          <table:table-cell table:style-name="ce88" table:formula="of:=1*([.BC58]&lt;[.BD58])*NOT(AND([.BC58]=0;[.BD58]=20))" office:value-type="float" office:value="0" calcext:value-type="float">
            <text:p>0</text:p>
          </table:table-cell>
          <table:table-cell table:style-name="ce88" table:formula="of:=1*AND([.BC58]=0;[.BD58]=20)" office:value-type="float" office:value="0" calcext:value-type="float">
            <text:p>0</text:p>
          </table:table-cell>
          <table:table-cell table:style-name="ce71" table:formula="of:=[.BC58]" office:value-type="float" office:value="52" calcext:value-type="float">
            <text:p>52</text:p>
          </table:table-cell>
          <table:table-cell table:style-name="ce71" table:formula="of:=[.BD58]" office:value-type="float" office:value="46" calcext:value-type="float">
            <text:p>46</text:p>
          </table:table-cell>
          <table:table-cell table:style-name="ce91" table:formula="of:=[.BJ58]-[.BK58]" office:value-type="float" office:value="6" calcext:value-type="float">
            <text:p>+6</text:p>
          </table:table-cell>
          <table:table-cell table:style-name="ce71" table:formula="of:=1*([.BD58]&gt;[.BC58])" office:value-type="float" office:value="0" calcext:value-type="float">
            <text:p>0</text:p>
          </table:table-cell>
          <table:table-cell table:style-name="ce71" table:formula="of:=1*([.BD58]&lt;[.BC58])*NOT(AND([.BC58]=20;[.BD58]=0))" office:value-type="float" office:value="1" calcext:value-type="float">
            <text:p>1</text:p>
          </table:table-cell>
          <table:table-cell table:style-name="ce71" table:formula="of:=1*AND([.BC58]=20;[.BD58]=0)" office:value-type="float" office:value="0" calcext:value-type="float">
            <text:p>0</text:p>
          </table:table-cell>
          <table:table-cell table:style-name="ce71" table:formula="of:=[.BD58]" office:value-type="float" office:value="46" calcext:value-type="float">
            <text:p>46</text:p>
          </table:table-cell>
          <table:table-cell table:style-name="ce71" table:formula="of:=[.BC58]" office:value-type="float" office:value="52" calcext:value-type="float">
            <text:p>52</text:p>
          </table:table-cell>
          <table:table-cell table:style-name="ce94" table:formula="of:=[.BP58]-[.BQ58]" office:value-type="float" office:value="-6" calcext:value-type="float">
            <text:p>-6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15-16/1</text:p>
          </table:table-cell>
          <table:table-cell table:style-name="ce170" office:value-type="float" office:value="105" calcext:value-type="float">
            <text:p>105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5-16</text:p>
          </table:table-cell>
          <table:table-cell table:style-name="ce180" office:value-type="string" calcext:value-type="string">
            <text:p>P91</text:p>
          </table:table-cell>
          <table:table-cell table:style-name="ce180" office:value-type="string" calcext:value-type="string">
            <text:p>P92</text:p>
          </table:table-cell>
          <table:table-cell table:style-name="ce85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85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71" table:formula="of:=VLOOKUP([.AV59];A_5_INPUT_DATE_E_RISULTATI_2A_FASE;6;0)" office:value-type="float" office:value="60" calcext:value-type="float">
            <text:p>60</text:p>
          </table:table-cell>
          <table:table-cell table:style-name="ce71" table:formula="of:=VLOOKUP([.AV59];A_5_INPUT_DATE_E_RISULTATI_2A_FASE;7;0)" office:value-type="float" office:value="42" calcext:value-type="float">
            <text:p>42</text:p>
          </table:table-cell>
          <table:table-cell table:style-name="ce85" table:formula="of:=IF([.BC59]&gt;[.BD59];[.BA59];[.BB59])" office:value-type="string" office:string-value="Tonni" calcext:value-type="string">
            <text:p>Tonni</text:p>
          </table:table-cell>
          <table:table-cell table:style-name="ce85" table:formula="of:=IF([.BC59]&lt;[.BD59];[.BA59];[.BB59])" office:value-type="string" office:string-value="Gabbiani" calcext:value-type="string">
            <text:p>Gabbiani</text:p>
          </table:table-cell>
          <table:table-cell table:style-name="ce71" table:formula="of:=1*([.BC59]&gt;[.BD59])" office:value-type="float" office:value="1" calcext:value-type="float">
            <text:p>1</text:p>
          </table:table-cell>
          <table:table-cell table:style-name="ce88" table:formula="of:=1*([.BC59]&lt;[.BD59])*NOT(AND([.BC59]=0;[.BD59]=20))" office:value-type="float" office:value="0" calcext:value-type="float">
            <text:p>0</text:p>
          </table:table-cell>
          <table:table-cell table:style-name="ce88" table:formula="of:=1*AND([.BC59]=0;[.BD59]=20)" office:value-type="float" office:value="0" calcext:value-type="float">
            <text:p>0</text:p>
          </table:table-cell>
          <table:table-cell table:style-name="ce71" table:formula="of:=[.BC59]" office:value-type="float" office:value="60" calcext:value-type="float">
            <text:p>60</text:p>
          </table:table-cell>
          <table:table-cell table:style-name="ce71" table:formula="of:=[.BD59]" office:value-type="float" office:value="42" calcext:value-type="float">
            <text:p>42</text:p>
          </table:table-cell>
          <table:table-cell table:style-name="ce91" table:formula="of:=[.BJ59]-[.BK59]" office:value-type="float" office:value="18" calcext:value-type="float">
            <text:p>+18</text:p>
          </table:table-cell>
          <table:table-cell table:style-name="ce71" table:formula="of:=1*([.BD59]&gt;[.BC59])" office:value-type="float" office:value="0" calcext:value-type="float">
            <text:p>0</text:p>
          </table:table-cell>
          <table:table-cell table:style-name="ce71" table:formula="of:=1*([.BD59]&lt;[.BC59])*NOT(AND([.BC59]=20;[.BD59]=0))" office:value-type="float" office:value="1" calcext:value-type="float">
            <text:p>1</text:p>
          </table:table-cell>
          <table:table-cell table:style-name="ce71" table:formula="of:=1*AND([.BC59]=20;[.BD59]=0)" office:value-type="float" office:value="0" calcext:value-type="float">
            <text:p>0</text:p>
          </table:table-cell>
          <table:table-cell table:style-name="ce71" table:formula="of:=[.BD59]" office:value-type="float" office:value="42" calcext:value-type="float">
            <text:p>42</text:p>
          </table:table-cell>
          <table:table-cell table:style-name="ce71" table:formula="of:=[.BC59]" office:value-type="float" office:value="60" calcext:value-type="float">
            <text:p>60</text:p>
          </table:table-cell>
          <table:table-cell table:style-name="ce94" table:formula="of:=[.BP59]-[.BQ59]" office:value-type="float" office:value="-18" calcext:value-type="float">
            <text:p>-18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13-14/1</text:p>
          </table:table-cell>
          <table:table-cell table:style-name="ce170" office:value-type="float" office:value="106" calcext:value-type="float">
            <text:p>106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3-14</text:p>
          </table:table-cell>
          <table:table-cell table:style-name="ce180" office:value-type="string" calcext:value-type="string">
            <text:p>V91</text:p>
          </table:table-cell>
          <table:table-cell table:style-name="ce180" office:value-type="string" calcext:value-type="string">
            <text:p>V92</text:p>
          </table:table-cell>
          <table:table-cell table:style-name="ce85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85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71" table:formula="of:=VLOOKUP([.AV60];A_5_INPUT_DATE_E_RISULTATI_2A_FASE;6;0)" office:value-type="float" office:value="65" calcext:value-type="float">
            <text:p>65</text:p>
          </table:table-cell>
          <table:table-cell table:style-name="ce71" table:formula="of:=VLOOKUP([.AV60];A_5_INPUT_DATE_E_RISULTATI_2A_FASE;7;0)" office:value-type="float" office:value="45" calcext:value-type="float">
            <text:p>45</text:p>
          </table:table-cell>
          <table:table-cell table:style-name="ce85" table:formula="of:=IF([.BC60]&gt;[.BD60];[.BA60];[.BB60])" office:value-type="string" office:string-value="Aquile" calcext:value-type="string">
            <text:p>Aquile</text:p>
          </table:table-cell>
          <table:table-cell table:style-name="ce85" table:formula="of:=IF([.BC60]&lt;[.BD60];[.BA60];[.BB60])" office:value-type="string" office:string-value="Puma" calcext:value-type="string">
            <text:p>Puma</text:p>
          </table:table-cell>
          <table:table-cell table:style-name="ce71" table:formula="of:=1*([.BC60]&gt;[.BD60])" office:value-type="float" office:value="1" calcext:value-type="float">
            <text:p>1</text:p>
          </table:table-cell>
          <table:table-cell table:style-name="ce88" table:formula="of:=1*([.BC60]&lt;[.BD60])*NOT(AND([.BC60]=0;[.BD60]=20))" office:value-type="float" office:value="0" calcext:value-type="float">
            <text:p>0</text:p>
          </table:table-cell>
          <table:table-cell table:style-name="ce88" table:formula="of:=1*AND([.BC60]=0;[.BD60]=20)" office:value-type="float" office:value="0" calcext:value-type="float">
            <text:p>0</text:p>
          </table:table-cell>
          <table:table-cell table:style-name="ce71" table:formula="of:=[.BC60]" office:value-type="float" office:value="65" calcext:value-type="float">
            <text:p>65</text:p>
          </table:table-cell>
          <table:table-cell table:style-name="ce71" table:formula="of:=[.BD60]" office:value-type="float" office:value="45" calcext:value-type="float">
            <text:p>45</text:p>
          </table:table-cell>
          <table:table-cell table:style-name="ce91" table:formula="of:=[.BJ60]-[.BK60]" office:value-type="float" office:value="20" calcext:value-type="float">
            <text:p>+20</text:p>
          </table:table-cell>
          <table:table-cell table:style-name="ce71" table:formula="of:=1*([.BD60]&gt;[.BC60])" office:value-type="float" office:value="0" calcext:value-type="float">
            <text:p>0</text:p>
          </table:table-cell>
          <table:table-cell table:style-name="ce71" table:formula="of:=1*([.BD60]&lt;[.BC60])*NOT(AND([.BC60]=20;[.BD60]=0))" office:value-type="float" office:value="1" calcext:value-type="float">
            <text:p>1</text:p>
          </table:table-cell>
          <table:table-cell table:style-name="ce71" table:formula="of:=1*AND([.BC60]=20;[.BD60]=0)" office:value-type="float" office:value="0" calcext:value-type="float">
            <text:p>0</text:p>
          </table:table-cell>
          <table:table-cell table:style-name="ce71" table:formula="of:=[.BD60]" office:value-type="float" office:value="45" calcext:value-type="float">
            <text:p>45</text:p>
          </table:table-cell>
          <table:table-cell table:style-name="ce71" table:formula="of:=[.BC60]" office:value-type="float" office:value="65" calcext:value-type="float">
            <text:p>65</text:p>
          </table:table-cell>
          <table:table-cell table:style-name="ce94" table:formula="of:=[.BP60]-[.BQ60]" office:value-type="float" office:value="-20" calcext:value-type="float">
            <text:p>-20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11-12/1</text:p>
          </table:table-cell>
          <table:table-cell table:style-name="ce170" office:value-type="float" office:value="107" calcext:value-type="float">
            <text:p>107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11-12</text:p>
          </table:table-cell>
          <table:table-cell table:style-name="ce180" office:value-type="string" calcext:value-type="string">
            <text:p>P89</text:p>
          </table:table-cell>
          <table:table-cell table:style-name="ce180" office:value-type="string" calcext:value-type="string">
            <text:p>P90</text:p>
          </table:table-cell>
          <table:table-cell table:style-name="ce85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85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71" table:formula="of:=VLOOKUP([.AV61];A_5_INPUT_DATE_E_RISULTATI_2A_FASE;6;0)" office:value-type="float" office:value="50" calcext:value-type="float">
            <text:p>50</text:p>
          </table:table-cell>
          <table:table-cell table:style-name="ce71" table:formula="of:=VLOOKUP([.AV61];A_5_INPUT_DATE_E_RISULTATI_2A_FASE;7;0)" office:value-type="float" office:value="47" calcext:value-type="float">
            <text:p>47</text:p>
          </table:table-cell>
          <table:table-cell table:style-name="ce85" table:formula="of:=IF([.BC61]&gt;[.BD61];[.BA61];[.BB61])" office:value-type="string" office:string-value="Gorilla" calcext:value-type="string">
            <text:p>Gorilla</text:p>
          </table:table-cell>
          <table:table-cell table:style-name="ce85" table:formula="of:=IF([.BC61]&lt;[.BD61];[.BA61];[.BB61])" office:value-type="string" office:string-value="Bufali" calcext:value-type="string">
            <text:p>Bufali</text:p>
          </table:table-cell>
          <table:table-cell table:style-name="ce71" table:formula="of:=1*([.BC61]&gt;[.BD61])" office:value-type="float" office:value="1" calcext:value-type="float">
            <text:p>1</text:p>
          </table:table-cell>
          <table:table-cell table:style-name="ce88" table:formula="of:=1*([.BC61]&lt;[.BD61])*NOT(AND([.BC61]=0;[.BD61]=20))" office:value-type="float" office:value="0" calcext:value-type="float">
            <text:p>0</text:p>
          </table:table-cell>
          <table:table-cell table:style-name="ce88" table:formula="of:=1*AND([.BC61]=0;[.BD61]=20)" office:value-type="float" office:value="0" calcext:value-type="float">
            <text:p>0</text:p>
          </table:table-cell>
          <table:table-cell table:style-name="ce71" table:formula="of:=[.BC61]" office:value-type="float" office:value="50" calcext:value-type="float">
            <text:p>50</text:p>
          </table:table-cell>
          <table:table-cell table:style-name="ce71" table:formula="of:=[.BD61]" office:value-type="float" office:value="47" calcext:value-type="float">
            <text:p>47</text:p>
          </table:table-cell>
          <table:table-cell table:style-name="ce91" table:formula="of:=[.BJ61]-[.BK61]" office:value-type="float" office:value="3" calcext:value-type="float">
            <text:p>+3</text:p>
          </table:table-cell>
          <table:table-cell table:style-name="ce71" table:formula="of:=1*([.BD61]&gt;[.BC61])" office:value-type="float" office:value="0" calcext:value-type="float">
            <text:p>0</text:p>
          </table:table-cell>
          <table:table-cell table:style-name="ce71" table:formula="of:=1*([.BD61]&lt;[.BC61])*NOT(AND([.BC61]=20;[.BD61]=0))" office:value-type="float" office:value="1" calcext:value-type="float">
            <text:p>1</text:p>
          </table:table-cell>
          <table:table-cell table:style-name="ce71" table:formula="of:=1*AND([.BC61]=20;[.BD61]=0)" office:value-type="float" office:value="0" calcext:value-type="float">
            <text:p>0</text:p>
          </table:table-cell>
          <table:table-cell table:style-name="ce71" table:formula="of:=[.BD61]" office:value-type="float" office:value="47" calcext:value-type="float">
            <text:p>47</text:p>
          </table:table-cell>
          <table:table-cell table:style-name="ce71" table:formula="of:=[.BC61]" office:value-type="float" office:value="50" calcext:value-type="float">
            <text:p>50</text:p>
          </table:table-cell>
          <table:table-cell table:style-name="ce94" table:formula="of:=[.BP61]-[.BQ61]" office:value-type="float" office:value="-3" calcext:value-type="float">
            <text:p>-3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9-10/1</text:p>
          </table:table-cell>
          <table:table-cell table:style-name="ce170" office:value-type="float" office:value="108" calcext:value-type="float">
            <text:p>108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09-10</text:p>
          </table:table-cell>
          <table:table-cell table:style-name="ce180" office:value-type="string" calcext:value-type="string">
            <text:p>V89</text:p>
          </table:table-cell>
          <table:table-cell table:style-name="ce180" office:value-type="string" calcext:value-type="string">
            <text:p>V90</text:p>
          </table:table-cell>
          <table:table-cell table:style-name="ce85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85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71" table:formula="of:=VLOOKUP([.AV62];A_5_INPUT_DATE_E_RISULTATI_2A_FASE;6;0)" office:value-type="float" office:value="69" calcext:value-type="float">
            <text:p>69</text:p>
          </table:table-cell>
          <table:table-cell table:style-name="ce71" table:formula="of:=VLOOKUP([.AV62];A_5_INPUT_DATE_E_RISULTATI_2A_FASE;7;0)" office:value-type="float" office:value="40" calcext:value-type="float">
            <text:p>40</text:p>
          </table:table-cell>
          <table:table-cell table:style-name="ce85" table:formula="of:=IF([.BC62]&gt;[.BD62];[.BA62];[.BB62])" office:value-type="string" office:string-value="Elefanti" calcext:value-type="string">
            <text:p>Elefanti</text:p>
          </table:table-cell>
          <table:table-cell table:style-name="ce85" table:formula="of:=IF([.BC62]&lt;[.BD62];[.BA62];[.BB62])" office:value-type="string" office:string-value="Giraffe" calcext:value-type="string">
            <text:p>Giraffe</text:p>
          </table:table-cell>
          <table:table-cell table:style-name="ce71" table:formula="of:=1*([.BC62]&gt;[.BD62])" office:value-type="float" office:value="1" calcext:value-type="float">
            <text:p>1</text:p>
          </table:table-cell>
          <table:table-cell table:style-name="ce88" table:formula="of:=1*([.BC62]&lt;[.BD62])*NOT(AND([.BC62]=0;[.BD62]=20))" office:value-type="float" office:value="0" calcext:value-type="float">
            <text:p>0</text:p>
          </table:table-cell>
          <table:table-cell table:style-name="ce88" table:formula="of:=1*AND([.BC62]=0;[.BD62]=20)" office:value-type="float" office:value="0" calcext:value-type="float">
            <text:p>0</text:p>
          </table:table-cell>
          <table:table-cell table:style-name="ce71" table:formula="of:=[.BC62]" office:value-type="float" office:value="69" calcext:value-type="float">
            <text:p>69</text:p>
          </table:table-cell>
          <table:table-cell table:style-name="ce71" table:formula="of:=[.BD62]" office:value-type="float" office:value="40" calcext:value-type="float">
            <text:p>40</text:p>
          </table:table-cell>
          <table:table-cell table:style-name="ce91" table:formula="of:=[.BJ62]-[.BK62]" office:value-type="float" office:value="29" calcext:value-type="float">
            <text:p>+29</text:p>
          </table:table-cell>
          <table:table-cell table:style-name="ce71" table:formula="of:=1*([.BD62]&gt;[.BC62])" office:value-type="float" office:value="0" calcext:value-type="float">
            <text:p>0</text:p>
          </table:table-cell>
          <table:table-cell table:style-name="ce71" table:formula="of:=1*([.BD62]&lt;[.BC62])*NOT(AND([.BC62]=20;[.BD62]=0))" office:value-type="float" office:value="1" calcext:value-type="float">
            <text:p>1</text:p>
          </table:table-cell>
          <table:table-cell table:style-name="ce71" table:formula="of:=1*AND([.BC62]=20;[.BD62]=0)" office:value-type="float" office:value="0" calcext:value-type="float">
            <text:p>0</text:p>
          </table:table-cell>
          <table:table-cell table:style-name="ce71" table:formula="of:=[.BD62]" office:value-type="float" office:value="40" calcext:value-type="float">
            <text:p>40</text:p>
          </table:table-cell>
          <table:table-cell table:style-name="ce71" table:formula="of:=[.BC62]" office:value-type="float" office:value="69" calcext:value-type="float">
            <text:p>69</text:p>
          </table:table-cell>
          <table:table-cell table:style-name="ce94" table:formula="of:=[.BP62]-[.BQ62]" office:value-type="float" office:value="-29" calcext:value-type="float">
            <text:p>-29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5-6/1</text:p>
          </table:table-cell>
          <table:table-cell table:style-name="ce170" office:value-type="float" office:value="109" calcext:value-type="float">
            <text:p>109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5-6</text:p>
          </table:table-cell>
          <table:table-cell table:style-name="ce180" office:value-type="string" calcext:value-type="string">
            <text:p>V85</text:p>
          </table:table-cell>
          <table:table-cell table:style-name="ce180" office:value-type="string" calcext:value-type="string">
            <text:p>V86</text:p>
          </table:table-cell>
          <table:table-cell table:style-name="ce85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85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71" table:formula="of:=VLOOKUP([.AV63];A_5_INPUT_DATE_E_RISULTATI_2A_FASE;6;0)" office:value-type="float" office:value="55" calcext:value-type="float">
            <text:p>55</text:p>
          </table:table-cell>
          <table:table-cell table:style-name="ce71" table:formula="of:=VLOOKUP([.AV63];A_5_INPUT_DATE_E_RISULTATI_2A_FASE;7;0)" office:value-type="float" office:value="48" calcext:value-type="float">
            <text:p>48</text:p>
          </table:table-cell>
          <table:table-cell table:style-name="ce85" table:formula="of:=IF([.BC63]&gt;[.BD63];[.BA63];[.BB63])" office:value-type="string" office:string-value="Giaguari" calcext:value-type="string">
            <text:p>Giaguari</text:p>
          </table:table-cell>
          <table:table-cell table:style-name="ce85" table:formula="of:=IF([.BC63]&lt;[.BD63];[.BA63];[.BB63])" office:value-type="string" office:string-value="Coccodrilli" calcext:value-type="string">
            <text:p>Coccodrilli</text:p>
          </table:table-cell>
          <table:table-cell table:style-name="ce71" table:formula="of:=1*([.BC63]&gt;[.BD63])" office:value-type="float" office:value="1" calcext:value-type="float">
            <text:p>1</text:p>
          </table:table-cell>
          <table:table-cell table:style-name="ce88" table:formula="of:=1*([.BC63]&lt;[.BD63])*NOT(AND([.BC63]=0;[.BD63]=20))" office:value-type="float" office:value="0" calcext:value-type="float">
            <text:p>0</text:p>
          </table:table-cell>
          <table:table-cell table:style-name="ce88" table:formula="of:=1*AND([.BC63]=0;[.BD63]=20)" office:value-type="float" office:value="0" calcext:value-type="float">
            <text:p>0</text:p>
          </table:table-cell>
          <table:table-cell table:style-name="ce71" table:formula="of:=[.BC63]" office:value-type="float" office:value="55" calcext:value-type="float">
            <text:p>55</text:p>
          </table:table-cell>
          <table:table-cell table:style-name="ce71" table:formula="of:=[.BD63]" office:value-type="float" office:value="48" calcext:value-type="float">
            <text:p>48</text:p>
          </table:table-cell>
          <table:table-cell table:style-name="ce91" table:formula="of:=[.BJ63]-[.BK63]" office:value-type="float" office:value="7" calcext:value-type="float">
            <text:p>+7</text:p>
          </table:table-cell>
          <table:table-cell table:style-name="ce71" table:formula="of:=1*([.BD63]&gt;[.BC63])" office:value-type="float" office:value="0" calcext:value-type="float">
            <text:p>0</text:p>
          </table:table-cell>
          <table:table-cell table:style-name="ce71" table:formula="of:=1*([.BD63]&lt;[.BC63])*NOT(AND([.BC63]=20;[.BD63]=0))" office:value-type="float" office:value="1" calcext:value-type="float">
            <text:p>1</text:p>
          </table:table-cell>
          <table:table-cell table:style-name="ce71" table:formula="of:=1*AND([.BC63]=20;[.BD63]=0)" office:value-type="float" office:value="0" calcext:value-type="float">
            <text:p>0</text:p>
          </table:table-cell>
          <table:table-cell table:style-name="ce71" table:formula="of:=[.BD63]" office:value-type="float" office:value="48" calcext:value-type="float">
            <text:p>48</text:p>
          </table:table-cell>
          <table:table-cell table:style-name="ce71" table:formula="of:=[.BC63]" office:value-type="float" office:value="55" calcext:value-type="float">
            <text:p>55</text:p>
          </table:table-cell>
          <table:table-cell table:style-name="ce94" table:formula="of:=[.BP63]-[.BQ63]" office:value-type="float" office:value="-7" calcext:value-type="float">
            <text:p>-7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7-8/1</text:p>
          </table:table-cell>
          <table:table-cell table:style-name="ce170" office:value-type="float" office:value="110" calcext:value-type="float">
            <text:p>110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7-8</text:p>
          </table:table-cell>
          <table:table-cell table:style-name="ce180" office:value-type="string" calcext:value-type="string">
            <text:p>P85</text:p>
          </table:table-cell>
          <table:table-cell table:style-name="ce180" office:value-type="string" calcext:value-type="string">
            <text:p>P86</text:p>
          </table:table-cell>
          <table:table-cell table:style-name="ce85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85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71" table:formula="of:=VLOOKUP([.AV64];A_5_INPUT_DATE_E_RISULTATI_2A_FASE;6;0)" office:value-type="float" office:value="52" calcext:value-type="float">
            <text:p>52</text:p>
          </table:table-cell>
          <table:table-cell table:style-name="ce71" table:formula="of:=VLOOKUP([.AV64];A_5_INPUT_DATE_E_RISULTATI_2A_FASE;7;0)" office:value-type="float" office:value="49" calcext:value-type="float">
            <text:p>49</text:p>
          </table:table-cell>
          <table:table-cell table:style-name="ce85" table:formula="of:=IF([.BC64]&gt;[.BD64];[.BA64];[.BB64])" office:value-type="string" office:string-value="Balene" calcext:value-type="string">
            <text:p>Balene</text:p>
          </table:table-cell>
          <table:table-cell table:style-name="ce85" table:formula="of:=IF([.BC64]&lt;[.BD64];[.BA64];[.BB64])" office:value-type="string" office:string-value="Piranha" calcext:value-type="string">
            <text:p>Piranha</text:p>
          </table:table-cell>
          <table:table-cell table:style-name="ce71" table:formula="of:=1*([.BC64]&gt;[.BD64])" office:value-type="float" office:value="1" calcext:value-type="float">
            <text:p>1</text:p>
          </table:table-cell>
          <table:table-cell table:style-name="ce88" table:formula="of:=1*([.BC64]&lt;[.BD64])*NOT(AND([.BC64]=0;[.BD64]=20))" office:value-type="float" office:value="0" calcext:value-type="float">
            <text:p>0</text:p>
          </table:table-cell>
          <table:table-cell table:style-name="ce88" table:formula="of:=1*AND([.BC64]=0;[.BD64]=20)" office:value-type="float" office:value="0" calcext:value-type="float">
            <text:p>0</text:p>
          </table:table-cell>
          <table:table-cell table:style-name="ce71" table:formula="of:=[.BC64]" office:value-type="float" office:value="52" calcext:value-type="float">
            <text:p>52</text:p>
          </table:table-cell>
          <table:table-cell table:style-name="ce71" table:formula="of:=[.BD64]" office:value-type="float" office:value="49" calcext:value-type="float">
            <text:p>49</text:p>
          </table:table-cell>
          <table:table-cell table:style-name="ce91" table:formula="of:=[.BJ64]-[.BK64]" office:value-type="float" office:value="3" calcext:value-type="float">
            <text:p>+3</text:p>
          </table:table-cell>
          <table:table-cell table:style-name="ce71" table:formula="of:=1*([.BD64]&gt;[.BC64])" office:value-type="float" office:value="0" calcext:value-type="float">
            <text:p>0</text:p>
          </table:table-cell>
          <table:table-cell table:style-name="ce71" table:formula="of:=1*([.BD64]&lt;[.BC64])*NOT(AND([.BC64]=20;[.BD64]=0))" office:value-type="float" office:value="1" calcext:value-type="float">
            <text:p>1</text:p>
          </table:table-cell>
          <table:table-cell table:style-name="ce71" table:formula="of:=1*AND([.BC64]=20;[.BD64]=0)" office:value-type="float" office:value="0" calcext:value-type="float">
            <text:p>0</text:p>
          </table:table-cell>
          <table:table-cell table:style-name="ce71" table:formula="of:=[.BD64]" office:value-type="float" office:value="49" calcext:value-type="float">
            <text:p>49</text:p>
          </table:table-cell>
          <table:table-cell table:style-name="ce71" table:formula="of:=[.BC64]" office:value-type="float" office:value="52" calcext:value-type="float">
            <text:p>52</text:p>
          </table:table-cell>
          <table:table-cell table:style-name="ce94" table:formula="of:=[.BP64]-[.BQ64]" office:value-type="float" office:value="-3" calcext:value-type="float">
            <text:p>-3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6" office:value-type="string" calcext:value-type="string">
            <text:p>3-4/1</text:p>
          </table:table-cell>
          <table:table-cell table:style-name="ce170" office:value-type="float" office:value="111" calcext:value-type="float">
            <text:p>111</text:p>
          </table:table-cell>
          <table:table-cell table:style-name="ce174" office:value-type="string" calcext:value-type="string">
            <text:p>2aFase</text:p>
          </table:table-cell>
          <table:table-cell table:style-name="ce177" office:value-type="string" calcext:value-type="string">
            <text:p>3-4</text:p>
          </table:table-cell>
          <table:table-cell table:style-name="ce180" office:value-type="string" calcext:value-type="string">
            <text:p>P87</text:p>
          </table:table-cell>
          <table:table-cell table:style-name="ce180" office:value-type="string" calcext:value-type="string">
            <text:p>P88</text:p>
          </table:table-cell>
          <table:table-cell table:style-name="ce85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85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71" table:formula="of:=VLOOKUP([.AV65];A_5_INPUT_DATE_E_RISULTATI_2A_FASE;6;0)" office:value-type="float" office:value="65" calcext:value-type="float">
            <text:p>65</text:p>
          </table:table-cell>
          <table:table-cell table:style-name="ce71" table:formula="of:=VLOOKUP([.AV65];A_5_INPUT_DATE_E_RISULTATI_2A_FASE;7;0)" office:value-type="float" office:value="45" calcext:value-type="float">
            <text:p>45</text:p>
          </table:table-cell>
          <table:table-cell table:style-name="ce85" table:formula="of:=IF([.BC65]&gt;[.BD65];[.BA65];[.BB65])" office:value-type="string" office:string-value="Bisonti" calcext:value-type="string">
            <text:p>Bisonti</text:p>
          </table:table-cell>
          <table:table-cell table:style-name="ce85" table:formula="of:=IF([.BC65]&lt;[.BD65];[.BA65];[.BB65])" office:value-type="string" office:string-value="Istrici" calcext:value-type="string">
            <text:p>Istrici</text:p>
          </table:table-cell>
          <table:table-cell table:style-name="ce71" table:formula="of:=1*([.BC65]&gt;[.BD65])" office:value-type="float" office:value="1" calcext:value-type="float">
            <text:p>1</text:p>
          </table:table-cell>
          <table:table-cell table:style-name="ce88" table:formula="of:=1*([.BC65]&lt;[.BD65])*NOT(AND([.BC65]=0;[.BD65]=20))" office:value-type="float" office:value="0" calcext:value-type="float">
            <text:p>0</text:p>
          </table:table-cell>
          <table:table-cell table:style-name="ce88" table:formula="of:=1*AND([.BC65]=0;[.BD65]=20)" office:value-type="float" office:value="0" calcext:value-type="float">
            <text:p>0</text:p>
          </table:table-cell>
          <table:table-cell table:style-name="ce71" table:formula="of:=[.BC65]" office:value-type="float" office:value="65" calcext:value-type="float">
            <text:p>65</text:p>
          </table:table-cell>
          <table:table-cell table:style-name="ce71" table:formula="of:=[.BD65]" office:value-type="float" office:value="45" calcext:value-type="float">
            <text:p>45</text:p>
          </table:table-cell>
          <table:table-cell table:style-name="ce91" table:formula="of:=[.BJ65]-[.BK65]" office:value-type="float" office:value="20" calcext:value-type="float">
            <text:p>+20</text:p>
          </table:table-cell>
          <table:table-cell table:style-name="ce71" table:formula="of:=1*([.BD65]&gt;[.BC65])" office:value-type="float" office:value="0" calcext:value-type="float">
            <text:p>0</text:p>
          </table:table-cell>
          <table:table-cell table:style-name="ce71" table:formula="of:=1*([.BD65]&lt;[.BC65])*NOT(AND([.BC65]=20;[.BD65]=0))" office:value-type="float" office:value="1" calcext:value-type="float">
            <text:p>1</text:p>
          </table:table-cell>
          <table:table-cell table:style-name="ce71" table:formula="of:=1*AND([.BC65]=20;[.BD65]=0)" office:value-type="float" office:value="0" calcext:value-type="float">
            <text:p>0</text:p>
          </table:table-cell>
          <table:table-cell table:style-name="ce71" table:formula="of:=[.BD65]" office:value-type="float" office:value="45" calcext:value-type="float">
            <text:p>45</text:p>
          </table:table-cell>
          <table:table-cell table:style-name="ce71" table:formula="of:=[.BC65]" office:value-type="float" office:value="65" calcext:value-type="float">
            <text:p>65</text:p>
          </table:table-cell>
          <table:table-cell table:style-name="ce94" table:formula="of:=[.BP65]-[.BQ65]" office:value-type="float" office:value="-20" calcext:value-type="float">
            <text:p>-20</text:p>
          </table:table-cell>
          <table:table-cell table:number-columns-repeated="954"/>
        </table:table-row>
        <table:table-row table:style-name="ro1">
          <table:table-cell table:number-columns-repeated="46"/>
          <table:table-cell table:style-name="ce167" office:value-type="string" calcext:value-type="string">
            <text:p>1-2/1</text:p>
          </table:table-cell>
          <table:table-cell table:style-name="ce171" office:value-type="float" office:value="112" calcext:value-type="float">
            <text:p>112</text:p>
          </table:table-cell>
          <table:table-cell table:style-name="ce175" office:value-type="string" calcext:value-type="string">
            <text:p>2aFase</text:p>
          </table:table-cell>
          <table:table-cell table:style-name="ce178" office:value-type="string" calcext:value-type="string">
            <text:p>1-2</text:p>
          </table:table-cell>
          <table:table-cell table:style-name="ce181" office:value-type="string" calcext:value-type="string">
            <text:p>V87</text:p>
          </table:table-cell>
          <table:table-cell table:style-name="ce181" office:value-type="string" calcext:value-type="string">
            <text:p>V88</text:p>
          </table:table-cell>
          <table:table-cell table:style-name="ce86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86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72" table:formula="of:=VLOOKUP([.AV66];A_5_INPUT_DATE_E_RISULTATI_2A_FASE;6;0)" office:value-type="float" office:value="69" calcext:value-type="float">
            <text:p>69</text:p>
          </table:table-cell>
          <table:table-cell table:style-name="ce72" table:formula="of:=VLOOKUP([.AV66];A_5_INPUT_DATE_E_RISULTATI_2A_FASE;7;0)" office:value-type="float" office:value="42" calcext:value-type="float">
            <text:p>42</text:p>
          </table:table-cell>
          <table:table-cell table:style-name="ce86" table:formula="of:=IF([.BC66]&gt;[.BD66];[.BA66];[.BB66])" office:value-type="string" office:string-value="Leoni" calcext:value-type="string">
            <text:p>Leoni</text:p>
          </table:table-cell>
          <table:table-cell table:style-name="ce86" table:formula="of:=IF([.BC66]&lt;[.BD66];[.BA66];[.BB66])" office:value-type="string" office:string-value="Pantere" calcext:value-type="string">
            <text:p>Pantere</text:p>
          </table:table-cell>
          <table:table-cell table:style-name="ce72" table:formula="of:=1*([.BC66]&gt;[.BD66])" office:value-type="float" office:value="1" calcext:value-type="float">
            <text:p>1</text:p>
          </table:table-cell>
          <table:table-cell table:style-name="ce89" table:formula="of:=1*([.BC66]&lt;[.BD66])*NOT(AND([.BC66]=0;[.BD66]=20))" office:value-type="float" office:value="0" calcext:value-type="float">
            <text:p>0</text:p>
          </table:table-cell>
          <table:table-cell table:style-name="ce89" table:formula="of:=1*AND([.BC66]=0;[.BD66]=20)" office:value-type="float" office:value="0" calcext:value-type="float">
            <text:p>0</text:p>
          </table:table-cell>
          <table:table-cell table:style-name="ce72" table:formula="of:=[.BC66]" office:value-type="float" office:value="69" calcext:value-type="float">
            <text:p>69</text:p>
          </table:table-cell>
          <table:table-cell table:style-name="ce72" table:formula="of:=[.BD66]" office:value-type="float" office:value="42" calcext:value-type="float">
            <text:p>42</text:p>
          </table:table-cell>
          <table:table-cell table:style-name="ce92" table:formula="of:=[.BJ66]-[.BK66]" office:value-type="float" office:value="27" calcext:value-type="float">
            <text:p>+27</text:p>
          </table:table-cell>
          <table:table-cell table:style-name="ce72" table:formula="of:=1*([.BD66]&gt;[.BC66])" office:value-type="float" office:value="0" calcext:value-type="float">
            <text:p>0</text:p>
          </table:table-cell>
          <table:table-cell table:style-name="ce72" table:formula="of:=1*([.BD66]&lt;[.BC66])*NOT(AND([.BC66]=20;[.BD66]=0))" office:value-type="float" office:value="1" calcext:value-type="float">
            <text:p>1</text:p>
          </table:table-cell>
          <table:table-cell table:style-name="ce72" table:formula="of:=1*AND([.BC66]=20;[.BD66]=0)" office:value-type="float" office:value="0" calcext:value-type="float">
            <text:p>0</text:p>
          </table:table-cell>
          <table:table-cell table:style-name="ce72" table:formula="of:=[.BD66]" office:value-type="float" office:value="42" calcext:value-type="float">
            <text:p>42</text:p>
          </table:table-cell>
          <table:table-cell table:style-name="ce72" table:formula="of:=[.BC66]" office:value-type="float" office:value="69" calcext:value-type="float">
            <text:p>69</text:p>
          </table:table-cell>
          <table:table-cell table:style-name="ce96" table:formula="of:=[.BP66]-[.BQ66]" office:value-type="float" office:value="-27" calcext:value-type="float">
            <text:p>-27</text:p>
          </table:table-cell>
          <table:table-cell table:number-columns-repeated="95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OUTPUT_CALENDARIO_E_CLASSIFICHE_GIRONI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4">
          <table:table-cell table:style-name="ce246"/>
          <table:table-cell table:style-name="ce187" table:formula="of:=VLOOKUP(&quot;NOME_TORNEO&quot;;A_1_INPUT_DATI_TORNEO;2;0)" office:value-type="string" office:string-value="Torneo dell’Estate" calcext:value-type="string" table:number-columns-spanned="16" table:number-rows-spanned="1">
            <text:p>Torneo dell’Estate</text:p>
          </table:table-cell>
          <table:covered-table-cell table:number-columns-repeated="7" table:style-name="ce192"/>
          <table:covered-table-cell table:style-name="INTESTAZIONE_5f_GRANDE"/>
          <table:covered-table-cell table:number-columns-repeated="7" table:style-name="ce192"/>
        </table:table-row>
        <table:table-row table:style-name="ro5">
          <table:table-cell table:style-name="ce246"/>
          <table:table-cell table:style-name="ce188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254"/>
          <table:table-cell table:style-name="ce188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formula="of:=VLOOKUP([.A4];A_4_INPUT_DATE_E_RISULTATI_GIRONI;6;0)" office:value-type="float" office:value="72" calcext:value-type="float">
            <text:p>72</text:p>
          </table:table-cell>
          <table:table-cell table:style-name="ce262" table:formula="of:=VLOOKUP([.A4];A_4_INPUT_DATE_E_RISULTATI_GIRONI;7;0)" office:value-type="float" office:value="49" calcext:value-type="float">
            <text:p>49</text:p>
          </table:table-cell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 table:style-name="ce375" table:formula="of:=VLOOKUP(ROW()-3&amp;RIGHT([.J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J$3];1);B_CLASSIFICA_GIRONE_A;5;0)" office:value-type="float" office:value="3" calcext:value-type="float">
            <text:p>3</text:p>
          </table:table-cell>
          <table:table-cell table:style-name="ce411" table:formula="of:=VLOOKUP(ROW()-3&amp;RIGHT([.J$3];1);B_CLASSIFICA_GIRONE_A;6;0)" office:value-type="float" office:value="3" calcext:value-type="float">
            <text:p>3</text:p>
          </table:table-cell>
          <table:table-cell table:style-name="ce411" table:formula="of:=VLOOKUP(ROW()-3&amp;RIGHT([.J$3];1);B_CLASSIFICA_GIRONE_A;7;0)" office:value-type="float" office:value="0" calcext:value-type="float">
            <text:p>0</text:p>
          </table:table-cell>
          <table:table-cell table:style-name="ce411" table:formula="of:=VLOOKUP(ROW()-3&amp;RIGHT([.J$3];1);B_CLASSIFICA_GIRONE_A;8;0)" office:value-type="float" office:value="0" calcext:value-type="float">
            <text:p>0</text:p>
          </table:table-cell>
          <table:table-cell table:style-name="ce411" table:formula="of:=VLOOKUP(ROW()-3&amp;RIGHT([.J$3];1);B_CLASSIFICA_GIRONE_A;9;0)" office:value-type="float" office:value="6" calcext:value-type="float">
            <text:p>6</text:p>
          </table:table-cell>
          <table:table-cell table:style-name="ce411" table:formula="of:=VLOOKUP(ROW()-3&amp;RIGHT([.J$3];1);B_CLASSIFICA_GIRONE_A;10;0)" office:value-type="float" office:value="244" calcext:value-type="float">
            <text:p>244</text:p>
          </table:table-cell>
          <table:table-cell table:style-name="ce540" table:formula="of:=VLOOKUP(ROW()-3&amp;RIGHT([.J$3];1);B_CLASSIFICA_GIRONE_A;11;0)" office:value-type="float" office:value="96" calcext:value-type="float">
            <text:p>96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8H00M00S" calcext:value-type="time">
            <text:p>18:00</text:p>
          </table:table-cell>
          <table:table-cell table:style-name="ce277" table:formula="of:=VLOOKUP([.A5];A_4_INPUT_DATE_E_RISULTATI_GIRONI;4;0)" office:value-type="string" office:string-value="Tigri" calcext:value-type="string">
            <text:p>Tigri</text:p>
          </table:table-cell>
          <table:table-cell table:style-name="ce262" table:formula="of:=VLOOKUP([.A5];A_4_INPUT_DATE_E_RISULTATI_GIRONI;6;0)" office:value-type="float" office:value="67" calcext:value-type="float">
            <text:p>67</text:p>
          </table:table-cell>
          <table:table-cell table:style-name="ce262" table:formula="of:=VLOOKUP([.A5];A_4_INPUT_DATE_E_RISULTATI_GIRONI;7;0)" office:value-type="float" office:value="51" calcext:value-type="float">
            <text:p>51</text:p>
          </table:table-cell>
          <table:table-cell table:style-name="ce281" table:formula="of:=VLOOKUP([.A5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5];A_4_INPUT_DATE_E_RISULTATI_GIRONI;3;0)" office:value-type="string" office:string-value="A" calcext:value-type="string">
            <text:p>A</text:p>
          </table:table-cell>
          <table:table-cell table:style-name="ce383" table:formula="of:=VLOOKUP([.A5];A_4_INPUT_DATE_E_RISULTATI_GIRONI;11;0)" office:value-type="string" office:string-value="Cristo Re 1" calcext:value-type="string">
            <text:p>Cristo Re 1</text:p>
          </table:table-cell>
          <table:table-cell table:style-name="ce376" table:formula="of:=VLOOKUP(ROW()-3&amp;RIGHT([.J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J$3];1);B_CLASSIFICA_GIRONE_A;5;0)" office:value-type="float" office:value="3" calcext:value-type="float">
            <text:p>3</text:p>
          </table:table-cell>
          <table:table-cell table:style-name="ce444" table:formula="of:=VLOOKUP(ROW()-3&amp;RIGHT([.J$3];1);B_CLASSIFICA_GIRONE_A;6;0)" office:value-type="float" office:value="2" calcext:value-type="float">
            <text:p>2</text:p>
          </table:table-cell>
          <table:table-cell table:style-name="ce444" table:formula="of:=VLOOKUP(ROW()-3&amp;RIGHT([.J$3];1);B_CLASSIFICA_GIRONE_A;7;0)" office:value-type="float" office:value="1" calcext:value-type="float">
            <text:p>1</text:p>
          </table:table-cell>
          <table:table-cell table:style-name="ce444" table:formula="of:=VLOOKUP(ROW()-3&amp;RIGHT([.J$3];1);B_CLASSIFICA_GIRONE_A;8;0)" office:value-type="float" office:value="0" calcext:value-type="float">
            <text:p>0</text:p>
          </table:table-cell>
          <table:table-cell table:style-name="ce444" table:formula="of:=VLOOKUP(ROW()-3&amp;RIGHT([.J$3];1);B_CLASSIFICA_GIRONE_A;9;0)" office:value-type="float" office:value="5" calcext:value-type="float">
            <text:p>5</text:p>
          </table:table-cell>
          <table:table-cell table:style-name="ce444" table:formula="of:=VLOOKUP(ROW()-3&amp;RIGHT([.J$3];1);B_CLASSIFICA_GIRONE_A;10;0)" office:value-type="float" office:value="199" calcext:value-type="float">
            <text:p>199</text:p>
          </table:table-cell>
          <table:table-cell table:style-name="ce541" table:formula="of:=VLOOKUP(ROW()-3&amp;RIGHT([.J$3];1);B_CLASSIFICA_GIRONE_A;11;0)" office:value-type="float" office:value="123" calcext:value-type="float">
            <text:p>123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6];A_4_INPUT_DATE_E_RISULTATI_GIRONI;6;0)" office:value-type="float" office:value="100" calcext:value-type="float">
            <text:p>100</text:p>
          </table:table-cell>
          <table:table-cell table:style-name="ce262" table:formula="of:=VLOOKUP([.A6];A_4_INPUT_DATE_E_RISULTATI_GIRONI;7;0)" office:value-type="float" office:value="51" calcext:value-type="float">
            <text:p>51</text:p>
          </table:table-cell>
          <table:table-cell table:style-name="ce281" table:formula="of:=VLOOKUP([.A6];A_4_INPUT_DATE_E_RISULTATI_GIRONI;5;0)" office:value-type="string" office:string-value="Puma" calcext:value-type="string">
            <text:p>Puma</text:p>
          </table:table-cell>
          <table:table-cell table:style-name="ce383" table:formula="of:=VLOOKUP([.A6];A_4_INPUT_DATE_E_RISULTATI_GIRONI;3;0)" office:value-type="string" office:string-value="B" calcext:value-type="string">
            <text:p>B</text:p>
          </table:table-cell>
          <table:table-cell table:style-name="ce383" table:formula="of:=VLOOKUP([.A6];A_4_INPUT_DATE_E_RISULTATI_GIRONI;11;0)" office:value-type="string" office:string-value="Cristo Re 2" calcext:value-type="string">
            <text:p>Cristo Re 2</text:p>
          </table:table-cell>
          <table:table-cell table:style-name="ce377" table:formula="of:=VLOOKUP(ROW()-3&amp;RIGHT([.J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J$3];1);B_CLASSIFICA_GIRONE_A;5;0)" office:value-type="float" office:value="3" calcext:value-type="float">
            <text:p>3</text:p>
          </table:table-cell>
          <table:table-cell table:style-name="ce445" table:formula="of:=VLOOKUP(ROW()-3&amp;RIGHT([.J$3];1);B_CLASSIFICA_GIRONE_A;6;0)" office:value-type="float" office:value="1" calcext:value-type="float">
            <text:p>1</text:p>
          </table:table-cell>
          <table:table-cell table:style-name="ce482" table:formula="of:=VLOOKUP(ROW()-3&amp;RIGHT([.J$3];1);B_CLASSIFICA_GIRONE_A;7;0)" office:value-type="float" office:value="2" calcext:value-type="float">
            <text:p>2</text:p>
          </table:table-cell>
          <table:table-cell table:style-name="ce498" table:formula="of:=VLOOKUP(ROW()-3&amp;RIGHT([.J$3];1);B_CLASSIFICA_GIRONE_A;8;0)" office:value-type="float" office:value="0" calcext:value-type="float">
            <text:p>0</text:p>
          </table:table-cell>
          <table:table-cell table:style-name="ce498" table:formula="of:=VLOOKUP(ROW()-3&amp;RIGHT([.J$3];1);B_CLASSIFICA_GIRONE_A;9;0)" office:value-type="float" office:value="4" calcext:value-type="float">
            <text:p>4</text:p>
          </table:table-cell>
          <table:table-cell table:style-name="ce498" table:formula="of:=VLOOKUP(ROW()-3&amp;RIGHT([.J$3];1);B_CLASSIFICA_GIRONE_A;10;0)" office:value-type="float" office:value="119" calcext:value-type="float">
            <text:p>119</text:p>
          </table:table-cell>
          <table:table-cell table:style-name="ce542" table:formula="of:=VLOOKUP(ROW()-3&amp;RIGHT([.J$3];1);B_CLASSIFICA_GIRONE_A;11;0)" office:value-type="float" office:value="234" calcext:value-type="float">
            <text:p>234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8H00M00S" calcext:value-type="time">
            <text:p>18:00</text:p>
          </table:table-cell>
          <table:table-cell table:style-name="ce277" table:formula="of:=VLOOKUP([.A7];A_4_INPUT_DATE_E_RISULTATI_GIRONI;4;0)" office:value-type="string" office:string-value="Linci" calcext:value-type="string">
            <text:p>Linci</text:p>
          </table:table-cell>
          <table:table-cell table:style-name="ce262" table:formula="of:=VLOOKUP([.A7];A_4_INPUT_DATE_E_RISULTATI_GIRONI;6;0)" office:value-type="float" office:value="96" calcext:value-type="float">
            <text:p>96</text:p>
          </table:table-cell>
          <table:table-cell table:style-name="ce262" table:formula="of:=VLOOKUP([.A7];A_4_INPUT_DATE_E_RISULTATI_GIRONI;7;0)" office:value-type="float" office:value="86" calcext:value-type="float">
            <text:p>86</text:p>
          </table:table-cell>
          <table:table-cell table:style-name="ce281" table:formula="of:=VLOOKUP([.A7];A_4_INPUT_DATE_E_RISULTATI_GIRONI;5;0)" office:value-type="string" office:string-value="Serval" calcext:value-type="string">
            <text:p>Serval</text:p>
          </table:table-cell>
          <table:table-cell table:style-name="ce383" table:formula="of:=VLOOKUP([.A7];A_4_INPUT_DATE_E_RISULTATI_GIRONI;3;0)" office:value-type="string" office:string-value="B" calcext:value-type="string">
            <text:p>B</text:p>
          </table:table-cell>
          <table:table-cell table:style-name="ce383" table:formula="of:=VLOOKUP([.A7];A_4_INPUT_DATE_E_RISULTATI_GIRONI;11;0)" office:value-type="string" office:string-value="Cristo Re 2" calcext:value-type="string">
            <text:p>Cristo Re 2</text:p>
          </table:table-cell>
          <table:table-cell table:style-name="ce378" table:formula="of:=VLOOKUP(ROW()-3&amp;RIGHT([.J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J$3];1);B_CLASSIFICA_GIRONE_A;5;0)" office:value-type="float" office:value="3" calcext:value-type="float">
            <text:p>3</text:p>
          </table:table-cell>
          <table:table-cell table:style-name="ce446" table:formula="of:=VLOOKUP(ROW()-3&amp;RIGHT([.J$3];1);B_CLASSIFICA_GIRONE_A;6;0)" office:value-type="float" office:value="0" calcext:value-type="float">
            <text:p>0</text:p>
          </table:table-cell>
          <table:table-cell table:style-name="ce483" table:formula="of:=VLOOKUP(ROW()-3&amp;RIGHT([.J$3];1);B_CLASSIFICA_GIRONE_A;7;0)" office:value-type="float" office:value="3" calcext:value-type="float">
            <text:p>3</text:p>
          </table:table-cell>
          <table:table-cell table:style-name="ce502" table:formula="of:=VLOOKUP(ROW()-3&amp;RIGHT([.J$3];1);B_CLASSIFICA_GIRONE_A;8;0)" office:value-type="float" office:value="0" calcext:value-type="float">
            <text:p>0</text:p>
          </table:table-cell>
          <table:table-cell table:style-name="ce502" table:formula="of:=VLOOKUP(ROW()-3&amp;RIGHT([.J$3];1);B_CLASSIFICA_GIRONE_A;9;0)" office:value-type="float" office:value="3" calcext:value-type="float">
            <text:p>3</text:p>
          </table:table-cell>
          <table:table-cell table:style-name="ce502" table:formula="of:=VLOOKUP(ROW()-3&amp;RIGHT([.J$3];1);B_CLASSIFICA_GIRONE_A;10;0)" office:value-type="float" office:value="97" calcext:value-type="float">
            <text:p>97</text:p>
          </table:table-cell>
          <table:table-cell table:style-name="ce543" table:formula="of:=VLOOKUP(ROW()-3&amp;RIGHT([.J$3];1);B_CLASSIFICA_GIRONE_A;11;0)" office:value-type="float" office:value="206" calcext:value-type="float">
            <text:p>206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6H00M00S" calcext:value-type="time">
            <text:p>16:00</text:p>
          </table:table-cell>
          <table:table-cell table:style-name="ce277" table:formula="of:=VLOOKUP([.A8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8];A_4_INPUT_DATE_E_RISULTATI_GIRONI;6;0)" office:value-type="float" office:value="79" calcext:value-type="float">
            <text:p>79</text:p>
          </table:table-cell>
          <table:table-cell table:style-name="ce262" table:formula="of:=VLOOKUP([.A8];A_4_INPUT_DATE_E_RISULTATI_GIRONI;7;0)" office:value-type="float" office:value="48" calcext:value-type="float">
            <text:p>48</text:p>
          </table:table-cell>
          <table:table-cell table:style-name="ce281" table:formula="of:=VLOOKUP([.A8];A_4_INPUT_DATE_E_RISULTATI_GIRONI;5;0)" office:value-type="string" office:string-value="Giraffe" calcext:value-type="string">
            <text:p>Giraffe</text:p>
          </table:table-cell>
          <table:table-cell table:style-name="ce383" table:formula="of:=VLOOKUP([.A8];A_4_INPUT_DATE_E_RISULTATI_GIRONI;3;0)" office:value-type="string" office:string-value="C" calcext:value-type="string">
            <text:p>C</text:p>
          </table:table-cell>
          <table:table-cell table:style-name="ce383" table:formula="of:=VLOOKUP([.A8];A_4_INPUT_DATE_E_RISULTATI_GIRONI;11;0)" office:value-type="string" office:string-value="Basket Giovane" calcext:value-type="string">
            <text:p>Basket Giovane</text:p>
          </table:table-cell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Ippopotami" calcext:value-type="string">
            <text:p>Ippopotami</text:p>
          </table:table-cell>
          <table:table-cell table:style-name="ce262" table:formula="of:=VLOOKUP([.A9];A_4_INPUT_DATE_E_RISULTATI_GIRONI;6;0)" office:value-type="float" office:value="62" calcext:value-type="float">
            <text:p>62</text:p>
          </table:table-cell>
          <table:table-cell table:style-name="ce262" table:formula="of:=VLOOKUP([.A9];A_4_INPUT_DATE_E_RISULTATI_GIRONI;7;0)" office:value-type="float" office:value="44" calcext:value-type="float">
            <text:p>44</text:p>
          </table:table-cell>
          <table:table-cell table:style-name="ce281" table:formula="of:=VLOOKUP([.A9];A_4_INPUT_DATE_E_RISULTATI_GIRONI;5;0)" office:value-type="string" office:string-value="Iguane" calcext:value-type="string">
            <text:p>Iguane</text:p>
          </table:table-cell>
          <table:table-cell table:style-name="ce383" table:formula="of:=VLOOKUP([.A9];A_4_INPUT_DATE_E_RISULTATI_GIRONI;3;0)" office:value-type="string" office:string-value="C" calcext:value-type="string">
            <text:p>C</text:p>
          </table:table-cell>
          <table:table-cell table:style-name="ce383" table:formula="of:=VLOOKUP([.A9];A_4_INPUT_DATE_E_RISULTATI_GIRONI;11;0)" office:value-type="string" office:string-value="Basket Giovane" calcext:value-type="string">
            <text:p>Basket Giovane</text:p>
          </table:table-cell>
          <table:table-cell table:style-name="ce380" table:formula="of:=VLOOKUP(ROW()-8&amp;RIGHT([.J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J$8];1);B_CLASSIFICA_GIRONE_B;5;0)" office:value-type="float" office:value="3" calcext:value-type="float">
            <text:p>3</text:p>
          </table:table-cell>
          <table:table-cell table:style-name="ce416" table:formula="of:=VLOOKUP(ROW()-8&amp;RIGHT([.J$8];1);B_CLASSIFICA_GIRONE_B;6;0)" office:value-type="float" office:value="2" calcext:value-type="float">
            <text:p>2</text:p>
          </table:table-cell>
          <table:table-cell table:style-name="ce416" table:formula="of:=VLOOKUP(ROW()-8&amp;RIGHT([.J$8];1);B_CLASSIFICA_GIRONE_B;7;0)" office:value-type="float" office:value="1" calcext:value-type="float">
            <text:p>1</text:p>
          </table:table-cell>
          <table:table-cell table:style-name="ce416" table:formula="of:=VLOOKUP(ROW()-8&amp;RIGHT([.J$8];1);B_CLASSIFICA_GIRONE_B;8;0)" office:value-type="float" office:value="0" calcext:value-type="float">
            <text:p>0</text:p>
          </table:table-cell>
          <table:table-cell table:style-name="ce416" table:formula="of:=VLOOKUP(ROW()-8&amp;RIGHT([.J$8];1);B_CLASSIFICA_GIRONE_B;9;0)" office:value-type="float" office:value="5" calcext:value-type="float">
            <text:p>5</text:p>
          </table:table-cell>
          <table:table-cell table:style-name="ce416" table:formula="of:=VLOOKUP(ROW()-8&amp;RIGHT([.J$8];1);B_CLASSIFICA_GIRONE_B;10;0)" office:value-type="float" office:value="232" calcext:value-type="float">
            <text:p>232</text:p>
          </table:table-cell>
          <table:table-cell table:style-name="ce545" table:formula="of:=VLOOKUP(ROW()-8&amp;RIGHT([.J$8];1);B_CLASSIFICA_GIRONE_B;11;0)" office:value-type="float" office:value="192" calcext:value-type="float">
            <text:p>192</text:p>
          </table:table-cell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6H00M00S" calcext:value-type="time">
            <text:p>16:00</text:p>
          </table:table-cell>
          <table:table-cell table:style-name="ce277" table:formula="of:=VLOOKUP([.A10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0];A_4_INPUT_DATE_E_RISULTATI_GIRONI;6;0)" office:value-type="float" office:value="96" calcext:value-type="float">
            <text:p>96</text:p>
          </table:table-cell>
          <table:table-cell table:style-name="ce262" table:formula="of:=VLOOKUP([.A10];A_4_INPUT_DATE_E_RISULTATI_GIRONI;7;0)" office:value-type="float" office:value="25" calcext:value-type="float">
            <text:p>25</text:p>
          </table:table-cell>
          <table:table-cell table:style-name="ce281" table:formula="of:=VLOOKUP([.A10];A_4_INPUT_DATE_E_RISULTATI_GIRONI;5;0)" office:value-type="string" office:string-value="Pitoni" calcext:value-type="string">
            <text:p>Pitoni</text:p>
          </table:table-cell>
          <table:table-cell table:style-name="ce383" table:formula="of:=VLOOKUP([.A10];A_4_INPUT_DATE_E_RISULTATI_GIRONI;3;0)" office:value-type="string" office:string-value="D" calcext:value-type="string">
            <text:p>D</text:p>
          </table:table-cell>
          <table:table-cell table:style-name="ce383" table:formula="of:=VLOOKUP([.A10];A_4_INPUT_DATE_E_RISULTATI_GIRONI;11;0)" office:value-type="string" office:string-value="Nuova Scuola" calcext:value-type="string">
            <text:p>Nuova Scuola</text:p>
          </table:table-cell>
          <table:table-cell table:style-name="ce381" table:formula="of:=VLOOKUP(ROW()-8&amp;RIGHT([.J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J$8];1);B_CLASSIFICA_GIRONE_B;5;0)" office:value-type="float" office:value="3" calcext:value-type="float">
            <text:p>3</text:p>
          </table:table-cell>
          <table:table-cell table:style-name="ce447" table:formula="of:=VLOOKUP(ROW()-8&amp;RIGHT([.J$8];1);B_CLASSIFICA_GIRONE_B;6;0)" office:value-type="float" office:value="2" calcext:value-type="float">
            <text:p>2</text:p>
          </table:table-cell>
          <table:table-cell table:style-name="ce447" table:formula="of:=VLOOKUP(ROW()-8&amp;RIGHT([.J$8];1);B_CLASSIFICA_GIRONE_B;7;0)" office:value-type="float" office:value="1" calcext:value-type="float">
            <text:p>1</text:p>
          </table:table-cell>
          <table:table-cell table:style-name="ce447" table:formula="of:=VLOOKUP(ROW()-8&amp;RIGHT([.J$8];1);B_CLASSIFICA_GIRONE_B;8;0)" office:value-type="float" office:value="0" calcext:value-type="float">
            <text:p>0</text:p>
          </table:table-cell>
          <table:table-cell table:style-name="ce447" table:formula="of:=VLOOKUP(ROW()-8&amp;RIGHT([.J$8];1);B_CLASSIFICA_GIRONE_B;9;0)" office:value-type="float" office:value="5" calcext:value-type="float">
            <text:p>5</text:p>
          </table:table-cell>
          <table:table-cell table:style-name="ce447" table:formula="of:=VLOOKUP(ROW()-8&amp;RIGHT([.J$8];1);B_CLASSIFICA_GIRONE_B;10;0)" office:value-type="float" office:value="216" calcext:value-type="float">
            <text:p>216</text:p>
          </table:table-cell>
          <table:table-cell table:style-name="ce546" table:formula="of:=VLOOKUP(ROW()-8&amp;RIGHT([.J$8];1);B_CLASSIFICA_GIRONE_B;11;0)" office:value-type="float" office:value="217" calcext:value-type="float">
            <text:p>217</text:p>
          </table:table-cell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formula="of:=VLOOKUP([.A11];A_4_INPUT_DATE_E_RISULTATI_GIRONI;6;0)" office:value-type="float" office:value="72" calcext:value-type="float">
            <text:p>72</text:p>
          </table:table-cell>
          <table:table-cell table:style-name="ce262" table:formula="of:=VLOOKUP([.A11];A_4_INPUT_DATE_E_RISULTATI_GIRONI;7;0)" office:value-type="float" office:value="52" calcext:value-type="float">
            <text:p>52</text:p>
          </table:table-cell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 table:style-name="ce384" table:formula="of:=VLOOKUP(ROW()-8&amp;RIGHT([.J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J$8];1);B_CLASSIFICA_GIRONE_B;5;0)" office:value-type="float" office:value="3" calcext:value-type="float">
            <text:p>3</text:p>
          </table:table-cell>
          <table:table-cell table:style-name="ce448" table:formula="of:=VLOOKUP(ROW()-8&amp;RIGHT([.J$8];1);B_CLASSIFICA_GIRONE_B;6;0)" office:value-type="float" office:value="1" calcext:value-type="float">
            <text:p>1</text:p>
          </table:table-cell>
          <table:table-cell table:style-name="ce484" table:formula="of:=VLOOKUP(ROW()-8&amp;RIGHT([.J$8];1);B_CLASSIFICA_GIRONE_B;7;0)" office:value-type="float" office:value="2" calcext:value-type="float">
            <text:p>2</text:p>
          </table:table-cell>
          <table:table-cell table:style-name="ce503" table:formula="of:=VLOOKUP(ROW()-8&amp;RIGHT([.J$8];1);B_CLASSIFICA_GIRONE_B;8;0)" office:value-type="float" office:value="0" calcext:value-type="float">
            <text:p>0</text:p>
          </table:table-cell>
          <table:table-cell table:style-name="ce503" table:formula="of:=VLOOKUP(ROW()-8&amp;RIGHT([.J$8];1);B_CLASSIFICA_GIRONE_B;9;0)" office:value-type="float" office:value="4" calcext:value-type="float">
            <text:p>4</text:p>
          </table:table-cell>
          <table:table-cell table:style-name="ce503" table:formula="of:=VLOOKUP(ROW()-8&amp;RIGHT([.J$8];1);B_CLASSIFICA_GIRONE_B;10;0)" office:value-type="float" office:value="215" calcext:value-type="float">
            <text:p>215</text:p>
          </table:table-cell>
          <table:table-cell table:style-name="ce547" table:formula="of:=VLOOKUP(ROW()-8&amp;RIGHT([.J$8];1);B_CLASSIFICA_GIRONE_B;11;0)" office:value-type="float" office:value="239" calcext:value-type="float">
            <text:p>239</text:p>
          </table:table-cell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 table:style-name="ce385" table:formula="of:=VLOOKUP(ROW()-8&amp;RIGHT([.J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J$8];1);B_CLASSIFICA_GIRONE_B;5;0)" office:value-type="float" office:value="3" calcext:value-type="float">
            <text:p>3</text:p>
          </table:table-cell>
          <table:table-cell table:style-name="ce449" table:formula="of:=VLOOKUP(ROW()-8&amp;RIGHT([.J$8];1);B_CLASSIFICA_GIRONE_B;6;0)" office:value-type="float" office:value="1" calcext:value-type="float">
            <text:p>1</text:p>
          </table:table-cell>
          <table:table-cell table:style-name="ce485" table:formula="of:=VLOOKUP(ROW()-8&amp;RIGHT([.J$8];1);B_CLASSIFICA_GIRONE_B;7;0)" office:value-type="float" office:value="2" calcext:value-type="float">
            <text:p>2</text:p>
          </table:table-cell>
          <table:table-cell table:style-name="ce505" table:formula="of:=VLOOKUP(ROW()-8&amp;RIGHT([.J$8];1);B_CLASSIFICA_GIRONE_B;8;0)" office:value-type="float" office:value="0" calcext:value-type="float">
            <text:p>0</text:p>
          </table:table-cell>
          <table:table-cell table:style-name="ce505" table:formula="of:=VLOOKUP(ROW()-8&amp;RIGHT([.J$8];1);B_CLASSIFICA_GIRONE_B;9;0)" office:value-type="float" office:value="4" calcext:value-type="float">
            <text:p>4</text:p>
          </table:table-cell>
          <table:table-cell table:style-name="ce505" table:formula="of:=VLOOKUP(ROW()-8&amp;RIGHT([.J$8];1);B_CLASSIFICA_GIRONE_B;10;0)" office:value-type="float" office:value="225" calcext:value-type="float">
            <text:p>225</text:p>
          </table:table-cell>
          <table:table-cell table:style-name="ce548" table:formula="of:=VLOOKUP(ROW()-8&amp;RIGHT([.J$8];1);B_CLASSIFICA_GIRONE_B;11;0)" office:value-type="float" office:value="240" calcext:value-type="float">
            <text:p>240</text:p>
          </table:table-cell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formula="of:=VLOOKUP([.A13];A_4_INPUT_DATE_E_RISULTATI_GIRONI;6;0)" office:value-type="float" office:value="90" calcext:value-type="float">
            <text:p>90</text:p>
          </table:table-cell>
          <table:table-cell table:style-name="ce262" table:formula="of:=VLOOKUP([.A13];A_4_INPUT_DATE_E_RISULTATI_GIRONI;7;0)" office:value-type="float" office:value="22" calcext:value-type="float">
            <text:p>22</text:p>
          </table:table-cell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14];A_4_INPUT_DATE_E_RISULTATI_GIRONI;6;0)" office:value-type="float" office:value="56" calcext:value-type="float">
            <text:p>56</text:p>
          </table:table-cell>
          <table:table-cell table:style-name="ce262" table:formula="of:=VLOOKUP([.A14];A_4_INPUT_DATE_E_RISULTATI_GIRONI;7;0)" office:value-type="float" office:value="47" calcext:value-type="float">
            <text:p>47</text:p>
          </table:table-cell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 table:style-name="ce387" table:formula="of:=VLOOKUP(ROW()-13&amp;RIGHT([.J$13];1);B_CLASSIFICA_GIRONE_C;4;0)" office:value-type="string" office:string-value="Giraffe" calcext:value-type="string">
            <text:p>Giraffe</text:p>
          </table:table-cell>
          <table:table-cell table:style-name="ce421" table:formula="of:=VLOOKUP(ROW()-13&amp;RIGHT([.J$13];1);B_CLASSIFICA_GIRONE_C;5;0)" office:value-type="float" office:value="3" calcext:value-type="float">
            <text:p>3</text:p>
          </table:table-cell>
          <table:table-cell table:style-name="ce421" table:formula="of:=VLOOKUP(ROW()-13&amp;RIGHT([.J$13];1);B_CLASSIFICA_GIRONE_C;6;0)" office:value-type="float" office:value="2" calcext:value-type="float">
            <text:p>2</text:p>
          </table:table-cell>
          <table:table-cell table:style-name="ce421" table:formula="of:=VLOOKUP(ROW()-13&amp;RIGHT([.J$13];1);B_CLASSIFICA_GIRONE_C;7;0)" office:value-type="float" office:value="1" calcext:value-type="float">
            <text:p>1</text:p>
          </table:table-cell>
          <table:table-cell table:style-name="ce421" table:formula="of:=VLOOKUP(ROW()-13&amp;RIGHT([.J$13];1);B_CLASSIFICA_GIRONE_C;8;0)" office:value-type="float" office:value="0" calcext:value-type="float">
            <text:p>0</text:p>
          </table:table-cell>
          <table:table-cell table:style-name="ce421" table:formula="of:=VLOOKUP(ROW()-13&amp;RIGHT([.J$13];1);B_CLASSIFICA_GIRONE_C;9;0)" office:value-type="float" office:value="5" calcext:value-type="float">
            <text:p>5</text:p>
          </table:table-cell>
          <table:table-cell table:style-name="ce421" table:formula="of:=VLOOKUP(ROW()-13&amp;RIGHT([.J$13];1);B_CLASSIFICA_GIRONE_C;10;0)" office:value-type="float" office:value="206" calcext:value-type="float">
            <text:p>206</text:p>
          </table:table-cell>
          <table:table-cell table:style-name="ce550" table:formula="of:=VLOOKUP(ROW()-13&amp;RIGHT([.J$13];1);B_CLASSIFICA_GIRONE_C;11;0)" office:value-type="float" office:value="162" calcext:value-type="float">
            <text:p>162</text:p>
          </table:table-cell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15];A_4_INPUT_DATE_E_RISULTATI_GIRONI;6;0)" office:value-type="float" office:value="66" calcext:value-type="float">
            <text:p>66</text:p>
          </table:table-cell>
          <table:table-cell table:style-name="ce262" table:formula="of:=VLOOKUP([.A15];A_4_INPUT_DATE_E_RISULTATI_GIRONI;7;0)" office:value-type="float" office:value="95" calcext:value-type="float">
            <text:p>95</text:p>
          </table:table-cell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 table:style-name="ce388" table:formula="of:=VLOOKUP(ROW()-13&amp;RIGHT([.J$13];1);B_CLASSIFICA_GIRONE_C;4;0)" office:value-type="string" office:string-value="Elefanti" calcext:value-type="string">
            <text:p>Elefanti</text:p>
          </table:table-cell>
          <table:table-cell table:style-name="ce422" table:formula="of:=VLOOKUP(ROW()-13&amp;RIGHT([.J$13];1);B_CLASSIFICA_GIRONE_C;5;0)" office:value-type="float" office:value="3" calcext:value-type="float">
            <text:p>3</text:p>
          </table:table-cell>
          <table:table-cell table:style-name="ce450" table:formula="of:=VLOOKUP(ROW()-13&amp;RIGHT([.J$13];1);B_CLASSIFICA_GIRONE_C;6;0)" office:value-type="float" office:value="2" calcext:value-type="float">
            <text:p>2</text:p>
          </table:table-cell>
          <table:table-cell table:style-name="ce450" table:formula="of:=VLOOKUP(ROW()-13&amp;RIGHT([.J$13];1);B_CLASSIFICA_GIRONE_C;7;0)" office:value-type="float" office:value="1" calcext:value-type="float">
            <text:p>1</text:p>
          </table:table-cell>
          <table:table-cell table:style-name="ce450" table:formula="of:=VLOOKUP(ROW()-13&amp;RIGHT([.J$13];1);B_CLASSIFICA_GIRONE_C;8;0)" office:value-type="float" office:value="0" calcext:value-type="float">
            <text:p>0</text:p>
          </table:table-cell>
          <table:table-cell table:style-name="ce450" table:formula="of:=VLOOKUP(ROW()-13&amp;RIGHT([.J$13];1);B_CLASSIFICA_GIRONE_C;9;0)" office:value-type="float" office:value="5" calcext:value-type="float">
            <text:p>5</text:p>
          </table:table-cell>
          <table:table-cell table:style-name="ce450" table:formula="of:=VLOOKUP(ROW()-13&amp;RIGHT([.J$13];1);B_CLASSIFICA_GIRONE_C;10;0)" office:value-type="float" office:value="202" calcext:value-type="float">
            <text:p>202</text:p>
          </table:table-cell>
          <table:table-cell table:style-name="ce551" table:formula="of:=VLOOKUP(ROW()-13&amp;RIGHT([.J$13];1);B_CLASSIFICA_GIRONE_C;11;0)" office:value-type="float" office:value="185" calcext:value-type="float">
            <text:p>185</text:p>
          </table:table-cell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6];A_4_INPUT_DATE_E_RISULTATI_GIRONI;6;0)" office:value-type="float" office:value="29" calcext:value-type="float">
            <text:p>29</text:p>
          </table:table-cell>
          <table:table-cell table:style-name="ce262" table:formula="of:=VLOOKUP([.A16];A_4_INPUT_DATE_E_RISULTATI_GIRONI;7;0)" office:value-type="float" office:value="39" calcext:value-type="float">
            <text:p>39</text:p>
          </table:table-cell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 table:style-name="ce389" table:formula="of:=VLOOKUP(ROW()-13&amp;RIGHT([.J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J$13];1);B_CLASSIFICA_GIRONE_C;5;0)" office:value-type="float" office:value="3" calcext:value-type="float">
            <text:p>3</text:p>
          </table:table-cell>
          <table:table-cell table:style-name="ce451" table:formula="of:=VLOOKUP(ROW()-13&amp;RIGHT([.J$13];1);B_CLASSIFICA_GIRONE_C;6;0)" office:value-type="float" office:value="2" calcext:value-type="float">
            <text:p>2</text:p>
          </table:table-cell>
          <table:table-cell table:style-name="ce487" table:formula="of:=VLOOKUP(ROW()-13&amp;RIGHT([.J$13];1);B_CLASSIFICA_GIRONE_C;7;0)" office:value-type="float" office:value="1" calcext:value-type="float">
            <text:p>1</text:p>
          </table:table-cell>
          <table:table-cell table:style-name="ce518" table:formula="of:=VLOOKUP(ROW()-13&amp;RIGHT([.J$13];1);B_CLASSIFICA_GIRONE_C;8;0)" office:value-type="float" office:value="0" calcext:value-type="float">
            <text:p>0</text:p>
          </table:table-cell>
          <table:table-cell table:style-name="ce518" table:formula="of:=VLOOKUP(ROW()-13&amp;RIGHT([.J$13];1);B_CLASSIFICA_GIRONE_C;9;0)" office:value-type="float" office:value="5" calcext:value-type="float">
            <text:p>5</text:p>
          </table:table-cell>
          <table:table-cell table:style-name="ce518" table:formula="of:=VLOOKUP(ROW()-13&amp;RIGHT([.J$13];1);B_CLASSIFICA_GIRONE_C;10;0)" office:value-type="float" office:value="206" calcext:value-type="float">
            <text:p>206</text:p>
          </table:table-cell>
          <table:table-cell table:style-name="ce552" table:formula="of:=VLOOKUP(ROW()-13&amp;RIGHT([.J$13];1);B_CLASSIFICA_GIRONE_C;11;0)" office:value-type="float" office:value="208" calcext:value-type="float">
            <text:p>208</text:p>
          </table:table-cell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formula="of:=VLOOKUP([.A17];A_4_INPUT_DATE_E_RISULTATI_GIRONI;6;0)" office:value-type="float" office:value="57" calcext:value-type="float">
            <text:p>57</text:p>
          </table:table-cell>
          <table:table-cell table:style-name="ce262" table:formula="of:=VLOOKUP([.A17];A_4_INPUT_DATE_E_RISULTATI_GIRONI;7;0)" office:value-type="float" office:value="21" calcext:value-type="float">
            <text:p>21</text:p>
          </table:table-cell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 table:style-name="ce390" table:formula="of:=VLOOKUP(ROW()-13&amp;RIGHT([.J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J$13];1);B_CLASSIFICA_GIRONE_C;5;0)" office:value-type="float" office:value="3" calcext:value-type="float">
            <text:p>3</text:p>
          </table:table-cell>
          <table:table-cell table:style-name="ce452" table:formula="of:=VLOOKUP(ROW()-13&amp;RIGHT([.J$13];1);B_CLASSIFICA_GIRONE_C;6;0)" office:value-type="float" office:value="0" calcext:value-type="float">
            <text:p>0</text:p>
          </table:table-cell>
          <table:table-cell table:style-name="ce490" table:formula="of:=VLOOKUP(ROW()-13&amp;RIGHT([.J$13];1);B_CLASSIFICA_GIRONE_C;7;0)" office:value-type="float" office:value="3" calcext:value-type="float">
            <text:p>3</text:p>
          </table:table-cell>
          <table:table-cell table:style-name="ce523" table:formula="of:=VLOOKUP(ROW()-13&amp;RIGHT([.J$13];1);B_CLASSIFICA_GIRONE_C;8;0)" office:value-type="float" office:value="0" calcext:value-type="float">
            <text:p>0</text:p>
          </table:table-cell>
          <table:table-cell table:style-name="ce523" table:formula="of:=VLOOKUP(ROW()-13&amp;RIGHT([.J$13];1);B_CLASSIFICA_GIRONE_C;9;0)" office:value-type="float" office:value="3" calcext:value-type="float">
            <text:p>3</text:p>
          </table:table-cell>
          <table:table-cell table:style-name="ce523" table:formula="of:=VLOOKUP(ROW()-13&amp;RIGHT([.J$13];1);B_CLASSIFICA_GIRONE_C;10;0)" office:value-type="float" office:value="120" calcext:value-type="float">
            <text:p>120</text:p>
          </table:table-cell>
          <table:table-cell table:style-name="ce553" table:formula="of:=VLOOKUP(ROW()-13&amp;RIGHT([.J$13];1);B_CLASSIFICA_GIRONE_C;11;0)" office:value-type="float" office:value="179" calcext:value-type="float">
            <text:p>179</text:p>
          </table:table-cell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formula="of:=VLOOKUP([.A18];A_4_INPUT_DATE_E_RISULTATI_GIRONI;6;0)" office:value-type="float" office:value="68" calcext:value-type="float">
            <text:p>68</text:p>
          </table:table-cell>
          <table:table-cell table:style-name="ce262" table:formula="of:=VLOOKUP([.A18];A_4_INPUT_DATE_E_RISULTATI_GIRONI;7;0)" office:value-type="float" office:value="45" calcext:value-type="float">
            <text:p>45</text:p>
          </table:table-cell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formula="of:=VLOOKUP([.A19];A_4_INPUT_DATE_E_RISULTATI_GIRONI;6;0)" office:value-type="float" office:value="60" calcext:value-type="float">
            <text:p>60</text:p>
          </table:table-cell>
          <table:table-cell table:style-name="ce262" table:formula="of:=VLOOKUP([.A19];A_4_INPUT_DATE_E_RISULTATI_GIRONI;7;0)" office:value-type="float" office:value="34" calcext:value-type="float">
            <text:p>34</text:p>
          </table:table-cell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 table:style-name="ce392" table:formula="of:=VLOOKUP(ROW()-18&amp;RIGHT([.J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J$18];1);B_CLASSIFICA_GIRONE_D;5;0)" office:value-type="float" office:value="3" calcext:value-type="float">
            <text:p>3</text:p>
          </table:table-cell>
          <table:table-cell table:style-name="ce426" table:formula="of:=VLOOKUP(ROW()-18&amp;RIGHT([.J$18];1);B_CLASSIFICA_GIRONE_D;6;0)" office:value-type="float" office:value="2" calcext:value-type="float">
            <text:p>2</text:p>
          </table:table-cell>
          <table:table-cell table:style-name="ce426" table:formula="of:=VLOOKUP(ROW()-18&amp;RIGHT([.J$18];1);B_CLASSIFICA_GIRONE_D;7;0)" office:value-type="float" office:value="1" calcext:value-type="float">
            <text:p>1</text:p>
          </table:table-cell>
          <table:table-cell table:style-name="ce426" table:formula="of:=VLOOKUP(ROW()-18&amp;RIGHT([.J$18];1);B_CLASSIFICA_GIRONE_D;8;0)" office:value-type="float" office:value="0" calcext:value-type="float">
            <text:p>0</text:p>
          </table:table-cell>
          <table:table-cell table:style-name="ce426" table:formula="of:=VLOOKUP(ROW()-18&amp;RIGHT([.J$18];1);B_CLASSIFICA_GIRONE_D;9;0)" office:value-type="float" office:value="5" calcext:value-type="float">
            <text:p>5</text:p>
          </table:table-cell>
          <table:table-cell table:style-name="ce426" table:formula="of:=VLOOKUP(ROW()-18&amp;RIGHT([.J$18];1);B_CLASSIFICA_GIRONE_D;10;0)" office:value-type="float" office:value="179" calcext:value-type="float">
            <text:p>179</text:p>
          </table:table-cell>
          <table:table-cell table:style-name="ce555" table:formula="of:=VLOOKUP(ROW()-18&amp;RIGHT([.J$18];1);B_CLASSIFICA_GIRONE_D;11;0)" office:value-type="float" office:value="108" calcext:value-type="float">
            <text:p>108</text:p>
          </table:table-cell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formula="of:=VLOOKUP([.A20];A_4_INPUT_DATE_E_RISULTATI_GIRONI;6;0)" office:value-type="float" office:value="83" calcext:value-type="float">
            <text:p>83</text:p>
          </table:table-cell>
          <table:table-cell table:style-name="ce262" table:formula="of:=VLOOKUP([.A20];A_4_INPUT_DATE_E_RISULTATI_GIRONI;7;0)" office:value-type="float" office:value="57" calcext:value-type="float">
            <text:p>57</text:p>
          </table:table-cell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 table:style-name="ce393" table:formula="of:=VLOOKUP(ROW()-18&amp;RIGHT([.J$18];1);B_CLASSIFICA_GIRONE_D;4;0)" office:value-type="string" office:string-value="Aquile" calcext:value-type="string">
            <text:p>Aquile</text:p>
          </table:table-cell>
          <table:table-cell table:style-name="ce427" table:formula="of:=VLOOKUP(ROW()-18&amp;RIGHT([.J$18];1);B_CLASSIFICA_GIRONE_D;5;0)" office:value-type="float" office:value="3" calcext:value-type="float">
            <text:p>3</text:p>
          </table:table-cell>
          <table:table-cell table:style-name="ce453" table:formula="of:=VLOOKUP(ROW()-18&amp;RIGHT([.J$18];1);B_CLASSIFICA_GIRONE_D;6;0)" office:value-type="float" office:value="2" calcext:value-type="float">
            <text:p>2</text:p>
          </table:table-cell>
          <table:table-cell table:style-name="ce453" table:formula="of:=VLOOKUP(ROW()-18&amp;RIGHT([.J$18];1);B_CLASSIFICA_GIRONE_D;7;0)" office:value-type="float" office:value="1" calcext:value-type="float">
            <text:p>1</text:p>
          </table:table-cell>
          <table:table-cell table:style-name="ce453" table:formula="of:=VLOOKUP(ROW()-18&amp;RIGHT([.J$18];1);B_CLASSIFICA_GIRONE_D;8;0)" office:value-type="float" office:value="0" calcext:value-type="float">
            <text:p>0</text:p>
          </table:table-cell>
          <table:table-cell table:style-name="ce453" table:formula="of:=VLOOKUP(ROW()-18&amp;RIGHT([.J$18];1);B_CLASSIFICA_GIRONE_D;9;0)" office:value-type="float" office:value="5" calcext:value-type="float">
            <text:p>5</text:p>
          </table:table-cell>
          <table:table-cell table:style-name="ce453" table:formula="of:=VLOOKUP(ROW()-18&amp;RIGHT([.J$18];1);B_CLASSIFICA_GIRONE_D;10;0)" office:value-type="float" office:value="126" calcext:value-type="float">
            <text:p>126</text:p>
          </table:table-cell>
          <table:table-cell table:style-name="ce556" table:formula="of:=VLOOKUP(ROW()-18&amp;RIGHT([.J$18];1);B_CLASSIFICA_GIRONE_D;11;0)" office:value-type="float" office:value="106" calcext:value-type="float">
            <text:p>106</text:p>
          </table:table-cell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formula="of:=VLOOKUP([.A21];A_4_INPUT_DATE_E_RISULTATI_GIRONI;6;0)" office:value-type="float" office:value="34" calcext:value-type="float">
            <text:p>34</text:p>
          </table:table-cell>
          <table:table-cell table:style-name="ce262" table:formula="of:=VLOOKUP([.A21];A_4_INPUT_DATE_E_RISULTATI_GIRONI;7;0)" office:value-type="float" office:value="33" calcext:value-type="float">
            <text:p>33</text:p>
          </table:table-cell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 table:style-name="ce394" table:formula="of:=VLOOKUP(ROW()-18&amp;RIGHT([.J$18];1);B_CLASSIFICA_GIRONE_D;4;0)" office:value-type="string" office:string-value="Pitoni" calcext:value-type="string">
            <text:p>Pitoni</text:p>
          </table:table-cell>
          <table:table-cell table:style-name="ce428" table:formula="of:=VLOOKUP(ROW()-18&amp;RIGHT([.J$18];1);B_CLASSIFICA_GIRONE_D;5;0)" office:value-type="float" office:value="3" calcext:value-type="float">
            <text:p>3</text:p>
          </table:table-cell>
          <table:table-cell table:style-name="ce456" table:formula="of:=VLOOKUP(ROW()-18&amp;RIGHT([.J$18];1);B_CLASSIFICA_GIRONE_D;6;0)" office:value-type="float" office:value="2" calcext:value-type="float">
            <text:p>2</text:p>
          </table:table-cell>
          <table:table-cell table:style-name="ce491" table:formula="of:=VLOOKUP(ROW()-18&amp;RIGHT([.J$18];1);B_CLASSIFICA_GIRONE_D;7;0)" office:value-type="float" office:value="1" calcext:value-type="float">
            <text:p>1</text:p>
          </table:table-cell>
          <table:table-cell table:style-name="ce525" table:formula="of:=VLOOKUP(ROW()-18&amp;RIGHT([.J$18];1);B_CLASSIFICA_GIRONE_D;8;0)" office:value-type="float" office:value="0" calcext:value-type="float">
            <text:p>0</text:p>
          </table:table-cell>
          <table:table-cell table:style-name="ce525" table:formula="of:=VLOOKUP(ROW()-18&amp;RIGHT([.J$18];1);B_CLASSIFICA_GIRONE_D;9;0)" office:value-type="float" office:value="5" calcext:value-type="float">
            <text:p>5</text:p>
          </table:table-cell>
          <table:table-cell table:style-name="ce525" table:formula="of:=VLOOKUP(ROW()-18&amp;RIGHT([.J$18];1);B_CLASSIFICA_GIRONE_D;10;0)" office:value-type="float" office:value="133" calcext:value-type="float">
            <text:p>133</text:p>
          </table:table-cell>
          <table:table-cell table:style-name="ce557" table:formula="of:=VLOOKUP(ROW()-18&amp;RIGHT([.J$18];1);B_CLASSIFICA_GIRONE_D;11;0)" office:value-type="float" office:value="168" calcext:value-type="float">
            <text:p>168</text:p>
          </table:table-cell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formula="of:=VLOOKUP([.A22];A_4_INPUT_DATE_E_RISULTATI_GIRONI;6;0)" office:value-type="float" office:value="34" calcext:value-type="float">
            <text:p>34</text:p>
          </table:table-cell>
          <table:table-cell table:style-name="ce262" table:formula="of:=VLOOKUP([.A22];A_4_INPUT_DATE_E_RISULTATI_GIRONI;7;0)" office:value-type="float" office:value="33" calcext:value-type="float">
            <text:p>33</text:p>
          </table:table-cell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 table:style-name="ce395" table:formula="of:=VLOOKUP(ROW()-18&amp;RIGHT([.J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J$18];1);B_CLASSIFICA_GIRONE_D;5;0)" office:value-type="float" office:value="3" calcext:value-type="float">
            <text:p>3</text:p>
          </table:table-cell>
          <table:table-cell table:style-name="ce457" table:formula="of:=VLOOKUP(ROW()-18&amp;RIGHT([.J$18];1);B_CLASSIFICA_GIRONE_D;6;0)" office:value-type="float" office:value="0" calcext:value-type="float">
            <text:p>0</text:p>
          </table:table-cell>
          <table:table-cell table:style-name="ce492" table:formula="of:=VLOOKUP(ROW()-18&amp;RIGHT([.J$18];1);B_CLASSIFICA_GIRONE_D;7;0)" office:value-type="float" office:value="3" calcext:value-type="float">
            <text:p>3</text:p>
          </table:table-cell>
          <table:table-cell table:style-name="ce526" table:formula="of:=VLOOKUP(ROW()-18&amp;RIGHT([.J$18];1);B_CLASSIFICA_GIRONE_D;8;0)" office:value-type="float" office:value="0" calcext:value-type="float">
            <text:p>0</text:p>
          </table:table-cell>
          <table:table-cell table:style-name="ce526" table:formula="of:=VLOOKUP(ROW()-18&amp;RIGHT([.J$18];1);B_CLASSIFICA_GIRONE_D;9;0)" office:value-type="float" office:value="3" calcext:value-type="float">
            <text:p>3</text:p>
          </table:table-cell>
          <table:table-cell table:style-name="ce526" table:formula="of:=VLOOKUP(ROW()-18&amp;RIGHT([.J$18];1);B_CLASSIFICA_GIRONE_D;10;0)" office:value-type="float" office:value="153" calcext:value-type="float">
            <text:p>153</text:p>
          </table:table-cell>
          <table:table-cell table:style-name="ce558" table:formula="of:=VLOOKUP(ROW()-18&amp;RIGHT([.J$18];1);B_CLASSIFICA_GIRONE_D;11;0)" office:value-type="float" office:value="209" calcext:value-type="float">
            <text:p>209</text:p>
          </table:table-cell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formula="of:=VLOOKUP([.A23];A_4_INPUT_DATE_E_RISULTATI_GIRONI;6;0)" office:value-type="float" office:value="20" calcext:value-type="float">
            <text:p>20</text:p>
          </table:table-cell>
          <table:table-cell table:style-name="ce262" table:formula="of:=VLOOKUP([.A23];A_4_INPUT_DATE_E_RISULTATI_GIRONI;7;0)" office:value-type="float" office:value="0" calcext:value-type="float">
            <text:p>0</text:p>
          </table:table-cell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formula="of:=VLOOKUP([.A24];A_4_INPUT_DATE_E_RISULTATI_GIRONI;6;0)" office:value-type="float" office:value="100" calcext:value-type="float">
            <text:p>100</text:p>
          </table:table-cell>
          <table:table-cell table:style-name="ce262" table:formula="of:=VLOOKUP([.A24];A_4_INPUT_DATE_E_RISULTATI_GIRONI;7;0)" office:value-type="float" office:value="83" calcext:value-type="float">
            <text:p>83</text:p>
          </table:table-cell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 table:style-name="ce397" table:formula="of:=VLOOKUP(ROW()-23&amp;RIGHT([.J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J$23];1);B_CLASSIFICA_GIRONE_E;5;0)" office:value-type="float" office:value="3" calcext:value-type="float">
            <text:p>3</text:p>
          </table:table-cell>
          <table:table-cell table:style-name="ce431" table:formula="of:=VLOOKUP(ROW()-23&amp;RIGHT([.J$23];1);B_CLASSIFICA_GIRONE_E;6;0)" office:value-type="float" office:value="2" calcext:value-type="float">
            <text:p>2</text:p>
          </table:table-cell>
          <table:table-cell table:style-name="ce431" table:formula="of:=VLOOKUP(ROW()-23&amp;RIGHT([.J$23];1);B_CLASSIFICA_GIRONE_E;7;0)" office:value-type="float" office:value="1" calcext:value-type="float">
            <text:p>1</text:p>
          </table:table-cell>
          <table:table-cell table:style-name="ce431" table:formula="of:=VLOOKUP(ROW()-23&amp;RIGHT([.J$23];1);B_CLASSIFICA_GIRONE_E;8;0)" office:value-type="float" office:value="0" calcext:value-type="float">
            <text:p>0</text:p>
          </table:table-cell>
          <table:table-cell table:style-name="ce431" table:formula="of:=VLOOKUP(ROW()-23&amp;RIGHT([.J$23];1);B_CLASSIFICA_GIRONE_E;9;0)" office:value-type="float" office:value="5" calcext:value-type="float">
            <text:p>5</text:p>
          </table:table-cell>
          <table:table-cell table:style-name="ce431" table:formula="of:=VLOOKUP(ROW()-23&amp;RIGHT([.J$23];1);B_CLASSIFICA_GIRONE_E;10;0)" office:value-type="float" office:value="103" calcext:value-type="float">
            <text:p>103</text:p>
          </table:table-cell>
          <table:table-cell table:style-name="ce560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formula="of:=VLOOKUP([.A25];A_4_INPUT_DATE_E_RISULTATI_GIRONI;6;0)" office:value-type="float" office:value="34" calcext:value-type="float">
            <text:p>34</text:p>
          </table:table-cell>
          <table:table-cell table:style-name="ce262" table:formula="of:=VLOOKUP([.A25];A_4_INPUT_DATE_E_RISULTATI_GIRONI;7;0)" office:value-type="float" office:value="33" calcext:value-type="float">
            <text:p>33</text:p>
          </table:table-cell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 table:style-name="ce398" table:formula="of:=VLOOKUP(ROW()-23&amp;RIGHT([.J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J$23];1);B_CLASSIFICA_GIRONE_E;5;0)" office:value-type="float" office:value="3" calcext:value-type="float">
            <text:p>3</text:p>
          </table:table-cell>
          <table:table-cell table:style-name="ce459" table:formula="of:=VLOOKUP(ROW()-23&amp;RIGHT([.J$23];1);B_CLASSIFICA_GIRONE_E;6;0)" office:value-type="float" office:value="2" calcext:value-type="float">
            <text:p>2</text:p>
          </table:table-cell>
          <table:table-cell table:style-name="ce459" table:formula="of:=VLOOKUP(ROW()-23&amp;RIGHT([.J$23];1);B_CLASSIFICA_GIRONE_E;7;0)" office:value-type="float" office:value="1" calcext:value-type="float">
            <text:p>1</text:p>
          </table:table-cell>
          <table:table-cell table:style-name="ce459" table:formula="of:=VLOOKUP(ROW()-23&amp;RIGHT([.J$23];1);B_CLASSIFICA_GIRONE_E;8;0)" office:value-type="float" office:value="0" calcext:value-type="float">
            <text:p>0</text:p>
          </table:table-cell>
          <table:table-cell table:style-name="ce459" table:formula="of:=VLOOKUP(ROW()-23&amp;RIGHT([.J$23];1);B_CLASSIFICA_GIRONE_E;9;0)" office:value-type="float" office:value="5" calcext:value-type="float">
            <text:p>5</text:p>
          </table:table-cell>
          <table:table-cell table:style-name="ce459" table:formula="of:=VLOOKUP(ROW()-23&amp;RIGHT([.J$23];1);B_CLASSIFICA_GIRONE_E;10;0)" office:value-type="float" office:value="102" calcext:value-type="float">
            <text:p>102</text:p>
          </table:table-cell>
          <table:table-cell table:style-name="ce570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formula="of:=VLOOKUP([.A26];A_4_INPUT_DATE_E_RISULTATI_GIRONI;6;0)" office:value-type="float" office:value="34" calcext:value-type="float">
            <text:p>34</text:p>
          </table:table-cell>
          <table:table-cell table:style-name="ce262" table:formula="of:=VLOOKUP([.A26];A_4_INPUT_DATE_E_RISULTATI_GIRONI;7;0)" office:value-type="float" office:value="33" calcext:value-type="float">
            <text:p>33</text:p>
          </table:table-cell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 table:style-name="ce399" table:formula="of:=VLOOKUP(ROW()-23&amp;RIGHT([.J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J$23];1);B_CLASSIFICA_GIRONE_E;5;0)" office:value-type="float" office:value="3" calcext:value-type="float">
            <text:p>3</text:p>
          </table:table-cell>
          <table:table-cell table:style-name="ce464" table:formula="of:=VLOOKUP(ROW()-23&amp;RIGHT([.J$23];1);B_CLASSIFICA_GIRONE_E;6;0)" office:value-type="float" office:value="2" calcext:value-type="float">
            <text:p>2</text:p>
          </table:table-cell>
          <table:table-cell table:style-name="ce495" table:formula="of:=VLOOKUP(ROW()-23&amp;RIGHT([.J$23];1);B_CLASSIFICA_GIRONE_E;7;0)" office:value-type="float" office:value="1" calcext:value-type="float">
            <text:p>1</text:p>
          </table:table-cell>
          <table:table-cell table:style-name="ce528" table:formula="of:=VLOOKUP(ROW()-23&amp;RIGHT([.J$23];1);B_CLASSIFICA_GIRONE_E;8;0)" office:value-type="float" office:value="0" calcext:value-type="float">
            <text:p>0</text:p>
          </table:table-cell>
          <table:table-cell table:style-name="ce528" table:formula="of:=VLOOKUP(ROW()-23&amp;RIGHT([.J$23];1);B_CLASSIFICA_GIRONE_E;9;0)" office:value-type="float" office:value="5" calcext:value-type="float">
            <text:p>5</text:p>
          </table:table-cell>
          <table:table-cell table:style-name="ce528" table:formula="of:=VLOOKUP(ROW()-23&amp;RIGHT([.J$23];1);B_CLASSIFICA_GIRONE_E;10;0)" office:value-type="float" office:value="101" calcext:value-type="float">
            <text:p>101</text:p>
          </table:table-cell>
          <table:table-cell table:style-name="ce586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formula="of:=VLOOKUP([.A27];A_4_INPUT_DATE_E_RISULTATI_GIRONI;6;0)" office:value-type="float" office:value="0" calcext:value-type="float">
            <text:p>0</text:p>
          </table:table-cell>
          <table:table-cell table:style-name="ce262" table:formula="of:=VLOOKUP([.A27];A_4_INPUT_DATE_E_RISULTATI_GIRONI;7;0)" office:value-type="float" office:value="20" calcext:value-type="float">
            <text:p>20</text:p>
          </table:table-cell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 table:style-name="ce400" table:formula="of:=VLOOKUP(ROW()-23&amp;RIGHT([.J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J$23];1);B_CLASSIFICA_GIRONE_E;5;0)" office:value-type="float" office:value="3" calcext:value-type="float">
            <text:p>3</text:p>
          </table:table-cell>
          <table:table-cell table:style-name="ce469" table:formula="of:=VLOOKUP(ROW()-23&amp;RIGHT([.J$23];1);B_CLASSIFICA_GIRONE_E;6;0)" office:value-type="float" office:value="0" calcext:value-type="float">
            <text:p>0</text:p>
          </table:table-cell>
          <table:table-cell table:style-name="ce497" table:formula="of:=VLOOKUP(ROW()-23&amp;RIGHT([.J$23];1);B_CLASSIFICA_GIRONE_E;7;0)" office:value-type="float" office:value="3" calcext:value-type="float">
            <text:p>3</text:p>
          </table:table-cell>
          <table:table-cell table:style-name="ce538" table:formula="of:=VLOOKUP(ROW()-23&amp;RIGHT([.J$23];1);B_CLASSIFICA_GIRONE_E;8;0)" office:value-type="float" office:value="0" calcext:value-type="float">
            <text:p>0</text:p>
          </table:table-cell>
          <table:table-cell table:style-name="ce538" table:formula="of:=VLOOKUP(ROW()-23&amp;RIGHT([.J$23];1);B_CLASSIFICA_GIRONE_E;9;0)" office:value-type="float" office:value="3" calcext:value-type="float">
            <text:p>3</text:p>
          </table:table-cell>
          <table:table-cell table:style-name="ce538" table:formula="of:=VLOOKUP(ROW()-23&amp;RIGHT([.J$23];1);B_CLASSIFICA_GIRONE_E;10;0)" office:value-type="float" office:value="99" calcext:value-type="float">
            <text:p>99</text:p>
          </table:table-cell>
          <table:table-cell table:style-name="ce589" table:formula="of:=VLOOKUP(ROW()-23&amp;RIGHT([.J$23];1);B_CLASSIFICA_GIRONE_E;11;0)" office:value-type="float" office:value="105" calcext:value-type="float">
            <text:p>105</text:p>
          </table:table-cell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formula="of:=VLOOKUP([.A28];A_4_INPUT_DATE_E_RISULTATI_GIRONI;6;0)" office:value-type="float" office:value="20" calcext:value-type="float">
            <text:p>20</text:p>
          </table:table-cell>
          <table:table-cell table:style-name="ce262" table:formula="of:=VLOOKUP([.A28];A_4_INPUT_DATE_E_RISULTATI_GIRONI;7;0)" office:value-type="float" office:value="0" calcext:value-type="float">
            <text:p>0</text:p>
          </table:table-cell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formula="of:=VLOOKUP([.A29];A_4_INPUT_DATE_E_RISULTATI_GIRONI;6;0)" office:value-type="float" office:value="82" calcext:value-type="float">
            <text:p>82</text:p>
          </table:table-cell>
          <table:table-cell table:style-name="ce262" table:formula="of:=VLOOKUP([.A29];A_4_INPUT_DATE_E_RISULTATI_GIRONI;7;0)" office:value-type="float" office:value="25" calcext:value-type="float">
            <text:p>25</text:p>
          </table:table-cell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 table:style-name="ce402" table:formula="of:=VLOOKUP(ROW()-28&amp;RIGHT([.J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J$28];1);B_CLASSIFICA_GIRONE_F;5;0)" office:value-type="float" office:value="3" calcext:value-type="float">
            <text:p>3</text:p>
          </table:table-cell>
          <table:table-cell table:style-name="ce436" table:formula="of:=VLOOKUP(ROW()-28&amp;RIGHT([.J$28];1);B_CLASSIFICA_GIRONE_F;6;0)" office:value-type="float" office:value="2" calcext:value-type="float">
            <text:p>2</text:p>
          </table:table-cell>
          <table:table-cell table:style-name="ce436" table:formula="of:=VLOOKUP(ROW()-28&amp;RIGHT([.J$28];1);B_CLASSIFICA_GIRONE_F;7;0)" office:value-type="float" office:value="1" calcext:value-type="float">
            <text:p>1</text:p>
          </table:table-cell>
          <table:table-cell table:style-name="ce436" table:formula="of:=VLOOKUP(ROW()-28&amp;RIGHT([.J$28];1);B_CLASSIFICA_GIRONE_F;8;0)" office:value-type="float" office:value="0" calcext:value-type="float">
            <text:p>0</text:p>
          </table:table-cell>
          <table:table-cell table:style-name="ce436" table:formula="of:=VLOOKUP(ROW()-28&amp;RIGHT([.J$28];1);B_CLASSIFICA_GIRONE_F;9;0)" office:value-type="float" office:value="5" calcext:value-type="float">
            <text:p>5</text:p>
          </table:table-cell>
          <table:table-cell table:style-name="ce436" table:formula="of:=VLOOKUP(ROW()-28&amp;RIGHT([.J$28];1);B_CLASSIFICA_GIRONE_F;10;0)" office:value-type="float" office:value="103" calcext:value-type="float">
            <text:p>103</text:p>
          </table:table-cell>
          <table:table-cell table:style-name="ce623" table:formula="of:=VLOOKUP(ROW()-28&amp;RIGHT([.J$28];1);B_CLASSIFICA_GIRONE_F;11;0)" office:value-type="float" office:value="102" calcext:value-type="float">
            <text:p>102</text:p>
          </table:table-cell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30];A_4_INPUT_DATE_E_RISULTATI_GIRONI;6;0)" office:value-type="float" office:value="76" calcext:value-type="float">
            <text:p>76</text:p>
          </table:table-cell>
          <table:table-cell table:style-name="ce262" table:formula="of:=VLOOKUP([.A30];A_4_INPUT_DATE_E_RISULTATI_GIRONI;7;0)" office:value-type="float" office:value="94" calcext:value-type="float">
            <text:p>94</text:p>
          </table:table-cell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 table:style-name="ce403" table:formula="of:=VLOOKUP(ROW()-28&amp;RIGHT([.J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J$28];1);B_CLASSIFICA_GIRONE_F;5;0)" office:value-type="float" office:value="3" calcext:value-type="float">
            <text:p>3</text:p>
          </table:table-cell>
          <table:table-cell table:style-name="ce437" table:formula="of:=VLOOKUP(ROW()-28&amp;RIGHT([.J$28];1);B_CLASSIFICA_GIRONE_F;6;0)" office:value-type="float" office:value="2" calcext:value-type="float">
            <text:p>2</text:p>
          </table:table-cell>
          <table:table-cell table:style-name="ce437" table:formula="of:=VLOOKUP(ROW()-28&amp;RIGHT([.J$28];1);B_CLASSIFICA_GIRONE_F;7;0)" office:value-type="float" office:value="1" calcext:value-type="float">
            <text:p>1</text:p>
          </table:table-cell>
          <table:table-cell table:style-name="ce437" table:formula="of:=VLOOKUP(ROW()-28&amp;RIGHT([.J$28];1);B_CLASSIFICA_GIRONE_F;8;0)" office:value-type="float" office:value="0" calcext:value-type="float">
            <text:p>0</text:p>
          </table:table-cell>
          <table:table-cell table:style-name="ce437" table:formula="of:=VLOOKUP(ROW()-28&amp;RIGHT([.J$28];1);B_CLASSIFICA_GIRONE_F;9;0)" office:value-type="float" office:value="5" calcext:value-type="float">
            <text:p>5</text:p>
          </table:table-cell>
          <table:table-cell table:style-name="ce437" table:formula="of:=VLOOKUP(ROW()-28&amp;RIGHT([.J$28];1);B_CLASSIFICA_GIRONE_F;10;0)" office:value-type="float" office:value="102" calcext:value-type="float">
            <text:p>102</text:p>
          </table:table-cell>
          <table:table-cell table:style-name="ce626" table:formula="of:=VLOOKUP(ROW()-28&amp;RIGHT([.J$28];1);B_CLASSIFICA_GIRONE_F;11;0)" office:value-type="float" office:value="101" calcext:value-type="float">
            <text:p>101</text:p>
          </table:table-cell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31];A_4_INPUT_DATE_E_RISULTATI_GIRONI;6;0)" office:value-type="float" office:value="57" calcext:value-type="float">
            <text:p>57</text:p>
          </table:table-cell>
          <table:table-cell table:style-name="ce262" table:formula="of:=VLOOKUP([.A31];A_4_INPUT_DATE_E_RISULTATI_GIRONI;7;0)" office:value-type="float" office:value="42" calcext:value-type="float">
            <text:p>42</text:p>
          </table:table-cell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 table:style-name="ce404" table:formula="of:=VLOOKUP(ROW()-28&amp;RIGHT([.J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J$28];1);B_CLASSIFICA_GIRONE_F;5;0)" office:value-type="float" office:value="3" calcext:value-type="float">
            <text:p>3</text:p>
          </table:table-cell>
          <table:table-cell table:style-name="ce473" table:formula="of:=VLOOKUP(ROW()-28&amp;RIGHT([.J$28];1);B_CLASSIFICA_GIRONE_F;6;0)" office:value-type="float" office:value="2" calcext:value-type="float">
            <text:p>2</text:p>
          </table:table-cell>
          <table:table-cell table:style-name="ce473" table:formula="of:=VLOOKUP(ROW()-28&amp;RIGHT([.J$28];1);B_CLASSIFICA_GIRONE_F;7;0)" office:value-type="float" office:value="1" calcext:value-type="float">
            <text:p>1</text:p>
          </table:table-cell>
          <table:table-cell table:style-name="ce473" table:formula="of:=VLOOKUP(ROW()-28&amp;RIGHT([.J$28];1);B_CLASSIFICA_GIRONE_F;8;0)" office:value-type="float" office:value="0" calcext:value-type="float">
            <text:p>0</text:p>
          </table:table-cell>
          <table:table-cell table:style-name="ce473" table:formula="of:=VLOOKUP(ROW()-28&amp;RIGHT([.J$28];1);B_CLASSIFICA_GIRONE_F;9;0)" office:value-type="float" office:value="5" calcext:value-type="float">
            <text:p>5</text:p>
          </table:table-cell>
          <table:table-cell table:style-name="ce473" table:formula="of:=VLOOKUP(ROW()-28&amp;RIGHT([.J$28];1);B_CLASSIFICA_GIRONE_F;10;0)" office:value-type="float" office:value="101" calcext:value-type="float">
            <text:p>101</text:p>
          </table:table-cell>
          <table:table-cell table:style-name="ce627" table:formula="of:=VLOOKUP(ROW()-28&amp;RIGHT([.J$28];1);B_CLASSIFICA_GIRONE_F;11;0)" office:value-type="float" office:value="100" calcext:value-type="float">
            <text:p>100</text:p>
          </table:table-cell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32];A_4_INPUT_DATE_E_RISULTATI_GIRONI;6;0)" office:value-type="float" office:value="54" calcext:value-type="float">
            <text:p>54</text:p>
          </table:table-cell>
          <table:table-cell table:style-name="ce262" table:formula="of:=VLOOKUP([.A32];A_4_INPUT_DATE_E_RISULTATI_GIRONI;7;0)" office:value-type="float" office:value="44" calcext:value-type="float">
            <text:p>44</text:p>
          </table:table-cell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 table:style-name="ce405" table:formula="of:=VLOOKUP(ROW()-28&amp;RIGHT([.J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J$28];1);B_CLASSIFICA_GIRONE_F;5;0)" office:value-type="float" office:value="3" calcext:value-type="float">
            <text:p>3</text:p>
          </table:table-cell>
          <table:table-cell table:style-name="ce475" table:formula="of:=VLOOKUP(ROW()-28&amp;RIGHT([.J$28];1);B_CLASSIFICA_GIRONE_F;6;0)" office:value-type="float" office:value="0" calcext:value-type="float">
            <text:p>0</text:p>
          </table:table-cell>
          <table:table-cell table:style-name="ce475" table:formula="of:=VLOOKUP(ROW()-28&amp;RIGHT([.J$28];1);B_CLASSIFICA_GIRONE_F;7;0)" office:value-type="float" office:value="3" calcext:value-type="float">
            <text:p>3</text:p>
          </table:table-cell>
          <table:table-cell table:style-name="ce475" table:formula="of:=VLOOKUP(ROW()-28&amp;RIGHT([.J$28];1);B_CLASSIFICA_GIRONE_F;8;0)" office:value-type="float" office:value="0" calcext:value-type="float">
            <text:p>0</text:p>
          </table:table-cell>
          <table:table-cell table:style-name="ce475" table:formula="of:=VLOOKUP(ROW()-28&amp;RIGHT([.J$28];1);B_CLASSIFICA_GIRONE_F;9;0)" office:value-type="float" office:value="3" calcext:value-type="float">
            <text:p>3</text:p>
          </table:table-cell>
          <table:table-cell table:style-name="ce475" table:formula="of:=VLOOKUP(ROW()-28&amp;RIGHT([.J$28];1);B_CLASSIFICA_GIRONE_F;10;0)" office:value-type="float" office:value="102" calcext:value-type="float">
            <text:p>102</text:p>
          </table:table-cell>
          <table:table-cell table:style-name="ce628" table:formula="of:=VLOOKUP(ROW()-28&amp;RIGHT([.J$28];1);B_CLASSIFICA_GIRONE_F;11;0)" office:value-type="float" office:value="105" calcext:value-type="float">
            <text:p>105</text:p>
          </table:table-cell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formula="of:=VLOOKUP([.A33];A_4_INPUT_DATE_E_RISULTATI_GIRONI;6;0)" office:value-type="float" office:value="33" calcext:value-type="float">
            <text:p>33</text:p>
          </table:table-cell>
          <table:table-cell table:style-name="ce262" table:formula="of:=VLOOKUP([.A33];A_4_INPUT_DATE_E_RISULTATI_GIRONI;7;0)" office:value-type="float" office:value="34" calcext:value-type="float">
            <text:p>34</text:p>
          </table:table-cell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formula="of:=VLOOKUP([.A34];A_4_INPUT_DATE_E_RISULTATI_GIRONI;6;0)" office:value-type="float" office:value="33" calcext:value-type="float">
            <text:p>33</text:p>
          </table:table-cell>
          <table:table-cell table:style-name="ce262" table:formula="of:=VLOOKUP([.A34];A_4_INPUT_DATE_E_RISULTATI_GIRONI;7;0)" office:value-type="float" office:value="34" calcext:value-type="float">
            <text:p>34</text:p>
          </table:table-cell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 table:style-name="ce402" table:formula="of:=VLOOKUP(ROW()-33&amp;RIGHT([.J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J$33];1);B_CLASSIFICA_GIRONE_G;5;0)" office:value-type="float" office:value="3" calcext:value-type="float">
            <text:p>3</text:p>
          </table:table-cell>
          <table:table-cell table:style-name="ce436" table:formula="of:=VLOOKUP(ROW()-33&amp;RIGHT([.J$33];1);B_CLASSIFICA_GIRONE_G;6;0)" office:value-type="float" office:value="3" calcext:value-type="float">
            <text:p>3</text:p>
          </table:table-cell>
          <table:table-cell table:style-name="ce436" table:formula="of:=VLOOKUP(ROW()-33&amp;RIGHT([.J$33];1);B_CLASSIFICA_GIRONE_G;7;0)" office:value-type="float" office:value="0" calcext:value-type="float">
            <text:p>0</text:p>
          </table:table-cell>
          <table:table-cell table:style-name="ce436" table:formula="of:=VLOOKUP(ROW()-33&amp;RIGHT([.J$33];1);B_CLASSIFICA_GIRONE_G;8;0)" office:value-type="float" office:value="0" calcext:value-type="float">
            <text:p>0</text:p>
          </table:table-cell>
          <table:table-cell table:style-name="ce436" table:formula="of:=VLOOKUP(ROW()-33&amp;RIGHT([.J$33];1);B_CLASSIFICA_GIRONE_G;9;0)" office:value-type="float" office:value="6" calcext:value-type="float">
            <text:p>6</text:p>
          </table:table-cell>
          <table:table-cell table:style-name="ce436" table:formula="of:=VLOOKUP(ROW()-33&amp;RIGHT([.J$33];1);B_CLASSIFICA_GIRONE_G;10;0)" office:value-type="float" office:value="60" calcext:value-type="float">
            <text:p>60</text:p>
          </table:table-cell>
          <table:table-cell table:style-name="ce623" table:formula="of:=VLOOKUP(ROW()-33&amp;RIGHT([.J$33];1);B_CLASSIFICA_GIRONE_G;11;0)" office:value-type="float" office:value="0" calcext:value-type="float">
            <text:p>0</text:p>
          </table:table-cell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formula="of:=VLOOKUP([.A35];A_4_INPUT_DATE_E_RISULTATI_GIRONI;6;0)" office:value-type="float" office:value="20" calcext:value-type="float">
            <text:p>20</text:p>
          </table:table-cell>
          <table:table-cell table:style-name="ce262" table:formula="of:=VLOOKUP([.A35];A_4_INPUT_DATE_E_RISULTATI_GIRONI;7;0)" office:value-type="float" office:value="0" calcext:value-type="float">
            <text:p>0</text:p>
          </table:table-cell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 table:style-name="ce403" table:formula="of:=VLOOKUP(ROW()-33&amp;RIGHT([.J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J$33];1);B_CLASSIFICA_GIRONE_G;5;0)" office:value-type="float" office:value="3" calcext:value-type="float">
            <text:p>3</text:p>
          </table:table-cell>
          <table:table-cell table:style-name="ce437" table:formula="of:=VLOOKUP(ROW()-33&amp;RIGHT([.J$33];1);B_CLASSIFICA_GIRONE_G;6;0)" office:value-type="float" office:value="2" calcext:value-type="float">
            <text:p>2</text:p>
          </table:table-cell>
          <table:table-cell table:style-name="ce437" table:formula="of:=VLOOKUP(ROW()-33&amp;RIGHT([.J$33];1);B_CLASSIFICA_GIRONE_G;7;0)" office:value-type="float" office:value="0" calcext:value-type="float">
            <text:p>0</text:p>
          </table:table-cell>
          <table:table-cell table:style-name="ce437" table:formula="of:=VLOOKUP(ROW()-33&amp;RIGHT([.J$33];1);B_CLASSIFICA_GIRONE_G;8;0)" office:value-type="float" office:value="1" calcext:value-type="float">
            <text:p>1</text:p>
          </table:table-cell>
          <table:table-cell table:style-name="ce437" table:formula="of:=VLOOKUP(ROW()-33&amp;RIGHT([.J$33];1);B_CLASSIFICA_GIRONE_G;9;0)" office:value-type="float" office:value="4" calcext:value-type="float">
            <text:p>4</text:p>
          </table:table-cell>
          <table:table-cell table:style-name="ce437" table:formula="of:=VLOOKUP(ROW()-33&amp;RIGHT([.J$33];1);B_CLASSIFICA_GIRONE_G;10;0)" office:value-type="float" office:value="40" calcext:value-type="float">
            <text:p>40</text:p>
          </table:table-cell>
          <table:table-cell table:style-name="ce626" table:formula="of:=VLOOKUP(ROW()-33&amp;RIGHT([.J$33];1);B_CLASSIFICA_GIRONE_G;11;0)" office:value-type="float" office:value="20" calcext:value-type="float">
            <text:p>20</text:p>
          </table:table-cell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formula="of:=VLOOKUP([.A36];A_4_INPUT_DATE_E_RISULTATI_GIRONI;6;0)" office:value-type="float" office:value="97" calcext:value-type="float">
            <text:p>97</text:p>
          </table:table-cell>
          <table:table-cell table:style-name="ce262" table:formula="of:=VLOOKUP([.A36];A_4_INPUT_DATE_E_RISULTATI_GIRONI;7;0)" office:value-type="float" office:value="78" calcext:value-type="float">
            <text:p>78</text:p>
          </table:table-cell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 table:style-name="ce404" table:formula="of:=VLOOKUP(ROW()-33&amp;RIGHT([.J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J$33];1);B_CLASSIFICA_GIRONE_G;5;0)" office:value-type="float" office:value="3" calcext:value-type="float">
            <text:p>3</text:p>
          </table:table-cell>
          <table:table-cell table:style-name="ce473" table:formula="of:=VLOOKUP(ROW()-33&amp;RIGHT([.J$33];1);B_CLASSIFICA_GIRONE_G;6;0)" office:value-type="float" office:value="1" calcext:value-type="float">
            <text:p>1</text:p>
          </table:table-cell>
          <table:table-cell table:style-name="ce473" table:formula="of:=VLOOKUP(ROW()-33&amp;RIGHT([.J$33];1);B_CLASSIFICA_GIRONE_G;7;0)" office:value-type="float" office:value="0" calcext:value-type="float">
            <text:p>0</text:p>
          </table:table-cell>
          <table:table-cell table:style-name="ce473" table:formula="of:=VLOOKUP(ROW()-33&amp;RIGHT([.J$33];1);B_CLASSIFICA_GIRONE_G;8;0)" office:value-type="float" office:value="2" calcext:value-type="float">
            <text:p>2</text:p>
          </table:table-cell>
          <table:table-cell table:style-name="ce473" table:formula="of:=VLOOKUP(ROW()-33&amp;RIGHT([.J$33];1);B_CLASSIFICA_GIRONE_G;9;0)" office:value-type="float" office:value="2" calcext:value-type="float">
            <text:p>2</text:p>
          </table:table-cell>
          <table:table-cell table:style-name="ce473" table:formula="of:=VLOOKUP(ROW()-33&amp;RIGHT([.J$33];1);B_CLASSIFICA_GIRONE_G;10;0)" office:value-type="float" office:value="20" calcext:value-type="float">
            <text:p>20</text:p>
          </table:table-cell>
          <table:table-cell table:style-name="ce627" table:formula="of:=VLOOKUP(ROW()-33&amp;RIGHT([.J$33];1);B_CLASSIFICA_GIRONE_G;11;0)" office:value-type="float" office:value="40" calcext:value-type="float">
            <text:p>40</text:p>
          </table:table-cell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formula="of:=VLOOKUP([.A37];A_4_INPUT_DATE_E_RISULTATI_GIRONI;6;0)" office:value-type="float" office:value="35" calcext:value-type="float">
            <text:p>35</text:p>
          </table:table-cell>
          <table:table-cell table:style-name="ce262" table:formula="of:=VLOOKUP([.A37];A_4_INPUT_DATE_E_RISULTATI_GIRONI;7;0)" office:value-type="float" office:value="33" calcext:value-type="float">
            <text:p>33</text:p>
          </table:table-cell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 table:style-name="ce405" table:formula="of:=VLOOKUP(ROW()-33&amp;RIGHT([.J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J$33];1);B_CLASSIFICA_GIRONE_G;5;0)" office:value-type="float" office:value="3" calcext:value-type="float">
            <text:p>3</text:p>
          </table:table-cell>
          <table:table-cell table:style-name="ce475" table:formula="of:=VLOOKUP(ROW()-33&amp;RIGHT([.J$33];1);B_CLASSIFICA_GIRONE_G;6;0)" office:value-type="float" office:value="0" calcext:value-type="float">
            <text:p>0</text:p>
          </table:table-cell>
          <table:table-cell table:style-name="ce475" table:formula="of:=VLOOKUP(ROW()-33&amp;RIGHT([.J$33];1);B_CLASSIFICA_GIRONE_G;7;0)" office:value-type="float" office:value="0" calcext:value-type="float">
            <text:p>0</text:p>
          </table:table-cell>
          <table:table-cell table:style-name="ce475" table:formula="of:=VLOOKUP(ROW()-33&amp;RIGHT([.J$33];1);B_CLASSIFICA_GIRONE_G;8;0)" office:value-type="float" office:value="3" calcext:value-type="float">
            <text:p>3</text:p>
          </table:table-cell>
          <table:table-cell table:style-name="ce475" table:formula="of:=VLOOKUP(ROW()-33&amp;RIGHT([.J$33];1);B_CLASSIFICA_GIRONE_G;9;0)" office:value-type="float" office:value="0" calcext:value-type="float">
            <text:p>0</text:p>
          </table:table-cell>
          <table:table-cell table:style-name="ce475" table:formula="of:=VLOOKUP(ROW()-33&amp;RIGHT([.J$33];1);B_CLASSIFICA_GIRONE_G;10;0)" office:value-type="float" office:value="0" calcext:value-type="float">
            <text:p>0</text:p>
          </table:table-cell>
          <table:table-cell table:style-name="ce628" table:formula="of:=VLOOKUP(ROW()-33&amp;RIGHT([.J$33];1);B_CLASSIFICA_GIRONE_G;11;0)" office:value-type="float" office:value="60" calcext:value-type="float">
            <text:p>60</text:p>
          </table:table-cell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38];A_4_INPUT_DATE_E_RISULTATI_GIRONI;6;0)" office:value-type="float" office:value="35" calcext:value-type="float">
            <text:p>35</text:p>
          </table:table-cell>
          <table:table-cell table:style-name="ce262" table:formula="of:=VLOOKUP([.A38];A_4_INPUT_DATE_E_RISULTATI_GIRONI;7;0)" office:value-type="float" office:value="34" calcext:value-type="float">
            <text:p>34</text:p>
          </table:table-cell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formula="of:=VLOOKUP([.A39];A_4_INPUT_DATE_E_RISULTATI_GIRONI;6;0)" office:value-type="float" office:value="20" calcext:value-type="float">
            <text:p>20</text:p>
          </table:table-cell>
          <table:table-cell table:style-name="ce262" table:formula="of:=VLOOKUP([.A39];A_4_INPUT_DATE_E_RISULTATI_GIRONI;7;0)" office:value-type="float" office:value="0" calcext:value-type="float">
            <text:p>0</text:p>
          </table:table-cell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 table:style-name="ce402" table:formula="of:=VLOOKUP(ROW()-38&amp;RIGHT([.J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J$38];1);B_CLASSIFICA_GIRONE_H;5;0)" office:value-type="float" office:value="3" calcext:value-type="float">
            <text:p>3</text:p>
          </table:table-cell>
          <table:table-cell table:style-name="ce436" table:formula="of:=VLOOKUP(ROW()-38&amp;RIGHT([.J$38];1);B_CLASSIFICA_GIRONE_H;6;0)" office:value-type="float" office:value="2" calcext:value-type="float">
            <text:p>2</text:p>
          </table:table-cell>
          <table:table-cell table:style-name="ce436" table:formula="of:=VLOOKUP(ROW()-38&amp;RIGHT([.J$38];1);B_CLASSIFICA_GIRONE_H;7;0)" office:value-type="float" office:value="1" calcext:value-type="float">
            <text:p>1</text:p>
          </table:table-cell>
          <table:table-cell table:style-name="ce436" table:formula="of:=VLOOKUP(ROW()-38&amp;RIGHT([.J$38];1);B_CLASSIFICA_GIRONE_H;8;0)" office:value-type="float" office:value="0" calcext:value-type="float">
            <text:p>0</text:p>
          </table:table-cell>
          <table:table-cell table:style-name="ce436" table:formula="of:=VLOOKUP(ROW()-38&amp;RIGHT([.J$38];1);B_CLASSIFICA_GIRONE_H;9;0)" office:value-type="float" office:value="5" calcext:value-type="float">
            <text:p>5</text:p>
          </table:table-cell>
          <table:table-cell table:style-name="ce436" table:formula="of:=VLOOKUP(ROW()-38&amp;RIGHT([.J$38];1);B_CLASSIFICA_GIRONE_H;10;0)" office:value-type="float" office:value="245" calcext:value-type="float">
            <text:p>245</text:p>
          </table:table-cell>
          <table:table-cell table:style-name="ce623" table:formula="of:=VLOOKUP(ROW()-38&amp;RIGHT([.J$38];1);B_CLASSIFICA_GIRONE_H;11;0)" office:value-type="float" office:value="215" calcext:value-type="float">
            <text:p>215</text:p>
          </table:table-cell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formula="of:=VLOOKUP([.A40];A_4_INPUT_DATE_E_RISULTATI_GIRONI;6;0)" office:value-type="float" office:value="74" calcext:value-type="float">
            <text:p>74</text:p>
          </table:table-cell>
          <table:table-cell table:style-name="ce262" table:formula="of:=VLOOKUP([.A40];A_4_INPUT_DATE_E_RISULTATI_GIRONI;7;0)" office:value-type="float" office:value="79" calcext:value-type="float">
            <text:p>79</text:p>
          </table:table-cell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 table:style-name="ce403" table:formula="of:=VLOOKUP(ROW()-38&amp;RIGHT([.J$38];1);B_CLASSIFICA_GIRONE_H;4;0)" office:value-type="string" office:string-value="Tonni" calcext:value-type="string">
            <text:p>Tonni</text:p>
          </table:table-cell>
          <table:table-cell table:style-name="ce437" table:formula="of:=VLOOKUP(ROW()-38&amp;RIGHT([.J$38];1);B_CLASSIFICA_GIRONE_H;5;0)" office:value-type="float" office:value="3" calcext:value-type="float">
            <text:p>3</text:p>
          </table:table-cell>
          <table:table-cell table:style-name="ce437" table:formula="of:=VLOOKUP(ROW()-38&amp;RIGHT([.J$38];1);B_CLASSIFICA_GIRONE_H;6;0)" office:value-type="float" office:value="2" calcext:value-type="float">
            <text:p>2</text:p>
          </table:table-cell>
          <table:table-cell table:style-name="ce437" table:formula="of:=VLOOKUP(ROW()-38&amp;RIGHT([.J$38];1);B_CLASSIFICA_GIRONE_H;7;0)" office:value-type="float" office:value="1" calcext:value-type="float">
            <text:p>1</text:p>
          </table:table-cell>
          <table:table-cell table:style-name="ce437" table:formula="of:=VLOOKUP(ROW()-38&amp;RIGHT([.J$38];1);B_CLASSIFICA_GIRONE_H;8;0)" office:value-type="float" office:value="0" calcext:value-type="float">
            <text:p>0</text:p>
          </table:table-cell>
          <table:table-cell table:style-name="ce437" table:formula="of:=VLOOKUP(ROW()-38&amp;RIGHT([.J$38];1);B_CLASSIFICA_GIRONE_H;9;0)" office:value-type="float" office:value="5" calcext:value-type="float">
            <text:p>5</text:p>
          </table:table-cell>
          <table:table-cell table:style-name="ce437" table:formula="of:=VLOOKUP(ROW()-38&amp;RIGHT([.J$38];1);B_CLASSIFICA_GIRONE_H;10;0)" office:value-type="float" office:value="163" calcext:value-type="float">
            <text:p>163</text:p>
          </table:table-cell>
          <table:table-cell table:style-name="ce626" table:formula="of:=VLOOKUP(ROW()-38&amp;RIGHT([.J$38];1);B_CLASSIFICA_GIRONE_H;11;0)" office:value-type="float" office:value="110" calcext:value-type="float">
            <text:p>110</text:p>
          </table:table-cell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formula="of:=VLOOKUP([.A41];A_4_INPUT_DATE_E_RISULTATI_GIRONI;6;0)" office:value-type="float" office:value="93" calcext:value-type="float">
            <text:p>93</text:p>
          </table:table-cell>
          <table:table-cell table:style-name="ce262" table:formula="of:=VLOOKUP([.A41];A_4_INPUT_DATE_E_RISULTATI_GIRONI;7;0)" office:value-type="float" office:value="30" calcext:value-type="float">
            <text:p>30</text:p>
          </table:table-cell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 table:style-name="ce408" table:formula="of:=VLOOKUP(ROW()-38&amp;RIGHT([.J$38];1);B_CLASSIFICA_GIRONE_H;4;0)" office:value-type="string" office:string-value="Zebre" calcext:value-type="string">
            <text:p>Zebre</text:p>
          </table:table-cell>
          <table:table-cell table:style-name="ce442" table:formula="of:=VLOOKUP(ROW()-38&amp;RIGHT([.J$38];1);B_CLASSIFICA_GIRONE_H;5;0)" office:value-type="float" office:value="3" calcext:value-type="float">
            <text:p>3</text:p>
          </table:table-cell>
          <table:table-cell table:style-name="ce480" table:formula="of:=VLOOKUP(ROW()-38&amp;RIGHT([.J$38];1);B_CLASSIFICA_GIRONE_H;6;0)" office:value-type="float" office:value="2" calcext:value-type="float">
            <text:p>2</text:p>
          </table:table-cell>
          <table:table-cell table:style-name="ce480" table:formula="of:=VLOOKUP(ROW()-38&amp;RIGHT([.J$38];1);B_CLASSIFICA_GIRONE_H;7;0)" office:value-type="float" office:value="0" calcext:value-type="float">
            <text:p>0</text:p>
          </table:table-cell>
          <table:table-cell table:style-name="ce480" table:formula="of:=VLOOKUP(ROW()-38&amp;RIGHT([.J$38];1);B_CLASSIFICA_GIRONE_H;8;0)" office:value-type="float" office:value="1" calcext:value-type="float">
            <text:p>1</text:p>
          </table:table-cell>
          <table:table-cell table:style-name="ce480" table:formula="of:=VLOOKUP(ROW()-38&amp;RIGHT([.J$38];1);B_CLASSIFICA_GIRONE_H;9;0)" office:value-type="float" office:value="4" calcext:value-type="float">
            <text:p>4</text:p>
          </table:table-cell>
          <table:table-cell table:style-name="ce480" table:formula="of:=VLOOKUP(ROW()-38&amp;RIGHT([.J$38];1);B_CLASSIFICA_GIRONE_H;10;0)" office:value-type="float" office:value="133" calcext:value-type="float">
            <text:p>133</text:p>
          </table:table-cell>
          <table:table-cell table:style-name="ce631" table:formula="of:=VLOOKUP(ROW()-38&amp;RIGHT([.J$38];1);B_CLASSIFICA_GIRONE_H;11;0)" office:value-type="float" office:value="142" calcext:value-type="float">
            <text:p>142</text:p>
          </table:table-cell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formula="of:=VLOOKUP([.A42];A_4_INPUT_DATE_E_RISULTATI_GIRONI;6;0)" office:value-type="float" office:value="97" calcext:value-type="float">
            <text:p>97</text:p>
          </table:table-cell>
          <table:table-cell table:style-name="ce262" table:formula="of:=VLOOKUP([.A42];A_4_INPUT_DATE_E_RISULTATI_GIRONI;7;0)" office:value-type="float" office:value="72" calcext:value-type="float">
            <text:p>72</text:p>
          </table:table-cell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 table:style-name="ce409" table:formula="of:=VLOOKUP(ROW()-38&amp;RIGHT([.J$38];1);B_CLASSIFICA_GIRONE_H;4;0)" office:value-type="string" office:string-value="Scorpioni" calcext:value-type="string">
            <text:p>Scorpioni</text:p>
          </table:table-cell>
          <table:table-cell table:style-name="ce443" table:formula="of:=VLOOKUP(ROW()-38&amp;RIGHT([.J$38];1);B_CLASSIFICA_GIRONE_H;5;0)" office:value-type="float" office:value="3" calcext:value-type="float">
            <text:p>3</text:p>
          </table:table-cell>
          <table:table-cell table:style-name="ce481" table:formula="of:=VLOOKUP(ROW()-38&amp;RIGHT([.J$38];1);B_CLASSIFICA_GIRONE_H;6;0)" office:value-type="float" office:value="0" calcext:value-type="float">
            <text:p>0</text:p>
          </table:table-cell>
          <table:table-cell table:style-name="ce481" table:formula="of:=VLOOKUP(ROW()-38&amp;RIGHT([.J$38];1);B_CLASSIFICA_GIRONE_H;7;0)" office:value-type="float" office:value="3" calcext:value-type="float">
            <text:p>3</text:p>
          </table:table-cell>
          <table:table-cell table:style-name="ce481" table:formula="of:=VLOOKUP(ROW()-38&amp;RIGHT([.J$38];1);B_CLASSIFICA_GIRONE_H;8;0)" office:value-type="float" office:value="0" calcext:value-type="float">
            <text:p>0</text:p>
          </table:table-cell>
          <table:table-cell table:style-name="ce481" table:formula="of:=VLOOKUP(ROW()-38&amp;RIGHT([.J$38];1);B_CLASSIFICA_GIRONE_H;9;0)" office:value-type="float" office:value="3" calcext:value-type="float">
            <text:p>3</text:p>
          </table:table-cell>
          <table:table-cell table:style-name="ce481" table:formula="of:=VLOOKUP(ROW()-38&amp;RIGHT([.J$38];1);B_CLASSIFICA_GIRONE_H;10;0)" office:value-type="float" office:value="170" calcext:value-type="float">
            <text:p>170</text:p>
          </table:table-cell>
          <table:table-cell table:style-name="ce632" table:formula="of:=VLOOKUP(ROW()-38&amp;RIGHT([.J$38];1);B_CLASSIFICA_GIRONE_H;11;0)" office:value-type="float" office:value="244" calcext:value-type="float">
            <text:p>244</text:p>
          </table:table-cell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formula="of:=VLOOKUP([.A43];A_4_INPUT_DATE_E_RISULTATI_GIRONI;6;0)" office:value-type="float" office:value="98" calcext:value-type="float">
            <text:p>98</text:p>
          </table:table-cell>
          <table:table-cell table:style-name="ce262" table:formula="of:=VLOOKUP([.A43];A_4_INPUT_DATE_E_RISULTATI_GIRONI;7;0)" office:value-type="float" office:value="49" calcext:value-type="float">
            <text:p>49</text:p>
          </table:table-cell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formula="of:=VLOOKUP([.A44];A_4_INPUT_DATE_E_RISULTATI_GIRONI;6;0)" office:value-type="float" office:value="25" calcext:value-type="float">
            <text:p>25</text:p>
          </table:table-cell>
          <table:table-cell table:style-name="ce262" table:formula="of:=VLOOKUP([.A44];A_4_INPUT_DATE_E_RISULTATI_GIRONI;7;0)" office:value-type="float" office:value="15" calcext:value-type="float">
            <text:p>15</text:p>
          </table:table-cell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formula="of:=VLOOKUP([.A45];A_4_INPUT_DATE_E_RISULTATI_GIRONI;6;0)" office:value-type="float" office:value="36" calcext:value-type="float">
            <text:p>36</text:p>
          </table:table-cell>
          <table:table-cell table:style-name="ce262" table:formula="of:=VLOOKUP([.A45];A_4_INPUT_DATE_E_RISULTATI_GIRONI;7;0)" office:value-type="float" office:value="33" calcext:value-type="float">
            <text:p>33</text:p>
          </table:table-cell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8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formula="of:=VLOOKUP([.A46];A_4_INPUT_DATE_E_RISULTATI_GIRONI;6;0)" office:value-type="float" office:value="36" calcext:value-type="float">
            <text:p>36</text:p>
          </table:table-cell>
          <table:table-cell table:style-name="ce262" table:formula="of:=VLOOKUP([.A46];A_4_INPUT_DATE_E_RISULTATI_GIRONI;7;0)" office:value-type="float" office:value="35" calcext:value-type="float">
            <text:p>35</text:p>
          </table:table-cell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8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formula="of:=VLOOKUP([.A47];A_4_INPUT_DATE_E_RISULTATI_GIRONI;6;0)" office:value-type="float" office:value="20" calcext:value-type="float">
            <text:p>20</text:p>
          </table:table-cell>
          <table:table-cell table:style-name="ce262" table:formula="of:=VLOOKUP([.A47];A_4_INPUT_DATE_E_RISULTATI_GIRONI;7;0)" office:value-type="float" office:value="0" calcext:value-type="float">
            <text:p>0</text:p>
          </table:table-cell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Tonni" calcext:value-type="string">
            <text:p>Tonni</text:p>
          </table:table-cell>
          <table:table-cell table:style-name="ce262" table:formula="of:=VLOOKUP([.A48];A_4_INPUT_DATE_E_RISULTATI_GIRONI;6;0)" office:value-type="float" office:value="65" calcext:value-type="float">
            <text:p>65</text:p>
          </table:table-cell>
          <table:table-cell table:style-name="ce262" table:formula="of:=VLOOKUP([.A48];A_4_INPUT_DATE_E_RISULTATI_GIRONI;7;0)" office:value-type="float" office:value="13" calcext:value-type="float">
            <text:p>13</text:p>
          </table:table-cell>
          <table:table-cell table:style-name="ce281" table:formula="of:=VLOOKUP([.A48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formula="of:=VLOOKUP([.A49];A_4_INPUT_DATE_E_RISULTATI_GIRONI;6;0)" office:value-type="float" office:value="34" calcext:value-type="float">
            <text:p>34</text:p>
          </table:table-cell>
          <table:table-cell table:style-name="ce262" table:formula="of:=VLOOKUP([.A49];A_4_INPUT_DATE_E_RISULTATI_GIRONI;7;0)" office:value-type="float" office:value="33" calcext:value-type="float">
            <text:p>33</text:p>
          </table:table-cell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8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50];A_4_INPUT_DATE_E_RISULTATI_GIRONI;6;0)" office:value-type="float" office:value="34" calcext:value-type="float">
            <text:p>34</text:p>
          </table:table-cell>
          <table:table-cell table:style-name="ce262" table:formula="of:=VLOOKUP([.A50];A_4_INPUT_DATE_E_RISULTATI_GIRONI;7;0)" office:value-type="float" office:value="33" calcext:value-type="float">
            <text:p>33</text:p>
          </table:table-cell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8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formula="of:=VLOOKUP([.A51];A_4_INPUT_DATE_E_RISULTATI_GIRONI;6;0)" office:value-type="float" office:value="20" calcext:value-type="float">
            <text:p>20</text:p>
          </table:table-cell>
          <table:table-cell table:style-name="ce262" table:formula="of:=VLOOKUP([.A51];A_4_INPUT_DATE_E_RISULTATI_GIRONI;7;0)" office:value-type="float" office:value="0" calcext:value-type="float">
            <text:p>0</text:p>
          </table:table-cell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Zebre" calcext:value-type="string">
            <text:p>Zebre</text:p>
          </table:table-cell>
          <table:table-cell table:style-name="ce262" table:formula="of:=VLOOKUP([.A52];A_4_INPUT_DATE_E_RISULTATI_GIRONI;6;0)" office:value-type="float" office:value="54" calcext:value-type="float">
            <text:p>54</text:p>
          </table:table-cell>
          <table:table-cell table:style-name="ce262" table:formula="of:=VLOOKUP([.A52];A_4_INPUT_DATE_E_RISULTATI_GIRONI;7;0)" office:value-type="float" office:value="48" calcext:value-type="float">
            <text:p>48</text:p>
          </table:table-cell>
          <table:table-cell table:style-name="ce281" table:formula="of:=VLOOKUP([.A52];A_4_INPUT_DATE_E_RISULTATI_GIRONI;5;0)" office:value-type="string" office:string-value="Piranha" calcext:value-type="string">
            <text:p>Piranha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1" table:number-rows-repeated="104852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OUTPUT_CALENDARIO_E_CLASSIFICHE_GIRONI.B5:OUTPUT_CALENDARIO_E_CLASSIFICHE_GIRONI.D52">
            <calcext:condition calcext:apply-style-name="ConditionalStyle_227" calcext:value="formula-is(IF(#REF!=CONCATENATE([.$D4];&quot;_win&quot;);1;0))" calcext:base-cell-address="OUTPUT_CALENDARIO_E_CLASSIFICHE_GIRONI.B5"/>
          </calcext:conditional-format>
          <calcext:conditional-format calcext:target-range-address="OUTPUT_CALENDARIO_E_CLASSIFICHE_GIRONI.G4:OUTPUT_CALENDARIO_E_CLASSIFICHE_GIRONI.G52 OUTPUT_CALENDARIO_E_CLASSIFICHE_GIRONI.H4:OUTPUT_CALENDARIO_E_CLASSIFICHE_GIRONI.H4 OUTPUT_CALENDARIO_E_CLASSIFICHE_GIRONI.B18:OUTPUT_CALENDARIO_E_CLASSIFICHE_GIRONI.D52 OUTPUT_CALENDARIO_E_CLASSIFICHE_GIRONI.B4:OUTPUT_CALENDARIO_E_CLASSIFICHE_GIRONI.D17">
            <calcext:condition calcext:apply-style-name="ConditionalStyle_226" calcext:value="formula-is(IF(#REF!=CONCATENATE([.$G4];&quot;_win&quot;);1;0))" calcext:base-cell-address="OUTPUT_CALENDARIO_E_CLASSIFICHE_GIRONI.B4"/>
          </calcext:conditional-format>
          <calcext:conditional-format calcext:target-range-address="OUTPUT_CALENDARIO_E_CLASSIFICHE_GIRONI.J23:OUTPUT_CALENDARIO_E_CLASSIFICHE_GIRONI.J23 OUTPUT_CALENDARIO_E_CLASSIFICHE_GIRONI.L23:OUTPUT_CALENDARIO_E_CLASSIFICHE_GIRONI.Q23">
            <calcext:condition calcext:apply-style-name="ConditionalStyle_223" calcext:value="formula-is(IF(#REF!=#REF!;1;IF(#REF!=#REF!;1;0)))" calcext:base-cell-address="OUTPUT_CALENDARIO_E_CLASSIFICHE_GIRONI.J23"/>
          </calcext:conditional-format>
          <calcext:conditional-format calcext:target-range-address="OUTPUT_CALENDARIO_E_CLASSIFICHE_GIRONI.G3:OUTPUT_CALENDARIO_E_CLASSIFICHE_GIRONI.I3 OUTPUT_CALENDARIO_E_CLASSIFICHE_GIRONI.B3:OUTPUT_CALENDARIO_E_CLASSIFICHE_GIRONI.E3">
            <calcext:condition calcext:apply-style-name="ConditionalStyle_209" calcext:value="formula-is([.$O$4]=&quot;Black and White&quot;)" calcext:base-cell-address="OUTPUT_CALENDARIO_E_CLASSIFICHE_GIRONI.B3"/>
          </calcext:conditional-format>
          <calcext:conditional-format calcext:target-range-address="OUTPUT_CALENDARIO_E_CLASSIFICHE_GIRONI.J8:OUTPUT_CALENDARIO_E_CLASSIFICHE_GIRONI.Q8 OUTPUT_CALENDARIO_E_CLASSIFICHE_GIRONI.J18:OUTPUT_CALENDARIO_E_CLASSIFICHE_GIRONI.Q18 OUTPUT_CALENDARIO_E_CLASSIFICHE_GIRONI.J13:OUTPUT_CALENDARIO_E_CLASSIFICHE_GIRONI.Q13">
            <calcext:condition calcext:apply-style-name="ConditionalStyle_208" calcext:value="formula-is([.$O$4]=&quot;Black and White&quot;)" calcext:base-cell-address="OUTPUT_CALENDARIO_E_CLASSIFICHE_GIRONI.J8"/>
          </calcext:conditional-format>
          <calcext:conditional-format calcext:target-range-address="OUTPUT_CALENDARIO_E_CLASSIFICHE_GIRONI.J3:OUTPUT_CALENDARIO_E_CLASSIFICHE_GIRONI.Q3">
            <calcext:condition calcext:apply-style-name="ConditionalStyle_206" calcext:value="formula-is([.$O$4]=&quot;Black and White&quot;)" calcext:base-cell-address="OUTPUT_CALENDARIO_E_CLASSIFICHE_GIRONI.J3"/>
          </calcext:conditional-format>
          <calcext:conditional-format calcext:target-range-address="OUTPUT_CALENDARIO_E_CLASSIFICHE_GIRONI.J24:OUTPUT_CALENDARIO_E_CLASSIFICHE_GIRONI.Q24">
            <calcext:condition calcext:apply-style-name="ConditionalStyle_192" calcext:value="formula-is([.$O$4]=&quot;Black and White&quot;)" calcext:base-cell-address="OUTPUT_CALENDARIO_E_CLASSIFICHE_GIRONI.J24"/>
          </calcext:conditional-format>
          <calcext:conditional-format calcext:target-range-address="OUTPUT_CALENDARIO_E_CLASSIFICHE_GIRONI.J33:OUTPUT_CALENDARIO_E_CLASSIFICHE_GIRONI.J33">
            <calcext:condition calcext:apply-style-name="ConditionalStyle_191" calcext:value="formula-is([.$O$4]=&quot;Black and White&quot;)" calcext:base-cell-address="OUTPUT_CALENDARIO_E_CLASSIFICHE_GIRONI.J33"/>
          </calcext:conditional-format>
          <calcext:conditional-format calcext:target-range-address="OUTPUT_CALENDARIO_E_CLASSIFICHE_GIRONI.K33:OUTPUT_CALENDARIO_E_CLASSIFICHE_GIRONI.K33">
            <calcext:condition calcext:apply-style-name="ConditionalStyle_190" calcext:value="formula-is([.$O$4]=&quot;Black and White&quot;)" calcext:base-cell-address="OUTPUT_CALENDARIO_E_CLASSIFICHE_GIRONI.K33"/>
          </calcext:conditional-format>
          <calcext:conditional-format calcext:target-range-address="OUTPUT_CALENDARIO_E_CLASSIFICHE_GIRONI.L33:OUTPUT_CALENDARIO_E_CLASSIFICHE_GIRONI.Q33">
            <calcext:condition calcext:apply-style-name="ConditionalStyle_189" calcext:value="formula-is([.$O$4]=&quot;Black and White&quot;)" calcext:base-cell-address="OUTPUT_CALENDARIO_E_CLASSIFICHE_GIRONI.L33"/>
          </calcext:conditional-format>
          <calcext:conditional-format calcext:target-range-address="OUTPUT_CALENDARIO_E_CLASSIFICHE_GIRONI.J26:OUTPUT_CALENDARIO_E_CLASSIFICHE_GIRONI.J27">
            <calcext:condition calcext:apply-style-name="ConditionalStyle_135" calcext:value="formula-is([.$O$4]=&quot;Black and White&quot;)" calcext:base-cell-address="OUTPUT_CALENDARIO_E_CLASSIFICHE_GIRONI.J26"/>
          </calcext:conditional-format>
          <calcext:conditional-format calcext:target-range-address="OUTPUT_CALENDARIO_E_CLASSIFICHE_GIRONI.J25:OUTPUT_CALENDARIO_E_CLASSIFICHE_GIRONI.J25">
            <calcext:condition calcext:apply-style-name="ConditionalStyle_134" calcext:value="formula-is([.$O$4]=&quot;Black and White&quot;)" calcext:base-cell-address="OUTPUT_CALENDARIO_E_CLASSIFICHE_GIRONI.J25"/>
          </calcext:conditional-format>
          <calcext:conditional-format calcext:target-range-address="OUTPUT_CALENDARIO_E_CLASSIFICHE_GIRONI.L26:OUTPUT_CALENDARIO_E_CLASSIFICHE_GIRONI.L26">
            <calcext:condition calcext:apply-style-name="ConditionalStyle_133" calcext:value="formula-is([.$O$4]=&quot;Black and White&quot;)" calcext:base-cell-address="OUTPUT_CALENDARIO_E_CLASSIFICHE_GIRONI.L26"/>
          </calcext:conditional-format>
          <calcext:conditional-format calcext:target-range-address="OUTPUT_CALENDARIO_E_CLASSIFICHE_GIRONI.L27:OUTPUT_CALENDARIO_E_CLASSIFICHE_GIRONI.L27">
            <calcext:condition calcext:apply-style-name="ConditionalStyle_132" calcext:value="formula-is([.$O$4]=&quot;Black and White&quot;)" calcext:base-cell-address="OUTPUT_CALENDARIO_E_CLASSIFICHE_GIRONI.L27"/>
          </calcext:conditional-format>
          <calcext:conditional-format calcext:target-range-address="OUTPUT_CALENDARIO_E_CLASSIFICHE_GIRONI.M26:OUTPUT_CALENDARIO_E_CLASSIFICHE_GIRONI.M27">
            <calcext:condition calcext:apply-style-name="ConditionalStyle_131" calcext:value="formula-is([.$O$4]=&quot;Black and White&quot;)" calcext:base-cell-address="OUTPUT_CALENDARIO_E_CLASSIFICHE_GIRONI.M26"/>
          </calcext:conditional-format>
          <calcext:conditional-format calcext:target-range-address="OUTPUT_CALENDARIO_E_CLASSIFICHE_GIRONI.N26:OUTPUT_CALENDARIO_E_CLASSIFICHE_GIRONI.Q27">
            <calcext:condition calcext:apply-style-name="ConditionalStyle_130" calcext:value="formula-is([.$O$4]=&quot;Black and White&quot;)" calcext:base-cell-address="OUTPUT_CALENDARIO_E_CLASSIFICHE_GIRONI.N26"/>
          </calcext:conditional-format>
          <calcext:conditional-format calcext:target-range-address="OUTPUT_CALENDARIO_E_CLASSIFICHE_GIRONI.L25:OUTPUT_CALENDARIO_E_CLASSIFICHE_GIRONI.Q25">
            <calcext:condition calcext:apply-style-name="ConditionalStyle_129" calcext:value="formula-is([.$O$4]=&quot;Black and White&quot;)" calcext:base-cell-address="OUTPUT_CALENDARIO_E_CLASSIFICHE_GIRONI.L25"/>
          </calcext:conditional-format>
          <calcext:conditional-format calcext:target-range-address="OUTPUT_CALENDARIO_E_CLASSIFICHE_GIRONI.K27:OUTPUT_CALENDARIO_E_CLASSIFICHE_GIRONI.K27">
            <calcext:condition calcext:apply-style-name="ConditionalStyle_85" calcext:value="formula-is([.$O$4]=&quot;Black and White&quot;)" calcext:base-cell-address="OUTPUT_CALENDARIO_E_CLASSIFICHE_GIRONI.K27"/>
          </calcext:conditional-format>
          <calcext:conditional-format calcext:target-range-address="OUTPUT_CALENDARIO_E_CLASSIFICHE_GIRONI.K26:OUTPUT_CALENDARIO_E_CLASSIFICHE_GIRONI.K26">
            <calcext:condition calcext:apply-style-name="ConditionalStyle_84" calcext:value="formula-is([.$O$4]=&quot;Black and White&quot;)" calcext:base-cell-address="OUTPUT_CALENDARIO_E_CLASSIFICHE_GIRONI.K26"/>
          </calcext:conditional-format>
          <calcext:conditional-format calcext:target-range-address="OUTPUT_CALENDARIO_E_CLASSIFICHE_GIRONI.K29:OUTPUT_CALENDARIO_E_CLASSIFICHE_GIRONI.Q29 OUTPUT_CALENDARIO_E_CLASSIFICHE_GIRONI.K34:OUTPUT_CALENDARIO_E_CLASSIFICHE_GIRONI.Q34 OUTPUT_CALENDARIO_E_CLASSIFICHE_GIRONI.K39:OUTPUT_CALENDARIO_E_CLASSIFICHE_GIRONI.Q39">
            <calcext:condition calcext:apply-style-name="ConditionalStyle_83" calcext:value="formula-is([.$O$4]=&quot;Black and White&quot;)" calcext:base-cell-address="OUTPUT_CALENDARIO_E_CLASSIFICHE_GIRONI.K29"/>
          </calcext:conditional-format>
          <calcext:conditional-format calcext:target-range-address="OUTPUT_CALENDARIO_E_CLASSIFICHE_GIRONI.K32:OUTPUT_CALENDARIO_E_CLASSIFICHE_GIRONI.K32 OUTPUT_CALENDARIO_E_CLASSIFICHE_GIRONI.K37:OUTPUT_CALENDARIO_E_CLASSIFICHE_GIRONI.K37">
            <calcext:condition calcext:apply-style-name="ConditionalStyle_82" calcext:value="formula-is([.$O$4]=&quot;Black and White&quot;)" calcext:base-cell-address="OUTPUT_CALENDARIO_E_CLASSIFICHE_GIRONI.K32"/>
          </calcext:conditional-format>
          <calcext:conditional-format calcext:target-range-address="OUTPUT_CALENDARIO_E_CLASSIFICHE_GIRONI.K31:OUTPUT_CALENDARIO_E_CLASSIFICHE_GIRONI.K31 OUTPUT_CALENDARIO_E_CLASSIFICHE_GIRONI.K36:OUTPUT_CALENDARIO_E_CLASSIFICHE_GIRONI.K36">
            <calcext:condition calcext:apply-style-name="ConditionalStyle_81" calcext:value="formula-is([.$O$4]=&quot;Black and White&quot;)" calcext:base-cell-address="OUTPUT_CALENDARIO_E_CLASSIFICHE_GIRONI.K31"/>
          </calcext:conditional-format>
          <calcext:conditional-format calcext:target-range-address="OUTPUT_CALENDARIO_E_CLASSIFICHE_GIRONI.J34:OUTPUT_CALENDARIO_E_CLASSIFICHE_GIRONI.J34 OUTPUT_CALENDARIO_E_CLASSIFICHE_GIRONI.J29:OUTPUT_CALENDARIO_E_CLASSIFICHE_GIRONI.J29 OUTPUT_CALENDARIO_E_CLASSIFICHE_GIRONI.J39:OUTPUT_CALENDARIO_E_CLASSIFICHE_GIRONI.J39">
            <calcext:condition calcext:apply-style-name="ConditionalStyle_80" calcext:value="formula-is([.$O$4]=&quot;Black and White&quot;)" calcext:base-cell-address="OUTPUT_CALENDARIO_E_CLASSIFICHE_GIRONI.J29"/>
          </calcext:conditional-format>
          <calcext:conditional-format calcext:target-range-address="OUTPUT_CALENDARIO_E_CLASSIFICHE_GIRONI.J30:OUTPUT_CALENDARIO_E_CLASSIFICHE_GIRONI.J30 OUTPUT_CALENDARIO_E_CLASSIFICHE_GIRONI.J35:OUTPUT_CALENDARIO_E_CLASSIFICHE_GIRONI.J35 OUTPUT_CALENDARIO_E_CLASSIFICHE_GIRONI.J40:OUTPUT_CALENDARIO_E_CLASSIFICHE_GIRONI.J40">
            <calcext:condition calcext:apply-style-name="ConditionalStyle_79" calcext:value="formula-is([.$O$4]=&quot;Black and White&quot;)" calcext:base-cell-address="OUTPUT_CALENDARIO_E_CLASSIFICHE_GIRONI.J30"/>
          </calcext:conditional-format>
          <calcext:conditional-format calcext:target-range-address="OUTPUT_CALENDARIO_E_CLASSIFICHE_GIRONI.J31:OUTPUT_CALENDARIO_E_CLASSIFICHE_GIRONI.J32 OUTPUT_CALENDARIO_E_CLASSIFICHE_GIRONI.J36:OUTPUT_CALENDARIO_E_CLASSIFICHE_GIRONI.J37">
            <calcext:condition calcext:apply-style-name="ConditionalStyle_78" calcext:value="formula-is([.$O$4]=&quot;Black and White&quot;)" calcext:base-cell-address="OUTPUT_CALENDARIO_E_CLASSIFICHE_GIRONI.J31"/>
          </calcext:conditional-format>
          <calcext:conditional-format calcext:target-range-address="OUTPUT_CALENDARIO_E_CLASSIFICHE_GIRONI.J19:OUTPUT_CALENDARIO_E_CLASSIFICHE_GIRONI.J19">
            <calcext:condition calcext:apply-style-name="ConditionalStyle_77" calcext:value="formula-is([.$O$4]=&quot;Black and White&quot;)" calcext:base-cell-address="OUTPUT_CALENDARIO_E_CLASSIFICHE_GIRONI.J19"/>
          </calcext:conditional-format>
          <calcext:conditional-format calcext:target-range-address="OUTPUT_CALENDARIO_E_CLASSIFICHE_GIRONI.J21:OUTPUT_CALENDARIO_E_CLASSIFICHE_GIRONI.J22">
            <calcext:condition calcext:apply-style-name="ConditionalStyle_76" calcext:value="formula-is([.$O$4]=&quot;Black and White&quot;)" calcext:base-cell-address="OUTPUT_CALENDARIO_E_CLASSIFICHE_GIRONI.J21"/>
          </calcext:conditional-format>
          <calcext:conditional-format calcext:target-range-address="OUTPUT_CALENDARIO_E_CLASSIFICHE_GIRONI.J20:OUTPUT_CALENDARIO_E_CLASSIFICHE_GIRONI.J20">
            <calcext:condition calcext:apply-style-name="ConditionalStyle_75" calcext:value="formula-is([.$O$4]=&quot;Black and White&quot;)" calcext:base-cell-address="OUTPUT_CALENDARIO_E_CLASSIFICHE_GIRONI.J20"/>
          </calcext:conditional-format>
          <calcext:conditional-format calcext:target-range-address="OUTPUT_CALENDARIO_E_CLASSIFICHE_GIRONI.J14:OUTPUT_CALENDARIO_E_CLASSIFICHE_GIRONI.J14">
            <calcext:condition calcext:apply-style-name="ConditionalStyle_74" calcext:value="formula-is([.$O$4]=&quot;Black and White&quot;)" calcext:base-cell-address="OUTPUT_CALENDARIO_E_CLASSIFICHE_GIRONI.J14"/>
          </calcext:conditional-format>
          <calcext:conditional-format calcext:target-range-address="OUTPUT_CALENDARIO_E_CLASSIFICHE_GIRONI.J16:OUTPUT_CALENDARIO_E_CLASSIFICHE_GIRONI.J17">
            <calcext:condition calcext:apply-style-name="ConditionalStyle_73" calcext:value="formula-is([.$O$4]=&quot;Black and White&quot;)" calcext:base-cell-address="OUTPUT_CALENDARIO_E_CLASSIFICHE_GIRONI.J16"/>
          </calcext:conditional-format>
          <calcext:conditional-format calcext:target-range-address="OUTPUT_CALENDARIO_E_CLASSIFICHE_GIRONI.J15:OUTPUT_CALENDARIO_E_CLASSIFICHE_GIRONI.J15">
            <calcext:condition calcext:apply-style-name="ConditionalStyle_72" calcext:value="formula-is([.$O$4]=&quot;Black and White&quot;)" calcext:base-cell-address="OUTPUT_CALENDARIO_E_CLASSIFICHE_GIRONI.J15"/>
          </calcext:conditional-format>
          <calcext:conditional-format calcext:target-range-address="OUTPUT_CALENDARIO_E_CLASSIFICHE_GIRONI.J9:OUTPUT_CALENDARIO_E_CLASSIFICHE_GIRONI.J9">
            <calcext:condition calcext:apply-style-name="ConditionalStyle_71" calcext:value="formula-is([.$O$4]=&quot;Black and White&quot;)" calcext:base-cell-address="OUTPUT_CALENDARIO_E_CLASSIFICHE_GIRONI.J9"/>
          </calcext:conditional-format>
          <calcext:conditional-format calcext:target-range-address="OUTPUT_CALENDARIO_E_CLASSIFICHE_GIRONI.J11:OUTPUT_CALENDARIO_E_CLASSIFICHE_GIRONI.J12">
            <calcext:condition calcext:apply-style-name="ConditionalStyle_70" calcext:value="formula-is([.$O$4]=&quot;Black and White&quot;)" calcext:base-cell-address="OUTPUT_CALENDARIO_E_CLASSIFICHE_GIRONI.J11"/>
          </calcext:conditional-format>
          <calcext:conditional-format calcext:target-range-address="OUTPUT_CALENDARIO_E_CLASSIFICHE_GIRONI.J10:OUTPUT_CALENDARIO_E_CLASSIFICHE_GIRONI.J10">
            <calcext:condition calcext:apply-style-name="ConditionalStyle_69" calcext:value="formula-is([.$O$4]=&quot;Black and White&quot;)" calcext:base-cell-address="OUTPUT_CALENDARIO_E_CLASSIFICHE_GIRONI.J10"/>
          </calcext:conditional-format>
          <calcext:conditional-format calcext:target-range-address="OUTPUT_CALENDARIO_E_CLASSIFICHE_GIRONI.J4:OUTPUT_CALENDARIO_E_CLASSIFICHE_GIRONI.J4">
            <calcext:condition calcext:apply-style-name="ConditionalStyle_68" calcext:value="formula-is([.$O$4]=&quot;Black and White&quot;)" calcext:base-cell-address="OUTPUT_CALENDARIO_E_CLASSIFICHE_GIRONI.J4"/>
          </calcext:conditional-format>
          <calcext:conditional-format calcext:target-range-address="OUTPUT_CALENDARIO_E_CLASSIFICHE_GIRONI.J6:OUTPUT_CALENDARIO_E_CLASSIFICHE_GIRONI.J7">
            <calcext:condition calcext:apply-style-name="ConditionalStyle_67" calcext:value="formula-is([.$O$4]=&quot;Black and White&quot;)" calcext:base-cell-address="OUTPUT_CALENDARIO_E_CLASSIFICHE_GIRONI.J6"/>
          </calcext:conditional-format>
          <calcext:conditional-format calcext:target-range-address="OUTPUT_CALENDARIO_E_CLASSIFICHE_GIRONI.J5:OUTPUT_CALENDARIO_E_CLASSIFICHE_GIRONI.J5">
            <calcext:condition calcext:apply-style-name="ConditionalStyle_66" calcext:value="formula-is([.$O$4]=&quot;Black and White&quot;)" calcext:base-cell-address="OUTPUT_CALENDARIO_E_CLASSIFICHE_GIRONI.J5"/>
          </calcext:conditional-format>
          <calcext:conditional-format calcext:target-range-address="OUTPUT_CALENDARIO_E_CLASSIFICHE_GIRONI.K25:OUTPUT_CALENDARIO_E_CLASSIFICHE_GIRONI.K25">
            <calcext:condition calcext:apply-style-name="ConditionalStyle_65" calcext:value="formula-is([.$O$4]=&quot;Black and White&quot;)" calcext:base-cell-address="OUTPUT_CALENDARIO_E_CLASSIFICHE_GIRONI.K25"/>
          </calcext:conditional-format>
          <calcext:conditional-format calcext:target-range-address="OUTPUT_CALENDARIO_E_CLASSIFICHE_GIRONI.K30:OUTPUT_CALENDARIO_E_CLASSIFICHE_GIRONI.Q30 OUTPUT_CALENDARIO_E_CLASSIFICHE_GIRONI.K35:OUTPUT_CALENDARIO_E_CLASSIFICHE_GIRONI.Q35 OUTPUT_CALENDARIO_E_CLASSIFICHE_GIRONI.K40:OUTPUT_CALENDARIO_E_CLASSIFICHE_GIRONI.Q40">
            <calcext:condition calcext:apply-style-name="ConditionalStyle_64" calcext:value="formula-is([.$O$4]=&quot;Black and White&quot;)" calcext:base-cell-address="OUTPUT_CALENDARIO_E_CLASSIFICHE_GIRONI.K30"/>
          </calcext:conditional-format>
          <calcext:conditional-format calcext:target-range-address="OUTPUT_CALENDARIO_E_CLASSIFICHE_GIRONI.L31:OUTPUT_CALENDARIO_E_CLASSIFICHE_GIRONI.Q32 OUTPUT_CALENDARIO_E_CLASSIFICHE_GIRONI.L36:OUTPUT_CALENDARIO_E_CLASSIFICHE_GIRONI.Q37">
            <calcext:condition calcext:apply-style-name="ConditionalStyle_63" calcext:value="formula-is([.$O$4]=&quot;Black and White&quot;)" calcext:base-cell-address="OUTPUT_CALENDARIO_E_CLASSIFICHE_GIRONI.L31"/>
          </calcext:conditional-format>
          <calcext:conditional-format calcext:target-range-address="OUTPUT_CALENDARIO_E_CLASSIFICHE_GIRONI.K19:OUTPUT_CALENDARIO_E_CLASSIFICHE_GIRONI.Q19">
            <calcext:condition calcext:apply-style-name="ConditionalStyle_62" calcext:value="formula-is([.$O$4]=&quot;Black and White&quot;)" calcext:base-cell-address="OUTPUT_CALENDARIO_E_CLASSIFICHE_GIRONI.K19"/>
          </calcext:conditional-format>
          <calcext:conditional-format calcext:target-range-address="OUTPUT_CALENDARIO_E_CLASSIFICHE_GIRONI.L21:OUTPUT_CALENDARIO_E_CLASSIFICHE_GIRONI.L21">
            <calcext:condition calcext:apply-style-name="ConditionalStyle_61" calcext:value="formula-is([.$O$4]=&quot;Black and White&quot;)" calcext:base-cell-address="OUTPUT_CALENDARIO_E_CLASSIFICHE_GIRONI.L21"/>
          </calcext:conditional-format>
          <calcext:conditional-format calcext:target-range-address="OUTPUT_CALENDARIO_E_CLASSIFICHE_GIRONI.L22:OUTPUT_CALENDARIO_E_CLASSIFICHE_GIRONI.L22">
            <calcext:condition calcext:apply-style-name="ConditionalStyle_60" calcext:value="formula-is([.$O$4]=&quot;Black and White&quot;)" calcext:base-cell-address="OUTPUT_CALENDARIO_E_CLASSIFICHE_GIRONI.L22"/>
          </calcext:conditional-format>
          <calcext:conditional-format calcext:target-range-address="OUTPUT_CALENDARIO_E_CLASSIFICHE_GIRONI.M21:OUTPUT_CALENDARIO_E_CLASSIFICHE_GIRONI.M22">
            <calcext:condition calcext:apply-style-name="ConditionalStyle_59" calcext:value="formula-is([.$O$4]=&quot;Black and White&quot;)" calcext:base-cell-address="OUTPUT_CALENDARIO_E_CLASSIFICHE_GIRONI.M21"/>
          </calcext:conditional-format>
          <calcext:conditional-format calcext:target-range-address="OUTPUT_CALENDARIO_E_CLASSIFICHE_GIRONI.N21:OUTPUT_CALENDARIO_E_CLASSIFICHE_GIRONI.Q22">
            <calcext:condition calcext:apply-style-name="ConditionalStyle_58" calcext:value="formula-is([.$O$4]=&quot;Black and White&quot;)" calcext:base-cell-address="OUTPUT_CALENDARIO_E_CLASSIFICHE_GIRONI.N21"/>
          </calcext:conditional-format>
          <calcext:conditional-format calcext:target-range-address="OUTPUT_CALENDARIO_E_CLASSIFICHE_GIRONI.L20:OUTPUT_CALENDARIO_E_CLASSIFICHE_GIRONI.Q20">
            <calcext:condition calcext:apply-style-name="ConditionalStyle_57" calcext:value="formula-is([.$O$4]=&quot;Black and White&quot;)" calcext:base-cell-address="OUTPUT_CALENDARIO_E_CLASSIFICHE_GIRONI.L20"/>
          </calcext:conditional-format>
          <calcext:conditional-format calcext:target-range-address="OUTPUT_CALENDARIO_E_CLASSIFICHE_GIRONI.K22:OUTPUT_CALENDARIO_E_CLASSIFICHE_GIRONI.K22">
            <calcext:condition calcext:apply-style-name="ConditionalStyle_56" calcext:value="formula-is([.$O$4]=&quot;Black and White&quot;)" calcext:base-cell-address="OUTPUT_CALENDARIO_E_CLASSIFICHE_GIRONI.K22"/>
          </calcext:conditional-format>
          <calcext:conditional-format calcext:target-range-address="OUTPUT_CALENDARIO_E_CLASSIFICHE_GIRONI.K21:OUTPUT_CALENDARIO_E_CLASSIFICHE_GIRONI.K21">
            <calcext:condition calcext:apply-style-name="ConditionalStyle_55" calcext:value="formula-is([.$O$4]=&quot;Black and White&quot;)" calcext:base-cell-address="OUTPUT_CALENDARIO_E_CLASSIFICHE_GIRONI.K21"/>
          </calcext:conditional-format>
          <calcext:conditional-format calcext:target-range-address="OUTPUT_CALENDARIO_E_CLASSIFICHE_GIRONI.K20:OUTPUT_CALENDARIO_E_CLASSIFICHE_GIRONI.K20">
            <calcext:condition calcext:apply-style-name="ConditionalStyle_54" calcext:value="formula-is([.$O$4]=&quot;Black and White&quot;)" calcext:base-cell-address="OUTPUT_CALENDARIO_E_CLASSIFICHE_GIRONI.K20"/>
          </calcext:conditional-format>
          <calcext:conditional-format calcext:target-range-address="OUTPUT_CALENDARIO_E_CLASSIFICHE_GIRONI.K14:OUTPUT_CALENDARIO_E_CLASSIFICHE_GIRONI.Q14">
            <calcext:condition calcext:apply-style-name="ConditionalStyle_53" calcext:value="formula-is([.$O$4]=&quot;Black and White&quot;)" calcext:base-cell-address="OUTPUT_CALENDARIO_E_CLASSIFICHE_GIRONI.K14"/>
          </calcext:conditional-format>
          <calcext:conditional-format calcext:target-range-address="OUTPUT_CALENDARIO_E_CLASSIFICHE_GIRONI.L16:OUTPUT_CALENDARIO_E_CLASSIFICHE_GIRONI.L16">
            <calcext:condition calcext:apply-style-name="ConditionalStyle_52" calcext:value="formula-is([.$O$4]=&quot;Black and White&quot;)" calcext:base-cell-address="OUTPUT_CALENDARIO_E_CLASSIFICHE_GIRONI.L16"/>
          </calcext:conditional-format>
          <calcext:conditional-format calcext:target-range-address="OUTPUT_CALENDARIO_E_CLASSIFICHE_GIRONI.L17:OUTPUT_CALENDARIO_E_CLASSIFICHE_GIRONI.L17">
            <calcext:condition calcext:apply-style-name="ConditionalStyle_51" calcext:value="formula-is([.$O$4]=&quot;Black and White&quot;)" calcext:base-cell-address="OUTPUT_CALENDARIO_E_CLASSIFICHE_GIRONI.L17"/>
          </calcext:conditional-format>
          <calcext:conditional-format calcext:target-range-address="OUTPUT_CALENDARIO_E_CLASSIFICHE_GIRONI.M16:OUTPUT_CALENDARIO_E_CLASSIFICHE_GIRONI.M17">
            <calcext:condition calcext:apply-style-name="ConditionalStyle_50" calcext:value="formula-is([.$O$4]=&quot;Black and White&quot;)" calcext:base-cell-address="OUTPUT_CALENDARIO_E_CLASSIFICHE_GIRONI.M16"/>
          </calcext:conditional-format>
          <calcext:conditional-format calcext:target-range-address="OUTPUT_CALENDARIO_E_CLASSIFICHE_GIRONI.N16:OUTPUT_CALENDARIO_E_CLASSIFICHE_GIRONI.Q17">
            <calcext:condition calcext:apply-style-name="ConditionalStyle_49" calcext:value="formula-is([.$O$4]=&quot;Black and White&quot;)" calcext:base-cell-address="OUTPUT_CALENDARIO_E_CLASSIFICHE_GIRONI.N16"/>
          </calcext:conditional-format>
          <calcext:conditional-format calcext:target-range-address="OUTPUT_CALENDARIO_E_CLASSIFICHE_GIRONI.L15:OUTPUT_CALENDARIO_E_CLASSIFICHE_GIRONI.Q15">
            <calcext:condition calcext:apply-style-name="ConditionalStyle_48" calcext:value="formula-is([.$O$4]=&quot;Black and White&quot;)" calcext:base-cell-address="OUTPUT_CALENDARIO_E_CLASSIFICHE_GIRONI.L15"/>
          </calcext:conditional-format>
          <calcext:conditional-format calcext:target-range-address="OUTPUT_CALENDARIO_E_CLASSIFICHE_GIRONI.K17:OUTPUT_CALENDARIO_E_CLASSIFICHE_GIRONI.K17">
            <calcext:condition calcext:apply-style-name="ConditionalStyle_47" calcext:value="formula-is([.$O$4]=&quot;Black and White&quot;)" calcext:base-cell-address="OUTPUT_CALENDARIO_E_CLASSIFICHE_GIRONI.K17"/>
          </calcext:conditional-format>
          <calcext:conditional-format calcext:target-range-address="OUTPUT_CALENDARIO_E_CLASSIFICHE_GIRONI.K16:OUTPUT_CALENDARIO_E_CLASSIFICHE_GIRONI.K16">
            <calcext:condition calcext:apply-style-name="ConditionalStyle_46" calcext:value="formula-is([.$O$4]=&quot;Black and White&quot;)" calcext:base-cell-address="OUTPUT_CALENDARIO_E_CLASSIFICHE_GIRONI.K16"/>
          </calcext:conditional-format>
          <calcext:conditional-format calcext:target-range-address="OUTPUT_CALENDARIO_E_CLASSIFICHE_GIRONI.K15:OUTPUT_CALENDARIO_E_CLASSIFICHE_GIRONI.K15">
            <calcext:condition calcext:apply-style-name="ConditionalStyle_45" calcext:value="formula-is([.$O$4]=&quot;Black and White&quot;)" calcext:base-cell-address="OUTPUT_CALENDARIO_E_CLASSIFICHE_GIRONI.K15"/>
          </calcext:conditional-format>
          <calcext:conditional-format calcext:target-range-address="OUTPUT_CALENDARIO_E_CLASSIFICHE_GIRONI.K9:OUTPUT_CALENDARIO_E_CLASSIFICHE_GIRONI.Q9">
            <calcext:condition calcext:apply-style-name="ConditionalStyle_44" calcext:value="formula-is([.$O$4]=&quot;Black and White&quot;)" calcext:base-cell-address="OUTPUT_CALENDARIO_E_CLASSIFICHE_GIRONI.K9"/>
          </calcext:conditional-format>
          <calcext:conditional-format calcext:target-range-address="OUTPUT_CALENDARIO_E_CLASSIFICHE_GIRONI.L11:OUTPUT_CALENDARIO_E_CLASSIFICHE_GIRONI.L11">
            <calcext:condition calcext:apply-style-name="ConditionalStyle_43" calcext:value="formula-is([.$O$4]=&quot;Black and White&quot;)" calcext:base-cell-address="OUTPUT_CALENDARIO_E_CLASSIFICHE_GIRONI.L11"/>
          </calcext:conditional-format>
          <calcext:conditional-format calcext:target-range-address="OUTPUT_CALENDARIO_E_CLASSIFICHE_GIRONI.L12:OUTPUT_CALENDARIO_E_CLASSIFICHE_GIRONI.L12">
            <calcext:condition calcext:apply-style-name="ConditionalStyle_42" calcext:value="formula-is([.$O$4]=&quot;Black and White&quot;)" calcext:base-cell-address="OUTPUT_CALENDARIO_E_CLASSIFICHE_GIRONI.L12"/>
          </calcext:conditional-format>
          <calcext:conditional-format calcext:target-range-address="OUTPUT_CALENDARIO_E_CLASSIFICHE_GIRONI.M11:OUTPUT_CALENDARIO_E_CLASSIFICHE_GIRONI.M12">
            <calcext:condition calcext:apply-style-name="ConditionalStyle_41" calcext:value="formula-is([.$O$4]=&quot;Black and White&quot;)" calcext:base-cell-address="OUTPUT_CALENDARIO_E_CLASSIFICHE_GIRONI.M11"/>
          </calcext:conditional-format>
          <calcext:conditional-format calcext:target-range-address="OUTPUT_CALENDARIO_E_CLASSIFICHE_GIRONI.N11:OUTPUT_CALENDARIO_E_CLASSIFICHE_GIRONI.Q12">
            <calcext:condition calcext:apply-style-name="ConditionalStyle_40" calcext:value="formula-is([.$O$4]=&quot;Black and White&quot;)" calcext:base-cell-address="OUTPUT_CALENDARIO_E_CLASSIFICHE_GIRONI.N11"/>
          </calcext:conditional-format>
          <calcext:conditional-format calcext:target-range-address="OUTPUT_CALENDARIO_E_CLASSIFICHE_GIRONI.L10:OUTPUT_CALENDARIO_E_CLASSIFICHE_GIRONI.Q10">
            <calcext:condition calcext:apply-style-name="ConditionalStyle_39" calcext:value="formula-is([.$O$4]=&quot;Black and White&quot;)" calcext:base-cell-address="OUTPUT_CALENDARIO_E_CLASSIFICHE_GIRONI.L10"/>
          </calcext:conditional-format>
          <calcext:conditional-format calcext:target-range-address="OUTPUT_CALENDARIO_E_CLASSIFICHE_GIRONI.K12:OUTPUT_CALENDARIO_E_CLASSIFICHE_GIRONI.K12">
            <calcext:condition calcext:apply-style-name="ConditionalStyle_38" calcext:value="formula-is([.$O$4]=&quot;Black and White&quot;)" calcext:base-cell-address="OUTPUT_CALENDARIO_E_CLASSIFICHE_GIRONI.K12"/>
          </calcext:conditional-format>
          <calcext:conditional-format calcext:target-range-address="OUTPUT_CALENDARIO_E_CLASSIFICHE_GIRONI.K11:OUTPUT_CALENDARIO_E_CLASSIFICHE_GIRONI.K11">
            <calcext:condition calcext:apply-style-name="ConditionalStyle_37" calcext:value="formula-is([.$O$4]=&quot;Black and White&quot;)" calcext:base-cell-address="OUTPUT_CALENDARIO_E_CLASSIFICHE_GIRONI.K11"/>
          </calcext:conditional-format>
          <calcext:conditional-format calcext:target-range-address="OUTPUT_CALENDARIO_E_CLASSIFICHE_GIRONI.K10:OUTPUT_CALENDARIO_E_CLASSIFICHE_GIRONI.K10">
            <calcext:condition calcext:apply-style-name="ConditionalStyle_36" calcext:value="formula-is([.$O$4]=&quot;Black and White&quot;)" calcext:base-cell-address="OUTPUT_CALENDARIO_E_CLASSIFICHE_GIRONI.K10"/>
          </calcext:conditional-format>
          <calcext:conditional-format calcext:target-range-address="OUTPUT_CALENDARIO_E_CLASSIFICHE_GIRONI.K4:OUTPUT_CALENDARIO_E_CLASSIFICHE_GIRONI.Q4">
            <calcext:condition calcext:apply-style-name="ConditionalStyle_35" calcext:value="formula-is([.$O$4]=&quot;Black and White&quot;)" calcext:base-cell-address="OUTPUT_CALENDARIO_E_CLASSIFICHE_GIRONI.K4"/>
          </calcext:conditional-format>
          <calcext:conditional-format calcext:target-range-address="OUTPUT_CALENDARIO_E_CLASSIFICHE_GIRONI.L6:OUTPUT_CALENDARIO_E_CLASSIFICHE_GIRONI.L6">
            <calcext:condition calcext:apply-style-name="ConditionalStyle_34" calcext:value="formula-is([.$O$4]=&quot;Black and White&quot;)" calcext:base-cell-address="OUTPUT_CALENDARIO_E_CLASSIFICHE_GIRONI.L6"/>
          </calcext:conditional-format>
          <calcext:conditional-format calcext:target-range-address="OUTPUT_CALENDARIO_E_CLASSIFICHE_GIRONI.L7:OUTPUT_CALENDARIO_E_CLASSIFICHE_GIRONI.L7">
            <calcext:condition calcext:apply-style-name="ConditionalStyle_33" calcext:value="formula-is([.$O$4]=&quot;Black and White&quot;)" calcext:base-cell-address="OUTPUT_CALENDARIO_E_CLASSIFICHE_GIRONI.L7"/>
          </calcext:conditional-format>
          <calcext:conditional-format calcext:target-range-address="OUTPUT_CALENDARIO_E_CLASSIFICHE_GIRONI.M6:OUTPUT_CALENDARIO_E_CLASSIFICHE_GIRONI.M7">
            <calcext:condition calcext:apply-style-name="ConditionalStyle_32" calcext:value="formula-is([.$O$4]=&quot;Black and White&quot;)" calcext:base-cell-address="OUTPUT_CALENDARIO_E_CLASSIFICHE_GIRONI.M6"/>
          </calcext:conditional-format>
          <calcext:conditional-format calcext:target-range-address="OUTPUT_CALENDARIO_E_CLASSIFICHE_GIRONI.N6:OUTPUT_CALENDARIO_E_CLASSIFICHE_GIRONI.Q7">
            <calcext:condition calcext:apply-style-name="ConditionalStyle_31" calcext:value="formula-is([.$O$4]=&quot;Black and White&quot;)" calcext:base-cell-address="OUTPUT_CALENDARIO_E_CLASSIFICHE_GIRONI.N6"/>
          </calcext:conditional-format>
          <calcext:conditional-format calcext:target-range-address="OUTPUT_CALENDARIO_E_CLASSIFICHE_GIRONI.L5:OUTPUT_CALENDARIO_E_CLASSIFICHE_GIRONI.Q5">
            <calcext:condition calcext:apply-style-name="ConditionalStyle_30" calcext:value="formula-is([.$O$4]=&quot;Black and White&quot;)" calcext:base-cell-address="OUTPUT_CALENDARIO_E_CLASSIFICHE_GIRONI.L5"/>
          </calcext:conditional-format>
          <calcext:conditional-format calcext:target-range-address="OUTPUT_CALENDARIO_E_CLASSIFICHE_GIRONI.K7:OUTPUT_CALENDARIO_E_CLASSIFICHE_GIRONI.K7">
            <calcext:condition calcext:apply-style-name="ConditionalStyle_29" calcext:value="formula-is([.$O$4]=&quot;Black and White&quot;)" calcext:base-cell-address="OUTPUT_CALENDARIO_E_CLASSIFICHE_GIRONI.K7"/>
          </calcext:conditional-format>
          <calcext:conditional-format calcext:target-range-address="OUTPUT_CALENDARIO_E_CLASSIFICHE_GIRONI.K6:OUTPUT_CALENDARIO_E_CLASSIFICHE_GIRONI.K6">
            <calcext:condition calcext:apply-style-name="ConditionalStyle_28" calcext:value="formula-is([.$O$4]=&quot;Black and White&quot;)" calcext:base-cell-address="OUTPUT_CALENDARIO_E_CLASSIFICHE_GIRONI.K6"/>
          </calcext:conditional-format>
          <calcext:conditional-format calcext:target-range-address="OUTPUT_CALENDARIO_E_CLASSIFICHE_GIRONI.K5:OUTPUT_CALENDARIO_E_CLASSIFICHE_GIRONI.K5">
            <calcext:condition calcext:apply-style-name="ConditionalStyle_27" calcext:value="formula-is([.$O$4]=&quot;Black and White&quot;)" calcext:base-cell-address="OUTPUT_CALENDARIO_E_CLASSIFICHE_GIRONI.K5"/>
          </calcext:conditional-format>
          <calcext:conditional-format calcext:target-range-address="OUTPUT_CALENDARIO_E_CLASSIFICHE_GIRONI.J41:OUTPUT_CALENDARIO_E_CLASSIFICHE_GIRONI.J41">
            <calcext:condition calcext:apply-style-name="ConditionalStyle_14" calcext:value="formula-is([.$O$4]=&quot;Black and White&quot;)" calcext:base-cell-address="OUTPUT_CALENDARIO_E_CLASSIFICHE_GIRONI.J41"/>
          </calcext:conditional-format>
          <calcext:conditional-format calcext:target-range-address="OUTPUT_CALENDARIO_E_CLASSIFICHE_GIRONI.J42:OUTPUT_CALENDARIO_E_CLASSIFICHE_GIRONI.J42">
            <calcext:condition calcext:apply-style-name="ConditionalStyle_13" calcext:value="formula-is([.$O$4]=&quot;Black and White&quot;)" calcext:base-cell-address="OUTPUT_CALENDARIO_E_CLASSIFICHE_GIRONI.J42"/>
          </calcext:conditional-format>
          <calcext:conditional-format calcext:target-range-address="OUTPUT_CALENDARIO_E_CLASSIFICHE_GIRONI.K41:OUTPUT_CALENDARIO_E_CLASSIFICHE_GIRONI.K41">
            <calcext:condition calcext:apply-style-name="ConditionalStyle_4" calcext:value="formula-is([.$O$4]=&quot;Black and White&quot;)" calcext:base-cell-address="OUTPUT_CALENDARIO_E_CLASSIFICHE_GIRONI.K41"/>
          </calcext:conditional-format>
          <calcext:conditional-format calcext:target-range-address="OUTPUT_CALENDARIO_E_CLASSIFICHE_GIRONI.K42:OUTPUT_CALENDARIO_E_CLASSIFICHE_GIRONI.K42">
            <calcext:condition calcext:apply-style-name="ConditionalStyle_3" calcext:value="formula-is([.$O$4]=&quot;Black and White&quot;)" calcext:base-cell-address="OUTPUT_CALENDARIO_E_CLASSIFICHE_GIRONI.K42"/>
          </calcext:conditional-format>
          <calcext:conditional-format calcext:target-range-address="OUTPUT_CALENDARIO_E_CLASSIFICHE_GIRONI.L42:OUTPUT_CALENDARIO_E_CLASSIFICHE_GIRONI.Q42">
            <calcext:condition calcext:apply-style-name="ConditionalStyle_2" calcext:value="formula-is([.$O$4]=&quot;Black and White&quot;)" calcext:base-cell-address="OUTPUT_CALENDARIO_E_CLASSIFICHE_GIRONI.L42"/>
          </calcext:conditional-format>
          <calcext:conditional-format calcext:target-range-address="OUTPUT_CALENDARIO_E_CLASSIFICHE_GIRONI.L41:OUTPUT_CALENDARIO_E_CLASSIFICHE_GIRONI.Q41">
            <calcext:condition calcext:apply-style-name="ConditionalStyle_1" calcext:value="formula-is([.$O$4]=&quot;Black and White&quot;)" calcext:base-cell-address="OUTPUT_CALENDARIO_E_CLASSIFICHE_GIRONI.L41"/>
          </calcext:conditional-format>
        </calcext:conditional-formats>
      </table:table>
      <table:table table:name="OUTPUT_TABELLONE_PRINCIPALE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52" table:default-cell-style-name="ce683"/>
        <table:table-column table:style-name="co53" table:default-cell-style-name="ce683"/>
        <table:table-column table:style-name="co52" table:default-cell-style-name="ce683"/>
        <table:table-column table:style-name="co54" table:number-columns-repeated="2" table:default-cell-style-name="ce683"/>
        <table:table-column table:style-name="co52" table:default-cell-style-name="ce683"/>
        <table:table-column table:style-name="co53" table:default-cell-style-name="ce683"/>
        <table:table-column table:style-name="co52" table:default-cell-style-name="ce683"/>
        <table:table-column table:style-name="co54" table:number-columns-repeated="2" table:default-cell-style-name="ce683"/>
        <table:table-column table:style-name="co52" table:default-cell-style-name="ce683"/>
        <table:table-column table:style-name="co53" table:default-cell-style-name="ce683"/>
        <table:table-column table:style-name="co52" table:default-cell-style-name="ce683"/>
        <table:table-column table:style-name="co54" table:number-columns-repeated="2" table:default-cell-style-name="ce683"/>
        <table:table-column table:style-name="co52" table:default-cell-style-name="ce683"/>
        <table:table-column table:style-name="co53" table:default-cell-style-name="ce683"/>
        <table:table-column table:style-name="co52" table:default-cell-style-name="ce683"/>
        <table:table-column table:style-name="co54" table:default-cell-style-name="ce683"/>
        <table:table-column table:style-name="co3" table:number-columns-repeated="1005" table:default-cell-style-name="ce683"/>
        <table:table-row table:style-name="ro4">
          <table:table-cell table:style-name="ce679" table:formula="of:=VLOOKUP(&quot;NOME_TORNEO&quot;;A_1_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692"/>
          <table:covered-table-cell table:number-columns-repeated="7" table:style-name="ce792"/>
          <table:covered-table-cell table:style-name="ce759"/>
          <table:table-cell table:number-columns-repeated="1005"/>
        </table:table-row>
        <table:table-row table:style-name="ro1">
          <table:table-cell table:style-name="ce188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455" table:number-columns-repeated="19"/>
          <table:table-cell table:number-columns-repeated="1005"/>
        </table:table-row>
        <table:table-row table:style-name="ro1"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75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759"/>
          <table:table-cell table:number-columns-repeated="1005"/>
        </table:table-row>
        <table:table-row table:style-name="ro1">
          <table:covered-table-cell table:style-name="ce563"/>
          <table:covered-table-cell table:style-name="ce572"/>
          <table:covered-table-cell table:style-name="ce588"/>
          <table:table-cell table:style-name="ce75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759"/>
          <table:table-cell table:number-columns-repeated="1005"/>
        </table:table-row>
        <table:table-row table:style-name="ro1">
          <table:table-cell table:style-name="ce564"/>
          <table:table-cell table:style-name="ce676"/>
          <table:table-cell table:style-name="ce455"/>
          <table:table-cell table:style-name="ce75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table-cell table:style-name="ce707" table:formula="of:=TEXT(VLOOKUP([.A8];A_5_INPUT_DATE_E_RISULTATI_2A_FASE;8;FALSE());&quot;GGG G MMM&quot;)&amp;&quot; &quot;&amp;TEXT(VLOOKUP([.A8];A_5_INPUT_DATE_E_RISULTATI_2A_FASE;9;FALSE());&quot;h:mm&quot;)&amp;&quot; (&quot;&amp;VLOOKUP([.A8];A_5_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676"/>
          <table:table-cell table:style-name="ce738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696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31" table:formula="of:=VLOOKUP(&quot;1-16/8&quot;;B_PARTITE_2A_FASE_PER_CODICE;9;FALSE())" office:value-type="float" office:value="67" calcext:value-type="float">
            <text:p>67</text:p>
          </table:table-cell>
          <table:table-cell table:style-name="ce765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covered-table-cell table:style-name="ce567"/>
          <table:table-cell table:style-name="ce698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732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712" table:formula="of:=TEXT(VLOOKUP([.F10];A_5_INPUT_DATE_E_RISULTATI_2A_FASE;8;FALSE());&quot;GGG G MMM&quot;)&amp;&quot; &quot;&amp;TEXT(VLOOKUP([.F10];A_5_INPUT_DATE_E_RISULTATI_2A_FASE;9;FALSE());&quot;h:mm&quot;)&amp;&quot; (&quot;&amp;VLOOKUP([.F10];A_5_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455"/>
          <table:table-cell table:style-name="ce738"/>
          <table:table-cell table:style-name="ce455"/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table-cell table:style-name="ce564"/>
          <table:table-cell table:style-name="ce711"/>
          <table:table-cell table:style-name="ce742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755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8/4&quot;;B_PARTITE_2A_FASE_PER_CODICE;9;FALSE())" office:value-type="float" office:value="58" calcext:value-type="float">
            <text:p>58</text:p>
          </table:table-cell>
          <table:table-cell table:style-name="ce765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table-cell table:style-name="ce712" table:formula="of:=TEXT(VLOOKUP([.A12];A_5_INPUT_DATE_E_RISULTATI_2A_FASE;8;FALSE());&quot;GGG G MMM&quot;)&amp;&quot; &quot;&amp;TEXT(VLOOKUP([.A12];A_5_INPUT_DATE_E_RISULTATI_2A_FASE;9;FALSE());&quot;h:mm&quot;)&amp;&quot; (&quot;&amp;VLOOKUP([.A12];A_5_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716"/>
          <table:table-cell table:style-name="ce743"/>
          <table:table-cell table:style-name="ce597"/>
          <table:table-cell table:style-name="ce601"/>
          <table:covered-table-cell table:style-name="ce603"/>
          <table:table-cell table:style-name="ce756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763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table-cell table:style-name="ce566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09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735" table:formula="of:=VLOOKUP(&quot;1-16/7&quot;;B_PARTITE_2A_FASE_PER_CODICE;9;FALSE())" office:value-type="float" office:value="52" calcext:value-type="float">
            <text:p>52</text:p>
          </table:table-cell>
          <table:table-cell table:style-name="ce598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455" table:number-columns-repeated="2"/>
          <table:table-cell table:style-name="ce793"/>
          <table:table-cell table:style-name="ce803"/>
          <table:table-cell table:style-name="ce597"/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covered-table-cell table:style-name="ce567"/>
          <table:table-cell table:style-name="ce714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763" table:formula="of:=VLOOKUP(&quot;1-16/7&quot;;B_PARTITE_2A_FASE_PER_CODICE;10;FALSE())" office:value-type="float" office:value="43" calcext:value-type="float">
            <text:p>43</text:p>
          </table:table-cell>
          <table:table-cell table:style-name="ce765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455" table:number-columns-repeated="2"/>
          <table:table-cell table:style-name="ce795"/>
          <table:table-cell table:style-name="ce804"/>
          <table:table-cell table:style-name="ce597"/>
          <table:table-cell table:style-name="ce600"/>
          <table:table-cell table:style-name="ce568" table:formula="of:=TEXT(VLOOKUP([.K14];A_5_INPUT_DATE_E_RISULTATI_2A_FASE;8;FALSE());&quot;GGG G MMM&quot;)&amp;&quot; &quot;&amp;TEXT(VLOOKUP([.K14];A_5_INPUT_DATE_E_RISULTATI_2A_FASE;9;FALSE());&quot;h:mm&quot;)&amp;&quot; (&quot;&amp;VLOOKUP([.K14];A_5_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455" table:number-columns-repeated="7"/>
          <table:table-cell table:style-name="ce759"/>
          <table:table-cell table:number-columns-repeated="100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455" table:number-columns-repeated="4"/>
          <table:table-cell table:style-name="ce761"/>
          <table:table-cell table:style-name="ce597"/>
          <table:table-cell table:style-name="ce600"/>
          <table:table-cell table:style-name="ce620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755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4/2&quot;;B_PARTITE_2A_FASE_PER_CODICE;9;FALSE())" office:value-type="float" office:value="66" calcext:value-type="float">
            <text:p>66</text:p>
          </table:table-cell>
          <table:table-cell table:style-name="ce765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653"/>
          <table:table-cell table:style-name="ce455" table:number-columns-repeated="3"/>
          <table:table-cell table:style-name="ce759"/>
          <table:table-cell table:number-columns-repeated="1005"/>
        </table:table-row>
        <table:table-row table:style-name="ro1">
          <table:table-cell table:style-name="ce712" table:formula="of:=TEXT(VLOOKUP([.A16];A_5_INPUT_DATE_E_RISULTATI_2A_FASE;8;FALSE());&quot;GGG G MMM&quot;)&amp;&quot; &quot;&amp;TEXT(VLOOKUP([.A16];A_5_INPUT_DATE_E_RISULTATI_2A_FASE;9;FALSE());&quot;h:mm&quot;)&amp;&quot; (&quot;&amp;VLOOKUP([.A16];A_5_INPUT_DATE_E_RISULTATI_2A_FASE;11;FALSE())&amp;&quot;)&quot;" office:value-type="string" office:string-value="gio 10 giu 15:30 (Cristo Re 1)" calcext:value-type="string">
            <text:p>gio 10 giu 15:30 (Cristo Re 1)</text:p>
          </table:table-cell>
          <table:table-cell table:style-name="ce721"/>
          <table:table-cell table:style-name="ce743"/>
          <table:table-cell table:style-name="ce455" table:number-columns-repeated="4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763" table:formula="of:=VLOOKUP(&quot;1-4/2&quot;;B_PARTITE_2A_FASE_PER_CODICE;10;FALSE())" office:value-type="float" office:value="31" calcext:value-type="float">
            <text:p>31</text:p>
          </table:table-cell>
          <table:table-cell table:style-name="ce596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654"/>
          <table:table-cell table:style-name="ce455" table:number-columns-repeated="3"/>
          <table:table-cell table:style-name="ce759"/>
          <table:table-cell table:number-columns-repeated="1005"/>
        </table:table-row>
        <table:table-row table:style-name="ro1">
          <table:table-cell table:style-name="ce566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09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16/6&quot;;B_PARTITE_2A_FASE_PER_CODICE;9;FALSE())" office:value-type="float" office:value="58" calcext:value-type="float">
            <text:p>58</text:p>
          </table:table-cell>
          <table:table-cell table:style-name="ce765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93"/>
          <table:table-cell table:style-name="ce820"/>
          <table:table-cell table:style-name="ce597"/>
          <table:table-cell table:style-name="ce455" table:number-columns-repeated="4"/>
          <table:table-cell table:style-name="ce759"/>
          <table:table-cell table:number-columns-repeated="1005"/>
        </table:table-row>
        <table:table-row table:style-name="ro1">
          <table:covered-table-cell table:style-name="ce567"/>
          <table:table-cell table:style-name="ce714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763" table:formula="of:=VLOOKUP(&quot;1-16/6&quot;;B_PARTITE_2A_FASE_PER_CODICE;10;FALSE())" office:value-type="float" office:value="39" calcext:value-type="float">
            <text:p>39</text:p>
          </table:table-cell>
          <table:table-cell table:style-name="ce596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712" table:formula="of:=TEXT(VLOOKUP([.F18];A_5_INPUT_DATE_E_RISULTATI_2A_FASE;8;FALSE());&quot;GGG G MMM&quot;)&amp;&quot; &quot;&amp;TEXT(VLOOKUP([.F18];A_5_INPUT_DATE_E_RISULTATI_2A_FASE;9;FALSE());&quot;h:mm&quot;)&amp;&quot; (&quot;&amp;VLOOKUP([.F18];A_5_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818"/>
          <table:table-cell table:style-name="ce821"/>
          <table:table-cell table:style-name="ce597"/>
          <table:table-cell table:style-name="ce455" table:number-columns-repeated="4"/>
          <table:table-cell table:style-name="ce759"/>
          <table:table-cell table:number-columns-repeated="100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599"/>
          <table:table-cell table:style-name="ce455"/>
          <table:table-cell table:style-name="ce602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755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8/3&quot;;B_PARTITE_2A_FASE_PER_CODICE;9;FALSE())" office:value-type="float" office:value="60" calcext:value-type="float">
            <text:p>60</text:p>
          </table:table-cell>
          <table:table-cell table:style-name="ce598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59"/>
          <table:table-cell table:number-columns-repeated="1005"/>
        </table:table-row>
        <table:table-row table:style-name="ro1">
          <table:table-cell table:style-name="ce712" table:formula="of:=TEXT(VLOOKUP([.A20];A_5_INPUT_DATE_E_RISULTATI_2A_FASE;8;FALSE());&quot;GGG G MMM&quot;)&amp;&quot; &quot;&amp;TEXT(VLOOKUP([.A20];A_5_INPUT_DATE_E_RISULTATI_2A_FASE;9;FALSE());&quot;h:mm&quot;)&amp;&quot; (&quot;&amp;VLOOKUP([.A20];A_5_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724"/>
          <table:table-cell table:style-name="ce743"/>
          <table:table-cell table:style-name="ce599"/>
          <table:table-cell table:style-name="ce601"/>
          <table:covered-table-cell table:style-name="ce603"/>
          <table:table-cell table:style-name="ce756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763" table:formula="of:=VLOOKUP(&quot;1-8/3&quot;;B_PARTITE_2A_FASE_PER_CODICE;10;FALSE())" office:value-type="float" office:value="31" calcext:value-type="float">
            <text:p>31</text:p>
          </table:table-cell>
          <table:table-cell table:style-name="ce765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59"/>
          <table:table-cell table:number-columns-repeated="1005"/>
        </table:table-row>
        <table:table-row table:style-name="ro1">
          <table:table-cell table:style-name="ce566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09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735" table:formula="of:=VLOOKUP(&quot;1-16/5&quot;;B_PARTITE_2A_FASE_PER_CODICE;9;FALSE())" office:value-type="float" office:value="51" calcext:value-type="float">
            <text:p>51</text:p>
          </table:table-cell>
          <table:table-cell table:style-name="ce598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455" table:number-columns-repeated="2"/>
          <table:table-cell table:style-name="ce793"/>
          <table:table-cell table:style-name="ce808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568" table:formula="of:=TEXT(VLOOKUP([.P21];A_5_INPUT_DATE_E_RISULTATI_2A_FASE;8;FALSE());&quot;GGG G MMM&quot;)&amp;&quot; &quot;&amp;TEXT(VLOOKUP([.P21];A_5_INPUT_DATE_E_RISULTATI_2A_FASE;9;FALSE());&quot;h:mm&quot;)&amp;&quot; (&quot;&amp;VLOOKUP([.P21];A_5_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455" table:number-columns-repeated="2"/>
          <table:table-cell table:style-name="ce759"/>
          <table:table-cell table:number-columns-repeated="1005"/>
        </table:table-row>
        <table:table-row table:style-name="ro1">
          <table:covered-table-cell table:style-name="ce567"/>
          <table:table-cell table:style-name="ce714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763" table:formula="of:=VLOOKUP(&quot;1-16/5&quot;;B_PARTITE_2A_FASE_PER_CODICE;10;FALSE())" office:value-type="float" office:value="47" calcext:value-type="float">
            <text:p>47</text:p>
          </table:table-cell>
          <table:table-cell table:style-name="ce765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455" table:number-columns-repeated="2"/>
          <table:table-cell table:style-name="ce799"/>
          <table:table-cell table:style-name="ce809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667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755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2/1&quot;;B_PARTITE_2A_FASE_PER_CODICE;9;FALSE())" office:value-type="float" office:value="69" calcext:value-type="float">
            <text:p>69</text:p>
          </table:table-cell>
          <table:table-cell table:style-name="ce789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100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765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601"/>
          <table:covered-table-cell table:style-name="ce785"/>
          <table:table-cell table:style-name="ce756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763" table:formula="of:=VLOOKUP(&quot;1-2/1&quot;;B_PARTITE_2A_FASE_PER_CODICE;10;FALSE())" office:value-type="float" office:value="42" calcext:value-type="float">
            <text:p>42</text:p>
          </table:table-cell>
          <table:table-cell table:style-name="ce789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1005"/>
        </table:table-row>
        <table:table-row table:style-name="ro1">
          <table:table-cell table:style-name="ce713" table:formula="of:=TEXT(VLOOKUP([.A24];A_5_INPUT_DATE_E_RISULTATI_2A_FASE;8;FALSE());&quot;GGG G MMM&quot;)&amp;&quot; &quot;&amp;TEXT(VLOOKUP([.A24];A_5_INPUT_DATE_E_RISULTATI_2A_FASE;9;FALSE());&quot;h:mm&quot;)&amp;&quot; (&quot;&amp;VLOOKUP([.A24];A_5_INPUT_DATE_E_RISULTATI_2A_FASE;11;FALSE())&amp;&quot;)&quot;" office:value-type="string" office:string-value="gio 10 giu 9:00 (Cristo Re 2)" calcext:value-type="string" table:number-columns-spanned="4" table:number-rows-spanned="1">
            <text:p>gio 10 giu 9:00 (Cristo Re 2)</text:p>
          </table:table-cell>
          <table:covered-table-cell table:style-name="ce725"/>
          <table:covered-table-cell table:style-name="ce748"/>
          <table:covered-table-cell table:style-name="ce765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93"/>
          <table:table-cell table:style-name="ce830"/>
          <table:table-cell table:style-name="ce759"/>
          <table:table-cell table:number-columns-repeated="1005"/>
        </table:table-row>
        <table:table-row table:style-name="ro1">
          <table:table-cell table:style-name="ce566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09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16/4&quot;;B_PARTITE_2A_FASE_PER_CODICE;9;FALSE())" office:value-type="float" office:value="55" calcext:value-type="float">
            <text:p>55</text:p>
          </table:table-cell>
          <table:table-cell table:style-name="ce765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829"/>
          <table:table-cell table:style-name="ce831"/>
          <table:table-cell table:style-name="ce759"/>
          <table:table-cell table:number-columns-repeated="1005"/>
        </table:table-row>
        <table:table-row table:style-name="ro1">
          <table:covered-table-cell table:style-name="ce567"/>
          <table:table-cell table:style-name="ce714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763" table:formula="of:=VLOOKUP(&quot;1-16/4&quot;;B_PARTITE_2A_FASE_PER_CODICE;10;FALSE())" office:value-type="float" office:value="36" calcext:value-type="float">
            <text:p>36</text:p>
          </table:table-cell>
          <table:table-cell table:style-name="ce596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455"/>
          <table:table-cell table:style-name="ce568" table:formula="of:=TEXT(VLOOKUP([.F26];A_5_INPUT_DATE_E_RISULTATI_2A_FASE;8;FALSE());&quot;GGG G MMM&quot;)&amp;&quot; &quot;&amp;TEXT(VLOOKUP([.F26];A_5_INPUT_DATE_E_RISULTATI_2A_FASE;9;FALSE());&quot;h:mm&quot;)&amp;&quot; (&quot;&amp;VLOOKUP([.F26];A_5_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455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59"/>
          <table:table-cell table:number-columns-repeated="100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599"/>
          <table:table-cell table:style-name="ce455"/>
          <table:table-cell table:style-name="ce602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755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8/2&quot;;B_PARTITE_2A_FASE_PER_CODICE;9;FALSE())" office:value-type="float" office:value="56" calcext:value-type="float">
            <text:p>56</text:p>
          </table:table-cell>
          <table:table-cell table:style-name="ce765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59"/>
          <table:table-cell table:number-columns-repeated="1005"/>
        </table:table-row>
        <table:table-row table:style-name="ro1">
          <table:table-cell table:style-name="ce712" table:formula="of:=TEXT(VLOOKUP([.A28];A_5_INPUT_DATE_E_RISULTATI_2A_FASE;8;FALSE());&quot;GGG G MMM&quot;)&amp;&quot; &quot;&amp;TEXT(VLOOKUP([.A28];A_5_INPUT_DATE_E_RISULTATI_2A_FASE;9;FALSE());&quot;h:mm&quot;)&amp;&quot; (&quot;&amp;VLOOKUP([.A28];A_5_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726"/>
          <table:table-cell table:style-name="ce743"/>
          <table:table-cell table:style-name="ce599"/>
          <table:table-cell table:style-name="ce601"/>
          <table:covered-table-cell table:style-name="ce603"/>
          <table:table-cell table:style-name="ce756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763" table:formula="of:=VLOOKUP(&quot;1-8/2&quot;;B_PARTITE_2A_FASE_PER_CODICE;10;FALSE())" office:value-type="float" office:value="34" calcext:value-type="float">
            <text:p>34</text:p>
          </table:table-cell>
          <table:table-cell table:style-name="ce596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59"/>
          <table:table-cell table:number-columns-repeated="1005"/>
        </table:table-row>
        <table:table-row table:style-name="ro1">
          <table:table-cell table:style-name="ce566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719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735" table:formula="of:=VLOOKUP(&quot;1-16/3&quot;;B_PARTITE_2A_FASE_PER_CODICE;9;FALSE())" office:value-type="float" office:value="67" calcext:value-type="float">
            <text:p>67</text:p>
          </table:table-cell>
          <table:table-cell table:style-name="ce598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455" table:number-columns-repeated="2"/>
          <table:table-cell table:style-name="ce793"/>
          <table:table-cell table:style-name="ce810"/>
          <table:table-cell table:style-name="ce597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759"/>
          <table:table-cell table:number-columns-repeated="1005"/>
        </table:table-row>
        <table:table-row table:style-name="ro1">
          <table:covered-table-cell table:style-name="ce567"/>
          <table:table-cell table:style-name="ce714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763" table:formula="of:=VLOOKUP(&quot;1-16/3&quot;;B_PARTITE_2A_FASE_PER_CODICE;10;FALSE())" office:value-type="float" office:value="34" calcext:value-type="float">
            <text:p>34</text:p>
          </table:table-cell>
          <table:table-cell table:style-name="ce765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455" table:number-columns-repeated="2"/>
          <table:table-cell table:style-name="ce801"/>
          <table:table-cell table:style-name="ce811"/>
          <table:table-cell table:style-name="ce597"/>
          <table:table-cell table:style-name="ce600"/>
          <table:table-cell table:style-name="ce568" table:formula="of:=TEXT(VLOOKUP([.K30];A_5_INPUT_DATE_E_RISULTATI_2A_FASE;8;FALSE());&quot;GGG G MMM&quot;)&amp;&quot; &quot;&amp;TEXT(VLOOKUP([.K30];A_5_INPUT_DATE_E_RISULTATI_2A_FASE;9;FALSE());&quot;h:mm&quot;)&amp;&quot; (&quot;&amp;VLOOKUP([.K30];A_5_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455"/>
          <table:table-cell table:style-name="ce761"/>
          <table:table-cell table:style-name="ce597"/>
          <table:table-cell table:style-name="ce653"/>
          <table:table-cell table:style-name="ce455" table:number-columns-repeated="3"/>
          <table:table-cell table:style-name="ce800"/>
          <table:table-cell table:number-columns-repeated="100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765"/>
          <table:table-cell table:style-name="ce455" table:number-columns-repeated="3"/>
          <table:table-cell table:style-name="ce761"/>
          <table:table-cell table:style-name="ce597"/>
          <table:table-cell table:style-name="ce600"/>
          <table:table-cell table:style-name="ce620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755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4/1&quot;;B_PARTITE_2A_FASE_PER_CODICE;9;FALSE())" office:value-type="float" office:value="68" calcext:value-type="float">
            <text:p>68</text:p>
          </table:table-cell>
          <table:table-cell table:style-name="ce598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653"/>
          <table:table-cell table:style-name="ce455" table:number-columns-repeated="3"/>
          <table:table-cell table:style-name="ce759"/>
          <table:table-cell table:number-columns-repeated="1005"/>
        </table:table-row>
        <table:table-row table:style-name="ro1">
          <table:table-cell table:style-name="ce712" table:formula="of:=TEXT(VLOOKUP([.A32];A_5_INPUT_DATE_E_RISULTATI_2A_FASE;8;FALSE());&quot;GGG G MMM&quot;)&amp;&quot; &quot;&amp;TEXT(VLOOKUP([.A32];A_5_INPUT_DATE_E_RISULTATI_2A_FASE;9;FALSE());&quot;h:mm&quot;)&amp;&quot; (&quot;&amp;VLOOKUP([.A32];A_5_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720"/>
          <table:table-cell table:style-name="ce743"/>
          <table:table-cell table:style-name="ce765"/>
          <table:table-cell table:style-name="ce455" table:number-columns-repeated="3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763" table:formula="of:=VLOOKUP(&quot;1-4/1&quot;;B_PARTITE_2A_FASE_PER_CODICE;10;FALSE())" office:value-type="float" office:value="47" calcext:value-type="float">
            <text:p>47</text:p>
          </table:table-cell>
          <table:table-cell table:style-name="ce78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653"/>
          <table:table-cell table:style-name="ce455" table:number-columns-repeated="3"/>
          <table:table-cell table:style-name="ce759"/>
          <table:table-cell table:number-columns-repeated="1005"/>
        </table:table-row>
        <table:table-row table:style-name="ro1">
          <table:table-cell table:style-name="ce566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09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16/2&quot;;B_PARTITE_2A_FASE_PER_CODICE;9;FALSE())" office:value-type="float" office:value="64" calcext:value-type="float">
            <text:p>64</text:p>
          </table:table-cell>
          <table:table-cell table:style-name="ce765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93"/>
          <table:table-cell table:style-name="ce822"/>
          <table:table-cell table:style-name="ce455" table:number-columns-repeated="5"/>
          <table:table-cell table:style-name="ce759"/>
          <table:table-cell table:number-columns-repeated="1005"/>
        </table:table-row>
        <table:table-row table:style-name="ro1">
          <table:covered-table-cell table:style-name="ce567"/>
          <table:table-cell table:style-name="ce714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763" table:formula="of:=VLOOKUP(&quot;1-16/2&quot;;B_PARTITE_2A_FASE_PER_CODICE;10;FALSE())" office:value-type="float" office:value="43" calcext:value-type="float">
            <text:p>43</text:p>
          </table:table-cell>
          <table:table-cell table:style-name="ce596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455"/>
          <table:table-cell table:style-name="ce568" table:formula="of:=TEXT(VLOOKUP([.F34];A_5_INPUT_DATE_E_RISULTATI_2A_FASE;8;FALSE());&quot;GGG G MMM&quot;)&amp;&quot; &quot;&amp;TEXT(VLOOKUP([.F34];A_5_INPUT_DATE_E_RISULTATI_2A_FASE;9;FALSE());&quot;h:mm&quot;)&amp;&quot; (&quot;&amp;VLOOKUP([.F34];A_5_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819"/>
          <table:table-cell table:style-name="ce823"/>
          <table:table-cell table:style-name="ce455" table:number-columns-repeated="5"/>
          <table:table-cell table:style-name="ce759"/>
          <table:table-cell table:number-columns-repeated="1005"/>
        </table:table-row>
        <table:table-row table:style-name="ro1">
          <table:table-cell table:style-name="ce564"/>
          <table:table-cell table:style-name="ce720"/>
          <table:table-cell table:style-name="ce742"/>
          <table:table-cell table:style-name="ce599"/>
          <table:table-cell table:style-name="ce455"/>
          <table:table-cell table:style-name="ce602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755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8/1&quot;;B_PARTITE_2A_FASE_PER_CODICE;9;FALSE())" office:value-type="float" office:value="52" calcext:value-type="float">
            <text:p>52</text:p>
          </table:table-cell>
          <table:table-cell table:style-name="ce598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table-cell table:style-name="ce712" table:formula="of:=TEXT(VLOOKUP([.A36];A_5_INPUT_DATE_E_RISULTATI_2A_FASE;8;FALSE());&quot;GGG G MMM&quot;)&amp;&quot; &quot;&amp;TEXT(VLOOKUP([.A36];A_5_INPUT_DATE_E_RISULTATI_2A_FASE;9;FALSE());&quot;h:mm&quot;)&amp;&quot; (&quot;&amp;VLOOKUP([.A36];A_5_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729"/>
          <table:table-cell table:style-name="ce749"/>
          <table:table-cell table:style-name="ce752"/>
          <table:table-cell table:style-name="ce601"/>
          <table:covered-table-cell table:style-name="ce603"/>
          <table:table-cell table:style-name="ce756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763" table:formula="of:=VLOOKUP(&quot;1-8/1&quot;;B_PARTITE_2A_FASE_PER_CODICE;10;FALSE())" office:value-type="float" office:value="36" calcext:value-type="float">
            <text:p>36</text:p>
          </table:table-cell>
          <table:table-cell table:style-name="ce765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09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735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2"/>
          <table:table-cell table:style-name="ce793"/>
          <table:table-cell table:style-name="ce812"/>
          <table:table-cell table:style-name="ce455"/>
          <table:table-cell table:style-name="ce600"/>
          <table:table-cell table:style-name="ce455" table:number-columns-repeated="8"/>
          <table:table-cell table:style-name="ce759"/>
          <table:table-cell table:number-columns-repeated="1005"/>
        </table:table-row>
        <table:table-row table:style-name="ro1">
          <table:covered-table-cell table:style-name="ce567"/>
          <table:table-cell table:style-name="ce734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750" table:formula="of:=VLOOKUP(&quot;1-16/1&quot;;B_PARTITE_2A_FASE_PER_CODICE;10;FALSE())" office:value-type="float" office:value="30" calcext:value-type="float">
            <text:p>30</text:p>
          </table:table-cell>
          <table:table-cell table:style-name="ce765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2"/>
          <table:table-cell table:style-name="ce802"/>
          <table:table-cell table:style-name="ce813"/>
          <table:table-cell table:style-name="ce455"/>
          <table:table-cell table:style-name="ce600" table:number-columns-repeated="9"/>
          <table:table-cell table:style-name="ce759"/>
          <table:table-cell table:number-columns-repeated="100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UTPUT_TABELLONE_PRINCIPALE.S29:OUTPUT_TABELLONE_PRINCIPALE.S29">
            <calcext:condition calcext:apply-style-name="ConditionalStyle_228" calcext:value="formula-is(IF(#REF!=#REF!;1;IF(#REF!=#REF!;1;0)))" calcext:base-cell-address="OUTPUT_TABELLONE_PRINCIPALE.S29"/>
          </calcext:conditional-format>
          <calcext:conditional-format calcext:target-range-address="OUTPUT_TABELLONE_PRINCIPALE.B15:OUTPUT_TABELLONE_PRINCIPALE.B15">
            <calcext:condition calcext:apply-style-name="ConditionalStyle_219" calcext:value="formula-is(IF([.$AU15]=#REF!;1;0))" calcext:base-cell-address="OUTPUT_TABELLONE_PRINCIPALE.B15"/>
            <calcext:condition calcext:apply-style-name="ConditionalStyle_218" calcext:value="formula-is(IF([.$AU14]=#REF!;1;0))" calcext:base-cell-address="OUTPUT_TABELLONE_PRINCIPALE.B15"/>
          </calcext:conditional-format>
          <calcext:conditional-format calcext:target-range-address="OUTPUT_TABELLONE_PRINCIPALE.B35:OUTPUT_TABELLONE_PRINCIPALE.B35">
            <calcext:condition calcext:apply-style-name="ConditionalStyle_217" calcext:value="formula-is(IF([.$AU35]=#REF!;1;0))" calcext:base-cell-address="OUTPUT_TABELLONE_PRINCIPALE.B35"/>
            <calcext:condition calcext:apply-style-name="ConditionalStyle_216" calcext:value="formula-is(IF([.$AU34]=#REF!;1;0))" calcext:base-cell-address="OUTPUT_TABELLONE_PRINCIPALE.B35"/>
          </calcext:conditional-format>
          <calcext:conditional-format calcext:target-range-address="OUTPUT_TABELLONE_PRINCIPALE.B27:OUTPUT_TABELLONE_PRINCIPALE.B27">
            <calcext:condition calcext:apply-style-name="ConditionalStyle_215" calcext:value="formula-is(IF([.$AU27]=#REF!;1;0))" calcext:base-cell-address="OUTPUT_TABELLONE_PRINCIPALE.B27"/>
            <calcext:condition calcext:apply-style-name="ConditionalStyle_214" calcext:value="formula-is(IF([.$AU26]=#REF!;1;0))" calcext:base-cell-address="OUTPUT_TABELLONE_PRINCIPALE.B27"/>
          </calcext:conditional-format>
          <calcext:conditional-format calcext:target-range-address="OUTPUT_TABELLONE_PRINCIPALE.B18:OUTPUT_TABELLONE_PRINCIPALE.B18 OUTPUT_TABELLONE_PRINCIPALE.B14:OUTPUT_TABELLONE_PRINCIPALE.B14 OUTPUT_TABELLONE_PRINCIPALE.B26:OUTPUT_TABELLONE_PRINCIPALE.B26 OUTPUT_TABELLONE_PRINCIPALE.B34:OUTPUT_TABELLONE_PRINCIPALE.B34 OUTPUT_TABELLONE_PRINCIPALE.B30:OUTPUT_TABELLONE_PRINCIPALE.B31 OUTPUT_TABELLONE_PRINCIPALE.B22:OUTPUT_TABELLONE_PRINCIPALE.B22">
            <calcext:condition calcext:apply-style-name="ConditionalStyle_213" calcext:value="formula-is(IF([.$AU14]=#REF!;1;0))" calcext:base-cell-address="OUTPUT_TABELLONE_PRINCIPALE.B14"/>
            <calcext:condition calcext:apply-style-name="ConditionalStyle_212" calcext:value="formula-is(IF([.$AU15]=#REF!;1;0))" calcext:base-cell-address="OUTPUT_TABELLONE_PRINCIPALE.B14"/>
          </calcext:conditional-format>
          <calcext:conditional-format calcext:target-range-address="OUTPUT_TABELLONE_PRINCIPALE.B19:OUTPUT_TABELLONE_PRINCIPALE.B19">
            <calcext:condition calcext:apply-style-name="ConditionalStyle_211" calcext:value="formula-is(IF([.$AU19]=#REF!;1;0))" calcext:base-cell-address="OUTPUT_TABELLONE_PRINCIPALE.B19"/>
            <calcext:condition calcext:apply-style-name="ConditionalStyle_210" calcext:value="formula-is(IF([.$AU18]=#REF!;1;0))" calcext:base-cell-address="OUTPUT_TABELLONE_PRINCIPALE.B19"/>
          </calcext:conditional-format>
          <calcext:conditional-format calcext:target-range-address="OUTPUT_TABELLONE_PRINCIPALE.C14:OUTPUT_TABELLONE_PRINCIPALE.C14 OUTPUT_TABELLONE_PRINCIPALE.C34:OUTPUT_TABELLONE_PRINCIPALE.C34 OUTPUT_TABELLONE_PRINCIPALE.C37:OUTPUT_TABELLONE_PRINCIPALE.C37 OUTPUT_TABELLONE_PRINCIPALE.C26:OUTPUT_TABELLONE_PRINCIPALE.C26 OUTPUT_TABELLONE_PRINCIPALE.C30:OUTPUT_TABELLONE_PRINCIPALE.C30 OUTPUT_TABELLONE_PRINCIPALE.C18:OUTPUT_TABELLONE_PRINCIPALE.C18 OUTPUT_TABELLONE_PRINCIPALE.C22:OUTPUT_TABELLONE_PRINCIPALE.C22 OUTPUT_TABELLONE_PRINCIPALE.C10:OUTPUT_TABELLONE_PRINCIPALE.C10">
            <calcext:condition calcext:apply-style-name="ConditionalStyle_202" calcext:value="formula-is(IF(AND(#REF!&gt;#REF!;ISNUMBER(#REF!);ISNUMBER(#REF!));1;0))" calcext:base-cell-address="OUTPUT_TABELLONE_PRINCIPALE.C10"/>
          </calcext:conditional-format>
          <calcext:conditional-format calcext:target-range-address="OUTPUT_TABELLONE_PRINCIPALE.C15:OUTPUT_TABELLONE_PRINCIPALE.C15 OUTPUT_TABELLONE_PRINCIPALE.C35:OUTPUT_TABELLONE_PRINCIPALE.C35 OUTPUT_TABELLONE_PRINCIPALE.C27:OUTPUT_TABELLONE_PRINCIPALE.C27 OUTPUT_TABELLONE_PRINCIPALE.C31:OUTPUT_TABELLONE_PRINCIPALE.C31 OUTPUT_TABELLONE_PRINCIPALE.C19:OUTPUT_TABELLONE_PRINCIPALE.C19 OUTPUT_TABELLONE_PRINCIPALE.C23:OUTPUT_TABELLONE_PRINCIPALE.C23 OUTPUT_TABELLONE_PRINCIPALE.C11:OUTPUT_TABELLONE_PRINCIPALE.C11">
            <calcext:condition calcext:apply-style-name="ConditionalStyle_201" calcext:value="formula-is(IF(AND(#REF!&lt;#REF!;ISNUMBER(#REF!);ISNUMBER(#REF!));1;0))" calcext:base-cell-address="OUTPUT_TABELLONE_PRINCIPALE.C11"/>
          </calcext:conditional-format>
          <calcext:conditional-format calcext:target-range-address="OUTPUT_TABELLONE_PRINCIPALE.B10:OUTPUT_TABELLONE_PRINCIPALE.B10">
            <calcext:condition calcext:apply-style-name="ConditionalStyle_200" calcext:value="formula-is([.$P$4]=&quot;Black and White&quot;)" calcext:base-cell-address="OUTPUT_TABELLONE_PRINCIPALE.B10"/>
          </calcext:conditional-format>
          <calcext:conditional-format calcext:target-range-address="OUTPUT_TABELLONE_PRINCIPALE.B11:OUTPUT_TABELLONE_PRINCIPALE.B11">
            <calcext:condition calcext:apply-style-name="ConditionalStyle_199" calcext:value="formula-is([.$P$4]=&quot;Black and White&quot;)" calcext:base-cell-address="OUTPUT_TABELLONE_PRINCIPALE.B11"/>
          </calcext:conditional-format>
          <calcext:conditional-format calcext:target-range-address="OUTPUT_TABELLONE_PRINCIPALE.B23:OUTPUT_TABELLONE_PRINCIPALE.B23">
            <calcext:condition calcext:apply-style-name="ConditionalStyle_198" calcext:value="formula-is(IF([.$AU23]=#REF!;1;0))" calcext:base-cell-address="OUTPUT_TABELLONE_PRINCIPALE.B23"/>
            <calcext:condition calcext:apply-style-name="ConditionalStyle_197" calcext:value="formula-is(IF([.$AU22]=#REF!;1;0))" calcext:base-cell-address="OUTPUT_TABELLONE_PRINCIPALE.B23"/>
          </calcext:conditional-format>
          <calcext:conditional-format calcext:target-range-address="OUTPUT_TABELLONE_PRINCIPALE.B37:OUTPUT_TABELLONE_PRINCIPALE.B37">
            <calcext:condition calcext:apply-style-name="ConditionalStyle_196" calcext:value="formula-is(IF([.$AU37]=#REF!;1;0))" calcext:base-cell-address="OUTPUT_TABELLONE_PRINCIPALE.B37"/>
            <calcext:condition calcext:apply-style-name="ConditionalStyle_195" calcext:value="formula-is(IF([#REF!]=#REF!;1;0))" calcext:base-cell-address="OUTPUT_TABELLONE_PRINCIPALE.B37"/>
          </calcext:conditional-format>
          <calcext:conditional-format calcext:target-range-address="OUTPUT_TABELLONE_PRINCIPALE.H12:OUTPUT_TABELLONE_PRINCIPALE.H12">
            <calcext:condition calcext:apply-style-name="ConditionalStyle_128" calcext:value="formula-is(IF(AND(#REF!&gt;#REF!;ISNUMBER(#REF!);ISNUMBER(#REF!));1;0))" calcext:base-cell-address="OUTPUT_TABELLONE_PRINCIPALE.H12"/>
          </calcext:conditional-format>
          <calcext:conditional-format calcext:target-range-address="OUTPUT_TABELLONE_PRINCIPALE.H13:OUTPUT_TABELLONE_PRINCIPALE.H13">
            <calcext:condition calcext:apply-style-name="ConditionalStyle_127" calcext:value="formula-is(IF(AND(#REF!&lt;#REF!;ISNUMBER(#REF!);ISNUMBER(#REF!));1;0))" calcext:base-cell-address="OUTPUT_TABELLONE_PRINCIPALE.H13"/>
          </calcext:conditional-format>
          <calcext:conditional-format calcext:target-range-address="OUTPUT_TABELLONE_PRINCIPALE.H20:OUTPUT_TABELLONE_PRINCIPALE.H20">
            <calcext:condition calcext:apply-style-name="ConditionalStyle_126" calcext:value="formula-is(IF(AND(#REF!&gt;#REF!;ISNUMBER(#REF!);ISNUMBER(#REF!));1;0))" calcext:base-cell-address="OUTPUT_TABELLONE_PRINCIPALE.H20"/>
          </calcext:conditional-format>
          <calcext:conditional-format calcext:target-range-address="OUTPUT_TABELLONE_PRINCIPALE.H21:OUTPUT_TABELLONE_PRINCIPALE.H21">
            <calcext:condition calcext:apply-style-name="ConditionalStyle_125" calcext:value="formula-is(IF(AND(#REF!&lt;#REF!;ISNUMBER(#REF!);ISNUMBER(#REF!));1;0))" calcext:base-cell-address="OUTPUT_TABELLONE_PRINCIPALE.H21"/>
          </calcext:conditional-format>
          <calcext:conditional-format calcext:target-range-address="OUTPUT_TABELLONE_PRINCIPALE.H36:OUTPUT_TABELLONE_PRINCIPALE.H36">
            <calcext:condition calcext:apply-style-name="ConditionalStyle_122" calcext:value="formula-is(IF(AND(#REF!&gt;#REF!;ISNUMBER(#REF!);ISNUMBER(#REF!));1;0))" calcext:base-cell-address="OUTPUT_TABELLONE_PRINCIPALE.H36"/>
          </calcext:conditional-format>
          <calcext:conditional-format calcext:target-range-address="OUTPUT_TABELLONE_PRINCIPALE.H37:OUTPUT_TABELLONE_PRINCIPALE.H37">
            <calcext:condition calcext:apply-style-name="ConditionalStyle_121" calcext:value="formula-is(IF(AND(#REF!&lt;#REF!;ISNUMBER(#REF!);ISNUMBER(#REF!));1;0))" calcext:base-cell-address="OUTPUT_TABELLONE_PRINCIPALE.H37"/>
          </calcext:conditional-format>
          <calcext:conditional-format calcext:target-range-address="OUTPUT_TABELLONE_PRINCIPALE.G13:OUTPUT_TABELLONE_PRINCIPALE.G13">
            <calcext:condition calcext:apply-style-name="ConditionalStyle_113" calcext:value="formula-is([.$P$4]=&quot;Black and White&quot;)" calcext:base-cell-address="OUTPUT_TABELLONE_PRINCIPALE.G13"/>
          </calcext:conditional-format>
          <calcext:conditional-format calcext:target-range-address="OUTPUT_TABELLONE_PRINCIPALE.G21:OUTPUT_TABELLONE_PRINCIPALE.G21">
            <calcext:condition calcext:apply-style-name="ConditionalStyle_111" calcext:value="formula-is([.$P$4]=&quot;Black and White&quot;)" calcext:base-cell-address="OUTPUT_TABELLONE_PRINCIPALE.G21"/>
          </calcext:conditional-format>
          <calcext:conditional-format calcext:target-range-address="OUTPUT_TABELLONE_PRINCIPALE.G37:OUTPUT_TABELLONE_PRINCIPALE.G37">
            <calcext:condition calcext:apply-style-name="ConditionalStyle_107" calcext:value="formula-is([.$P$4]=&quot;Black and White&quot;)" calcext:base-cell-address="OUTPUT_TABELLONE_PRINCIPALE.G37"/>
          </calcext:conditional-format>
          <calcext:conditional-format calcext:target-range-address="OUTPUT_TABELLONE_PRINCIPALE.G12:OUTPUT_TABELLONE_PRINCIPALE.G12 OUTPUT_TABELLONE_PRINCIPALE.G20:OUTPUT_TABELLONE_PRINCIPALE.G20 OUTPUT_TABELLONE_PRINCIPALE.G36:OUTPUT_TABELLONE_PRINCIPALE.G36 OUTPUT_TABELLONE_PRINCIPALE.G28:OUTPUT_TABELLONE_PRINCIPALE.G28 OUTPUT_TABELLONE_PRINCIPALE.L16:OUTPUT_TABELLONE_PRINCIPALE.L16 OUTPUT_TABELLONE_PRINCIPALE.L32:OUTPUT_TABELLONE_PRINCIPALE.L32 OUTPUT_TABELLONE_PRINCIPALE.Q23:OUTPUT_TABELLONE_PRINCIPALE.Q23">
            <calcext:condition calcext:apply-style-name="ConditionalStyle_114" calcext:value="formula-is([.$P$4]=&quot;Black and White&quot;)" calcext:base-cell-address="OUTPUT_TABELLONE_PRINCIPALE.G12"/>
          </calcext:conditional-format>
          <calcext:conditional-format calcext:target-range-address="OUTPUT_TABELLONE_PRINCIPALE.H28:OUTPUT_TABELLONE_PRINCIPALE.H28">
            <calcext:condition calcext:apply-style-name="ConditionalStyle_124" calcext:value="formula-is(IF(AND(#REF!&gt;#REF!;ISNUMBER(#REF!);ISNUMBER(#REF!));1;0))" calcext:base-cell-address="OUTPUT_TABELLONE_PRINCIPALE.H28"/>
          </calcext:conditional-format>
          <calcext:conditional-format calcext:target-range-address="OUTPUT_TABELLONE_PRINCIPALE.H29:OUTPUT_TABELLONE_PRINCIPALE.H29">
            <calcext:condition calcext:apply-style-name="ConditionalStyle_123" calcext:value="formula-is(IF(AND(#REF!&lt;#REF!;ISNUMBER(#REF!);ISNUMBER(#REF!));1;0))" calcext:base-cell-address="OUTPUT_TABELLONE_PRINCIPALE.H29"/>
          </calcext:conditional-format>
          <calcext:conditional-format calcext:target-range-address="OUTPUT_TABELLONE_PRINCIPALE.G29:OUTPUT_TABELLONE_PRINCIPALE.G29">
            <calcext:condition calcext:apply-style-name="ConditionalStyle_109" calcext:value="formula-is([.$P$4]=&quot;Black and White&quot;)" calcext:base-cell-address="OUTPUT_TABELLONE_PRINCIPALE.G29"/>
          </calcext:conditional-format>
          <calcext:conditional-format calcext:target-range-address="OUTPUT_TABELLONE_PRINCIPALE.M16:OUTPUT_TABELLONE_PRINCIPALE.M16">
            <calcext:condition calcext:apply-style-name="ConditionalStyle_120" calcext:value="formula-is(IF(AND(#REF!&gt;#REF!;ISNUMBER(#REF!);ISNUMBER(#REF!));1;0))" calcext:base-cell-address="OUTPUT_TABELLONE_PRINCIPALE.M16"/>
          </calcext:conditional-format>
          <calcext:conditional-format calcext:target-range-address="OUTPUT_TABELLONE_PRINCIPALE.M17:OUTPUT_TABELLONE_PRINCIPALE.M17">
            <calcext:condition calcext:apply-style-name="ConditionalStyle_119" calcext:value="formula-is(IF(AND(#REF!&lt;#REF!;ISNUMBER(#REF!);ISNUMBER(#REF!));1;0))" calcext:base-cell-address="OUTPUT_TABELLONE_PRINCIPALE.M17"/>
          </calcext:conditional-format>
          <calcext:conditional-format calcext:target-range-address="OUTPUT_TABELLONE_PRINCIPALE.M32:OUTPUT_TABELLONE_PRINCIPALE.M32">
            <calcext:condition calcext:apply-style-name="ConditionalStyle_118" calcext:value="formula-is(IF(AND(#REF!&gt;#REF!;ISNUMBER(#REF!);ISNUMBER(#REF!));1;0))" calcext:base-cell-address="OUTPUT_TABELLONE_PRINCIPALE.M32"/>
          </calcext:conditional-format>
          <calcext:conditional-format calcext:target-range-address="OUTPUT_TABELLONE_PRINCIPALE.M33:OUTPUT_TABELLONE_PRINCIPALE.M33">
            <calcext:condition calcext:apply-style-name="ConditionalStyle_117" calcext:value="formula-is(IF(AND(#REF!&lt;#REF!;ISNUMBER(#REF!);ISNUMBER(#REF!));1;0))" calcext:base-cell-address="OUTPUT_TABELLONE_PRINCIPALE.M33"/>
          </calcext:conditional-format>
          <calcext:conditional-format calcext:target-range-address="OUTPUT_TABELLONE_PRINCIPALE.R23:OUTPUT_TABELLONE_PRINCIPALE.R23">
            <calcext:condition calcext:apply-style-name="ConditionalStyle_116" calcext:value="formula-is(IF(AND(#REF!&gt;#REF!;ISNUMBER(#REF!);ISNUMBER(#REF!));1;0))" calcext:base-cell-address="OUTPUT_TABELLONE_PRINCIPALE.R23"/>
          </calcext:conditional-format>
          <calcext:conditional-format calcext:target-range-address="OUTPUT_TABELLONE_PRINCIPALE.R24:OUTPUT_TABELLONE_PRINCIPALE.R24">
            <calcext:condition calcext:apply-style-name="ConditionalStyle_115" calcext:value="formula-is(IF(AND(#REF!&lt;#REF!;ISNUMBER(#REF!);ISNUMBER(#REF!));1;0))" calcext:base-cell-address="OUTPUT_TABELLONE_PRINCIPALE.R24"/>
          </calcext:conditional-format>
          <calcext:conditional-format calcext:target-range-address="OUTPUT_TABELLONE_PRINCIPALE.L17:OUTPUT_TABELLONE_PRINCIPALE.L17">
            <calcext:condition calcext:apply-style-name="ConditionalStyle_105" calcext:value="formula-is([.$P$4]=&quot;Black and White&quot;)" calcext:base-cell-address="OUTPUT_TABELLONE_PRINCIPALE.L17"/>
          </calcext:conditional-format>
          <calcext:conditional-format calcext:target-range-address="OUTPUT_TABELLONE_PRINCIPALE.L33:OUTPUT_TABELLONE_PRINCIPALE.L33">
            <calcext:condition calcext:apply-style-name="ConditionalStyle_103" calcext:value="formula-is([.$P$4]=&quot;Black and White&quot;)" calcext:base-cell-address="OUTPUT_TABELLONE_PRINCIPALE.L33"/>
          </calcext:conditional-format>
          <calcext:conditional-format calcext:target-range-address="OUTPUT_TABELLONE_PRINCIPALE.Q24:OUTPUT_TABELLONE_PRINCIPALE.Q24">
            <calcext:condition calcext:apply-style-name="ConditionalStyle_101" calcext:value="formula-is([.$P$4]=&quot;Black and White&quot;)" calcext:base-cell-address="OUTPUT_TABELLONE_PRINCIPALE.Q24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21:17:06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2T21:35:17.737000000</dc:date>
    <meta:editing-duration>PT11H39M25S</meta:editing-duration>
    <meta:editing-cycles>135</meta:editing-cycles>
    <meta:document-statistic meta:table-count="4" meta:cell-count="5796" meta:object-count="0"/>
  </office:meta>
</office:document-meta>
</file>